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681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2819in"/>
    </style:style>
    <style:style style:name="co8" style:family="table-column">
      <style:table-column-properties fo:break-before="auto" style:column-width="0.2098in"/>
    </style:style>
    <style:style style:name="co9" style:family="table-column">
      <style:table-column-properties fo:break-before="auto" style:column-width="1.0929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5.203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861in"/>
    </style:style>
    <style:style style:name="co14" style:family="table-column">
      <style:table-column-properties fo:break-before="auto" style:column-width="1.4181in"/>
    </style:style>
    <style:style style:name="co15" style:family="table-column">
      <style:table-column-properties fo:break-before="auto" style:column-width="1.0752in"/>
    </style:style>
    <style:style style:name="co16" style:family="table-column">
      <style:table-column-properties fo:break-before="auto" style:column-width="1.9083in"/>
    </style:style>
    <style:style style:name="co17" style:family="table-column">
      <style:table-column-properties fo:break-before="auto" style:column-width="1.4154in"/>
    </style:style>
    <style:style style:name="co18" style:family="table-column">
      <style:table-column-properties fo:break-before="auto" style:column-width="1.0429in"/>
    </style:style>
    <style:style style:name="co19" style:family="table-column">
      <style:table-column-properties fo:break-before="auto" style:column-width="2.1583in"/>
    </style:style>
    <style:style style:name="co20" style:family="table-column">
      <style:table-column-properties fo:break-before="auto" style:column-width="0.6138in"/>
    </style:style>
    <style:style style:name="co21" style:family="table-column">
      <style:table-column-properties fo:break-before="auto" style:column-width="1.7835in"/>
    </style:style>
    <style:style style:name="co22" style:family="table-column">
      <style:table-column-properties fo:break-before="auto" style:column-width="1.231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67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72" style:family="table-cell" style:parent-style-name="Default">
      <style:text-properties style:font-name="Liberation Sans" style:font-name-complex="Liberation Sans"/>
    </style:style>
    <style:style style:name="ce79" style:family="table-cell" style:parent-style-name="Default"/>
    <style:style style:name="ce8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90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20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62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14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iberation Sans" style:font-name-complex="Liberation Sans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183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complex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67"/>
        <table:table-column table:style-name="co2" table:default-cell-style-name="ce11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80"/>
        <table:table-column table:style-name="co8" table:number-columns-repeated="28" table:default-cell-style-name="ce67"/>
        <table:table-column table:style-name="co8" table:default-cell-style-name="ce40"/>
        <table:table-column table:style-name="co8" table:default-cell-style-name="ce67"/>
        <table:table-column table:style-name="co8" table:default-cell-style-name="ce40"/>
        <table:table-column table:style-name="co8" table:number-columns-repeated="6" table:default-cell-style-name="ce67"/>
        <table:table-column table:style-name="co8" table:default-cell-style-name="ce40"/>
        <table:table-column table:style-name="co8" table:number-columns-repeated="8" table:default-cell-style-name="ce67"/>
        <table:table-column table:style-name="co8" table:number-columns-repeated="2" table:default-cell-style-name="ce40"/>
        <table:table-column table:style-name="co8" table:default-cell-style-name="ce67"/>
        <table:table-column table:style-name="co8" table:default-cell-style-name="ce40"/>
        <table:table-column table:style-name="co8" table:number-columns-repeated="6" table:default-cell-style-name="ce67"/>
        <table:table-column table:style-name="co8" table:default-cell-style-name="ce40"/>
        <table:table-column table:style-name="co8" table:number-columns-repeated="5" table:default-cell-style-name="ce67"/>
        <table:table-column table:style-name="co8" table:default-cell-style-name="ce40"/>
        <table:table-column table:style-name="co8" table:number-columns-repeated="3" table:default-cell-style-name="ce67"/>
        <table:table-column table:style-name="co8" table:number-columns-repeated="2" table:default-cell-style-name="ce40"/>
        <table:table-column table:style-name="co8" table:number-columns-repeated="7" table:default-cell-style-name="ce67"/>
        <table:table-column table:style-name="co8" table:default-cell-style-name="ce40"/>
        <table:table-column table:style-name="co8" table:number-columns-repeated="2" table:default-cell-style-name="ce67"/>
        <table:table-column table:style-name="co8" table:default-cell-style-name="ce40"/>
        <table:table-column table:style-name="co8" table:number-columns-repeated="2" table:default-cell-style-name="ce67"/>
        <table:table-column table:style-name="co8" table:number-columns-repeated="100" table:default-cell-style-name="ce40"/>
        <table:table-column table:style-name="co8" table:number-columns-repeated="834" table:default-cell-style-name="ce67"/>
        <table:table-row table:style-name="ro1">
          <table:table-cell table:style-name="ce2" table:number-columns-spanned="3" table:number-rows-spanned="1"/>
          <table:covered-table-cell table:style-name="ce45"/>
          <table:covered-table-cell table:style-name="ce64"/>
          <table:table-cell table:style-name="ce60" table:formula="of:=&quot;WADs: &quot; &amp; SUMPRODUCT(NOT(ISBLANK([.D4:.D1048576])))" office:value-type="string" office:string-value="WADs: 469" calcext:value-type="string">
            <text:p>WADs: 469</text:p>
          </table:table-cell>
          <table:table-cell table:style-name="ce78" table:formula="of:=&quot;Voters: &quot; &amp; SUMPRODUCT(NOT(ISBLANK([.J2:.AMJ2])))" office:value-type="string" office:string-value="Voters: 181" calcext:value-type="string">
            <text:p>Voters: 181</text:p>
          </table:table-cell>
          <table:table-cell table:style-name="ce84" table:formula="of:=&quot;D: &quot;&amp;ROUND(100*COUNTIF([.G4:.G10000];&quot;=Doom&quot;)/COUNTA([.G4:.G10000]))&amp;&quot;% &quot;&amp;&quot;D2: &quot;&amp;ROUND(100*COUNTIF([.G4:.G10000];&quot;=Doom II&quot;)/COUNTA([.G4:.G10000]))&amp;&quot;%&quot;" office:value-type="string" office:string-value="D: 13% D2: 80%" calcext:value-type="string" table:number-columns-spanned="2" table:number-rows-spanned="1">
            <text:p>D: 13% D2: 80%</text:p>
          </table:table-cell>
          <table:covered-table-cell table:style-name="ce78"/>
          <table:table-cell table:style-name="ce84" table:formula="of:=&quot;Sum: &quot;&amp;SUM([.J1:.AMJ1])" office:value-type="string" office:string-value="Sum: 9936" calcext:value-type="string" table:number-columns-spanned="2" table:number-rows-spanned="1">
            <text:p>Sum: 9936</text:p>
          </table:table-cell>
          <table:covered-table-cell table:style-name="ce90"/>
          <table:table-cell table:style-name="ce82" table:formula="of:=SUM([.J4:.J1048576])" office:value-type="float" office:value="55" calcext:value-type="float">
            <text:p>55</text:p>
          </table:table-cell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82" table:formula="of:=SUM([.AK4:.AK1048576])" office:value-type="float" office:value="55" calcext:value-type="float">
            <text:p>55</text:p>
          </table:table-cell>
          <table:table-cell table:style-name="ce120" table:formula="of:=SUM([.AL4:.AL1048576])" office:value-type="float" office:value="55" calcext:value-type="float">
            <text:p>55</text:p>
          </table:table-cell>
          <table:table-cell table:style-name="ce82" table:formula="of:=SUM([.AM4:.AM1048576])" office:value-type="float" office:value="55" calcext:value-type="float">
            <text:p>55</text:p>
          </table:table-cell>
          <table:table-cell table:style-name="ce120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82" table:formula="of:=SUM([.AT4:.AT1048576])" office:value-type="float" office:value="55" calcext:value-type="float">
            <text:p>55</text:p>
          </table:table-cell>
          <table:table-cell table:style-name="ce120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120" table:formula="of:=SUM([.BD4:.BD1048576])" office:value-type="float" office:value="55" calcext:value-type="float">
            <text:p>55</text:p>
          </table:table-cell>
          <table:table-cell table:style-name="ce120" table:formula="of:=SUM([.BE4:.BE1048576])" office:value-type="float" office:value="55" calcext:value-type="float">
            <text:p>55</text:p>
          </table:table-cell>
          <table:table-cell table:style-name="ce82" table:formula="of:=SUM([.BF4:.BF1048576])" office:value-type="float" office:value="55" calcext:value-type="float">
            <text:p>55</text:p>
          </table:table-cell>
          <table:table-cell table:style-name="ce120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82" table:formula="of:=SUM([.BM4:.BM1048576])" office:value-type="float" office:value="55" calcext:value-type="float">
            <text:p>55</text:p>
          </table:table-cell>
          <table:table-cell table:style-name="ce120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120" table:formula="of:=SUM([.BT4:.BT1048576])" office:value-type="float" office:value="50" calcext:value-type="float">
            <text:p>50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82" table:formula="of:=SUM([.BW4:.BW1048576])" office:value-type="float" office:value="55" calcext:value-type="float">
            <text:p>55</text:p>
          </table:table-cell>
          <table:table-cell table:style-name="ce120" table:formula="of:=SUM([.BX4:.BX1048576])" office:value-type="float" office:value="55" calcext:value-type="float">
            <text:p>55</text:p>
          </table:table-cell>
          <table:table-cell table:style-name="ce120" table:formula="of:=SUM([.BY4:.BY1048576])" office:value-type="float" office:value="55" calcext:value-type="float">
            <text:p>55</text:p>
          </table:table-cell>
          <table:table-cell table:style-name="ce82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5" calcext:value-type="float">
            <text:p>55</text:p>
          </table:table-cell>
          <table:table-cell table:style-name="ce82" table:formula="of:=SUM([.CC4:.CC1048576])" office:value-type="float" office:value="52" calcext:value-type="float">
            <text:p>52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82" table:formula="of:=SUM([.CF4:.CF1048576])" office:value-type="float" office:value="55" calcext:value-type="float">
            <text:p>55</text:p>
          </table:table-cell>
          <table:table-cell table:style-name="ce120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82" table:formula="of:=SUM([.CI4:.CI1048576])" office:value-type="float" office:value="55" calcext:value-type="float">
            <text:p>55</text:p>
          </table:table-cell>
          <table:table-cell table:style-name="ce120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82" table:formula="of:=SUM([.CL4:.CL1048576])" office:value-type="float" office:value="55" calcext:value-type="float">
            <text:p>55</text:p>
          </table:table-cell>
          <table:table-cell table:style-name="ce120" table:formula="of:=SUM([.CM4:.CM1048576])" office:value-type="float" office:value="55" calcext:value-type="float">
            <text:p>55</text:p>
          </table:table-cell>
          <table:table-cell table:style-name="ce120" table:formula="of:=SUM([.CN4:.CN1048576])" office:value-type="float" office:value="55" calcext:value-type="float">
            <text:p>55</text:p>
          </table:table-cell>
          <table:table-cell table:style-name="ce120" table:formula="of:=SUM([.CO4:.CO1048576])" office:value-type="float" office:value="55" calcext:value-type="float">
            <text:p>55</text:p>
          </table:table-cell>
          <table:table-cell table:style-name="ce120" table:formula="of:=SUM([.CP4:.CP1048576])" office:value-type="float" office:value="55" calcext:value-type="float">
            <text:p>55</text:p>
          </table:table-cell>
          <table:table-cell table:style-name="ce120" table:formula="of:=SUM([.CQ4:.CQ1048576])" office:value-type="float" office:value="55" calcext:value-type="float">
            <text:p>55</text:p>
          </table:table-cell>
          <table:table-cell table:style-name="ce120" table:formula="of:=SUM([.CR4:.CR1048576])" office:value-type="float" office:value="55" calcext:value-type="float">
            <text:p>55</text:p>
          </table:table-cell>
          <table:table-cell table:style-name="ce120" table:formula="of:=SUM([.CS4:.CS1048576])" office:value-type="float" office:value="55" calcext:value-type="float">
            <text:p>55</text:p>
          </table:table-cell>
          <table:table-cell table:style-name="ce120" table:formula="of:=SUM([.CT4:.CT1048576])" office:value-type="float" office:value="55" calcext:value-type="float">
            <text:p>55</text:p>
          </table:table-cell>
          <table:table-cell table:style-name="ce120" table:formula="of:=SUM([.CU4:.CU1048576])" office:value-type="float" office:value="55" calcext:value-type="float">
            <text:p>55</text:p>
          </table:table-cell>
          <table:table-cell table:style-name="ce120" table:formula="of:=SUM([.CV4:.CV1048576])" office:value-type="float" office:value="55" calcext:value-type="float">
            <text:p>55</text:p>
          </table:table-cell>
          <table:table-cell table:style-name="ce120" table:formula="of:=SUM([.CW4:.CW1048576])" office:value-type="float" office:value="55" calcext:value-type="float">
            <text:p>55</text:p>
          </table:table-cell>
          <table:table-cell table:style-name="ce120" table:formula="of:=SUM([.CX4:.CX1048576])" office:value-type="float" office:value="55" calcext:value-type="float">
            <text:p>55</text:p>
          </table:table-cell>
          <table:table-cell table:style-name="ce120" table:formula="of:=SUM([.CY4:.CY1048576])" office:value-type="float" office:value="55" calcext:value-type="float">
            <text:p>55</text:p>
          </table:table-cell>
          <table:table-cell table:style-name="ce120" table:formula="of:=SUM([.CZ4:.CZ1048576])" office:value-type="float" office:value="55" calcext:value-type="float">
            <text:p>55</text:p>
          </table:table-cell>
          <table:table-cell table:style-name="ce120" table:formula="of:=SUM([.DA4:.DA1048576])" office:value-type="float" office:value="55" calcext:value-type="float">
            <text:p>55</text:p>
          </table:table-cell>
          <table:table-cell table:style-name="ce120" table:formula="of:=SUM([.DB4:.DB1048576])" office:value-type="float" office:value="55" calcext:value-type="float">
            <text:p>55</text:p>
          </table:table-cell>
          <table:table-cell table:style-name="ce120" table:formula="of:=SUM([.DC4:.DC1048576])" office:value-type="float" office:value="55" calcext:value-type="float">
            <text:p>55</text:p>
          </table:table-cell>
          <table:table-cell table:style-name="ce120" table:formula="of:=SUM([.DD4:.DD1048576])" office:value-type="float" office:value="55" calcext:value-type="float">
            <text:p>55</text:p>
          </table:table-cell>
          <table:table-cell table:style-name="ce120" table:formula="of:=SUM([.DE4:.DE1048576])" office:value-type="float" office:value="55" calcext:value-type="float">
            <text:p>55</text:p>
          </table:table-cell>
          <table:table-cell table:style-name="ce120" table:formula="of:=SUM([.DF4:.DF1048576])" office:value-type="float" office:value="55" calcext:value-type="float">
            <text:p>55</text:p>
          </table:table-cell>
          <table:table-cell table:style-name="ce120" table:formula="of:=SUM([.DG4:.DG1048576])" office:value-type="float" office:value="55" calcext:value-type="float">
            <text:p>55</text:p>
          </table:table-cell>
          <table:table-cell table:style-name="ce120" table:formula="of:=SUM([.DH4:.DH1048576])" office:value-type="float" office:value="55" calcext:value-type="float">
            <text:p>55</text:p>
          </table:table-cell>
          <table:table-cell table:style-name="ce120" table:formula="of:=SUM([.DI4:.DI1048576])" office:value-type="float" office:value="55" calcext:value-type="float">
            <text:p>55</text:p>
          </table:table-cell>
          <table:table-cell table:style-name="ce120" table:formula="of:=SUM([.DJ4:.DJ1048576])" office:value-type="float" office:value="55" calcext:value-type="float">
            <text:p>55</text:p>
          </table:table-cell>
          <table:table-cell table:style-name="ce120" table:formula="of:=SUM([.DK4:.DK1048576])" office:value-type="float" office:value="55" calcext:value-type="float">
            <text:p>55</text:p>
          </table:table-cell>
          <table:table-cell table:style-name="ce120" table:formula="of:=SUM([.DL4:.DL1048576])" office:value-type="float" office:value="55" calcext:value-type="float">
            <text:p>55</text:p>
          </table:table-cell>
          <table:table-cell table:style-name="ce120" table:formula="of:=SUM([.DM4:.DM1048576])" office:value-type="float" office:value="55" calcext:value-type="float">
            <text:p>55</text:p>
          </table:table-cell>
          <table:table-cell table:style-name="ce120" table:formula="of:=SUM([.DN4:.DN1048576])" office:value-type="float" office:value="55" calcext:value-type="float">
            <text:p>55</text:p>
          </table:table-cell>
          <table:table-cell table:style-name="ce120" table:formula="of:=SUM([.DO4:.DO1048576])" office:value-type="float" office:value="55" calcext:value-type="float">
            <text:p>55</text:p>
          </table:table-cell>
          <table:table-cell table:style-name="ce120" table:formula="of:=SUM([.DP4:.DP1048576])" office:value-type="float" office:value="55" calcext:value-type="float">
            <text:p>55</text:p>
          </table:table-cell>
          <table:table-cell table:style-name="ce120" table:formula="of:=SUM([.DQ4:.DQ1048576])" office:value-type="float" office:value="55" calcext:value-type="float">
            <text:p>55</text:p>
          </table:table-cell>
          <table:table-cell table:style-name="ce120" table:formula="of:=SUM([.DR4:.DR1048576])" office:value-type="float" office:value="55" calcext:value-type="float">
            <text:p>55</text:p>
          </table:table-cell>
          <table:table-cell table:style-name="ce120" table:formula="of:=SUM([.DS4:.DS1048576])" office:value-type="float" office:value="55" calcext:value-type="float">
            <text:p>55</text:p>
          </table:table-cell>
          <table:table-cell table:style-name="ce120" table:formula="of:=SUM([.DT4:.DT1048576])" office:value-type="float" office:value="55" calcext:value-type="float">
            <text:p>55</text:p>
          </table:table-cell>
          <table:table-cell table:style-name="ce120" table:formula="of:=SUM([.DU4:.DU1048576])" office:value-type="float" office:value="55" calcext:value-type="float">
            <text:p>55</text:p>
          </table:table-cell>
          <table:table-cell table:style-name="ce120" table:formula="of:=SUM([.DV4:.DV1048576])" office:value-type="float" office:value="55" calcext:value-type="float">
            <text:p>55</text:p>
          </table:table-cell>
          <table:table-cell table:style-name="ce120" table:formula="of:=SUM([.DW4:.DW1048576])" office:value-type="float" office:value="55" calcext:value-type="float">
            <text:p>55</text:p>
          </table:table-cell>
          <table:table-cell table:style-name="ce120" table:formula="of:=SUM([.DX4:.DX1048576])" office:value-type="float" office:value="55" calcext:value-type="float">
            <text:p>55</text:p>
          </table:table-cell>
          <table:table-cell table:style-name="ce120" table:formula="of:=SUM([.DY4:.DY1048576])" office:value-type="float" office:value="55" calcext:value-type="float">
            <text:p>55</text:p>
          </table:table-cell>
          <table:table-cell table:style-name="ce120" table:formula="of:=SUM([.DZ4:.DZ1048576])" office:value-type="float" office:value="55" calcext:value-type="float">
            <text:p>55</text:p>
          </table:table-cell>
          <table:table-cell table:style-name="ce120" table:formula="of:=SUM([.EA4:.EA1048576])" office:value-type="float" office:value="55" calcext:value-type="float">
            <text:p>55</text:p>
          </table:table-cell>
          <table:table-cell table:style-name="ce120" table:formula="of:=SUM([.EB4:.EB1048576])" office:value-type="float" office:value="55" calcext:value-type="float">
            <text:p>55</text:p>
          </table:table-cell>
          <table:table-cell table:style-name="ce120" table:formula="of:=SUM([.EC4:.EC1048576])" office:value-type="float" office:value="55" calcext:value-type="float">
            <text:p>55</text:p>
          </table:table-cell>
          <table:table-cell table:style-name="ce120" table:formula="of:=SUM([.ED4:.ED1048576])" office:value-type="float" office:value="55" calcext:value-type="float">
            <text:p>55</text:p>
          </table:table-cell>
          <table:table-cell table:style-name="ce120" table:formula="of:=SUM([.EE4:.EE1048576])" office:value-type="float" office:value="55" calcext:value-type="float">
            <text:p>55</text:p>
          </table:table-cell>
          <table:table-cell table:style-name="ce120" table:formula="of:=SUM([.EF4:.EF1048576])" office:value-type="float" office:value="55" calcext:value-type="float">
            <text:p>55</text:p>
          </table:table-cell>
          <table:table-cell table:style-name="ce120" table:formula="of:=SUM([.EG4:.EG1048576])" office:value-type="float" office:value="55" calcext:value-type="float">
            <text:p>55</text:p>
          </table:table-cell>
          <table:table-cell table:style-name="ce120" table:formula="of:=SUM([.EH4:.EH1048576])" office:value-type="float" office:value="55" calcext:value-type="float">
            <text:p>55</text:p>
          </table:table-cell>
          <table:table-cell table:style-name="ce120" table:formula="of:=SUM([.EI4:.EI1048576])" office:value-type="float" office:value="55" calcext:value-type="float">
            <text:p>55</text:p>
          </table:table-cell>
          <table:table-cell table:style-name="ce120" table:formula="of:=SUM([.EJ4:.EJ1048576])" office:value-type="float" office:value="55" calcext:value-type="float">
            <text:p>55</text:p>
          </table:table-cell>
          <table:table-cell table:style-name="ce120" table:formula="of:=SUM([.EK4:.EK1048576])" office:value-type="float" office:value="55" calcext:value-type="float">
            <text:p>55</text:p>
          </table:table-cell>
          <table:table-cell table:style-name="ce120" table:formula="of:=SUM([.EL4:.EL1048576])" office:value-type="float" office:value="55" calcext:value-type="float">
            <text:p>55</text:p>
          </table:table-cell>
          <table:table-cell table:style-name="ce120" table:formula="of:=SUM([.EM4:.EM1048576])" office:value-type="float" office:value="55" calcext:value-type="float">
            <text:p>55</text:p>
          </table:table-cell>
          <table:table-cell table:style-name="ce120" table:formula="of:=SUM([.EN4:.EN1048576])" office:value-type="float" office:value="55" calcext:value-type="float">
            <text:p>55</text:p>
          </table:table-cell>
          <table:table-cell table:style-name="ce120" table:formula="of:=SUM([.EO4:.EO1048576])" office:value-type="float" office:value="55" calcext:value-type="float">
            <text:p>55</text:p>
          </table:table-cell>
          <table:table-cell table:style-name="ce120" table:formula="of:=SUM([.EP4:.EP1048576])" office:value-type="float" office:value="55" calcext:value-type="float">
            <text:p>55</text:p>
          </table:table-cell>
          <table:table-cell table:style-name="ce120" table:formula="of:=SUM([.EQ4:.EQ1048576])" office:value-type="float" office:value="55" calcext:value-type="float">
            <text:p>55</text:p>
          </table:table-cell>
          <table:table-cell table:style-name="ce120" table:formula="of:=SUM([.ER4:.ER1048576])" office:value-type="float" office:value="55" calcext:value-type="float">
            <text:p>55</text:p>
          </table:table-cell>
          <table:table-cell table:style-name="ce120" table:formula="of:=SUM([.ES4:.ES1048576])" office:value-type="float" office:value="55" calcext:value-type="float">
            <text:p>55</text:p>
          </table:table-cell>
          <table:table-cell table:style-name="ce120" table:formula="of:=SUM([.ET4:.ET1048576])" office:value-type="float" office:value="55" calcext:value-type="float">
            <text:p>55</text:p>
          </table:table-cell>
          <table:table-cell table:style-name="ce120" table:formula="of:=SUM([.EU4:.EU1048576])" office:value-type="float" office:value="55" calcext:value-type="float">
            <text:p>55</text:p>
          </table:table-cell>
          <table:table-cell table:style-name="ce120" table:formula="of:=SUM([.EV4:.EV1048576])" office:value-type="float" office:value="55" calcext:value-type="float">
            <text:p>55</text:p>
          </table:table-cell>
          <table:table-cell table:style-name="ce120" table:formula="of:=SUM([.EW4:.EW1048576])" office:value-type="float" office:value="55" calcext:value-type="float">
            <text:p>55</text:p>
          </table:table-cell>
          <table:table-cell table:style-name="ce120" table:formula="of:=SUM([.EX4:.EX1048576])" office:value-type="float" office:value="55" calcext:value-type="float">
            <text:p>55</text:p>
          </table:table-cell>
          <table:table-cell table:style-name="ce120" table:formula="of:=SUM([.EY4:.EY1048576])" office:value-type="float" office:value="55" calcext:value-type="float">
            <text:p>55</text:p>
          </table:table-cell>
          <table:table-cell table:style-name="ce120" table:formula="of:=SUM([.EZ4:.EZ1048576])" office:value-type="float" office:value="55" calcext:value-type="float">
            <text:p>55</text:p>
          </table:table-cell>
          <table:table-cell table:style-name="ce120" table:formula="of:=SUM([.FA4:.FA1048576])" office:value-type="float" office:value="55" calcext:value-type="float">
            <text:p>55</text:p>
          </table:table-cell>
          <table:table-cell table:style-name="ce120" table:formula="of:=SUM([.FB4:.FB1048576])" office:value-type="float" office:value="55" calcext:value-type="float">
            <text:p>55</text:p>
          </table:table-cell>
          <table:table-cell table:style-name="ce120" table:formula="of:=SUM([.FC4:.FC1048576])" office:value-type="float" office:value="55" calcext:value-type="float">
            <text:p>55</text:p>
          </table:table-cell>
          <table:table-cell table:style-name="ce120" table:formula="of:=SUM([.FD4:.FD1048576])" office:value-type="float" office:value="55" calcext:value-type="float">
            <text:p>55</text:p>
          </table:table-cell>
          <table:table-cell table:style-name="ce120" table:formula="of:=SUM([.FE4:.FE1048576])" office:value-type="float" office:value="55" calcext:value-type="float">
            <text:p>55</text:p>
          </table:table-cell>
          <table:table-cell table:style-name="ce120" table:formula="of:=SUM([.FF4:.FF1048576])" office:value-type="float" office:value="55" calcext:value-type="float">
            <text:p>55</text:p>
          </table:table-cell>
          <table:table-cell table:style-name="ce120" table:formula="of:=SUM([.FG4:.FG1048576])" office:value-type="float" office:value="55" calcext:value-type="float">
            <text:p>55</text:p>
          </table:table-cell>
          <table:table-cell table:style-name="ce120" table:formula="of:=SUM([.FH4:.FH1048576])" office:value-type="float" office:value="55" calcext:value-type="float">
            <text:p>55</text:p>
          </table:table-cell>
          <table:table-cell table:style-name="ce120" table:formula="of:=SUM([.FI4:.FI1048576])" office:value-type="float" office:value="55" calcext:value-type="float">
            <text:p>55</text:p>
          </table:table-cell>
          <table:table-cell table:style-name="ce120" table:formula="of:=SUM([.FJ4:.FJ1048576])" office:value-type="float" office:value="55" calcext:value-type="float">
            <text:p>55</text:p>
          </table:table-cell>
          <table:table-cell table:style-name="ce120" table:formula="of:=SUM([.FK4:.FK1048576])" office:value-type="float" office:value="55" calcext:value-type="float">
            <text:p>55</text:p>
          </table:table-cell>
          <table:table-cell table:style-name="ce120" table:formula="of:=SUM([.FL4:.FL1048576])" office:value-type="float" office:value="55" calcext:value-type="float">
            <text:p>55</text:p>
          </table:table-cell>
          <table:table-cell table:style-name="ce120" table:formula="of:=SUM([.FM4:.FM1048576])" office:value-type="float" office:value="55" calcext:value-type="float">
            <text:p>55</text:p>
          </table:table-cell>
          <table:table-cell table:style-name="ce120" table:formula="of:=SUM([.FN4:.FN1048576])" office:value-type="float" office:value="54" calcext:value-type="float">
            <text:p>54</text:p>
          </table:table-cell>
          <table:table-cell table:style-name="ce120" table:formula="of:=SUM([.FO4:.FO1048576])" office:value-type="float" office:value="55" calcext:value-type="float">
            <text:p>55</text:p>
          </table:table-cell>
          <table:table-cell table:style-name="ce120" table:formula="of:=SUM([.FP4:.FP1048576])" office:value-type="float" office:value="55" calcext:value-type="float">
            <text:p>55</text:p>
          </table:table-cell>
          <table:table-cell table:style-name="ce120" table:formula="of:=SUM([.FQ4:.FQ1048576])" office:value-type="float" office:value="55" calcext:value-type="float">
            <text:p>55</text:p>
          </table:table-cell>
          <table:table-cell table:style-name="ce120" table:formula="of:=SUM([.FR4:.FR1048576])" office:value-type="float" office:value="55" calcext:value-type="float">
            <text:p>55</text:p>
          </table:table-cell>
          <table:table-cell table:style-name="ce120" table:formula="of:=SUM([.FS4:.FS1048576])" office:value-type="float" office:value="55" calcext:value-type="float">
            <text:p>55</text:p>
          </table:table-cell>
          <table:table-cell table:style-name="ce120" table:formula="of:=SUM([.FT4:.FT1048576])" office:value-type="float" office:value="55" calcext:value-type="float">
            <text:p>55</text:p>
          </table:table-cell>
          <table:table-cell table:style-name="ce120" table:formula="of:=SUM([.FU4:.FU1048576])" office:value-type="float" office:value="50" calcext:value-type="float">
            <text:p>50</text:p>
          </table:table-cell>
          <table:table-cell table:style-name="ce120" table:formula="of:=SUM([.FV4:.FV1048576])" office:value-type="float" office:value="55" calcext:value-type="float">
            <text:p>55</text:p>
          </table:table-cell>
          <table:table-cell table:style-name="ce120" table:formula="of:=SUM([.FW4:.FW1048576])" office:value-type="float" office:value="55" calcext:value-type="float">
            <text:p>55</text:p>
          </table:table-cell>
          <table:table-cell table:style-name="ce120" table:formula="of:=SUM([.FX4:.FX1048576])" office:value-type="float" office:value="55" calcext:value-type="float">
            <text:p>55</text:p>
          </table:table-cell>
          <table:table-cell table:style-name="ce120" table:formula="of:=SUM([.FY4:.FY1048576])" office:value-type="float" office:value="55" calcext:value-type="float">
            <text:p>55</text:p>
          </table:table-cell>
          <table:table-cell table:style-name="ce120" table:formula="of:=SUM([.FZ4:.FZ1048576])" office:value-type="float" office:value="50" calcext:value-type="float">
            <text:p>50</text:p>
          </table:table-cell>
          <table:table-cell table:style-name="ce120" table:formula="of:=SUM([.GA4:.GA1048576])" office:value-type="float" office:value="55" calcext:value-type="float">
            <text:p>55</text:p>
          </table:table-cell>
          <table:table-cell table:style-name="ce120" table:formula="of:=SUM([.GB4:.GB1048576])" office:value-type="float" office:value="55" calcext:value-type="float">
            <text:p>55</text:p>
          </table:table-cell>
          <table:table-cell table:style-name="ce120" table:formula="of:=SUM([.GC4:.GC1048576])" office:value-type="float" office:value="55" calcext:value-type="float">
            <text:p>55</text:p>
          </table:table-cell>
          <table:table-cell table:style-name="ce120" table:formula="of:=SUM([.GD4:.GD1048576])" office:value-type="float" office:value="55" calcext:value-type="float">
            <text:p>55</text:p>
          </table:table-cell>
          <table:table-cell table:style-name="ce120" table:formula="of:=SUM([.GE4:.GE1048576])" office:value-type="float" office:value="55" calcext:value-type="float">
            <text:p>55</text:p>
          </table:table-cell>
          <table:table-cell table:style-name="ce120" table:formula="of:=SUM([.GF4:.GF1048576])" office:value-type="float" office:value="55" calcext:value-type="float">
            <text:p>55</text:p>
          </table:table-cell>
          <table:table-cell table:style-name="ce120" table:formula="of:=SUM([.GG4:.GG1048576])" office:value-type="float" office:value="55" calcext:value-type="float">
            <text:p>55</text:p>
          </table:table-cell>
          <table:table-cell table:style-name="ce120" table:formula="of:=SUM([.GH4:.GH1048576])" office:value-type="float" office:value="55" calcext:value-type="float">
            <text:p>55</text:p>
          </table:table-cell>
          <table:table-cell table:style-name="ce120" table:formula="of:=SUM([.GI4:.GI1048576])" office:value-type="float" office:value="0" calcext:value-type="float">
            <text:p>0</text:p>
          </table:table-cell>
          <table:table-cell table:style-name="ce120" table:formula="of:=SUM([.GJ4:.GJ1048576])" office:value-type="float" office:value="0" calcext:value-type="float">
            <text:p>0</text:p>
          </table:table-cell>
          <table:table-cell table:style-name="ce120" table:formula="of:=SUM([.GK4:.GK1048576])" office:value-type="float" office:value="0" calcext:value-type="float">
            <text:p>0</text:p>
          </table:table-cell>
          <table:table-cell table:style-name="ce120" table:formula="of:=SUM([.GL4:.GL1048576])" office:value-type="float" office:value="0" calcext:value-type="float">
            <text:p>0</text:p>
          </table:table-cell>
          <table:table-cell table:style-name="ce120" table:formula="of:=SUM([.GM4:.GM1048576])" office:value-type="float" office:value="0" calcext:value-type="float">
            <text:p>0</text:p>
          </table:table-cell>
          <table:table-cell table:style-name="ce120" table:formula="of:=SUM([.GN4:.GN1048576])" office:value-type="float" office:value="0" calcext:value-type="float">
            <text:p>0</text:p>
          </table:table-cell>
          <table:table-cell table:style-name="ce120" table:formula="of:=SUM([.GO4:.GO1048576])" office:value-type="float" office:value="0" calcext:value-type="float">
            <text:p>0</text:p>
          </table:table-cell>
          <table:table-cell table:style-name="ce120" table:formula="of:=SUM([.GP4:.GP1048576])" office:value-type="float" office:value="0" calcext:value-type="float">
            <text:p>0</text:p>
          </table:table-cell>
          <table:table-cell table:style-name="ce120" table:formula="of:=SUM([.GQ4:.GQ1048576])" office:value-type="float" office:value="0" calcext:value-type="float">
            <text:p>0</text:p>
          </table:table-cell>
          <table:table-cell table:style-name="ce82" table:number-columns-repeated="825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4" office:value-type="string" calcext:value-type="string">
            <text:p>IWAD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4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4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 office:value-type="string" calcext:value-type="string">
            <text:p>Fadri</text:p>
          </table:table-cell>
          <table:table-cell table:style-name="ce115" office:value-type="string" calcext:value-type="string">
            <text:p>Dimon12321</text:p>
          </table:table-cell>
          <table:table-cell table:style-name="ce115" office:value-type="string" calcext:value-type="string">
            <text:p>MtPain27</text:p>
          </table:table-cell>
          <table:table-cell table:style-name="ce115" office:value-type="string" calcext:value-type="string">
            <text:p>cannonball</text:p>
          </table:table-cell>
          <table:table-cell table:style-name="ce115" office:value-type="string" calcext:value-type="string">
            <text:p>jerk-o</text:p>
          </table:table-cell>
          <table:table-cell table:style-name="ce115" office:value-type="string" calcext:value-type="string">
            <text:p>VanaheimRanger</text:p>
          </table:table-cell>
          <table:table-cell table:style-name="ce115" office:value-type="string" calcext:value-type="string">
            <text:p>TJG1289</text:p>
          </table:table-cell>
          <table:table-cell table:style-name="ce115" office:value-type="string" calcext:value-type="string">
            <text:p>toxic.rat</text:p>
          </table:table-cell>
          <table:table-cell table:style-name="ce115" office:value-type="string" calcext:value-type="string">
            <text:p>dosboot</text:p>
          </table:table-cell>
          <table:table-cell table:style-name="ce115" office:value-type="string" calcext:value-type="string">
            <text:p>Lewonx</text:p>
          </table:table-cell>
          <table:table-cell table:style-name="ce115" office:value-type="string" calcext:value-type="string">
            <text:p>SCF</text:p>
          </table:table-cell>
          <table:table-cell table:style-name="ce115" office:value-type="string" calcext:value-type="string">
            <text:p>i suck at nicknames</text:p>
          </table:table-cell>
          <table:table-cell table:style-name="ce115" office:value-type="string" calcext:value-type="string">
            <text:p>GratefulName</text:p>
          </table:table-cell>
          <table:table-cell table:style-name="ce115" office:value-type="string" calcext:value-type="string">
            <text:p>Azure_Horror</text:p>
          </table:table-cell>
          <table:table-cell table:style-name="ce115" office:value-type="string" calcext:value-type="string">
            <text:p>BohdanZPM</text:p>
          </table:table-cell>
          <table:table-cell table:style-name="ce115" office:value-type="string" calcext:value-type="string">
            <text:p>Ragu</text:p>
          </table:table-cell>
          <table:table-cell table:style-name="ce115" office:value-type="string" calcext:value-type="string">
            <text:p>Uncle 80</text:p>
          </table:table-cell>
          <table:table-cell table:style-name="ce115" office:value-type="string" calcext:value-type="string">
            <text:p>lokbustam257</text:p>
          </table:table-cell>
          <table:table-cell table:style-name="ce115" office:value-type="string" calcext:value-type="string">
            <text:p>Li'l devil</text:p>
          </table:table-cell>
          <table:table-cell table:style-name="ce115" office:value-type="string" calcext:value-type="string">
            <text:p>TheGreenZap</text:p>
          </table:table-cell>
          <table:table-cell table:style-name="ce115" office:value-type="string" calcext:value-type="string">
            <text:p>whybmonotacrab</text:p>
          </table:table-cell>
          <table:table-cell table:style-name="ce115" office:value-type="string" calcext:value-type="string">
            <text:p>Xeogred</text:p>
          </table:table-cell>
          <table:table-cell table:style-name="ce115" office:value-type="string" calcext:value-type="string">
            <text:p>sapphics</text:p>
          </table:table-cell>
          <table:table-cell table:style-name="ce115" office:value-type="string" calcext:value-type="string">
            <text:p>PBeGood4</text:p>
          </table:table-cell>
          <table:table-cell table:style-name="ce115" office:value-type="string" calcext:value-type="string">
            <text:p>msx2plus</text:p>
          </table:table-cell>
          <table:table-cell table:style-name="ce115" office:value-type="string" calcext:value-type="string">
            <text:p>nikitsune</text:p>
          </table:table-cell>
          <table:table-cell table:style-name="ce115" office:value-type="string" calcext:value-type="string">
            <text:p>xdude_gamer</text:p>
          </table:table-cell>
          <table:table-cell table:style-name="ce115" office:value-type="string" calcext:value-type="string">
            <text:p>Hitherto</text:p>
          </table:table-cell>
          <table:table-cell table:style-name="ce115" office:value-type="string" calcext:value-type="string">
            <text:p>Ezepov</text:p>
          </table:table-cell>
          <table:table-cell table:style-name="ce115" office:value-type="string" calcext:value-type="string">
            <text:p>akolai</text:p>
          </table:table-cell>
          <table:table-cell table:style-name="ce115" office:value-type="string" calcext:value-type="string">
            <text:p>Doomlover77</text:p>
          </table:table-cell>
          <table:table-cell table:style-name="ce115" office:value-type="string" calcext:value-type="string">
            <text:p>LadyMistDragon</text:p>
          </table:table-cell>
          <table:table-cell table:style-name="ce115" office:value-type="string" calcext:value-type="string">
            <text:p>Maribo</text:p>
          </table:table-cell>
          <table:table-cell table:style-name="ce118" table:number-columns-repeated="834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J4:.AMJ4])" office:value-type="float" office:value="450" calcext:value-type="float">
            <text:p>450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:.AMJ4]); &quot;&quot;; [.J$2:.AMJ$2] &amp; &quot;: &quot; &amp; [.J4:.AMJ4]))" office:value-type="string" office:string-value="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2, Simomarchi: 4, Gaia74: 8, Polri: 4, Payload4367: 10, Tartlman: 10, Worm318: 9, OniriA: 5, Makedounia: 7, Ivory Duke: 9, rd: 4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" calcext:value-type="string">
            <text:p>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2, Simomarchi: 4, Gaia74: 8, Polri: 4, Payload4367: 10, Tartlman: 10, Worm318: 9, OniriA: 5, Makedounia: 7, Ivory Duke: 9, rd: 4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</text:p>
          </table:table-cell>
          <table:table-cell table:style-name="ce17" table:formula="of:=SUMPRODUCT(NOT(ISBLANK([.J4:.AMJ4])))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83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J5:.AMJ5])" office:value-type="float" office:value="437" calcext:value-type="float">
            <text:p>437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:.AMJ5]); &quot;&quot;; [.J$2:.AMJ$2] &amp; &quot;: &quot; &amp; [.J5:.AMJ5]))" office:value-type="string" office:string-value="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4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" calcext:value-type="string">
            <text:p>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4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</text:p>
          </table:table-cell>
          <table:table-cell table:style-name="ce17" table:formula="of:=SUMPRODUCT(NOT(ISBLANK([.J5:.AMJ5])))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3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J6:.AMJ6])" office:value-type="float" office:value="401" calcext:value-type="float">
            <text:p>401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:.AMJ6]); &quot;&quot;; [.J$2:.AMJ$2] &amp; &quot;: &quot; &amp; [.J6:.AMJ6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3, pcorf: 6, Octillion: 4, Simomarchi: 3, 4everDoomed: 5, Gaia74: 9, Payload4367: 7, Tartlman: 8, Makedounia: 6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, xdude_gamer: 7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3, pcorf: 6, Octillion: 4, Simomarchi: 3, 4everDoomed: 5, Gaia74: 9, Payload4367: 7, Tartlman: 8, Makedounia: 6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, xdude_gamer: 7</text:p>
          </table:table-cell>
          <table:table-cell table:style-name="ce17" table:formula="of:=SUMPRODUCT(NOT(ISBLANK([.J6:.AMJ6])))" office:value-type="float" office:value="65" calcext:value-type="float">
            <text:p>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840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J7:.AMJ7])" office:value-type="float" office:value="388" calcext:value-type="float">
            <text:p>388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:.AMJ7]); &quot;&quot;; [.J$2:.AMJ$2] &amp; &quot;: &quot; &amp; [.J7:.AMJ7]))" office:value-type="string" office:string-value="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" calcext:value-type="string">
            <text:p>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</text:p>
          </table:table-cell>
          <table:table-cell table:style-name="ce17" table:formula="of:=SUMPRODUCT(NOT(ISBLANK([.J7:.AMJ7])))"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83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J8:.AMJ8])" office:value-type="float" office:value="320" calcext:value-type="float">
            <text:p>320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:.AMJ8]); &quot;&quot;; [.J$2:.AMJ$2] &amp; &quot;: &quot; &amp; [.J8:.AMJ8]))" office:value-type="string" office:string-value="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" calcext:value-type="string">
            <text:p>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</text:p>
          </table:table-cell>
          <table:table-cell table:style-name="ce17" table:formula="of:=SUMPRODUCT(NOT(ISBLANK([.J8:.AMJ8])))" office:value-type="float" office:value="45" calcext:value-type="float">
            <text:p>45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83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J9:.AMJ9])" office:value-type="float" office:value="312" calcext:value-type="float">
            <text:p>312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:.AMJ9]); &quot;&quot;; [.J$2:.AMJ$2] &amp; &quot;: &quot; &amp; [.J9:.AMJ9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</text:p>
          </table:table-cell>
          <table:table-cell table:style-name="ce17" table:formula="of:=SUMPRODUCT(NOT(ISBLANK([.J9:.AMJ9])))" office:value-type="float" office:value="58" calcext:value-type="float">
            <text:p>5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37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J10:.AMJ10])" office:value-type="float" office:value="310" calcext:value-type="float">
            <text:p>310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:.AMJ10]); &quot;&quot;; [.J$2:.AMJ$2] &amp; &quot;: &quot; &amp; [.J10:.AMJ10]))" office:value-type="string" office:string-value="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" calcext:value-type="string">
            <text:p>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</text:p>
          </table:table-cell>
          <table:table-cell table:style-name="ce17" table:formula="of:=SUMPRODUCT(NOT(ISBLANK([.J10:.AMJ10])))"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834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J11:.AMJ11])" office:value-type="float" office:value="292" calcext:value-type="float">
            <text:p>292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:.AMJ11]); &quot;&quot;; [.J$2:.AMJ$2] &amp; &quot;: &quot; &amp; [.J11:.AMJ11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</text:p>
          </table:table-cell>
          <table:table-cell table:style-name="ce17" table:formula="of:=SUMPRODUCT(NOT(ISBLANK([.J11:.AMJ11])))" office:value-type="float" office:value="57" calcext:value-type="float">
            <text:p>5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40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J12:.AMJ12])" office:value-type="float" office:value="250" calcext:value-type="float">
            <text:p>250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:.AMJ12]); &quot;&quot;; [.J$2:.AMJ$2] &amp; &quot;: &quot; &amp; [.J12:.AMJ12]))" office:value-type="string" office:string-value="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" calcext:value-type="string">
            <text:p>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</text:p>
          </table:table-cell>
          <table:table-cell table:style-name="ce17" table:formula="of:=SUMPRODUCT(NOT(ISBLANK([.J12:.AMJ12])))" office:value-type="float" office:value="47" calcext:value-type="float">
            <text:p>4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83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J13:.AMJ13])" office:value-type="float" office:value="204" calcext:value-type="float">
            <text:p>204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13:.AMJ13]); &quot;&quot;; [.J$2:.AMJ$2] &amp; &quot;: &quot; &amp; [.J13:.AMJ13]))" office:value-type="string" office:string-value="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6, Ziad EL Zein: 5, CinnamonKilljoy: 1, termrork: 5, Red-XIII: 10, joepallai: 1, DJVCardMaster: 9, Scorpius: 10, SilverMiner: 8, Deadwing: 2, Pierrot: 7, Deflektor: 2, Warrex: 2, JuanchoES: 3, Willy W.: 3, Andromeda: 7, vdgg: 1, GratefulName: 5, whybmonotacrab: 4, sapphics: 10" calcext:value-type="string">
            <text:p>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6, Ziad EL Zein: 5, CinnamonKilljoy: 1, termrork: 5, Red-XIII: 10, joepallai: 1, DJVCardMaster: 9, Scorpius: 10, SilverMiner: 8, Deadwing: 2, Pierrot: 7, Deflektor: 2, Warrex: 2, JuanchoES: 3, Willy W.: 3, Andromeda: 7, vdgg: 1, GratefulName: 5, whybmonotacrab: 4, sapphics: 10</text:p>
          </table:table-cell>
          <table:table-cell table:style-name="ce17" table:formula="of:=SUMPRODUCT(NOT(ISBLANK([.J13:.AMJ13])))" office:value-type="float" office:value="41" calcext:value-type="float">
            <text:p>4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44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J14:.AMJ14])" office:value-type="float" office:value="167" calcext:value-type="float">
            <text:p>16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:.AMJ14]); &quot;&quot;; [.J$2:.AMJ$2] &amp; &quot;: &quot; &amp; [.J14:.AMJ14]))" office:value-type="string" office:string-value="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" calcext:value-type="string">
            <text:p>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</text:p>
          </table:table-cell>
          <table:table-cell table:style-name="ce17" table:formula="of:=SUMPRODUCT(NOT(ISBLANK([.J14:.AMJ14])))" office:value-type="float" office:value="29" calcext:value-type="float">
            <text:p>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44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J15:.AMJ15])" office:value-type="float" office:value="145" calcext:value-type="float">
            <text:p>145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:.AMJ15]); &quot;&quot;; [.J$2:.AMJ$2] &amp; &quot;: &quot; &amp; [.J15:.AMJ15]))" office:value-type="string" office:string-value="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, Hitherto: 5" calcext:value-type="string">
            <text:p>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, Hitherto: 5</text:p>
          </table:table-cell>
          <table:table-cell table:style-name="ce17" table:formula="of:=SUMPRODUCT(NOT(ISBLANK([.J15:.AMJ15])))" office:value-type="float" office:value="28" calcext:value-type="float">
            <text:p>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39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J16:.AMJ16])" office:value-type="float" office:value="137" calcext:value-type="float">
            <text:p>137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:.AMJ16]); &quot;&quot;; [.J$2:.AMJ$2] &amp; &quot;: &quot; &amp; [.J16:.AMJ16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</text:p>
          </table:table-cell>
          <table:table-cell table:style-name="ce17" table:formula="of:=SUMPRODUCT(NOT(ISBLANK([.J16:.AMJ16])))" office:value-type="float" office:value="21" calcext:value-type="float">
            <text:p>2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5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J17:.AMJ17])" office:value-type="float" office:value="117" calcext:value-type="float">
            <text:p>117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:.AMJ17]); &quot;&quot;; [.J$2:.AMJ$2] &amp; &quot;: &quot; &amp; [.J17:.AMJ17]))" office:value-type="string" office:string-value="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" calcext:value-type="string">
            <text:p>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</text:p>
          </table:table-cell>
          <table:table-cell table:style-name="ce17" table:formula="of:=SUMPRODUCT(NOT(ISBLANK([.J17:.AMJ17])))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35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J18:.AMJ18])" office:value-type="float" office:value="108" calcext:value-type="float">
            <text:p>108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doomwiki.org/wiki/Eternal_Doom" xlink:type="simple">https://doomwiki.org/wiki/Eternal_Doom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:.AMJ18]); &quot;&quot;; [.J$2:.AMJ$2] &amp; &quot;: &quot; &amp; [.J18:.AMJ18]))" office:value-type="string" office:string-value="Vorpal: 5, 7hm: 5, T-Rex: 5, Woolie Wool: 7, Greyenko: 1, valkiriforce: 6, Octillion: 6, Polri: 3, CinnamonKilljoy: 3, joepallai: 3, A.H. Sankhatayan: 10, Willy W.: 9, Andromeda: 8, vdgg: 1, dei_eldren: 3, Dimon12321: 2, Uncle 80: 6, xdude_gamer: 10, Hitherto: 10, LadyMistDragon: 5" calcext:value-type="string">
            <text:p>Vorpal: 5, 7hm: 5, T-Rex: 5, Woolie Wool: 7, Greyenko: 1, valkiriforce: 6, Octillion: 6, Polri: 3, CinnamonKilljoy: 3, joepallai: 3, A.H. Sankhatayan: 10, Willy W.: 9, Andromeda: 8, vdgg: 1, dei_eldren: 3, Dimon12321: 2, Uncle 80: 6, xdude_gamer: 10, Hitherto: 10, LadyMistDragon: 5</text:p>
          </table:table-cell>
          <table:table-cell table:style-name="ce17" table:formula="of:=SUMPRODUCT(NOT(ISBLANK([.J18:.AMJ18])))" office:value-type="float" office:value="20" calcext:value-type="float">
            <text:p>2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3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J19:.AMJ19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:.AMJ19]); &quot;&quot;; [.J$2:.AMJ$2] &amp; &quot;: &quot; &amp; [.J19:.AMJ19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</text:p>
          </table:table-cell>
          <table:table-cell table:style-name="ce17" table:formula="of:=SUMPRODUCT(NOT(ISBLANK([.J19:.AMJ19]))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4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J20:.AMJ20])" office:value-type="float" office:value="105" calcext:value-type="float">
            <text:p>105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:.AMJ20]); &quot;&quot;; [.J$2:.AMJ$2] &amp; &quot;: &quot; &amp; [.J20:.AMJ20]))" office:value-type="string" office:string-value="Malrionn: 6, JudgeDeadd: 3, Talvi: 4, StoneMason: 10, Woolie Wool: 10, dylux: 10, m8f: 10, Arbys550: 2, Polri: 5, Ivory Duke: 2, rd: 4, Deadwing: 5, Hansen79: 5, Marn: 5, Sotenga: 4, jerk-o: 9, SCF: 4, GratefulName: 1, Uncle 80: 5, nikitsune: 1" calcext:value-type="string">
            <text:p>Malrionn: 6, JudgeDeadd: 3, Talvi: 4, StoneMason: 10, Woolie Wool: 10, dylux: 10, m8f: 10, Arbys550: 2, Polri: 5, Ivory Duke: 2, rd: 4, Deadwing: 5, Hansen79: 5, Marn: 5, Sotenga: 4, jerk-o: 9, SCF: 4, GratefulName: 1, Uncle 80: 5, nikitsune: 1</text:p>
          </table:table-cell>
          <table:table-cell table:style-name="ce17" table:formula="of:=SUMPRODUCT(NOT(ISBLANK([.J20:.AMJ20])))" office:value-type="float" office:value="20" calcext:value-type="float">
            <text:p>20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4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J21:.AMJ21])" office:value-type="float" office:value="105" calcext:value-type="float">
            <text:p>105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:.AMJ21]); &quot;&quot;; [.J$2:.AMJ$2] &amp; &quot;: &quot; &amp; [.J21:.AMJ21]))" office:value-type="string" office:string-value="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" calcext:value-type="string">
            <text:p>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</text:p>
          </table:table-cell>
          <table:table-cell table:style-name="ce17" table:formula="of:=SUMPRODUCT(NOT(ISBLANK([.J21:.AMJ21])))" office:value-type="float" office:value="22" calcext:value-type="float">
            <text:p>22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835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J22:.AMJ22])" office:value-type="float" office:value="104" calcext:value-type="float">
            <text:p>10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:.AMJ22]); &quot;&quot;; [.J$2:.AMJ$2] &amp; &quot;: &quot; &amp; [.J22:.AMJ22]))" office:value-type="string" office:string-value="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" calcext:value-type="string">
            <text:p>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</text:p>
          </table:table-cell>
          <table:table-cell table:style-name="ce17" table:formula="of:=SUMPRODUCT(NOT(ISBLANK([.J22:.AMJ22]))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55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J23:.AMJ23])" office:value-type="float" office:value="99" calcext:value-type="float">
            <text:p>99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doomwiki.org/wiki/Kama_Sutra" xlink:type="simple">https://doomwiki.org/wiki/Kama_Sutra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:.AMJ23]); &quot;&quot;; [.J$2:.AMJ$2] &amp; &quot;: &quot; &amp; [.J23:.AMJ23]))" office:value-type="string" office:string-value="Grazza: 7, roadworx: 2, fveitsi: 5, T-Rex: 5, Roofi: 4, StoneMason: 4, Philnemba: 7, Grain of Salt: 6, tmorrow: 3, purist: 5, Scorpius: 7, eharper256: 4, SilverMiner: 2, Pierrot: 10, smeghammer: 5, P41R47: 8, Willy W.: 2, Andromeda: 5, dei_eldren: 3, cannonball: 5" calcext:value-type="string">
            <text:p>Grazza: 7, roadworx: 2, fveitsi: 5, T-Rex: 5, Roofi: 4, StoneMason: 4, Philnemba: 7, Grain of Salt: 6, tmorrow: 3, purist: 5, Scorpius: 7, eharper256: 4, SilverMiner: 2, Pierrot: 10, smeghammer: 5, P41R47: 8, Willy W.: 2, Andromeda: 5, dei_eldren: 3, cannonball: 5</text:p>
          </table:table-cell>
          <table:table-cell table:style-name="ce17" table:formula="of:=SUMPRODUCT(NOT(ISBLANK([.J23:.AMJ23])))" office:value-type="float" office:value="20" calcext:value-type="float">
            <text:p>2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63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J24:.AMJ24])" office:value-type="float" office:value="95" calcext:value-type="float">
            <text:p>95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24:.AMJ24]); &quot;&quot;; [.J$2:.AMJ$2] &amp; &quot;: &quot; &amp; [.J24:.AMJ24]))" office:value-type="string" office:string-value="Spectra: 9, bLOCKbOYgAMES: 2, GarrettChan: 1, dylux: 6, tmorrow: 2, ReaperAA: 5, Polri: 3, SilverMiner: 3, P41R47: 10, Willy W.: 5, Sotenga: 10, dei_eldren: 4, MtPain27: 5, GratefulName: 2, TheGreenZap: 6, Xeogred: 5, nikitsune: 9, xdude_gamer: 8" calcext:value-type="string">
            <text:p>Spectra: 9, bLOCKbOYgAMES: 2, GarrettChan: 1, dylux: 6, tmorrow: 2, ReaperAA: 5, Polri: 3, SilverMiner: 3, P41R47: 10, Willy W.: 5, Sotenga: 10, dei_eldren: 4, MtPain27: 5, GratefulName: 2, TheGreenZap: 6, Xeogred: 5, nikitsune: 9, xdude_gamer: 8</text:p>
          </table:table-cell>
          <table:table-cell table:style-name="ce17" table:formula="of:=SUMPRODUCT(NOT(ISBLANK([.J24:.AMJ24])))" office:value-type="float" office:value="18" calcext:value-type="float">
            <text:p>18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40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J25:.AMJ25])" office:value-type="float" office:value="92" calcext:value-type="float">
            <text:p>92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:.AMJ25]); &quot;&quot;; [.J$2:.AMJ$2] &amp; &quot;: &quot; &amp; [.J25:.AMJ25]))" office:value-type="string" office:string-value="Dragonfly: 6, Budoka: 10, Jaromir Bergmann: 6, Payload4367: 3, Deadwing: 6, Snikle: 7, Omniarch: 5, Dimon12321: 7, MtPain27: 3, TJG1289: 5, Azure_Horror: 9, whybmonotacrab: 7, sapphics: 10, msx2plus: 5, nikitsune: 1, Ezepov: 2" calcext:value-type="string">
            <text:p>Dragonfly: 6, Budoka: 10, Jaromir Bergmann: 6, Payload4367: 3, Deadwing: 6, Snikle: 7, Omniarch: 5, Dimon12321: 7, MtPain27: 3, TJG1289: 5, Azure_Horror: 9, whybmonotacrab: 7, sapphics: 10, msx2plus: 5, nikitsune: 1, Ezepov: 2</text:p>
          </table:table-cell>
          <table:table-cell table:style-name="ce17" table:formula="of:=SUMPRODUCT(NOT(ISBLANK([.J25:.AMJ25])))" office:value-type="float" office:value="16" calcext:value-type="float">
            <text:p>16</text:p>
          </table:table-cell>
          <table:table-cell table:number-columns-repeated="46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J26:.AMJ26])" office:value-type="float" office:value="88" calcext:value-type="float">
            <text:p>88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:.AMJ26]); &quot;&quot;; [.J$2:.AMJ$2] &amp; &quot;: &quot; &amp; [.J26:.AMJ26]))" office:value-type="string" office:string-value="ella guro: 1, WH-Wilou84: 4, justsomemusicguy: 8, T-Rex: 9, valkiriforce: 6, NaZa: 6, tmorrow: 2, pcorf: 5, DJVCardMaster: 3, Scorpius: 6, I_Punch_Demons: 7, ASaltShaker: 7, Andromeda: 2, AtticTelephone: 10, vdgg: 1, Uncle 80: 6, Li'l devil: 2, Hitherto: 3" calcext:value-type="string">
            <text:p>ella guro: 1, WH-Wilou84: 4, justsomemusicguy: 8, T-Rex: 9, valkiriforce: 6, NaZa: 6, tmorrow: 2, pcorf: 5, DJVCardMaster: 3, Scorpius: 6, I_Punch_Demons: 7, ASaltShaker: 7, Andromeda: 2, AtticTelephone: 10, vdgg: 1, Uncle 80: 6, Li'l devil: 2, Hitherto: 3</text:p>
          </table:table-cell>
          <table:table-cell table:style-name="ce17" table:formula="of:=SUMPRODUCT(NOT(ISBLANK([.J26:.AMJ26])))" office:value-type="float" office:value="18" calcext:value-type="float">
            <text:p>18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39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J27:.AMJ27])" office:value-type="float" office:value="83" calcext:value-type="float">
            <text:p>83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:.AMJ27]); &quot;&quot;; [.J$2:.AMJ$2] &amp; &quot;: &quot; &amp; [.J27:.AMJ27]))" office:value-type="string" office:string-value="Diabolución: 10, 4everDoomed: 4, Jaromir Bergmann: 10, STILES: 2, termrork: 5, Worm318: 2, &lt;&lt;Rewind: 2, DooM Bear: 7, northivanastan: 5, dei_eldren: 7, Fadri: 2, Dimon12321: 1, dosboot: 10, lokbustam257: 5, Xeogred: 2, PBeGood4: 7, xdude_gamer: 2" calcext:value-type="string">
            <text:p>Diabolución: 10, 4everDoomed: 4, Jaromir Bergmann: 10, STILES: 2, termrork: 5, Worm318: 2, &lt;&lt;Rewind: 2, DooM Bear: 7, northivanastan: 5, dei_eldren: 7, Fadri: 2, Dimon12321: 1, dosboot: 10, lokbustam257: 5, Xeogred: 2, PBeGood4: 7, xdude_gamer: 2</text:p>
          </table:table-cell>
          <table:table-cell table:style-name="ce17" table:formula="of:=SUMPRODUCT(NOT(ISBLANK([.J27:.AMJ27])))" office:value-type="float" office:value="17" calcext:value-type="float">
            <text:p>17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40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J28:.AMJ28])" office:value-type="float" office:value="82" calcext:value-type="float">
            <text:p>82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:.AMJ28]); &quot;&quot;; [.J$2:.AMJ$2] &amp; &quot;: &quot; &amp; [.J28:.AMJ28]))" office:value-type="string" office:string-value="Not Jabba: 6, Archvile Hunter: 5, antares031: 5, ella guro: 7, JudgeDeadd: 2, Soundblock: 1, Payload4367: 1, Tartlman: 6, rd: 4, I_Punch_Demons: 4, DOEL: 4, Endless: 5, Boy: 5, Sotenga: 1, northivanastan: 10, Fadri: 6, MtPain27: 2, TJG1289: 4, BohdanZPM: 4" calcext:value-type="string">
            <text:p>Not Jabba: 6, Archvile Hunter: 5, antares031: 5, ella guro: 7, JudgeDeadd: 2, Soundblock: 1, Payload4367: 1, Tartlman: 6, rd: 4, I_Punch_Demons: 4, DOEL: 4, Endless: 5, Boy: 5, Sotenga: 1, northivanastan: 10, Fadri: 6, MtPain27: 2, TJG1289: 4, BohdanZPM: 4</text:p>
          </table:table-cell>
          <table:table-cell table:style-name="ce17" table:formula="of:=SUMPRODUCT(NOT(ISBLANK([.J28:.AMJ28])))" office:value-type="float" office:value="19" calcext:value-type="float">
            <text:p>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J29:.AMJ29])" office:value-type="float" office:value="79" calcext:value-type="float">
            <text:p>79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:.AMJ29]); &quot;&quot;; [.J$2:.AMJ$2] &amp; &quot;: &quot; &amp; [.J29:.AMJ29]))" office:value-type="string" office:string-value="Malrionn: 10, Phobus: 3, HUNdebLeonidasX: 4, Ziad EL Zein: 5, Simomarchi: 5, STILES: 9, Polri: 2, eharper256: 5, DOEL: 8, Pierrot: 3, Endless: 3, Horus: 2, Midnight_00: 6, Lewonx: 5, TheGreenZap: 6, Xeogred: 3" calcext:value-type="string">
            <text:p>Malrionn: 10, Phobus: 3, HUNdebLeonidasX: 4, Ziad EL Zein: 5, Simomarchi: 5, STILES: 9, Polri: 2, eharper256: 5, DOEL: 8, Pierrot: 3, Endless: 3, Horus: 2, Midnight_00: 6, Lewonx: 5, TheGreenZap: 6, Xeogred: 3</text:p>
          </table:table-cell>
          <table:table-cell table:style-name="ce17" table:formula="of:=SUMPRODUCT(NOT(ISBLANK([.J29:.AMJ29])))" office:value-type="float" office:value="16" calcext:value-type="float">
            <text:p>16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4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J30:.AMJ30])" office:value-type="float" office:value="76" calcext:value-type="float">
            <text:p>76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:.AMJ30]); &quot;&quot;; [.J$2:.AMJ$2] &amp; &quot;: &quot; &amp; [.J30:.AMJ30]))" office:value-type="string" office:string-value="Dime: 8, NoisyVelvet: 5, pcorf: 5, purist: 10, Polri: 3, CinnamonKilljoy: 8, Endless: 3, Marn: 5, Warrex: 2, E.M.: 5, jerk-o: 5, dosboot: 10, BohdanZPM: 4, Xeogred: 3" calcext:value-type="string">
            <text:p>Dime: 8, NoisyVelvet: 5, pcorf: 5, purist: 10, Polri: 3, CinnamonKilljoy: 8, Endless: 3, Marn: 5, Warrex: 2, E.M.: 5, jerk-o: 5, dosboot: 10, BohdanZPM: 4, Xeogred: 3</text:p>
          </table:table-cell>
          <table:table-cell table:style-name="ce17" table:formula="of:=SUMPRODUCT(NOT(ISBLANK([.J30:.AMJ30])))" office:value-type="float" office:value="14" calcext:value-type="float">
            <text:p>14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4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J31:.AMJ31])" office:value-type="float" office:value="76" calcext:value-type="float">
            <text:p>76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1:.AMJ31]); &quot;&quot;; [.J$2:.AMJ$2] &amp; &quot;: &quot; &amp; [.J31:.AMJ31]))" office:value-type="string" office:string-value="Not Jabba: 5, Vorpal: 5, ella guro: 6, yakfak: 9, NoisyVelvet: 1, STILES: 6, Polri: 5, Tartlman: 6, Worm318: 9, Omniarch: 10, Ryath: 5, cannonball: 3, TheGreenZap: 6" calcext:value-type="string">
            <text:p>Not Jabba: 5, Vorpal: 5, ella guro: 6, yakfak: 9, NoisyVelvet: 1, STILES: 6, Polri: 5, Tartlman: 6, Worm318: 9, Omniarch: 10, Ryath: 5, cannonball: 3, TheGreenZap: 6</text:p>
          </table:table-cell>
          <table:table-cell table:style-name="ce17" table:formula="of:=SUMPRODUCT(NOT(ISBLANK([.J31:.AMJ31])))"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J32:.AMJ32])" office:value-type="float" office:value="73" calcext:value-type="float">
            <text:p>73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:.AMJ32]); &quot;&quot;; [.J$2:.AMJ$2] &amp; &quot;: &quot; &amp; [.J32:.AMJ32]))" office:value-type="string" office:string-value="Not Jabba: 2, Spectre01: 8, Malrionn: 7, bLOCKbOYgAMES: 9, HUNdebLeonidasX: 7, Bryan T: 5, Odal: 6, Octillion: 10, Polri: 1, OniriA: 8, E.M.: 5, Xeogred: 5" calcext:value-type="string">
            <text:p>Not Jabba: 2, Spectre01: 8, Malrionn: 7, bLOCKbOYgAMES: 9, HUNdebLeonidasX: 7, Bryan T: 5, Odal: 6, Octillion: 10, Polri: 1, OniriA: 8, E.M.: 5, Xeogred: 5</text:p>
          </table:table-cell>
          <table:table-cell table:style-name="ce17" table:formula="of:=SUMPRODUCT(NOT(ISBLANK([.J32:.AMJ32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845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J33:.AMJ33])" office:value-type="float" office:value="73" calcext:value-type="float">
            <text:p>73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:.AMJ33]); &quot;&quot;; [.J$2:.AMJ$2] &amp; &quot;: &quot; &amp; [.J33:.AMJ33]))" office:value-type="string" office:string-value="Jaws In Space: 10, Dime: 5, Phobus: 6, Dragonfly: 4, Soundblock: 2, Rince-wind: 5, CinnamonKilljoy: 7, Payload4367: 6, SilverMiner: 5, SOSU: 10, Sotenga: 2, Fadri: 2, TJG1289: 2, Lewonx: 7" calcext:value-type="string">
            <text:p>Jaws In Space: 10, Dime: 5, Phobus: 6, Dragonfly: 4, Soundblock: 2, Rince-wind: 5, CinnamonKilljoy: 7, Payload4367: 6, SilverMiner: 5, SOSU: 10, Sotenga: 2, Fadri: 2, TJG1289: 2, Lewonx: 7</text:p>
          </table:table-cell>
          <table:table-cell table:style-name="ce17" table:formula="of:=SUMPRODUCT(NOT(ISBLANK([.J33:.AMJ33])))" office:value-type="float" office:value="14" calcext:value-type="float">
            <text:p>1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5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J34:.AMJ34])" office:value-type="float" office:value="71" calcext:value-type="float">
            <text:p>71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4:.AMJ34]); &quot;&quot;; [.J$2:.AMJ$2] &amp; &quot;: &quot; &amp; [.J34:.AMJ34]))" office:value-type="string" office:string-value="Mr. Freeze: 4, Malrionn: 2, MFG38: 4, WH-Wilou84: 1, Greyenko: 9, Altima: 6, Ziad EL Zein: 5, purist: 5, Polri: 4, CinnamonKilljoy: 7, eharper256: 4, Endless: 2, Warrex: 5, Omniarch: 5, jerk-o: 5, LadyMistDragon: 3" calcext:value-type="string">
            <text:p>Mr. Freeze: 4, Malrionn: 2, MFG38: 4, WH-Wilou84: 1, Greyenko: 9, Altima: 6, Ziad EL Zein: 5, purist: 5, Polri: 4, CinnamonKilljoy: 7, eharper256: 4, Endless: 2, Warrex: 5, Omniarch: 5, jerk-o: 5, LadyMistDragon: 3</text:p>
          </table:table-cell>
          <table:table-cell table:style-name="ce17" table:formula="of:=SUMPRODUCT(NOT(ISBLANK([.J34:.AMJ34])))" office:value-type="float" office:value="16" calcext:value-type="float">
            <text:p>1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35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J35:.AMJ35])" office:value-type="float" office:value="69" calcext:value-type="float">
            <text:p>69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:.AMJ35]); &quot;&quot;; [.J$2:.AMJ$2] &amp; &quot;: &quot; &amp; [.J35:.AMJ35]))" office:value-type="string" office:string-value="Cynical: 5, Spectre01: 3, 7hm: 4, GarrettChan: 5, Poncho: 9, Nirvana: 4, guitardz: 5, Makedounia: 1, Ivory Duke: 1, VanaheimRanger: 6, Azure_Horror: 2, Uncle 80: 5, sapphics: 5, Ezepov: 8, Maribo: 6" calcext:value-type="string">
            <text:p>Cynical: 5, Spectre01: 3, 7hm: 4, GarrettChan: 5, Poncho: 9, Nirvana: 4, guitardz: 5, Makedounia: 1, Ivory Duke: 1, VanaheimRanger: 6, Azure_Horror: 2, Uncle 80: 5, sapphics: 5, Ezepov: 8, Maribo: 6</text:p>
          </table:table-cell>
          <table:table-cell table:style-name="ce17" table:formula="of:=SUMPRODUCT(NOT(ISBLANK([.J35:.AMJ35])))" office:value-type="float" office:value="15" calcext:value-type="float">
            <text:p>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table:number-columns-repeated="2" office:value-type="float" office:value="1" calcext:value-type="float">
            <text:p>1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83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J36:.AMJ36])" office:value-type="float" office:value="67" calcext:value-type="float">
            <text:p>67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:.AMJ36]); &quot;&quot;; [.J$2:.AMJ$2] &amp; &quot;: &quot; &amp; [.J36:.AMJ36]))" office:value-type="string" office:string-value="Cynical: 10, NuMetalManiak: 10, justsomemusicguy: 7, JudgeDeadd: 2, Talvi: 4, Greyenko: 8, Philnemba: 9, bemused: 1, NoisyVelvet: 3, Polri: 3, &lt;&lt;Rewind: 5, Marn: 5" calcext:value-type="string">
            <text:p>Cynical: 10, NuMetalManiak: 10, justsomemusicguy: 7, JudgeDeadd: 2, Talvi: 4, Greyenko: 8, Philnemba: 9, bemused: 1, NoisyVelvet: 3, Polri: 3, &lt;&lt;Rewind: 5, Marn: 5</text:p>
          </table:table-cell>
          <table:table-cell table:style-name="ce17" table:formula="of:=SUMPRODUCT(NOT(ISBLANK([.J36:.AMJ36])))" office:value-type="float" office:value="12" calcext:value-type="float">
            <text:p>1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J37:.AMJ37])" office:value-type="float" office:value="65" calcext:value-type="float">
            <text:p>65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:.AMJ37]); &quot;&quot;; [.J$2:.AMJ$2] &amp; &quot;: &quot; &amp; [.J37:.AMJ37]))" office:value-type="string" office:string-value="ShoDemo: 6, NuMetalManiak: 9, Spectre01: 7, yakfak: 2, Talvi: 2, HUNdebLeonidasX: 9, TheMightyHeracross: 5, Arbys550: 1, OniriA: 2, DOEL: 6, SOSU: 9, Hitherto: 7" calcext:value-type="string">
            <text:p>ShoDemo: 6, NuMetalManiak: 9, Spectre01: 7, yakfak: 2, Talvi: 2, HUNdebLeonidasX: 9, TheMightyHeracross: 5, Arbys550: 1, OniriA: 2, DOEL: 6, SOSU: 9, Hitherto: 7</text:p>
          </table:table-cell>
          <table:table-cell table:style-name="ce17" table:formula="of:=SUMPRODUCT(NOT(ISBLANK([.J37:.AMJ37])))" office:value-type="float" office:value="12" calcext:value-type="float">
            <text:p>1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34"/>
          <table:table-cell office:value-type="float" office:value="7" calcext:value-type="float">
            <text:p>7</text:p>
          </table:table-cell>
          <table:table-cell table:number-columns-repeated="839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J38:.AMJ38])" office:value-type="float" office:value="63" calcext:value-type="float">
            <text:p>63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:.AMJ38]); &quot;&quot;; [.J$2:.AMJ$2] &amp; &quot;: &quot; &amp; [.J38:.AMJ38]))" office:value-type="string" office:string-value="Vorpal: 5, Nancsi: 9, ReaperAA: 1, Diabolución: 10, 4everDoomed: 7, STILES: 7, CinnamonKilljoy: 3, Endless: 6, waciej: 2, Fadri: 4, lokbustam257: 7, Xeogred: 2" calcext:value-type="string">
            <text:p>Vorpal: 5, Nancsi: 9, ReaperAA: 1, Diabolución: 10, 4everDoomed: 7, STILES: 7, CinnamonKilljoy: 3, Endless: 6, waciej: 2, Fadri: 4, lokbustam257: 7, Xeogred: 2</text:p>
          </table:table-cell>
          <table:table-cell table:style-name="ce17" table:formula="of:=SUMPRODUCT(NOT(ISBLANK([.J38:.AMJ38])))" office:value-type="float" office:value="12" calcext:value-type="float">
            <text:p>1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J39:.AMJ39])" office:value-type="float" office:value="61" calcext:value-type="float">
            <text:p>61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39:.AMJ39]); &quot;&quot;; [.J$2:.AMJ$2] &amp; &quot;: &quot; &amp; [.J39:.AMJ39]))" office:value-type="string" office:string-value="guitardz: 5, purist: 5, termrork: 5, Tartlman: 1, Worm318: 2, Deadwing: 10, northivanastan: 4, Fadri: 5, VanaheimRanger: 7, i suck at nicknames: 6, PBeGood4: 6, Hitherto: 5" calcext:value-type="string">
            <text:p>guitardz: 5, purist: 5, termrork: 5, Tartlman: 1, Worm318: 2, Deadwing: 10, northivanastan: 4, Fadri: 5, VanaheimRanger: 7, i suck at nicknames: 6, PBeGood4: 6, Hitherto: 5</text:p>
          </table:table-cell>
          <table:table-cell table:style-name="ce17" table:formula="of:=SUMPRODUCT(NOT(ISBLANK([.J39:.AMJ39])))" office:value-type="float" office:value="12" calcext:value-type="float">
            <text:p>1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39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J40:.AMJ40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40:.AMJ40]); &quot;&quot;; [.J$2:.AMJ$2] &amp; &quot;: &quot; &amp; [.J40:.AMJ40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J40:.AMJ40])))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70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J41:.AMJ41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:.AMJ41]); &quot;&quot;; [.J$2:.AMJ$2] &amp; &quot;: &quot; &amp; [.J41:.AMJ41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J41:.AMJ41])))"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4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J42:.AMJ42])" office:value-type="float" office:value="52" calcext:value-type="float">
            <text:p>52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:.AMJ42]); &quot;&quot;; [.J$2:.AMJ$2] &amp; &quot;: &quot; &amp; [.J42:.AMJ42]))" office:value-type="string" office:string-value="MFG38: 6, WH-Wilou84: 3, Talvi: 1, GarrettChan: 7, bemused: 3, Nirvana: 6, Nazgul9: 1, rd: 4, Hansen79: 5, Snikle: 3, PBeGood4: 8, Maribo: 5" calcext:value-type="string">
            <text:p>MFG38: 6, WH-Wilou84: 3, Talvi: 1, GarrettChan: 7, bemused: 3, Nirvana: 6, Nazgul9: 1, rd: 4, Hansen79: 5, Snikle: 3, PBeGood4: 8, Maribo: 5</text:p>
          </table:table-cell>
          <table:table-cell table:style-name="ce17" table:formula="of:=SUMPRODUCT(NOT(ISBLANK([.J42:.AMJ42])))" office:value-type="float" office:value="12" calcext:value-type="float">
            <text:p>12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34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J43:.AMJ43])" office:value-type="float" office:value="52" calcext:value-type="float">
            <text:p>5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:.AMJ43]); &quot;&quot;; [.J$2:.AMJ$2] &amp; &quot;: &quot; &amp; [.J43:.AMJ43]))" office:value-type="string" office:string-value="Sky: 2, WH-Wilou84: 3, bLOCKbOYgAMES: 8, soner du: 9, m8f: 5, termrork: 5, joepallai: 3, Deflektor: 10, Demion: 2, Midnight_00: 2, Fadri: 3" calcext:value-type="string">
            <text:p>Sky: 2, WH-Wilou84: 3, bLOCKbOYgAMES: 8, soner du: 9, m8f: 5, termrork: 5, joepallai: 3, Deflektor: 10, Demion: 2, Midnight_00: 2, Fadri: 3</text:p>
          </table:table-cell>
          <table:table-cell table:style-name="ce17" table:formula="of:=SUMPRODUCT(NOT(ISBLANK([.J43:.AMJ43])))" office:value-type="float" office:value="11" calcext:value-type="float">
            <text:p>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J44:.AMJ44])" office:value-type="float" office:value="49" calcext:value-type="float">
            <text:p>49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:.AMJ44]); &quot;&quot;; [.J$2:.AMJ$2] &amp; &quot;: &quot; &amp; [.J44:.AMJ44]))" office:value-type="string" office:string-value="Cynical: 8, Chamelenoel: 7, antares031: 5, WH-Wilou84: 2, darkreaver: 1, Polri: 2, Pierrot: 4, Demion: 5, Boy: 3, SCF: 1, whybmonotacrab: 2, nikitsune: 9" calcext:value-type="string">
            <text:p>Cynical: 8, Chamelenoel: 7, antares031: 5, WH-Wilou84: 2, darkreaver: 1, Polri: 2, Pierrot: 4, Demion: 5, Boy: 3, SCF: 1, whybmonotacrab: 2, nikitsune: 9</text:p>
          </table:table-cell>
          <table:table-cell table:style-name="ce17" table:formula="of:=SUMPRODUCT(NOT(ISBLANK([.J44:.AMJ44])))" office:value-type="float" office:value="12" calcext:value-type="float">
            <text:p>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841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J45:.AMJ45])" office:value-type="float" office:value="47" calcext:value-type="float">
            <text:p>47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:.AMJ45]); &quot;&quot;; [.J$2:.AMJ$2] &amp; &quot;: &quot; &amp; [.J45:.AMJ45]))" office:value-type="string" office:string-value="Mr. Freeze: 5, HyperLuke: 7, Voltcom9: 5, bonnie: 4, Dragonfly: 8, Philnemba: 5, Hansen79: 3, waciej: 10" calcext:value-type="string">
            <text:p>Mr. Freeze: 5, HyperLuke: 7, Voltcom9: 5, bonnie: 4, Dragonfly: 8, Philnemba: 5, Hansen79: 3, waciej: 10</text:p>
          </table:table-cell>
          <table:table-cell table:style-name="ce17" table:formula="of:=SUMPRODUCT(NOT(ISBLANK([.J45:.AMJ45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6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J46:.AMJ46])" office:value-type="float" office:value="47" calcext:value-type="float">
            <text:p>47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:.AMJ46]); &quot;&quot;; [.J$2:.AMJ$2] &amp; &quot;: &quot; &amp; [.J46:.AMJ46]))" office:value-type="string" office:string-value="Cynical: 6, Dime: 9, Nate River: 4, Poncho: 5, Gaia74: 3, Deflektor: 8, Marn: 5, Boy: 5, Ezepov: 2" calcext:value-type="string">
            <text:p>Cynical: 6, Dime: 9, Nate River: 4, Poncho: 5, Gaia74: 3, Deflektor: 8, Marn: 5, Boy: 5, Ezepov: 2</text:p>
          </table:table-cell>
          <table:table-cell table:style-name="ce17" table:formula="of:=SUMPRODUCT(NOT(ISBLANK([.J46:.AMJ46])))"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2" calcext:value-type="float">
            <text:p>42</text:p>
          </table:table-cell>
          <table:table-cell table:formula="of:=SUM([.J47:.AMJ47])" office:value-type="float" office:value="47" calcext:value-type="float">
            <text:p>4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doomwiki.org/wiki/STRAIN" xlink:type="simple">https://doomwiki.org/wiki/STRAIN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7:.AMJ47]); &quot;&quot;; [.J$2:.AMJ$2] &amp; &quot;: &quot; &amp; [.J47:.AMJ47]))" office:value-type="string" office:string-value="Grazza: 6, ella guro: 4, JudgeDeadd: 1, T-Rex: 1, Squadallah: 9, smeghammer: 5, vdgg: 1, Ryath: 10, Li'l devil: 10" calcext:value-type="string">
            <text:p>Grazza: 6, ella guro: 4, JudgeDeadd: 1, T-Rex: 1, Squadallah: 9, smeghammer: 5, vdgg: 1, Ryath: 10, Li'l devil: 10</text:p>
          </table:table-cell>
          <table:table-cell table:style-name="ce17" table:formula="of:=SUMPRODUCT(NOT(ISBLANK([.J47:.AMJ47])))" office:value-type="float" office:value="9" calcext:value-type="float">
            <text:p>9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848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J48:.AMJ48])" office:value-type="float" office:value="45" calcext:value-type="float">
            <text:p>45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doomwiki.org/wiki/Icarus:_Alien_Vanguard" xlink:type="simple">https://doomwiki.org/wiki/Icarus:_Alien_Vanguard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8:.AMJ48]); &quot;&quot;; [.J$2:.AMJ$2] &amp; &quot;: &quot; &amp; [.J48:.AMJ48]))" office:value-type="string" office:string-value="Ralphis: 6, Grazza: 8, T-Rex: 3, valkiriforce: 8, A.H. Sankhatayan: 10, Dimon12321: 1, xdude_gamer: 9" calcext:value-type="string">
            <text:p>Ralphis: 6, Grazza: 8, T-Rex: 3, valkiriforce: 8, A.H. Sankhatayan: 10, Dimon12321: 1, xdude_gamer: 9</text:p>
          </table:table-cell>
          <table:table-cell table:style-name="ce17" table:formula="of:=SUMPRODUCT(NOT(ISBLANK([.J48:.AMJ48])))" office:value-type="float" office:value="7" calcext:value-type="float">
            <text:p>7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 table:number-columns-repeated="84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J49:.AMJ49])" office:value-type="float" office:value="43" calcext:value-type="float">
            <text:p>43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9:.AMJ49]); &quot;&quot;; [.J$2:.AMJ$2] &amp; &quot;: &quot; &amp; [.J49:.AMJ49]))" office:value-type="string" office:string-value="Graf Zahl: 6, Voltcom9: 7, tchkb: 2, Apaul27: 7, 4everDoomed: 5, Rince-wind: 1, Jaromir Bergmann: 2, Lewonx: 10, Li'l devil: 3" calcext:value-type="string">
            <text:p>Graf Zahl: 6, Voltcom9: 7, tchkb: 2, Apaul27: 7, 4everDoomed: 5, Rince-wind: 1, Jaromir Bergmann: 2, Lewonx: 10, Li'l devil: 3</text:p>
          </table:table-cell>
          <table:table-cell table:style-name="ce17" table:formula="of:=SUMPRODUCT(NOT(ISBLANK([.J49:.AMJ49])))" office:value-type="float" office:value="9" calcext:value-type="float">
            <text:p>9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J50:.AMJ50])" office:value-type="float" office:value="42" calcext:value-type="float">
            <text:p>42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0:.AMJ50]); &quot;&quot;; [.J$2:.AMJ$2] &amp; &quot;: &quot; &amp; [.J50:.AMJ50]))" office:value-type="string" office:string-value="WH-Wilou84: 2, Nate River: 9, Soundblock: 3, Lazorinc: 6, Nirvana: 10, NoisyVelvet: 3, akolai: 2, Maribo: 7" calcext:value-type="string">
            <text:p>WH-Wilou84: 2, Nate River: 9, Soundblock: 3, Lazorinc: 6, Nirvana: 10, NoisyVelvet: 3, akolai: 2, Maribo: 7</text:p>
          </table:table-cell>
          <table:table-cell table:style-name="ce17" table:formula="of:=SUMPRODUCT(NOT(ISBLANK([.J50:.AMJ50])))" office:value-type="float" office:value="8" calcext:value-type="float">
            <text:p>8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3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J51:.AMJ51])" office:value-type="float" office:value="42" calcext:value-type="float">
            <text:p>4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doomwiki.org/wiki/Winter%27s_Fury" xlink:type="simple">https://doomwiki.org/wiki/Winter's_Fury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1:.AMJ51]); &quot;&quot;; [.J$2:.AMJ$2] &amp; &quot;: &quot; &amp; [.J51:.AMJ51]))" office:value-type="string" office:string-value="Dragonfly: 2, TechnoDoomed1: 10, Lorenz0: 7, Octillion: 7, OniriA: 3, Ivory Duke: 3, ASaltShaker: 9, Lewonx: 1" calcext:value-type="string">
            <text:p>Dragonfly: 2, TechnoDoomed1: 10, Lorenz0: 7, Octillion: 7, OniriA: 3, Ivory Duke: 3, ASaltShaker: 9, Lewonx: 1</text:p>
          </table:table-cell>
          <table:table-cell table:style-name="ce17" table:formula="of:=SUMPRODUCT(NOT(ISBLANK([.J51:.AMJ51])))" office:value-type="float" office:value="8" calcext:value-type="float">
            <text:p>8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J52:.AMJ52])" office:value-type="float" office:value="40" calcext:value-type="float">
            <text:p>40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2:.AMJ52]); &quot;&quot;; [.J$2:.AMJ$2] &amp; &quot;: &quot; &amp; [.J52:.AMJ52]))" office:value-type="string" office:string-value="Not Jabba: 2, roadworx: 2, Altima: 7, NaZa: 2, Poncho: 1, dylux: 5, Ziad EL Zein: 5, Scorpius: 2, Makedounia: 3, Deadwing: 5, DoomDork: 1, ASaltShaker: 2, Midnight_00: 3" calcext:value-type="string">
            <text:p>Not Jabba: 2, roadworx: 2, Altima: 7, NaZa: 2, Poncho: 1, dylux: 5, Ziad EL Zein: 5, Scorpius: 2, Makedounia: 3, Deadwing: 5, DoomDork: 1, ASaltShaker: 2, Midnight_00: 3</text:p>
          </table:table-cell>
          <table:table-cell table:style-name="ce17" table:formula="of:=SUMPRODUCT(NOT(ISBLANK([.J52:.AMJ52]))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J53:.AMJ53])" office:value-type="float" office:value="39" calcext:value-type="float">
            <text:p>3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3:.AMJ53]); &quot;&quot;; [.J$2:.AMJ$2] &amp; &quot;: &quot; &amp; [.J53:.AMJ53]))" office:value-type="string" office:string-value="Sky: 5, Grazza: 9, ella guro: 5, A.H. Sankhatayan: 10, AtticTelephone: 5, Boy: 5" calcext:value-type="string">
            <text:p>Sky: 5, Grazza: 9, ella guro: 5, A.H. Sankhatayan: 10, AtticTelephone: 5, Boy: 5</text:p>
          </table:table-cell>
          <table:table-cell table:style-name="ce17" table:formula="of:=SUMPRODUCT(NOT(ISBLANK([.J53:.AMJ53])))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J54:.AMJ54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doomwiki.org/wiki/Cyberdreams" xlink:type="simple">https://doomwiki.org/wiki/Cyberdreams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4:.AMJ54]); &quot;&quot;; [.J$2:.AMJ$2] &amp; &quot;: &quot; &amp; [.J54:.AMJ54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J54:.AMJ54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J55:.AMJ55])" office:value-type="float" office:value="37" calcext:value-type="float">
            <text:p>37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5:.AMJ55]); &quot;&quot;; [.J$2:.AMJ$2] &amp; &quot;: &quot; &amp; [.J55:.AMJ55]))" office:value-type="string" office:string-value="Sky: 7, darkreaver: 10, Roofi: 6, Paul977: 6, akolai: 8" calcext:value-type="string">
            <text:p>Sky: 7, darkreaver: 10, Roofi: 6, Paul977: 6, akolai: 8</text:p>
          </table:table-cell>
          <table:table-cell table:style-name="ce17" table:formula="of:=SUMPRODUCT(NOT(ISBLANK([.J55:.AMJ55])))"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37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J56:.AMJ56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56:.AMJ56]); &quot;&quot;; [.J$2:.AMJ$2] &amp; &quot;: &quot; &amp; [.J56:.AMJ56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J56:.AMJ56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J57:.AMJ57])" office:value-type="float" office:value="33" calcext:value-type="float">
            <text:p>33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7:.AMJ57]); &quot;&quot;; [.J$2:.AMJ$2] &amp; &quot;: &quot; &amp; [.J57:.AMJ57]))" office:value-type="string" office:string-value="Jaws In Space: 7, Dime: 10, guitardz: 2, Nancsi: 1, Jaromir Bergmann: 4, smeghammer: 3, TheGreenZap: 6" calcext:value-type="string">
            <text:p>Jaws In Space: 7, Dime: 10, guitardz: 2, Nancsi: 1, Jaromir Bergmann: 4, smeghammer: 3, TheGreenZap: 6</text:p>
          </table:table-cell>
          <table:table-cell table:style-name="ce17" table:formula="of:=SUMPRODUCT(NOT(ISBLANK([.J57:.AMJ57])))"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48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J58:.AMJ58])" office:value-type="float" office:value="33" calcext:value-type="float">
            <text:p>33</text:p>
          </table:table-cell>
          <table:table-cell office:value-type="string" calcext:value-type="string">
            <text:p>Dwango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8:.AMJ58]); &quot;&quot;; [.J$2:.AMJ$2] &amp; &quot;: &quot; &amp; [.J58:.AMJ58]))" office:value-type="string" office:string-value="Doomkid: 10, Ralphis: 7, antares031: 8, toxic.rat: 8" calcext:value-type="string">
            <text:p>Doomkid: 10, Ralphis: 7, antares031: 8, toxic.rat: 8</text:p>
          </table:table-cell>
          <table:table-cell table:style-name="ce17" table:formula="of:=SUMPRODUCT(NOT(ISBLANK([.J58:.AMJ58])))"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59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J59:.AMJ59])" office:value-type="float" office:value="31" calcext:value-type="float">
            <text:p>31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s://doomwiki.org/wiki/Brutal_Doom:_Hell_on_Earth_Starter_Pack" xlink:type="simple">https://doomwiki.org/wiki/Brutal_Doom:_Hell_on_Earth_Starter_Pack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9:.AMJ59]); &quot;&quot;; [.J$2:.AMJ$2] &amp; &quot;: &quot; &amp; [.J59:.AMJ59]))" office:value-type="string" office:string-value="TechnoDoomed1: 9, Squadallah: 8, DoomDork: 2, Deflektor: 4, behemoth_667: 6, TJG1289: 2" calcext:value-type="string">
            <text:p>TechnoDoomed1: 9, Squadallah: 8, DoomDork: 2, Deflektor: 4, behemoth_667: 6, TJG1289: 2</text:p>
          </table:table-cell>
          <table:table-cell table:style-name="ce17" table:formula="of:=SUMPRODUCT(NOT(ISBLANK([.J59:.AMJ59])))" office:value-type="float" office:value="6" calcext:value-type="float">
            <text:p>6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J60:.AMJ60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s://doomwiki.org/wiki/Chillax" xlink:type="simple">https://doomwiki.org/wiki/Chillax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0:.AMJ60]); &quot;&quot;; [.J$2:.AMJ$2] &amp; &quot;: &quot; &amp; [.J60:.AMJ60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J60:.AMJ60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6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J61:.AMJ61])" office:value-type="float" office:value="31" calcext:value-type="float">
            <text:p>31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1:.AMJ61]); &quot;&quot;; [.J$2:.AMJ$2] &amp; &quot;: &quot; &amp; [.J61:.AMJ61]))" office:value-type="string" office:string-value="MFG38: 1, everennui: 8, bonnie: 10, TechnoDoomed1: 3, Payload4367: 2, Dimon12321: 5, Maribo: 2" calcext:value-type="string">
            <text:p>MFG38: 1, everennui: 8, bonnie: 10, TechnoDoomed1: 3, Payload4367: 2, Dimon12321: 5, Maribo: 2</text:p>
          </table:table-cell>
          <table:table-cell table:style-name="ce17" table:formula="of:=SUMPRODUCT(NOT(ISBLANK([.J61:.AMJ61])))" office:value-type="float" office:value="7" calcext:value-type="float">
            <text:p>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834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J62:.AMJ62])" office:value-type="float" office:value="30" calcext:value-type="float">
            <text:p>30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doomwiki.org/wiki/2002_A_Doom_Odyssey" xlink:type="simple">https://doomwiki.org/wiki/2002_A_Doom_Odyssey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62:.AMJ62]); &quot;&quot;; [.J$2:.AMJ$2] &amp; &quot;: &quot; &amp; [.J62:.AMJ62]))" office:value-type="string" office:string-value="soner du: 4, Philnemba: 8, tmorrow: 2, Red-XIII: 3, joepallai: 1, SilverMiner: 6, smeghammer: 3, Endless: 1, vdgg: 1, cannonball: 1" calcext:value-type="string">
            <text:p>soner du: 4, Philnemba: 8, tmorrow: 2, Red-XIII: 3, joepallai: 1, SilverMiner: 6, smeghammer: 3, Endless: 1, vdgg: 1, cannonball: 1</text:p>
          </table:table-cell>
          <table:table-cell table:style-name="ce17" table:formula="of:=SUMPRODUCT(NOT(ISBLANK([.J62:.AMJ62])))"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6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9" calcext:value-type="float">
            <text:p>59</text:p>
          </table:table-cell>
          <table:table-cell table:formula="of:=SUM([.J63:.AMJ63])" office:value-type="float" office:value="30" calcext:value-type="float">
            <text:p>30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3:.AMJ63]); &quot;&quot;; [.J$2:.AMJ$2] &amp; &quot;: &quot; &amp; [.J63:.AMJ63]))" office:value-type="string" office:string-value="ReaperAA: 9, MtPain27: 3, TJG1289: 2, i suck at nicknames: 8, GratefulName: 8" calcext:value-type="string">
            <text:p>ReaperAA: 9, MtPain27: 3, TJG1289: 2, i suck at nicknames: 8, GratefulName: 8</text:p>
          </table:table-cell>
          <table:table-cell table:style-name="ce17" table:formula="of:=SUMPRODUCT(NOT(ISBLANK([.J63:.AMJ63])))" office:value-type="float" office:value="5" calcext:value-type="float">
            <text:p>5</text:p>
          </table:table-cell>
          <table:table-cell table:number-columns-repeated="82"/>
          <table:table-cell office:value-type="float" office:value="9" calcext:value-type="float">
            <text:p>9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85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9" calcext:value-type="float">
            <text:p>59</text:p>
          </table:table-cell>
          <table:table-cell table:formula="of:=SUM([.J64:.AMJ64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64:.AMJ64]); &quot;&quot;; [.J$2:.AMJ$2] &amp; &quot;: &quot; &amp; [.J64:.AMJ64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J64:.AMJ64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9" calcext:value-type="float">
            <text:p>59</text:p>
          </table:table-cell>
          <table:table-cell table:formula="of:=SUM([.J65:.AMJ65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5:.AMJ65]); &quot;&quot;; [.J$2:.AMJ$2] &amp; &quot;: &quot; &amp; [.J65:.AMJ65]))" office:value-type="string" office:string-value="HyperLuke: 8, Talvi: 4, Greyenko: 4, TechnoDoomed1: 2, TheMightyHeracross: 3, Ziad EL Zein: 5, Ivory Duke: 4" calcext:value-type="string">
            <text:p>HyperLuke: 8, Talvi: 4, Greyenko: 4, TechnoDoomed1: 2, TheMightyHeracross: 3, Ziad EL Zein: 5, Ivory Duke: 4</text:p>
          </table:table-cell>
          <table:table-cell table:style-name="ce17" table:formula="of:=SUMPRODUCT(NOT(ISBLANK([.J65:.AMJ65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J66:.AMJ66])" office:value-type="float" office:value="29" calcext:value-type="float">
            <text:p>29</text:p>
          </table:table-cell>
          <table:table-cell table:style-name="ce72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6:.AMJ66]); &quot;&quot;; [.J$2:.AMJ$2] &amp; &quot;: &quot; &amp; [.J66:.AMJ66]))" office:value-type="string" office:string-value="rd: 6, Hansen79: 3, VanaheimRanger: 4, SCF: 5, sapphics: 10, nikitsune: 1" calcext:value-type="string">
            <text:p>rd: 6, Hansen79: 3, VanaheimRanger: 4, SCF: 5, sapphics: 10, nikitsune: 1</text:p>
          </table:table-cell>
          <table:table-cell table:style-name="ce17" table:formula="of:=SUMPRODUCT(NOT(ISBLANK([.J66:.AMJ66])))" office:value-type="float" office:value="6" calcext:value-type="float">
            <text:p>6</text:p>
          </table:table-cell>
          <table:table-cell table:number-columns-repeated="110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41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J67:.AMJ67])" office:value-type="float" office:value="29" calcext:value-type="float">
            <text:p>2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7:.AMJ67]); &quot;&quot;; [.J$2:.AMJ$2] &amp; &quot;: &quot; &amp; [.J67:.AMJ67]))" office:value-type="string" office:string-value="OniriA: 9, rd: 6, Endless: 8, Snikle: 6" calcext:value-type="string">
            <text:p>OniriA: 9, rd: 6, Endless: 8, Snikle: 6</text:p>
          </table:table-cell>
          <table:table-cell table:style-name="ce17" table:formula="of:=SUMPRODUCT(NOT(ISBLANK([.J67:.AMJ67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3" calcext:value-type="float">
            <text:p>63</text:p>
          </table:table-cell>
          <table:table-cell table:formula="of:=SUM([.J68:.AMJ68])" office:value-type="float" office:value="29" calcext:value-type="float">
            <text:p>29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8:.AMJ68]); &quot;&quot;; [.J$2:.AMJ$2] &amp; &quot;: &quot; &amp; [.J68:.AMJ68]))" office:value-type="string" office:string-value="WH-Wilou84: 1, Soundblock: 2, Nirvana: 9, NoisyVelvet: 1, Willy W.: 7, jerk-o: 7, akolai: 2" calcext:value-type="string">
            <text:p>WH-Wilou84: 1, Soundblock: 2, Nirvana: 9, NoisyVelvet: 1, Willy W.: 7, jerk-o: 7, akolai: 2</text:p>
          </table:table-cell>
          <table:table-cell table:style-name="ce17" table:formula="of:=SUMPRODUCT(NOT(ISBLANK([.J68:.AMJ68])))" office:value-type="float" office:value="7" calcext:value-type="float">
            <text:p>7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J69:.AMJ69])" office:value-type="float" office:value="27" calcext:value-type="float">
            <text:p>27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9:.AMJ69]); &quot;&quot;; [.J$2:.AMJ$2] &amp; &quot;: &quot; &amp; [.J69:.AMJ69]))" office:value-type="string" office:string-value="Ivory Duke: 7, Hansen79: 4, SOSU: 2, Ryath: 5, SCF: 2, GratefulName: 2, Uncle 80: 5" calcext:value-type="string">
            <text:p>Ivory Duke: 7, Hansen79: 4, SOSU: 2, Ryath: 5, SCF: 2, GratefulName: 2, Uncle 80: 5</text:p>
          </table:table-cell>
          <table:table-cell table:style-name="ce17" table:formula="of:=SUMPRODUCT(NOT(ISBLANK([.J69:.AMJ69])))" office:value-type="float" office:value="7" calcext:value-type="float">
            <text:p>7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J70:.AMJ70])" office:value-type="float" office:value="27" calcext:value-type="float">
            <text:p>27</text:p>
          </table:table-cell>
          <table:table-cell office:value-type="string" calcext:value-type="string">
            <text:p>Rowdy Rudy II: POWERTRIP!</text:p>
          </table:table-cell>
          <table:table-cell office:value-type="string" calcext:value-type="string">
            <text:p><text:a xlink:href="https://www.doomworld.com/idgames/levels/doom2/megawads/rudy2" xlink:type="simple">https://www.doomworld.com/idgames/levels/doom2/megawads/rudy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0:.AMJ70]); &quot;&quot;; [.J$2:.AMJ$2] &amp; &quot;: &quot; &amp; [.J70:.AMJ70]))" office:value-type="string" office:string-value="Dimon12321: 10, Azure_Horror: 5, TheGreenZap: 10, Ezepov: 2" calcext:value-type="string">
            <text:p>Dimon12321: 10, Azure_Horror: 5, TheGreenZap: 10, Ezepov: 2</text:p>
          </table:table-cell>
          <table:table-cell table:style-name="ce17" table:formula="of:=SUMPRODUCT(NOT(ISBLANK([.J70:.AMJ70])))" office:value-type="float" office:value="4" calcext:value-type="float">
            <text:p>4</text:p>
          </table:table-cell>
          <table:table-cell table:number-columns-repeated="149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J71:.AMJ71])" office:value-type="float" office:value="27" calcext:value-type="float">
            <text:p>27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1:.AMJ71]); &quot;&quot;; [.J$2:.AMJ$2] &amp; &quot;: &quot; &amp; [.J71:.AMJ71]))" office:value-type="string" office:string-value="Chamelenoel: 10, everennui: 4, Nate River: 2, Lorenz0: 4, rd: 4, Ezepov: 2, Maribo: 1" calcext:value-type="string">
            <text:p>Chamelenoel: 10, everennui: 4, Nate River: 2, Lorenz0: 4, rd: 4, Ezepov: 2, Maribo: 1</text:p>
          </table:table-cell>
          <table:table-cell table:style-name="ce17" table:formula="of:=SUMPRODUCT(NOT(ISBLANK([.J71:.AMJ71])))" office:value-type="float" office:value="7" calcext:value-type="float">
            <text:p>7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6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34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J72:.AMJ72])" office:value-type="float" office:value="26" calcext:value-type="float">
            <text:p>26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2:.AMJ72]); &quot;&quot;; [.J$2:.AMJ$2] &amp; &quot;: &quot; &amp; [.J72:.AMJ72]))" office:value-type="string" office:string-value="yakfak: 8, JudgeDeadd: 4, soner du: 10, Uncle 80: 4" calcext:value-type="string">
            <text:p>yakfak: 8, JudgeDeadd: 4, soner du: 10, Uncle 80: 4</text:p>
          </table:table-cell>
          <table:table-cell table:style-name="ce17" table:formula="of:=SUMPRODUCT(NOT(ISBLANK([.J72:.AMJ72])))" office:value-type="float" office:value="4" calcext:value-type="float">
            <text:p>4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J73:.AMJ73])" office:value-type="float" office:value="26" calcext:value-type="float">
            <text:p>26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3:.AMJ73]); &quot;&quot;; [.J$2:.AMJ$2] &amp; &quot;: &quot; &amp; [.J73:.AMJ73]))" office:value-type="string" office:string-value="Voltcom9: 8, Soundblock: 3, purist: 3, maxmanium: 8, ASaltShaker: 4" calcext:value-type="string">
            <text:p>Voltcom9: 8, Soundblock: 3, purist: 3, maxmanium: 8, ASaltShaker: 4</text:p>
          </table:table-cell>
          <table:table-cell table:style-name="ce17" table:formula="of:=SUMPRODUCT(NOT(ISBLANK([.J73:.AMJ73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J74:.AMJ74])" office:value-type="float" office:value="25" calcext:value-type="float">
            <text:p>25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4:.AMJ74]); &quot;&quot;; [.J$2:.AMJ$2] &amp; &quot;: &quot; &amp; [.J74:.AMJ74]))" office:value-type="string" office:string-value="everennui: 2, Nate River: 8, Nirvana: 1, Makedounia: 2, VanaheimRanger: 5, whybmonotacrab: 7" calcext:value-type="string">
            <text:p>everennui: 2, Nate River: 8, Nirvana: 1, Makedounia: 2, VanaheimRanger: 5, whybmonotacrab: 7</text:p>
          </table:table-cell>
          <table:table-cell table:style-name="ce17" table:formula="of:=SUMPRODUCT(NOT(ISBLANK([.J74:.AMJ74])))" office:value-type="float" office:value="6" calcext:value-type="float">
            <text:p>6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846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J75:.AMJ75])" office:value-type="float" office:value="25" calcext:value-type="float">
            <text:p>25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5:.AMJ75]); &quot;&quot;; [.J$2:.AMJ$2] &amp; &quot;: &quot; &amp; [.J75:.AMJ75]))" office:value-type="string" office:string-value="Mr. Freeze: 7, WH-Wilou84: 5, joepallai: 1, DJVCardMaster: 1, waciej: 4, Maribo: 7" calcext:value-type="string">
            <text:p>Mr. Freeze: 7, WH-Wilou84: 5, joepallai: 1, DJVCardMaster: 1, waciej: 4, Maribo: 7</text:p>
          </table:table-cell>
          <table:table-cell table:style-name="ce17" table:formula="of:=SUMPRODUCT(NOT(ISBLANK([.J75:.AMJ75])))" office:value-type="float" office:value="6" calcext:value-type="float">
            <text:p>6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834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J76:.AMJ76])" office:value-type="float" office:value="25" calcext:value-type="float">
            <text:p>25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6:.AMJ76]); &quot;&quot;; [.J$2:.AMJ$2] &amp; &quot;: &quot; &amp; [.J76:.AMJ76]))" office:value-type="string" office:string-value="maxmanium: 2, CinnamonKilljoy: 8, Warrex: 10, Horus: 2, Azure_Horror: 3" calcext:value-type="string">
            <text:p>maxmanium: 2, CinnamonKilljoy: 8, Warrex: 10, Horus: 2, Azure_Horror: 3</text:p>
          </table:table-cell>
          <table:table-cell table:style-name="ce17" table:formula="of:=SUMPRODUCT(NOT(ISBLANK([.J76:.AMJ76])))" office:value-type="float" office:value="5" calcext:value-type="float">
            <text:p>5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853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J77:.AMJ77])" office:value-type="float" office:value="25" calcext:value-type="float">
            <text:p>25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7:.AMJ77]); &quot;&quot;; [.J$2:.AMJ$2] &amp; &quot;: &quot; &amp; [.J77:.AMJ77]))" office:value-type="string" office:string-value="HyperLuke: 1, Outrageous Videos: 1, bemused: 2, Apaul27: 8, tmorrow: 3, Arbys550: 3, Simomarchi: 6, maxmanium: 1" calcext:value-type="string">
            <text:p>HyperLuke: 1, Outrageous Videos: 1, bemused: 2, Apaul27: 8, tmorrow: 3, Arbys550: 3, Simomarchi: 6, maxmanium: 1</text:p>
          </table:table-cell>
          <table:table-cell table:style-name="ce17" table:formula="of:=SUMPRODUCT(NOT(ISBLANK([.J77:.AMJ77])))" office:value-type="float" office:value="8" calcext:value-type="float">
            <text:p>8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J78:.AMJ78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8:.AMJ78]); &quot;&quot;; [.J$2:.AMJ$2] &amp; &quot;: &quot; &amp; [.J78:.AMJ78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J78:.AMJ78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0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6" calcext:value-type="float">
            <text:p>76</text:p>
          </table:table-cell>
          <table:table-cell table:formula="of:=SUM([.J79:.AMJ79])" office:value-type="float" office:value="24" calcext:value-type="float">
            <text:p>24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<text:a xlink:href="https://www.doomworld.com/forum/topic/108251-abandon-beta-is-here/" xlink:type="simple">https://www.doomworld.com/forum/topic/108251-abandon-beta-is-her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9:.AMJ79]); &quot;&quot;; [.J$2:.AMJ$2] &amp; &quot;: &quot; &amp; [.J79:.AMJ79]))" office:value-type="string" office:string-value="Arbys550: 8, &lt;&lt;Rewind: 10, akolai: 6" calcext:value-type="string">
            <text:p>Arbys550: 8, &lt;&lt;Rewind: 10, akolai: 6</text:p>
          </table:table-cell>
          <table:table-cell table:style-name="ce17" table:formula="of:=SUMPRODUCT(NOT(ISBLANK([.J79:.AMJ79])))" office:value-type="float" office:value="3" calcext:value-type="float">
            <text:p>3</text:p>
          </table:table-cell>
          <table:table-cell table:number-columns-repeated="81"/>
          <table:table-cell office:value-type="float" office:value="8" calcext:value-type="float">
            <text:p>8</text:p>
          </table:table-cell>
          <table:table-cell table:number-columns-repeated="40"/>
          <table:table-cell office:value-type="float" office:value="10" calcext:value-type="float">
            <text:p>10</text:p>
          </table:table-cell>
          <table:table-cell table:number-columns-repeated="54"/>
          <table:table-cell office:value-type="float" office:value="6" calcext:value-type="float">
            <text:p>6</text:p>
          </table:table-cell>
          <table:table-cell table:number-columns-repeated="837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6" calcext:value-type="float">
            <text:p>76</text:p>
          </table:table-cell>
          <table:table-cell table:formula="of:=SUM([.J80:.AMJ80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0:.AMJ80]); &quot;&quot;; [.J$2:.AMJ$2] &amp; &quot;: &quot; &amp; [.J80:.AMJ80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J80:.AMJ80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6" calcext:value-type="float">
            <text:p>76</text:p>
          </table:table-cell>
          <table:table-cell table:formula="of:=SUM([.J81:.AMJ81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1:.AMJ81]); &quot;&quot;; [.J$2:.AMJ$2] &amp; &quot;: &quot; &amp; [.J81:.AMJ81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J81:.AMJ81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J82:.AMJ82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2:.AMJ82]); &quot;&quot;; [.J$2:.AMJ$2] &amp; &quot;: &quot; &amp; [.J82:.AMJ82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J82:.AMJ82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80" calcext:value-type="float">
            <text:p>80</text:p>
          </table:table-cell>
          <table:table-cell table:formula="of:=SUM([.J83:.AMJ83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3:.AMJ83]); &quot;&quot;; [.J$2:.AMJ$2] &amp; &quot;: &quot; &amp; [.J83:.AMJ83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J83:.AMJ83])))" office:value-type="float" office:value="5" calcext:value-type="float">
            <text:p>5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71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0" calcext:value-type="float">
            <text:p>80</text:p>
          </table:table-cell>
          <table:table-cell table:formula="of:=SUM([.J84:.AMJ84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84:.AMJ84]); &quot;&quot;; [.J$2:.AMJ$2] &amp; &quot;: &quot; &amp; [.J84:.AMJ84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J84:.AMJ84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0" calcext:value-type="float">
            <text:p>80</text:p>
          </table:table-cell>
          <table:table-cell table:formula="of:=SUM([.J85:.AMJ85])" office:value-type="float" office:value="22" calcext:value-type="float">
            <text:p>22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s://doomwiki.org/wiki/REKKR" xlink:type="simple">https://doomwiki.org/wiki/REKKR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85:.AMJ85]); &quot;&quot;; [.J$2:.AMJ$2] &amp; &quot;: &quot; &amp; [.J85:.AMJ85]))" office:value-type="string" office:string-value="soner du: 8, Rince-wind: 5, Dimon12321: 6, Hitherto: 3" calcext:value-type="string">
            <text:p>soner du: 8, Rince-wind: 5, Dimon12321: 6, Hitherto: 3</text:p>
          </table:table-cell>
          <table:table-cell table:style-name="ce17" table:formula="of:=SUMPRODUCT(NOT(ISBLANK([.J85:.AMJ85])))" office:value-type="float" office:value="4" calcext:value-type="float">
            <text:p>4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39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0" calcext:value-type="float">
            <text:p>80</text:p>
          </table:table-cell>
          <table:table-cell table:formula="of:=SUM([.J86:.AMJ86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6:.AMJ86]); &quot;&quot;; [.J$2:.AMJ$2] &amp; &quot;: &quot; &amp; [.J86:.AMJ86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J86:.AMJ86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J87:.AMJ87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7:.AMJ87]); &quot;&quot;; [.J$2:.AMJ$2] &amp; &quot;: &quot; &amp; [.J87:.AMJ87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J87:.AMJ87])))"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J88:.AMJ88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8:.AMJ88]); &quot;&quot;; [.J$2:.AMJ$2] &amp; &quot;: &quot; &amp; [.J88:.AMJ88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J88:.AMJ88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4" calcext:value-type="float">
            <text:p>84</text:p>
          </table:table-cell>
          <table:table-cell table:formula="of:=SUM([.J89:.AMJ89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9:.AMJ89]); &quot;&quot;; [.J$2:.AMJ$2] &amp; &quot;: &quot; &amp; [.J89:.AMJ89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J89:.AMJ89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J90:.AMJ90])" office:value-type="float" office:value="20" calcext:value-type="float">
            <text:p>20</text:p>
          </table:table-cell>
          <table:table-cell office:value-type="string" calcext:value-type="string">
            <text:p>Antaresian Reliquary</text:p>
          </table:table-cell>
          <table:table-cell office:value-type="string" calcext:value-type="string">
            <text:p><text:a xlink:href="https://www.doomworld.com/idgames/levels/doom2/Ports/a-c/anta_req" xlink:type="simple">https://www.doomworld.com/idgames/levels/doom2/Ports/a-c/anta_req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0:.AMJ90]); &quot;&quot;; [.J$2:.AMJ$2] &amp; &quot;: &quot; &amp; [.J90:.AMJ90]))" office:value-type="string" office:string-value="Dimon12321: 6, SCF: 6, Azure_Horror: 7, nikitsune: 1" calcext:value-type="string">
            <text:p>Dimon12321: 6, SCF: 6, Azure_Horror: 7, nikitsune: 1</text:p>
          </table:table-cell>
          <table:table-cell table:style-name="ce17" table:formula="of:=SUMPRODUCT(NOT(ISBLANK([.J90:.AMJ90])))" office:value-type="float" office:value="4" calcext:value-type="float">
            <text:p>4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41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7" calcext:value-type="float">
            <text:p>87</text:p>
          </table:table-cell>
          <table:table-cell table:formula="of:=SUM([.J91:.AMJ91])" office:value-type="float" office:value="20" calcext:value-type="float">
            <text:p>20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1:.AMJ91]); &quot;&quot;; [.J$2:.AMJ$2] &amp; &quot;: &quot; &amp; [.J91:.AMJ91]))" office:value-type="string" office:string-value="NuMetalManiak: 5, everennui: 5, Forli: 4, DOEL: 5, akolai: 1" calcext:value-type="string">
            <text:p>NuMetalManiak: 5, everennui: 5, Forli: 4, DOEL: 5, akolai: 1</text:p>
          </table:table-cell>
          <table:table-cell table:style-name="ce17" table:formula="of:=SUMPRODUCT(NOT(ISBLANK([.J91:.AMJ91])))"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83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7" calcext:value-type="float">
            <text:p>87</text:p>
          </table:table-cell>
          <table:table-cell table:formula="of:=SUM([.J92:.AMJ92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2:.AMJ92]); &quot;&quot;; [.J$2:.AMJ$2] &amp; &quot;: &quot; &amp; [.J92:.AMJ92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J92:.AMJ92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7" calcext:value-type="float">
            <text:p>87</text:p>
          </table:table-cell>
          <table:table-cell table:formula="of:=SUM([.J93:.AMJ93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3:.AMJ93]); &quot;&quot;; [.J$2:.AMJ$2] &amp; &quot;: &quot; &amp; [.J93:.AMJ93]))" office:value-type="string" office:string-value="Chamelenoel: 6, AnonimVio: 9, E.M.: 5" calcext:value-type="string">
            <text:p>Chamelenoel: 6, AnonimVio: 9, E.M.: 5</text:p>
          </table:table-cell>
          <table:table-cell table:style-name="ce17" table:formula="of:=SUMPRODUCT(NOT(ISBLANK([.J93:.AMJ93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7" calcext:value-type="float">
            <text:p>87</text:p>
          </table:table-cell>
          <table:table-cell table:formula="of:=SUM([.J94:.AMJ94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4:.AMJ94]); &quot;&quot;; [.J$2:.AMJ$2] &amp; &quot;: &quot; &amp; [.J94:.AMJ94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J94:.AMJ94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5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2" calcext:value-type="float">
            <text:p>92</text:p>
          </table:table-cell>
          <table:table-cell table:formula="of:=SUM([.J95:.AMJ95])" office:value-type="float" office:value="19" calcext:value-type="float">
            <text:p>19</text:p>
          </table:table-cell>
          <table:table-cell office:value-type="string" calcext:value-type="string">
            <text:p>180 Minutes Pour Vivre</text:p>
          </table:table-cell>
          <table:table-cell office:value-type="string" calcext:value-type="string">
            <text:p><text:a xlink:href="https://doomwiki.org/wiki/180_Minutes_Pour_Vivre" xlink:type="simple">https://doomwiki.org/wiki/180_Minutes_Pour_Vivre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5:.AMJ95]); &quot;&quot;; [.J$2:.AMJ$2] &amp; &quot;: &quot; &amp; [.J95:.AMJ95]))" office:value-type="string" office:string-value="Azure_Horror: 9, LadyMistDragon: 10" calcext:value-type="string">
            <text:p>Azure_Horror: 9, LadyMistDragon: 10</text:p>
          </table:table-cell>
          <table:table-cell table:style-name="ce17" table:formula="of:=SUMPRODUCT(NOT(ISBLANK([.J95:.AMJ95])))" office:value-type="float" office:value="2" calcext:value-type="float">
            <text:p>2</text:p>
          </table:table-cell>
          <table:table-cell table:number-columns-repeated="161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835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2" calcext:value-type="float">
            <text:p>92</text:p>
          </table:table-cell>
          <table:table-cell table:formula="of:=SUM([.J96:.AMJ96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6:.AMJ96]); &quot;&quot;; [.J$2:.AMJ$2] &amp; &quot;: &quot; &amp; [.J96:.AMJ96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J96:.AMJ96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4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2" calcext:value-type="float">
            <text:p>92</text:p>
          </table:table-cell>
          <table:table-cell table:formula="of:=SUM([.J97:.AMJ97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7:.AMJ97]); &quot;&quot;; [.J$2:.AMJ$2] &amp; &quot;: &quot; &amp; [.J97:.AMJ97]))" office:value-type="string" office:string-value="roadworx: 4, soner du: 3, Philnemba: 3, NaZa: 1, P41R47: 3, Marn: 5" calcext:value-type="string">
            <text:p>roadworx: 4, soner du: 3, Philnemba: 3, NaZa: 1, P41R47: 3, Marn: 5</text:p>
          </table:table-cell>
          <table:table-cell table:style-name="ce17" table:formula="of:=SUMPRODUCT(NOT(ISBLANK([.J97:.AMJ97])))" office:value-type="float" office:value="6" calcext:value-type="float">
            <text:p>6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4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2" calcext:value-type="float">
            <text:p>92</text:p>
          </table:table-cell>
          <table:table-cell table:formula="of:=SUM([.J98:.AMJ98])" office:value-type="float" office:value="19" calcext:value-type="float">
            <text:p>1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98:.AMJ98]); &quot;&quot;; [.J$2:.AMJ$2] &amp; &quot;: &quot; &amp; [.J98:.AMJ98]))" office:value-type="string" office:string-value="Rince-wind: 5, rd: 4, Omniarch: 5, Ryath: 5" calcext:value-type="string">
            <text:p>Rince-wind: 5, rd: 4, Omniarch: 5, Ryath: 5</text:p>
          </table:table-cell>
          <table:table-cell table:style-name="ce17" table:formula="of:=SUMPRODUCT(NOT(ISBLANK([.J98:.AMJ98])))" office:value-type="float" office:value="4" calcext:value-type="float">
            <text:p>4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2" calcext:value-type="float">
            <text:p>92</text:p>
          </table:table-cell>
          <table:table-cell table:formula="of:=SUM([.J99:.AMJ99])" office:value-type="float" office:value="19" calcext:value-type="float">
            <text:p>19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9:.AMJ99]); &quot;&quot;; [.J$2:.AMJ$2] &amp; &quot;: &quot; &amp; [.J99:.AMJ99]))" office:value-type="string" office:string-value="yakfak: 6, Grain of Salt: 8, bemused: 4, akolai: 1" calcext:value-type="string">
            <text:p>yakfak: 6, Grain of Salt: 8, bemused: 4, akolai: 1</text:p>
          </table:table-cell>
          <table:table-cell table:style-name="ce17" table:formula="of:=SUMPRODUCT(NOT(ISBLANK([.J99:.AMJ99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11"/>
          <table:table-cell office:value-type="float" office:value="1" calcext:value-type="float">
            <text:p>1</text:p>
          </table:table-cell>
          <table:table-cell table:number-columns-repeated="837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2" calcext:value-type="float">
            <text:p>92</text:p>
          </table:table-cell>
          <table:table-cell table:formula="of:=SUM([.J100:.AMJ100])" office:value-type="float" office:value="19" calcext:value-type="float">
            <text:p>1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00:.AMJ100]); &quot;&quot;; [.J$2:.AMJ$2] &amp; &quot;: &quot; &amp; [.J100:.AMJ100]))" office:value-type="string" office:string-value="Chamelenoel: 1, JudgeDeadd: 4, Phobus: 10, Dimon12321: 4" calcext:value-type="string">
            <text:p>Chamelenoel: 1, JudgeDeadd: 4, Phobus: 10, Dimon12321: 4</text:p>
          </table:table-cell>
          <table:table-cell table:style-name="ce17" table:formula="of:=SUMPRODUCT(NOT(ISBLANK([.J100:.AMJ100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 table:number-columns-repeated="86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J101:.AMJ101])" office:value-type="float" office:value="18" calcext:value-type="float">
            <text:p>18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1:.AMJ101]); &quot;&quot;; [.J$2:.AMJ$2] &amp; &quot;: &quot; &amp; [.J101:.AMJ101]))" office:value-type="string" office:string-value="yakfak: 4, Payload4367: 5, Ragu: 9" calcext:value-type="string">
            <text:p>yakfak: 4, Payload4367: 5, Ragu: 9</text:p>
          </table:table-cell>
          <table:table-cell table:style-name="ce17" table:formula="of:=SUMPRODUCT(NOT(ISBLANK([.J101:.AMJ101])))" office:value-type="float" office:value="3" calcext:value-type="float">
            <text:p>3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9" calcext:value-type="float">
            <text:p>9</text:p>
          </table:table-cell>
          <table:table-cell table:number-columns-repeated="85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J102:.AMJ102])" office:value-type="float" office:value="18" calcext:value-type="float">
            <text:p>18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102:.AMJ102]); &quot;&quot;; [.J$2:.AMJ$2] &amp; &quot;: &quot; &amp; [.J102:.AMJ102]))" office:value-type="string" office:string-value="ReaperAA: 8, Rince-wind: 5, Ryath: 5" calcext:value-type="string">
            <text:p>ReaperAA: 8, Rince-wind: 5, Ryath: 5</text:p>
          </table:table-cell>
          <table:table-cell table:style-name="ce17" table:formula="of:=SUMPRODUCT(NOT(ISBLANK([.J102:.AMJ102])))" office:value-type="float" office:value="3" calcext:value-type="float">
            <text:p>3</text:p>
          </table:table-cell>
          <table:table-cell table:number-columns-repeated="82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J103:.AMJ103])" office:value-type="float" office:value="18" calcext:value-type="float">
            <text:p>18</text:p>
          </table:table-cell>
          <table:table-cell table:style-name="ce72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03:.AMJ103]); &quot;&quot;; [.J$2:.AMJ$2] &amp; &quot;: &quot; &amp; [.J103:.AMJ103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J103:.AMJ103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9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J104:.AMJ104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4:.AMJ104]); &quot;&quot;; [.J$2:.AMJ$2] &amp; &quot;: &quot; &amp; [.J104:.AMJ104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J104:.AMJ104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2" calcext:value-type="float">
            <text:p>102</text:p>
          </table:table-cell>
          <table:table-cell table:formula="of:=SUM([.J105:.AMJ105])" office:value-type="float" office:value="17" calcext:value-type="float">
            <text:p>1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5:.AMJ105]); &quot;&quot;; [.J$2:.AMJ$2] &amp; &quot;: &quot; &amp; [.J105:.AMJ105]))" office:value-type="string" office:string-value="Dragonfly: 7, guitardz: 2, Jaromir Bergmann: 5, VanaheimRanger: 3" calcext:value-type="string">
            <text:p>Dragonfly: 7, guitardz: 2, Jaromir Bergmann: 5, VanaheimRanger: 3</text:p>
          </table:table-cell>
          <table:table-cell table:style-name="ce17" table:formula="of:=SUMPRODUCT(NOT(ISBLANK([.J105:.AMJ105])))" office:value-type="float" office:value="4" calcext:value-type="float">
            <text:p>4</text:p>
          </table:table-cell>
          <table:table-cell table:number-columns-repeated="46"/>
          <table:table-cell office:value-type="float" office:value="7" calcext:value-type="float">
            <text:p>7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60"/>
          <table:table-cell office:value-type="float" office:value="3" calcext:value-type="float">
            <text:p>3</text:p>
          </table:table-cell>
          <table:table-cell table:number-columns-repeated="86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2" calcext:value-type="float">
            <text:p>102</text:p>
          </table:table-cell>
          <table:table-cell table:formula="of:=SUM([.J106:.AMJ106])" office:value-type="float" office:value="17" calcext:value-type="float">
            <text:p>17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06:.AMJ106]); &quot;&quot;; [.J$2:.AMJ$2] &amp; &quot;: &quot; &amp; [.J106:.AMJ106]))" office:value-type="string" office:string-value="Not Jabba: 5, Sky: 6, ax34: 4, Ezepov: 2" calcext:value-type="string">
            <text:p>Not Jabba: 5, Sky: 6, ax34: 4, Ezepov: 2</text:p>
          </table:table-cell>
          <table:table-cell table:style-name="ce17" table:formula="of:=SUMPRODUCT(NOT(ISBLANK([.J106:.AMJ106])))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62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2" calcext:value-type="float">
            <text:p>102</text:p>
          </table:table-cell>
          <table:table-cell table:formula="of:=SUM([.J107:.AMJ107])" office:value-type="float" office:value="17" calcext:value-type="float">
            <text:p>17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7:.AMJ107]); &quot;&quot;; [.J$2:.AMJ$2] &amp; &quot;: &quot; &amp; [.J107:.AMJ107]))" office:value-type="string" office:string-value="Jaws In Space: 6, Doomkid: 3, everennui: 2, NoisyVelvet: 1, m8f: 4, sapphics: 1" calcext:value-type="string">
            <text:p>Jaws In Space: 6, Doomkid: 3, everennui: 2, NoisyVelvet: 1, m8f: 4, sapphics: 1</text:p>
          </table:table-cell>
          <table:table-cell table:style-name="ce17" table:formula="of:=SUMPRODUCT(NOT(ISBLANK([.J107:.AMJ107])))"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"/>
          <table:table-cell office:value-type="float" office:value="1" calcext:value-type="float">
            <text:p>1</text:p>
          </table:table-cell>
          <table:table-cell table:number-columns-repeated="844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2" calcext:value-type="float">
            <text:p>102</text:p>
          </table:table-cell>
          <table:table-cell table:formula="of:=SUM([.J108:.AMJ108])" office:value-type="float" office:value="17" calcext:value-type="float">
            <text:p>17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8:.AMJ108]); &quot;&quot;; [.J$2:.AMJ$2] &amp; &quot;: &quot; &amp; [.J108:.AMJ108]))" office:value-type="string" office:string-value="Malrionn: 10, behemoth_667: 5, TheGreenZap: 2" calcext:value-type="string">
            <text:p>Malrionn: 10, behemoth_667: 5, TheGreenZap: 2</text:p>
          </table:table-cell>
          <table:table-cell table:style-name="ce17" table:formula="of:=SUMPRODUCT(NOT(ISBLANK([.J108:.AMJ108])))" office:value-type="float" office:value="3" calcext:value-type="float">
            <text:p>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47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6" calcext:value-type="float">
            <text:p>106</text:p>
          </table:table-cell>
          <table:table-cell table:formula="of:=SUM([.J109:.AMJ109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09:.AMJ109]); &quot;&quot;; [.J$2:.AMJ$2] &amp; &quot;: &quot; &amp; [.J109:.AMJ109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J109:.AMJ109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6" calcext:value-type="float">
            <text:p>106</text:p>
          </table:table-cell>
          <table:table-cell table:formula="of:=SUM([.J110:.AMJ110])" office:value-type="float" office:value="16" calcext:value-type="float">
            <text:p>16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0:.AMJ110]); &quot;&quot;; [.J$2:.AMJ$2] &amp; &quot;: &quot; &amp; [.J110:.AMJ110]))" office:value-type="string" office:string-value="Bryan T: 5, dylux: 8, Octillion: 3" calcext:value-type="string">
            <text:p>Bryan T: 5, dylux: 8, Octillion: 3</text:p>
          </table:table-cell>
          <table:table-cell table:style-name="ce17" table:formula="of:=SUMPRODUCT(NOT(ISBLANK([.J110:.AMJ110])))" office:value-type="float" office:value="3" calcext:value-type="float">
            <text:p>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6" calcext:value-type="float">
            <text:p>106</text:p>
          </table:table-cell>
          <table:table-cell table:formula="of:=SUM([.J111:.AMJ111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1:.AMJ111]); &quot;&quot;; [.J$2:.AMJ$2] &amp; &quot;: &quot; &amp; [.J111:.AMJ111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J111:.AMJ111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6" calcext:value-type="float">
            <text:p>106</text:p>
          </table:table-cell>
          <table:table-cell table:formula="of:=SUM([.J112:.AMJ112])" office:value-type="float" office:value="16" calcext:value-type="float">
            <text:p>16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2:.AMJ112]); &quot;&quot;; [.J$2:.AMJ$2] &amp; &quot;: &quot; &amp; [.J112:.AMJ112]))" office:value-type="string" office:string-value="Roofi: 7, Maribo: 9" calcext:value-type="string">
            <text:p>Roofi: 7, Maribo: 9</text:p>
          </table:table-cell>
          <table:table-cell table:style-name="ce17" table:formula="of:=SUMPRODUCT(NOT(ISBLANK([.J112:.AMJ112])))" office:value-type="float" office:value="2" calcext:value-type="float">
            <text:p>2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138"/>
          <table:table-cell office:value-type="float" office:value="9" calcext:value-type="float">
            <text:p>9</text:p>
          </table:table-cell>
          <table:table-cell table:number-columns-repeated="834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6" calcext:value-type="float">
            <text:p>106</text:p>
          </table:table-cell>
          <table:table-cell table:formula="of:=SUM([.J113:.AMJ113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13:.AMJ113]); &quot;&quot;; [.J$2:.AMJ$2] &amp; &quot;: &quot; &amp; [.J113:.AMJ113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J113:.AMJ113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J114:.AMJ114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4:.AMJ114]); &quot;&quot;; [.J$2:.AMJ$2] &amp; &quot;: &quot; &amp; [.J114:.AMJ114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J114:.AMJ114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J115:.AMJ115])" office:value-type="float" office:value="15" calcext:value-type="float">
            <text:p>15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<text:a xlink:href="https://www.doomworld.com/forum/topic/121263-arrival-v101-fix-a-limit-removing-episode-for-doom-ii/" xlink:type="simple">https://www.doomworld.com/forum/topic/121263-arrival-v101-fix-a-limit-removing-episode-for-doom-ii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5:.AMJ115]); &quot;&quot;; [.J$2:.AMJ$2] &amp; &quot;: &quot; &amp; [.J115:.AMJ115]))" office:value-type="string" office:string-value="dosboot: 10, Xeogred: 5" calcext:value-type="string">
            <text:p>dosboot: 10, Xeogred: 5</text:p>
          </table:table-cell>
          <table:table-cell table:style-name="ce17" table:formula="of:=SUMPRODUCT(NOT(ISBLANK([.J115:.AMJ115])))" office:value-type="float" office:value="2" calcext:value-type="float">
            <text:p>2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45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J116:.AMJ116])" office:value-type="float" office:value="15" calcext:value-type="float">
            <text:p>15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16:.AMJ116]); &quot;&quot;; [.J$2:.AMJ$2] &amp; &quot;: &quot; &amp; [.J116:.AMJ116]))" office:value-type="string" office:string-value="Chamelenoel: 3, northivanastan: 6, jerk-o: 3, xdude_gamer: 3" calcext:value-type="string">
            <text:p>Chamelenoel: 3, northivanastan: 6, jerk-o: 3, xdude_gamer: 3</text:p>
          </table:table-cell>
          <table:table-cell table:style-name="ce17" table:formula="of:=SUMPRODUCT(NOT(ISBLANK([.J116:.AMJ116])))"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840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1" calcext:value-type="float">
            <text:p>111</text:p>
          </table:table-cell>
          <table:table-cell table:formula="of:=SUM([.J117:.AMJ117])" office:value-type="float" office:value="15" calcext:value-type="float">
            <text:p>1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17:.AMJ117]); &quot;&quot;; [.J$2:.AMJ$2] &amp; &quot;: &quot; &amp; [.J117:.AMJ117]))" office:value-type="string" office:string-value="Spectra: 1, Voltcom9: 1, TheMightyHeracross: 3, northivanastan: 3, jerk-o: 3, xdude_gamer: 4" calcext:value-type="string">
            <text:p>Spectra: 1, Voltcom9: 1, TheMightyHeracross: 3, northivanastan: 3, jerk-o: 3, xdude_gamer: 4</text:p>
          </table:table-cell>
          <table:table-cell table:style-name="ce17" table:formula="of:=SUMPRODUCT(NOT(ISBLANK([.J117:.AMJ117])))" office:value-type="float" office:value="6" calcext:value-type="float">
            <text:p>6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40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1" calcext:value-type="float">
            <text:p>111</text:p>
          </table:table-cell>
          <table:table-cell table:formula="of:=SUM([.J118:.AMJ118])" office:value-type="float" office:value="15" calcext:value-type="float">
            <text:p>15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<text:a xlink:href="https://doomwiki.org/wiki/Magnolia" xlink:type="simple">https://doomwiki.org/wiki/Magnolia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8:.AMJ118]); &quot;&quot;; [.J$2:.AMJ$2] &amp; &quot;: &quot; &amp; [.J118:.AMJ118]))" office:value-type="string" office:string-value="msx2plus: 5, akolai: 10" calcext:value-type="string">
            <text:p>msx2plus: 5, akolai: 10</text:p>
          </table:table-cell>
          <table:table-cell table:style-name="ce17" table:formula="of:=SUMPRODUCT(NOT(ISBLANK([.J118:.AMJ118])))" office:value-type="float" office:value="2" calcext:value-type="float">
            <text:p>2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3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1" calcext:value-type="float">
            <text:p>111</text:p>
          </table:table-cell>
          <table:table-cell table:formula="of:=SUM([.J119:.AMJ119])" office:value-type="float" office:value="15" calcext:value-type="float">
            <text:p>15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9:.AMJ119]); &quot;&quot;; [.J$2:.AMJ$2] &amp; &quot;: &quot; &amp; [.J119:.AMJ119]))" office:value-type="string" office:string-value="joepallai: 4, vdgg: 6, Hitherto: 5" calcext:value-type="string">
            <text:p>joepallai: 4, vdgg: 6, Hitherto: 5</text:p>
          </table:table-cell>
          <table:table-cell table:style-name="ce17" table:formula="of:=SUMPRODUCT(NOT(ISBLANK([.J119:.AMJ119])))" office:value-type="float" office:value="3" calcext:value-type="float">
            <text:p>3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839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1" calcext:value-type="float">
            <text:p>111</text:p>
          </table:table-cell>
          <table:table-cell table:formula="of:=SUM([.J120:.AMJ120])" office:value-type="float" office:value="15" calcext:value-type="float">
            <text:p>15</text:p>
          </table:table-cell>
          <table:table-cell table:style-name="ce72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0:.AMJ120]); &quot;&quot;; [.J$2:.AMJ$2] &amp; &quot;: &quot; &amp; [.J120:.AMJ120]))" office:value-type="string" office:string-value="Ivory Duke: 5, lokbustam257: 10" calcext:value-type="string">
            <text:p>Ivory Duke: 5, lokbustam257: 10</text:p>
          </table:table-cell>
          <table:table-cell table:style-name="ce17" table:formula="of:=SUMPRODUCT(NOT(ISBLANK([.J120:.AMJ120])))"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10" calcext:value-type="float">
            <text:p>10</text:p>
          </table:table-cell>
          <table:table-cell table:number-columns-repeated="849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8" calcext:value-type="float">
            <text:p>118</text:p>
          </table:table-cell>
          <table:table-cell table:formula="of:=SUM([.J121:.AMJ121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1:.AMJ121]); &quot;&quot;; [.J$2:.AMJ$2] &amp; &quot;: &quot; &amp; [.J121:.AMJ121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J121:.AMJ121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8" calcext:value-type="float">
            <text:p>118</text:p>
          </table:table-cell>
          <table:table-cell table:formula="of:=SUM([.J122:.AMJ122])" office:value-type="float" office:value="14" calcext:value-type="float">
            <text:p>14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2:.AMJ122]); &quot;&quot;; [.J$2:.AMJ$2] &amp; &quot;: &quot; &amp; [.J122:.AMJ122]))" office:value-type="string" office:string-value="Lorenz0: 5, JuanchoES: 1, whybmonotacrab: 8" calcext:value-type="string">
            <text:p>Lorenz0: 5, JuanchoES: 1, whybmonotacrab: 8</text:p>
          </table:table-cell>
          <table:table-cell table:style-name="ce17" table:formula="of:=SUMPRODUCT(NOT(ISBLANK([.J122:.AMJ122])))" office:value-type="float" office:value="3" calcext:value-type="float">
            <text:p>3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46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8" calcext:value-type="float">
            <text:p>118</text:p>
          </table:table-cell>
          <table:table-cell table:formula="of:=SUM([.J123:.AMJ123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3:.AMJ123]); &quot;&quot;; [.J$2:.AMJ$2] &amp; &quot;: &quot; &amp; [.J123:.AMJ123]))" office:value-type="string" office:string-value="Octillion: 9, joepallai: 1, BohdanZPM: 4" calcext:value-type="string">
            <text:p>Octillion: 9, joepallai: 1, BohdanZPM: 4</text:p>
          </table:table-cell>
          <table:table-cell table:style-name="ce17" table:formula="of:=SUMPRODUCT(NOT(ISBLANK([.J123:.AMJ123])))" office:value-type="float" office:value="3" calcext:value-type="float">
            <text:p>3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8" calcext:value-type="float">
            <text:p>118</text:p>
          </table:table-cell>
          <table:table-cell table:formula="of:=SUM([.J124:.AMJ124])" office:value-type="float" office:value="14" calcext:value-type="float">
            <text:p>14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4:.AMJ124]); &quot;&quot;; [.J$2:.AMJ$2] &amp; &quot;: &quot; &amp; [.J124:.AMJ124]))" office:value-type="string" office:string-value="Spectra: 8, Pierrot: 6" calcext:value-type="string">
            <text:p>Spectra: 8, Pierrot: 6</text:p>
          </table:table-cell>
          <table:table-cell table:style-name="ce17" table:formula="of:=SUMPRODUCT(NOT(ISBLANK([.J124:.AMJ124])))" office:value-type="float" office:value="2" calcext:value-type="float">
            <text:p>2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8"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8" calcext:value-type="float">
            <text:p>118</text:p>
          </table:table-cell>
          <table:table-cell table:formula="of:=SUM([.J125:.AMJ125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5:.AMJ125]); &quot;&quot;; [.J$2:.AMJ$2] &amp; &quot;: &quot; &amp; [.J125:.AMJ125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J125:.AMJ125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71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8" calcext:value-type="float">
            <text:p>118</text:p>
          </table:table-cell>
          <table:table-cell table:formula="of:=SUM([.J126:.AMJ126])" office:value-type="float" office:value="14" calcext:value-type="float">
            <text:p>1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6:.AMJ126]); &quot;&quot;; [.J$2:.AMJ$2] &amp; &quot;: &quot; &amp; [.J126:.AMJ126]))" office:value-type="string" office:string-value="T-Rex: 3, valkiriforce: 1, Ragu: 10" calcext:value-type="string">
            <text:p>T-Rex: 3, valkiriforce: 1, Ragu: 10</text:p>
          </table:table-cell>
          <table:table-cell table:style-name="ce17" table:formula="of:=SUMPRODUCT(NOT(ISBLANK([.J126:.AMJ126])))" office:value-type="float" office:value="3" calcext:value-type="float">
            <text:p>3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851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8" calcext:value-type="float">
            <text:p>118</text:p>
          </table:table-cell>
          <table:table-cell table:formula="of:=SUM([.J127:.AMJ127])" office:value-type="float" office:value="14" calcext:value-type="float">
            <text:p>14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7:.AMJ127]); &quot;&quot;; [.J$2:.AMJ$2] &amp; &quot;: &quot; &amp; [.J127:.AMJ127]))" office:value-type="string" office:string-value="Dragonfly: 5, Simomarchi: 9" calcext:value-type="string">
            <text:p>Dragonfly: 5, Simomarchi: 9</text:p>
          </table:table-cell>
          <table:table-cell table:style-name="ce17" table:formula="of:=SUMPRODUCT(NOT(ISBLANK([.J127:.AMJ127])))" office:value-type="float" office:value="2" calcext:value-type="float">
            <text:p>2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8" calcext:value-type="float">
            <text:p>118</text:p>
          </table:table-cell>
          <table:table-cell table:formula="of:=SUM([.J128:.AMJ128])" office:value-type="float" office:value="14" calcext:value-type="float">
            <text:p>14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8:.AMJ128]); &quot;&quot;; [.J$2:.AMJ$2] &amp; &quot;: &quot; &amp; [.J128:.AMJ128]))" office:value-type="string" office:string-value="WH-Wilou84: 2, TheNerdTurtle2: 9, jerk-o: 3" calcext:value-type="string">
            <text:p>WH-Wilou84: 2, TheNerdTurtle2: 9, jerk-o: 3</text:p>
          </table:table-cell>
          <table:table-cell table:style-name="ce17" table:formula="of:=SUMPRODUCT(NOT(ISBLANK([.J128:.AMJ128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862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6" calcext:value-type="float">
            <text:p>126</text:p>
          </table:table-cell>
          <table:table-cell table:formula="of:=SUM([.J129:.AMJ129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9:.AMJ129]); &quot;&quot;; [.J$2:.AMJ$2] &amp; &quot;: &quot; &amp; [.J129:.AMJ129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J129:.AMJ129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6" calcext:value-type="float">
            <text:p>126</text:p>
          </table:table-cell>
          <table:table-cell table:formula="of:=SUM([.J130:.AMJ130])" office:value-type="float" office:value="13" calcext:value-type="float">
            <text:p>1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0:.AMJ130]); &quot;&quot;; [.J$2:.AMJ$2] &amp; &quot;: &quot; &amp; [.J130:.AMJ130]))" office:value-type="string" office:string-value="Mr. Freeze: 3, Lewonx: 10" calcext:value-type="string">
            <text:p>Mr. Freeze: 3, Lewonx: 10</text:p>
          </table:table-cell>
          <table:table-cell table:style-name="ce17" table:formula="of:=SUMPRODUCT(NOT(ISBLANK([.J130:.AMJ130])))"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47"/>
          <table:table-cell office:value-type="float" office:value="10" calcext:value-type="float">
            <text:p>10</text:p>
          </table:table-cell>
          <table:table-cell table:number-columns-repeated="857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6" calcext:value-type="float">
            <text:p>126</text:p>
          </table:table-cell>
          <table:table-cell table:formula="of:=SUM([.J131:.AMJ131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1:.AMJ131]); &quot;&quot;; [.J$2:.AMJ$2] &amp; &quot;: &quot; &amp; [.J131:.AMJ131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J131:.AMJ131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4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6" calcext:value-type="float">
            <text:p>126</text:p>
          </table:table-cell>
          <table:table-cell table:formula="of:=SUM([.J132:.AMJ132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2:.AMJ132]); &quot;&quot;; [.J$2:.AMJ$2] &amp; &quot;: &quot; &amp; [.J132:.AMJ132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J132:.AMJ132])))" office:value-type="float" office:value="3" calcext:value-type="float">
            <text:p>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6" calcext:value-type="float">
            <text:p>126</text:p>
          </table:table-cell>
          <table:table-cell table:formula="of:=SUM([.J133:.AMJ133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3:.AMJ133]); &quot;&quot;; [.J$2:.AMJ$2] &amp; &quot;: &quot; &amp; [.J133:.AMJ133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J133:.AMJ133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6" calcext:value-type="float">
            <text:p>126</text:p>
          </table:table-cell>
          <table:table-cell table:formula="of:=SUM([.J134:.AMJ134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4:.AMJ134]); &quot;&quot;; [.J$2:.AMJ$2] &amp; &quot;: &quot; &amp; [.J134:.AMJ134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J134:.AMJ134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6" calcext:value-type="float">
            <text:p>126</text:p>
          </table:table-cell>
          <table:table-cell table:formula="of:=SUM([.J135:.AMJ135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5:.AMJ135]); &quot;&quot;; [.J$2:.AMJ$2] &amp; &quot;: &quot; &amp; [.J135:.AMJ135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J135:.AMJ135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4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6" calcext:value-type="float">
            <text:p>126</text:p>
          </table:table-cell>
          <table:table-cell table:formula="of:=SUM([.J136:.AMJ136])" office:value-type="float" office:value="13" calcext:value-type="float">
            <text:p>13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6:.AMJ136]); &quot;&quot;; [.J$2:.AMJ$2] &amp; &quot;: &quot; &amp; [.J136:.AMJ136]))" office:value-type="string" office:string-value="tmorrow: 2, eharper256: 5, Warrex: 2, toxic.rat: 4" calcext:value-type="string">
            <text:p>tmorrow: 2, eharper256: 5, Warrex: 2, toxic.rat: 4</text:p>
          </table:table-cell>
          <table:table-cell table:style-name="ce17" table:formula="of:=SUMPRODUCT(NOT(ISBLANK([.J136:.AMJ136])))" office:value-type="float" office:value="4" calcext:value-type="float">
            <text:p>4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85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6" calcext:value-type="float">
            <text:p>126</text:p>
          </table:table-cell>
          <table:table-cell table:formula="of:=SUM([.J137:.AMJ137])" office:value-type="float" office:value="13" calcext:value-type="float">
            <text:p>13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doomwiki.org/wiki/Wow" xlink:type="simple">https://doomwiki.org/wiki/Wow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37:.AMJ137]); &quot;&quot;; [.J$2:.AMJ$2] &amp; &quot;: &quot; &amp; [.J137:.AMJ137]))" office:value-type="string" office:string-value="AnonimVio: 10, Apaul27: 1, jerk-o: 2" calcext:value-type="string">
            <text:p>AnonimVio: 10, Apaul27: 1, jerk-o: 2</text:p>
          </table:table-cell>
          <table:table-cell table:style-name="ce17" table:formula="of:=SUMPRODUCT(NOT(ISBLANK([.J137:.AMJ137])))" office:value-type="float" office:value="3" calcext:value-type="float">
            <text:p>3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862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6" calcext:value-type="float">
            <text:p>126</text:p>
          </table:table-cell>
          <table:table-cell table:formula="of:=SUM([.J138:.AMJ138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8:.AMJ138]); &quot;&quot;; [.J$2:.AMJ$2] &amp; &quot;: &quot; &amp; [.J138:.AMJ138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J138:.AMJ138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4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6" calcext:value-type="float">
            <text:p>136</text:p>
          </table:table-cell>
          <table:table-cell table:formula="of:=SUM([.J139:.AMJ139])" office:value-type="float" office:value="12" calcext:value-type="float">
            <text:p>12</text:p>
          </table:table-cell>
          <table:table-cell office:value-type="string" calcext:value-type="string">
            <text:p>AUGER﻿;﻿ZENITH</text:p>
          </table:table-cell>
          <table:table-cell office:value-type="string" calcext:value-type="string">
            <text:p><text:a xlink:href="https://www.doomworld.com/forum/topic/123042-dbp37-augerzenith-the-cyberpunk-megawad/" xlink:type="simple">https://www.doomworld.com/forum/topic/123042-dbp37-augerzenith-the-cyberpunk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9:.AMJ139]); &quot;&quot;; [.J$2:.AMJ$2] &amp; &quot;: &quot; &amp; [.J139:.AMJ139]))" office:value-type="string" office:string-value="&lt;&lt;Rewind: 4, Ezepov: 8" calcext:value-type="string">
            <text:p>&lt;&lt;Rewind: 4, Ezepov: 8</text:p>
          </table:table-cell>
          <table:table-cell table:style-name="ce17" table:formula="of:=SUMPRODUCT(NOT(ISBLANK([.J139:.AMJ139])))" office:value-type="float" office:value="2" calcext:value-type="float">
            <text:p>2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8" calcext:value-type="float">
            <text:p>8</text:p>
          </table:table-cell>
          <table:table-cell table:number-columns-repeated="838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6" calcext:value-type="float">
            <text:p>136</text:p>
          </table:table-cell>
          <table:table-cell table:formula="of:=SUM([.J140:.AMJ140])" office:value-type="float" office:value="12" calcext:value-type="float">
            <text:p>1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0:.AMJ140]); &quot;&quot;; [.J$2:.AMJ$2] &amp; &quot;: &quot; &amp; [.J140:.AMJ140]))" office:value-type="string" office:string-value="valkiriforce: 2, A.H. Sankhatayan: 10" calcext:value-type="string">
            <text:p>valkiriforce: 2, A.H. Sankhatayan: 10</text:p>
          </table:table-cell>
          <table:table-cell table:style-name="ce17" table:formula="of:=SUMPRODUCT(NOT(ISBLANK([.J140:.AMJ140])))" office:value-type="float" office:value="2" calcext:value-type="float">
            <text:p>2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7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6" calcext:value-type="float">
            <text:p>136</text:p>
          </table:table-cell>
          <table:table-cell table:formula="of:=SUM([.J141:.AMJ141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1:.AMJ141]); &quot;&quot;; [.J$2:.AMJ$2] &amp; &quot;: &quot; &amp; [.J141:.AMJ141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J141:.AMJ141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6" calcext:value-type="float">
            <text:p>136</text:p>
          </table:table-cell>
          <table:table-cell table:formula="of:=SUM([.J142:.AMJ142])" office:value-type="float" office:value="12" calcext:value-type="float">
            <text:p>12</text:p>
          </table:table-cell>
          <table:table-cell office:value-type="string" calcext:value-type="string">
            <text:p>Lunar Catastrophe</text:p>
          </table:table-cell>
          <table:table-cell office:value-type="string" calcext:value-type="string">
            <text:p><text:a xlink:href="https://doomwiki.org/wiki/Lunar_Catastrophe" xlink:type="simple">https://doomwiki.org/wiki/Lunar_Catastrophe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42:.AMJ142]); &quot;&quot;; [.J$2:.AMJ$2] &amp; &quot;: &quot; &amp; [.J142:.AMJ142]))" office:value-type="string" office:string-value="dosboot: 10, Xeogred: 2" calcext:value-type="string">
            <text:p>dosboot: 10, Xeogred: 2</text:p>
          </table:table-cell>
          <table:table-cell table:style-name="ce17" table:formula="of:=SUMPRODUCT(NOT(ISBLANK([.J142:.AMJ142])))" office:value-type="float" office:value="2" calcext:value-type="float">
            <text:p>2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6" calcext:value-type="float">
            <text:p>136</text:p>
          </table:table-cell>
          <table:table-cell table:formula="of:=SUM([.J143:.AMJ143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3:.AMJ143]); &quot;&quot;; [.J$2:.AMJ$2] &amp; &quot;: &quot; &amp; [.J143:.AMJ143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J143:.AMJ143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6" calcext:value-type="float">
            <text:p>136</text:p>
          </table:table-cell>
          <table:table-cell table:formula="of:=SUM([.J144:.AMJ144])" office:value-type="float" office:value="12" calcext:value-type="float">
            <text:p>12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4:.AMJ144]); &quot;&quot;; [.J$2:.AMJ$2] &amp; &quot;: &quot; &amp; [.J144:.AMJ144]))" office:value-type="string" office:string-value="Spectra: 6, P41R47: 6" calcext:value-type="string">
            <text:p>Spectra: 6, P41R47: 6</text:p>
          </table:table-cell>
          <table:table-cell table:style-name="ce17" table:formula="of:=SUMPRODUCT(NOT(ISBLANK([.J144:.AMJ144])))" office:value-type="float" office:value="2" calcext:value-type="float">
            <text:p>2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02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6" calcext:value-type="float">
            <text:p>136</text:p>
          </table:table-cell>
          <table:table-cell table:formula="of:=SUM([.J145:.AMJ145])" office:value-type="float" office:value="12" calcext:value-type="float">
            <text:p>1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5:.AMJ145]); &quot;&quot;; [.J$2:.AMJ$2] &amp; &quot;: &quot; &amp; [.J145:.AMJ145]))" office:value-type="string" office:string-value="Doomkid: 2, A.H. Sankhatayan: 1, Fadri: 2, nikitsune: 7" calcext:value-type="string">
            <text:p>Doomkid: 2, A.H. Sankhatayan: 1, Fadri: 2, nikitsune: 7</text:p>
          </table:table-cell>
          <table:table-cell table:style-name="ce17" table:formula="of:=SUMPRODUCT(NOT(ISBLANK([.J145:.AMJ145])))"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841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3" calcext:value-type="float">
            <text:p>143</text:p>
          </table:table-cell>
          <table:table-cell table:formula="of:=SUM([.J146:.AMJ146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46:.AMJ146]); &quot;&quot;; [.J$2:.AMJ$2] &amp; &quot;: &quot; &amp; [.J146:.AMJ146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J146:.AMJ146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3" calcext:value-type="float">
            <text:p>143</text:p>
          </table:table-cell>
          <table:table-cell table:formula="of:=SUM([.J147:.AMJ147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7:.AMJ147]); &quot;&quot;; [.J$2:.AMJ$2] &amp; &quot;: &quot; &amp; [.J147:.AMJ147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J147:.AMJ147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0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3" calcext:value-type="float">
            <text:p>143</text:p>
          </table:table-cell>
          <table:table-cell table:formula="of:=SUM([.J148:.AMJ148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8:.AMJ148]); &quot;&quot;; [.J$2:.AMJ$2] &amp; &quot;: &quot; &amp; [.J148:.AMJ148]))" office:value-type="string" office:string-value="yakfak: 7, m8f: 4" calcext:value-type="string">
            <text:p>yakfak: 7, m8f: 4</text:p>
          </table:table-cell>
          <table:table-cell table:style-name="ce17" table:formula="of:=SUMPRODUCT(NOT(ISBLANK([.J148:.AMJ148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3" calcext:value-type="float">
            <text:p>143</text:p>
          </table:table-cell>
          <table:table-cell table:formula="of:=SUM([.J149:.AMJ149])" office:value-type="float" office:value="11" calcext:value-type="float">
            <text:p>11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49:.AMJ149]); &quot;&quot;; [.J$2:.AMJ$2] &amp; &quot;: &quot; &amp; [.J149:.AMJ149]))" office:value-type="string" office:string-value="TheMightyHeracross: 2, Worm318: 3, Warrex: 5, SOSU: 1" calcext:value-type="string">
            <text:p>TheMightyHeracross: 2, Worm318: 3, Warrex: 5, SOSU: 1</text:p>
          </table:table-cell>
          <table:table-cell table:style-name="ce17" table:formula="of:=SUMPRODUCT(NOT(ISBLANK([.J149:.AMJ149])))" office:value-type="float" office:value="4" calcext:value-type="float">
            <text:p>4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4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3" calcext:value-type="float">
            <text:p>143</text:p>
          </table:table-cell>
          <table:table-cell table:formula="of:=SUM([.J150:.AMJ150])" office:value-type="float" office:value="11" calcext:value-type="float">
            <text:p>11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doomwiki.org/wiki/Doomsday_of_UAC" xlink:type="simple">https://doomwiki.org/wiki/Doomsday_of_UAC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50:.AMJ150]); &quot;&quot;; [.J$2:.AMJ$2] &amp; &quot;: &quot; &amp; [.J150:.AMJ150]))" office:value-type="string" office:string-value="Jaws In Space: 2, Ed: 5, joepallai: 3, Ragu: 1" calcext:value-type="string">
            <text:p>Jaws In Space: 2, Ed: 5, joepallai: 3, Ragu: 1</text:p>
          </table:table-cell>
          <table:table-cell table:style-name="ce17" table:formula="of:=SUMPRODUCT(NOT(ISBLANK([.J150:.AMJ150])))"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851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3" calcext:value-type="float">
            <text:p>143</text:p>
          </table:table-cell>
          <table:table-cell table:formula="of:=SUM([.J151:.AMJ151])" office:value-type="float" office:value="11" calcext:value-type="float">
            <text:p>11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1:.AMJ151]); &quot;&quot;; [.J$2:.AMJ$2] &amp; &quot;: &quot; &amp; [.J151:.AMJ151]))" office:value-type="string" office:string-value="Makedounia: 4, DOEL: 7" calcext:value-type="string">
            <text:p>Makedounia: 4, DOEL: 7</text:p>
          </table:table-cell>
          <table:table-cell table:style-name="ce17" table:formula="of:=SUMPRODUCT(NOT(ISBLANK([.J151:.AMJ151])))" office:value-type="float" office:value="2" calcext:value-type="float">
            <text:p>2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3" calcext:value-type="float">
            <text:p>143</text:p>
          </table:table-cell>
          <table:table-cell table:formula="of:=SUM([.J152:.AMJ152])" office:value-type="float" office:value="11" calcext:value-type="float">
            <text:p>11</text:p>
          </table:table-cell>
          <table:table-cell office:value-type="string" calcext:value-type="string">
            <text:p>Running Late 2</text:p>
          </table:table-cell>
          <table:table-cell office:value-type="string" calcext:value-type="string">
            <text:p><text:a xlink:href="https://www.doomworld.com/idgames/levels/doom2/Ports/megawads/rl2" xlink:type="simple">https://www.doomworld.com/idgames/levels/doom2/Ports/megawads/rl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2:.AMJ152]); &quot;&quot;; [.J$2:.AMJ$2] &amp; &quot;: &quot; &amp; [.J152:.AMJ152]))" office:value-type="string" office:string-value="Deadwing: 6, Ezepov: 5" calcext:value-type="string">
            <text:p>Deadwing: 6, Ezepov: 5</text:p>
          </table:table-cell>
          <table:table-cell table:style-name="ce17" table:formula="of:=SUMPRODUCT(NOT(ISBLANK([.J152:.AMJ152])))" office:value-type="float" office:value="2" calcext:value-type="float">
            <text:p>2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60"/>
          <table:table-cell office:value-type="float" office:value="5" calcext:value-type="float">
            <text:p>5</text:p>
          </table:table-cell>
          <table:table-cell table:number-columns-repeated="83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3" calcext:value-type="float">
            <text:p>143</text:p>
          </table:table-cell>
          <table:table-cell table:formula="of:=SUM([.J153:.AMJ153])" office:value-type="float" office:value="11" calcext:value-type="float">
            <text:p>11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<text:a xlink:href="https://doomwiki.org/wiki/Super_Sonic_Doom" xlink:type="simple">https://doomwiki.org/wiki/Super_Sonic_Doom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3:.AMJ153]); &quot;&quot;; [.J$2:.AMJ$2] &amp; &quot;: &quot; &amp; [.J153:.AMJ153]))" office:value-type="string" office:string-value="TJG1289: 2, Doomlover77: 9" calcext:value-type="string">
            <text:p>TJG1289: 2, Doomlover77: 9</text:p>
          </table:table-cell>
          <table:table-cell table:style-name="ce17" table:formula="of:=SUMPRODUCT(NOT(ISBLANK([.J153:.AMJ153])))" office:value-type="float" office:value="2" calcext:value-type="float">
            <text:p>2</text:p>
          </table:table-cell>
          <table:table-cell table:number-columns-repeated="154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9" calcext:value-type="float">
            <text:p>9</text:p>
          </table:table-cell>
          <table:table-cell table:number-columns-repeated="836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3" calcext:value-type="float">
            <text:p>143</text:p>
          </table:table-cell>
          <table:table-cell table:formula="of:=SUM([.J154:.AMJ154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54:.AMJ154]); &quot;&quot;; [.J$2:.AMJ$2] &amp; &quot;: &quot; &amp; [.J154:.AMJ154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J154:.AMJ154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2" calcext:value-type="float">
            <text:p>152</text:p>
          </table:table-cell>
          <table:table-cell table:formula="of:=SUM([.J155:.AMJ155])" office:value-type="float" office:value="10" calcext:value-type="float">
            <text:p>10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<text:a xlink:href="https://www.doomworld.com/idgames/levels/doom/Ports/0-9/007ltsd" xlink:type="simple">https://www.doomworld.com/idgames/levels/doom/Ports/0-9/007lts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55:.AMJ155]); &quot;&quot;; [.J$2:.AMJ$2] &amp; &quot;: &quot; &amp; [.J155:.AMJ155]))" office:value-type="string" office:string-value="Doomlover77: 10" calcext:value-type="string">
            <text:p>Doomlover77: 10</text:p>
          </table:table-cell>
          <table:table-cell table:number-columns-repeated="179"/>
          <table:table-cell office:value-type="float" office:value="10" calcext:value-type="float">
            <text:p>10</text:p>
          </table:table-cell>
          <table:table-cell table:number-columns-repeated="836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2" calcext:value-type="float">
            <text:p>152</text:p>
          </table:table-cell>
          <table:table-cell table:formula="of:=SUM([.J156:.AMJ156])" office:value-type="float" office:value="10" calcext:value-type="float">
            <text:p>10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6:.AMJ156]); &quot;&quot;; [.J$2:.AMJ$2] &amp; &quot;: &quot; &amp; [.J156:.AMJ156]))" office:value-type="string" office:string-value="TheNerdTurtle2: 2, Li'l devil: 8" calcext:value-type="string">
            <text:p>TheNerdTurtle2: 2, Li'l devil: 8</text:p>
          </table:table-cell>
          <table:table-cell table:style-name="ce17" table:formula="of:=SUMPRODUCT(NOT(ISBLANK([.J156:.AMJ156])))" office:value-type="float" office:value="2" calcext:value-type="float">
            <text:p>2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8" calcext:value-type="float">
            <text:p>8</text:p>
          </table:table-cell>
          <table:table-cell table:number-columns-repeated="84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2" calcext:value-type="float">
            <text:p>152</text:p>
          </table:table-cell>
          <table:table-cell table:formula="of:=SUM([.J157:.AMJ157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7:.AMJ157]); &quot;&quot;; [.J$2:.AMJ$2] &amp; &quot;: &quot; &amp; [.J157:.AMJ157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J157:.AMJ157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0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2" calcext:value-type="float">
            <text:p>152</text:p>
          </table:table-cell>
          <table:table-cell table:formula="of:=SUM([.J158:.AMJ158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8:.AMJ158]); &quot;&quot;; [.J$2:.AMJ$2] &amp; &quot;: &quot; &amp; [.J158:.AMJ158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J158:.AMJ158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2" calcext:value-type="float">
            <text:p>152</text:p>
          </table:table-cell>
          <table:table-cell table:formula="of:=SUM([.J159:.AMJ159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9:.AMJ159]); &quot;&quot;; [.J$2:.AMJ$2] &amp; &quot;: &quot; &amp; [.J159:.AMJ159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J159:.AMJ159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2" calcext:value-type="float">
            <text:p>152</text:p>
          </table:table-cell>
          <table:table-cell table:formula="of:=SUM([.J160:.AMJ160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0:.AMJ160]); &quot;&quot;; [.J$2:.AMJ$2] &amp; &quot;: &quot; &amp; [.J160:.AMJ160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J160:.AMJ160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7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2" calcext:value-type="float">
            <text:p>152</text:p>
          </table:table-cell>
          <table:table-cell table:formula="of:=SUM([.J161:.AMJ161])" office:value-type="float" office:value="10" calcext:value-type="float">
            <text:p>10</text:p>
          </table:table-cell>
          <table:table-cell office:value-type="string" calcext:value-type="string">
            <text:p>Finely Crafted Fetish Film</text:p>
          </table:table-cell>
          <table:table-cell office:value-type="string" calcext:value-type="string">
            <text:p><text:a xlink:href="https://www.doomworld.com/forum/topic/104608-finely-crafted-fetish-film-7-puzzle-maps-for-boom/" xlink:type="simple">https://www.doomworld.com/forum/topic/104608-finely-crafted-fetish-film-7-puzzle-maps-for-b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1:.AMJ161]); &quot;&quot;; [.J$2:.AMJ$2] &amp; &quot;: &quot; &amp; [.J161:.AMJ161]))" office:value-type="string" office:string-value="akolai: 10" calcext:value-type="string">
            <text:p>akolai: 10</text:p>
          </table:table-cell>
          <table:table-cell table:style-name="ce17" table:formula="of:=SUMPRODUCT(NOT(ISBLANK([.J161:.AMJ161])))" office:value-type="float" office:value="1" calcext:value-type="float">
            <text:p>1</text:p>
          </table:table-cell>
          <table:table-cell table:number-columns-repeated="177"/>
          <table:table-cell office:value-type="float" office:value="10" calcext:value-type="float">
            <text:p>10</text:p>
          </table:table-cell>
          <table:table-cell table:number-columns-repeated="83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2" calcext:value-type="float">
            <text:p>152</text:p>
          </table:table-cell>
          <table:table-cell table:formula="of:=SUM([.J162:.AMJ162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2:.AMJ162]); &quot;&quot;; [.J$2:.AMJ$2] &amp; &quot;: &quot; &amp; [.J162:.AMJ162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J162:.AMJ162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2" calcext:value-type="float">
            <text:p>152</text:p>
          </table:table-cell>
          <table:table-cell table:formula="of:=SUM([.J163:.AMJ163])" office:value-type="float" office:value="10" calcext:value-type="float">
            <text:p>10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<text:a xlink:href="https://www.doomworld.com/forum/topic/125238-judgment-32-map-mbf21-megawad-rc1/" xlink:type="simple">https://www.doomworld.com/forum/topic/125238-judgment-32-map-mbf21-megawad-rc1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3:.AMJ163]); &quot;&quot;; [.J$2:.AMJ$2] &amp; &quot;: &quot; &amp; [.J163:.AMJ163]))" office:value-type="string" office:string-value="&lt;&lt;Rewind: 10" calcext:value-type="string">
            <text:p>&lt;&lt;Rewind: 10</text:p>
          </table:table-cell>
          <table:table-cell table:style-name="ce17" table:formula="of:=SUMPRODUCT(NOT(ISBLANK([.J163:.AMJ163])))" office:value-type="float" office:value="1" calcext:value-type="float">
            <text:p>1</text:p>
          </table:table-cell>
          <table:table-cell table:number-columns-repeated="122"/>
          <table:table-cell office:value-type="float" office:value="10" calcext:value-type="float">
            <text:p>10</text:p>
          </table:table-cell>
          <table:table-cell table:number-columns-repeated="892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2" calcext:value-type="float">
            <text:p>152</text:p>
          </table:table-cell>
          <table:table-cell table:formula="of:=SUM([.J164:.AMJ164])" office:value-type="float" office:value="10" calcext:value-type="float">
            <text:p>10</text:p>
          </table:table-cell>
          <table:table-cell office:value-type="string" calcext:value-type="string">
            <text:p>Osiris TC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4:.AMJ164]); &quot;&quot;; [.J$2:.AMJ$2] &amp; &quot;: &quot; &amp; [.J164:.AMJ164]))" office:value-type="string" office:string-value="Vorpal: 5, Uncle 80: 2, Hitherto: 3" calcext:value-type="string">
            <text:p>Vorpal: 5, Uncle 80: 2, Hitherto: 3</text:p>
          </table:table-cell>
          <table:table-cell table:style-name="ce17" table:formula="of:=SUMPRODUCT(NOT(ISBLANK([.J164:.AMJ164])))"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49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39"/>
        </table:table-row>
        <table:table-row table:style-name="ro4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2" calcext:value-type="float">
            <text:p>152</text:p>
          </table:table-cell>
          <table:table-cell table:formula="of:=SUM([.J165:.AMJ165])" office:value-type="float" office:value="10" calcext:value-type="float">
            <text:p>10</text:p>
          </table:table-cell>
          <table:table-cell office:value-type="string" calcext:value-type="string">
            <text:p>Plutonia AD﻿</text:p>
          </table:table-cell>
          <table:table-cell office:value-type="string" calcext:value-type="string">
            <text:p><text:a xlink:href="https://www.doomworld.com/forum/topic/91779-a-few-maps-for-plutonia-5-maps/" xlink:type="simple">https://www.doomworld.com/forum/topic/91779-a-few-maps-for-plutonia-5-maps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165:.AMJ165]); &quot;&quot;; [.J$2:.AMJ$2] &amp; &quot;: &quot; &amp; [.J165:.AMJ165]))" office:value-type="string" office:string-value="dosboot: 10" calcext:value-type="string">
            <text:p>dosboot: 10</text:p>
          </table:table-cell>
          <table:table-cell table:style-name="ce17" table:formula="of:=SUMPRODUCT(NOT(ISBLANK([.J165:.AMJ165])))" office:value-type="float" office:value="1" calcext:value-type="float">
            <text:p>1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2" calcext:value-type="float">
            <text:p>152</text:p>
          </table:table-cell>
          <table:table-cell table:formula="of:=SUM([.J166:.AMJ166])" office:value-type="float" office:value="10" calcext:value-type="float">
            <text:p>10</text:p>
          </table:table-cell>
          <table:table-cell table:style-name="ce72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6:.AMJ166]); &quot;&quot;; [.J$2:.AMJ$2] &amp; &quot;: &quot; &amp; [.J166:.AMJ166]))" office:value-type="string" office:string-value="Nancsi: 10" calcext:value-type="string">
            <text:p>Nancsi: 10</text:p>
          </table:table-cell>
          <table:table-cell table:style-name="ce17" table:formula="of:=SUMPRODUCT(NOT(ISBLANK([.J166:.AMJ166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4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2" calcext:value-type="float">
            <text:p>152</text:p>
          </table:table-cell>
          <table:table-cell table:formula="of:=SUM([.J167:.AMJ167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7:.AMJ167]); &quot;&quot;; [.J$2:.AMJ$2] &amp; &quot;: &quot; &amp; [.J167:.AMJ167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J167:.AMJ167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6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2" calcext:value-type="float">
            <text:p>152</text:p>
          </table:table-cell>
          <table:table-cell table:formula="of:=SUM([.J168:.AMJ168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8:.AMJ168]); &quot;&quot;; [.J$2:.AMJ$2] &amp; &quot;: &quot; &amp; [.J168:.AMJ168]))" office:value-type="string" office:string-value="guitardz: 10" calcext:value-type="string">
            <text:p>guitardz: 10</text:p>
          </table:table-cell>
          <table:table-cell table:style-name="ce17" table:formula="of:=SUMPRODUCT(NOT(ISBLANK([.J168:.AMJ168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2" calcext:value-type="float">
            <text:p>152</text:p>
          </table:table-cell>
          <table:table-cell table:formula="of:=SUM([.J169:.AMJ169])" office:value-type="float" office:value="10" calcext:value-type="float">
            <text:p>10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9:.AMJ169]); &quot;&quot;; [.J$2:.AMJ$2] &amp; &quot;: &quot; &amp; [.J169:.AMJ169]))" office:value-type="string" office:string-value="Bryan T: 5, vdgg: 1, BohdanZPM: 4" calcext:value-type="string">
            <text:p>Bryan T: 5, vdgg: 1, BohdanZPM: 4</text:p>
          </table:table-cell>
          <table:table-cell table:style-name="ce17" table:formula="of:=SUMPRODUCT(NOT(ISBLANK([.J169:.AMJ169])))" office:value-type="float" office:value="3" calcext:value-type="float">
            <text:p>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2" calcext:value-type="float">
            <text:p>152</text:p>
          </table:table-cell>
          <table:table-cell table:formula="of:=SUM([.J170:.AMJ170])" office:value-type="float" office:value="10" calcext:value-type="float">
            <text:p>10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0:.AMJ170]); &quot;&quot;; [.J$2:.AMJ$2] &amp; &quot;: &quot; &amp; [.J170:.AMJ170]))" office:value-type="string" office:string-value="Dime: 6, dylux: 2, tmorrow: 2" calcext:value-type="string">
            <text:p>Dime: 6, dylux: 2, tmorrow: 2</text:p>
          </table:table-cell>
          <table:table-cell table:style-name="ce17" table:formula="of:=SUMPRODUCT(NOT(ISBLANK([.J170:.AMJ170])))" office:value-type="float" office:value="3" calcext:value-type="float">
            <text:p>3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8" calcext:value-type="float">
            <text:p>168</text:p>
          </table:table-cell>
          <table:table-cell table:formula="of:=SUM([.J171:.AMJ171])" office:value-type="float" office:value="9" calcext:value-type="float">
            <text:p>9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71:.AMJ171]); &quot;&quot;; [.J$2:.AMJ$2] &amp; &quot;: &quot; &amp; [.J171:.AMJ171]))" office:value-type="string" office:string-value="Dragonfly: 1, Gaia74: 2, Worm318: 1, ax34: 4, Li'l devil: 1" calcext:value-type="string">
            <text:p>Dragonfly: 1, Gaia74: 2, Worm318: 1, ax34: 4, Li'l devil: 1</text:p>
          </table:table-cell>
          <table:table-cell table:style-name="ce17" table:formula="of:=SUMPRODUCT(NOT(ISBLANK([.J171:.AMJ171])))" office:value-type="float" office:value="5" calcext:value-type="float">
            <text:p>5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4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8" calcext:value-type="float">
            <text:p>168</text:p>
          </table:table-cell>
          <table:table-cell table:formula="of:=SUM([.J172:.AMJ172])" office:value-type="float" office:value="9" calcext:value-type="float">
            <text:p>9</text:p>
          </table:table-cell>
          <table:table-cell table:style-name="ce79" office:value-type="string" calcext:value-type="string">
            <text:p>Back to Saturn X Episode﻿ 3: Instructions to the﻿ Rusty Time Machine﻿﻿</text:p>
          </table:table-cell>
          <table:table-cell table:style-name="Default" office:value-type="string" calcext:value-type="string">
            <text:p><text:a xlink:href="https://www.doomworld.com/forum/topic/104557-back-to-saturn-x-episode-3-wip/" xlink:type="simple">https://www.doomworld.com/forum/topic/104557-back-to-saturn-x-episode-3-wip/</text:a></text:p>
          </table:table-cell>
          <table:table-cell table:style-name="Default" office:value-type="string" calcext:value-type="string">
            <text:p>TBA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2:.AMJ172]); &quot;&quot;; [.J$2:.AMJ$2] &amp; &quot;: &quot; &amp; [.J172:.AMJ172]))" office:value-type="string" office:string-value="jerk-o: 9" calcext:value-type="string">
            <text:p>jerk-o: 9</text:p>
          </table:table-cell>
          <table:table-cell table:style-name="ce17" table:formula="of:=SUMPRODUCT(NOT(ISBLANK([.J172:.AMJ172])))" office:value-type="float" office:value="1" calcext:value-type="float">
            <text:p>1</text:p>
          </table:table-cell>
          <table:table-cell table:number-columns-repeated="152"/>
          <table:table-cell office:value-type="float" office:value="9" calcext:value-type="float">
            <text:p>9</text:p>
          </table:table-cell>
          <table:table-cell table:number-columns-repeated="86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8" calcext:value-type="float">
            <text:p>168</text:p>
          </table:table-cell>
          <table:table-cell table:formula="of:=SUM([.J173:.AMJ173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73:.AMJ173]); &quot;&quot;; [.J$2:.AMJ$2] &amp; &quot;: &quot; &amp; [.J173:.AMJ173]))" office:value-type="string" office:string-value="maxmanium: 9" calcext:value-type="string">
            <text:p>maxmanium: 9</text:p>
          </table:table-cell>
          <table:table-cell table:style-name="ce17" table:formula="of:=SUMPRODUCT(NOT(ISBLANK([.J173:.AMJ173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8" calcext:value-type="float">
            <text:p>168</text:p>
          </table:table-cell>
          <table:table-cell table:formula="of:=SUM([.J174:.AMJ174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4:.AMJ174]); &quot;&quot;; [.J$2:.AMJ$2] &amp; &quot;: &quot; &amp; [.J174:.AMJ174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J174:.AMJ174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8" calcext:value-type="float">
            <text:p>168</text:p>
          </table:table-cell>
          <table:table-cell table:formula="of:=SUM([.J175:.AMJ175])" office:value-type="float" office:value="9" calcext:value-type="float">
            <text:p>9</text:p>
          </table:table-cell>
          <table:table-cell table:style-name="ce79" office:value-type="string" calcext:value-type="string">
            <text:p>Death in Excess</text:p>
          </table:table-cell>
          <table:table-cell table:style-name="Default" office:value-type="string" calcext:value-type="string">
            <text:p><text:a xlink:href="https://www.doomworld.com/idgames/levels/doom2/Ports/megawads/die" xlink:type="simple">https://www.doomworld.com/idgames/levels/doom2/Ports/megawads/die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5:.AMJ175]); &quot;&quot;; [.J$2:.AMJ$2] &amp; &quot;: &quot; &amp; [.J175:.AMJ175]))" office:value-type="string" office:string-value="Arbys550: 9" calcext:value-type="string">
            <text:p>Arbys550: 9</text:p>
          </table:table-cell>
          <table:table-cell table:style-name="ce17" table:formula="of:=SUMPRODUCT(NOT(ISBLANK([.J175:.AMJ175])))" office:value-type="float" office:value="1" calcext:value-type="float">
            <text:p>1</text:p>
          </table:table-cell>
          <table:table-cell table:number-columns-repeated="81"/>
          <table:table-cell office:value-type="float" office:value="9" calcext:value-type="float">
            <text:p>9</text:p>
          </table:table-cell>
          <table:table-cell table:number-columns-repeated="933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8" calcext:value-type="float">
            <text:p>168</text:p>
          </table:table-cell>
          <table:table-cell table:formula="of:=SUM([.J176:.AMJ176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6:.AMJ176]); &quot;&quot;; [.J$2:.AMJ$2] &amp; &quot;: &quot; &amp; [.J176:.AMJ176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J176:.AMJ176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8" calcext:value-type="float">
            <text:p>168</text:p>
          </table:table-cell>
          <table:table-cell table:formula="of:=SUM([.J177:.AMJ177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doomwiki.org/wiki/Doom:_Damnation" xlink:type="simple">https://doomwiki.org/wiki/Doom:_Damnati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77:.AMJ177]); &quot;&quot;; [.J$2:.AMJ$2] &amp; &quot;: &quot; &amp; [.J177:.AMJ177]))" office:value-type="string" office:string-value="bzzrak: 9" calcext:value-type="string">
            <text:p>bzzrak: 9</text:p>
          </table:table-cell>
          <table:table-cell table:style-name="ce17" table:formula="of:=SUMPRODUCT(NOT(ISBLANK([.J177:.AMJ177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8" calcext:value-type="float">
            <text:p>168</text:p>
          </table:table-cell>
          <table:table-cell table:formula="of:=SUM([.J178:.AMJ178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8:.AMJ178]); &quot;&quot;; [.J$2:.AMJ$2] &amp; &quot;: &quot; &amp; [.J178:.AMJ178]))" office:value-type="string" office:string-value="Voltcom9: 9" calcext:value-type="string">
            <text:p>Voltcom9: 9</text:p>
          </table:table-cell>
          <table:table-cell table:style-name="ce17" table:formula="of:=SUMPRODUCT(NOT(ISBLANK([.J178:.AMJ178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8" calcext:value-type="float">
            <text:p>168</text:p>
          </table:table-cell>
          <table:table-cell table:formula="of:=SUM([.J179:.AMJ179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9:.AMJ179]); &quot;&quot;; [.J$2:.AMJ$2] &amp; &quot;: &quot; &amp; [.J179:.AMJ179]))" office:value-type="string" office:string-value="HyperLuke: 9" calcext:value-type="string">
            <text:p>HyperLuke: 9</text:p>
          </table:table-cell>
          <table:table-cell table:style-name="ce17" table:formula="of:=SUMPRODUCT(NOT(ISBLANK([.J179:.AMJ179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8" calcext:value-type="float">
            <text:p>168</text:p>
          </table:table-cell>
          <table:table-cell table:formula="of:=SUM([.J180:.AMJ180])" office:value-type="float" office:value="9" calcext:value-type="float">
            <text:p>9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0:.AMJ180]); &quot;&quot;; [.J$2:.AMJ$2] &amp; &quot;: &quot; &amp; [.J180:.AMJ180]))" office:value-type="string" office:string-value="Soundblock: 3, valkiriforce: 1, joepallai: 4, dosboot: 1" calcext:value-type="string">
            <text:p>Soundblock: 3, valkiriforce: 1, joepallai: 4, dosboot: 1</text:p>
          </table:table-cell>
          <table:table-cell table:style-name="ce17" table:formula="of:=SUMPRODUCT(NOT(ISBLANK([.J180:.AMJ180])))" office:value-type="float" office:value="4" calcext:value-type="float">
            <text:p>4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8" calcext:value-type="float">
            <text:p>168</text:p>
          </table:table-cell>
          <table:table-cell table:formula="of:=SUM([.J181:.AMJ181])" office:value-type="float" office:value="9" calcext:value-type="float">
            <text:p>9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1:.AMJ181]); &quot;&quot;; [.J$2:.AMJ$2] &amp; &quot;: &quot; &amp; [.J181:.AMJ181]))" office:value-type="string" office:string-value="m8f: 5, Fadri: 4" calcext:value-type="string">
            <text:p>m8f: 5, Fadri: 4</text:p>
          </table:table-cell>
          <table:table-cell table:style-name="ce17" table:formula="of:=SUMPRODUCT(NOT(ISBLANK([.J181:.AMJ181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4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8" calcext:value-type="float">
            <text:p>168</text:p>
          </table:table-cell>
          <table:table-cell table:formula="of:=SUM([.J182:.AMJ182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2:.AMJ182]); &quot;&quot;; [.J$2:.AMJ$2] &amp; &quot;: &quot; &amp; [.J182:.AMJ182]))" office:value-type="string" office:string-value="Roofi: 9" calcext:value-type="string">
            <text:p>Roofi: 9</text:p>
          </table:table-cell>
          <table:table-cell table:style-name="ce17" table:formula="of:=SUMPRODUCT(NOT(ISBLANK([.J182:.AMJ182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3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8" calcext:value-type="float">
            <text:p>168</text:p>
          </table:table-cell>
          <table:table-cell table:formula="of:=SUM([.J183:.AMJ183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3:.AMJ183]); &quot;&quot;; [.J$2:.AMJ$2] &amp; &quot;: &quot; &amp; [.J183:.AMJ183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J183:.AMJ183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8" calcext:value-type="float">
            <text:p>168</text:p>
          </table:table-cell>
          <table:table-cell table:formula="of:=SUM([.J184:.AMJ184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4:.AMJ184]); &quot;&quot;; [.J$2:.AMJ$2] &amp; &quot;: &quot; &amp; [.J184:.AMJ184]))" office:value-type="string" office:string-value="Graf Zahl: 9" calcext:value-type="string">
            <text:p>Graf Zahl: 9</text:p>
          </table:table-cell>
          <table:table-cell table:style-name="ce17" table:formula="of:=SUMPRODUCT(NOT(ISBLANK([.J184:.AMJ184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8" calcext:value-type="float">
            <text:p>168</text:p>
          </table:table-cell>
          <table:table-cell table:formula="of:=SUM([.J185:.AMJ185])" office:value-type="float" office:value="9" calcext:value-type="float">
            <text:p>9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5:.AMJ185]); &quot;&quot;; [.J$2:.AMJ$2] &amp; &quot;: &quot; &amp; [.J185:.AMJ185]))" office:value-type="string" office:string-value="roadworx: 4, T-Rex: 1, Ragu: 4" calcext:value-type="string">
            <text:p>roadworx: 4, T-Rex: 1, Ragu: 4</text:p>
          </table:table-cell>
          <table:table-cell table:style-name="ce17" table:formula="of:=SUMPRODUCT(NOT(ISBLANK([.J185:.AMJ185])))" office:value-type="float" office:value="3" calcext:value-type="float">
            <text:p>3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4"/>
          <table:table-cell office:value-type="float" office:value="4" calcext:value-type="float">
            <text:p>4</text:p>
          </table:table-cell>
          <table:table-cell table:number-columns-repeated="85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8" calcext:value-type="float">
            <text:p>168</text:p>
          </table:table-cell>
          <table:table-cell table:formula="of:=SUM([.J186:.AMJ186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6:.AMJ186]); &quot;&quot;; [.J$2:.AMJ$2] &amp; &quot;: &quot; &amp; [.J186:.AMJ186]))" office:value-type="string" office:string-value="Apaul27: 9" calcext:value-type="string">
            <text:p>Apaul27: 9</text:p>
          </table:table-cell>
          <table:table-cell table:style-name="ce17" table:formula="of:=SUMPRODUCT(NOT(ISBLANK([.J186:.AMJ186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3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8" calcext:value-type="float">
            <text:p>168</text:p>
          </table:table-cell>
          <table:table-cell table:formula="of:=SUM([.J187:.AMJ187])" office:value-type="float" office:value="9" calcext:value-type="float">
            <text:p>9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87:.AMJ187]); &quot;&quot;; [.J$2:.AMJ$2] &amp; &quot;: &quot; &amp; [.J187:.AMJ187]))" office:value-type="string" office:string-value="AnonimVio: 3, Li'l devil: 1, msx2plus: 5" calcext:value-type="string">
            <text:p>AnonimVio: 3, Li'l devil: 1, msx2plus: 5</text:p>
          </table:table-cell>
          <table:table-cell table:style-name="ce17" table:formula="of:=SUMPRODUCT(NOT(ISBLANK([.J187:.AMJ187])))"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4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8" calcext:value-type="float">
            <text:p>168</text:p>
          </table:table-cell>
          <table:table-cell table:formula="of:=SUM([.J188:.AMJ188])" office:value-type="float" office:value="9" calcext:value-type="float">
            <text:p>9</text:p>
          </table:table-cell>
          <table:table-cell office:value-type="string" calcext:value-type="string">
            <text:p>TNT: Evilution</text:p>
          </table:table-cell>
          <table:table-cell office:value-type="string" calcext:value-type="string">
            <text:p><text:a xlink:href="https://doomwiki.org/wiki/TNT:_Evilution" xlink:type="simple">https://doomwiki.org/wiki/TNT:_Evilution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188:.AMJ188]); &quot;&quot;; [.J$2:.AMJ$2] &amp; &quot;: &quot; &amp; [.J188:.AMJ188]))" office:value-type="string" office:string-value="Li'l devil: 6, PBeGood4: 2, nikitsune: 1" calcext:value-type="string">
            <text:p>Li'l devil: 6, PBeGood4: 2, nikitsune: 1</text:p>
          </table:table-cell>
          <table:table-cell table:style-name="ce17" table:formula="of:=SUMPRODUCT(NOT(ISBLANK([.J188:.AMJ188])))" office:value-type="float" office:value="3" calcext:value-type="float">
            <text:p>3</text:p>
          </table:table-cell>
          <table:table-cell table:number-columns-repeated="16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41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8" calcext:value-type="float">
            <text:p>168</text:p>
          </table:table-cell>
          <table:table-cell table:formula="of:=SUM([.J189:.AMJ189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9:.AMJ189]); &quot;&quot;; [.J$2:.AMJ$2] &amp; &quot;: &quot; &amp; [.J189:.AMJ189]))" office:value-type="string" office:string-value="MFG38: 9" calcext:value-type="string">
            <text:p>MFG38: 9</text:p>
          </table:table-cell>
          <table:table-cell table:style-name="ce17" table:formula="of:=SUMPRODUCT(NOT(ISBLANK([.J189:.AMJ189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7" calcext:value-type="float">
            <text:p>187</text:p>
          </table:table-cell>
          <table:table-cell table:formula="of:=SUM([.J190:.AMJ190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0:.AMJ190]); &quot;&quot;; [.J$2:.AMJ$2] &amp; &quot;: &quot; &amp; [.J190:.AMJ190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J190:.AMJ190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7" calcext:value-type="float">
            <text:p>187</text:p>
          </table:table-cell>
          <table:table-cell table:formula="of:=SUM([.J191:.AMJ191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1:.AMJ191]); &quot;&quot;; [.J$2:.AMJ$2] &amp; &quot;: &quot; &amp; [.J191:.AMJ191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J191:.AMJ191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7" calcext:value-type="float">
            <text:p>187</text:p>
          </table:table-cell>
          <table:table-cell table:formula="of:=SUM([.J192:.AMJ192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2:.AMJ192]); &quot;&quot;; [.J$2:.AMJ$2] &amp; &quot;: &quot; &amp; [.J192:.AMJ192]))" office:value-type="string" office:string-value="Jaromir Bergmann: 8" calcext:value-type="string">
            <text:p>Jaromir Bergmann: 8</text:p>
          </table:table-cell>
          <table:table-cell table:style-name="ce17" table:formula="of:=SUMPRODUCT(NOT(ISBLANK([.J192:.AMJ192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2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7" calcext:value-type="float">
            <text:p>187</text:p>
          </table:table-cell>
          <table:table-cell table:formula="of:=SUM([.J193:.AMJ193])" office:value-type="float" office:value="8" calcext:value-type="float">
            <text:p>8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93:.AMJ193]); &quot;&quot;; [.J$2:.AMJ$2] &amp; &quot;: &quot; &amp; [.J193:.AMJ193]))" office:value-type="string" office:string-value="joepallai: 5, Hitherto: 3" calcext:value-type="string">
            <text:p>joepallai: 5, Hitherto: 3</text:p>
          </table:table-cell>
          <table:table-cell table:style-name="ce17" table:formula="of:=SUMPRODUCT(NOT(ISBLANK([.J193:.AMJ193])))" office:value-type="float" office:value="2" calcext:value-type="float">
            <text:p>2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72"/>
          <table:table-cell office:value-type="float" office:value="3" calcext:value-type="float">
            <text:p>3</text:p>
          </table:table-cell>
          <table:table-cell table:number-columns-repeated="839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7" calcext:value-type="float">
            <text:p>187</text:p>
          </table:table-cell>
          <table:table-cell table:formula="of:=SUM([.J194:.AMJ194])" office:value-type="float" office:value="8" calcext:value-type="float">
            <text:p>8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4:.AMJ194]); &quot;&quot;; [.J$2:.AMJ$2] &amp; &quot;: &quot; &amp; [.J194:.AMJ194]))" office:value-type="string" office:string-value="Jaws In Space: 4, Doomkid: 3, toxic.rat: 1" calcext:value-type="string">
            <text:p>Jaws In Space: 4, Doomkid: 3, toxic.rat: 1</text:p>
          </table:table-cell>
          <table:table-cell table:style-name="ce17" table:formula="of:=SUMPRODUCT(NOT(ISBLANK([.J194:.AMJ194])))"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7" calcext:value-type="float">
            <text:p>187</text:p>
          </table:table-cell>
          <table:table-cell table:formula="of:=SUM([.J195:.AMJ195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5:.AMJ195]); &quot;&quot;; [.J$2:.AMJ$2] &amp; &quot;: &quot; &amp; [.J195:.AMJ195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J195:.AMJ195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7" calcext:value-type="float">
            <text:p>187</text:p>
          </table:table-cell>
          <table:table-cell table:formula="of:=SUM([.J196:.AMJ196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6:.AMJ196]); &quot;&quot;; [.J$2:.AMJ$2] &amp; &quot;: &quot; &amp; [.J196:.AMJ196]))" office:value-type="string" office:string-value="AnonimVio: 8" calcext:value-type="string">
            <text:p>AnonimVio: 8</text:p>
          </table:table-cell>
          <table:table-cell table:style-name="ce17" table:formula="of:=SUMPRODUCT(NOT(ISBLANK([.J196:.AMJ196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7" calcext:value-type="float">
            <text:p>187</text:p>
          </table:table-cell>
          <table:table-cell table:formula="of:=SUM([.J197:.AMJ197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7:.AMJ197]); &quot;&quot;; [.J$2:.AMJ$2] &amp; &quot;: &quot; &amp; [.J197:.AMJ197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J197:.AMJ197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49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7" calcext:value-type="float">
            <text:p>187</text:p>
          </table:table-cell>
          <table:table-cell table:formula="of:=SUM([.J198:.AMJ198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8:.AMJ198]); &quot;&quot;; [.J$2:.AMJ$2] &amp; &quot;: &quot; &amp; [.J198:.AMJ198]))" office:value-type="string" office:string-value="bemused: 8" calcext:value-type="string">
            <text:p>bemused: 8</text:p>
          </table:table-cell>
          <table:table-cell table:style-name="ce17" table:formula="of:=SUMPRODUCT(NOT(ISBLANK([.J198:.AMJ198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4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7" calcext:value-type="float">
            <text:p>187</text:p>
          </table:table-cell>
          <table:table-cell table:formula="of:=SUM([.J199:.AMJ199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9:.AMJ199]); &quot;&quot;; [.J$2:.AMJ$2] &amp; &quot;: &quot; &amp; [.J199:.AMJ199]))" office:value-type="string" office:string-value="bzzrak: 8" calcext:value-type="string">
            <text:p>bzzrak: 8</text:p>
          </table:table-cell>
          <table:table-cell table:style-name="ce17" table:formula="of:=SUMPRODUCT(NOT(ISBLANK([.J199:.AMJ199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7" calcext:value-type="float">
            <text:p>187</text:p>
          </table:table-cell>
          <table:table-cell table:formula="of:=SUM([.J200:.AMJ200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0:.AMJ200]); &quot;&quot;; [.J$2:.AMJ$2] &amp; &quot;: &quot; &amp; [.J200:.AMJ200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J200:.AMJ200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7" calcext:value-type="float">
            <text:p>187</text:p>
          </table:table-cell>
          <table:table-cell table:formula="of:=SUM([.J201:.AMJ201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1:.AMJ201]); &quot;&quot;; [.J$2:.AMJ$2] &amp; &quot;: &quot; &amp; [.J201:.AMJ201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J201:.AMJ201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7" calcext:value-type="float">
            <text:p>187</text:p>
          </table:table-cell>
          <table:table-cell table:formula="of:=SUM([.J202:.AMJ202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2:.AMJ202]); &quot;&quot;; [.J$2:.AMJ$2] &amp; &quot;: &quot; &amp; [.J202:.AMJ202]))" office:value-type="string" office:string-value="Graf Zahl: 8" calcext:value-type="string">
            <text:p>Graf Zahl: 8</text:p>
          </table:table-cell>
          <table:table-cell table:style-name="ce17" table:formula="of:=SUMPRODUCT(NOT(ISBLANK([.J202:.AMJ202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4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7" calcext:value-type="float">
            <text:p>187</text:p>
          </table:table-cell>
          <table:table-cell table:formula="of:=SUM([.J203:.AMJ203])" office:value-type="float" office:value="8" calcext:value-type="float">
            <text:p>8</text:p>
          </table:table-cell>
          <table:table-cell office:value-type="string" calcext:value-type="string">
            <text:p>School﻿ Doom﻿﻿ 2</text:p>
          </table:table-cell>
          <table:table-cell office:value-type="string" calcext:value-type="string">
            <text:p><text:a xlink:href="https://doomwiki.org/wiki/School_Doom_II" xlink:type="simple">https://doomwiki.org/wiki/School_Doom_II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3:.AMJ203]); &quot;&quot;; [.J$2:.AMJ$2] &amp; &quot;: &quot; &amp; [.J203:.AMJ203]))" office:value-type="string" office:string-value="Doomlover77: 8" calcext:value-type="string">
            <text:p>Doomlover77: 8</text:p>
          </table:table-cell>
          <table:table-cell table:number-columns-repeated="179"/>
          <table:table-cell office:value-type="float" office:value="8" calcext:value-type="float">
            <text:p>8</text:p>
          </table:table-cell>
          <table:table-cell table:number-columns-repeated="836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7" calcext:value-type="float">
            <text:p>187</text:p>
          </table:table-cell>
          <table:table-cell table:formula="of:=SUM([.J204:.AMJ204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4:.AMJ204]); &quot;&quot;; [.J$2:.AMJ$2] &amp; &quot;: &quot; &amp; [.J204:.AMJ204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J204:.AMJ204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7" calcext:value-type="float">
            <text:p>187</text:p>
          </table:table-cell>
          <table:table-cell table:formula="of:=SUM([.J205:.AMJ205])" office:value-type="float" office:value="8" calcext:value-type="float">
            <text:p>8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5:.AMJ205]); &quot;&quot;; [.J$2:.AMJ$2] &amp; &quot;: &quot; &amp; [.J205:.AMJ205]))" office:value-type="string" office:string-value="Nine Inch Heels: 1, fveitsi: 5, NoisyVelvet: 1, akolai: 1" calcext:value-type="string">
            <text:p>Nine Inch Heels: 1, fveitsi: 5, NoisyVelvet: 1, akolai: 1</text:p>
          </table:table-cell>
          <table:table-cell table:style-name="ce17" table:formula="of:=SUMPRODUCT(NOT(ISBLANK([.J205:.AMJ20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2"/>
          <table:table-cell table:style-name="ce162"/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83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7" calcext:value-type="float">
            <text:p>187</text:p>
          </table:table-cell>
          <table:table-cell table:formula="of:=SUM([.J206:.AMJ206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6:.AMJ206]); &quot;&quot;; [.J$2:.AMJ$2] &amp; &quot;: &quot; &amp; [.J206:.AMJ206]))" office:value-type="string" office:string-value="Roofi: 8" calcext:value-type="string">
            <text:p>Roofi: 8</text:p>
          </table:table-cell>
          <table:table-cell table:style-name="ce17" table:formula="of:=SUMPRODUCT(NOT(ISBLANK([.J206:.AMJ206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3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7" calcext:value-type="float">
            <text:p>187</text:p>
          </table:table-cell>
          <table:table-cell table:formula="of:=SUM([.J207:.AMJ207])" office:value-type="float" office:value="8" calcext:value-type="float">
            <text:p>8</text:p>
          </table:table-cell>
          <table:table-cell table:style-name="ce79" office:value-type="string" calcext:value-type="string">
            <text:p>The Final Gathering</text:p>
          </table:table-cell>
          <table:table-cell table:style-name="Default" office:value-type="string" calcext:value-type="string">
            <text:p><text:a xlink:href="https://doomwiki.org/wiki/The_Final_Gathering" xlink:type="simple">https://doomwiki.org/wiki/The_Final_Gathering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7:.AMJ207]); &quot;&quot;; [.J$2:.AMJ$2] &amp; &quot;: &quot; &amp; [.J207:.AMJ207]))" office:value-type="string" office:string-value="Ragu: 8" calcext:value-type="string">
            <text:p>Ragu: 8</text:p>
          </table:table-cell>
          <table:table-cell table:style-name="ce17" table:formula="of:=SUMPRODUCT(NOT(ISBLANK([.J207:.AMJ207])))" office:value-type="float" office:value="1" calcext:value-type="float">
            <text:p>1</text:p>
          </table:table-cell>
          <table:table-cell table:number-columns-repeated="163"/>
          <table:table-cell office:value-type="float" office:value="8" calcext:value-type="float">
            <text:p>8</text:p>
          </table:table-cell>
          <table:table-cell table:number-columns-repeated="85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7" calcext:value-type="float">
            <text:p>187</text:p>
          </table:table-cell>
          <table:table-cell table:formula="of:=SUM([.J208:.AMJ208])" office:value-type="float" office:value="8" calcext:value-type="float">
            <text:p>8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8:.AMJ208]); &quot;&quot;; [.J$2:.AMJ$2] &amp; &quot;: &quot; &amp; [.J208:.AMJ208]))" office:value-type="string" office:string-value="Omniarch: 5, TJG1289: 3" calcext:value-type="string">
            <text:p>Omniarch: 5, TJG1289: 3</text:p>
          </table:table-cell>
          <table:table-cell table:style-name="ce17" table:formula="of:=SUMPRODUCT(NOT(ISBLANK([.J208:.AMJ208])))" office:value-type="float" office:value="2" calcext:value-type="float">
            <text:p>2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7" calcext:value-type="float">
            <text:p>187</text:p>
          </table:table-cell>
          <table:table-cell table:formula="of:=SUM([.J209:.AMJ209])" office:value-type="float" office:value="8" calcext:value-type="float">
            <text:p>8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9:.AMJ209]); &quot;&quot;; [.J$2:.AMJ$2] &amp; &quot;: &quot; &amp; [.J209:.AMJ209]))" office:value-type="string" office:string-value="Spectra: 4, Midnight_00: 1, vdgg: 3" calcext:value-type="string">
            <text:p>Spectra: 4, Midnight_00: 1, vdgg: 3</text:p>
          </table:table-cell>
          <table:table-cell table:style-name="ce17" table:formula="of:=SUMPRODUCT(NOT(ISBLANK([.J209:.AMJ209])))"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71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7" calcext:value-type="float">
            <text:p>187</text:p>
          </table:table-cell>
          <table:table-cell table:formula="of:=SUM([.J210:.AMJ210])" office:value-type="float" office:value="8" calcext:value-type="float">
            <text:p>8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<text:a xlink:href="https://www.doomworld.com/vb/thread/110060" xlink:type="simple">https://www.doomworld.com/vb/thread/110060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0:.AMJ210]); &quot;&quot;; [.J$2:.AMJ$2] &amp; &quot;: &quot; &amp; [.J210:.AMJ210]))" office:value-type="string" office:string-value="Maribo: 8" calcext:value-type="string">
            <text:p>Maribo: 8</text:p>
          </table:table-cell>
          <table:table-cell table:number-columns-repeated="181"/>
          <table:table-cell office:value-type="float" office:value="8" calcext:value-type="float">
            <text:p>8</text:p>
          </table:table-cell>
          <table:table-cell table:number-columns-repeated="834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8" calcext:value-type="float">
            <text:p>208</text:p>
          </table:table-cell>
          <table:table-cell table:formula="of:=SUM([.J211:.AMJ211])" office:value-type="float" office:value="7" calcext:value-type="float">
            <text:p>7</text:p>
          </table:table-cell>
          <table:table-cell office:value-type="string" calcext:value-type="string">
            <text:p>1000 Lines 3: Community Project</text:p>
          </table:table-cell>
          <table:table-cell office:value-type="string" calcext:value-type="string">
            <text:p><text:a xlink:href="https://www.doomworld.com/forum/topic/125479-1000-lines-3-community-project-released/?tab=comments#comment-2407876" xlink:type="simple">https://www.doomworld.com/forum/topic/125479-1000-lines-3-community-project-released/?tab=comments#comment-2407876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1:.AMJ211]); &quot;&quot;; [.J$2:.AMJ$2] &amp; &quot;: &quot; &amp; [.J211:.AMJ211]))" office:value-type="string" office:string-value="ReaperAA: 7" calcext:value-type="string">
            <text:p>ReaperAA: 7</text:p>
          </table:table-cell>
          <table:table-cell table:number-columns-repeated="83"/>
          <table:table-cell office:value-type="float" office:value="7" calcext:value-type="float">
            <text:p>7</text:p>
          </table:table-cell>
          <table:table-cell table:number-columns-repeated="932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8" calcext:value-type="float">
            <text:p>208</text:p>
          </table:table-cell>
          <table:table-cell table:formula="of:=SUM([.J212:.AMJ212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2:.AMJ212]); &quot;&quot;; [.J$2:.AMJ$2] &amp; &quot;: &quot; &amp; [.J212:.AMJ212]))" office:value-type="string" office:string-value="Jaromir Bergmann: 7" calcext:value-type="string">
            <text:p>Jaromir Bergmann: 7</text:p>
          </table:table-cell>
          <table:table-cell table:style-name="ce17" table:formula="of:=SUMPRODUCT(NOT(ISBLANK([.J212:.AMJ212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8" calcext:value-type="float">
            <text:p>208</text:p>
          </table:table-cell>
          <table:table-cell table:formula="of:=SUM([.J213:.AMJ213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3:.AMJ213]); &quot;&quot;; [.J$2:.AMJ$2] &amp; &quot;: &quot; &amp; [.J213:.AMJ213]))" office:value-type="string" office:string-value="7hm: 7" calcext:value-type="string">
            <text:p>7hm: 7</text:p>
          </table:table-cell>
          <table:table-cell table:style-name="ce17" table:formula="of:=SUMPRODUCT(NOT(ISBLANK([.J213:.AMJ213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2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8" calcext:value-type="float">
            <text:p>208</text:p>
          </table:table-cell>
          <table:table-cell table:formula="of:=SUM([.J214:.AMJ214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4:.AMJ214]); &quot;&quot;; [.J$2:.AMJ$2] &amp; &quot;: &quot; &amp; [.J214:.AMJ214]))" office:value-type="string" office:string-value="vdgg: 7" calcext:value-type="string">
            <text:p>vdgg: 7</text:p>
          </table:table-cell>
          <table:table-cell table:style-name="ce17" table:formula="of:=SUMPRODUCT(NOT(ISBLANK([.J214:.AMJ214])))" office:value-type="float" office:value="1" calcext:value-type="float">
            <text:p>1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71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8" calcext:value-type="float">
            <text:p>208</text:p>
          </table:table-cell>
          <table:table-cell table:formula="of:=SUM([.J215:.AMJ215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hex</text:p>
          </table:table-cell>
          <table:table-cell table:style-name="ce16" table:number-matrix-columns-spanned="1" table:number-matrix-rows-spanned="1" table:formula="of:=COM.MICROSOFT.TEXTJOIN(&quot;, &quot;; 1; IF(ISBLANK([.J215:.AMJ215]); &quot;&quot;; [.J$2:.AMJ$2] &amp; &quot;: &quot; &amp; [.J215:.AMJ215]))" office:value-type="string" office:string-value="bzzrak: 7" calcext:value-type="string">
            <text:p>bzzrak: 7</text:p>
          </table:table-cell>
          <table:table-cell table:style-name="ce17" table:formula="of:=SUMPRODUCT(NOT(ISBLANK([.J215:.AMJ215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8" calcext:value-type="float">
            <text:p>208</text:p>
          </table:table-cell>
          <table:table-cell table:formula="of:=SUM([.J216:.AMJ216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6:.AMJ216]); &quot;&quot;; [.J$2:.AMJ$2] &amp; &quot;: &quot; &amp; [.J216:.AMJ216]))" office:value-type="string" office:string-value="Graf Zahl: 7" calcext:value-type="string">
            <text:p>Graf Zahl: 7</text:p>
          </table:table-cell>
          <table:table-cell table:style-name="ce17" table:formula="of:=SUMPRODUCT(NOT(ISBLANK([.J216:.AMJ216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131"/>
          <table:table-cell table:style-name="ce162"/>
          <table:table-cell table:number-columns-repeated="861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8" calcext:value-type="float">
            <text:p>208</text:p>
          </table:table-cell>
          <table:table-cell table:formula="of:=SUM([.J217:.AMJ217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7:.AMJ217]); &quot;&quot;; [.J$2:.AMJ$2] &amp; &quot;: &quot; &amp; [.J217:.AMJ217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J217:.AMJ217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8" calcext:value-type="float">
            <text:p>208</text:p>
          </table:table-cell>
          <table:table-cell table:formula="of:=SUM([.J218:.AMJ218])" office:value-type="float" office:value="7" calcext:value-type="float">
            <text:p>7</text:p>
          </table:table-cell>
          <table:table-cell office:value-type="string" calcext:value-type="string">
            <text:p>CPD</text:p>
          </table:table-cell>
          <table:table-cell office:value-type="string" calcext:value-type="string">
            <text:p><text:a xlink:href="https://www.doomworld.com/idgames/levels/doom2/Ports/megawads/cpd" xlink:type="simple">https://www.doomworld.com/idgames/levels/doom2/Ports/megawads/cpd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8:.AMJ218]); &quot;&quot;; [.J$2:.AMJ$2] &amp; &quot;: &quot; &amp; [.J218:.AMJ218]))" office:value-type="string" office:string-value="Ezepov: 7" calcext:value-type="string">
            <text:p>Ezepov: 7</text:p>
          </table:table-cell>
          <table:table-cell table:style-name="ce17" table:formula="of:=SUMPRODUCT(NOT(ISBLANK([.J218:.AMJ218])))" office:value-type="float" office:value="1" calcext:value-type="float">
            <text:p>1</text:p>
          </table:table-cell>
          <table:table-cell table:number-columns-repeated="176"/>
          <table:table-cell office:value-type="float" office:value="7" calcext:value-type="float">
            <text:p>7</text:p>
          </table:table-cell>
          <table:table-cell table:number-columns-repeated="838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8" calcext:value-type="float">
            <text:p>208</text:p>
          </table:table-cell>
          <table:table-cell table:formula="of:=SUM([.J219:.AMJ219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19:.AMJ219]); &quot;&quot;; [.J$2:.AMJ$2] &amp; &quot;: &quot; &amp; [.J219:.AMJ219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J219:.AMJ219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8" calcext:value-type="float">
            <text:p>208</text:p>
          </table:table-cell>
          <table:table-cell table:formula="of:=SUM([.J220:.AMJ220])" office:value-type="float" office:value="7" calcext:value-type="float">
            <text:p>7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0:.AMJ220]); &quot;&quot;; [.J$2:.AMJ$2] &amp; &quot;: &quot; &amp; [.J220:.AMJ220]))" office:value-type="string" office:string-value="Sky: 1, bzzrak: 5, A.H. Sankhatayan: 1" calcext:value-type="string">
            <text:p>Sky: 1, bzzrak: 5, A.H. Sankhatayan: 1</text:p>
          </table:table-cell>
          <table:table-cell table:style-name="ce17" table:formula="of:=SUMPRODUCT(NOT(ISBLANK([.J220:.AMJ22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9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8" calcext:value-type="float">
            <text:p>208</text:p>
          </table:table-cell>
          <table:table-cell table:formula="of:=SUM([.J221:.AMJ221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1:.AMJ221]); &quot;&quot;; [.J$2:.AMJ$2] &amp; &quot;: &quot; &amp; [.J221:.AMJ221]))" office:value-type="string" office:string-value="Nirvana: 7" calcext:value-type="string">
            <text:p>Nirvana: 7</text:p>
          </table:table-cell>
          <table:table-cell table:style-name="ce17" table:formula="of:=SUMPRODUCT(NOT(ISBLANK([.J221:.AMJ221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6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8" calcext:value-type="float">
            <text:p>208</text:p>
          </table:table-cell>
          <table:table-cell table:formula="of:=SUM([.J222:.AMJ222])" office:value-type="float" office:value="7" calcext:value-type="float">
            <text:p>7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22:.AMJ222]); &quot;&quot;; [.J$2:.AMJ$2] &amp; &quot;: &quot; &amp; [.J222:.AMJ222]))" office:value-type="string" office:string-value="Ryath: 5, Ezepov: 2" calcext:value-type="string">
            <text:p>Ryath: 5, Ezepov: 2</text:p>
          </table:table-cell>
          <table:table-cell table:style-name="ce17" table:formula="of:=SUMPRODUCT(NOT(ISBLANK([.J222:.AMJ222])))" office:value-type="float" office:value="2" calcext:value-type="float">
            <text:p>2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8" calcext:value-type="float">
            <text:p>208</text:p>
          </table:table-cell>
          <table:table-cell table:formula="of:=SUM([.J223:.AMJ223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3:.AMJ223]); &quot;&quot;; [.J$2:.AMJ$2] &amp; &quot;: &quot; &amp; [.J223:.AMJ223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J223:.AMJ223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8" calcext:value-type="float">
            <text:p>208</text:p>
          </table:table-cell>
          <table:table-cell table:formula="of:=SUM([.J224:.AMJ224])" office:value-type="float" office:value="7" calcext:value-type="float">
            <text:p>7</text:p>
          </table:table-cell>
          <table:table-cell table:style-name="ce79" office:value-type="string" calcext:value-type="string">
            <text:p>Galaxia</text:p>
          </table:table-cell>
          <table:table-cell table:style-name="Default" office:value-type="string" calcext:value-type="string">
            <text:p><text:a xlink:href="https://doomwiki.org/wiki/Galaxia" xlink:type="simple">https://doomwiki.org/wiki/Galaxia</text:a>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24:.AMJ224]); &quot;&quot;; [.J$2:.AMJ$2] &amp; &quot;: &quot; &amp; [.J224:.AMJ224]))" office:value-type="string" office:string-value="A.H. Sankhatayan: 1, Ragu: 6" calcext:value-type="string">
            <text:p>A.H. Sankhatayan: 1, Ragu: 6</text:p>
          </table:table-cell>
          <table:table-cell table:style-name="ce17" table:formula="of:=SUMPRODUCT(NOT(ISBLANK([.J224:.AMJ224])))" office:value-type="float" office:value="2" calcext:value-type="float">
            <text:p>2</text:p>
          </table:table-cell>
          <table:table-cell table:number-columns-repeated="135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6" calcext:value-type="float">
            <text:p>6</text:p>
          </table:table-cell>
          <table:table-cell table:number-columns-repeated="851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8" calcext:value-type="float">
            <text:p>208</text:p>
          </table:table-cell>
          <table:table-cell table:formula="of:=SUM([.J225:.AMJ225])" office:value-type="float" office:value="7" calcext:value-type="float">
            <text:p>7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5:.AMJ225]); &quot;&quot;; [.J$2:.AMJ$2] &amp; &quot;: &quot; &amp; [.J225:.AMJ225]))" office:value-type="string" office:string-value="Grazza: 5, Dimon12321: 2" calcext:value-type="string">
            <text:p>Grazza: 5, Dimon12321: 2</text:p>
          </table:table-cell>
          <table:table-cell table:style-name="ce17" table:formula="of:=SUMPRODUCT(NOT(ISBLANK([.J225:.AMJ225])))" office:value-type="float" office:value="2" calcext:value-type="float">
            <text:p>2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22"/>
          <table:table-cell office:value-type="float" office:value="2" calcext:value-type="float">
            <text:p>2</text:p>
          </table:table-cell>
          <table:table-cell table:number-columns-repeated="865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8" calcext:value-type="float">
            <text:p>208</text:p>
          </table:table-cell>
          <table:table-cell table:formula="of:=SUM([.J226:.AMJ226])" office:value-type="float" office:value="7" calcext:value-type="float">
            <text:p>7</text:p>
          </table:table-cell>
          <table:table-cell office:value-type="string" calcext:value-type="string">
            <text:p>HSFC</text:p>
          </table:table-cell>
          <table:table-cell office:value-type="string" calcext:value-type="string">
            <text:p><text:a xlink:href="https://www.doomworld.com/idgames/themes/university/hsfc" xlink:type="simple">https://www.doomworld.com/idgames/themes/university/hsf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6:.AMJ226]); &quot;&quot;; [.J$2:.AMJ$2] &amp; &quot;: &quot; &amp; [.J226:.AMJ226]))" office:value-type="string" office:string-value="Doomlover77: 7" calcext:value-type="string">
            <text:p>Doomlover77: 7</text:p>
          </table:table-cell>
          <table:table-cell table:number-columns-repeated="179"/>
          <table:table-cell office:value-type="float" office:value="7" calcext:value-type="float">
            <text:p>7</text:p>
          </table:table-cell>
          <table:table-cell table:number-columns-repeated="836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8" calcext:value-type="float">
            <text:p>208</text:p>
          </table:table-cell>
          <table:table-cell table:formula="of:=SUM([.J227:.AMJ227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7:.AMJ227]); &quot;&quot;; [.J$2:.AMJ$2] &amp; &quot;: &quot; &amp; [.J227:.AMJ227]))" office:value-type="string" office:string-value="TechnoDoomed1: 7" calcext:value-type="string">
            <text:p>TechnoDoomed1: 7</text:p>
          </table:table-cell>
          <table:table-cell table:style-name="ce17" table:formula="of:=SUMPRODUCT(NOT(ISBLANK([.J227:.AMJ227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0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8" calcext:value-type="float">
            <text:p>208</text:p>
          </table:table-cell>
          <table:table-cell table:formula="of:=SUM([.J228:.AMJ228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8:.AMJ228]); &quot;&quot;; [.J$2:.AMJ$2] &amp; &quot;: &quot; &amp; [.J228:.AMJ228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J228:.AMJ228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8" calcext:value-type="float">
            <text:p>208</text:p>
          </table:table-cell>
          <table:table-cell table:formula="of:=SUM([.J229:.AMJ229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9:.AMJ229]); &quot;&quot;; [.J$2:.AMJ$2] &amp; &quot;: &quot; &amp; [.J229:.AMJ229]))" office:value-type="string" office:string-value="AnonimVio: 7" calcext:value-type="string">
            <text:p>AnonimVio: 7</text:p>
          </table:table-cell>
          <table:table-cell table:style-name="ce17" table:formula="of:=SUMPRODUCT(NOT(ISBLANK([.J229:.AMJ229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8" calcext:value-type="float">
            <text:p>208</text:p>
          </table:table-cell>
          <table:table-cell table:formula="of:=SUM([.J230:.AMJ230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0:.AMJ230]); &quot;&quot;; [.J$2:.AMJ$2] &amp; &quot;: &quot; &amp; [.J230:.AMJ230]))" office:value-type="string" office:string-value="7hm: 7" calcext:value-type="string">
            <text:p>7hm: 7</text:p>
          </table:table-cell>
          <table:table-cell table:style-name="ce17" table:formula="of:=SUMPRODUCT(NOT(ISBLANK([.J230:.AMJ230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2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8" calcext:value-type="float">
            <text:p>208</text:p>
          </table:table-cell>
          <table:table-cell table:formula="of:=SUM([.J231:.AMJ231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231:.AMJ231]); &quot;&quot;; [.J$2:.AMJ$2] &amp; &quot;: &quot; &amp; [.J231:.AMJ231]))" office:value-type="string" office:string-value="Spectra: 7" calcext:value-type="string">
            <text:p>Spectra: 7</text:p>
          </table:table-cell>
          <table:table-cell table:style-name="ce17" table:formula="of:=SUMPRODUCT(NOT(ISBLANK([.J231:.AMJ231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8" calcext:value-type="float">
            <text:p>208</text:p>
          </table:table-cell>
          <table:table-cell table:formula="of:=SUM([.J232:.AMJ232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2:.AMJ232]); &quot;&quot;; [.J$2:.AMJ$2] &amp; &quot;: &quot; &amp; [.J232:.AMJ232]))" office:value-type="string" office:string-value="JudgeDeadd: 2, Ryath: 5" calcext:value-type="string">
            <text:p>JudgeDeadd: 2, Ryath: 5</text:p>
          </table:table-cell>
          <table:table-cell table:style-name="ce17" table:formula="of:=SUMPRODUCT(NOT(ISBLANK([.J232:.AMJ232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8" calcext:value-type="float">
            <text:p>208</text:p>
          </table:table-cell>
          <table:table-cell table:formula="of:=SUM([.J233:.AMJ233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exen</text:p>
          </table:table-cell>
          <table:table-cell table:style-name="ce16" table:number-matrix-columns-spanned="1" table:number-matrix-rows-spanned="1" table:formula="of:=COM.MICROSOFT.TEXTJOIN(&quot;, &quot;; 1; IF(ISBLANK([.J233:.AMJ233]); &quot;&quot;; [.J$2:.AMJ$2] &amp; &quot;: &quot; &amp; [.J233:.AMJ233]))" office:value-type="string" office:string-value="Grain of Salt: 7" calcext:value-type="string">
            <text:p>Grain of Salt: 7</text:p>
          </table:table-cell>
          <table:table-cell table:style-name="ce17" table:formula="of:=SUMPRODUCT(NOT(ISBLANK([.J233:.AMJ233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3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8" calcext:value-type="float">
            <text:p>208</text:p>
          </table:table-cell>
          <table:table-cell table:formula="of:=SUM([.J234:.AMJ234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4:.AMJ234]); &quot;&quot;; [.J$2:.AMJ$2] &amp; &quot;: &quot; &amp; [.J234:.AMJ234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J234:.AMJ234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6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8" calcext:value-type="float">
            <text:p>208</text:p>
          </table:table-cell>
          <table:table-cell table:formula="of:=SUM([.J235:.AMJ235])" office:value-type="float" office:value="7" calcext:value-type="float">
            <text:p>7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5:.AMJ235]); &quot;&quot;; [.J$2:.AMJ$2] &amp; &quot;: &quot; &amp; [.J235:.AMJ235]))" office:value-type="string" office:string-value="MFG38: 2, termrork: 5" calcext:value-type="string">
            <text:p>MFG38: 2, termrork: 5</text:p>
          </table:table-cell>
          <table:table-cell table:style-name="ce17" table:formula="of:=SUMPRODUCT(NOT(ISBLANK([.J235:.AMJ235]))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8" calcext:value-type="float">
            <text:p>208</text:p>
          </table:table-cell>
          <table:table-cell table:formula="of:=SUM([.J236:.AMJ236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6:.AMJ236]); &quot;&quot;; [.J$2:.AMJ$2] &amp; &quot;: &quot; &amp; [.J236:.AMJ236]))" office:value-type="string" office:string-value="pcorf: 5, purist: 2" calcext:value-type="string">
            <text:p>pcorf: 5, purist: 2</text:p>
          </table:table-cell>
          <table:table-cell table:style-name="ce17" table:formula="of:=SUMPRODUCT(NOT(ISBLANK([.J236:.AMJ236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8" calcext:value-type="float">
            <text:p>208</text:p>
          </table:table-cell>
          <table:table-cell table:formula="of:=SUM([.J237:.AMJ237])" office:value-type="float" office:value="7" calcext:value-type="float">
            <text:p>7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7:.AMJ237]); &quot;&quot;; [.J$2:.AMJ$2] &amp; &quot;: &quot; &amp; [.J237:.AMJ237]))" office:value-type="string" office:string-value="4everDoomed: 6, dosboot: 1" calcext:value-type="string">
            <text:p>4everDoomed: 6, dosboot: 1</text:p>
          </table:table-cell>
          <table:table-cell table:style-name="ce17" table:formula="of:=SUMPRODUCT(NOT(ISBLANK([.J237:.AMJ237])))" office:value-type="float" office:value="2" calcext:value-type="float">
            <text:p>2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8" calcext:value-type="float">
            <text:p>208</text:p>
          </table:table-cell>
          <table:table-cell table:formula="of:=SUM([.J238:.AMJ238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8:.AMJ238]); &quot;&quot;; [.J$2:.AMJ$2] &amp; &quot;: &quot; &amp; [.J238:.AMJ238]))" office:value-type="string" office:string-value="Phobus: 7" calcext:value-type="string">
            <text:p>Phobus: 7</text:p>
          </table:table-cell>
          <table:table-cell table:style-name="ce17" table:formula="of:=SUMPRODUCT(NOT(ISBLANK([.J238:.AMJ238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36" calcext:value-type="float">
            <text:p>236</text:p>
          </table:table-cell>
          <table:table-cell table:formula="of:=SUM([.J239:.AMJ239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forum.zdoom.org/viewtopic.php?f=19&amp;t=54247&amp;p=954473" xlink:type="simple">https://forum.zdoom.org/viewtopic.php?f=19&amp;t=54247&amp;p=95447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9:.AMJ239]); &quot;&quot;; [.J$2:.AMJ$2] &amp; &quot;: &quot; &amp; [.J239:.AMJ239]))" office:value-type="string" office:string-value="Voltcom9: 6" calcext:value-type="string">
            <text:p>Voltcom9: 6</text:p>
          </table:table-cell>
          <table:table-cell table:style-name="ce17" table:formula="of:=SUMPRODUCT(NOT(ISBLANK([.J239:.AMJ239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36" calcext:value-type="float">
            <text:p>236</text:p>
          </table:table-cell>
          <table:table-cell table:formula="of:=SUM([.J240:.AMJ240])" office:value-type="float" office:value="6" calcext:value-type="float">
            <text:p>6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240:.AMJ240]); &quot;&quot;; [.J$2:.AMJ$2] &amp; &quot;: &quot; &amp; [.J240:.AMJ240]))" office:value-type="string" office:string-value="rd: 4, Ezepov: 2" calcext:value-type="string">
            <text:p>rd: 4, Ezepov: 2</text:p>
          </table:table-cell>
          <table:table-cell table:style-name="ce17" table:formula="of:=SUMPRODUCT(NOT(ISBLANK([.J240:.AMJ240])))" office:value-type="float" office:value="2" calcext:value-type="float">
            <text:p>2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65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36" calcext:value-type="float">
            <text:p>236</text:p>
          </table:table-cell>
          <table:table-cell table:formula="of:=SUM([.J241:.AMJ241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1:.AMJ241]); &quot;&quot;; [.J$2:.AMJ$2] &amp; &quot;: &quot; &amp; [.J241:.AMJ241]))" office:value-type="string" office:string-value="Ralphis: 6" calcext:value-type="string">
            <text:p>Ralphis: 6</text:p>
          </table:table-cell>
          <table:table-cell table:style-name="ce17" table:formula="of:=SUMPRODUCT(NOT(ISBLANK([.J241:.AMJ24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6" calcext:value-type="float">
            <text:p>236</text:p>
          </table:table-cell>
          <table:table-cell table:formula="of:=SUM([.J242:.AMJ242])" office:value-type="float" office:value="6" calcext:value-type="float">
            <text:p>6</text:p>
          </table:table-cell>
          <table:table-cell table:style-name="ce79" office:value-type="string" calcext:value-type="string">
            <text:p>Bourgeois Megawad</text:p>
          </table:table-cell>
          <table:table-cell table:style-name="Default" office:value-type="string" calcext:value-type="string">
            <text:p><text:a xlink:href="https://www.doomworld.com/forum/topic/117061-bourgeois-megawad-30-maps-now-on-idgames/" xlink:type="simple">https://www.doomworld.com/forum/topic/117061-bourgeois-megawad-30-maps-now-on-idgames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2:.AMJ242]); &quot;&quot;; [.J$2:.AMJ$2] &amp; &quot;: &quot; &amp; [.J242:.AMJ242]))" office:value-type="string" office:string-value="TheGreenZap: 6" calcext:value-type="string">
            <text:p>TheGreenZap: 6</text:p>
          </table:table-cell>
          <table:table-cell table:style-name="ce17" table:formula="of:=SUMPRODUCT(NOT(ISBLANK([.J242:.AMJ242])))" office:value-type="float" office:value="1" calcext:value-type="float">
            <text:p>1</text:p>
          </table:table-cell>
          <table:table-cell table:number-columns-repeated="167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6" calcext:value-type="float">
            <text:p>236</text:p>
          </table:table-cell>
          <table:table-cell table:formula="of:=SUM([.J243:.AMJ243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3:.AMJ243]); &quot;&quot;; [.J$2:.AMJ$2] &amp; &quot;: &quot; &amp; [.J243:.AMJ243]))" office:value-type="string" office:string-value="bzzrak: 6" calcext:value-type="string">
            <text:p>bzzrak: 6</text:p>
          </table:table-cell>
          <table:table-cell table:style-name="ce17" table:formula="of:=SUMPRODUCT(NOT(ISBLANK([.J243:.AMJ243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6" calcext:value-type="float">
            <text:p>236</text:p>
          </table:table-cell>
          <table:table-cell table:formula="of:=SUM([.J244:.AMJ244])" office:value-type="float" office:value="6" calcext:value-type="float">
            <text:p>6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4:.AMJ244]); &quot;&quot;; [.J$2:.AMJ$2] &amp; &quot;: &quot; &amp; [.J244:.AMJ244]))" office:value-type="string" office:string-value="roadworx: 2, eharper256: 4" calcext:value-type="string">
            <text:p>roadworx: 2, eharper256: 4</text:p>
          </table:table-cell>
          <table:table-cell table:style-name="ce17" table:formula="of:=SUMPRODUCT(NOT(ISBLANK([.J244:.AMJ244])))" office:value-type="float" office:value="2" calcext:value-type="float">
            <text:p>2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6" calcext:value-type="float">
            <text:p>236</text:p>
          </table:table-cell>
          <table:table-cell table:formula="of:=SUM([.J245:.AMJ245])" office:value-type="float" office:value="6" calcext:value-type="float">
            <text:p>6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5:.AMJ245]); &quot;&quot;; [.J$2:.AMJ$2] &amp; &quot;: &quot; &amp; [.J245:.AMJ245]))" office:value-type="string" office:string-value="Cynical: 1, Nate River: 3, Maribo: 2" calcext:value-type="string">
            <text:p>Cynical: 1, Nate River: 3, Maribo: 2</text:p>
          </table:table-cell>
          <table:table-cell table:style-name="ce17" table:formula="of:=SUMPRODUCT(NOT(ISBLANK([.J245:.AMJ245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34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6" calcext:value-type="float">
            <text:p>236</text:p>
          </table:table-cell>
          <table:table-cell table:formula="of:=SUM([.J246:.AMJ246])" office:value-type="float" office:value="6" calcext:value-type="float">
            <text:p>6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46:.AMJ246]); &quot;&quot;; [.J$2:.AMJ$2] &amp; &quot;: &quot; &amp; [.J246:.AMJ246]))" office:value-type="string" office:string-value="joepallai: 1, xdude_gamer: 5" calcext:value-type="string">
            <text:p>joepallai: 1, xdude_gamer: 5</text:p>
          </table:table-cell>
          <table:table-cell table:style-name="ce17" table:formula="of:=SUMPRODUCT(NOT(ISBLANK([.J246:.AMJ246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6" calcext:value-type="float">
            <text:p>236</text:p>
          </table:table-cell>
          <table:table-cell table:formula="of:=SUM([.J247:.AMJ247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7:.AMJ247]); &quot;&quot;; [.J$2:.AMJ$2] &amp; &quot;: &quot; &amp; [.J247:.AMJ247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J247:.AMJ247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5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6" calcext:value-type="float">
            <text:p>236</text:p>
          </table:table-cell>
          <table:table-cell table:formula="of:=SUM([.J248:.AMJ248])" office:value-type="float" office:value="6" calcext:value-type="float">
            <text:p>6</text:p>
          </table:table-cell>
          <table:table-cell office:value-type="string" calcext:value-type="string">
            <text:p>Doom U.H.S.</text:p>
          </table:table-cell>
          <table:table-cell office:value-type="string" calcext:value-type="string">
            <text:p><text:a xlink:href="https://www.doomworld.com/idgames/themes/university/dmuhs061" xlink:type="simple">https://www.doomworld.com/idgames/themes/university/dmuhs061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48:.AMJ248]); &quot;&quot;; [.J$2:.AMJ$2] &amp; &quot;: &quot; &amp; [.J248:.AMJ248]))" office:value-type="string" office:string-value="Doomlover77: 6" calcext:value-type="string">
            <text:p>Doomlover77: 6</text:p>
          </table:table-cell>
          <table:table-cell table:number-columns-repeated="179"/>
          <table:table-cell office:value-type="float" office:value="6" calcext:value-type="float">
            <text:p>6</text:p>
          </table:table-cell>
          <table:table-cell table:number-columns-repeated="836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6" calcext:value-type="float">
            <text:p>236</text:p>
          </table:table-cell>
          <table:table-cell table:formula="of:=SUM([.J249:.AMJ249])" office:value-type="float" office:value="6" calcext:value-type="float">
            <text:p>6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<text:a xlink:href="https://doomwiki.org/wiki/Doom:_The_Golden_Souls_2" xlink:type="simple">https://doomwiki.org/wiki/Doom:_The_Golden_Souls_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9:.AMJ249]); &quot;&quot;; [.J$2:.AMJ$2] &amp; &quot;: &quot; &amp; [.J249:.AMJ249]))" office:value-type="string" office:string-value="TJG1289: 6" calcext:value-type="string">
            <text:p>TJG1289: 6</text:p>
          </table:table-cell>
          <table:table-cell table:style-name="ce17" table:formula="of:=SUMPRODUCT(NOT(ISBLANK([.J249:.AMJ249])))" office:value-type="float" office:value="1" calcext:value-type="float">
            <text:p>1</text:p>
          </table:table-cell>
          <table:table-cell table:number-columns-repeated="154"/>
          <table:table-cell office:value-type="float" office:value="6" calcext:value-type="float">
            <text:p>6</text:p>
          </table:table-cell>
          <table:table-cell table:number-columns-repeated="860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6" calcext:value-type="float">
            <text:p>236</text:p>
          </table:table-cell>
          <table:table-cell table:formula="of:=SUM([.J250:.AMJ250])" office:value-type="float" office:value="6" calcext:value-type="float">
            <text:p>6</text:p>
          </table:table-cell>
          <table:table-cell office:value-type="string" calcext:value-type="string">
            <text:p>Doomed in SPACE</text:p>
          </table:table-cell>
          <table:table-cell office:value-type="string" calcext:value-type="string">
            <text:p><text:a xlink:href="https://www.doomworld.com/idgames/levels/doom2/Ports/d-f/d_space_v2" xlink:type="simple">https://www.doomworld.com/idgames/levels/doom2/Ports/d-f/d_space_v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0:.AMJ250]); &quot;&quot;; [.J$2:.AMJ$2] &amp; &quot;: &quot; &amp; [.J250:.AMJ250]))" office:value-type="string" office:string-value="Ezepov: 6" calcext:value-type="string">
            <text:p>Ezepov: 6</text:p>
          </table:table-cell>
          <table:table-cell table:style-name="ce17" table:formula="of:=SUMPRODUCT(NOT(ISBLANK([.J250:.AMJ250])))" office:value-type="float" office:value="1" calcext:value-type="float">
            <text:p>1</text:p>
          </table:table-cell>
          <table:table-cell table:number-columns-repeated="176"/>
          <table:table-cell office:value-type="float" office:value="6" calcext:value-type="float">
            <text:p>6</text:p>
          </table:table-cell>
          <table:table-cell table:number-columns-repeated="838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6" calcext:value-type="float">
            <text:p>236</text:p>
          </table:table-cell>
          <table:table-cell table:formula="of:=SUM([.J251:.AMJ251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51:.AMJ251]); &quot;&quot;; [.J$2:.AMJ$2] &amp; &quot;: &quot; &amp; [.J251:.AMJ251]))" office:value-type="string" office:string-value="Ralphis: 6" calcext:value-type="string">
            <text:p>Ralphis: 6</text:p>
          </table:table-cell>
          <table:table-cell table:style-name="ce17" table:formula="of:=SUMPRODUCT(NOT(ISBLANK([.J251:.AMJ25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6" calcext:value-type="float">
            <text:p>236</text:p>
          </table:table-cell>
          <table:table-cell table:formula="of:=SUM([.J252:.AMJ252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252:.AMJ252]); &quot;&quot;; [.J$2:.AMJ$2] &amp; &quot;: &quot; &amp; [.J252:.AMJ252]))" office:value-type="string" office:string-value="Ralphis: 6" calcext:value-type="string">
            <text:p>Ralphis: 6</text:p>
          </table:table-cell>
          <table:table-cell table:style-name="ce17" table:formula="of:=SUMPRODUCT(NOT(ISBLANK([.J252:.AMJ25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6" calcext:value-type="float">
            <text:p>236</text:p>
          </table:table-cell>
          <table:table-cell table:formula="of:=SUM([.J253:.AMJ253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3:.AMJ253]); &quot;&quot;; [.J$2:.AMJ$2] &amp; &quot;: &quot; &amp; [.J253:.AMJ253]))" office:value-type="string" office:string-value="pcorf: 6" calcext:value-type="string">
            <text:p>pcorf: 6</text:p>
          </table:table-cell>
          <table:table-cell table:style-name="ce17" table:formula="of:=SUMPRODUCT(NOT(ISBLANK([.J253:.AMJ253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29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6" calcext:value-type="float">
            <text:p>236</text:p>
          </table:table-cell>
          <table:table-cell table:formula="of:=SUM([.J254:.AMJ254])" office:value-type="float" office:value="6" calcext:value-type="float">
            <text:p>6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54:.AMJ254]); &quot;&quot;; [.J$2:.AMJ$2] &amp; &quot;: &quot; &amp; [.J254:.AMJ254]))" office:value-type="string" office:string-value="soner du: 2, dei_eldren: 4" calcext:value-type="string">
            <text:p>soner du: 2, dei_eldren: 4</text:p>
          </table:table-cell>
          <table:table-cell table:style-name="ce17" table:formula="of:=SUMPRODUCT(NOT(ISBLANK([.J254:.AMJ254])))" office:value-type="float" office:value="2" calcext:value-type="float">
            <text:p>2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868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6" calcext:value-type="float">
            <text:p>236</text:p>
          </table:table-cell>
          <table:table-cell table:formula="of:=SUM([.J255:.AMJ255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55:.AMJ255]); &quot;&quot;; [.J$2:.AMJ$2] &amp; &quot;: &quot; &amp; [.J255:.AMJ255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J255:.AMJ255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6" calcext:value-type="float">
            <text:p>236</text:p>
          </table:table-cell>
          <table:table-cell table:formula="of:=SUM([.J256:.AMJ256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6:.AMJ256]); &quot;&quot;; [.J$2:.AMJ$2] &amp; &quot;: &quot; &amp; [.J256:.AMJ256]))" office:value-type="string" office:string-value="HyperLuke: 6" calcext:value-type="string">
            <text:p>HyperLuke: 6</text:p>
          </table:table-cell>
          <table:table-cell table:style-name="ce17" table:formula="of:=SUMPRODUCT(NOT(ISBLANK([.J256:.AMJ256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6" calcext:value-type="float">
            <text:p>236</text:p>
          </table:table-cell>
          <table:table-cell table:formula="of:=SUM([.J257:.AMJ257])" office:value-type="float" office:value="6" calcext:value-type="float">
            <text:p>6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7:.AMJ257]); &quot;&quot;; [.J$2:.AMJ$2] &amp; &quot;: &quot; &amp; [.J257:.AMJ257]))" office:value-type="string" office:string-value="P41R47: 3, Doomlover77: 3" calcext:value-type="string">
            <text:p>P41R47: 3, Doomlover77: 3</text:p>
          </table:table-cell>
          <table:table-cell table:style-name="ce17" table:formula="of:=SUMPRODUCT(NOT(ISBLANK([.J257:.AMJ257])))" office:value-type="float" office:value="2" calcext:value-type="float">
            <text:p>2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57"/>
          <table:table-cell office:value-type="float" office:value="3" calcext:value-type="float">
            <text:p>3</text:p>
          </table:table-cell>
          <table:table-cell table:number-columns-repeated="836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6" calcext:value-type="float">
            <text:p>236</text:p>
          </table:table-cell>
          <table:table-cell table:formula="of:=SUM([.J258:.AMJ258])" office:value-type="float" office:value="6" calcext:value-type="float">
            <text:p>6</text:p>
          </table:table-cell>
          <table:table-cell office:value-type="string" calcext:value-type="string">
            <text:p>Funnelcake Apparitions</text:p>
          </table:table-cell>
          <table:table-cell office:value-type="string" calcext:value-type="string">
            <text:p><text:a xlink:href="https://www.doomworld.com/forum/topic/124905-dbp40-funnelcake-apparitions/" xlink:type="simple">https://www.doomworld.com/forum/topic/124905-dbp40-funnelcake-apparition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8:.AMJ258]); &quot;&quot;; [.J$2:.AMJ$2] &amp; &quot;: &quot; &amp; [.J258:.AMJ258]))" office:value-type="string" office:string-value="&lt;&lt;Rewind: 6" calcext:value-type="string">
            <text:p>&lt;&lt;Rewind: 6</text:p>
          </table:table-cell>
          <table:table-cell table:style-name="ce17" table:formula="of:=SUMPRODUCT(NOT(ISBLANK([.J258:.AMJ258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2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6" calcext:value-type="float">
            <text:p>236</text:p>
          </table:table-cell>
          <table:table-cell table:formula="of:=SUM([.J259:.AMJ259])" office:value-type="float" office:value="6" calcext:value-type="float">
            <text:p>6</text:p>
          </table:table-cell>
          <table:table-cell office:value-type="string" calcext:value-type="string">
            <text:p>Grove</text:p>
          </table:table-cell>
          <table:table-cell office:value-type="string" calcext:value-type="string">
            <text:p><text:a xlink:href="https://doomwiki.org/wiki/Grove" xlink:type="simple">https://doomwiki.org/wiki/Grov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9:.AMJ259]); &quot;&quot;; [.J$2:.AMJ$2] &amp; &quot;: &quot; &amp; [.J259:.AMJ259]))" office:value-type="string" office:string-value="msx2plus: 5, Maribo: 1" calcext:value-type="string">
            <text:p>msx2plus: 5, Maribo: 1</text:p>
          </table:table-cell>
          <table:table-cell table:style-name="ce17" table:formula="of:=SUMPRODUCT(NOT(ISBLANK([.J259:.AMJ259])))" office:value-type="float" office:value="2" calcext:value-type="float">
            <text:p>2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34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6" calcext:value-type="float">
            <text:p>236</text:p>
          </table:table-cell>
          <table:table-cell table:formula="of:=SUM([.J260:.AMJ260])" office:value-type="float" office:value="6" calcext:value-type="float">
            <text:p>6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60:.AMJ260]); &quot;&quot;; [.J$2:.AMJ$2] &amp; &quot;: &quot; &amp; [.J260:.AMJ260]))" office:value-type="string" office:string-value="Ryath: 5, dosboot: 1" calcext:value-type="string">
            <text:p>Ryath: 5, dosboot: 1</text:p>
          </table:table-cell>
          <table:table-cell table:style-name="ce17" table:formula="of:=SUMPRODUCT(NOT(ISBLANK([.J260:.AMJ260])))" office:value-type="float" office:value="2" calcext:value-type="float">
            <text:p>2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36" calcext:value-type="float">
            <text:p>236</text:p>
          </table:table-cell>
          <table:table-cell table:formula="of:=SUM([.J261:.AMJ261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1:.AMJ261]); &quot;&quot;; [.J$2:.AMJ$2] &amp; &quot;: &quot; &amp; [.J261:.AMJ261]))" office:value-type="string" office:string-value="antares031: 6" calcext:value-type="string">
            <text:p>antares031: 6</text:p>
          </table:table-cell>
          <table:table-cell table:style-name="ce17" table:formula="of:=SUMPRODUCT(NOT(ISBLANK([.J261:.AMJ261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36" calcext:value-type="float">
            <text:p>236</text:p>
          </table:table-cell>
          <table:table-cell table:formula="of:=SUM([.J262:.AMJ262])" office:value-type="float" office:value="6" calcext:value-type="float">
            <text:p>6</text:p>
          </table:table-cell>
          <table:table-cell office:value-type="string" calcext:value-type="string">
            <text:p>Maskim Xul</text:p>
          </table:table-cell>
          <table:table-cell office:value-type="string" calcext:value-type="string">
            <text:p><text:a xlink:href="https://doomwiki.org/wiki/Maskim_Xul" xlink:type="simple">https://doomwiki.org/wiki/Maskim_Xu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2:.AMJ262]); &quot;&quot;; [.J$2:.AMJ$2] &amp; &quot;: &quot; &amp; [.J262:.AMJ262]))" office:value-type="string" office:string-value="Dimon12321: 6" calcext:value-type="string">
            <text:p>Dimon12321: 6</text:p>
          </table:table-cell>
          <table:table-cell table:style-name="ce17" table:formula="of:=SUMPRODUCT(NOT(ISBLANK([.J262:.AMJ262])))" office:value-type="float" office:value="1" calcext:value-type="float">
            <text:p>1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5"/>
        </table:table-row>
        <table:table-row table:style-name="ro4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36" calcext:value-type="float">
            <text:p>236</text:p>
          </table:table-cell>
          <table:table-cell table:formula="of:=SUM([.J263:.AMJ263])" office:value-type="float" office:value="6" calcext:value-type="float">
            <text:p>6</text:p>
          </table:table-cell>
          <table:table-cell office:value-type="string" calcext:value-type="string">
            <text:p>Mass Extinction﻿</text:p>
          </table:table-cell>
          <table:table-cell office:value-type="string" calcext:value-type="string">
            <text:p><text:a xlink:href="https://doomwiki.org/wiki/Mass_Extinction" xlink:type="simple">https://doomwiki.org/wiki/Mass_Extinction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3:.AMJ263]); &quot;&quot;; [.J$2:.AMJ$2] &amp; &quot;: &quot; &amp; [.J263:.AMJ263]))" office:value-type="string" office:string-value="Deadwing: 6" calcext:value-type="string">
            <text:p>Deadwing: 6</text:p>
          </table:table-cell>
          <table:table-cell table:style-name="ce17" table:formula="of:=SUMPRODUCT(NOT(ISBLANK([.J263:.AMJ263])))" office:value-type="float" office:value="1" calcext:value-type="float">
            <text:p>1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36" calcext:value-type="float">
            <text:p>236</text:p>
          </table:table-cell>
          <table:table-cell table:formula="of:=SUM([.J264:.AMJ264])" office:value-type="float" office:value="6" calcext:value-type="float">
            <text:p>6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4:.AMJ264]); &quot;&quot;; [.J$2:.AMJ$2] &amp; &quot;: &quot; &amp; [.J264:.AMJ264]))" office:value-type="string" office:string-value="dei_eldren: 6" calcext:value-type="string">
            <text:p>dei_eldren: 6</text:p>
          </table:table-cell>
          <table:table-cell table:style-name="ce17" table:formula="of:=SUMPRODUCT(NOT(ISBLANK([.J264:.AMJ264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36" calcext:value-type="float">
            <text:p>236</text:p>
          </table:table-cell>
          <table:table-cell table:formula="of:=SUM([.J265:.AMJ265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5:.AMJ265]); &quot;&quot;; [.J$2:.AMJ$2] &amp; &quot;: &quot; &amp; [.J265:.AMJ265]))" office:value-type="string" office:string-value="OniriA: 6" calcext:value-type="string">
            <text:p>OniriA: 6</text:p>
          </table:table-cell>
          <table:table-cell table:style-name="ce17" table:formula="of:=SUMPRODUCT(NOT(ISBLANK([.J265:.AMJ265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36" calcext:value-type="float">
            <text:p>236</text:p>
          </table:table-cell>
          <table:table-cell table:formula="of:=SUM([.J266:.AMJ266])" office:value-type="float" office:value="6" calcext:value-type="float">
            <text:p>6</text:p>
          </table:table-cell>
          <table:table-cell office:value-type="string" calcext:value-type="string">
            <text:p>NoReason's Speedmaps 2</text:p>
          </table:table-cell>
          <table:table-cell office:value-type="string" calcext:value-type="string">
            <text:p><text:a xlink:href="https://www.doomworld.com/forum/topic/117844-nosp2-nanowadmo-megawad-slaughterwad/" xlink:type="simple">https://www.doomworld.com/forum/topic/117844-nosp2-nanowadmo-megawad-slaughterwa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6:.AMJ266]); &quot;&quot;; [.J$2:.AMJ$2] &amp; &quot;: &quot; &amp; [.J266:.AMJ266]))" office:value-type="string" office:string-value="sapphics: 6" calcext:value-type="string">
            <text:p>sapphics: 6</text:p>
          </table:table-cell>
          <table:table-cell table:style-name="ce17" table:formula="of:=SUMPRODUCT(NOT(ISBLANK([.J266:.AMJ266])))" office:value-type="float" office:value="1" calcext:value-type="float">
            <text:p>1</text:p>
          </table:table-cell>
          <table:table-cell table:number-columns-repeated="170"/>
          <table:table-cell office:value-type="float" office:value="6" calcext:value-type="float">
            <text:p>6</text:p>
          </table:table-cell>
          <table:table-cell table:number-columns-repeated="844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36" calcext:value-type="float">
            <text:p>236</text:p>
          </table:table-cell>
          <table:table-cell table:formula="of:=SUM([.J267:.AMJ267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67:.AMJ267]); &quot;&quot;; [.J$2:.AMJ$2] &amp; &quot;: &quot; &amp; [.J267:.AMJ267]))" office:value-type="string" office:string-value="Soundblock: 6" calcext:value-type="string">
            <text:p>Soundblock: 6</text:p>
          </table:table-cell>
          <table:table-cell table:style-name="ce17" table:formula="of:=SUMPRODUCT(NOT(ISBLANK([.J267:.AMJ267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36" calcext:value-type="float">
            <text:p>236</text:p>
          </table:table-cell>
          <table:table-cell table:formula="of:=SUM([.J268:.AMJ268])" office:value-type="float" office:value="6" calcext:value-type="float">
            <text:p>6</text:p>
          </table:table-cell>
          <table:table-cell office:value-type="string" calcext:value-type="string">
            <text:p>Ozonia</text:p>
          </table:table-cell>
          <table:table-cell office:value-type="string" calcext:value-type="string">
            <text:p><text:a xlink:href="https://www.doomworld.com/forum/topic/103371-ozonia-development-boom-megawad-december-target-release/" xlink:type="simple">https://www.doomworld.com/forum/topic/103371-ozonia-development-boom-megawad-december-target-releas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8:.AMJ268]); &quot;&quot;; [.J$2:.AMJ$2] &amp; &quot;: &quot; &amp; [.J268:.AMJ268]))" office:value-type="string" office:string-value="dei_eldren: 6" calcext:value-type="string">
            <text:p>dei_eldren: 6</text:p>
          </table:table-cell>
          <table:table-cell table:style-name="ce17" table:formula="of:=SUMPRODUCT(NOT(ISBLANK([.J268:.AMJ268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36" calcext:value-type="float">
            <text:p>236</text:p>
          </table:table-cell>
          <table:table-cell table:formula="of:=SUM([.J269:.AMJ269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9:.AMJ269]); &quot;&quot;; [.J$2:.AMJ$2] &amp; &quot;: &quot; &amp; [.J269:.AMJ269]))" office:value-type="string" office:string-value="maxmanium: 6" calcext:value-type="string">
            <text:p>maxmanium: 6</text:p>
          </table:table-cell>
          <table:table-cell table:style-name="ce17" table:formula="of:=SUMPRODUCT(NOT(ISBLANK([.J269:.AMJ269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1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36" calcext:value-type="float">
            <text:p>236</text:p>
          </table:table-cell>
          <table:table-cell table:formula="of:=SUM([.J270:.AMJ270])" office:value-type="float" office:value="6" calcext:value-type="float">
            <text:p>6</text:p>
          </table:table-cell>
          <table:table-cell office:value-type="string" calcext:value-type="string">
            <text:p>Sign of Torment</text:p>
          </table:table-cell>
          <table:table-cell office:value-type="string" calcext:value-type="string">
            <text:p><text:a xlink:href="https://www.doomworld.com/forum/topic/112163-25-maps-completed-sign-of-torment-boom-compatible-megawadwip/" xlink:type="simple">https://www.doomworld.com/forum/topic/112163-25-maps-completed-sign-of-torment-boom-compatible-megawadwip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0:.AMJ270]); &quot;&quot;; [.J$2:.AMJ$2] &amp; &quot;: &quot; &amp; [.J270:.AMJ270]))" office:value-type="string" office:string-value="dei_eldren: 6" calcext:value-type="string">
            <text:p>dei_eldren: 6</text:p>
          </table:table-cell>
          <table:table-cell table:style-name="ce17" table:formula="of:=SUMPRODUCT(NOT(ISBLANK([.J270:.AMJ270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36" calcext:value-type="float">
            <text:p>236</text:p>
          </table:table-cell>
          <table:table-cell table:formula="of:=SUM([.J271:.AMJ271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1:.AMJ271]); &quot;&quot;; [.J$2:.AMJ$2] &amp; &quot;: &quot; &amp; [.J271:.AMJ271]))" office:value-type="string" office:string-value="antares031: 6" calcext:value-type="string">
            <text:p>antares031: 6</text:p>
          </table:table-cell>
          <table:table-cell table:style-name="ce17" table:formula="of:=SUMPRODUCT(NOT(ISBLANK([.J271:.AMJ271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36" calcext:value-type="float">
            <text:p>236</text:p>
          </table:table-cell>
          <table:table-cell table:formula="of:=SUM([.J272:.AMJ272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doomwiki.org/wiki/Strange_Aeons" xlink:type="simple">https://doomwiki.org/wiki/Strange_Aeon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2:.AMJ272]); &quot;&quot;; [.J$2:.AMJ$2] &amp; &quot;: &quot; &amp; [.J272:.AMJ272]))" office:value-type="string" office:string-value="ax34: 3, SOSU: 3" calcext:value-type="string">
            <text:p>ax34: 3, SOSU: 3</text:p>
          </table:table-cell>
          <table:table-cell table:style-name="ce17" table:formula="of:=SUMPRODUCT(NOT(ISBLANK([.J272:.AMJ272])))" office:value-type="float" office:value="2" calcext:value-type="float">
            <text:p>2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4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36" calcext:value-type="float">
            <text:p>236</text:p>
          </table:table-cell>
          <table:table-cell table:formula="of:=SUM([.J273:.AMJ273])" office:value-type="float" office:value="6" calcext:value-type="float">
            <text:p>6</text:p>
          </table:table-cell>
          <table:table-cell office:value-type="string" calcext:value-type="string">
            <text:p>Temple of the Lizard Men 3</text:p>
          </table:table-cell>
          <table:table-cell office:value-type="string" calcext:value-type="string">
            <text:p><text:a xlink:href="https://www.doomworld.com/idgames/levels/doom2/Ports/megawads/lmtmple3" xlink:type="simple">https://www.doomworld.com/idgames/levels/doom2/Ports/megawads/lmtmple3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3:.AMJ273]); &quot;&quot;; [.J$2:.AMJ$2] &amp; &quot;: &quot; &amp; [.J273:.AMJ273]))" office:value-type="string" office:string-value="Lewonx: 6" calcext:value-type="string">
            <text:p>Lewonx: 6</text:p>
          </table:table-cell>
          <table:table-cell table:style-name="ce17" table:formula="of:=SUMPRODUCT(NOT(ISBLANK([.J273:.AMJ273])))" office:value-type="float" office:value="1" calcext:value-type="float">
            <text:p>1</text:p>
          </table:table-cell>
          <table:table-cell table:number-columns-repeated="157"/>
          <table:table-cell office:value-type="float" office:value="6" calcext:value-type="float">
            <text:p>6</text:p>
          </table:table-cell>
          <table:table-cell table:number-columns-repeated="857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36" calcext:value-type="float">
            <text:p>236</text:p>
          </table:table-cell>
          <table:table-cell table:formula="of:=SUM([.J274:.AMJ274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4:.AMJ274]); &quot;&quot;; [.J$2:.AMJ$2] &amp; &quot;: &quot; &amp; [.J274:.AMJ274]))" office:value-type="string" office:string-value="Ralphis: 6" calcext:value-type="string">
            <text:p>Ralphis: 6</text:p>
          </table:table-cell>
          <table:table-cell table:style-name="ce17" table:formula="of:=SUMPRODUCT(NOT(ISBLANK([.J274:.AMJ27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36" calcext:value-type="float">
            <text:p>236</text:p>
          </table:table-cell>
          <table:table-cell table:formula="of:=SUM([.J275:.AMJ275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5:.AMJ275]); &quot;&quot;; [.J$2:.AMJ$2] &amp; &quot;: &quot; &amp; [.J275:.AMJ275]))" office:value-type="string" office:string-value="Vorpal: 5, vdgg: 1" calcext:value-type="string">
            <text:p>Vorpal: 5, vdgg: 1</text:p>
          </table:table-cell>
          <table:table-cell table:style-name="ce17" table:formula="of:=SUMPRODUCT(NOT(ISBLANK([.J275:.AMJ275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36" calcext:value-type="float">
            <text:p>236</text:p>
          </table:table-cell>
          <table:table-cell table:formula="of:=SUM([.J276:.AMJ276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6:.AMJ276]); &quot;&quot;; [.J$2:.AMJ$2] &amp; &quot;: &quot; &amp; [.J276:.AMJ276]))" office:value-type="string" office:string-value="AnonimVio: 6" calcext:value-type="string">
            <text:p>AnonimVio: 6</text:p>
          </table:table-cell>
          <table:table-cell table:style-name="ce17" table:formula="of:=SUMPRODUCT(NOT(ISBLANK([.J276:.AMJ276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36" calcext:value-type="float">
            <text:p>236</text:p>
          </table:table-cell>
          <table:table-cell table:formula="of:=SUM([.J277:.AMJ277])" office:value-type="float" office:value="6" calcext:value-type="float">
            <text:p>6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7:.AMJ277]); &quot;&quot;; [.J$2:.AMJ$2] &amp; &quot;: &quot; &amp; [.J277:.AMJ277]))" office:value-type="string" office:string-value="Omniarch: 5, dosboot: 1" calcext:value-type="string">
            <text:p>Omniarch: 5, dosboot: 1</text:p>
          </table:table-cell>
          <table:table-cell table:style-name="ce17" table:formula="of:=SUMPRODUCT(NOT(ISBLANK([.J277:.AMJ277])))" office:value-type="float" office:value="2" calcext:value-type="float">
            <text:p>2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36" calcext:value-type="float">
            <text:p>236</text:p>
          </table:table-cell>
          <table:table-cell table:formula="of:=SUM([.J278:.AMJ278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8:.AMJ278]); &quot;&quot;; [.J$2:.AMJ$2] &amp; &quot;: &quot; &amp; [.J278:.AMJ278]))" office:value-type="string" office:string-value="Ralphis: 6" calcext:value-type="string">
            <text:p>Ralphis: 6</text:p>
          </table:table-cell>
          <table:table-cell table:style-name="ce17" table:formula="of:=SUMPRODUCT(NOT(ISBLANK([.J278:.AMJ27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36" calcext:value-type="float">
            <text:p>236</text:p>
          </table:table-cell>
          <table:table-cell table:formula="of:=SUM([.J279:.AMJ279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279:.AMJ279]); &quot;&quot;; [.J$2:.AMJ$2] &amp; &quot;: &quot; &amp; [.J279:.AMJ279]))" office:value-type="string" office:string-value="Spectre01: 6" calcext:value-type="string">
            <text:p>Spectre01: 6</text:p>
          </table:table-cell>
          <table:table-cell table:style-name="ce17" table:formula="of:=SUMPRODUCT(NOT(ISBLANK([.J279:.AMJ279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36" calcext:value-type="float">
            <text:p>236</text:p>
          </table:table-cell>
          <table:table-cell table:formula="of:=SUM([.J280:.AMJ280])" office:value-type="float" office:value="6" calcext:value-type="float">
            <text:p>6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0:.AMJ280]); &quot;&quot;; [.J$2:.AMJ$2] &amp; &quot;: &quot; &amp; [.J280:.AMJ280]))" office:value-type="string" office:string-value="4everDoomed: 4, VanaheimRanger: 2" calcext:value-type="string">
            <text:p>4everDoomed: 4, VanaheimRanger: 2</text:p>
          </table:table-cell>
          <table:table-cell table:style-name="ce17" table:formula="of:=SUMPRODUCT(NOT(ISBLANK([.J280:.AMJ280])))"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861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8" calcext:value-type="float">
            <text:p>278</text:p>
          </table:table-cell>
          <table:table-cell table:formula="of:=SUM([.J281:.AMJ281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1:.AMJ281]); &quot;&quot;; [.J$2:.AMJ$2] &amp; &quot;: &quot; &amp; [.J281:.AMJ281]))" office:value-type="string" office:string-value="Horus: 5" calcext:value-type="string">
            <text:p>Horus: 5</text:p>
          </table:table-cell>
          <table:table-cell table:style-name="ce17" table:formula="of:=SUMPRODUCT(NOT(ISBLANK([.J281:.AMJ281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3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8" calcext:value-type="float">
            <text:p>278</text:p>
          </table:table-cell>
          <table:table-cell table:formula="of:=SUM([.J282:.AMJ282])" office:value-type="float" office:value="5" calcext:value-type="float">
            <text:p>5</text:p>
          </table:table-cell>
          <table:table-cell table:style-name="ce72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2:.AMJ282]); &quot;&quot;; [.J$2:.AMJ$2] &amp; &quot;: &quot; &amp; [.J282:.AMJ282]))" office:value-type="string" office:string-value="eharper256: 5" calcext:value-type="string">
            <text:p>eharper256: 5</text:p>
          </table:table-cell>
          <table:table-cell table:style-name="ce17" table:formula="of:=SUMPRODUCT(NOT(ISBLANK([.J282:.AMJ282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8" calcext:value-type="float">
            <text:p>278</text:p>
          </table:table-cell>
          <table:table-cell table:formula="of:=SUM([.J283:.AMJ283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83:.AMJ283]); &quot;&quot;; [.J$2:.AMJ$2] &amp; &quot;: &quot; &amp; [.J283:.AMJ283]))" office:value-type="string" office:string-value="Rince-wind: 5" calcext:value-type="string">
            <text:p>Rince-wind: 5</text:p>
          </table:table-cell>
          <table:table-cell table:style-name="ce17" table:formula="of:=SUMPRODUCT(NOT(ISBLANK([.J283:.AMJ283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8" calcext:value-type="float">
            <text:p>278</text:p>
          </table:table-cell>
          <table:table-cell table:formula="of:=SUM([.J284:.AMJ284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4:.AMJ284]); &quot;&quot;; [.J$2:.AMJ$2] &amp; &quot;: &quot; &amp; [.J284:.AMJ284]))" office:value-type="string" office:string-value="AtticTelephone: 5" calcext:value-type="string">
            <text:p>AtticTelephone: 5</text:p>
          </table:table-cell>
          <table:table-cell table:style-name="ce17" table:formula="of:=SUMPRODUCT(NOT(ISBLANK([.J284:.AMJ284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8" calcext:value-type="float">
            <text:p>278</text:p>
          </table:table-cell>
          <table:table-cell table:formula="of:=SUM([.J285:.AMJ285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5:.AMJ285]); &quot;&quot;; [.J$2:.AMJ$2] &amp; &quot;: &quot; &amp; [.J285:.AMJ285]))" office:value-type="string" office:string-value="eharper256: 5" calcext:value-type="string">
            <text:p>eharper256: 5</text:p>
          </table:table-cell>
          <table:table-cell table:style-name="ce17" table:formula="of:=SUMPRODUCT(NOT(ISBLANK([.J285:.AMJ285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8" calcext:value-type="float">
            <text:p>278</text:p>
          </table:table-cell>
          <table:table-cell table:formula="of:=SUM([.J286:.AMJ286])" office:value-type="float" office:value="5" calcext:value-type="float">
            <text:p>5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6:.AMJ286]); &quot;&quot;; [.J$2:.AMJ$2] &amp; &quot;: &quot; &amp; [.J286:.AMJ286]))" office:value-type="string" office:string-value="ella guro: 2, Li'l devil: 3" calcext:value-type="string">
            <text:p>ella guro: 2, Li'l devil: 3</text:p>
          </table:table-cell>
          <table:table-cell table:style-name="ce17" table:formula="of:=SUMPRODUCT(NOT(ISBLANK([.J286:.AMJ286])))"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138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8" calcext:value-type="float">
            <text:p>278</text:p>
          </table:table-cell>
          <table:table-cell table:formula="of:=SUM([.J287:.AMJ287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7:.AMJ287]); &quot;&quot;; [.J$2:.AMJ$2] &amp; &quot;: &quot; &amp; [.J287:.AMJ287]))" office:value-type="string" office:string-value="Vorpal: 5" calcext:value-type="string">
            <text:p>Vorpal: 5</text:p>
          </table:table-cell>
          <table:table-cell table:style-name="ce17" table:formula="of:=SUMPRODUCT(NOT(ISBLANK([.J287:.AMJ287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8" calcext:value-type="float">
            <text:p>278</text:p>
          </table:table-cell>
          <table:table-cell table:formula="of:=SUM([.J288:.AMJ288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88:.AMJ288]); &quot;&quot;; [.J$2:.AMJ$2] &amp; &quot;: &quot; &amp; [.J288:.AMJ288]))" office:value-type="string" office:string-value="Diabolución: 5" calcext:value-type="string">
            <text:p>Diabolución: 5</text:p>
          </table:table-cell>
          <table:table-cell table:style-name="ce17" table:formula="of:=SUMPRODUCT(NOT(ISBLANK([.J288:.AMJ288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8" calcext:value-type="float">
            <text:p>278</text:p>
          </table:table-cell>
          <table:table-cell table:formula="of:=SUM([.J289:.AMJ289])" office:value-type="float" office:value="5" calcext:value-type="float">
            <text:p>5</text:p>
          </table:table-cell>
          <table:table-cell office:value-type="string" calcext:value-type="string">
            <text:p>Come Eat The Mapwich 2</text:p>
          </table:table-cell>
          <table:table-cell office:value-type="string" calcext:value-type="string">
            <text:p><text:a xlink:href="https://www.doomworld.com/forum/topic/117485-come-eat-the-mapwich-2-public-beta-out-now/" xlink:type="simple">https://www.doomworld.com/forum/topic/117485-come-eat-the-mapwich-2-public-beta-out-now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9:.AMJ289]); &quot;&quot;; [.J$2:.AMJ$2] &amp; &quot;: &quot; &amp; [.J289:.AMJ289]))" office:value-type="string" office:string-value="Bryan T: 5" calcext:value-type="string">
            <text:p>Bryan T: 5</text:p>
          </table:table-cell>
          <table:table-cell table:style-name="ce17" table:formula="of:=SUMPRODUCT(NOT(ISBLANK([.J289:.AMJ289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8" calcext:value-type="float">
            <text:p>278</text:p>
          </table:table-cell>
          <table:table-cell table:formula="of:=SUM([.J290:.AMJ290])" office:value-type="float" office:value="5" calcext:value-type="float">
            <text:p>5</text:p>
          </table:table-cell>
          <table:table-cell table:style-name="ce79" office:value-type="string" calcext:value-type="string">
            <text:p>Cydonia</text:p>
          </table:table-cell>
          <table:table-cell table:style-name="Default" office:value-type="string" calcext:value-type="string">
            <text:p><text:a xlink:href="https://www.doomworld.com/forum/topic/121935-cydonia-throwback-plutonia-wad-beta-available/" xlink:type="simple">https://www.doomworld.com/forum/topic/121935-cydonia-throwback-plutonia-wad-beta-available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0:.AMJ290]); &quot;&quot;; [.J$2:.AMJ$2] &amp; &quot;: &quot; &amp; [.J290:.AMJ290]))" office:value-type="string" office:string-value="Xeogred: 5" calcext:value-type="string">
            <text:p>Xeogred: 5</text:p>
          </table:table-cell>
          <table:table-cell table:style-name="ce17" table:formula="of:=SUMPRODUCT(NOT(ISBLANK([.J290:.AMJ290])))" office:value-type="float" office:value="1" calcext:value-type="float">
            <text:p>1</text:p>
          </table:table-cell>
          <table:table-cell table:number-columns-repeated="169"/>
          <table:table-cell office:value-type="float" office:value="5" calcext:value-type="float">
            <text:p>5</text:p>
          </table:table-cell>
          <table:table-cell table:number-columns-repeated="845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8" calcext:value-type="float">
            <text:p>278</text:p>
          </table:table-cell>
          <table:table-cell table:formula="of:=SUM([.J291:.AMJ291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91:.AMJ291]); &quot;&quot;; [.J$2:.AMJ$2] &amp; &quot;: &quot; &amp; [.J291:.AMJ291]))" office:value-type="string" office:string-value="Soundblock: 5" calcext:value-type="string">
            <text:p>Soundblock: 5</text:p>
          </table:table-cell>
          <table:table-cell table:style-name="ce17" table:formula="of:=SUMPRODUCT(NOT(ISBLANK([.J291:.AMJ291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8" calcext:value-type="float">
            <text:p>278</text:p>
          </table:table-cell>
          <table:table-cell table:formula="of:=SUM([.J292:.AMJ292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2:.AMJ292]); &quot;&quot;; [.J$2:.AMJ$2] &amp; &quot;: &quot; &amp; [.J292:.AMJ292]))" office:value-type="string" office:string-value="ax34: 4, Doomlover77: 1" calcext:value-type="string">
            <text:p>ax34: 4, Doomlover77: 1</text:p>
          </table:table-cell>
          <table:table-cell table:style-name="ce17" table:formula="of:=SUMPRODUCT(NOT(ISBLANK([.J292:.AMJ292])))" office:value-type="float" office:value="2" calcext:value-type="float">
            <text:p>2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836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8" calcext:value-type="float">
            <text:p>278</text:p>
          </table:table-cell>
          <table:table-cell table:formula="of:=SUM([.J293:.AMJ293])" office:value-type="float" office:value="5" calcext:value-type="float">
            <text:p>5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3:.AMJ293]); &quot;&quot;; [.J$2:.AMJ$2] &amp; &quot;: &quot; &amp; [.J293:.AMJ293]))" office:value-type="string" office:string-value="Rince-wind: 2, TJG1289: 3" calcext:value-type="string">
            <text:p>Rince-wind: 2, TJG1289: 3</text:p>
          </table:table-cell>
          <table:table-cell table:style-name="ce17" table:formula="of:=SUMPRODUCT(NOT(ISBLANK([.J293:.AMJ293])))" office:value-type="float" office:value="2" calcext:value-type="float">
            <text:p>2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8" calcext:value-type="float">
            <text:p>278</text:p>
          </table:table-cell>
          <table:table-cell table:formula="of:=SUM([.J294:.AMJ294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4:.AMJ294]); &quot;&quot;; [.J$2:.AMJ$2] &amp; &quot;: &quot; &amp; [.J294:.AMJ294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J294:.AMJ294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8" calcext:value-type="float">
            <text:p>278</text:p>
          </table:table-cell>
          <table:table-cell table:formula="of:=SUM([.J295:.AMJ295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5:.AMJ295]); &quot;&quot;; [.J$2:.AMJ$2] &amp; &quot;: &quot; &amp; [.J295:.AMJ295]))" office:value-type="string" office:string-value="HUNdebLeonidasX: 5" calcext:value-type="string">
            <text:p>HUNdebLeonidasX: 5</text:p>
          </table:table-cell>
          <table:table-cell table:style-name="ce17" table:formula="of:=SUMPRODUCT(NOT(ISBLANK([.J295:.AMJ295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2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8" calcext:value-type="float">
            <text:p>278</text:p>
          </table:table-cell>
          <table:table-cell table:formula="of:=SUM([.J296:.AMJ296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96:.AMJ296]); &quot;&quot;; [.J$2:.AMJ$2] &amp; &quot;: &quot; &amp; [.J296:.AMJ296]))" office:value-type="string" office:string-value="Ryath: 5" calcext:value-type="string">
            <text:p>Ryath: 5</text:p>
          </table:table-cell>
          <table:table-cell table:style-name="ce17" table:formula="of:=SUMPRODUCT(NOT(ISBLANK([.J296:.AMJ296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8" calcext:value-type="float">
            <text:p>278</text:p>
          </table:table-cell>
          <table:table-cell table:formula="of:=SUM([.J297:.AMJ297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97:.AMJ297]); &quot;&quot;; [.J$2:.AMJ$2] &amp; &quot;: &quot; &amp; [.J297:.AMJ297]))" office:value-type="string" office:string-value="Omniarch: 5" calcext:value-type="string">
            <text:p>Omniarch: 5</text:p>
          </table:table-cell>
          <table:table-cell table:style-name="ce17" table:formula="of:=SUMPRODUCT(NOT(ISBLANK([.J297:.AMJ297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8" calcext:value-type="float">
            <text:p>278</text:p>
          </table:table-cell>
          <table:table-cell table:formula="of:=SUM([.J298:.AMJ298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8:.AMJ298]); &quot;&quot;; [.J$2:.AMJ$2] &amp; &quot;: &quot; &amp; [.J298:.AMJ298]))" office:value-type="string" office:string-value="Rince-wind: 5" calcext:value-type="string">
            <text:p>Rince-wind: 5</text:p>
          </table:table-cell>
          <table:table-cell table:style-name="ce17" table:formula="of:=SUMPRODUCT(NOT(ISBLANK([.J298:.AMJ298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8" calcext:value-type="float">
            <text:p>278</text:p>
          </table:table-cell>
          <table:table-cell table:formula="of:=SUM([.J299:.AMJ299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9:.AMJ299]); &quot;&quot;; [.J$2:.AMJ$2] &amp; &quot;: &quot; &amp; [.J299:.AMJ299]))" office:value-type="string" office:string-value="Vorpal: 5" calcext:value-type="string">
            <text:p>Vorpal: 5</text:p>
          </table:table-cell>
          <table:table-cell table:style-name="ce17" table:formula="of:=SUMPRODUCT(NOT(ISBLANK([.J299:.AMJ299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8" calcext:value-type="float">
            <text:p>278</text:p>
          </table:table-cell>
          <table:table-cell table:formula="of:=SUM([.J300:.AMJ300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s://doomwiki.org/wiki/E1_Contest" xlink:type="simple">https://doomwiki.org/wiki/E1_Contes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00:.AMJ300]); &quot;&quot;; [.J$2:.AMJ$2] &amp; &quot;: &quot; &amp; [.J300:.AMJ300]))" office:value-type="string" office:string-value="Diabolución: 5" calcext:value-type="string">
            <text:p>Diabolución: 5</text:p>
          </table:table-cell>
          <table:table-cell table:style-name="ce17" table:formula="of:=SUMPRODUCT(NOT(ISBLANK([.J300:.AMJ300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8" calcext:value-type="float">
            <text:p>278</text:p>
          </table:table-cell>
          <table:table-cell table:formula="of:=SUM([.J301:.AMJ301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1:.AMJ301]); &quot;&quot;; [.J$2:.AMJ$2] &amp; &quot;: &quot; &amp; [.J301:.AMJ301]))" office:value-type="string" office:string-value="AtticTelephone: 5" calcext:value-type="string">
            <text:p>AtticTelephone: 5</text:p>
          </table:table-cell>
          <table:table-cell table:style-name="ce17" table:formula="of:=SUMPRODUCT(NOT(ISBLANK([.J301:.AMJ301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8" calcext:value-type="float">
            <text:p>278</text:p>
          </table:table-cell>
          <table:table-cell table:formula="of:=SUM([.J302:.AMJ302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2:.AMJ302]); &quot;&quot;; [.J$2:.AMJ$2] &amp; &quot;: &quot; &amp; [.J302:.AMJ302]))" office:value-type="string" office:string-value="Doomkid: 5" calcext:value-type="string">
            <text:p>Doomkid: 5</text:p>
          </table:table-cell>
          <table:table-cell table:style-name="ce17" table:formula="of:=SUMPRODUCT(NOT(ISBLANK([.J302:.AMJ302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8" calcext:value-type="float">
            <text:p>278</text:p>
          </table:table-cell>
          <table:table-cell table:formula="of:=SUM([.J303:.AMJ303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3:.AMJ303]); &quot;&quot;; [.J$2:.AMJ$2] &amp; &quot;: &quot; &amp; [.J303:.AMJ303]))" office:value-type="string" office:string-value="smeghammer: 5" calcext:value-type="string">
            <text:p>smeghammer: 5</text:p>
          </table:table-cell>
          <table:table-cell table:style-name="ce17" table:formula="of:=SUMPRODUCT(NOT(ISBLANK([.J303:.AMJ303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6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78" calcext:value-type="float">
            <text:p>278</text:p>
          </table:table-cell>
          <table:table-cell table:formula="of:=SUM([.J304:.AMJ304])" office:value-type="float" office:value="5" calcext:value-type="float">
            <text:p>5</text:p>
          </table:table-cell>
          <table:table-cell office:value-type="string" calcext:value-type="string">
            <text:p>Gateway to Shangri-La</text:p>
          </table:table-cell>
          <table:table-cell office:value-type="string" calcext:value-type="string">
            <text:p><text:a xlink:href="https://www.doomworld.com/forum/topic/116321-gateway-to-shangri-la-the-map-to-destroy-your-bitrate/" xlink:type="simple">https://www.doomworld.com/forum/topic/116321-gateway-to-shangri-la-the-map-to-destroy-your-bitrat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4:.AMJ304]); &quot;&quot;; [.J$2:.AMJ$2] &amp; &quot;: &quot; &amp; [.J304:.AMJ304]))" office:value-type="string" office:string-value="msx2plus: 5" calcext:value-type="string">
            <text:p>msx2plus: 5</text:p>
          </table:table-cell>
          <table:table-cell table:style-name="ce17" table:formula="of:=SUMPRODUCT(NOT(ISBLANK([.J304:.AMJ304])))" office:value-type="float" office:value="1" calcext:value-type="float">
            <text:p>1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78" calcext:value-type="float">
            <text:p>278</text:p>
          </table:table-cell>
          <table:table-cell table:formula="of:=SUM([.J305:.AMJ305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305:.AMJ305]); &quot;&quot;; [.J$2:.AMJ$2] &amp; &quot;: &quot; &amp; [.J305:.AMJ305]))" office:value-type="string" office:string-value="Graf Zahl: 5" calcext:value-type="string">
            <text:p>Graf Zahl: 5</text:p>
          </table:table-cell>
          <table:table-cell table:style-name="ce17" table:formula="of:=SUMPRODUCT(NOT(ISBLANK([.J305:.AMJ305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78" calcext:value-type="float">
            <text:p>278</text:p>
          </table:table-cell>
          <table:table-cell table:formula="of:=SUM([.J306:.AMJ306])" office:value-type="float" office:value="5" calcext:value-type="float">
            <text:p>5</text:p>
          </table:table-cell>
          <table:table-cell office:value-type="string" calcext:value-type="string">
            <text:p>Going To Hell</text:p>
          </table:table-cell>
          <table:table-cell office:value-type="string" calcext:value-type="string">
            <text:p><text:a xlink:href="https://www.doomworld.com/forum/topic/115127-wip-going-to-hell-megawad-testing/" xlink:type="simple">https://www.doomworld.com/forum/topic/115127-wip-going-to-hell-megawad-testing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6:.AMJ306]); &quot;&quot;; [.J$2:.AMJ$2] &amp; &quot;: &quot; &amp; [.J306:.AMJ306]))" office:value-type="string" office:string-value="Bryan T: 5" calcext:value-type="string">
            <text:p>Bryan T: 5</text:p>
          </table:table-cell>
          <table:table-cell table:style-name="ce17" table:formula="of:=SUMPRODUCT(NOT(ISBLANK([.J306:.AMJ306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78" calcext:value-type="float">
            <text:p>278</text:p>
          </table:table-cell>
          <table:table-cell table:formula="of:=SUM([.J307:.AMJ307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7:.AMJ307]); &quot;&quot;; [.J$2:.AMJ$2] &amp; &quot;: &quot; &amp; [.J307:.AMJ307]))" office:value-type="string" office:string-value="Bryan T: 5" calcext:value-type="string">
            <text:p>Bryan T: 5</text:p>
          </table:table-cell>
          <table:table-cell table:style-name="ce17" table:formula="of:=SUMPRODUCT(NOT(ISBLANK([.J307:.AMJ307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78" calcext:value-type="float">
            <text:p>278</text:p>
          </table:table-cell>
          <table:table-cell table:formula="of:=SUM([.J308:.AMJ308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8:.AMJ308]); &quot;&quot;; [.J$2:.AMJ$2] &amp; &quot;: &quot; &amp; [.J308:.AMJ308]))" office:value-type="string" office:string-value="Ed: 5" calcext:value-type="string">
            <text:p>Ed: 5</text:p>
          </table:table-cell>
          <table:table-cell table:style-name="ce17" table:formula="of:=SUMPRODUCT(NOT(ISBLANK([.J308:.AMJ308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78" calcext:value-type="float">
            <text:p>278</text:p>
          </table:table-cell>
          <table:table-cell table:formula="of:=SUM([.J309:.AMJ309])" office:value-type="float" office:value="5" calcext:value-type="float">
            <text:p>5</text:p>
          </table:table-cell>
          <table:table-cell office:value-type="string" calcext:value-type="string">
            <text:p>Hellevator</text:p>
          </table:table-cell>
          <table:table-cell office:value-type="string" calcext:value-type="string">
            <text:p><text:a xlink:href="https://www.doomworld.com/forum/topic/117072-now-on-idgames-hellevator-32-maps-community-project-boom-megawad/" xlink:type="simple">https://www.doomworld.com/forum/topic/117072-now-on-idgames-hellevator-32-maps-community-project-boom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9:.AMJ309]); &quot;&quot;; [.J$2:.AMJ$2] &amp; &quot;: &quot; &amp; [.J309:.AMJ309]))" office:value-type="string" office:string-value="Bryan T: 5" calcext:value-type="string">
            <text:p>Bryan T: 5</text:p>
          </table:table-cell>
          <table:table-cell table:style-name="ce17" table:formula="of:=SUMPRODUCT(NOT(ISBLANK([.J309:.AMJ309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78" calcext:value-type="float">
            <text:p>278</text:p>
          </table:table-cell>
          <table:table-cell table:formula="of:=SUM([.J310:.AMJ310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0:.AMJ310]); &quot;&quot;; [.J$2:.AMJ$2] &amp; &quot;: &quot; &amp; [.J310:.AMJ310]))" office:value-type="string" office:string-value="Spectra: 5" calcext:value-type="string">
            <text:p>Spectra: 5</text:p>
          </table:table-cell>
          <table:table-cell table:style-name="ce17" table:formula="of:=SUMPRODUCT(NOT(ISBLANK([.J310:.AMJ310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78" calcext:value-type="float">
            <text:p>278</text:p>
          </table:table-cell>
          <table:table-cell table:formula="of:=SUM([.J311:.AMJ311])" office:value-type="float" office:value="5" calcext:value-type="float">
            <text:p>5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<text:a xlink:href="https://www.doomworld.com/idgames/levels/doom2/g-i/island" xlink:type="simple">https://www.doomworld.com/idgames/levels/doom2/g-i/island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1:.AMJ311]); &quot;&quot;; [.J$2:.AMJ$2] &amp; &quot;: &quot; &amp; [.J311:.AMJ311]))" office:value-type="string" office:string-value="Doomlover77: 5" calcext:value-type="string">
            <text:p>Doomlover77: 5</text:p>
          </table:table-cell>
          <table:table-cell table:number-columns-repeated="179"/>
          <table:table-cell office:value-type="float" office:value="5" calcext:value-type="float">
            <text:p>5</text:p>
          </table:table-cell>
          <table:table-cell table:number-columns-repeated="836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78" calcext:value-type="float">
            <text:p>278</text:p>
          </table:table-cell>
          <table:table-cell table:formula="of:=SUM([.J312:.AMJ312])" office:value-type="float" office:value="5" calcext:value-type="float">
            <text:p>5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<text:a xlink:href="https://doomwiki.org/wiki/Lilith" xlink:type="simple">https://doomwiki.org/wiki/Lilith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2:.AMJ312]); &quot;&quot;; [.J$2:.AMJ$2] &amp; &quot;: &quot; &amp; [.J312:.AMJ312]))" office:value-type="string" office:string-value="msx2plus: 5" calcext:value-type="string">
            <text:p>msx2plus: 5</text:p>
          </table:table-cell>
          <table:table-cell table:style-name="ce17" table:formula="of:=SUMPRODUCT(NOT(ISBLANK([.J312:.AMJ312])))" office:value-type="float" office:value="1" calcext:value-type="float">
            <text:p>1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78" calcext:value-type="float">
            <text:p>278</text:p>
          </table:table-cell>
          <table:table-cell table:formula="of:=SUM([.J313:.AMJ313])" office:value-type="float" office:value="5" calcext:value-type="float">
            <text:p>5</text:p>
          </table:table-cell>
          <table:table-cell office:value-type="string" calcext:value-type="string">
            <text:p>Lunar Outpost 359</text:p>
          </table:table-cell>
          <table:table-cell office:value-type="string" calcext:value-type="string">
            <text:p><text:a xlink:href="https://www.doomworld.com/forum/topic/117417-lunar-outpost-359-wip-wad-updated-2132021-revamped-older-levels/" xlink:type="simple">https://www.doomworld.com/forum/topic/117417-lunar-outpost-359-wip-wad-updated-2132021-revamped-older-level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313:.AMJ313]); &quot;&quot;; [.J$2:.AMJ$2] &amp; &quot;: &quot; &amp; [.J313:.AMJ313]))" office:value-type="string" office:string-value="dei_eldren: 5" calcext:value-type="string">
            <text:p>dei_eldren: 5</text:p>
          </table:table-cell>
          <table:table-cell table:style-name="ce17" table:formula="of:=SUMPRODUCT(NOT(ISBLANK([.J313:.AMJ313])))" office:value-type="float" office:value="1" calcext:value-type="float">
            <text:p>1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78" calcext:value-type="float">
            <text:p>278</text:p>
          </table:table-cell>
          <table:table-cell table:formula="of:=SUM([.J314:.AMJ314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4:.AMJ314]); &quot;&quot;; [.J$2:.AMJ$2] &amp; &quot;: &quot; &amp; [.J314:.AMJ314]))" office:value-type="string" office:string-value="Vorpal: 5" calcext:value-type="string">
            <text:p>Vorpal: 5</text:p>
          </table:table-cell>
          <table:table-cell table:style-name="ce17" table:formula="of:=SUMPRODUCT(NOT(ISBLANK([.J314:.AMJ314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78" calcext:value-type="float">
            <text:p>278</text:p>
          </table:table-cell>
          <table:table-cell table:formula="of:=SUM([.J315:.AMJ315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15:.AMJ315]); &quot;&quot;; [.J$2:.AMJ$2] &amp; &quot;: &quot; &amp; [.J315:.AMJ315]))" office:value-type="string" office:string-value="Omniarch: 5" calcext:value-type="string">
            <text:p>Omniarch: 5</text:p>
          </table:table-cell>
          <table:table-cell table:style-name="ce17" table:formula="of:=SUMPRODUCT(NOT(ISBLANK([.J315:.AMJ315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78" calcext:value-type="float">
            <text:p>278</text:p>
          </table:table-cell>
          <table:table-cell table:formula="of:=SUM([.J316:.AMJ316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6:.AMJ316]); &quot;&quot;; [.J$2:.AMJ$2] &amp; &quot;: &quot; &amp; [.J316:.AMJ316]))" office:value-type="string" office:string-value="Apaul27: 5" calcext:value-type="string">
            <text:p>Apaul27: 5</text:p>
          </table:table-cell>
          <table:table-cell table:style-name="ce17" table:formula="of:=SUMPRODUCT(NOT(ISBLANK([.J316:.AMJ316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3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78" calcext:value-type="float">
            <text:p>278</text:p>
          </table:table-cell>
          <table:table-cell table:formula="of:=SUM([.J317:.AMJ317])" office:value-type="float" office:value="5" calcext:value-type="float">
            <text:p>5</text:p>
          </table:table-cell>
          <table:table-cell table:style-name="ce72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7:.AMJ317]); &quot;&quot;; [.J$2:.AMJ$2] &amp; &quot;: &quot; &amp; [.J317:.AMJ317]))" office:value-type="string" office:string-value="termrork: 5" calcext:value-type="string">
            <text:p>termrork: 5</text:p>
          </table:table-cell>
          <table:table-cell table:style-name="ce17" table:formula="of:=SUMPRODUCT(NOT(ISBLANK([.J317:.AMJ317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78" calcext:value-type="float">
            <text:p>278</text:p>
          </table:table-cell>
          <table:table-cell table:formula="of:=SUM([.J318:.AMJ318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8:.AMJ318]); &quot;&quot;; [.J$2:.AMJ$2] &amp; &quot;: &quot; &amp; [.J318:.AMJ318]))" office:value-type="string" office:string-value="ax34: 5" calcext:value-type="string">
            <text:p>ax34: 5</text:p>
          </table:table-cell>
          <table:table-cell table:style-name="ce17" table:formula="of:=SUMPRODUCT(NOT(ISBLANK([.J318:.AMJ318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78" calcext:value-type="float">
            <text:p>278</text:p>
          </table:table-cell>
          <table:table-cell table:formula="of:=SUM([.J319:.AMJ319])" office:value-type="float" office:value="5" calcext:value-type="float">
            <text:p>5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9:.AMJ319]); &quot;&quot;; [.J$2:.AMJ$2] &amp; &quot;: &quot; &amp; [.J319:.AMJ319]))" office:value-type="string" office:string-value="DoomDork: 3, Snikle: 1, SCF: 1" calcext:value-type="string">
            <text:p>DoomDork: 3, Snikle: 1, SCF: 1</text:p>
          </table:table-cell>
          <table:table-cell table:style-name="ce17" table:formula="of:=SUMPRODUCT(NOT(ISBLANK([.J319:.AMJ319])))" office:value-type="float" office:value="3" calcext:value-type="float">
            <text:p>3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78" calcext:value-type="float">
            <text:p>278</text:p>
          </table:table-cell>
          <table:table-cell table:formula="of:=SUM([.J320:.AMJ320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0:.AMJ320]); &quot;&quot;; [.J$2:.AMJ$2] &amp; &quot;: &quot; &amp; [.J320:.AMJ320]))" office:value-type="string" office:string-value="Rince-wind: 5" calcext:value-type="string">
            <text:p>Rince-wind: 5</text:p>
          </table:table-cell>
          <table:table-cell table:style-name="ce17" table:formula="of:=SUMPRODUCT(NOT(ISBLANK([.J320:.AMJ320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78" calcext:value-type="float">
            <text:p>278</text:p>
          </table:table-cell>
          <table:table-cell table:formula="of:=SUM([.J321:.AMJ321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21:.AMJ321]); &quot;&quot;; [.J$2:.AMJ$2] &amp; &quot;: &quot; &amp; [.J321:.AMJ321]))" office:value-type="string" office:string-value="Omniarch: 5" calcext:value-type="string">
            <text:p>Omniarch: 5</text:p>
          </table:table-cell>
          <table:table-cell table:style-name="ce17" table:formula="of:=SUMPRODUCT(NOT(ISBLANK([.J321:.AMJ321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78" calcext:value-type="float">
            <text:p>278</text:p>
          </table:table-cell>
          <table:table-cell table:formula="of:=SUM([.J322:.AMJ322])" office:value-type="float" office:value="5" calcext:value-type="float">
            <text:p>5</text:p>
          </table:table-cell>
          <table:table-cell office:value-type="string" calcext:value-type="string">
            <text:p>Saturnine Chapel</text:p>
          </table:table-cell>
          <table:table-cell office:value-type="string" calcext:value-type="string">
            <text:p><text:a xlink:href="https://doomwiki.org/wiki/Saturnine_Chapel" xlink:type="simple">https://doomwiki.org/wiki/Saturnine_Chape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2:.AMJ322]); &quot;&quot;; [.J$2:.AMJ$2] &amp; &quot;: &quot; &amp; [.J322:.AMJ322]))" office:value-type="string" office:string-value="msx2plus: 5" calcext:value-type="string">
            <text:p>msx2plus: 5</text:p>
          </table:table-cell>
          <table:table-cell table:style-name="ce17" table:formula="of:=SUMPRODUCT(NOT(ISBLANK([.J322:.AMJ322])))" office:value-type="float" office:value="1" calcext:value-type="float">
            <text:p>1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78" calcext:value-type="float">
            <text:p>278</text:p>
          </table:table-cell>
          <table:table-cell table:formula="of:=SUM([.J323:.AMJ323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3:.AMJ323]); &quot;&quot;; [.J$2:.AMJ$2] &amp; &quot;: &quot; &amp; [.J323:.AMJ323]))" office:value-type="string" office:string-value="Diabolución: 5" calcext:value-type="string">
            <text:p>Diabolución: 5</text:p>
          </table:table-cell>
          <table:table-cell table:style-name="ce17" table:formula="of:=SUMPRODUCT(NOT(ISBLANK([.J323:.AMJ323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78" calcext:value-type="float">
            <text:p>278</text:p>
          </table:table-cell>
          <table:table-cell table:formula="of:=SUM([.J324:.AMJ324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4:.AMJ324]); &quot;&quot;; [.J$2:.AMJ$2] &amp; &quot;: &quot; &amp; [.J324:.AMJ324]))" office:value-type="string" office:string-value="4everDoomed: 5" calcext:value-type="string">
            <text:p>4everDoomed: 5</text:p>
          </table:table-cell>
          <table:table-cell table:style-name="ce17" table:formula="of:=SUMPRODUCT(NOT(ISBLANK([.J324:.AMJ324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78" calcext:value-type="float">
            <text:p>278</text:p>
          </table:table-cell>
          <table:table-cell table:formula="of:=SUM([.J325:.AMJ325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25:.AMJ325]); &quot;&quot;; [.J$2:.AMJ$2] &amp; &quot;: &quot; &amp; [.J325:.AMJ325]))" office:value-type="string" office:string-value="Diabolución: 5" calcext:value-type="string">
            <text:p>Diabolución: 5</text:p>
          </table:table-cell>
          <table:table-cell table:style-name="ce17" table:formula="of:=SUMPRODUCT(NOT(ISBLANK([.J325:.AMJ325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78" calcext:value-type="float">
            <text:p>278</text:p>
          </table:table-cell>
          <table:table-cell table:formula="of:=SUM([.J326:.AMJ326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326:.AMJ326]); &quot;&quot;; [.J$2:.AMJ$2] &amp; &quot;: &quot; &amp; [.J326:.AMJ326]))" office:value-type="string" office:string-value="vdgg: 5" calcext:value-type="string">
            <text:p>vdgg: 5</text:p>
          </table:table-cell>
          <table:table-cell table:style-name="ce17" table:formula="of:=SUMPRODUCT(NOT(ISBLANK([.J326:.AMJ326])))" office:value-type="float" office:value="1" calcext:value-type="float">
            <text:p>1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278" calcext:value-type="float">
            <text:p>278</text:p>
          </table:table-cell>
          <table:table-cell table:formula="of:=SUM([.J327:.AMJ327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7:.AMJ327]); &quot;&quot;; [.J$2:.AMJ$2] &amp; &quot;: &quot; &amp; [.J327:.AMJ327]))" office:value-type="string" office:string-value="Ed: 5" calcext:value-type="string">
            <text:p>Ed: 5</text:p>
          </table:table-cell>
          <table:table-cell table:style-name="ce17" table:formula="of:=SUMPRODUCT(NOT(ISBLANK([.J327:.AMJ327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278" calcext:value-type="float">
            <text:p>278</text:p>
          </table:table-cell>
          <table:table-cell table:formula="of:=SUM([.J328:.AMJ328])" office:value-type="float" office:value="5" calcext:value-type="float">
            <text:p>5</text:p>
          </table:table-cell>
          <table:table-cell table:style-name="ce79" office:value-type="string" calcext:value-type="string">
            <text:p>The Artifact</text:p>
          </table:table-cell>
          <table:table-cell table:style-name="Default" office:value-type="string" calcext:value-type="string">
            <text:p><text:a xlink:href="https://doomwiki.org/wiki/The_Artifact_(WAD)" xlink:type="simple">https://doomwiki.org/wiki/The_Artifact_(WAD)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8:.AMJ328]); &quot;&quot;; [.J$2:.AMJ$2] &amp; &quot;: &quot; &amp; [.J328:.AMJ328]))" office:value-type="string" office:string-value="Ragu: 5" calcext:value-type="string">
            <text:p>Ragu: 5</text:p>
          </table:table-cell>
          <table:table-cell table:style-name="ce17" table:formula="of:=SUMPRODUCT(NOT(ISBLANK([.J328:.AMJ328])))" office:value-type="float" office:value="1" calcext:value-type="float">
            <text:p>1</text:p>
          </table:table-cell>
          <table:table-cell table:number-columns-repeated="163"/>
          <table:table-cell office:value-type="float" office:value="5" calcext:value-type="float">
            <text:p>5</text:p>
          </table:table-cell>
          <table:table-cell table:number-columns-repeated="851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278" calcext:value-type="float">
            <text:p>278</text:p>
          </table:table-cell>
          <table:table-cell table:formula="of:=SUM([.J329:.AMJ329])" office:value-type="float" office:value="5" calcext:value-type="float">
            <text:p>5</text:p>
          </table:table-cell>
          <table:table-cell office:value-type="string" calcext:value-type="string">
            <text:p>The Egg of Human Endeavors</text:p>
          </table:table-cell>
          <table:table-cell office:value-type="string" calcext:value-type="string">
            <text:p><text:a xlink:href="https://www.doomworld.com/forum/topic/103490-the-egg-of-human-endeavors-final-on-idgames/" xlink:type="simple">https://www.doomworld.com/forum/topic/103490-the-egg-of-human-endeavors-final-on-idgame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9:.AMJ329]); &quot;&quot;; [.J$2:.AMJ$2] &amp; &quot;: &quot; &amp; [.J329:.AMJ329]))" office:value-type="string" office:string-value="msx2plus: 5" calcext:value-type="string">
            <text:p>msx2plus: 5</text:p>
          </table:table-cell>
          <table:table-cell table:style-name="ce17" table:formula="of:=SUMPRODUCT(NOT(ISBLANK([.J329:.AMJ329])))" office:value-type="float" office:value="1" calcext:value-type="float">
            <text:p>1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278" calcext:value-type="float">
            <text:p>278</text:p>
          </table:table-cell>
          <table:table-cell table:formula="of:=SUM([.J330:.AMJ330])" office:value-type="float" office:value="5" calcext:value-type="float">
            <text:p>5</text:p>
          </table:table-cell>
          <table:table-cell office:value-type="string" calcext:value-type="string">
            <text:p>The Event Horizon</text:p>
          </table:table-cell>
          <table:table-cell office:value-type="string" calcext:value-type="string">
            <text:p><text:a xlink:href="https://www.doomworld.com/idgames/levels/doom2/Ports/d-f/ehorizon" xlink:type="simple">https://www.doomworld.com/idgames/levels/doom2/Ports/d-f/ehorizon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0:.AMJ330]); &quot;&quot;; [.J$2:.AMJ$2] &amp; &quot;: &quot; &amp; [.J330:.AMJ330]))" office:value-type="string" office:string-value="sapphics: 1, akolai: 4" calcext:value-type="string">
            <text:p>sapphics: 1, akolai: 4</text:p>
          </table:table-cell>
          <table:table-cell table:style-name="ce17" table:formula="of:=SUMPRODUCT(NOT(ISBLANK([.J330:.AMJ330])))" office:value-type="float" office:value="2" calcext:value-type="float">
            <text:p>2</text:p>
          </table:table-cell>
          <table:table-cell table:number-columns-repeated="17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837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278" calcext:value-type="float">
            <text:p>278</text:p>
          </table:table-cell>
          <table:table-cell table:formula="of:=SUM([.J331:.AMJ331])" office:value-type="float" office:value="5" calcext:value-type="float">
            <text:p>5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<text:a xlink:href="https://zdoom.org/wiki/The_Ghoul%27s_Forest_series" xlink:type="simple">https://zdoom.org/wiki/The_Ghoul's_Forest_series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1:.AMJ331]); &quot;&quot;; [.J$2:.AMJ$2] &amp; &quot;: &quot; &amp; [.J331:.AMJ331]))" office:value-type="string" office:string-value="Li'l devil: 3, Doomlover77: 2" calcext:value-type="string">
            <text:p>Li'l devil: 3, Doomlover77: 2</text:p>
          </table:table-cell>
          <table:table-cell table:style-name="ce17" table:formula="of:=SUMPRODUCT(NOT(ISBLANK([.J331:.AMJ331])))" office:value-type="float" office:value="2" calcext:value-type="float">
            <text:p>2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836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278" calcext:value-type="float">
            <text:p>278</text:p>
          </table:table-cell>
          <table:table-cell table:formula="of:=SUM([.J332:.AMJ332])" office:value-type="float" office:value="5" calcext:value-type="float">
            <text:p>5</text:p>
          </table:table-cell>
          <table:table-cell office:value-type="string" calcext:value-type="string">
            <text:p>TNT Goes Boom! Episode 1</text:p>
          </table:table-cell>
          <table:table-cell office:value-type="string" calcext:value-type="string">
            <text:p><text:a xlink:href="https://www.doomworld.com/forum/topic/118154-tnt-goes-boom-episode-1-vanilla-tnt-evilution-replacement/" xlink:type="simple">https://www.doomworld.com/forum/topic/118154-tnt-goes-boom-episode-1-vanilla-tnt-evilution-replacement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332:.AMJ332]); &quot;&quot;; [.J$2:.AMJ$2] &amp; &quot;: &quot; &amp; [.J332:.AMJ332]))" office:value-type="string" office:string-value="dei_eldren: 5" calcext:value-type="string">
            <text:p>dei_eldren: 5</text:p>
          </table:table-cell>
          <table:table-cell table:style-name="ce17" table:formula="of:=SUMPRODUCT(NOT(ISBLANK([.J332:.AMJ332])))" office:value-type="float" office:value="1" calcext:value-type="float">
            <text:p>1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4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278" calcext:value-type="float">
            <text:p>278</text:p>
          </table:table-cell>
          <table:table-cell table:formula="of:=SUM([.J333:.AMJ333])" office:value-type="float" office:value="5" calcext:value-type="float">
            <text:p>5</text:p>
          </table:table-cell>
          <table:table-cell table:style-name="ce79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3:.AMJ333]); &quot;&quot;; [.J$2:.AMJ$2] &amp; &quot;: &quot; &amp; [.J333:.AMJ333]))" office:value-type="string" office:string-value="behemoth_667: 5" calcext:value-type="string">
            <text:p>behemoth_667: 5</text:p>
          </table:table-cell>
          <table:table-cell table:style-name="ce17" table:formula="of:=SUMPRODUCT(NOT(ISBLANK([.J333:.AMJ333])))" office:value-type="float" office:value="1" calcext:value-type="float">
            <text:p>1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278" calcext:value-type="float">
            <text:p>278</text:p>
          </table:table-cell>
          <table:table-cell table:formula="of:=SUM([.J334:.AMJ334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4:.AMJ334]); &quot;&quot;; [.J$2:.AMJ$2] &amp; &quot;: &quot; &amp; [.J334:.AMJ334]))" office:value-type="string" office:string-value="Ryath: 5" calcext:value-type="string">
            <text:p>Ryath: 5</text:p>
          </table:table-cell>
          <table:table-cell table:style-name="ce17" table:formula="of:=SUMPRODUCT(NOT(ISBLANK([.J334:.AMJ334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278" calcext:value-type="float">
            <text:p>278</text:p>
          </table:table-cell>
          <table:table-cell table:formula="of:=SUM([.J335:.AMJ335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5:.AMJ335]); &quot;&quot;; [.J$2:.AMJ$2] &amp; &quot;: &quot; &amp; [.J335:.AMJ335]))" office:value-type="string" office:string-value="HyperLuke: 5" calcext:value-type="string">
            <text:p>HyperLuke: 5</text:p>
          </table:table-cell>
          <table:table-cell table:style-name="ce17" table:formula="of:=SUMPRODUCT(NOT(ISBLANK([.J335:.AMJ335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278" calcext:value-type="float">
            <text:p>278</text:p>
          </table:table-cell>
          <table:table-cell table:formula="of:=SUM([.J336:.AMJ336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6:.AMJ336]); &quot;&quot;; [.J$2:.AMJ$2] &amp; &quot;: &quot; &amp; [.J336:.AMJ336]))" office:value-type="string" office:string-value="Nancsi: 5" calcext:value-type="string">
            <text:p>Nancsi: 5</text:p>
          </table:table-cell>
          <table:table-cell table:style-name="ce17" table:formula="of:=SUMPRODUCT(NOT(ISBLANK([.J336:.AMJ336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4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278" calcext:value-type="float">
            <text:p>278</text:p>
          </table:table-cell>
          <table:table-cell table:formula="of:=SUM([.J337:.AMJ337])" office:value-type="float" office:value="5" calcext:value-type="float">
            <text:p>5</text:p>
          </table:table-cell>
          <table:table-cell office:value-type="string" calcext:value-type="string">
            <text:p>WOOO</text:p>
          </table:table-cell>
          <table:table-cell office:value-type="string" calcext:value-type="string">
            <text:p><text:a xlink:href="https://doomwiki.org/wiki/WOOO" xlink:type="simple">https://doomwiki.org/wiki/WOOO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7:.AMJ337]); &quot;&quot;; [.J$2:.AMJ$2] &amp; &quot;: &quot; &amp; [.J337:.AMJ337]))" office:value-type="string" office:string-value="lokbustam257: 5" calcext:value-type="string">
            <text:p>lokbustam257: 5</text:p>
          </table:table-cell>
          <table:table-cell table:style-name="ce17" table:formula="of:=SUMPRODUCT(NOT(ISBLANK([.J337:.AMJ337])))" office:value-type="float" office:value="1" calcext:value-type="float">
            <text:p>1</text:p>
          </table:table-cell>
          <table:table-cell table:number-columns-repeated="165"/>
          <table:table-cell office:value-type="float" office:value="5" calcext:value-type="float">
            <text:p>5</text:p>
          </table:table-cell>
          <table:table-cell table:number-columns-repeated="849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278" calcext:value-type="float">
            <text:p>278</text:p>
          </table:table-cell>
          <table:table-cell table:formula="of:=SUM([.J338:.AMJ338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8:.AMJ338]); &quot;&quot;; [.J$2:.AMJ$2] &amp; &quot;: &quot; &amp; [.J338:.AMJ338]))" office:value-type="string" office:string-value="smeghammer: 5" calcext:value-type="string">
            <text:p>smeghammer: 5</text:p>
          </table:table-cell>
          <table:table-cell table:style-name="ce17" table:formula="of:=SUMPRODUCT(NOT(ISBLANK([.J338:.AMJ338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6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278" calcext:value-type="float">
            <text:p>278</text:p>
          </table:table-cell>
          <table:table-cell table:formula="of:=SUM([.J339:.AMJ339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9:.AMJ339]); &quot;&quot;; [.J$2:.AMJ$2] &amp; &quot;: &quot; &amp; [.J339:.AMJ339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J339:.AMJ339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37" calcext:value-type="float">
            <text:p>337</text:p>
          </table:table-cell>
          <table:table-cell table:formula="of:=SUM([.J340:.AMJ340])" office:value-type="float" office:value="4" calcext:value-type="float">
            <text:p>4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0:.AMJ340]); &quot;&quot;; [.J$2:.AMJ$2] &amp; &quot;: &quot; &amp; [.J340:.AMJ340]))" office:value-type="string" office:string-value="Doomkid: 2, TheGreenZap: 2" calcext:value-type="string">
            <text:p>Doomkid: 2, TheGreenZap: 2</text:p>
          </table:table-cell>
          <table:table-cell table:style-name="ce17" table:formula="of:=SUMPRODUCT(NOT(ISBLANK([.J340:.AMJ340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7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7" calcext:value-type="float">
            <text:p>337</text:p>
          </table:table-cell>
          <table:table-cell table:formula="of:=SUM([.J341:.AMJ341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1:.AMJ341]); &quot;&quot;; [.J$2:.AMJ$2] &amp; &quot;: &quot; &amp; [.J341:.AMJ341]))" office:value-type="string" office:string-value="Paul977: 4" calcext:value-type="string">
            <text:p>Paul977: 4</text:p>
          </table:table-cell>
          <table:table-cell table:style-name="ce17" table:formula="of:=SUMPRODUCT(NOT(ISBLANK([.J341:.AMJ341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7" calcext:value-type="float">
            <text:p>337</text:p>
          </table:table-cell>
          <table:table-cell table:formula="of:=SUM([.J342:.AMJ342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2:.AMJ342]); &quot;&quot;; [.J$2:.AMJ$2] &amp; &quot;: &quot; &amp; [.J342:.AMJ342]))" office:value-type="string" office:string-value="ax34: 4" calcext:value-type="string">
            <text:p>ax34: 4</text:p>
          </table:table-cell>
          <table:table-cell table:style-name="ce17" table:formula="of:=SUMPRODUCT(NOT(ISBLANK([.J342:.AMJ342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7" calcext:value-type="float">
            <text:p>337</text:p>
          </table:table-cell>
          <table:table-cell table:formula="of:=SUM([.J343:.AMJ343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3:.AMJ343]); &quot;&quot;; [.J$2:.AMJ$2] &amp; &quot;: &quot; &amp; [.J343:.AMJ343]))" office:value-type="string" office:string-value="Paul977: 4" calcext:value-type="string">
            <text:p>Paul977: 4</text:p>
          </table:table-cell>
          <table:table-cell table:style-name="ce17" table:formula="of:=SUMPRODUCT(NOT(ISBLANK([.J343:.AMJ343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7" calcext:value-type="float">
            <text:p>337</text:p>
          </table:table-cell>
          <table:table-cell table:formula="of:=SUM([.J344:.AMJ344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4:.AMJ344]); &quot;&quot;; [.J$2:.AMJ$2] &amp; &quot;: &quot; &amp; [.J344:.AMJ344]))" office:value-type="string" office:string-value="Soundblock: 4" calcext:value-type="string">
            <text:p>Soundblock: 4</text:p>
          </table:table-cell>
          <table:table-cell table:style-name="ce17" table:formula="of:=SUMPRODUCT(NOT(ISBLANK([.J344:.AMJ344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7" calcext:value-type="float">
            <text:p>337</text:p>
          </table:table-cell>
          <table:table-cell table:formula="of:=SUM([.J345:.AMJ345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5:.AMJ345]); &quot;&quot;; [.J$2:.AMJ$2] &amp; &quot;: &quot; &amp; [.J345:.AMJ345]))" office:value-type="string" office:string-value="Willy W.: 4" calcext:value-type="string">
            <text:p>Willy W.: 4</text:p>
          </table:table-cell>
          <table:table-cell table:style-name="ce17" table:formula="of:=SUMPRODUCT(NOT(ISBLANK([.J345:.AMJ345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8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7" calcext:value-type="float">
            <text:p>337</text:p>
          </table:table-cell>
          <table:table-cell table:formula="of:=SUM([.J346:.AMJ346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6:.AMJ346]); &quot;&quot;; [.J$2:.AMJ$2] &amp; &quot;: &quot; &amp; [.J346:.AMJ346]))" office:value-type="string" office:string-value="ax34: 4" calcext:value-type="string">
            <text:p>ax34: 4</text:p>
          </table:table-cell>
          <table:table-cell table:style-name="ce17" table:formula="of:=SUMPRODUCT(NOT(ISBLANK([.J346:.AMJ34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7" calcext:value-type="float">
            <text:p>337</text:p>
          </table:table-cell>
          <table:table-cell table:formula="of:=SUM([.J347:.AMJ347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7:.AMJ347]); &quot;&quot;; [.J$2:.AMJ$2] &amp; &quot;: &quot; &amp; [.J347:.AMJ347]))" office:value-type="string" office:string-value="smeghammer: 4" calcext:value-type="string">
            <text:p>smeghammer: 4</text:p>
          </table:table-cell>
          <table:table-cell table:style-name="ce17" table:formula="of:=SUMPRODUCT(NOT(ISBLANK([.J347:.AMJ347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6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7" calcext:value-type="float">
            <text:p>337</text:p>
          </table:table-cell>
          <table:table-cell table:formula="of:=SUM([.J348:.AMJ348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8:.AMJ348]); &quot;&quot;; [.J$2:.AMJ$2] &amp; &quot;: &quot; &amp; [.J348:.AMJ348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J348:.AMJ348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7" calcext:value-type="float">
            <text:p>337</text:p>
          </table:table-cell>
          <table:table-cell table:formula="of:=SUM([.J349:.AMJ349])" office:value-type="float" office:value="4" calcext:value-type="float">
            <text:p>4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9:.AMJ349]); &quot;&quot;; [.J$2:.AMJ$2] &amp; &quot;: &quot; &amp; [.J349:.AMJ349]))" office:value-type="string" office:string-value="Odal: 2, Hitherto: 2" calcext:value-type="string">
            <text:p>Odal: 2, Hitherto: 2</text:p>
          </table:table-cell>
          <table:table-cell table:style-name="ce17" table:formula="of:=SUMPRODUCT(NOT(ISBLANK([.J349:.AMJ349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101"/>
          <table:table-cell office:value-type="float" office:value="2" calcext:value-type="float">
            <text:p>2</text:p>
          </table:table-cell>
          <table:table-cell table:number-columns-repeated="839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7" calcext:value-type="float">
            <text:p>337</text:p>
          </table:table-cell>
          <table:table-cell table:formula="of:=SUM([.J350:.AMJ350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0:.AMJ350]); &quot;&quot;; [.J$2:.AMJ$2] &amp; &quot;: &quot; &amp; [.J350:.AMJ350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J350:.AMJ350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7" calcext:value-type="float">
            <text:p>337</text:p>
          </table:table-cell>
          <table:table-cell table:formula="of:=SUM([.J351:.AMJ351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1:.AMJ351]); &quot;&quot;; [.J$2:.AMJ$2] &amp; &quot;: &quot; &amp; [.J351:.AMJ351]))" office:value-type="string" office:string-value="Gaia74: 4" calcext:value-type="string">
            <text:p>Gaia74: 4</text:p>
          </table:table-cell>
          <table:table-cell table:style-name="ce17" table:formula="of:=SUMPRODUCT(NOT(ISBLANK([.J351:.AMJ351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7" calcext:value-type="float">
            <text:p>337</text:p>
          </table:table-cell>
          <table:table-cell table:formula="of:=SUM([.J352:.AMJ352])" office:value-type="float" office:value="4" calcext:value-type="float">
            <text:p>4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2:.AMJ352]); &quot;&quot;; [.J$2:.AMJ$2] &amp; &quot;: &quot; &amp; [.J352:.AMJ352]))" office:value-type="string" office:string-value="Soundblock: 1, toxic.rat: 3" calcext:value-type="string">
            <text:p>Soundblock: 1, toxic.rat: 3</text:p>
          </table:table-cell>
          <table:table-cell table:style-name="ce17" table:formula="of:=SUMPRODUCT(NOT(ISBLANK([.J352:.AMJ352])))" office:value-type="float" office:value="2" calcext:value-type="float">
            <text:p>2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103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7" calcext:value-type="float">
            <text:p>337</text:p>
          </table:table-cell>
          <table:table-cell table:formula="of:=SUM([.J353:.AMJ353])" office:value-type="float" office:value="4" calcext:value-type="float">
            <text:p>4</text:p>
          </table:table-cell>
          <table:table-cell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3:.AMJ353]); &quot;&quot;; [.J$2:.AMJ$2] &amp; &quot;: &quot; &amp; [.J353:.AMJ353]))" office:value-type="string" office:string-value="dei_eldren: 4" calcext:value-type="string">
            <text:p>dei_eldren: 4</text:p>
          </table:table-cell>
          <table:table-cell table:style-name="ce17" table:formula="of:=SUMPRODUCT(NOT(ISBLANK([.J353:.AMJ353])))" office:value-type="float" office:value="1" calcext:value-type="float">
            <text:p>1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8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7" calcext:value-type="float">
            <text:p>337</text:p>
          </table:table-cell>
          <table:table-cell table:formula="of:=SUM([.J354:.AMJ354])" office:value-type="float" office:value="4" calcext:value-type="float">
            <text:p>4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354:.AMJ354]); &quot;&quot;; [.J$2:.AMJ$2] &amp; &quot;: &quot; &amp; [.J354:.AMJ354]))" office:value-type="string" office:string-value="JudgeDeadd: 2, Hitherto: 2" calcext:value-type="string">
            <text:p>JudgeDeadd: 2, Hitherto: 2</text:p>
          </table:table-cell>
          <table:table-cell table:style-name="ce17" table:formula="of:=SUMPRODUCT(NOT(ISBLANK([.J354:.AMJ354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37"/>
          <table:table-cell office:value-type="float" office:value="2" calcext:value-type="float">
            <text:p>2</text:p>
          </table:table-cell>
          <table:table-cell table:number-columns-repeated="839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7" calcext:value-type="float">
            <text:p>337</text:p>
          </table:table-cell>
          <table:table-cell table:formula="of:=SUM([.J355:.AMJ355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5:.AMJ355]); &quot;&quot;; [.J$2:.AMJ$2] &amp; &quot;: &quot; &amp; [.J355:.AMJ355]))" office:value-type="string" office:string-value="AnonimVio: 4" calcext:value-type="string">
            <text:p>AnonimVio: 4</text:p>
          </table:table-cell>
          <table:table-cell table:style-name="ce17" table:formula="of:=SUMPRODUCT(NOT(ISBLANK([.J355:.AMJ355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7" calcext:value-type="float">
            <text:p>337</text:p>
          </table:table-cell>
          <table:table-cell table:formula="of:=SUM([.J356:.AMJ356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6:.AMJ356]); &quot;&quot;; [.J$2:.AMJ$2] &amp; &quot;: &quot; &amp; [.J356:.AMJ356]))" office:value-type="string" office:string-value="TheNerdTurtle2: 4" calcext:value-type="string">
            <text:p>TheNerdTurtle2: 4</text:p>
          </table:table-cell>
          <table:table-cell table:style-name="ce17" table:formula="of:=SUMPRODUCT(NOT(ISBLANK([.J356:.AMJ356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7" calcext:value-type="float">
            <text:p>337</text:p>
          </table:table-cell>
          <table:table-cell table:formula="of:=SUM([.J357:.AMJ357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7:.AMJ357]); &quot;&quot;; [.J$2:.AMJ$2] &amp; &quot;: &quot; &amp; [.J357:.AMJ357]))" office:value-type="string" office:string-value="NuMetalManiak: 4" calcext:value-type="string">
            <text:p>NuMetalManiak: 4</text:p>
          </table:table-cell>
          <table:table-cell table:style-name="ce17" table:formula="of:=SUMPRODUCT(NOT(ISBLANK([.J357:.AMJ357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7" calcext:value-type="float">
            <text:p>337</text:p>
          </table:table-cell>
          <table:table-cell table:formula="of:=SUM([.J358:.AMJ358])" office:value-type="float" office:value="4" calcext:value-type="float">
            <text:p>4</text:p>
          </table:table-cell>
          <table:table-cell office:value-type="string" calcext:value-type="string">
            <text:p>Literalism</text:p>
          </table:table-cell>
          <table:table-cell office:value-type="string" calcext:value-type="string">
            <text:p><text:a xlink:href="https://www.doomworld.com/forum/topic/124896-final-literalism-release-thread/" xlink:type="simple">https://www.doomworld.com/forum/topic/124896-final-literalism-release-thre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8:.AMJ358]); &quot;&quot;; [.J$2:.AMJ$2] &amp; &quot;: &quot; &amp; [.J358:.AMJ358]))" office:value-type="string" office:string-value="&lt;&lt;Rewind: 4" calcext:value-type="string">
            <text:p>&lt;&lt;Rewind: 4</text:p>
          </table:table-cell>
          <table:table-cell table:style-name="ce17" table:formula="of:=SUMPRODUCT(NOT(ISBLANK([.J358:.AMJ358])))" office:value-type="float" office:value="1" calcext:value-type="float">
            <text:p>1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892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7" calcext:value-type="float">
            <text:p>337</text:p>
          </table:table-cell>
          <table:table-cell table:formula="of:=SUM([.J359:.AMJ359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59:.AMJ359]); &quot;&quot;; [.J$2:.AMJ$2] &amp; &quot;: &quot; &amp; [.J359:.AMJ359]))" office:value-type="string" office:string-value="m8f: 4" calcext:value-type="string">
            <text:p>m8f: 4</text:p>
          </table:table-cell>
          <table:table-cell table:style-name="ce17" table:formula="of:=SUMPRODUCT(NOT(ISBLANK([.J359:.AMJ359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7" calcext:value-type="float">
            <text:p>337</text:p>
          </table:table-cell>
          <table:table-cell table:formula="of:=SUM([.J360:.AMJ360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0:.AMJ360]); &quot;&quot;; [.J$2:.AMJ$2] &amp; &quot;: &quot; &amp; [.J360:.AMJ360]))" office:value-type="string" office:string-value="ax34: 4" calcext:value-type="string">
            <text:p>ax34: 4</text:p>
          </table:table-cell>
          <table:table-cell table:style-name="ce17" table:formula="of:=SUMPRODUCT(NOT(ISBLANK([.J360:.AMJ360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7" calcext:value-type="float">
            <text:p>337</text:p>
          </table:table-cell>
          <table:table-cell table:formula="of:=SUM([.J361:.AMJ361])" office:value-type="float" office:value="4" calcext:value-type="float">
            <text:p>4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1:.AMJ361]); &quot;&quot;; [.J$2:.AMJ$2] &amp; &quot;: &quot; &amp; [.J361:.AMJ361]))" office:value-type="string" office:string-value="soner du: 1, Ragu: 3" calcext:value-type="string">
            <text:p>soner du: 1, Ragu: 3</text:p>
          </table:table-cell>
          <table:table-cell table:style-name="ce17" table:formula="of:=SUMPRODUCT(NOT(ISBLANK([.J361:.AMJ361])))" office:value-type="float" office:value="2" calcext:value-type="float">
            <text:p>2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3" calcext:value-type="float">
            <text:p>3</text:p>
          </table:table-cell>
          <table:table-cell table:number-columns-repeated="851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7" calcext:value-type="float">
            <text:p>337</text:p>
          </table:table-cell>
          <table:table-cell table:formula="of:=SUM([.J362:.AMJ362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2:.AMJ362]); &quot;&quot;; [.J$2:.AMJ$2] &amp; &quot;: &quot; &amp; [.J362:.AMJ362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J362:.AMJ362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37" calcext:value-type="float">
            <text:p>337</text:p>
          </table:table-cell>
          <table:table-cell table:formula="of:=SUM([.J363:.AMJ363])" office:value-type="float" office:value="4" calcext:value-type="float">
            <text:p>4</text:p>
          </table:table-cell>
          <table:table-cell table:style-name="ce79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3:.AMJ363]); &quot;&quot;; [.J$2:.AMJ$2] &amp; &quot;: &quot; &amp; [.J363:.AMJ363]))" office:value-type="string" office:string-value="ax34: 4" calcext:value-type="string">
            <text:p>ax34: 4</text:p>
          </table:table-cell>
          <table:table-cell table:style-name="ce17" table:formula="of:=SUMPRODUCT(NOT(ISBLANK([.J363:.AMJ36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37" calcext:value-type="float">
            <text:p>337</text:p>
          </table:table-cell>
          <table:table-cell table:formula="of:=SUM([.J364:.AMJ364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4:.AMJ364]); &quot;&quot;; [.J$2:.AMJ$2] &amp; &quot;: &quot; &amp; [.J364:.AMJ364]))" office:value-type="string" office:string-value="bLOCKbOYgAMES: 4" calcext:value-type="string">
            <text:p>bLOCKbOYgAMES: 4</text:p>
          </table:table-cell>
          <table:table-cell table:style-name="ce17" table:formula="of:=SUMPRODUCT(NOT(ISBLANK([.J364:.AMJ364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6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37" calcext:value-type="float">
            <text:p>337</text:p>
          </table:table-cell>
          <table:table-cell table:formula="of:=SUM([.J365:.AMJ365])" office:value-type="float" office:value="4" calcext:value-type="float">
            <text:p>4</text:p>
          </table:table-cell>
          <table:table-cell table:style-name="ce72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5:.AMJ365]); &quot;&quot;; [.J$2:.AMJ$2] &amp; &quot;: &quot; &amp; [.J365:.AMJ365]))" office:value-type="string" office:string-value="Nazgul9: 4" calcext:value-type="string">
            <text:p>Nazgul9: 4</text:p>
          </table:table-cell>
          <table:table-cell table:style-name="ce17" table:formula="of:=SUMPRODUCT(NOT(ISBLANK([.J365:.AMJ365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37" calcext:value-type="float">
            <text:p>337</text:p>
          </table:table-cell>
          <table:table-cell table:formula="of:=SUM([.J366:.AMJ366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6:.AMJ366]); &quot;&quot;; [.J$2:.AMJ$2] &amp; &quot;: &quot; &amp; [.J366:.AMJ366]))" office:value-type="string" office:string-value="ax34: 4" calcext:value-type="string">
            <text:p>ax34: 4</text:p>
          </table:table-cell>
          <table:table-cell table:style-name="ce17" table:formula="of:=SUMPRODUCT(NOT(ISBLANK([.J366:.AMJ36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37" calcext:value-type="float">
            <text:p>337</text:p>
          </table:table-cell>
          <table:table-cell table:formula="of:=SUM([.J367:.AMJ367])" office:value-type="float" office:value="4" calcext:value-type="float">
            <text:p>4</text:p>
          </table:table-cell>
          <table:table-cell table:style-name="ce72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67:.AMJ367]); &quot;&quot;; [.J$2:.AMJ$2] &amp; &quot;: &quot; &amp; [.J367:.AMJ367]))" office:value-type="string" office:string-value="eharper256: 4" calcext:value-type="string">
            <text:p>eharper256: 4</text:p>
          </table:table-cell>
          <table:table-cell table:style-name="ce17" table:formula="of:=SUMPRODUCT(NOT(ISBLANK([.J367:.AMJ367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37" calcext:value-type="float">
            <text:p>337</text:p>
          </table:table-cell>
          <table:table-cell table:formula="of:=SUM([.J368:.AMJ368])" office:value-type="float" office:value="4" calcext:value-type="float">
            <text:p>4</text:p>
          </table:table-cell>
          <table:table-cell office:value-type="string" calcext:value-type="string">
            <text:p>Town Infection</text:p>
          </table:table-cell>
          <table:table-cell office:value-type="string" calcext:value-type="string">
            <text:p><text:a xlink:href="https://zdoom.org/wiki/Town_Infection" xlink:type="simple">https://zdoom.org/wiki/Town_Infection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8:.AMJ368]); &quot;&quot;; [.J$2:.AMJ$2] &amp; &quot;: &quot; &amp; [.J368:.AMJ368]))" office:value-type="string" office:string-value="Dimon12321: 4" calcext:value-type="string">
            <text:p>Dimon12321: 4</text:p>
          </table:table-cell>
          <table:table-cell table:style-name="ce17" table:formula="of:=SUMPRODUCT(NOT(ISBLANK([.J368:.AMJ368])))" office:value-type="float" office:value="1" calcext:value-type="float">
            <text:p>1</text:p>
          </table:table-cell>
          <table:table-cell table:number-columns-repeated="149"/>
          <table:table-cell office:value-type="float" office:value="4" calcext:value-type="float">
            <text:p>4</text:p>
          </table:table-cell>
          <table:table-cell table:number-columns-repeated="865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37" calcext:value-type="float">
            <text:p>337</text:p>
          </table:table-cell>
          <table:table-cell table:formula="of:=SUM([.J369:.AMJ369])" office:value-type="float" office:value="4" calcext:value-type="float">
            <text:p>4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https://www.doomworld.com/idgames/levels/doom2/s-u/townhou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9:.AMJ369]); &quot;&quot;; [.J$2:.AMJ$2] &amp; &quot;: &quot; &amp; [.J369:.AMJ369]))" office:value-type="string" office:string-value="Doomlover77: 4" calcext:value-type="string">
            <text:p>Doomlover77: 4</text:p>
          </table:table-cell>
          <table:table-cell table:number-columns-repeated="179"/>
          <table:table-cell office:value-type="float" office:value="4" calcext:value-type="float">
            <text:p>4</text:p>
          </table:table-cell>
          <table:table-cell table:number-columns-repeated="836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37" calcext:value-type="float">
            <text:p>337</text:p>
          </table:table-cell>
          <table:table-cell table:formula="of:=SUM([.J370:.AMJ370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0:.AMJ370]); &quot;&quot;; [.J$2:.AMJ$2] &amp; &quot;: &quot; &amp; [.J370:.AMJ370]))" office:value-type="string" office:string-value="Sky: 4" calcext:value-type="string">
            <text:p>Sky: 4</text:p>
          </table:table-cell>
          <table:table-cell table:style-name="ce17" table:formula="of:=SUMPRODUCT(NOT(ISBLANK([.J370:.AMJ370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37" calcext:value-type="float">
            <text:p>337</text:p>
          </table:table-cell>
          <table:table-cell table:formula="of:=SUM([.J371:.AMJ371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1:.AMJ371]); &quot;&quot;; [.J$2:.AMJ$2] &amp; &quot;: &quot; &amp; [.J371:.AMJ371]))" office:value-type="string" office:string-value="bzzrak: 4" calcext:value-type="string">
            <text:p>bzzrak: 4</text:p>
          </table:table-cell>
          <table:table-cell table:style-name="ce17" table:formula="of:=SUMPRODUCT(NOT(ISBLANK([.J371:.AMJ371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69" calcext:value-type="float">
            <text:p>369</text:p>
          </table:table-cell>
          <table:table-cell table:formula="of:=SUM([.J372:.AMJ372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372:.AMJ372]); &quot;&quot;; [.J$2:.AMJ$2] &amp; &quot;: &quot; &amp; [.J372:.AMJ372]))" office:value-type="string" office:string-value="Apaul27: 3" calcext:value-type="string">
            <text:p>Apaul27: 3</text:p>
          </table:table-cell>
          <table:table-cell table:style-name="ce17" table:formula="of:=SUMPRODUCT(NOT(ISBLANK([.J372:.AMJ372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3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69" calcext:value-type="float">
            <text:p>369</text:p>
          </table:table-cell>
          <table:table-cell table:formula="of:=SUM([.J373:.AMJ373])" office:value-type="float" office:value="3" calcext:value-type="float">
            <text:p>3</text:p>
          </table:table-cell>
          <table:table-cell table:style-name="ce79" office:value-type="string" calcext:value-type="string">
            <text:p><text:s/>SINERGY</text:p>
          </table:table-cell>
          <table:table-cell table:style-name="Default" office:value-type="string" calcext:value-type="string">
            <text:p><text:a xlink:href="https://www.doomworld.com/idgames/levels/doom/Ports/megawads/sinergy" xlink:type="simple">https://www.doomworld.com/idgames/levels/doom/Ports/megawads/sinergy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73:.AMJ373]); &quot;&quot;; [.J$2:.AMJ$2] &amp; &quot;: &quot; &amp; [.J373:.AMJ373]))" office:value-type="string" office:string-value="Ezepov: 3" calcext:value-type="string">
            <text:p>Ezepov: 3</text:p>
          </table:table-cell>
          <table:table-cell table:style-name="ce17" table:formula="of:=SUMPRODUCT(NOT(ISBLANK([.J373:.AMJ373])))" office:value-type="float" office:value="1" calcext:value-type="float">
            <text:p>1</text:p>
          </table:table-cell>
          <table:table-cell table:number-columns-repeated="176"/>
          <table:table-cell office:value-type="float" office:value="3" calcext:value-type="float">
            <text:p>3</text:p>
          </table:table-cell>
          <table:table-cell table:number-columns-repeated="838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69" calcext:value-type="float">
            <text:p>369</text:p>
          </table:table-cell>
          <table:table-cell table:formula="of:=SUM([.J374:.AMJ374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post/1753652" xlink:type="simple">https://www.doomworld.com/forum/post/1753652</text:a></text:p>
          </table:table-cell>
          <table:table-cell table:number-columns-repeated="2"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J374:.AMJ374]); &quot;&quot;; [.J$2:.AMJ$2] &amp; &quot;: &quot; &amp; [.J374:.AMJ374]))" office:value-type="string" office:string-value="Soundblock: 3" calcext:value-type="string">
            <text:p>Soundblock: 3</text:p>
          </table:table-cell>
          <table:table-cell table:style-name="ce17" table:formula="of:=SUMPRODUCT(NOT(ISBLANK([.J374:.AMJ374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69" calcext:value-type="float">
            <text:p>369</text:p>
          </table:table-cell>
          <table:table-cell table:formula="of:=SUM([.J375:.AMJ375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5:.AMJ375]); &quot;&quot;; [.J$2:.AMJ$2] &amp; &quot;: &quot; &amp; [.J375:.AMJ375]))" office:value-type="string" office:string-value="Dragonfly: 3" calcext:value-type="string">
            <text:p>Dragonfly: 3</text:p>
          </table:table-cell>
          <table:table-cell table:style-name="ce17" table:formula="of:=SUMPRODUCT(NOT(ISBLANK([.J375:.AMJ375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69" calcext:value-type="float">
            <text:p>369</text:p>
          </table:table-cell>
          <table:table-cell table:formula="of:=SUM([.J376:.AMJ376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76:.AMJ376]); &quot;&quot;; [.J$2:.AMJ$2] &amp; &quot;: &quot; &amp; [.J376:.AMJ376]))" office:value-type="string" office:string-value="NoisyVelvet: 3" calcext:value-type="string">
            <text:p>NoisyVelvet: 3</text:p>
          </table:table-cell>
          <table:table-cell table:style-name="ce17" table:formula="of:=SUMPRODUCT(NOT(ISBLANK([.J376:.AMJ376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69" calcext:value-type="float">
            <text:p>369</text:p>
          </table:table-cell>
          <table:table-cell table:formula="of:=SUM([.J377:.AMJ377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77:.AMJ377]); &quot;&quot;; [.J$2:.AMJ$2] &amp; &quot;: &quot; &amp; [.J377:.AMJ377]))" office:value-type="string" office:string-value="Graf Zahl: 3" calcext:value-type="string">
            <text:p>Graf Zahl: 3</text:p>
          </table:table-cell>
          <table:table-cell table:style-name="ce17" table:formula="of:=SUMPRODUCT(NOT(ISBLANK([.J377:.AMJ377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69" calcext:value-type="float">
            <text:p>369</text:p>
          </table:table-cell>
          <table:table-cell table:formula="of:=SUM([.J378:.AMJ378])" office:value-type="float" office:value="3" calcext:value-type="float">
            <text:p>3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<text:a xlink:href="https://www.doomworld.com/idgames/levels/doom2/Ports/a-c/balls" xlink:type="simple">https://www.doomworld.com/idgames/levels/doom2/Ports/a-c/balls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8:.AMJ378]); &quot;&quot;; [.J$2:.AMJ$2] &amp; &quot;: &quot; &amp; [.J378:.AMJ378]))" office:value-type="string" office:string-value="Li'l devil: 3" calcext:value-type="string">
            <text:p>Li'l devil: 3</text:p>
          </table:table-cell>
          <table:table-cell table:style-name="ce17" table:formula="of:=SUMPRODUCT(NOT(ISBLANK([.J378:.AMJ378])))" office:value-type="float" office:value="1" calcext:value-type="float">
            <text:p>1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69" calcext:value-type="float">
            <text:p>369</text:p>
          </table:table-cell>
          <table:table-cell table:formula="of:=SUM([.J379:.AMJ379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9:.AMJ379]); &quot;&quot;; [.J$2:.AMJ$2] &amp; &quot;: &quot; &amp; [.J379:.AMJ379]))" office:value-type="string" office:string-value="ax34: 3" calcext:value-type="string">
            <text:p>ax34: 3</text:p>
          </table:table-cell>
          <table:table-cell table:style-name="ce17" table:formula="of:=SUMPRODUCT(NOT(ISBLANK([.J379:.AMJ379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69" calcext:value-type="float">
            <text:p>369</text:p>
          </table:table-cell>
          <table:table-cell table:formula="of:=SUM([.J380:.AMJ380])" office:value-type="float" office:value="3" calcext:value-type="float">
            <text:p>3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0:.AMJ380]); &quot;&quot;; [.J$2:.AMJ$2] &amp; &quot;: &quot; &amp; [.J380:.AMJ380]))" office:value-type="string" office:string-value="Doomkid: 1, TheGreenZap: 2" calcext:value-type="string">
            <text:p>Doomkid: 1, TheGreenZap: 2</text:p>
          </table:table-cell>
          <table:table-cell table:style-name="ce17" table:formula="of:=SUMPRODUCT(NOT(ISBLANK([.J380:.AMJ380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69" calcext:value-type="float">
            <text:p>369</text:p>
          </table:table-cell>
          <table:table-cell table:formula="of:=SUM([.J381:.AMJ381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1:.AMJ381]); &quot;&quot;; [.J$2:.AMJ$2] &amp; &quot;: &quot; &amp; [.J381:.AMJ381]))" office:value-type="string" office:string-value="Jaromir Bergmann: 3" calcext:value-type="string">
            <text:p>Jaromir Bergmann: 3</text:p>
          </table:table-cell>
          <table:table-cell table:style-name="ce17" table:formula="of:=SUMPRODUCT(NOT(ISBLANK([.J381:.AMJ381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69" calcext:value-type="float">
            <text:p>369</text:p>
          </table:table-cell>
          <table:table-cell table:formula="of:=SUM([.J382:.AMJ382])" office:value-type="float" office:value="3" calcext:value-type="float">
            <text:p>3</text:p>
          </table:table-cell>
          <table:table-cell table:style-name="ce83"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2:.AMJ382]); &quot;&quot;; [.J$2:.AMJ$2] &amp; &quot;: &quot; &amp; [.J382:.AMJ382]))" office:value-type="string" office:string-value="Paul977: 3" calcext:value-type="string">
            <text:p>Paul977: 3</text:p>
          </table:table-cell>
          <table:table-cell table:style-name="ce17" table:formula="of:=SUMPRODUCT(NOT(ISBLANK([.J382:.AMJ382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69" calcext:value-type="float">
            <text:p>369</text:p>
          </table:table-cell>
          <table:table-cell table:formula="of:=SUM([.J383:.AMJ383])" office:value-type="float" office:value="3" calcext:value-type="float">
            <text:p>3</text:p>
          </table:table-cell>
          <table:table-cell table:style-name="ce83"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3:.AMJ383]); &quot;&quot;; [.J$2:.AMJ$2] &amp; &quot;: &quot; &amp; [.J383:.AMJ383]))" office:value-type="string" office:string-value="Paul977: 3" calcext:value-type="string">
            <text:p>Paul977: 3</text:p>
          </table:table-cell>
          <table:table-cell table:style-name="ce17" table:formula="of:=SUMPRODUCT(NOT(ISBLANK([.J383:.AMJ383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69" calcext:value-type="float">
            <text:p>369</text:p>
          </table:table-cell>
          <table:table-cell table:formula="of:=SUM([.J384:.AMJ384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4:.AMJ384]); &quot;&quot;; [.J$2:.AMJ$2] &amp; &quot;: &quot; &amp; [.J384:.AMJ384]))" office:value-type="string" office:string-value="Paul977: 3" calcext:value-type="string">
            <text:p>Paul977: 3</text:p>
          </table:table-cell>
          <table:table-cell table:style-name="ce17" table:formula="of:=SUMPRODUCT(NOT(ISBLANK([.J384:.AMJ384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69" calcext:value-type="float">
            <text:p>369</text:p>
          </table:table-cell>
          <table:table-cell table:formula="of:=SUM([.J385:.AMJ385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5:.AMJ385]); &quot;&quot;; [.J$2:.AMJ$2] &amp; &quot;: &quot; &amp; [.J385:.AMJ385]))" office:value-type="string" office:string-value="ax34: 3" calcext:value-type="string">
            <text:p>ax34: 3</text:p>
          </table:table-cell>
          <table:table-cell table:style-name="ce17" table:formula="of:=SUMPRODUCT(NOT(ISBLANK([.J385:.AMJ385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69" calcext:value-type="float">
            <text:p>369</text:p>
          </table:table-cell>
          <table:table-cell table:formula="of:=SUM([.J386:.AMJ386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6:.AMJ386]); &quot;&quot;; [.J$2:.AMJ$2] &amp; &quot;: &quot; &amp; [.J386:.AMJ386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J386:.AMJ386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69" calcext:value-type="float">
            <text:p>369</text:p>
          </table:table-cell>
          <table:table-cell table:formula="of:=SUM([.J387:.AMJ387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7:.AMJ387]); &quot;&quot;; [.J$2:.AMJ$2] &amp; &quot;: &quot; &amp; [.J387:.AMJ387]))" office:value-type="string" office:string-value="smeghammer: 3" calcext:value-type="string">
            <text:p>smeghammer: 3</text:p>
          </table:table-cell>
          <table:table-cell table:style-name="ce17" table:formula="of:=SUMPRODUCT(NOT(ISBLANK([.J387:.AMJ387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69" calcext:value-type="float">
            <text:p>369</text:p>
          </table:table-cell>
          <table:table-cell table:formula="of:=SUM([.J388:.AMJ388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8:.AMJ388]); &quot;&quot;; [.J$2:.AMJ$2] &amp; &quot;: &quot; &amp; [.J388:.AMJ388]))" office:value-type="string" office:string-value="Nirvana: 3" calcext:value-type="string">
            <text:p>Nirvana: 3</text:p>
          </table:table-cell>
          <table:table-cell table:style-name="ce17" table:formula="of:=SUMPRODUCT(NOT(ISBLANK([.J388:.AMJ388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69" calcext:value-type="float">
            <text:p>369</text:p>
          </table:table-cell>
          <table:table-cell table:formula="of:=SUM([.J389:.AMJ389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9:.AMJ389]); &quot;&quot;; [.J$2:.AMJ$2] &amp; &quot;: &quot; &amp; [.J389:.AMJ389]))" office:value-type="string" office:string-value="Lorenz0: 3" calcext:value-type="string">
            <text:p>Lorenz0: 3</text:p>
          </table:table-cell>
          <table:table-cell table:style-name="ce17" table:formula="of:=SUMPRODUCT(NOT(ISBLANK([.J389:.AMJ389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6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69" calcext:value-type="float">
            <text:p>369</text:p>
          </table:table-cell>
          <table:table-cell table:formula="of:=SUM([.J390:.AMJ390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0:.AMJ390]); &quot;&quot;; [.J$2:.AMJ$2] &amp; &quot;: &quot; &amp; [.J390:.AMJ390]))" office:value-type="string" office:string-value="ax34: 3" calcext:value-type="string">
            <text:p>ax34: 3</text:p>
          </table:table-cell>
          <table:table-cell table:style-name="ce17" table:formula="of:=SUMPRODUCT(NOT(ISBLANK([.J390:.AMJ390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69" calcext:value-type="float">
            <text:p>369</text:p>
          </table:table-cell>
          <table:table-cell table:formula="of:=SUM([.J391:.AMJ391])" office:value-type="float" office:value="3" calcext:value-type="float">
            <text:p>3</text:p>
          </table:table-cell>
          <table:table-cell office:value-type="string" calcext:value-type="string">
            <text:p>Favillesco Alpha Episode 2: Desecration on Thebe</text:p>
          </table:table-cell>
          <table:table-cell office:value-type="string" calcext:value-type="string">
            <text:p><text:a xlink:href="https://www.doomworld.com/idgames/levels/doom/d-f/faviae21" xlink:type="simple">https://www.doomworld.com/idgames/levels/doom/d-f/faviae21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91:.AMJ391]); &quot;&quot;; [.J$2:.AMJ$2] &amp; &quot;: &quot; &amp; [.J391:.AMJ391]))" office:value-type="string" office:string-value="Ezepov: 3" calcext:value-type="string">
            <text:p>Ezepov: 3</text:p>
          </table:table-cell>
          <table:table-cell table:style-name="ce17" table:formula="of:=SUMPRODUCT(NOT(ISBLANK([.J391:.AMJ391])))" office:value-type="float" office:value="1" calcext:value-type="float">
            <text:p>1</text:p>
          </table:table-cell>
          <table:table-cell table:number-columns-repeated="176"/>
          <table:table-cell office:value-type="float" office:value="3" calcext:value-type="float">
            <text:p>3</text:p>
          </table:table-cell>
          <table:table-cell table:number-columns-repeated="838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69" calcext:value-type="float">
            <text:p>369</text:p>
          </table:table-cell>
          <table:table-cell table:formula="of:=SUM([.J392:.AMJ392])" office:value-type="float" office:value="3" calcext:value-type="float">
            <text:p>3</text:p>
          </table:table-cell>
          <table:table-cell office:value-type="string" calcext:value-type="string">
            <text:p>frog_and_toad.wad</text:p>
          </table:table-cell>
          <table:table-cell office:value-type="string" calcext:value-type="string">
            <text:p><text:a xlink:href="https://www.doomworld.com/forum/topic/106186-frog_and_toadwad-12-maps/" xlink:type="simple">https://www.doomworld.com/forum/topic/106186-frog_and_toadwad-12-map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2:.AMJ392]); &quot;&quot;; [.J$2:.AMJ$2] &amp; &quot;: &quot; &amp; [.J392:.AMJ392]))" office:value-type="string" office:string-value="akolai: 3" calcext:value-type="string">
            <text:p>akolai: 3</text:p>
          </table:table-cell>
          <table:table-cell table:style-name="ce17" table:formula="of:=SUMPRODUCT(NOT(ISBLANK([.J392:.AMJ392])))" office:value-type="float" office:value="1" calcext:value-type="float">
            <text:p>1</text:p>
          </table:table-cell>
          <table:table-cell table:number-columns-repeated="177"/>
          <table:table-cell office:value-type="float" office:value="3" calcext:value-type="float">
            <text:p>3</text:p>
          </table:table-cell>
          <table:table-cell table:number-columns-repeated="83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69" calcext:value-type="float">
            <text:p>369</text:p>
          </table:table-cell>
          <table:table-cell table:formula="of:=SUM([.J393:.AMJ393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3:.AMJ393]); &quot;&quot;; [.J$2:.AMJ$2] &amp; &quot;: &quot; &amp; [.J393:.AMJ393]))" office:value-type="string" office:string-value="Woolie Wool: 3" calcext:value-type="string">
            <text:p>Woolie Wool: 3</text:p>
          </table:table-cell>
          <table:table-cell table:style-name="ce17" table:formula="of:=SUMPRODUCT(NOT(ISBLANK([.J393:.AMJ393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69" calcext:value-type="float">
            <text:p>369</text:p>
          </table:table-cell>
          <table:table-cell table:formula="of:=SUM([.J394:.AMJ394])" office:value-type="float" office:value="3" calcext:value-type="float">
            <text:p>3</text:p>
          </table:table-cell>
          <table:table-cell table:style-name="ce72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4:.AMJ394]); &quot;&quot;; [.J$2:.AMJ$2] &amp; &quot;: &quot; &amp; [.J394:.AMJ394]))" office:value-type="string" office:string-value="Red-XIII: 3" calcext:value-type="string">
            <text:p>Red-XIII: 3</text:p>
          </table:table-cell>
          <table:table-cell table:style-name="ce17" table:formula="of:=SUMPRODUCT(NOT(ISBLANK([.J394:.AMJ394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5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69" calcext:value-type="float">
            <text:p>369</text:p>
          </table:table-cell>
          <table:table-cell table:formula="of:=SUM([.J395:.AMJ395])" office:value-type="float" office:value="3" calcext:value-type="float">
            <text:p>3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5:.AMJ395]); &quot;&quot;; [.J$2:.AMJ$2] &amp; &quot;: &quot; &amp; [.J395:.AMJ395]))" office:value-type="string" office:string-value="Phobus: 2, whybmonotacrab: 1" calcext:value-type="string">
            <text:p>Phobus: 2, whybmonotacrab: 1</text:p>
          </table:table-cell>
          <table:table-cell table:style-name="ce17" table:formula="of:=SUMPRODUCT(NOT(ISBLANK([.J395:.AMJ395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69" calcext:value-type="float">
            <text:p>369</text:p>
          </table:table-cell>
          <table:table-cell table:formula="of:=SUM([.J396:.AMJ396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6:.AMJ396]); &quot;&quot;; [.J$2:.AMJ$2] &amp; &quot;: &quot; &amp; [.J396:.AMJ396]))" office:value-type="string" office:string-value="MFG38: 3" calcext:value-type="string">
            <text:p>MFG38: 3</text:p>
          </table:table-cell>
          <table:table-cell table:style-name="ce17" table:formula="of:=SUMPRODUCT(NOT(ISBLANK([.J396:.AMJ396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69" calcext:value-type="float">
            <text:p>369</text:p>
          </table:table-cell>
          <table:table-cell table:formula="of:=SUM([.J397:.AMJ397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7:.AMJ397]); &quot;&quot;; [.J$2:.AMJ$2] &amp; &quot;: &quot; &amp; [.J397:.AMJ397]))" office:value-type="string" office:string-value="I_Punch_Demons: 3" calcext:value-type="string">
            <text:p>I_Punch_Demons: 3</text:p>
          </table:table-cell>
          <table:table-cell table:style-name="ce17" table:formula="of:=SUMPRODUCT(NOT(ISBLANK([.J397:.AMJ397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69" calcext:value-type="float">
            <text:p>369</text:p>
          </table:table-cell>
          <table:table-cell table:formula="of:=SUM([.J398:.AMJ398])" office:value-type="float" office:value="3" calcext:value-type="float">
            <text:p>3</text:p>
          </table:table-cell>
          <table:table-cell office:value-type="string" calcext:value-type="string">
            <text:p>Marine Assault</text:p>
          </table:table-cell>
          <table:table-cell office:value-type="string" calcext:value-type="string">
            <text:p><text:a xlink:href="https://zdoom.org/wiki/Marine_Assault" xlink:type="simple">https://zdoom.org/wiki/Marine_Assault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8:.AMJ398]); &quot;&quot;; [.J$2:.AMJ$2] &amp; &quot;: &quot; &amp; [.J398:.AMJ398]))" office:value-type="string" office:string-value="Li'l devil: 3" calcext:value-type="string">
            <text:p>Li'l devil: 3</text:p>
          </table:table-cell>
          <table:table-cell table:style-name="ce17" table:formula="of:=SUMPRODUCT(NOT(ISBLANK([.J398:.AMJ398])))" office:value-type="float" office:value="1" calcext:value-type="float">
            <text:p>1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69" calcext:value-type="float">
            <text:p>369</text:p>
          </table:table-cell>
          <table:table-cell table:formula="of:=SUM([.J399:.AMJ399])" office:value-type="float" office:value="3" calcext:value-type="float">
            <text:p>3</text:p>
          </table:table-cell>
          <table:table-cell table:style-name="ce79" office:value-type="string" calcext:value-type="string">
            <text:p>Nilla DooM</text:p>
          </table:table-cell>
          <table:table-cell table:style-name="Default" office:value-type="string" calcext:value-type="string">
            <text:p><text:a xlink:href="https://www.doomworld.com/idgames/levels/doom2/m-o/nilla" xlink:type="simple">https://www.doomworld.com/idgames/levels/doom2/m-o/nilla</text:a>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9:.AMJ399]); &quot;&quot;; [.J$2:.AMJ$2] &amp; &quot;: &quot; &amp; [.J399:.AMJ399]))" office:value-type="string" office:string-value="roadworx: 3" calcext:value-type="string">
            <text:p>roadworx: 3</text:p>
          </table:table-cell>
          <table:table-cell table:style-name="ce17" table:formula="of:=SUMPRODUCT(NOT(ISBLANK([.J399:.AMJ399])))"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4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69" calcext:value-type="float">
            <text:p>369</text:p>
          </table:table-cell>
          <table:table-cell table:formula="of:=SUM([.J400:.AMJ400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0:.AMJ400]); &quot;&quot;; [.J$2:.AMJ$2] &amp; &quot;: &quot; &amp; [.J400:.AMJ400]))" office:value-type="string" office:string-value="Jaws In Space: 3" calcext:value-type="string">
            <text:p>Jaws In Space: 3</text:p>
          </table:table-cell>
          <table:table-cell table:style-name="ce17" table:formula="of:=SUMPRODUCT(NOT(ISBLANK([.J400:.AMJ400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69" calcext:value-type="float">
            <text:p>369</text:p>
          </table:table-cell>
          <table:table-cell table:formula="of:=SUM([.J401:.AMJ401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1:.AMJ401]); &quot;&quot;; [.J$2:.AMJ$2] &amp; &quot;: &quot; &amp; [.J401:.AMJ401]))" office:value-type="string" office:string-value="ax34: 3" calcext:value-type="string">
            <text:p>ax34: 3</text:p>
          </table:table-cell>
          <table:table-cell table:style-name="ce17" table:formula="of:=SUMPRODUCT(NOT(ISBLANK([.J401:.AMJ40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69" calcext:value-type="float">
            <text:p>369</text:p>
          </table:table-cell>
          <table:table-cell table:formula="of:=SUM([.J402:.AMJ402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402:.AMJ402]); &quot;&quot;; [.J$2:.AMJ$2] &amp; &quot;: &quot; &amp; [.J402:.AMJ402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J402:.AMJ402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09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69" calcext:value-type="float">
            <text:p>369</text:p>
          </table:table-cell>
          <table:table-cell table:formula="of:=SUM([.J403:.AMJ403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403:.AMJ403]); &quot;&quot;; [.J$2:.AMJ$2] &amp; &quot;: &quot; &amp; [.J403:.AMJ403]))" office:value-type="string" office:string-value="ax34: 3" calcext:value-type="string">
            <text:p>ax34: 3</text:p>
          </table:table-cell>
          <table:table-cell table:style-name="ce17" table:formula="of:=SUMPRODUCT(NOT(ISBLANK([.J403:.AMJ403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IF([.C404]&lt;[.C403]; [.A404]; [.B403])" office:value-type="float" office:value="369" calcext:value-type="float">
            <text:p>369</text:p>
          </table:table-cell>
          <table:table-cell table:formula="of:=SUM([.J404:.AMJ404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4:.AMJ404]); &quot;&quot;; [.J$2:.AMJ$2] &amp; &quot;: &quot; &amp; [.J404:.AMJ404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J404:.AMJ404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IF([.C405]&lt;[.C404]; [.A405]; [.B404])" office:value-type="float" office:value="369" calcext:value-type="float">
            <text:p>369</text:p>
          </table:table-cell>
          <table:table-cell table:formula="of:=SUM([.J405:.AMJ405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xen</text:p>
          </table:table-cell>
          <table:table-cell table:style-name="ce16" table:number-matrix-columns-spanned="1" table:number-matrix-rows-spanned="1" table:formula="of:=COM.MICROSOFT.TEXTJOIN(&quot;, &quot;; 1; IF(ISBLANK([.J405:.AMJ405]); &quot;&quot;; [.J$2:.AMJ$2] &amp; &quot;: &quot; &amp; [.J405:.AMJ405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J405:.AMJ405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IF([.C406]&lt;[.C405]; [.A406]; [.B405])" office:value-type="float" office:value="369" calcext:value-type="float">
            <text:p>369</text:p>
          </table:table-cell>
          <table:table-cell table:formula="of:=SUM([.J406:.AMJ406])" office:value-type="float" office:value="3" calcext:value-type="float">
            <text:p>3</text:p>
          </table:table-cell>
          <table:table-cell office:value-type="string" calcext:value-type="string">
            <text:p>Syringe</text:p>
          </table:table-cell>
          <table:table-cell office:value-type="string" calcext:value-type="string">
            <text:p><text:a xlink:href="https://www.doomworld.com/forum/topic/110956-syringe-v11-now-an-official-addon-oh-snap/" xlink:type="simple">https://www.doomworld.com/forum/topic/110956-syringe-v11-now-an-official-addon-oh-snap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6:.AMJ406]); &quot;&quot;; [.J$2:.AMJ$2] &amp; &quot;: &quot; &amp; [.J406:.AMJ406]))" office:value-type="string" office:string-value="dosboot: 1, Xeogred: 2" calcext:value-type="string">
            <text:p>dosboot: 1, Xeogred: 2</text:p>
          </table:table-cell>
          <table:table-cell table:style-name="ce17" table:formula="of:=SUMPRODUCT(NOT(ISBLANK([.J406:.AMJ406])))" office:value-type="float" office:value="2" calcext:value-type="float">
            <text:p>2</text:p>
          </table:table-cell>
          <table:table-cell table:number-columns-repeated="15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IF([.C407]&lt;[.C406]; [.A407]; [.B406])" office:value-type="float" office:value="369" calcext:value-type="float">
            <text:p>369</text:p>
          </table:table-cell>
          <table:table-cell table:formula="of:=SUM([.J407:.AMJ407])" office:value-type="float" office:value="3" calcext:value-type="float">
            <text:p>3</text:p>
          </table:table-cell>
          <table:table-cell table:style-name="ce83"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7:.AMJ407]); &quot;&quot;; [.J$2:.AMJ$2] &amp; &quot;: &quot; &amp; [.J407:.AMJ407]))" office:value-type="string" office:string-value="bzzrak: 3" calcext:value-type="string">
            <text:p>bzzrak: 3</text:p>
          </table:table-cell>
          <table:table-cell table:style-name="ce17" table:formula="of:=SUMPRODUCT(NOT(ISBLANK([.J407:.AMJ407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IF([.C408]&lt;[.C407]; [.A408]; [.B407])" office:value-type="float" office:value="369" calcext:value-type="float">
            <text:p>369</text:p>
          </table:table-cell>
          <table:table-cell table:formula="of:=SUM([.J408:.AMJ408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08:.AMJ408]); &quot;&quot;; [.J$2:.AMJ$2] &amp; &quot;: &quot; &amp; [.J408:.AMJ408]))" office:value-type="string" office:string-value="Diabolución: 3" calcext:value-type="string">
            <text:p>Diabolución: 3</text:p>
          </table:table-cell>
          <table:table-cell table:style-name="ce17" table:formula="of:=SUMPRODUCT(NOT(ISBLANK([.J408:.AMJ408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IF([.C409]&lt;[.C408]; [.A409]; [.B408])" office:value-type="float" office:value="369" calcext:value-type="float">
            <text:p>369</text:p>
          </table:table-cell>
          <table:table-cell table:formula="of:=SUM([.J409:.AMJ409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9:.AMJ409]); &quot;&quot;; [.J$2:.AMJ$2] &amp; &quot;: &quot; &amp; [.J409:.AMJ409]))" office:value-type="string" office:string-value="Doomkid: 3" calcext:value-type="string">
            <text:p>Doomkid: 3</text:p>
          </table:table-cell>
          <table:table-cell table:style-name="ce17" table:formula="of:=SUMPRODUCT(NOT(ISBLANK([.J409:.AMJ409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IF([.C410]&lt;[.C409]; [.A410]; [.B409])" office:value-type="float" office:value="369" calcext:value-type="float">
            <text:p>369</text:p>
          </table:table-cell>
          <table:table-cell table:formula="of:=SUM([.J410:.AMJ410])" office:value-type="float" office:value="3" calcext:value-type="float">
            <text:p>3</text:p>
          </table:table-cell>
          <table:table-cell table:style-name="ce83"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0:.AMJ410]); &quot;&quot;; [.J$2:.AMJ$2] &amp; &quot;: &quot; &amp; [.J410:.AMJ410]))" office:value-type="string" office:string-value="smeghammer: 3" calcext:value-type="string">
            <text:p>smeghammer: 3</text:p>
          </table:table-cell>
          <table:table-cell table:style-name="ce17" table:formula="of:=SUMPRODUCT(NOT(ISBLANK([.J410:.AMJ410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IF([.C411]&lt;[.C410]; [.A411]; [.B410])" office:value-type="float" office:value="369" calcext:value-type="float">
            <text:p>369</text:p>
          </table:table-cell>
          <table:table-cell table:formula="of:=SUM([.J411:.AMJ411])" office:value-type="float" office:value="3" calcext:value-type="float">
            <text:p>3</text:p>
          </table:table-cell>
          <table:table-cell office:value-type="string" calcext:value-type="string">
            <text:p>WOOO 2</text:p>
          </table:table-cell>
          <table:table-cell office:value-type="string" calcext:value-type="string">
            <text:p><text:a xlink:href="https://doomwiki.org/wiki/WOOO_2" xlink:type="simple">https://doomwiki.org/wiki/WOOO_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1:.AMJ411]); &quot;&quot;; [.J$2:.AMJ$2] &amp; &quot;: &quot; &amp; [.J411:.AMJ411]))" office:value-type="string" office:string-value="lokbustam257: 3" calcext:value-type="string">
            <text:p>lokbustam257: 3</text:p>
          </table:table-cell>
          <table:table-cell table:style-name="ce17" table:formula="of:=SUMPRODUCT(NOT(ISBLANK([.J411:.AMJ411])))" office:value-type="float" office:value="1" calcext:value-type="float">
            <text:p>1</text:p>
          </table:table-cell>
          <table:table-cell table:number-columns-repeated="165"/>
          <table:table-cell office:value-type="float" office:value="3" calcext:value-type="float">
            <text:p>3</text:p>
          </table:table-cell>
          <table:table-cell table:number-columns-repeated="849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IF([.C412]&lt;[.C411]; [.A412]; [.B411])" office:value-type="float" office:value="409" calcext:value-type="float">
            <text:p>409</text:p>
          </table:table-cell>
          <table:table-cell table:formula="of:=SUM([.J412:.AMJ412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2:.AMJ412]); &quot;&quot;; [.J$2:.AMJ$2] &amp; &quot;: &quot; &amp; [.J412:.AMJ412]))" office:value-type="string" office:string-value="Roofi: 2" calcext:value-type="string">
            <text:p>Roofi: 2</text:p>
          </table:table-cell>
          <table:table-cell table:style-name="ce17" table:formula="of:=SUMPRODUCT(NOT(ISBLANK([.J412:.AMJ412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IF([.C413]&lt;[.C412]; [.A413]; [.B412])" office:value-type="float" office:value="409" calcext:value-type="float">
            <text:p>409</text:p>
          </table:table-cell>
          <table:table-cell table:formula="of:=SUM([.J413:.AMJ413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3:.AMJ413]); &quot;&quot;; [.J$2:.AMJ$2] &amp; &quot;: &quot; &amp; [.J413:.AMJ413]))" office:value-type="string" office:string-value="AnonimVio: 2" calcext:value-type="string">
            <text:p>AnonimVio: 2</text:p>
          </table:table-cell>
          <table:table-cell table:style-name="ce17" table:formula="of:=SUMPRODUCT(NOT(ISBLANK([.J413:.AMJ413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IF([.C414]&lt;[.C413]; [.A414]; [.B413])" office:value-type="float" office:value="409" calcext:value-type="float">
            <text:p>409</text:p>
          </table:table-cell>
          <table:table-cell table:formula="of:=SUM([.J414:.AMJ414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4:.AMJ414]); &quot;&quot;; [.J$2:.AMJ$2] &amp; &quot;: &quot; &amp; [.J414:.AMJ414]))" office:value-type="string" office:string-value="Snikle: 2" calcext:value-type="string">
            <text:p>Snikle: 2</text:p>
          </table:table-cell>
          <table:table-cell table:style-name="ce17" table:formula="of:=SUMPRODUCT(NOT(ISBLANK([.J414:.AMJ414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4">
          <table:table-cell office:value-type="float" office:value="412" calcext:value-type="float">
            <text:p>412</text:p>
          </table:table-cell>
          <table:table-cell table:formula="of:=IF([.C415]&lt;[.C414]; [.A415]; [.B414])" office:value-type="float" office:value="409" calcext:value-type="float">
            <text:p>409</text:p>
          </table:table-cell>
          <table:table-cell table:formula="of:=SUM([.J415:.AMJ415])" office:value-type="float" office:value="2" calcext:value-type="float">
            <text:p>2</text:p>
          </table:table-cell>
          <table:table-cell office:value-type="string" calcext:value-type="string">
            <text:p>Atmospheric﻿﻿﻿﻿﻿﻿ ﻿Extinction﻿</text:p>
          </table:table-cell>
          <table:table-cell office:value-type="string" calcext:value-type="string">
            <text:p><text:a xlink:href="https://www.doomworld.com/forum/topic/124790-atmospheric-extinction-a-boom-mapset-now-on-idgames/" xlink:type="simple">https://www.doomworld.com/forum/topic/124790-atmospheric-extinction-a-boom-mapset-now-on-idgame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5:.AMJ415]); &quot;&quot;; [.J$2:.AMJ$2] &amp; &quot;: &quot; &amp; [.J415:.AMJ415]))" office:value-type="string" office:string-value="northivanastan: 2" calcext:value-type="string">
            <text:p>northivanastan: 2</text:p>
          </table:table-cell>
          <table:table-cell table:style-name="ce17" table:formula="of:=SUMPRODUCT(NOT(ISBLANK([.J415:.AMJ415])))" office:value-type="float" office:value="1" calcext:value-type="float">
            <text:p>1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69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IF([.C416]&lt;[.C415]; [.A416]; [.B415])" office:value-type="float" office:value="409" calcext:value-type="float">
            <text:p>409</text:p>
          </table:table-cell>
          <table:table-cell table:formula="of:=SUM([.J416:.AMJ416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6:.AMJ416]); &quot;&quot;; [.J$2:.AMJ$2] &amp; &quot;: &quot; &amp; [.J416:.AMJ416]))" office:value-type="string" office:string-value="HUNdebLeonidasX: 2" calcext:value-type="string">
            <text:p>HUNdebLeonidasX: 2</text:p>
          </table:table-cell>
          <table:table-cell table:style-name="ce17" table:formula="of:=SUMPRODUCT(NOT(ISBLANK([.J416:.AMJ416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IF([.C417]&lt;[.C416]; [.A417]; [.B416])" office:value-type="float" office:value="409" calcext:value-type="float">
            <text:p>409</text:p>
          </table:table-cell>
          <table:table-cell table:formula="of:=SUM([.J417:.AMJ417])" office:value-type="float" office:value="2" calcext:value-type="float">
            <text:p>2</text:p>
          </table:table-cell>
          <table:table-cell office:value-type="string" calcext:value-type="string">
            <text:p>Doom II: 25 Years on Earth</text:p>
          </table:table-cell>
          <table:table-cell office:value-type="string" calcext:value-type="string">
            <text:p><text:a xlink:href="https://www.doomworld.com/forum/topic/108938-doom-ii-25-years-on-earth-32-map-limit-removing-old-school-megawad-one-year-late-edition-released-now-on-idgames/" xlink:type="simple">https://www.doomworld.com/forum/topic/108938-doom-ii-25-years-on-earth-32-map-limit-removing-old-school-megawad-one-year-late-edition-released-now-on-idgames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7:.AMJ417]); &quot;&quot;; [.J$2:.AMJ$2] &amp; &quot;: &quot; &amp; [.J417:.AMJ417]))" office:value-type="string" office:string-value="sapphics: 2" calcext:value-type="string">
            <text:p>sapphics: 2</text:p>
          </table:table-cell>
          <table:table-cell table:style-name="ce17" table:formula="of:=SUMPRODUCT(NOT(ISBLANK([.J417:.AMJ417])))" office:value-type="float" office:value="1" calcext:value-type="float">
            <text:p>1</text:p>
          </table:table-cell>
          <table:table-cell table:number-columns-repeated="170"/>
          <table:table-cell office:value-type="float" office:value="2" calcext:value-type="float">
            <text:p>2</text:p>
          </table:table-cell>
          <table:table-cell table:number-columns-repeated="844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IF([.C418]&lt;[.C417]; [.A418]; [.B417])" office:value-type="float" office:value="409" calcext:value-type="float">
            <text:p>409</text:p>
          </table:table-cell>
          <table:table-cell table:formula="of:=SUM([.J418:.AMJ418])" office:value-type="float" office:value="2" calcext:value-type="float">
            <text:p>2</text:p>
          </table:table-cell>
          <table:table-cell office:value-type="string" calcext:value-type="string">
            <text:p>Doom II: Hell on Earth</text:p>
          </table:table-cell>
          <table:table-cell office:value-type="string" calcext:value-type="string">
            <text:p><text:a xlink:href="https://doomwiki.org/wiki/Doom_II" xlink:type="simple">https://doomwiki.org/wiki/Doom_II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8:.AMJ418]); &quot;&quot;; [.J$2:.AMJ$2] &amp; &quot;: &quot; &amp; [.J418:.AMJ418]))" office:value-type="string" office:string-value="Fadri: 2" calcext:value-type="string">
            <text:p>Fadri: 2</text:p>
          </table:table-cell>
          <table:table-cell table:style-name="ce17" table:formula="of:=SUMPRODUCT(NOT(ISBLANK([.J418:.AMJ418])))" office:value-type="float" office:value="1" calcext:value-type="float">
            <text:p>1</text:p>
          </table:table-cell>
          <table:table-cell table:number-columns-repeated="148"/>
          <table:table-cell office:value-type="float" office:value="2" calcext:value-type="float">
            <text:p>2</text:p>
          </table:table-cell>
          <table:table-cell table:number-columns-repeated="866"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IF([.C419]&lt;[.C418]; [.A419]; [.B418])" office:value-type="float" office:value="409" calcext:value-type="float">
            <text:p>409</text:p>
          </table:table-cell>
          <table:table-cell table:formula="of:=SUM([.J419:.AMJ419])"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<text:a xlink:href="https://www.doomworld.com/idgames/levels/doom2/Ports/d-f/entropy" xlink:type="simple">https://www.doomworld.com/idgames/levels/doom2/Ports/d-f/entropy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9:.AMJ419]); &quot;&quot;; [.J$2:.AMJ$2] &amp; &quot;: &quot; &amp; [.J419:.AMJ419]))" office:value-type="string" office:string-value="akolai: 2" calcext:value-type="string">
            <text:p>akolai: 2</text:p>
          </table:table-cell>
          <table:table-cell table:style-name="ce17" table:formula="of:=SUMPRODUCT(NOT(ISBLANK([.J419:.AMJ419])))" office:value-type="float" office:value="1" calcext:value-type="float">
            <text:p>1</text:p>
          </table:table-cell>
          <table:table-cell table:number-columns-repeated="177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IF([.C420]&lt;[.C419]; [.A420]; [.B419])" office:value-type="float" office:value="409" calcext:value-type="float">
            <text:p>409</text:p>
          </table:table-cell>
          <table:table-cell table:formula="of:=SUM([.J420:.AMJ420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0:.AMJ420]); &quot;&quot;; [.J$2:.AMJ$2] &amp; &quot;: &quot; &amp; [.J420:.AMJ420]))" office:value-type="string" office:string-value="Chamelenoel: 2" calcext:value-type="string">
            <text:p>Chamelenoel: 2</text:p>
          </table:table-cell>
          <table:table-cell table:style-name="ce17" table:formula="of:=SUMPRODUCT(NOT(ISBLANK([.J420:.AMJ420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IF([.C421]&lt;[.C420]; [.A421]; [.B420])" office:value-type="float" office:value="409" calcext:value-type="float">
            <text:p>409</text:p>
          </table:table-cell>
          <table:table-cell table:formula="of:=SUM([.J421:.AMJ421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1:.AMJ421]); &quot;&quot;; [.J$2:.AMJ$2] &amp; &quot;: &quot; &amp; [.J421:.AMJ421]))" office:value-type="string" office:string-value="Soundblock: 2" calcext:value-type="string">
            <text:p>Soundblock: 2</text:p>
          </table:table-cell>
          <table:table-cell table:style-name="ce17" table:formula="of:=SUMPRODUCT(NOT(ISBLANK([.J421:.AMJ42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IF([.C422]&lt;[.C421]; [.A422]; [.B421])" office:value-type="float" office:value="409" calcext:value-type="float">
            <text:p>409</text:p>
          </table:table-cell>
          <table:table-cell table:formula="of:=SUM([.J422:.AMJ422])" office:value-type="float" office:value="2" calcext:value-type="float">
            <text:p>2</text:p>
          </table:table-cell>
          <table:table-cell table:style-name="ce83"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2:.AMJ422]); &quot;&quot;; [.J$2:.AMJ$2] &amp; &quot;: &quot; &amp; [.J422:.AMJ422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J422:.AMJ422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IF([.C423]&lt;[.C422]; [.A423]; [.B422])" office:value-type="float" office:value="409" calcext:value-type="float">
            <text:p>409</text:p>
          </table:table-cell>
          <table:table-cell table:formula="of:=SUM([.J423:.AMJ423])" office:value-type="float" office:value="2" calcext:value-type="float">
            <text:p>2</text:p>
          </table:table-cell>
          <table:table-cell table:style-name="ce83" office:value-type="string" calcext:value-type="string">
            <text:p>Remain 1</text:p>
          </table:table-cell>
          <table:table-cell office:value-type="string" calcext:value-type="string">
            <text:p><text:a xlink:href="https://doomwiki.org/wiki/Remain_1" xlink:type="simple">https://doomwiki.org/wiki/Remain_1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3:.AMJ423]); &quot;&quot;; [.J$2:.AMJ$2] &amp; &quot;: &quot; &amp; [.J423:.AMJ423]))" office:value-type="string" office:string-value="Hitherto: 2" calcext:value-type="string">
            <text:p>Hitherto: 2</text:p>
          </table:table-cell>
          <table:table-cell table:style-name="ce17" table:formula="of:=SUMPRODUCT(NOT(ISBLANK([.J423:.AMJ423])))" office:value-type="float" office:value="1" calcext:value-type="float">
            <text:p>1</text:p>
          </table:table-cell>
          <table:table-cell table:number-columns-repeated="175"/>
          <table:table-cell office:value-type="float" office:value="2" calcext:value-type="float">
            <text:p>2</text:p>
          </table:table-cell>
          <table:table-cell table:number-columns-repeated="839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IF([.C424]&lt;[.C423]; [.A424]; [.B423])" office:value-type="float" office:value="409" calcext:value-type="float">
            <text:p>409</text:p>
          </table:table-cell>
          <table:table-cell table:formula="of:=SUM([.J424:.AMJ424])" office:value-type="float" office:value="2" calcext:value-type="float">
            <text:p>2</text:p>
          </table:table-cell>
          <table:table-cell table:style-name="ce67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4:.AMJ424]); &quot;&quot;; [.J$2:.AMJ$2] &amp; &quot;: &quot; &amp; [.J424:.AMJ424]))" office:value-type="string" office:string-value="Red-XIII: 2" calcext:value-type="string">
            <text:p>Red-XIII: 2</text:p>
          </table:table-cell>
          <table:table-cell table:style-name="ce17" table:formula="of:=SUMPRODUCT(NOT(ISBLANK([.J424:.AMJ424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5"/>
        </table:table-row>
        <table:table-row table:style-name="ro3">
          <table:table-cell office:value-type="float" office:value="422" calcext:value-type="float">
            <text:p>422</text:p>
          </table:table-cell>
          <table:table-cell table:formula="of:=IF([.C425]&lt;[.C424]; [.A425]; [.B424])" office:value-type="float" office:value="409" calcext:value-type="float">
            <text:p>409</text:p>
          </table:table-cell>
          <table:table-cell table:formula="of:=SUM([.J425:.AMJ425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5:.AMJ425]); &quot;&quot;; [.J$2:.AMJ$2] &amp; &quot;: &quot; &amp; [.J425:.AMJ425]))" office:value-type="string" office:string-value="bzzrak: 2" calcext:value-type="string">
            <text:p>bzzrak: 2</text:p>
          </table:table-cell>
          <table:table-cell table:style-name="ce17" table:formula="of:=SUMPRODUCT(NOT(ISBLANK([.J425:.AMJ425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IF([.C426]&lt;[.C425]; [.A426]; [.B425])" office:value-type="float" office:value="409" calcext:value-type="float">
            <text:p>409</text:p>
          </table:table-cell>
          <table:table-cell table:formula="of:=SUM([.J426:.AMJ426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6:.AMJ426]); &quot;&quot;; [.J$2:.AMJ$2] &amp; &quot;: &quot; &amp; [.J426:.AMJ426]))" office:value-type="string" office:string-value="Octillion: 2" calcext:value-type="string">
            <text:p>Octillion: 2</text:p>
          </table:table-cell>
          <table:table-cell table:style-name="ce17" table:formula="of:=SUMPRODUCT(NOT(ISBLANK([.J426:.AMJ426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424" calcext:value-type="float">
            <text:p>424</text:p>
          </table:table-cell>
          <table:table-cell table:formula="of:=IF([.C427]&lt;[.C426]; [.A427]; [.B426])" office:value-type="float" office:value="409" calcext:value-type="float">
            <text:p>409</text:p>
          </table:table-cell>
          <table:table-cell table:formula="of:=SUM([.J427:.AMJ427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7:.AMJ427]); &quot;&quot;; [.J$2:.AMJ$2] &amp; &quot;: &quot; &amp; [.J427:.AMJ427]))" office:value-type="string" office:string-value="Grazza: 2" calcext:value-type="string">
            <text:p>Grazza: 2</text:p>
          </table:table-cell>
          <table:table-cell table:style-name="ce17" table:formula="of:=SUMPRODUCT(NOT(ISBLANK([.J427:.AMJ427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IF([.C428]&lt;[.C427]; [.A428]; [.B427])" office:value-type="float" office:value="409" calcext:value-type="float">
            <text:p>409</text:p>
          </table:table-cell>
          <table:table-cell table:formula="of:=SUM([.J428:.AMJ428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28:.AMJ428]); &quot;&quot;; [.J$2:.AMJ$2] &amp; &quot;: &quot; &amp; [.J428:.AMJ428]))" office:value-type="string" office:string-value="Soundblock: 2" calcext:value-type="string">
            <text:p>Soundblock: 2</text:p>
          </table:table-cell>
          <table:table-cell table:style-name="ce17" table:formula="of:=SUMPRODUCT(NOT(ISBLANK([.J428:.AMJ42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426" calcext:value-type="float">
            <text:p>426</text:p>
          </table:table-cell>
          <table:table-cell table:formula="of:=IF([.C429]&lt;[.C428]; [.A429]; [.B428])" office:value-type="float" office:value="426" calcext:value-type="float">
            <text:p>426</text:p>
          </table:table-cell>
          <table:table-cell table:formula="of:=SUM([.J429:.AMJ429])" office:value-type="float" office:value="1" calcext:value-type="float">
            <text:p>1</text:p>
          </table:table-cell>
          <table:table-cell table:style-name="ce83"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9:.AMJ429]); &quot;&quot;; [.J$2:.AMJ$2] &amp; &quot;: &quot; &amp; [.J429:.AMJ429]))" office:value-type="string" office:string-value="vdgg: 1" calcext:value-type="string">
            <text:p>vdgg: 1</text:p>
          </table:table-cell>
          <table:table-cell table:style-name="ce17" table:formula="of:=SUMPRODUCT(NOT(ISBLANK([.J429:.AMJ429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427" calcext:value-type="float">
            <text:p>427</text:p>
          </table:table-cell>
          <table:table-cell table:formula="of:=IF([.C430]&lt;[.C429]; [.A430]; [.B429])" office:value-type="float" office:value="426" calcext:value-type="float">
            <text:p>426</text:p>
          </table:table-cell>
          <table:table-cell table:formula="of:=SUM([.J430:.AMJ430])" office:value-type="float" office:value="1" calcext:value-type="float">
            <text:p>1</text:p>
          </table:table-cell>
          <table:table-cell office:value-type="string" calcext:value-type="string">
            <text:p>5till L1 Complex</text:p>
          </table:table-cell>
          <table:table-cell office:value-type="string" calcext:value-type="string">
            <text:p><text:a xlink:href="https://doomwiki.org/wiki/5till_L1_Complex" xlink:type="simple">https://doomwiki.org/wiki/5till_L1_Comple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0:.AMJ430]); &quot;&quot;; [.J$2:.AMJ$2] &amp; &quot;: &quot; &amp; [.J430:.AMJ430]))" office:value-type="string" office:string-value="Li'l devil: 1" calcext:value-type="string">
            <text:p>Li'l devil: 1</text:p>
          </table:table-cell>
          <table:table-cell table:style-name="ce17" table:formula="of:=SUMPRODUCT(NOT(ISBLANK([.J430:.AMJ430])))" office:value-type="float" office:value="1" calcext:value-type="float">
            <text:p>1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428" calcext:value-type="float">
            <text:p>428</text:p>
          </table:table-cell>
          <table:table-cell table:formula="of:=IF([.C431]&lt;[.C430]; [.A431]; [.B430])" office:value-type="float" office:value="426" calcext:value-type="float">
            <text:p>426</text:p>
          </table:table-cell>
          <table:table-cell table:formula="of:=SUM([.J431:.AMJ431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1:.AMJ431]); &quot;&quot;; [.J$2:.AMJ$2] &amp; &quot;: &quot; &amp; [.J431:.AMJ431]))" office:value-type="string" office:string-value="42PercentHealth: 1" calcext:value-type="string">
            <text:p>42PercentHealth: 1</text:p>
          </table:table-cell>
          <table:table-cell table:style-name="ce17" table:formula="of:=SUMPRODUCT(NOT(ISBLANK([.J431:.AMJ43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429" calcext:value-type="float">
            <text:p>429</text:p>
          </table:table-cell>
          <table:table-cell table:formula="of:=IF([.C432]&lt;[.C431]; [.A432]; [.B431])" office:value-type="float" office:value="426" calcext:value-type="float">
            <text:p>426</text:p>
          </table:table-cell>
          <table:table-cell table:formula="of:=SUM([.J432:.AMJ432])" office:value-type="float" office:value="1" calcext:value-type="float">
            <text:p>1</text:p>
          </table:table-cell>
          <table:table-cell office:value-type="string" calcext:value-type="string">
            <text:p>Axolotl</text:p>
          </table:table-cell>
          <table:table-cell office:value-type="string" calcext:value-type="string">
            <text:p><text:a xlink:href="https://www.doomworld.com/idgames/levels/doom2/Ports/a-c/axolotl" xlink:type="simple">https://www.doomworld.com/idgames/levels/doom2/Ports/a-c/axolotl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2:.AMJ432]); &quot;&quot;; [.J$2:.AMJ$2] &amp; &quot;: &quot; &amp; [.J432:.AMJ432]))" office:value-type="string" office:string-value="akolai: 1" calcext:value-type="string">
            <text:p>akolai: 1</text:p>
          </table:table-cell>
          <table:table-cell table:number-columns-repeated="178"/>
          <table:table-cell office:value-type="float" office:value="1" calcext:value-type="float">
            <text:p>1</text:p>
          </table:table-cell>
          <table:table-cell table:number-columns-repeated="837"/>
        </table:table-row>
        <table:table-row table:style-name="ro3">
          <table:table-cell office:value-type="float" office:value="430" calcext:value-type="float">
            <text:p>430</text:p>
          </table:table-cell>
          <table:table-cell table:formula="of:=IF([.C433]&lt;[.C432]; [.A433]; [.B432])" office:value-type="float" office:value="426" calcext:value-type="float">
            <text:p>426</text:p>
          </table:table-cell>
          <table:table-cell table:formula="of:=SUM([.J433:.AMJ433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3:.AMJ433]); &quot;&quot;; [.J$2:.AMJ$2] &amp; &quot;: &quot; &amp; [.J433:.AMJ433]))" office:value-type="string" office:string-value="vdgg: 1" calcext:value-type="string">
            <text:p>vdgg: 1</text:p>
          </table:table-cell>
          <table:table-cell table:style-name="ce17" table:formula="of:=SUMPRODUCT(NOT(ISBLANK([.J433:.AMJ433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431" calcext:value-type="float">
            <text:p>431</text:p>
          </table:table-cell>
          <table:table-cell table:formula="of:=IF([.C434]&lt;[.C433]; [.A434]; [.B433])" office:value-type="float" office:value="426" calcext:value-type="float">
            <text:p>426</text:p>
          </table:table-cell>
          <table:table-cell table:formula="of:=SUM([.J434:.AMJ434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4:.AMJ434]); &quot;&quot;; [.J$2:.AMJ$2] &amp; &quot;: &quot; &amp; [.J434:.AMJ434]))" office:value-type="string" office:string-value="Jaws In Space: 1" calcext:value-type="string">
            <text:p>Jaws In Space: 1</text:p>
          </table:table-cell>
          <table:table-cell table:style-name="ce17" table:formula="of:=SUMPRODUCT(NOT(ISBLANK([.J434:.AMJ4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432" calcext:value-type="float">
            <text:p>432</text:p>
          </table:table-cell>
          <table:table-cell table:formula="of:=IF([.C435]&lt;[.C434]; [.A435]; [.B434])" office:value-type="float" office:value="426" calcext:value-type="float">
            <text:p>426</text:p>
          </table:table-cell>
          <table:table-cell table:formula="of:=SUM([.J435:.AMJ435])" office:value-type="float" office:value="1" calcext:value-type="float">
            <text:p>1</text:p>
          </table:table-cell>
          <table:table-cell table:style-name="ce83"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35:.AMJ435]); &quot;&quot;; [.J$2:.AMJ$2] &amp; &quot;: &quot; &amp; [.J435:.AMJ435]))" office:value-type="string" office:string-value="Soundblock: 1" calcext:value-type="string">
            <text:p>Soundblock: 1</text:p>
          </table:table-cell>
          <table:table-cell table:style-name="ce17" table:formula="of:=SUMPRODUCT(NOT(ISBLANK([.J435:.AMJ435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433" calcext:value-type="float">
            <text:p>433</text:p>
          </table:table-cell>
          <table:table-cell table:formula="of:=IF([.C436]&lt;[.C435]; [.A436]; [.B435])" office:value-type="float" office:value="426" calcext:value-type="float">
            <text:p>426</text:p>
          </table:table-cell>
          <table:table-cell table:formula="of:=SUM([.J436:.AMJ436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6:.AMJ436]); &quot;&quot;; [.J$2:.AMJ$2] &amp; &quot;: &quot; &amp; [.J436:.AMJ436]))" office:value-type="string" office:string-value="WH-Wilou84: 1" calcext:value-type="string">
            <text:p>WH-Wilou84: 1</text:p>
          </table:table-cell>
          <table:table-cell table:style-name="ce17" table:formula="of:=SUMPRODUCT(NOT(ISBLANK([.J436:.AMJ436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office:value-type="float" office:value="434" calcext:value-type="float">
            <text:p>434</text:p>
          </table:table-cell>
          <table:table-cell table:formula="of:=IF([.C437]&lt;[.C436]; [.A437]; [.B436])" office:value-type="float" office:value="426" calcext:value-type="float">
            <text:p>426</text:p>
          </table:table-cell>
          <table:table-cell table:formula="of:=SUM([.J437:.AMJ437])" office:value-type="float" office:value="1" calcext:value-type="float">
            <text:p>1</text:p>
          </table:table-cell>
          <table:table-cell office:value-type="string" calcext:value-type="string">
            <text:p>Congestion: 64</text:p>
          </table:table-cell>
          <table:table-cell office:value-type="string" calcext:value-type="string">
            <text:p><text:a xlink:href="https://doomwiki.org/wiki/Congestion:_64" xlink:type="simple">https://doomwiki.org/wiki/Congestion:_6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7:.AMJ437]); &quot;&quot;; [.J$2:.AMJ$2] &amp; &quot;: &quot; &amp; [.J437:.AMJ437]))" office:value-type="string" office:string-value="Li'l devil: 1" calcext:value-type="string">
            <text:p>Li'l devil: 1</text:p>
          </table:table-cell>
          <table:table-cell table:style-name="ce17" table:formula="of:=SUMPRODUCT(NOT(ISBLANK([.J437:.AMJ437])))" office:value-type="float" office:value="1" calcext:value-type="float">
            <text:p>1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435" calcext:value-type="float">
            <text:p>435</text:p>
          </table:table-cell>
          <table:table-cell table:formula="of:=IF([.C438]&lt;[.C437]; [.A438]; [.B437])" office:value-type="float" office:value="426" calcext:value-type="float">
            <text:p>426</text:p>
          </table:table-cell>
          <table:table-cell table:formula="of:=SUM([.J438:.AMJ438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8:.AMJ438]); &quot;&quot;; [.J$2:.AMJ$2] &amp; &quot;: &quot; &amp; [.J438:.AMJ438]))" office:value-type="string" office:string-value="Philnemba: 1" calcext:value-type="string">
            <text:p>Philnemba: 1</text:p>
          </table:table-cell>
          <table:table-cell table:style-name="ce17" table:formula="of:=SUMPRODUCT(NOT(ISBLANK([.J438:.AMJ438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7"/>
        </table:table-row>
        <table:table-row table:style-name="ro3">
          <table:table-cell office:value-type="float" office:value="436" calcext:value-type="float">
            <text:p>436</text:p>
          </table:table-cell>
          <table:table-cell table:formula="of:=IF([.C439]&lt;[.C438]; [.A439]; [.B438])" office:value-type="float" office:value="426" calcext:value-type="float">
            <text:p>426</text:p>
          </table:table-cell>
          <table:table-cell table:formula="of:=SUM([.J439:.AMJ439])" office:value-type="float" office:value="1" calcext:value-type="float">
            <text:p>1</text:p>
          </table:table-cell>
          <table:table-cell table:style-name="Default" office:value-type="string" calcext:value-type="string">
            <text:p>Demonastery</text:p>
          </table:table-cell>
          <table:table-cell table:style-name="Default" office:value-type="string" calcext:value-type="string">
            <text:p><text:a xlink:href="https://doomwiki.org/wiki/Demonastery" xlink:type="simple">https://doomwiki.org/wiki/Demonastery</text:a></text:p>
          </table:table-cell>
          <table:table-cell table:style-name="Default"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9:.AMJ439]); &quot;&quot;; [.J$2:.AMJ$2] &amp; &quot;: &quot; &amp; [.J439:.AMJ439]))" office:value-type="string" office:string-value="VanaheimRanger: 1" calcext:value-type="string">
            <text:p>VanaheimRanger: 1</text:p>
          </table:table-cell>
          <table:table-cell table:style-name="ce17" table:formula="of:=SUMPRODUCT(NOT(ISBLANK([.J439:.AMJ439])))" office:value-type="float" office:value="1" calcext:value-type="float">
            <text:p>1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861"/>
        </table:table-row>
        <table:table-row table:style-name="ro4">
          <table:table-cell office:value-type="float" office:value="437" calcext:value-type="float">
            <text:p>437</text:p>
          </table:table-cell>
          <table:table-cell table:formula="of:=IF([.C440]&lt;[.C439]; [.A440]; [.B439])" office:value-type="float" office:value="426" calcext:value-type="float">
            <text:p>426</text:p>
          </table:table-cell>
          <table:table-cell table:formula="of:=SUM([.J440:.AMJ440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doomwiki.org/wiki/Doom_the_Way_id_Did" xlink:type="simple">https://doomwiki.org/wiki/Doom_the_Way_id_D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40:.AMJ440]); &quot;&quot;; [.J$2:.AMJ$2] &amp; &quot;: &quot; &amp; [.J440:.AMJ440]))" office:value-type="string" office:string-value="Diabolución: 1" calcext:value-type="string">
            <text:p>Diabolución: 1</text:p>
          </table:table-cell>
          <table:table-cell table:style-name="ce17" table:formula="of:=SUMPRODUCT(NOT(ISBLANK([.J440:.AMJ440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0"/>
        </table:table-row>
        <table:table-row table:style-name="ro3">
          <table:table-cell office:value-type="float" office:value="438" calcext:value-type="float">
            <text:p>438</text:p>
          </table:table-cell>
          <table:table-cell table:formula="of:=IF([.C441]&lt;[.C440]; [.A441]; [.B440])" office:value-type="float" office:value="426" calcext:value-type="float">
            <text:p>426</text:p>
          </table:table-cell>
          <table:table-cell table:formula="of:=SUM([.J441:.AMJ441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41:.AMJ441]); &quot;&quot;; [.J$2:.AMJ$2] &amp; &quot;: &quot; &amp; [.J441:.AMJ441]))" office:value-type="string" office:string-value="bonnie: 1" calcext:value-type="string">
            <text:p>bonnie: 1</text:p>
          </table:table-cell>
          <table:table-cell table:style-name="ce17" table:formula="of:=SUMPRODUCT(NOT(ISBLANK([.J441:.AMJ441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439" calcext:value-type="float">
            <text:p>439</text:p>
          </table:table-cell>
          <table:table-cell table:formula="of:=IF([.C442]&lt;[.C441]; [.A442]; [.B441])" office:value-type="float" office:value="426" calcext:value-type="float">
            <text:p>426</text:p>
          </table:table-cell>
          <table:table-cell table:formula="of:=SUM([.J442:.AMJ442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2:.AMJ442]); &quot;&quot;; [.J$2:.AMJ$2] &amp; &quot;: &quot; &amp; [.J442:.AMJ442]))" office:value-type="string" office:string-value="Lorenz0: 1" calcext:value-type="string">
            <text:p>Lorenz0: 1</text:p>
          </table:table-cell>
          <table:table-cell table:style-name="ce17" table:formula="of:=SUMPRODUCT(NOT(ISBLANK([.J442:.AMJ442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440" calcext:value-type="float">
            <text:p>440</text:p>
          </table:table-cell>
          <table:table-cell table:formula="of:=IF([.C443]&lt;[.C442]; [.A443]; [.B442])" office:value-type="float" office:value="426" calcext:value-type="float">
            <text:p>426</text:p>
          </table:table-cell>
          <table:table-cell table:formula="of:=SUM([.J443:.AMJ443])" office:value-type="float" office:value="1" calcext:value-type="float">
            <text:p>1</text:p>
          </table:table-cell>
          <table:table-cell office:value-type="string" calcext:value-type="string">
            <text:p>Experiencing Nirvana</text:p>
          </table:table-cell>
          <table:table-cell office:value-type="string" calcext:value-type="string">
            <text:p><text:a xlink:href="https://www.doomworld.com/idgames/levels/doom2/Ports/megawads/enirvana" xlink:type="simple">https://www.doomworld.com/idgames/levels/doom2/Ports/megawads/enirvana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3:.AMJ443]); &quot;&quot;; [.J$2:.AMJ$2] &amp; &quot;: &quot; &amp; [.J443:.AMJ443]))" office:value-type="string" office:string-value="akolai: 1" calcext:value-type="string">
            <text:p>akolai: 1</text:p>
          </table:table-cell>
          <table:table-cell table:number-columns-repeated="178"/>
          <table:table-cell office:value-type="float" office:value="1" calcext:value-type="float">
            <text:p>1</text:p>
          </table:table-cell>
          <table:table-cell table:number-columns-repeated="837"/>
        </table:table-row>
        <table:table-row table:style-name="ro3">
          <table:table-cell office:value-type="float" office:value="441" calcext:value-type="float">
            <text:p>441</text:p>
          </table:table-cell>
          <table:table-cell table:formula="of:=IF([.C444]&lt;[.C443]; [.A444]; [.B443])" office:value-type="float" office:value="426" calcext:value-type="float">
            <text:p>426</text:p>
          </table:table-cell>
          <table:table-cell table:formula="of:=SUM([.J444:.AMJ444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44:.AMJ444]); &quot;&quot;; [.J$2:.AMJ$2] &amp; &quot;: &quot; &amp; [.J444:.AMJ444]))" office:value-type="string" office:string-value="Grazza: 1" calcext:value-type="string">
            <text:p>Grazza: 1</text:p>
          </table:table-cell>
          <table:table-cell table:style-name="ce17" table:formula="of:=SUMPRODUCT(NOT(ISBLANK([.J444:.AMJ444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442" calcext:value-type="float">
            <text:p>442</text:p>
          </table:table-cell>
          <table:table-cell table:formula="of:=IF([.C445]&lt;[.C444]; [.A445]; [.B444])" office:value-type="float" office:value="426" calcext:value-type="float">
            <text:p>426</text:p>
          </table:table-cell>
          <table:table-cell table:formula="of:=SUM([.J445:.AMJ445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5:.AMJ445]); &quot;&quot;; [.J$2:.AMJ$2] &amp; &quot;: &quot; &amp; [.J445:.AMJ445]))" office:value-type="string" office:string-value="joepallai: 1" calcext:value-type="string">
            <text:p>joepallai: 1</text:p>
          </table:table-cell>
          <table:table-cell table:style-name="ce17" table:formula="of:=SUMPRODUCT(NOT(ISBLANK([.J445:.AMJ44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443" calcext:value-type="float">
            <text:p>443</text:p>
          </table:table-cell>
          <table:table-cell table:formula="of:=IF([.C446]&lt;[.C445]; [.A446]; [.B445])" office:value-type="float" office:value="426" calcext:value-type="float">
            <text:p>426</text:p>
          </table:table-cell>
          <table:table-cell table:formula="of:=SUM([.J446:.AMJ446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446:.AMJ446]); &quot;&quot;; [.J$2:.AMJ$2] &amp; &quot;: &quot; &amp; [.J446:.AMJ446]))" office:value-type="string" office:string-value="AnonimVio: 1" calcext:value-type="string">
            <text:p>AnonimVio: 1</text:p>
          </table:table-cell>
          <table:table-cell table:style-name="ce17" table:formula="of:=SUMPRODUCT(NOT(ISBLANK([.J446:.AMJ446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444" calcext:value-type="float">
            <text:p>444</text:p>
          </table:table-cell>
          <table:table-cell table:formula="of:=IF([.C447]&lt;[.C446]; [.A447]; [.B446])" office:value-type="float" office:value="426" calcext:value-type="float">
            <text:p>426</text:p>
          </table:table-cell>
          <table:table-cell table:formula="of:=SUM([.J447:.AMJ447])" office:value-type="float" office:value="1" calcext:value-type="float">
            <text:p>1</text:p>
          </table:table-cell>
          <table:table-cell office:value-type="string" calcext:value-type="string">
            <text:p>kusok(Kurashiki's kuso map)</text:p>
          </table:table-cell>
          <table:table-cell office:value-type="string" calcext:value-type="string">
            <text:p><text:a xlink:href="https://www.doomworld.com/idgames/levels/doom2/Ports/j-l/kusok" xlink:type="simple">https://www.doomworld.com/idgames/levels/doom2/Ports/j-l/kusok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7:.AMJ447]); &quot;&quot;; [.J$2:.AMJ$2] &amp; &quot;: &quot; &amp; [.J447:.AMJ447]))" office:value-type="string" office:string-value="Fadri: 1" calcext:value-type="string">
            <text:p>Fadri: 1</text:p>
          </table:table-cell>
          <table:table-cell table:style-name="ce17" table:formula="of:=SUMPRODUCT(NOT(ISBLANK([.J447:.AMJ447])))" office:value-type="float" office:value="1" calcext:value-type="float">
            <text:p>1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6"/>
        </table:table-row>
        <table:table-row table:style-name="ro3">
          <table:table-cell office:value-type="float" office:value="445" calcext:value-type="float">
            <text:p>445</text:p>
          </table:table-cell>
          <table:table-cell table:formula="of:=IF([.C448]&lt;[.C447]; [.A448]; [.B447])" office:value-type="float" office:value="426" calcext:value-type="float">
            <text:p>426</text:p>
          </table:table-cell>
          <table:table-cell table:formula="of:=SUM([.J448:.AMJ448])" office:value-type="float" office:value="1" calcext:value-type="float">
            <text:p>1</text:p>
          </table:table-cell>
          <table:table-cell office:value-type="string" calcext:value-type="string">
            <text:p>Lilium</text:p>
          </table:table-cell>
          <table:table-cell office:value-type="string" calcext:value-type="string">
            <text:p><text:a xlink:href="https://www.doomworld.com/idgames/levels/doom2/Ports/j-l/lilium" xlink:type="simple">https://www.doomworld.com/idgames/levels/doom2/Ports/j-l/lilium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8:.AMJ448]); &quot;&quot;; [.J$2:.AMJ$2] &amp; &quot;: &quot; &amp; [.J448:.AMJ448]))" office:value-type="string" office:string-value="Lewonx: 1" calcext:value-type="string">
            <text:p>Lewonx: 1</text:p>
          </table:table-cell>
          <table:table-cell table:style-name="ce17" table:formula="of:=SUMPRODUCT(NOT(ISBLANK([.J448:.AMJ448])))" office:value-type="float" office:value="1" calcext:value-type="float">
            <text:p>1</text:p>
          </table:table-cell>
          <table:table-cell table:number-columns-repeated="157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446" calcext:value-type="float">
            <text:p>446</text:p>
          </table:table-cell>
          <table:table-cell table:formula="of:=IF([.C449]&lt;[.C448]; [.A449]; [.B448])" office:value-type="float" office:value="426" calcext:value-type="float">
            <text:p>426</text:p>
          </table:table-cell>
          <table:table-cell table:formula="of:=SUM([.J449:.AMJ449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49:.AMJ449]); &quot;&quot;; [.J$2:.AMJ$2] &amp; &quot;: &quot; &amp; [.J449:.AMJ449]))" office:value-type="string" office:string-value="bzzrak: 1" calcext:value-type="string">
            <text:p>bzzrak: 1</text:p>
          </table:table-cell>
          <table:table-cell table:style-name="ce17" table:formula="of:=SUMPRODUCT(NOT(ISBLANK([.J449:.AMJ449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447" calcext:value-type="float">
            <text:p>447</text:p>
          </table:table-cell>
          <table:table-cell table:formula="of:=IF([.C450]&lt;[.C449]; [.A450]; [.B449])" office:value-type="float" office:value="426" calcext:value-type="float">
            <text:p>426</text:p>
          </table:table-cell>
          <table:table-cell table:formula="of:=SUM([.J450:.AMJ450])" office:value-type="float" office:value="1" calcext:value-type="float">
            <text:p>1</text:p>
          </table:table-cell>
          <table:table-cell office:value-type="string" calcext:value-type="string">
            <text:p>Micro Slaughter Community Project</text:p>
          </table:table-cell>
          <table:table-cell office:value-type="string" calcext:value-type="string">
            <text:p><text:a xlink:href="https://www.doomworld.com/forum/topic/119448-final-release-micro-slaughter-community-project-17-maps/" xlink:type="simple">https://www.doomworld.com/forum/topic/119448-final-release-micro-slaughter-community-project-17-map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0:.AMJ450]); &quot;&quot;; [.J$2:.AMJ$2] &amp; &quot;: &quot; &amp; [.J450:.AMJ450]))" office:value-type="string" office:string-value="SCF: 1" calcext:value-type="string">
            <text:p>SCF: 1</text:p>
          </table:table-cell>
          <table:table-cell table:style-name="ce17" table:formula="of:=SUMPRODUCT(NOT(ISBLANK([.J450:.AMJ450])))" office:value-type="float" office:value="1" calcext:value-type="float">
            <text:p>1</text:p>
          </table:table-cell>
          <table:table-cell table:number-columns-repeated="158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448" calcext:value-type="float">
            <text:p>448</text:p>
          </table:table-cell>
          <table:table-cell table:formula="of:=IF([.C451]&lt;[.C450]; [.A451]; [.B450])" office:value-type="float" office:value="426" calcext:value-type="float">
            <text:p>426</text:p>
          </table:table-cell>
          <table:table-cell table:formula="of:=SUM([.J451:.AMJ451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1:.AMJ451]); &quot;&quot;; [.J$2:.AMJ$2] &amp; &quot;: &quot; &amp; [.J451:.AMJ451]))" office:value-type="string" office:string-value="Phobus: 1" calcext:value-type="string">
            <text:p>Phobus: 1</text:p>
          </table:table-cell>
          <table:table-cell table:style-name="ce17" table:formula="of:=SUMPRODUCT(NOT(ISBLANK([.J451:.AMJ451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49" calcext:value-type="float">
            <text:p>449</text:p>
          </table:table-cell>
          <table:table-cell table:formula="of:=IF([.C452]&lt;[.C451]; [.A452]; [.B451])" office:value-type="float" office:value="426" calcext:value-type="float">
            <text:p>426</text:p>
          </table:table-cell>
          <table:table-cell table:formula="of:=SUM([.J452:.AMJ452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2:.AMJ452]); &quot;&quot;; [.J$2:.AMJ$2] &amp; &quot;: &quot; &amp; [.J452:.AMJ452]))" office:value-type="string" office:string-value="NoisyVelvet: 1" calcext:value-type="string">
            <text:p>NoisyVelvet: 1</text:p>
          </table:table-cell>
          <table:table-cell table:style-name="ce17" table:formula="of:=SUMPRODUCT(NOT(ISBLANK([.J452:.AMJ452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50" calcext:value-type="float">
            <text:p>450</text:p>
          </table:table-cell>
          <table:table-cell table:formula="of:=IF([.C453]&lt;[.C452]; [.A453]; [.B452])" office:value-type="float" office:value="426" calcext:value-type="float">
            <text:p>426</text:p>
          </table:table-cell>
          <table:table-cell table:formula="of:=SUM([.J453:.AMJ453])" office:value-type="float" office:value="1" calcext:value-type="float">
            <text:p>1</text:p>
          </table:table-cell>
          <table:table-cell office:value-type="string" calcext:value-type="string">
            <text:p>Newdoom Community Project</text:p>
          </table:table-cell>
          <table:table-cell office:value-type="string" calcext:value-type="string">
            <text:p><text:a xlink:href="https://doomwiki.org/wiki/Newdoom_Community_Project" xlink:type="simple">https://doomwiki.org/wiki/Newdoom_Community_Project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3:.AMJ453]); &quot;&quot;; [.J$2:.AMJ$2] &amp; &quot;: &quot; &amp; [.J453:.AMJ453]))" office:value-type="string" office:string-value="LadyMistDragon: 1" calcext:value-type="string">
            <text:p>LadyMistDragon: 1</text:p>
          </table:table-cell>
          <table:table-cell table:number-columns-repeated="180"/>
          <table:table-cell office:value-type="float" office:value="1" calcext:value-type="float">
            <text:p>1</text:p>
          </table:table-cell>
          <table:table-cell table:number-columns-repeated="835"/>
        </table:table-row>
        <table:table-row table:style-name="ro3">
          <table:table-cell office:value-type="float" office:value="451" calcext:value-type="float">
            <text:p>451</text:p>
          </table:table-cell>
          <table:table-cell table:formula="of:=IF([.C454]&lt;[.C453]; [.A454]; [.B453])" office:value-type="float" office:value="426" calcext:value-type="float">
            <text:p>426</text:p>
          </table:table-cell>
          <table:table-cell table:formula="of:=SUM([.J454:.AMJ454])" office:value-type="float" office:value="1" calcext:value-type="float">
            <text:p>1</text:p>
          </table:table-cell>
          <table:table-cell office:value-type="string" calcext:value-type="string">
            <text:p>Order of the Odonata</text:p>
          </table:table-cell>
          <table:table-cell office:value-type="string" calcext:value-type="string">
            <text:p><text:a xlink:href="https://www.dfdoom.com/project/order-of-the-odonata/" xlink:type="simple">https://www.dfdoom.com/project/order-of-the-odonata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4:.AMJ454]); &quot;&quot;; [.J$2:.AMJ$2] &amp; &quot;: &quot; &amp; [.J454:.AMJ454]))" office:value-type="string" office:string-value="TJG1289: 1" calcext:value-type="string">
            <text:p>TJG1289: 1</text:p>
          </table:table-cell>
          <table:table-cell table:style-name="ce17" table:formula="of:=SUMPRODUCT(NOT(ISBLANK([.J454:.AMJ454])))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60"/>
        </table:table-row>
        <table:table-row table:style-name="ro3">
          <table:table-cell office:value-type="float" office:value="452" calcext:value-type="float">
            <text:p>452</text:p>
          </table:table-cell>
          <table:table-cell table:formula="of:=IF([.C455]&lt;[.C454]; [.A455]; [.B454])" office:value-type="float" office:value="426" calcext:value-type="float">
            <text:p>426</text:p>
          </table:table-cell>
          <table:table-cell table:formula="of:=SUM([.J455:.AMJ455])" office:value-type="float" office:value="1" calcext:value-type="float">
            <text:p>1</text:p>
          </table:table-cell>
          <table:table-cell table:style-name="ce83" office:value-type="string" calcext:value-type="string">
            <text:p>Pinochestein 3D</text:p>
          </table:table-cell>
          <table:table-cell office:value-type="string" calcext:value-type="string">
            <text:p><text:a xlink:href="https://forum.zdoom.org/viewtopic.php?f=19&amp;t=47816" xlink:type="simple">https://forum.zdoom.org/viewtopic.php?f=19&amp;t=47816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5:.AMJ455]); &quot;&quot;; [.J$2:.AMJ$2] &amp; &quot;: &quot; &amp; [.J455:.AMJ455]))" office:value-type="string" office:string-value="Ezepov: 1" calcext:value-type="string">
            <text:p>Ezepov: 1</text:p>
          </table:table-cell>
          <table:table-cell table:style-name="ce17" table:formula="of:=SUMPRODUCT(NOT(ISBLANK([.J455:.AMJ455])))" office:value-type="float" office:value="1" calcext:value-type="float">
            <text:p>1</text:p>
          </table:table-cell>
          <table:table-cell table:number-columns-repeated="176"/>
          <table:table-cell office:value-type="float" office:value="1" calcext:value-type="float">
            <text:p>1</text:p>
          </table:table-cell>
          <table:table-cell table:number-columns-repeated="838"/>
        </table:table-row>
        <table:table-row table:style-name="ro3">
          <table:table-cell office:value-type="float" office:value="453" calcext:value-type="float">
            <text:p>453</text:p>
          </table:table-cell>
          <table:table-cell table:formula="of:=IF([.C456]&lt;[.C455]; [.A456]; [.B455])" office:value-type="float" office:value="426" calcext:value-type="float">
            <text:p>426</text:p>
          </table:table-cell>
          <table:table-cell table:formula="of:=SUM([.J456:.AMJ456])" office:value-type="float" office:value="1" calcext:value-type="float">
            <text:p>1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6:.AMJ456]); &quot;&quot;; [.J$2:.AMJ$2] &amp; &quot;: &quot; &amp; [.J456:.AMJ456]))" office:value-type="string" office:string-value="roadworx: 1" calcext:value-type="string">
            <text:p>roadworx: 1</text:p>
          </table:table-cell>
          <table:table-cell table:style-name="ce17" table:formula="of:=SUMPRODUCT(NOT(ISBLANK([.J456:.AMJ456])))"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454" calcext:value-type="float">
            <text:p>454</text:p>
          </table:table-cell>
          <table:table-cell table:formula="of:=IF([.C457]&lt;[.C456]; [.A457]; [.B456])" office:value-type="float" office:value="426" calcext:value-type="float">
            <text:p>426</text:p>
          </table:table-cell>
          <table:table-cell table:formula="of:=SUM([.J457:.AMJ457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7:.AMJ457]); &quot;&quot;; [.J$2:.AMJ$2] &amp; &quot;: &quot; &amp; [.J457:.AMJ457]))" office:value-type="string" office:string-value="HUNdebLeonidasX: 1" calcext:value-type="string">
            <text:p>HUNdebLeonidasX: 1</text:p>
          </table:table-cell>
          <table:table-cell table:style-name="ce17" table:formula="of:=SUMPRODUCT(NOT(ISBLANK([.J457:.AMJ457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455" calcext:value-type="float">
            <text:p>455</text:p>
          </table:table-cell>
          <table:table-cell table:formula="of:=IF([.C458]&lt;[.C457]; [.A458]; [.B457])" office:value-type="float" office:value="426" calcext:value-type="float">
            <text:p>426</text:p>
          </table:table-cell>
          <table:table-cell table:formula="of:=SUM([.J458:.AMJ458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8:.AMJ458]); &quot;&quot;; [.J$2:.AMJ$2] &amp; &quot;: &quot; &amp; [.J458:.AMJ458]))" office:value-type="string" office:string-value="everennui: 1" calcext:value-type="string">
            <text:p>everennui: 1</text:p>
          </table:table-cell>
          <table:table-cell table:style-name="ce17" table:formula="of:=SUMPRODUCT(NOT(ISBLANK([.J458:.AMJ458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456" calcext:value-type="float">
            <text:p>456</text:p>
          </table:table-cell>
          <table:table-cell table:formula="of:=IF([.C459]&lt;[.C458]; [.A459]; [.B458])" office:value-type="float" office:value="426" calcext:value-type="float">
            <text:p>426</text:p>
          </table:table-cell>
          <table:table-cell table:formula="of:=SUM([.J459:.AMJ459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59:.AMJ459]); &quot;&quot;; [.J$2:.AMJ$2] &amp; &quot;: &quot; &amp; [.J459:.AMJ459]))" office:value-type="string" office:string-value="STILES: 1" calcext:value-type="string">
            <text:p>STILES: 1</text:p>
          </table:table-cell>
          <table:table-cell table:style-name="ce17" table:formula="of:=SUMPRODUCT(NOT(ISBLANK([.J459:.AMJ459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0"/>
        </table:table-row>
        <table:table-row table:style-name="ro3">
          <table:table-cell office:value-type="float" office:value="457" calcext:value-type="float">
            <text:p>457</text:p>
          </table:table-cell>
          <table:table-cell table:formula="of:=IF([.C460]&lt;[.C459]; [.A460]; [.B459])" office:value-type="float" office:value="426" calcext:value-type="float">
            <text:p>426</text:p>
          </table:table-cell>
          <table:table-cell table:formula="of:=SUM([.J460:.AMJ460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0:.AMJ460]); &quot;&quot;; [.J$2:.AMJ$2] &amp; &quot;: &quot; &amp; [.J460:.AMJ460]))" office:value-type="string" office:string-value="ASaltShaker: 1" calcext:value-type="string">
            <text:p>ASaltShaker: 1</text:p>
          </table:table-cell>
          <table:table-cell table:style-name="ce17" table:formula="of:=SUMPRODUCT(NOT(ISBLANK([.J460:.AMJ460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458" calcext:value-type="float">
            <text:p>458</text:p>
          </table:table-cell>
          <table:table-cell table:formula="of:=IF([.C461]&lt;[.C460]; [.A461]; [.B460])" office:value-type="float" office:value="426" calcext:value-type="float">
            <text:p>426</text:p>
          </table:table-cell>
          <table:table-cell table:formula="of:=SUM([.J461:.AMJ461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1:.AMJ461]); &quot;&quot;; [.J$2:.AMJ$2] &amp; &quot;: &quot; &amp; [.J461:.AMJ461]))" office:value-type="string" office:string-value="everennui: 1" calcext:value-type="string">
            <text:p>everennui: 1</text:p>
          </table:table-cell>
          <table:table-cell table:style-name="ce17" table:formula="of:=SUMPRODUCT(NOT(ISBLANK([.J461:.AMJ461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4">
          <table:table-cell office:value-type="float" office:value="459" calcext:value-type="float">
            <text:p>459</text:p>
          </table:table-cell>
          <table:table-cell table:formula="of:=IF([.C462]&lt;[.C461]; [.A462]; [.B461])" office:value-type="float" office:value="426" calcext:value-type="float">
            <text:p>426</text:p>
          </table:table-cell>
          <table:table-cell table:formula="of:=SUM([.J462:.AMJ462])" office:value-type="float" office:value="1" calcext:value-type="float">
            <text:p>1</text:p>
          </table:table-cell>
          <table:table-cell office:value-type="string" calcext:value-type="string">
            <text:p>The Evil Unleashed﻿</text:p>
          </table:table-cell>
          <table:table-cell office:value-type="string" calcext:value-type="string">
            <text:p><text:a xlink:href="https://doomwiki.org/wiki/The_Evil_Unleashed" xlink:type="simple">https://doomwiki.org/wiki/The_Evil_Unleashed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62:.AMJ462]); &quot;&quot;; [.J$2:.AMJ$2] &amp; &quot;: &quot; &amp; [.J462:.AMJ462]))" office:value-type="string" office:string-value="Ragu: 1" calcext:value-type="string">
            <text:p>Ragu: 1</text:p>
          </table:table-cell>
          <table:table-cell table:style-name="ce17" table:formula="of:=SUMPRODUCT(NOT(ISBLANK([.J462:.AMJ462])))" office:value-type="float" office:value="1" calcext:value-type="float">
            <text:p>1</text:p>
          </table:table-cell>
          <table:table-cell table:number-columns-repeated="163"/>
          <table:table-cell office:value-type="float" office:value="1" calcext:value-type="float">
            <text:p>1</text:p>
          </table:table-cell>
          <table:table-cell table:number-columns-repeated="851"/>
        </table:table-row>
        <table:table-row table:style-name="ro3">
          <table:table-cell office:value-type="float" office:value="460" calcext:value-type="float">
            <text:p>460</text:p>
          </table:table-cell>
          <table:table-cell table:formula="of:=IF([.C463]&lt;[.C462]; [.A463]; [.B462])" office:value-type="float" office:value="426" calcext:value-type="float">
            <text:p>426</text:p>
          </table:table-cell>
          <table:table-cell table:formula="of:=SUM([.J463:.AMJ463])" office:value-type="float" office:value="1" calcext:value-type="float">
            <text:p>1</text:p>
          </table:table-cell>
          <table:table-cell office:value-type="string" calcext:value-type="string">
            <text:p>The Mucus Empire</text:p>
          </table:table-cell>
          <table:table-cell office:value-type="string" calcext:value-type="string">
            <text:p><text:a xlink:href="https://www.doomworld.com/forum/topic/119490-a-boom-compatible-slaughter-mapthe-mucus-empire-final-version/" xlink:type="simple">https://www.doomworld.com/forum/topic/119490-a-boom-compatible-slaughter-mapthe-mucus-empire-final-version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3:.AMJ463]); &quot;&quot;; [.J$2:.AMJ$2] &amp; &quot;: &quot; &amp; [.J463:.AMJ463]))" office:value-type="string" office:string-value="Maribo: 1" calcext:value-type="string">
            <text:p>Maribo: 1</text:p>
          </table:table-cell>
          <table:table-cell table:number-columns-repeated="181"/>
          <table:table-cell office:value-type="float" office:value="1" calcext:value-type="float">
            <text:p>1</text:p>
          </table:table-cell>
          <table:table-cell table:number-columns-repeated="834"/>
        </table:table-row>
        <table:table-row table:style-name="ro3">
          <table:table-cell office:value-type="float" office:value="461" calcext:value-type="float">
            <text:p>461</text:p>
          </table:table-cell>
          <table:table-cell table:formula="of:=IF([.C464]&lt;[.C463]; [.A464]; [.B463])" office:value-type="float" office:value="426" calcext:value-type="float">
            <text:p>426</text:p>
          </table:table-cell>
          <table:table-cell table:formula="of:=SUM([.J464:.AMJ464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4:.AMJ464]); &quot;&quot;; [.J$2:.AMJ$2] &amp; &quot;: &quot; &amp; [.J464:.AMJ464]))" office:value-type="string" office:string-value="Malrionn: 1" calcext:value-type="string">
            <text:p>Malrionn: 1</text:p>
          </table:table-cell>
          <table:table-cell table:style-name="ce17" table:formula="of:=SUMPRODUCT(NOT(ISBLANK([.J464:.AMJ464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462" calcext:value-type="float">
            <text:p>462</text:p>
          </table:table-cell>
          <table:table-cell table:formula="of:=IF([.C465]&lt;[.C464]; [.A465]; [.B464])" office:value-type="float" office:value="426" calcext:value-type="float">
            <text:p>426</text:p>
          </table:table-cell>
          <table:table-cell table:formula="of:=SUM([.J465:.AMJ465])" office:value-type="float" office:value="1" calcext:value-type="float">
            <text:p>1</text:p>
          </table:table-cell>
          <table:table-cell office:value-type="string" calcext:value-type="string">
            <text:p>The Slaughter Spectrum</text:p>
          </table:table-cell>
          <table:table-cell office:value-type="string" calcext:value-type="string">
            <text:p><text:a xlink:href="https://www.doomworld.com/forum/topic/106310-the-slaughter-spectrum-rc1-release/" xlink:type="simple">https://www.doomworld.com/forum/topic/106310-the-slaughter-spectrum-rc1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5:.AMJ465]); &quot;&quot;; [.J$2:.AMJ$2] &amp; &quot;: &quot; &amp; [.J465:.AMJ465]))" office:value-type="string" office:string-value="nikitsune: 1" calcext:value-type="string">
            <text:p>nikitsune: 1</text:p>
          </table:table-cell>
          <table:table-cell table:style-name="ce17" table:formula="of:=SUMPRODUCT(NOT(ISBLANK([.J465:.AMJ465])))" office:value-type="float" office:value="1" calcext:value-type="float">
            <text:p>1</text:p>
          </table:table-cell>
          <table:table-cell table:number-columns-repeated="173"/>
          <table:table-cell office:value-type="float" office:value="1" calcext:value-type="float">
            <text:p>1</text:p>
          </table:table-cell>
          <table:table-cell table:number-columns-repeated="841"/>
        </table:table-row>
        <table:table-row table:style-name="ro3">
          <table:table-cell office:value-type="float" office:value="463" calcext:value-type="float">
            <text:p>463</text:p>
          </table:table-cell>
          <table:table-cell table:formula="of:=IF([.C466]&lt;[.C465]; [.A466]; [.B465])" office:value-type="float" office:value="426" calcext:value-type="float">
            <text:p>426</text:p>
          </table:table-cell>
          <table:table-cell table:formula="of:=SUM([.J466:.AMJ466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6:.AMJ466]); &quot;&quot;; [.J$2:.AMJ$2] &amp; &quot;: &quot; &amp; [.J466:.AMJ466]))" office:value-type="string" office:string-value="T-Rex: 1" calcext:value-type="string">
            <text:p>T-Rex: 1</text:p>
          </table:table-cell>
          <table:table-cell table:style-name="ce17" table:formula="of:=SUMPRODUCT(NOT(ISBLANK([.J466:.AMJ466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464" calcext:value-type="float">
            <text:p>464</text:p>
          </table:table-cell>
          <table:table-cell table:formula="of:=IF([.C467]&lt;[.C466]; [.A467]; [.B466])" office:value-type="float" office:value="426" calcext:value-type="float">
            <text:p>426</text:p>
          </table:table-cell>
          <table:table-cell table:formula="of:=SUM([.J467:.AMJ467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7:.AMJ467]); &quot;&quot;; [.J$2:.AMJ$2] &amp; &quot;: &quot; &amp; [.J467:.AMJ467]))" office:value-type="string" office:string-value="T-Rex: 1" calcext:value-type="string">
            <text:p>T-Rex: 1</text:p>
          </table:table-cell>
          <table:table-cell table:style-name="ce17" table:formula="of:=SUMPRODUCT(NOT(ISBLANK([.J467:.AMJ467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465" calcext:value-type="float">
            <text:p>465</text:p>
          </table:table-cell>
          <table:table-cell table:formula="of:=IF([.C468]&lt;[.C467]; [.A468]; [.B467])" office:value-type="float" office:value="426" calcext:value-type="float">
            <text:p>426</text:p>
          </table:table-cell>
          <table:table-cell table:formula="of:=SUM([.J468:.AMJ468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8:.AMJ468]); &quot;&quot;; [.J$2:.AMJ$2] &amp; &quot;: &quot; &amp; [.J468:.AMJ468]))" office:value-type="string" office:string-value="Soundblock: 1" calcext:value-type="string">
            <text:p>Soundblock: 1</text:p>
          </table:table-cell>
          <table:table-cell table:style-name="ce17" table:formula="of:=SUMPRODUCT(NOT(ISBLANK([.J468:.AMJ468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466" calcext:value-type="float">
            <text:p>466</text:p>
          </table:table-cell>
          <table:table-cell table:formula="of:=IF([.C469]&lt;[.C468]; [.A469]; [.B468])" office:value-type="float" office:value="426" calcext:value-type="float">
            <text:p>426</text:p>
          </table:table-cell>
          <table:table-cell table:formula="of:=SUM([.J469:.AMJ469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69:.AMJ469]); &quot;&quot;; [.J$2:.AMJ$2] &amp; &quot;: &quot; &amp; [.J469:.AMJ469]))" office:value-type="string" office:string-value="yakfak: 1" calcext:value-type="string">
            <text:p>yakfak: 1</text:p>
          </table:table-cell>
          <table:table-cell table:style-name="ce17" table:formula="of:=SUMPRODUCT(NOT(ISBLANK([.J469:.AMJ469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3">
          <table:table-cell office:value-type="float" office:value="467" calcext:value-type="float">
            <text:p>467</text:p>
          </table:table-cell>
          <table:table-cell table:formula="of:=IF([.C470]&lt;[.C469]; [.A470]; [.B469])" office:value-type="float" office:value="426" calcext:value-type="float">
            <text:p>426</text:p>
          </table:table-cell>
          <table:table-cell table:formula="of:=SUM([.J470:.AMJ470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70:.AMJ470]); &quot;&quot;; [.J$2:.AMJ$2] &amp; &quot;: &quot; &amp; [.J470:.AMJ470]))" office:value-type="string" office:string-value="NoisyVelvet: 1" calcext:value-type="string">
            <text:p>NoisyVelvet: 1</text:p>
          </table:table-cell>
          <table:table-cell table:style-name="ce17" table:formula="of:=SUMPRODUCT(NOT(ISBLANK([.J470:.AMJ470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68" calcext:value-type="float">
            <text:p>468</text:p>
          </table:table-cell>
          <table:table-cell table:formula="of:=IF([.C471]&lt;[.C470]; [.A471]; [.B470])" office:value-type="float" office:value="426" calcext:value-type="float">
            <text:p>426</text:p>
          </table:table-cell>
          <table:table-cell table:formula="of:=SUM([.J471:.AMJ471])" office:value-type="float" office:value="1" calcext:value-type="float">
            <text:p>1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<text:a xlink:href="https://doomwiki.org/wiki/Void" xlink:type="simple">https://doomwiki.org/wiki/Vo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71:.AMJ471]); &quot;&quot;; [.J$2:.AMJ$2] &amp; &quot;: &quot; &amp; [.J471:.AMJ471]))" office:value-type="string" office:string-value="TJG1289: 1" calcext:value-type="string">
            <text:p>TJG1289: 1</text:p>
          </table:table-cell>
          <table:table-cell table:style-name="ce17" table:formula="of:=SUMPRODUCT(NOT(ISBLANK([.J471:.AMJ471])))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60"/>
        </table:table-row>
        <table:table-row table:style-name="ro3">
          <table:table-cell office:value-type="float" office:value="469" calcext:value-type="float">
            <text:p>469</text:p>
          </table:table-cell>
          <table:table-cell table:formula="of:=IF([.C472]&lt;[.C471]; [.A472]; [.B471])" office:value-type="float" office:value="426" calcext:value-type="float">
            <text:p>426</text:p>
          </table:table-cell>
          <table:table-cell table:formula="of:=SUM([.J472:.AMJ472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72:.AMJ472]); &quot;&quot;; [.J$2:.AMJ$2] &amp; &quot;: &quot; &amp; [.J472:.AMJ472]))" office:value-type="string" office:string-value="Pierrot: 1" calcext:value-type="string">
            <text:p>Pierrot: 1</text:p>
          </table:table-cell>
          <table:table-cell table:style-name="ce17" table:formula="of:=SUMPRODUCT(NOT(ISBLANK([.J472:.AMJ472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470" calcext:value-type="float">
            <text:p>470</text:p>
          </table:table-cell>
          <table:table-cell table:formula="of:=IF([.C473]&lt;[.C472]; [.A473]; [.B472])" office:value-type="float" office:value="470" calcext:value-type="float">
            <text:p>470</text:p>
          </table:table-cell>
          <table:table-cell table:formula="of:=SUM([.J473:.AMJ473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73:.AMJ473]); &quot;&quot;; [.J$2:.AMJ$2] &amp; &quot;: &quot; &amp; [.J473:.AMJ473]))">
            <text:p/>
          </table:table-cell>
          <table:table-cell table:number-columns-repeated="1016"/>
        </table:table-row>
        <table:table-row table:style-name="ro3">
          <table:table-cell office:value-type="float" office:value="471" calcext:value-type="float">
            <text:p>471</text:p>
          </table:table-cell>
          <table:table-cell table:formula="of:=IF([.C474]&lt;[.C473]; [.A474]; [.B473])" office:value-type="float" office:value="470" calcext:value-type="float">
            <text:p>470</text:p>
          </table:table-cell>
          <table:table-cell table:formula="of:=SUM([.J474:.AMJ474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74:.AMJ474]); &quot;&quot;; [.J$2:.AMJ$2] &amp; &quot;: &quot; &amp; [.J474:.AMJ474]))">
            <text:p/>
          </table:table-cell>
          <table:table-cell table:number-columns-repeated="1016"/>
        </table:table-row>
        <table:table-row table:style-name="ro3">
          <table:table-cell office:value-type="float" office:value="472" calcext:value-type="float">
            <text:p>472</text:p>
          </table:table-cell>
          <table:table-cell table:formula="of:=IF([.C475]&lt;[.C474]; [.A475]; [.B474])" office:value-type="float" office:value="470" calcext:value-type="float">
            <text:p>470</text:p>
          </table:table-cell>
          <table:table-cell table:formula="of:=SUM([.J475:.AMJ475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75:.AMJ475]); &quot;&quot;; [.J$2:.AMJ$2] &amp; &quot;: &quot; &amp; [.J475:.AMJ475]))">
            <text:p/>
          </table:table-cell>
          <table:table-cell table:number-columns-repeated="1016"/>
        </table:table-row>
        <table:table-row table:style-name="ro3">
          <table:table-cell office:value-type="float" office:value="473" calcext:value-type="float">
            <text:p>473</text:p>
          </table:table-cell>
          <table:table-cell table:formula="of:=IF([.C476]&lt;[.C475]; [.A476]; [.B475])" office:value-type="float" office:value="470" calcext:value-type="float">
            <text:p>470</text:p>
          </table:table-cell>
          <table:table-cell table:formula="of:=SUM([.J476:.AMJ476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76:.AMJ476]); &quot;&quot;; [.J$2:.AMJ$2] &amp; &quot;: &quot; &amp; [.J476:.AMJ476]))">
            <text:p/>
          </table:table-cell>
          <table:table-cell table:number-columns-repeated="1016"/>
        </table:table-row>
        <table:table-row table:style-name="ro3">
          <table:table-cell office:value-type="float" office:value="474" calcext:value-type="float">
            <text:p>474</text:p>
          </table:table-cell>
          <table:table-cell table:formula="of:=IF([.C477]&lt;[.C476]; [.A477]; [.B476])" office:value-type="float" office:value="470" calcext:value-type="float">
            <text:p>470</text:p>
          </table:table-cell>
          <table:table-cell table:formula="of:=SUM([.J477:.AMJ477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77:.AMJ477]); &quot;&quot;; [.J$2:.AMJ$2] &amp; &quot;: &quot; &amp; [.J477:.AMJ477]))">
            <text:p/>
          </table:table-cell>
          <table:table-cell table:number-columns-repeated="1016"/>
        </table:table-row>
        <table:table-row table:style-name="ro3">
          <table:table-cell office:value-type="float" office:value="475" calcext:value-type="float">
            <text:p>475</text:p>
          </table:table-cell>
          <table:table-cell table:formula="of:=IF([.C478]&lt;[.C477]; [.A478]; [.B477])" office:value-type="float" office:value="470" calcext:value-type="float">
            <text:p>470</text:p>
          </table:table-cell>
          <table:table-cell table:formula="of:=SUM([.J478:.AMJ478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78:.AMJ478]); &quot;&quot;; [.J$2:.AMJ$2] &amp; &quot;: &quot; &amp; [.J478:.AMJ478]))">
            <text:p/>
          </table:table-cell>
          <table:table-cell table:number-columns-repeated="1016"/>
        </table:table-row>
        <table:table-row table:style-name="ro3">
          <table:table-cell office:value-type="float" office:value="476" calcext:value-type="float">
            <text:p>476</text:p>
          </table:table-cell>
          <table:table-cell table:formula="of:=IF([.C479]&lt;[.C478]; [.A479]; [.B478])" office:value-type="float" office:value="470" calcext:value-type="float">
            <text:p>470</text:p>
          </table:table-cell>
          <table:table-cell table:formula="of:=SUM([.J479:.AMJ479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79:.AMJ479]); &quot;&quot;; [.J$2:.AMJ$2] &amp; &quot;: &quot; &amp; [.J479:.AMJ479]))">
            <text:p/>
          </table:table-cell>
          <table:table-cell table:number-columns-repeated="1016"/>
        </table:table-row>
        <table:table-row table:style-name="ro3">
          <table:table-cell office:value-type="float" office:value="477" calcext:value-type="float">
            <text:p>477</text:p>
          </table:table-cell>
          <table:table-cell table:formula="of:=IF([.C480]&lt;[.C479]; [.A480]; [.B479])" office:value-type="float" office:value="470" calcext:value-type="float">
            <text:p>470</text:p>
          </table:table-cell>
          <table:table-cell table:formula="of:=SUM([.J480:.AMJ480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80:.AMJ480]); &quot;&quot;; [.J$2:.AMJ$2] &amp; &quot;: &quot; &amp; [.J480:.AMJ480]))">
            <text:p/>
          </table:table-cell>
          <table:table-cell table:number-columns-repeated="1016"/>
        </table:table-row>
        <table:table-row table:style-name="ro3" table:number-rows-repeated="104809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I2 Numbers.DB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P2:Numbers.P2">
            <calcext:condition calcext:apply-style-name="Result" calcext:value="duplicate" calcext:base-cell-address="Numbers.P2"/>
            <calcext:condition calcext:apply-style-name="Default" calcext:value="unique" calcext:base-cell-address="Numbers.P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C2:Numbers.AC2">
            <calcext:condition calcext:apply-style-name="Result" calcext:value="duplicate" calcext:base-cell-address="Numbers.AC2"/>
            <calcext:condition calcext:apply-style-name="Default" calcext:value="unique" calcext:base-cell-address="Numbers.AC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I2:Numbers.CJ2 Numbers.CB2:Numbers.CC2 Numbers.CF2:Numbers.CG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I2:Numbers.CJ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H2:Numbers.CH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O2:Numbers.AO2">
            <calcext:condition calcext:apply-style-name="Result" calcext:value="duplicate" calcext:base-cell-address="Numbers.AO2"/>
            <calcext:condition calcext:apply-style-name="Default" calcext:value="unique" calcext:base-cell-address="Numbers.AO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BA2:Numbers.BA2">
            <calcext:condition calcext:apply-style-name="Result" calcext:value="duplicate" calcext:base-cell-address="Numbers.BA2"/>
            <calcext:condition calcext:apply-style-name="Default" calcext:value="unique" calcext:base-cell-address="Numbers.BA2"/>
          </calcext:conditional-format>
          <calcext:conditional-format calcext:target-range-address="Numbers.D454:Numbers.D1048576 Numbers.D1:Numbers.D379 Numbers.D382:Numbers.D404 Numbers.D406:Numbers.D407 Numbers.D409:Numbers.D419 Numbers.D423:Numbers.D426 Numbers.D428:Numbers.D432 Numbers.D434:Numbers.D436 Numbers.D438:Numbers.D452">
            <calcext:condition calcext:apply-style-name="Result2" calcext:value="duplicate" calcext:base-cell-address="Numbers.D1"/>
          </calcext:conditional-format>
          <calcext:conditional-format calcext:target-range-address="Numbers.B1:Numbers.C1 Numbers.I1:Numbers.AMJ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 (&quot; &amp; [Numbers.G4] &amp; &quot;, &quot;  &amp; [Numbers.F4] &amp; &quot;) [sup][[b]&quot; &amp; [Numbers.C4] &amp; &quot;[/b]: &quot; &amp; [Numbers.H4] &amp; &quot;][/sup]&quot;; &quot;&quot;)" office:value-type="string" office:string-value="[b]1. [url=https://www.doomworld.com/idgames/levels/doom2/Ports/megawads/aaliens]Ancient Aliens[/url][/b] (Doom II, 2016) [sup][[b]450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2, Simomarchi: 4, Gaia74: 8, Polri: 4, Payload4367: 10, Tartlman: 10, Worm318: 9, OniriA: 5, Makedounia: 7, Ivory Duke: 9, rd: 4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][/sup]" calcext:value-type="string">
            <text:p>[b]1. [url=https://www.doomworld.com/idgames/levels/doom2/Ports/megawads/aaliens]Ancient Aliens[/url][/b] (Doom II, 2016) [sup][[b]450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2, Simomarchi: 4, Gaia74: 8, Polri: 4, Payload4367: 10, Tartlman: 10, Worm318: 9, OniriA: 5, Makedounia: 7, Ivory Duke: 9, rd: 4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5">
          <table:table-cell table:formula="of:=IF([Numbers.C5] &gt; 0; &quot;[b]&quot; &amp; [Numbers.B5] &amp; &quot;. &quot; &amp; &quot;[url=&quot; &amp; [Numbers.E5] &amp; &quot;]&quot; &amp; [Numbers.D5] &amp; &quot;[/url][/b] (&quot; &amp; [Numbers.G5] &amp; &quot;, &quot;  &amp; [Numbers.F5] &amp; &quot;) [sup][[b]&quot; &amp; [Numbers.C5] &amp; &quot;[/b]: &quot; &amp; [Numbers.H5] &amp; &quot;][/sup]&quot;; &quot;&quot;)" office:value-type="string" office:string-value="[b]2. [url=https://www.doomworld.com/idgames/levels/doom2/megawads/av]Alien Vendetta[/url][/b] (Doom II, 2001) [sup][[b]437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4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][/sup]" calcext:value-type="string">
            <text:p>[b]2. [url=https://www.doomworld.com/idgames/levels/doom2/megawads/av]Alien Vendetta[/url][/b] (Doom II, 2001) [sup][[b]437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4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][/sup]</text:p>
          </table:table-cell>
          <table:table-cell table:style-name="ce136" table:formula="of:=COM.MICROSOFT.TEXTJOIN(CHAR(10); 1;[.$A1:.$A250])" office:value-type="string" office:string-value="[b]1. [url=https://www.doomworld.com/idgames/levels/doom2/Ports/megawads/aaliens]Ancient Aliens[/url][/b] (Doom II, 2016) [sup][[b]450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2, Simomarchi: 4, Gaia74: 8, Polri: 4, Payload4367: 10, Tartlman: 10, Worm318: 9, OniriA: 5, Makedounia: 7, Ivory Duke: 9, rd: 4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][/sup]&#10;[b]2. [url=https://www.doomworld.com/idgames/levels/doom2/megawads/av]Alien Vendetta[/url][/b] (Doom II, 2001) [sup][[b]437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4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][/sup]&#10;[b]3. [url=https://www.doomworld.com/idgames/levels/doom2/Ports/megawads/valiant]Valiant[/url][/b] (Doom II, 2015) [sup][[b]401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3, pcorf: 6, Octillion: 4, Simomarchi: 3, 4everDoomed: 5, Gaia74: 9, Payload4367: 7, Tartlman: 8, Makedounia: 6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, xdude_gamer: 7][/sup]&#10;[b]4. [url=https://www.doomworld.com/idgames/levels/doom2/Ports/megawads/scythe2]Scythe 2[/url][/b] (Doom II, 2005) [sup][[b]388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][/sup]&#10;[b]5. [url=https://www.doomworld.com/forum/topic/103425-final-release-eviternity/]Eviternity[/url][/b] (Doom II, 2018) [sup][[b]320[/b]: 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][/sup]&#10;[b]6. [url=https://www.doomworld.com/idgames/levels/doom2/Ports/megawads/sunlust]Sunlust[/url][/b] (Doom II, 2015) [sup][[b]312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][/sup]&#10;[b]7. [url=https://www.doomworld.com/idgames/levels/doom2/megawads/scythe]Scythe[/url][/b] (Doom II, 2003) [sup][[b]310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][/sup]&#10;[b]8. [url=https://www.doomworld.com/idgames/levels/doom2/megawads/btsx_e1]Back to Saturn X E1: Get Out of My Stations[/url][/b] (Doom II, 2012) [sup][[b]292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][/sup]&#10;[b]9. [url=https://www.doomworld.com/idgames/levels/doom2/Ports/megawads/gd]Going Down[/url][/b] (Doom II, 2014) [sup][[b]250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][/sup]&#10;[b]10. [url=https://www.doomworld.com/idgames/levels/doom2/megawads/pl2]Plutonia 2[/url][/b] (Plutonia, 2008) [sup][[b]204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6, Ziad EL Zein: 5, CinnamonKilljoy: 1, termrork: 5, Red-XIII: 10, joepallai: 1, DJVCardMaster: 9, Scorpius: 10, SilverMiner: 8, Deadwing: 2, Pierrot: 7, Deflektor: 2, Warrex: 2, JuanchoES: 3, Willy W.: 3, Andromeda: 7, vdgg: 1, GratefulName: 5, whybmonotacrab: 4, sapphics: 10][/sup]&#10;[b]11. [url=https://www.doomworld.com/idgames/levels/doom2/Ports/megawads/sodfinal]Speed of Doom[/url][/b] (Doom II, 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&#10;[b]12. [url=https://www.doomworld.com/idgames/themes/hr/hr]Hell Revealed[/url][/b] (Doom II, 1997) [sup][[b]145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, Hitherto: 5][/sup]&#10;[b]13. [url=https://www.doomworld.com/forum/topic/46002-sunder-updated-with-new-maps-huzzah/]Sunder[/url][/b] (Doom II, 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&#10;[b]14. [url=https://www.doomworld.com/idgames/themes/mm/mm_allup]Memento Mori[/url][/b] (Doom II, 1995) [sup][[b]117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][/sup]&#10;[b]15. [url=https://doomwiki.org/wiki/Eternal_Doom]Eternal Doom[/url][/b] (Doom II, 1996) [sup][[b]108[/b]: Vorpal: 5, 7hm: 5, T-Rex: 5, Woolie Wool: 7, Greyenko: 1, valkiriforce: 6, Octillion: 6, Polri: 3, CinnamonKilljoy: 3, joepallai: 3, A.H. Sankhatayan: 10, Willy W.: 9, Andromeda: 8, vdgg: 1, dei_eldren: 3, Dimon12321: 2, Uncle 80: 6, xdude_gamer: 10, Hitherto: 10, LadyMistDragon: 5][/sup]&#10;[b]16. [url=https://www.doomworld.com/idgames/themes/hr/hr2final]Hell Revealed II[/url][/b] (Doom II, 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&#10;[b]17. [url=https://www.doomworld.com/forum/topic/69960-back-to-saturn-x-episode-2-public-beta-2-critical-map15-fixes-included/]Back to Saturn X E2: Tower in the Fountain of Sparks[/url][/b] (Doom II, 2014) [sup][[b]105[/b]: Malrionn: 6, JudgeDeadd: 3, Talvi: 4, StoneMason: 10, Woolie Wool: 10, dylux: 10, m8f: 10, Arbys550: 2, Polri: 5, Ivory Duke: 2, rd: 4, Deadwing: 5, Hansen79: 5, Marn: 5, Sotenga: 4, jerk-o: 9, SCF: 4, GratefulName: 1, Uncle 80: 5, nikitsune: 1][/sup]&#10;[b]17. [url=https://www.doomworld.com/idgames/themes/mm/mm2]Memento Mori 2[/url][/b] (Doom II, 1996) [sup][[b]105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][/sup]&#10;[b]19. [url=https://www.doomworld.com/idgames/levels/doom2/Ports/megawads/resurge]Resurgence[/url][/b] (Doom II, 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&#10;[b]20. [url=https://doomwiki.org/wiki/Kama_Sutra]Kama Sutra[/url][/b] (Doom II, 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&#10;[b]21. [url=https://www.doomworld.com/forum/topic/85791-tnt-revilution-final-beta-ready-for-testing/]TNT: Revilution[/url][/b] (TNT, 2017) [sup][[b]95[/b]: Spectra: 9, bLOCKbOYgAMES: 2, GarrettChan: 1, dylux: 6, tmorrow: 2, ReaperAA: 5, Polri: 3, SilverMiner: 3, P41R47: 10, Willy W.: 5, Sotenga: 10, dei_eldren: 4, MtPain27: 5, GratefulName: 2, TheGreenZap: 6, Xeogred: 5, nikitsune: 9, xdude_gamer: 8][/sup]&#10;[b]22. [url=https://www.doomworld.com/idgames/levels/doom2/Ports/megawads/strg]Struggle - Antaresian Legacy[/url][/b] (Doom II, 2018) [sup][[b]92[/b]: Dragonfly: 6, Budoka: 10, Jaromir Bergmann: 6, Payload4367: 3, Deadwing: 6, Snikle: 7, Omniarch: 5, Dimon12321: 7, MtPain27: 3, TJG1289: 5, Azure_Horror: 9, whybmonotacrab: 7, sapphics: 10, msx2plus: 5, nikitsune: 1, Ezepov: 2][/sup]&#10;[b]23. [url=https://www.doomworld.com/idgames/levels/doom2/megawads/requiem]Requiem[/url][/b] (Doom II, 1997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&#10;[b]24. [url=https://www.romerogames.ie/si6il/]SIGIL[/url][/b] (Doom, 201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&#10;[b]25. [url=https://www.doomworld.com/idgames/levels/doom2/Ports/megawads/jpcp]Japanese Community Project (JPCP)[/url][/b] (Doom II, 2016) [sup][[b]82[/b]: Not Jabba: 6, Archvile Hunter: 5, antares031: 5, ella guro: 7, JudgeDeadd: 2, Soundblock: 1, Payload4367: 1, Tartlman: 6, rd: 4, I_Punch_Demons: 4, DOEL: 4, Endless: 5, Boy: 5, Sotenga: 1, northivanastan: 10, Fadri: 6, MtPain27: 2, TJG1289: 4, BohdanZPM: 4][/sup]&#10;[b]26. [url=https://www.doomworld.com/idgames/levels/doom2/Ports/megawads/cchest4]Community Chest 4[/url][/b] (Doom II, 2012) [sup][[b]79[/b]: Malrionn: 10, Phobus: 3, HUNdebLeonidasX: 4, Ziad EL Zein: 5, Simomarchi: 5, STILES: 9, Polri: 2, eharper256: 5, DOEL: 8, Pierrot: 3, Endless: 3, Horus: 2, Midnight_00: 6, Lewonx: 5, TheGreenZap: 6, Xeogred: 3][/sup]&#10;[b]27. [url=https://www.doomworld.com/idgames/levels/doom2/megawads/d2twid]Doom II the Way id Did[/url][/b] (Doom II, 2013) [sup][[b]76[/b]: Dime: 8, NoisyVelvet: 5, pcorf: 5, purist: 10, Polri: 3, CinnamonKilljoy: 8, Endless: 3, Marn: 5, Warrex: 2, E.M.: 5, jerk-o: 5, dosboot: 10, BohdanZPM: 4, Xeogred: 3][/sup]&#10;[b]27. [url=https://www.doomworld.com/idgames/levels/doom/Ports/megawads/neis]No End in Sight[/url][/b] (Doom, 2016) [sup][[b]76[/b]: Not Jabba: 5, Vorpal: 5, ella guro: 6, yakfak: 9, NoisyVelvet: 1, STILES: 6, Polri: 5, Tartlman: 6, Worm318: 9, Omniarch: 10, Ryath: 5, cannonball: 3, TheGreenZap: 6][/sup]&#10;[b]29. [url=https://www.doomworld.com/idgames/levels/doom2/Ports/megawads/hellbnd]Hellbound[/url][/b] (Doom II, 2013) [sup][[b]73[/b]: Not Jabba: 2, Spectre01: 8, Malrionn: 7, bLOCKbOYgAMES: 9, HUNdebLeonidasX: 7, Bryan T: 5, Odal: 6, Octillion: 10, Polri: 1, OniriA: 8, E.M.: 5, Xeogred: 5][/sup]&#10;[b]29. [url=https://www.doomworld.com/idgames/levels/doom2/Ports/p-r/pirates]Pirate Doom[/url][/b] (Doom II, 2013) [sup][[b]73[/b]: Jaws In Space: 10, Dime: 5, Phobus: 6, Dragonfly: 4, Soundblock: 2, Rince-wind: 5, CinnamonKilljoy: 7, Payload4367: 6, SilverMiner: 5, SOSU: 10, Sotenga: 2, Fadri: 2, TJG1289: 2, Lewonx: 7][/sup]&#10;[b]31. [url=https://www.doomworld.com/idgames/levels/doom/megawads/dtwid]Doom the Way id Did[/url][/b] (Doom, 2011) [sup][[b]71[/b]: Mr. Freeze: 4, Malrionn: 2, MFG38: 4, WH-Wilou84: 1, Greyenko: 9, Altima: 6, Ziad EL Zein: 5, purist: 5, Polri: 4, CinnamonKilljoy: 7, eharper256: 4, Endless: 2, Warrex: 5, Omniarch: 5, jerk-o: 5, LadyMistDragon: 3][/sup]&#10;[b]32. [url=https://www.doomworld.com/idgames/levels/doom2/Ports/v-z/vanguard]Vanguard[/url][/b] (Doom II, 2011) [sup][[b]69[/b]: Cynical: 5, Spectre01: 3, 7hm: 4, GarrettChan: 5, Poncho: 9, Nirvana: 4, guitardz: 5, Makedounia: 1, Ivory Duke: 1, VanaheimRanger: 6, Azure_Horror: 2, Uncle 80: 5, sapphics: 5, Ezepov: 8, Maribo: 6][/sup]&#10;[b]33. [url=https://www.doomworld.com/idgames/levels/doom2/Ports/d-f/dvii-1i]Deus Vult II[/url][/b] (Doom II, 2008) [sup][[b]67[/b]: Cynical: 10, NuMetalManiak: 10, justsomemusicguy: 7, JudgeDeadd: 2, Talvi: 4, Greyenko: 8, Philnemba: 9, bemused: 1, NoisyVelvet: 3, Polri: 3, &lt;&lt;Rewind: 5, Marn: 5][/sup]&#10;[b]34. [url=https://www.doomworld.com/idgames/levels/doom2/megawads/epic2]Epic 2[/url][/b] (Doom II, 2010) [sup][[b]65[/b]: ShoDemo: 6, NuMetalManiak: 9, Spectre01: 7, yakfak: 2, Talvi: 2, HUNdebLeonidasX: 9, TheMightyHeracross: 5, Arbys550: 1, OniriA: 2, DOEL: 6, SOSU: 9, Hitherto: 7][/sup]&#10;[b]35. [url=https://doomwiki.org/wiki/No_Rest_for_the_Living]No Rest for the Living[/url][/b] (Doom II, 2010) [sup][[b]63[/b]: Vorpal: 5, Nancsi: 9, ReaperAA: 1, Diabolución: 10, 4everDoomed: 7, STILES: 7, CinnamonKilljoy: 3, Endless: 6, waciej: 2, Fadri: 4, lokbustam257: 7, Xeogred: 2][/sup]&#10;[b]36. [url=https://doomwiki.org/wiki/The_Plutonia_Experiment]The Plutonia Experiment[/url][/b] (Plutonia, 1996) [sup][[b]61[/b]: guitardz: 5, purist: 5, termrork: 5, Tartlman: 1, Worm318: 2, Deadwing: 10, northivanastan: 4, Fadri: 5, VanaheimRanger: 7, i suck at nicknames: 6, PBeGood4: 6, Hitherto: 5][/sup]&#10;[b]37. [url=http://adventuresofsquare.com/downloads.php]The Adventures of Square[/url][/b] (Standalone, 2014) [sup][[b]55[/b]: Sky: 9, ShoDemo: 5, Ed: 5, JudgeDeadd: 5, Woolie Wool: 8, Squadallah: 7, termrork: 5, Marn: 5, Sotenga: 6][/sup]&#10;[b]38. [url=https://www.doomworld.com/idgames/levels/doom2/Ports/megawads/alt]A.L.T.[/url][/b] (Doom II, 2012) [sup][[b]54[/b]: Not Jabba: 7, Spectre01: 2, ella guro: 10, yakfak: 10, Rince-wind: 5, Hansen79: 5, P41R47: 7, SOSU: 8][/sup]&#10;[b]39. [url=https://www.doomworld.com/idgames/levels/doom2/Ports/s-u/stardate]Stardate 20X6[/url][/b] (Doom II, 2013) [sup][[b]52[/b]: MFG38: 6, WH-Wilou84: 3, Talvi: 1, GarrettChan: 7, bemused: 3, Nirvana: 6, Nazgul9: 1, rd: 4, Hansen79: 5, Snikle: 3, PBeGood4: 8, Maribo: 5][/sup]&#10;[b]39. [url=https://www.doomworld.com/idgames/levels/doom2/s-u/sid]Suspended in Dusk[/url][/b] (Doom II, 2005) [sup][[b]52[/b]: Sky: 2, WH-Wilou84: 3, bLOCKbOYgAMES: 8, soner du: 9, m8f: 5, termrork: 5, joepallai: 3, Deflektor: 10, Demion: 2, Midnight_00: 2, Fadri: 3][/sup]&#10;[b]41. [url=https://www.doomworld.com/idgames/levels/doom2/Ports/g-i/hg]Hell Ground[/url][/b] (Doom II, 2009) [sup][[b]49[/b]: Cynical: 8, Chamelenoel: 7, antares031: 5, WH-Wilou84: 2, darkreaver: 1, Polri: 2, Pierrot: 4, Demion: 5, Boy: 3, SCF: 1, whybmonotacrab: 2, nikitsune: 9][/sup]&#10;[b]42. [url=https://www.doomworld.com/idgames/levels/doom2/Ports/megawads/1024]Congestion 1024[/url][/b] (Doom II, 2005) [sup][[b]47[/b]: Mr. Freeze: 5, HyperLuke: 7, Voltcom9: 5, bonnie: 4, Dragonfly: 8, Philnemba: 5, Hansen79: 3, waciej: 10][/sup]&#10;[b]42. [url=https://www.doomworld.com/idgames/levels/doom2/Ports/j-l/lunatic]Lunatic[/url][/b] (Doom II, 2011) [sup][[b]47[/b]: Cynical: 6, Dime: 9, Nate River: 4, Poncho: 5, Gaia74: 3, Deflektor: 8, Marn: 5, Boy: 5, Ezepov: 2][/sup]&#10;[b]42. [url=https://doomwiki.org/wiki/STRAIN]STRAIN[/url][/b] (Doom II, 1997) [sup][[b]47[/b]: Grazza: 6, ella guro: 4, JudgeDeadd: 1, T-Rex: 1, Squadallah: 9, smeghammer: 5, vdgg: 1, Ryath: 10, Li'l devil: 10][/sup]&#10;[b]45. [url=https://doomwiki.org/wiki/Icarus:_Alien_Vanguard]Icarus: Alien Vanguard[/url][/b] (Doom II, 1996) [sup][[b]45[/b]: Ralphis: 6, Grazza: 8, T-Rex: 3, valkiriforce: 8, A.H. Sankhatayan: 10, Dimon12321: 1, xdude_gamer: 9][/sup]&#10;[b]46. [url=https://www.doomworld.com/idgames/levels/doom/Ports/megawads/kdizd_12]Knee-Deep in ZDoom[/url][/b] (Doom, 2007) [sup][[b]43[/b]: Graf Zahl: 6, Voltcom9: 7, tchkb: 2, Apaul27: 7, 4everDoomed: 5, Rince-wind: 1, Jaromir Bergmann: 2, Lewonx: 10, Li'l devil: 3][/sup]&#10;[b]47. [url=https://www.doomworld.com/idgames/levels/doom2/Ports/s-u/swtw]Swim With the Whales[/url][/b] (Doom II, 2013) [sup][[b]42[/b]: WH-Wilou84: 2, Nate River: 9, Soundblock: 3, Lazorinc: 6, Nirvana: 10, NoisyVelvet: 3, akolai: 2, Maribo: 7][/sup]&#10;[b]47. [url=https://doomwiki.org/wiki/Winter's_Fury]Winter's Fury[/url][/b] (Doom II, 2012) [sup][[b]42[/b]: Dragonfly: 2, TechnoDoomed1: 10, Lorenz0: 7, Octillion: 7, OniriA: 3, Ivory Duke: 3, ASaltShaker: 9, Lewonx: 1][/sup]&#10;[b]49. [url=https://www.doomworld.com/idgames/levels/doom2/Ports/megawads/jenesis]Jenesis[/url][/b] (Doom II, 2011) [sup][[b]40[/b]: Not Jabba: 2, roadworx: 2, Altima: 7, NaZa: 2, Poncho: 1, dylux: 5, Ziad EL Zein: 5, Scorpius: 2, Makedounia: 3, Deadwing: 5, DoomDork: 1, ASaltShaker: 2, Midnight_00: 3][/sup]&#10;[b]50. [url=https://www.doomworld.com/idgames/levels/doom2/Ports/d-f/equinox]Equinox[/url][/b] (Doom II, 2001) [sup][[b]39[/b]: Sky: 5, Grazza: 9, ella guro: 5, A.H. Sankhatayan: 10, AtticTelephone: 5, Boy: 5][/sup]&#10;[b]51. [url=https://doomwiki.org/wiki/Cyberdreams]Cyberdreams[/url][/b] (Doom II, 1998) [sup][[b]38[/b]: 42PercentHealth: 3, ShoDemo: 1, 7hm: 7, justsomemusicguy: 3, bonnie: 7, NoisyVelvet: 4, TheNerdTurtle2: 3, termrork: 5, AtticTelephone: 5][/sup]&#10;[b]52. [url=https://www.doomworld.com/idgames/levels/doom2/Ports/d-f/distrbia]Disturbia[/url][/b] (Doom II, 2008) [sup][[b]37[/b]: Sky: 7, darkreaver: 10, Roofi: 6, Paul977: 6, akolai: 8][/sup]&#10;[b]53. [url=https://www.doomworld.com/idgames/levels/doom2/Ports/megawads/prcp]Plutonia: Revisited Community Project[/url][/b] (Plutonia, 2011) [sup][[b]35[/b]: Nine Inch Heels: 3, Paul977: 10, bLOCKbOYgAMES: 3, Altima: 5, NoisyVelvet: 3, Odal: 7, Polri: 3, Scorpius: 1][/sup]&#10;[b]54. [url=https://www.doomworld.com/idgames/levels/doom2/Ports/a-c/breach]Breach[/url][/b] (Doom II, 2015) [sup][[b]33[/b]: Jaws In Space: 7, Dime: 10, guitardz: 2, Nancsi: 1, Jaromir Bergmann: 4, smeghammer: 3, TheGreenZap: 6][/sup]&#10;[b]54. [url=http://www.doom2.net/doom2/wads/DWANGO5.ZIP]Dwango5[/url][/b] (Doom II, 1995) [sup][[b]33[/b]: Doomkid: 10, Ralphis: 7, antares031: 8, toxic.rat: 8][/sup]&#10;[b]56. [url=https://doomwiki.org/wiki/Brutal_Doom:_Hell_on_Earth_Starter_Pack]Brutal Doom: Hell on Earth Starter Pack (Extermination Day)[/url][/b] (Doom II, 2015) [sup][[b]31[/b]: TechnoDoomed1: 9, Squadallah: 8, DoomDork: 2, Deflektor: 4, behemoth_667: 6, TJG1289: 2][/sup]&#10;[b]56. [url=https://doomwiki.org/wiki/Chillax]Chillax[/url][/b] (Doom II, 2010) [sup][[b]31[/b]: Nine Inch Heels: 4, AnonimVio: 5, fveitsi: 5, Outrageous Videos: 3, Simomarchi: 2, Gaia74: 5, maxmanium: 1, waciej: 6][/sup]&#10;[b]56. [url=https://www.doomworld.com/idgames/levels/doom2/Ports/s-u/unloved]Unloved[/url][/b] (Doom II, 2010) [sup][[b]31[/b]: MFG38: 1, everennui: 8, bonnie: 10, TechnoDoomed1: 3, Payload4367: 2, Dimon12321: 5, Maribo: 2][/sup]&#10;[b]59. [url=https://doomwiki.org/wiki/2002_A_Doom_Odyssey]2002: A Doom Odyssey[/url][/b] (Doom, 2002) [sup][[b]30[/b]: soner du: 4, Philnemba: 8, tmorrow: 2, Red-XIII: 3, joepallai: 1, SilverMiner: 6, smeghammer: 3, Endless: 1, vdgg: 1, cannonball: 1][/sup]&#10;[b]59. [url=https://www.doomworld.com/forum/topic/120175-heartland-an-episode-for-the-eternity-engine-rc3-out/]Heartland[/url][/b] (Doom II, 2021) [sup][[b]30[/b]: ReaperAA: 9, MtPain27: 3, TJG1289: 2, i suck at nicknames: 8, GratefulName: 8][/sup]&#10;[b]59. [url=https://www.doomworld.com/idgames/levels/doom/Ports/d-f/e1m8b]Tech Gone Bad[/url][/b] (Doom, 2016) [sup][[b]30[/b]: Jaws In Space: 5, guitardz: 5, Nancsi: 8, Diabolución: 5, Jaromir Bergmann: 1, Marn: 5, DooM Bear: 1][/sup]&#10;[b]59. [url=https://www.doomworld.com/idgames/levels/doom2/Ports/s-u/tutnt]The Ultimate Torment &amp; Torture[/url][/b] (Doom II, 2007) [sup][[b]30[/b]: HyperLuke: 8, Talvi: 4, Greyenko: 4, TechnoDoomed1: 2, TheMightyHeracross: 3, Ziad EL Zein: 5, Ivory Duke: 4][/sup]&#10;[b]63. [url=https://www.doomworld.com/idgames/levels/doom2/Ports/m-o/mek-catk]Counterattack[/url][/b] (Doom II, 2017) [sup][[b]29[/b]: rd: 6, Hansen79: 3, VanaheimRanger: 4, SCF: 5, sapphics: 10, nikitsune: 1][/sup]&#10;[b]63. [url=https://www.doomworld.com/forum/topic/105215-lost-civilization-22-map-fun-and-nonlinear-megawad-now-with-download-link/]Lost Civilization[/url][/b] (Doom II, 2019) [sup][[b]29[/b]: OniriA: 9, rd: 6, Endless: 8, Snikle: 6][/sup]&#10;[b]63. [url=https://www.doomworld.com/idgames/levels/doom2/Ports/m-o/miasma]Miasma[/url][/b] (Doom II, 2016) [sup][[b]29[/b]: WH-Wilou84: 1, Soundblock: 2, Nirvana: 9, NoisyVelvet: 1, Willy W.: 7, jerk-o: 7, akolai: 2][/sup]&#10;[b]66. [url=https://www.doomworld.com/forum/topic/92574-dimension-of-the-boomed/]Dimension of the Boomed[/url][/b] (Doom II, 2018) [sup][[b]27[/b]: Ivory Duke: 7, Hansen79: 4, SOSU: 2, Ryath: 5, SCF: 2, GratefulName: 2, Uncle 80: 5][/sup]&#10;[b]66. [url=https://www.doomworld.com/idgames/levels/doom2/megawads/rudy2]Rowdy Rudy II: POWERTRIP![/url][/b] (Doom II, 2020) [sup][[b]27[/b]: Dimon12321: 10, Azure_Horror: 5, TheGreenZap: 10, Ezepov: 2][/sup]&#10;[b]66. [url=https://www.doomworld.com/idgames/levels/doom2/Ports/v-z/violence]Violence[/url][/b] (Doom II, 2015) [sup][[b]27[/b]: Chamelenoel: 10, everennui: 4, Nate River: 2, Lorenz0: 4, rd: 4, Ezepov: 2, Maribo: 1][/sup]&#10;[b]69. [url=https://www.doomworld.com/idgames/themes/batman/batman]Batman Doom[/url][/b] (Doom II, 1999) [sup][[b]26[/b]: yakfak: 8, JudgeDeadd: 4, soner du: 10, Uncle 80: 4][/sup]&#10;[b]69. [url=https://www.doomworld.com/idgames/levels/doom2/megawads/zone300]Zone 300[/url][/b] (Doom II, 2013) [sup][[b]26[/b]: Voltcom9: 8, Soundblock: 3, purist: 3, maxmanium: 8, ASaltShaker: 4][/sup]&#10;[b]71. [url=https://www.doomworld.com/idgames/levels/doom2/Ports/a-c/crumpets]Crumpets[/url][/b] (Doom II, 2015) [sup][[b]25[/b]: everennui: 2, Nate River: 8, Nirvana: 1, Makedounia: 2, VanaheimRanger: 5, whybmonotacrab: 7][/sup]&#10;[b]71. [url=https://www.doomworld.com/idgames/levels/doom2/Ports/d-f/dv]Deus Vult[/url][/b] (Doom II, 2004) [sup][[b]25[/b]: Mr. Freeze: 7, WH-Wilou84: 5, joepallai: 1, DJVCardMaster: 1, waciej: 4, Maribo: 7][/sup]&#10;[b]71. [url=https://www.doomworld.com/forum/topic/109216-doom-zero-launch-and-celebrating-25-years-of-doom-ii/]Doom Zero[/url][/b] (Doom II, 2019) [sup][[b]25[/b]: maxmanium: 2, CinnamonKilljoy: 8, Warrex: 10, Horus: 2, Azure_Horror: 3][/sup]&#10;[b]71. [url=https://www.doomworld.com/idgames/levels/doom2/Ports/megawads/sf2012]Slaughterfest 2012[/url][/b] (Doom II, 2013) [sup][[b]25[/b]: HyperLuke: 1, Outrageous Videos: 1, bemused: 2, Apaul27: 8, tmorrow: 3, Arbys550: 3, Simomarchi: 6, maxmanium: 1][/sup]&#10;[b]71. [url=https://www.doomworld.com/idgames/levels/doom2/Ports/megawads/zdcmp2]ZDoom Community Map Project II[/url][/b] (Doom II, 2014) [sup][[b]25[/b]: Graf Zahl: 10, Phobus: 9, TechnoDoomed1: 6][/sup]&#10;[b]76. [url=https://www.doomworld.com/forum/topic/108251-abandon-beta-is-here/]Abandon[/url][/b] (Doom II, 2020) [sup][[b]24[/b]: Arbys550: 8, &lt;&lt;Rewind: 10, akolai: 6][/sup]&#10;[b]76. [url=https://www.doomworld.com/idgames/levels/doom2/Ports/megawads/ngmvmt2]Newgothic Movement 2[/url][/b] (Doom II, 2017) [sup][[b]24[/b]: Nine Inch Heels: 8, ShoDemo: 2, Outrageous Videos: 9, Nazgul9: 5][/sup]&#10;[b]76. [url=http://www.mustaine.com/about/video-game-work/perditions-gate/]Perdition's Gate[/url][/b] (Doom II, 1996) [sup][[b]24[/b]: Vorpal: 5, Nate River: 1, bonnie: 10, P41R47: 3, E.M.: 5][/sup]&#10;[b]79. [url=http://www.moddb.com/games/doom-ii/addons/eternal-slumber-party-v2]Eternal Slumber Party[/url][/b] (Doom II, 2015) [sup][[b]23[/b]: Roofi: 10, Outrageous Videos: 8, Grain of Salt: 4, Simomarchi: 1][/sup]&#10;[b]80. [url=https://www.doomworld.com/idgames/levels/doom2/Ports/a-c/bauhaus]Bauhaus[/url][/b] (Doom II, 2014) [sup][[b]22[/b]: ella guro: 9, 7hm: 5, Grain of Salt: 3, NoisyVelvet: 1, vdgg: 4][/sup]&#10;[b]80. [url=https://www.doomworld.com/idgames/levels/doom/Ports/p-r/par-lutz]Phobos: Anomaly Reborn[/url][/b] (Doom, 2003) [sup][[b]22[/b]: Ed: 5, Graf Zahl: 1, SilverMiner: 10, smeghammer: 6][/sup]&#10;[b]80. [url=https://doomwiki.org/wiki/REKKR]REKKR[/url][/b] (Standalone, 2018) [sup][[b]22[/b]: soner du: 8, Rince-wind: 5, Dimon12321: 6, Hitherto: 3][/sup]&#10;[b]80. [url=https://www.doomworld.com/idgames/levels/doom2/Ports/megawads/zpack]ZPack[/url][/b] (Doom II, 2008) [sup][[b]22[/b]: MFG38: 5, Voltcom9: 3, TechnoDoomed1: 4, Ziad EL Zein: 5, Octillion: 5][/sup]&#10;[b]84. [url=https://www.doomworld.com/idgames/levels/doom2/Ports/megawads/cchest2]Community Chest 2[/url][/b] (Doom II, 2004) [sup][[b]21[/b]: Sky: 10, tchkb: 1, Midnight_00: 9, vdgg: 1][/sup]&#10;[b]84. [url=https://www.doomworld.com/forum/topic/105598-hurt-singleplayer-map-in-hell/]Hurt[/url][/b] (Doom II, 2019) [sup][[b]21[/b]: Jaromir Bergmann: 9, OniriA: 7, I_Punch_Demons: 5][/sup]&#10;[b]84. [url=https://www.doomworld.com/idgames/levels/doom2/megawads/tvr]Revolution![/url][/b] (Doom II, 2001) [sup][[b]21[/b]: Not Jabba: 1, Grazza: 3, Altima: 4, termrork: 5, SilverMiner: 5, P41R47: 3][/sup]&#10;[b]87. [url=https://www.doomworld.com/idgames/levels/doom2/Ports/a-c/anta_req]Antaresian Reliquary[/url][/b] (Doom II, 2020) [sup][[b]20[/b]: Dimon12321: 6, SCF: 6, Azure_Horror: 7, nikitsune: 1][/sup]&#10;[b]87. [url=https://www.doomworld.com/idgames/levels/doom2/Ports/megawads/bstain]Bloodstain[/url][/b] (Doom II, 2016) [sup][[b]20[/b]: NuMetalManiak: 5, everennui: 5, Forli: 4, DOEL: 5, akolai: 1][/sup]&#10;[b]87. [url=https://www.doomworld.com/forum/topic/91854-v15-doom-64-retribution/]Doom 64: Retribution[/url][/b] (Doom II, 2016) [sup][[b]20[/b]: guitardz: 5, 4everDoomed: 8, Warrex: 7][/sup]&#10;[b]87. [url=https://www.doomworld.com/idgames/levels/doom2/Ports/m-o/nuts]Nuts[/url][/b] (Doom II, 2001) [sup][[b]20[/b]: Chamelenoel: 6, AnonimVio: 9, E.M.: 5][/sup]&#10;[b]87. [url=https://www.doomworld.com/idgames/levels/doom2/Ports/s-u/scl_top]Threshold of Pain[/url][/b] (Doom II, 2010) [sup][[b]20[/b]: Malrionn: 7, MFG38: 7, 4everDoomed: 6][/sup]&#10;[b]92. [url=https://doomwiki.org/wiki/180_Minutes_Pour_Vivre]180 Minutes Pour Vivre[/url][/b] (Doom II, 2020) [sup][[b]19[/b]: Azure_Horror: 9, LadyMistDragon: 10][/sup]&#10;[b]92. [url=https://www.doomworld.com/idgames/levels/doom2/Ports/a-c/arcadia]Arcadia Demade[/url][/b] (Doom II, 2010) [sup][[b]19[/b]: Jaws In Space: 9, Vorpal: 5, guitardz: 1, Nancsi: 4][/sup]&#10;[b]92. [url=https://www.doomworld.com/idgames/levels/doom2/megawads/dmonfear]Demonfear[/url][/b] (Doom II, 2000) [sup][[b]19[/b]: roadworx: 4, soner du: 3, Philnemba: 3, NaZa: 1, P41R47: 3, Marn: 5][/sup]&#10;[b]92. [url=https://www.doomworld.com/forum/topic/85591-nihility-infinite-teeth-shareware-episode-v121/]Nihility: Infinite ﻿Teeth﻿[/url][/b] (Doom, 2016) [sup][[b]19[/b]: Rince-wind: 5, rd: 4, Omniarch: 5, Ryath: 5][/sup]&#10;[b]92. [url=https://www.doomworld.com/idgames/levels/doom2/Ports/s-u/sd20x7]Stardate 20X7[/url][/b] (Doom II, 2017) [sup][[b]19[/b]: yakfak: 6, Grain of Salt: 8, bemused: 4, akolai: 1][/sup]&#10;[b]92. [url=https://www.doomworld.com/idgames/levels/doom2/Ports/a-c/action2]Urban Brawl: Action Doom 2[/url][/b] (Standalone, 2008) [sup][[b]19[/b]: Chamelenoel: 1, JudgeDeadd: 4, Phobus: 10, Dimon12321: 4][/sup]&#10;[b]98. [url=http://www.doomwadstation.net/main/aliens.html]Aliens TC[/url][/b] (Doom II, 1994) [sup][[b]18[/b]: yakfak: 4, Payload4367: 5, Ragu: 9][/sup]&#10;[b]98. [url=https://www.doomworld.com/forum/topic/105670-faithless-a-heretic-hub-final/]Faithless[/url][/b] (Heretic, 2019) [sup][[b]18[/b]: ReaperAA: 8, Rince-wind: 5, Ryath: 5][/sup]&#10;[b]98. [url=https://www.doomworld.com/idgames/levels/doom/Ports/d-f/e1m4b]Phobos Mission Control[/url][/b] (Doom, 2016) [sup][[b]18[/b]: Nancsi: 6, Diabolución: 5, Marn: 5, DooM Bear: 2][/sup]&#10;[b]98. [url=https://www.doomworld.com/idgames/levels/doom2/Ports/megawads/sf2011]Slaughterfest 2011[/url][/b] (Doom II, 2012) [sup][[b]18[/b]: Outrageous Videos: 5, tmorrow: 3, Simomarchi: 10][/sup]&#10;[b]102. [url=https://www.doomworld.com/forum/topic/92776-brigandine-rc2-updated-2017-05-13/]Brigandine[/url][/b] (Doom II, 2017) [sup][[b]17[/b]: Dragonfly: 7, guitardz: 2, Jaromir Bergmann: 5, VanaheimRanger: 3][/sup]&#10;[b]102. [url=http://heroestospare.com/rabotik/harmony.php]Harmony[/url][/b] (Standalone, 2009) [sup][[b]17[/b]: Not Jabba: 5, Sky: 6, ax34: 4, Ezepov: 2][/sup]&#10;[b]102. [url=https://www.doomworld.com/idgames/levels/doom2/Ports/megawads/mutiny]Mutiny[/url][/b] (Doom II, 2016) [sup][[b]17[/b]: Jaws In Space: 6, Doomkid: 3, everennui: 2, NoisyVelvet: 1, m8f: 4, sapphics: 1][/sup]&#10;[b]102. [url=https://www.doomworld.com/idgames/levels/doom2/Ports/s-u/uacultra]UAC Ultra[/url][/b] (Doom II, 2010) [sup][[b]17[/b]: Malrionn: 10, behemoth_667: 5, TheGreenZap: 2][/sup]&#10;[b]106. [url=https://www.doomworld.com/idgames/levels/doom/a-c/castevil]Castle of Evil[/url][/b] (Doom, 1994) [sup][[b]16[/b]: bzzrak: 10, joepallai: 6][/sup]&#10;[b]106. [url=https://www.doomworld.com/idgames/levels/doom2/Ports/megawads/drkenctr]Dark Encounters[/url][/b] (Doom II, 2017) [sup][[b]16[/b]: Bryan T: 5, dylux: 8, Octillion: 3][/sup]&#10;[b]106. [url=https://www.doomworld.com/idgames/levels/doom2/Ports/j-l/legher]Legacy of Heroes[/url][/b] (Doom II, 2016) [sup][[b]16[/b]: Woolie Wool: 5, dylux: 7, eharper256: 4][/sup]&#10;[b]106. [url=https://www.doomworld.com/idgames/levels/doom2/m-o/nochance]No Chance[/url][/b] (Doom II, 2008) [sup][[b]16[/b]: Roofi: 7, Maribo: 9][/sup]&#10;[b]106. [url=https://forum.zdoom.org/viewtopic.php?t=56668#p1000996]Rise of the Wool Ball[/url][/b] (Standalone, 2017) [sup][[b]16[/b]: JudgeDeadd: 3, Squadallah: 1, Apaul27: 9, TheMightyHeracross: 3][/sup]&#10;[b]111. [url=https://www.doomworld.com/idgames/levels/doom2/megawads/avj]Arch-Vile Jump[/url][/b] (Doom II, 2010) [sup][[b]15[/b]: termrork: 5, Red-XIII: 10][/sup]&#10;[b]111. [url=https://www.doomworld.com/forum/topic/121263-arrival-v101-fix-a-limit-removing-episode-for-doom-ii/]Arrival[/url][/b] (Doom II, 2021) [sup][[b]15[/b]: dosboot: 10, Xeogred: 5][/sup]&#10;[b]111. [url=http://freedoom.github.io/download.html]Freedoom: Phase 1[/url][/b] (Standalone, 2009) [sup][[b]15[/b]: Chamelenoel: 3, northivanastan: 6, jerk-o: 3, xdude_gamer: 3][/sup]&#10;[b]111. [url=http://freedoom.github.io/download.html]Freedoom: Phase 2[/url][/b] (Standalone, 2003) [sup][[b]15[/b]: Spectra: 1, Voltcom9: 1, TheMightyHeracross: 3, northivanastan: 3, jerk-o: 3, xdude_gamer: 4][/sup]&#10;[b]111. [url=https://doomwiki.org/wiki/Magnolia]Magnolia[/url][/b] (Doom II, 2018) [sup][[b]15[/b]: msx2plus: 5, akolai: 10][/sup]&#10;[b]111. [url=https://doomwiki.org/wiki/The_Brotherhood_of_Ruin]The Brotherhood of Ruin[/url][/b] (Doom II, 2003) [sup][[b]15[/b]: joepallai: 4, vdgg: 6, Hitherto: 5][/sup]&#10;[b]111. [url=https://www.doomworld.com/forum/topic/74280-the-ultimate-doom-ii-doom-ii-levels-remade/]The Ultimate Doom II [/url][/b] (Doom II, 2015) [sup][[b]15[/b]: Ivory Duke: 5, lokbustam257: 10][/sup]&#10;[b]118. [url=https://www.doomworld.com/forum/topic/64353-doom-64-for-doom-ii/]Doom 64 for Doom II[/url][/b] (Doom II, 2013) [sup][[b]14[/b]: Roofi: 1, Woolie Wool: 1, I_Punch_Demons: 2, Warrex: 10][/sup]&#10;[b]118. [url=https://www.doomworld.com/forum/topic/106058-paradise-v2-multiplayer-beta-on-page-3-4122020/]Paradise[/url][/b] (Doom II, 2019) [sup][[b]14[/b]: Lorenz0: 5, JuanchoES: 1, whybmonotacrab: 8][/sup]&#10;[b]118. [url=https://www.doomworld.com/idgames/levels/doom2/megawads/reverie]Reverie[/url][/b] (Doom II, 2011) [sup][[b]14[/b]: Octillion: 9, joepallai: 1, BohdanZPM: 4][/sup]&#10;[b]118. [url=https://www.doomworld.com/idgames/levels/doom2/Ports/megawads/sihr2fix]Survive in Hell[/url][/b] (Doom II, 2012) [sup][[b]14[/b]: Spectra: 8, Pierrot: 6][/sup]&#10;[b]118. [url=https://www.doomworld.com/idgames/levels/doom2/megawads/darken2]The Darkening Episode 2[/url][/b] (Doom II, 2000) [sup][[b]14[/b]: Graf Zahl: 4, joepallai: 2, vdgg: 8][/sup]&#10;[b]118. [url=https://www.doomworld.com/idgames/levels/doom2/d-f/enigma]The Enigma Episode[/url][/b] (Doom II, 1995) [sup][[b]14[/b]: T-Rex: 3, valkiriforce: 1, Ragu: 10][/sup]&#10;[b]118. [url=https://www.doomworld.com/idgames/levels/doom2/Ports/megawads/sp_usimp]Ultimate Simplicity[/url][/b] (Doom II, 2007) [sup][[b]14[/b]: Dragonfly: 5, Simomarchi: 9][/sup]&#10;[b]118. [url=https://www.doomworld.com/forum/topic/50158-wip-vela-pax-beta-21-out-now-with-1-more-stuff/]Vela Pax[/url][/b] (Doom II, 2010) [sup][[b]14[/b]: WH-Wilou84: 2, TheNerdTurtle2: 9, jerk-o: 3][/sup]&#10;[b]126. [url=https://www.doomworld.com/idgames/levels/doom2/Ports/megawads/50shades]50 Shades of Graytall[/url][/b] (Doom II, 2015) [sup][[b]13[/b]: Nine Inch Heels: 2, Voltcom9: 2, JudgeDeadd: 1, NoisyVelvet: 3, Pierrot: 5][/sup]&#10;[b]126. [url=https://www.doomworld.com/idgames/levels/doom2/Ports/megawads/cchest3]Community Chest 3[/url][/b] (Doom II, 2007) [sup][[b]13[/b]: Mr. Freeze: 3, Lewonx: 10][/sup]&#10;[b]126. [url=https://www.doomworld.com/idgames/levels/doom2/Ports/d-f/elysion]Elysion[/url][/b] (Doom II, 2009) [sup][[b]13[/b]: Sky: 8, darkreaver: 5][/sup]&#10;[b]126. [url=https://www.doomworld.com/idgames/levels/doom2/Ports/d-f/foursite]Foursite[/url][/b] (Doom II, 2016) [sup][[b]13[/b]: Nancsi: 7, 4everDoomed: 5, Gaia74: 1][/sup]&#10;[b]126. [url=https://doomwiki.org/wiki/Hell_To_Pay]Hell to Pay[/url][/b] (Doom II, 1996) [sup][[b]13[/b]: bonnie: 10, P41R47: 3][/sup]&#10;[b]126. [url=https://www.doomworld.com/idgames/levels/doom2/Ports/s-u/sacrment]Sacrament[/url][/b] (Doom II, 2011) [sup][[b]13[/b]: ella guro: 8, yakfak: 5][/sup]&#10;[b]126. [url=https://www.doomworld.com/idgames/levels/doom2/Ports/megawads/vile]Vile Flesh[/url][/b] (Doom II, 2004) [sup][[b]13[/b]: Grazza: 4, P41R47: 9][/sup]&#10;[b]126. [url=https://www.doomworld.com/idgames/levels/doom2/Ports/megawads/wos]Whispers of Satan[/url][/b] (Doom II, 2009) [sup][[b]13[/b]: tmorrow: 2, eharper256: 5, Warrex: 2, toxic.rat: 4][/sup]&#10;[b]126. [url=https://doomwiki.org/wiki/Wow]Wow[/url][/b] (Doom, 1999) [sup][[b]13[/b]: AnonimVio: 10, Apaul27: 1, jerk-o: 2][/sup]&#10;[b]126. [url=https://www.doomworld.com/idgames/levels/doom2/Ports/v-z/zdmcmp1]ZDoom Community Map Project: Take 1[/url][/b] (Doom II, 2004) [sup][[b]13[/b]: Phobus: 8, Ziad EL Zein: 5][/sup]&#10;[b]136. [url=https://www.doomworld.com/forum/topic/123042-dbp37-augerzenith-the-cyberpunk-megawad/]AUGER﻿;﻿ZENITH[/url][/b] (Doom II, 2021) [sup][[b]12[/b]: &lt;&lt;Rewind: 4, Ezepov: 8][/sup]&#10;[b]136. [url=https://www.doomworld.com/idgames/levels/doom2/megawads/cleim20p]Cleimos 2[/url][/b] (Doom II, 1995) [sup][[b]12[/b]: valkiriforce: 2, A.H. Sankhatayan: 10][/sup]&#10;[b]136. [url=https://www.doomworld.com/idgames/levels/doom2/Ports/d-f/exterror]Extreme Terror[/url][/b] (Doom II, 2016) [sup][[b]12[/b]: Nine Inch Heels: 5, everennui: 5, Nancsi: 2][/sup]&#10;[b]136. [url=https://doomwiki.org/wiki/Lunar_Catastrophe]Lunar Catastrophe[/url][/b] (Doom, 2018) [sup][[b]12[/b]: dosboot: 10, Xeogred: 2][/sup]&#10;[b]136. [url=https://www.doomworld.com/idgames/levels/doom2/Ports/m-o/ngmvmt1]Newgothic Movement 1[/url][/b] (Doom II, 2010) [sup][[b]12[/b]: everennui: 2, Outrageous Videos: 4, Nazgul9: 6][/sup]&#10;[b]136. [url=https://www.doomworld.com/idgames/levels/doom2/Ports/megawads/tj]The Journey[/url][/b] (Doom II, 2016) [sup][[b]12[/b]: Spectra: 6, P41R47: 6][/sup]&#10;[b]136. [url=https://www.doomworld.com/idgames/levels/doom2/Ports/megawads/thtthren]THT: Threnody[/url][/b] (Doom II, 2016) [sup][[b]12[/b]: Doomkid: 2, A.H. Sankhatayan: 1, Fadri: 2, nikitsune: 7][/sup]&#10;[b]143. [url=https://www.doomworld.com/idgames/levels/doom/a-c/b2b]Back to Basics[/url][/b] (Doom, 2007) [sup][[b]11[/b]: WH-Wilou84: 2, joepallai: 5, rd: 4][/sup]&#10;[b]143. [url=https://www.doomworld.com/idgames/levels/doom2/Ports/megawads/1024clau]Claustrophobia 1024[/url][/b] (Doom II, 2009) [sup][[b]11[/b]: m8f: 5, DJVCardMaster: 6][/sup]&#10;[b]143. [url=https://www.doomworld.com/idgames/levels/doom2/Ports/a-c/comatose]Comatose[/url][/b] (Doom II, 2016) [sup][[b]11[/b]: yakfak: 7, m8f: 4][/sup]&#10;[b]143. [url=https://www.doomworld.com/forum/topic/103075-deathless-an-ultimate-doom-megawad-rc4/]Deathless[/url][/b] (Doom, 2018) [sup][[b]11[/b]: TheMightyHeracross: 2, Worm318: 3, Warrex: 5, SOSU: 1][/sup]&#10;[b]143. [url=https://doomwiki.org/wiki/Doomsday_of_UAC]Doomsday of UAC[/url][/b] (Doom, 1994) [sup][[b]11[/b]: Jaws In Space: 2, Ed: 5, joepallai: 3, Ragu: 1][/sup]&#10;[b]143. [url=https://doomwiki.org/wiki/NOVA_III]Nova III[/url][/b] (Doom II, 2019) [sup][[b]11[/b]: Makedounia: 4, DOEL: 7][/sup]&#10;[b]143. [url=https://www.doomworld.com/idgames/levels/doom2/Ports/megawads/rl2]Running Late 2[/url][/b] (Doom II, 2020) [sup][[b]11[/b]: Deadwing: 6, Ezepov: 5][/sup]&#10;[b]143. [url=https://doomwiki.org/wiki/Super_Sonic_Doom]Super Sonic Doom[/url][/b] (Doom II, 2004) [sup][[b]11[/b]: TJG1289: 2, Doomlover77: 9][/sup]&#10;[b]143. [url=https://www.doomworld.com/idgames/levels/doom2/Ports/a-c/ad2dow]Urban Brawl: Dead of Winter[/url][/b] (Standalone, 2014) [sup][[b]11[/b]: Ralphis: 6, Phobus: 5][/sup]&#10;[b]152. [url=https://www.doomworld.com/idgames/levels/doom/Ports/0-9/007ltsd]007: Licence to Spell DooM[/url][/b] (Doom, 2002) [sup][[b]10[/b]: Doomlover77: 10][/sup]&#10;[b]152. [url=https://www.doomworld.com/idgames/levels/doom2/megawads/1monster]1 Monster Megawad[/url][/b] (Doom II, 2007) [sup][[b]10[/b]: TheNerdTurtle2: 2, Li'l devil: 8][/sup]&#10;[b]152. [url=https://www.doomworld.com/forum/topic/101647-avactor-last-update-is-out/]Avactor[/url][/b] (Doom II, 2018) [sup][[b]10[/b]: JudgeDeadd: 2, OniriA: 8][/sup]&#10;[b]152. [url=https://www.doomworld.com/idgames/levels/doom2/Ports/a-c/chnworm]Chainworm Kommando[/url][/b] (Doom II, 2017) [sup][[b]10[/b]: Rince-wind: 5, eharper256: 5][/sup]&#10;[b]152. [url=https://www.doomworld.com/idgames/levels/doom2/Ports/s-u/tcotd21me]City of the Damned: Apocalypse[/url][/b] (Doom II, 2011) [sup][[b]10[/b]: TechnoDoomed1: 5, Rince-wind: 5][/sup]&#10;[b]152. [url=https://doomwiki.org/wiki/Daedalus:_Alien_Defense]Daedalus: Alien Defense[/url][/b] (Doom II, 2003) [sup][[b]10[/b]: A.H. Sankhatayan: 10][/sup]&#10;[b]152. [url=https://www.doomworld.com/forum/topic/104608-finely-crafted-fetish-film-7-puzzle-maps-for-boom/]Finely Crafted Fetish Film[/url][/b] (Doom II, 2019) [sup][[b]10[/b]: akolai: 10][/sup]&#10;[b]152. [url=https://www.doomworld.com/idgames/levels/doom2/g-i/grime]Grime[/url][/b] (Doom II, 2009) [sup][[b]10[/b]: WH-Wilou84: 2, darkreaver: 4, Paul977: 4][/sup]&#10;[b]152. [url=https://www.doomworld.com/forum/topic/125238-judgment-32-map-mbf21-megawad-rc1/]Judgment[/url][/b] (Doom II, 2021) [sup][[b]10[/b]: &lt;&lt;Rewind: 10][/sup]&#10;[b]152. [url=https://www.doomworld.com/idgames/levels/doom2/m-o/osiris]Osiris TC[/url][/b] (Doom II, 1996) [sup][[b]10[/b]: Vorpal: 5, Uncle 80: 2, Hitherto: 3][/sup]&#10;[b]152. [url=https://www.doomworld.com/forum/topic/91779-a-few-maps-for-plutonia-5-maps/]Plutonia AD﻿[/url][/b] (Plutonia, 2016) [sup][[b]10[/b]: dosboot: 10][/sup]&#10;[b]152. [url=https://forum.zdoom.org/viewtopic.php?f=42&amp;t=55443#p981947]Redemption Of The Slain[/url][/b] (Doom II, 2017) [sup][[b]10[/b]: Nancsi: 10][/sup]&#10;[b]152. [url=https://doomwiki.org/wiki/Skulldash]Skulldash[/url][/b] (Doom II, 2015) [sup][[b]10[/b]: everennui: 2, Lorenz0: 8][/sup]&#10;[b]152. [url=https://www.doomworld.com/idgames/levels/doom2/Ports/s-u/tn]Tangerine Nightmare[/url][/b] (Doom II, 2018) [sup][[b]10[/b]: guitardz: 10][/sup]&#10;[b]152. [url=https://doomwiki.org/wiki/The_Alfonzone]The Alfonzone[/url][/b] (Doom II, 2017) [sup][[b]10[/b]: Bryan T: 5, vdgg: 1, BohdanZPM: 4][/sup]&#10;[b]152. [url=https://www.doomworld.com/idgames/levels/doom2/megawads/ur]Unholy Realms[/url][/b] (Doom II, 2013) [sup][[b]10[/b]: Dime: 6, dylux: 2, tmorrow: 2][/sup]&#10;[b]168. [url=https://www.doomworld.com/idgames/levels/doom2/Ports/a-c/action]Action Doom[/url][/b] (Standalone, 2004) [sup][[b]9[/b]: Dragonfly: 1, Gaia74: 2, Worm318: 1, ax34: 4, Li'l devil: 1][/sup]&#10;[b]168. [url=https://www.doomworld.com/forum/topic/104557-back-to-saturn-x-episode-3-wip/]Back to Saturn X Episode﻿ 3: Instructions to the﻿ Rusty Time Machine﻿﻿[/url][/b] (Doom II, TBA) [sup][[b]9[/b]: jerk-o: 9][/sup]&#10;[b]168. [url=https://www.doomworld.com/idgames/levels/doom/megawads/bgcomp]Base Ganymede[/url][/b] (Doom, 2012) [sup][[b]9[/b]: maxmanium: 9][/sup]&#10;[b]168. [url=https://www.doomworld.com/idgames/levels/doom2/Ports/a-c/brfinal]Beyond Reality[/url][/b] (Doom II, 2012) [sup][[b]9[/b]: Talvi: 3, HUNdebLeonidasX: 6][/sup]&#10;[b]168. [url=https://www.doomworld.com/idgames/levels/doom2/Ports/megawads/die]Death in Excess[/url][/b] (Doom II, 2019) [sup][[b]9[/b]: Arbys550: 9][/sup]&#10;[b]168. [url=https://www.doomworld.com/idgames/levels/doom2/megawads/d2ino]Doom 2 In Name Only[/url][/b] (Doom II, 2014) [sup][[b]9[/b]: Odal: 4, CinnamonKilljoy: 5][/sup]&#10;[b]168. [url=https://doomwiki.org/wiki/Doom:_Damnation]Doom: Damnation[/url][/b] (Doom, 2016) [sup][[b]9[/b]: bzzrak: 9][/sup]&#10;[b]168. [url=https://www.doomworld.com/idgames/levels/doom2/Ports/megawads/dump-1]Dump Episode 1: Fuck Time Limits[/url][/b] (Doom II, 2016) [sup][[b]9[/b]: Voltcom9: 9][/sup]&#10;[b]168. [url=https://www.doomworld.com/forum/topic/88507-dump-episode-3-bfg-edition-maps-released/]Dump Episode 3: BFG Edition[/url][/b] (Doom II, 2016) [sup][[b]9[/b]: HyperLuke: 9][/sup]&#10;[b]168. [url=https://www.doomworld.com/idgames/levels/doom2/d-f/dyst3]Dystopia 3: Re-Birth of Anarchy[/url][/b] (Doom II, 1996) [sup][[b]9[/b]: Soundblock: 3, valkiriforce: 1, joepallai: 4, dosboot: 1][/sup]&#10;[b]168. [url=https://www.doomworld.com/idgames/themes/TeamTNT/ed4_rfo/ed4_rfo1]Eternal DOOM IV: Return from Oblivion[/url][/b] (Doom II, 2008) [sup][[b]9[/b]: m8f: 5, Fadri: 4][/sup]&#10;[b]168. [url=https://www.doomworld.com/forum/topic/100391-esp2/]Eternal Slumber Party﻿ 2[/url][/b] (Doom II, 2018) [sup][[b]9[/b]: Roofi: 9][/sup]&#10;[b]168. [url=https://www.doomworld.com/idgames/levels/doom2/g-i/hellrun2]Hellrun[/url][/b] (Doom II, 2013) [sup][[b]9[/b]: Doomkid: 3, joepallai: 6][/sup]&#10;[b]168. [url=https://www.doomworld.com/idgames/levels/doom2/Ports/g-i/hth2]Hi-Tech Hell 2: Alien Tech[/url][/b] (Doom II, 2005) [sup][[b]9[/b]: Graf Zahl: 9][/sup]&#10;[b]168. [url=https://www.doomworld.com/idgames/levels/doom2/m-o/obtic11]Obituary[/url][/b] (Doom II, 1995) [sup][[b]9[/b]: roadworx: 4, T-Rex: 1, Ragu: 4][/sup]&#10;[b]168. [url=https://forum.zdoom.org/viewtopic.php?t=52301#p913612]Shadow Of The Wool Ball[/url][/b] (Doom II, 2016) [sup][[b]9[/b]: Apaul27: 9][/sup]&#10;[b]168. [url=https://www.doomworld.com/idgames/levels/doom/s-u/smb_v102]The Sky May Be[/url][/b] (Doom, 1997) [sup][[b]9[/b]: AnonimVio: 3, Li'l devil: 1, msx2plus: 5][/sup]&#10;[b]168. [url=https://doomwiki.org/wiki/TNT:_Evilution]TNT: Evilution[/url][/b] (TNT, 1996) [sup][[b]9[/b]: Li'l devil: 6, PBeGood4: 2, nikitsune: 1][/sup]&#10;[b]168. [url=https://www.doomworld.com/idgames/levels/doom2/Ports/s-u/tnte1]Torment and Torture[/url][/b] (Doom II, 2006) [sup][[b]9[/b]: MFG38: 9][/sup]&#10;[b]187. [url=https://www.doomworld.com/idgames/levels/doom2/megawads/50monstr]50 Monsters[/url][/b] (Doom II, 2017) [sup][[b]8[/b]: tmorrow: 2, Worm318: 6][/sup]&#10;[b]187. [url=https://www.doomworld.com/idgames/levels/doom2/Ports/megawads/amdosia]Armadosia The Mad Corridor[/url][/b] (Doom II, 2006) [sup][[b]8[/b]: Pierrot: 2, smeghammer: 6][/sup]&#10;[b]187. [url=https://www.doomworld.com/forum/topic/107249-come-eat-the-mapwich-a-collaborative-community-project-rc1-available/]Come eat The Mapwich[/url][/b] (Doom II, 2019) [sup][[b]8[/b]: Jaromir Bergmann: 8][/sup]&#10;[b]187. [url=https://www.doomworld.com/idgames/levels/doom/a-c/crusades]Crusades[/url][/b] (Doom, 1999) [sup][[b]8[/b]: joepallai: 5, Hitherto: 3][/sup]&#10;[b]187. [url=https://www.doomworld.com/idgames/levels/doom2/d-f/doomcity]Doom City[/url][/b] (Doom II, 1995) [sup][[b]8[/b]: Jaws In Space: 4, Doomkid: 3, toxic.rat: 1][/sup]&#10;[b]187. [url=https://www.doomworld.com/forum/topic/69813-doom-the-golden-souls-mario-64-doom-definitive-edition-released/]Doom: The Golden Souls[/url][/b] (Doom II, 2014) [sup][[b]8[/b]: everennui: 1, TheNerdTurtle2: 7][/sup]&#10;[b]187. [url=https://www.doomworld.com/idgames/levels/doom2/Ports/a-c/cybie]Doomguy's Pimp Ventures[/url][/b] (Doom II, 2006) [sup][[b]8[/b]: AnonimVio: 8][/sup]&#10;[b]187. [url=https://www.doomworld.com/idgames/levels/doom2/Ports/g-i/holyhell]Holy Hell[/url][/b] (Doom II, 2006) [sup][[b]8[/b]: Outrageous Videos: 2, bemused: 6][/sup]&#10;[b]187. [url=https://www.doomworld.com/idgames/levels/doom2/Ports/megawads/italo]Italo-Doom[/url][/b] (Doom II, 2016) [sup][[b]8[/b]: bemused: 8][/sup]&#10;[b]187. [url=https://www.doomworld.com/idgames/levels/doom2/m-o/mangle]Mangle[/url][/b] (Doom II, 1995) [sup][[b]8[/b]: bzzrak: 8][/sup]&#10;[b]187. [url=https://www.doomworld.com/idgames/levels/doom2/Ports/m-o/mohu1]Monster Hunter Ltd Part I[/url][/b] (Doom II, 2014) [sup][[b]8[/b]: Jaws In Space: 4, m8f: 4][/sup]&#10;[b]187. [url=https://www.doomworld.com/idgames/levels/doom2/Ports/m-o/mohu2]Monster Hunter Ltd Part II[/url][/b] (Doom II, 2014) [sup][[b]8[/b]: Jaws In Space: 4, m8f: 4][/sup]&#10;[b]187. [url=https://www.doomworld.com/idgames/levels/doom2/Ports/m-o/nimrod]Nimrod: Ixnay on the Hombre[/url][/b] (Doom II, 2002) [sup][[b]8[/b]: Graf Zahl: 8][/sup]&#10;[b]187. [url=https://doomwiki.org/wiki/School_Doom_II]School﻿ Doom﻿﻿ 2[/url][/b] (Doom II, 1996) [sup][[b]8[/b]: Doomlover77: 8][/sup]&#10;[b]187. [url=https://www.doomworld.com/idgames/levels/doom2/Ports/s-u/scythex]Scythe X[/url][/b] (Doom II, 2009) [sup][[b]8[/b]: 42PercentHealth: 2, Graf Zahl: 2, Talvi: 3, bLOCKbOYgAMES: 1][/sup]&#10;[b]187. [url=https://www.doomworld.com/idgames/levels/doom2/Ports/megawads/swideath]Swift Death[/url][/b] (Doom II, 2015) [sup][[b]8[/b]: Nine Inch Heels: 1, fveitsi: 5, NoisyVelvet: 1, akolai: 1][/sup]&#10;[b]187. [url=https://www.doomworld.com/forum/topic/43453-new-map-ready-to-go-the-bee-map/]The Beesong[/url][/b] (Doom II, 2008) [sup][[b]8[/b]: Roofi: 8][/sup]&#10;[b]187. [url=https://doomwiki.org/wiki/The_Final_Gathering]The Final Gathering[/url][/b] (Doom II, 1995) [sup][[b]8[/b]: Ragu: 8][/sup]&#10;[b]187. [url=https://www.doomworld.com/forum/topic/115177-three-is-a-crowd-vanilla-megawad-with-three-protagonists-finally-released/]Three Is A Crowd[/url][/b] (Doom II, 2020) [sup][[b]8[/b]: Omniarch: 5, TJG1289: 3][/sup]&#10;[b]187. [url=https://www.doomworld.com/idgames/levels/doom2/Ports/v-z/vrack3]Vrack 3[/url][/b] (Doom II, 2003) [sup][[b]8[/b]: Spectra: 4, Midnight_00: 1, vdgg: 3][/sup]&#10;[b]187. [url=https://www.doomworld.com/vb/thread/110060]Wormwood[/url][/b] (Doom II, 2019) [sup][[b]8[/b]: Maribo: 8][/sup]&#10;[b]208. [url=https://www.doomworld.com/forum/topic/125479-1000-lines-3-community-project-released/?tab=comments#comment-2407876]1000 Lines 3: Community Project[/url][/b] (Doom II, 2021) [sup][[b]7[/b]: ReaperAA: 7][/sup]&#10;[b]208. [url=https://www.doomworld.com/forum/topic/108865-rc2-release-alienated-10-levels-for-gzdoom/]Alienated[/url][/b] (Doom II, 2019) [sup][[b]7[/b]: Jaromir Bergmann: 7][/sup]&#10;[b]208. [url=http://www.moddb.com/games/doom/addons/castle-heng]Castle Heng[/url][/b] (Doom II, 2014) [sup][[b]7[/b]: 7hm: 7][/sup]&#10;[b]208. [url=https://www.doomworld.com/idgames/levels/doom2/Ports/a-c/cc-cod]Caverns of Darkness[/url][/b] (Doom II, 2002) [sup][[b]7[/b]: vdgg: 7][/sup]&#10;[b]208. [url=https://doomwiki.org/wiki/Chex_Quest#Chex_Quest_2]Chex Quest 2[/url][/b] (Chex, 1997) [sup][[b]7[/b]: bzzrak: 7][/sup]&#10;[b]208. [url=https://www.doomworld.com/idgames/levels/doom2/Ports/a-c/cah_se]Cold as Hell[/url][/b] (Doom II, 2004) [sup][[b]7[/b]: Graf Zahl: 7][/sup]&#10;[b]208. [url=https://www.doomworld.com/idgames/levels/doom2/Ports/megawads/cif3]Community is Falling 3[/url][/b] (Doom II, 2008) [sup][[b]7[/b]: NuMetalManiak: 3, Voltcom9: 4][/sup]&#10;[b]208. [url=https://www.doomworld.com/idgames/levels/doom2/Ports/megawads/cpd]CPD[/url][/b] (Doom II, 2020) [sup][[b]7[/b]: Ezepov: 7][/sup]&#10;[b]208. [url=http://www.moddb.com/mods/doomone/downloads/doomone-v04]Doom: One[/url][/b] (Doom, 2013) [sup][[b]7[/b]: HyperLuke: 4, Greyenko: 3][/sup]&#10;[b]208. [url=https://www.doomworld.com/idgames/levels/doom2/Ports/megawads/echelon]Echelon[/url][/b] (Doom II, 2016) [sup][[b]7[/b]: Sky: 1, bzzrak: 5, A.H. Sankhatayan: 1][/sup]&#10;[b]208. [url=https://www.doomworld.com/forum/topic/90173-eden/]Eden[/url][/b] (Doom II, 2016) [sup][[b]7[/b]: Nirvana: 7][/sup]&#10;[b]208. [url=https://www.doomworld.com/files/file/17464-favillesco-alpha-episode-apostasy-on-amalthea/]Favillesco Alpha Episode: Apostasy on Amalthea[/url][/b] (Doom, 2014) [sup][[b]7[/b]: Ryath: 5, Ezepov: 2][/sup]&#10;[b]208. [url=https://www.doomworld.com/idgames/levels/doom2/Ports/d-f/fth666]Flashback to Hell[/url][/b] (Doom II, 2014) [sup][[b]7[/b]: GarrettChan: 2, eharper256: 5][/sup]&#10;[b]208. [url=https://doomwiki.org/wiki/Galaxia]Galaxia[/url][/b] (Doom, 1994) [sup][[b]7[/b]: A.H. Sankhatayan: 1, Ragu: 6][/sup]&#10;[b]208. [url=https://www.doomworld.com/idgames/themes/hacx/hx11pack]Hacx[/url][/b] (Doom II, 1997) [sup][[b]7[/b]: Grazza: 5, Dimon12321: 2][/sup]&#10;[b]208. [url=https://www.doomworld.com/idgames/themes/university/hsfc]HSFC[/url][/b] (Doom II, 1996) [sup][[b]7[/b]: Doomlover77: 7][/sup]&#10;[b]208. [url=https://www.doomworld.com/idgames/levels/doom2/Ports/g-i/iedge]Insanity's Edge[/url][/b] (Doom II, 2009) [sup][[b]7[/b]: TechnoDoomed1: 7][/sup]&#10;[b]208. [url=https://www.doomworld.com/idgames/levels/doom2/megawads/marsw301]Mars War[/url][/b] (Doom II, 1998) [sup][[b]7[/b]: Roofi: 5, Rince-wind: 2][/sup]&#10;[b]208. [url=https://www.doomworld.com/idgames/levels/doom2/Ports/megawads/mock2]Mock 2: The Speed of Stupid[/url][/b] (Doom II, 2003) [sup][[b]7[/b]: AnonimVio: 7][/sup]&#10;[b]208. [url=https://www.doomworld.com/idgames/levels/doom2/m-o/odessa_1]Odessa 1[/url][/b] (Doom II, 1995) [sup][[b]7[/b]: 7hm: 7][/sup]&#10;[b]208. [url=https://www.doomworld.com/idgames/levels/doom2/Ports/p-r/pwfinal]Plutonium Winds[/url][/b] (Plutonia, 2014) [sup][[b]7[/b]: Spectra: 7][/sup]&#10;[b]208. [url=https://www.doomworld.com/forum/topic/85755-rf1024-i-dont-know-whats-going-on-with-this-title-anymore/]Rf 1024[/url][/b] (Doom II, 2016) [sup][[b]7[/b]: JudgeDeadd: 2, Ryath: 5][/sup]&#10;[b]208. [url=https://www.doomworld.com/idgames/levels/hexen/j-l/kaiser_28]Shadows of Chronos[/url][/b] (Hexen, 2014) [sup][[b]7[/b]: Grain of Salt: 7][/sup]&#10;[b]208. [url=https://www.doomworld.com/idgames/levels/doom2/Ports/megawads/intime]Somewhere in Time[/url][/b] (Doom II, 2016) [sup][[b]7[/b]: STILES: 3, smeghammer: 4][/sup]&#10;[b]208. [url=http://stronghold.drdteam.org/download.html]Stronghold: On the Edge of Chaos[/url][/b] (Doom II, 2010) [sup][[b]7[/b]: MFG38: 2, termrork: 5][/sup]&#10;[b]208. [url=https://www.doomworld.com/idgames/levels/doom/a-c/class_ep]The Classic Episode[/url][/b] (Doom, 2000) [sup][[b]7[/b]: pcorf: 5, purist: 2][/sup]&#10;[b]208. [url=https://www.doomworld.com/idgames/levels/doom/Ports/d-f/draftex]Thy Flesh - Turned into a draft-excluder[/url][/b] (Doom, 2014) [sup][[b]7[/b]: 4everDoomed: 6, dosboot: 1][/sup]&#10;[b]208. [url=https://forum.zdoom.org/viewtopic.php?f=42&amp;t=55741]Waterlab GZD[/url][/b] (Doom II, 2017) [sup][[b]7[/b]: Phobus: 7][/sup]&#10;[b]236. [url=https://forum.zdoom.org/viewtopic.php?f=19&amp;t=54247&amp;p=954473]20 Monsters Community Project[/url][/b] (Doom II, 2017) [sup][[b]6[/b]: Voltcom9: 6][/sup]&#10;[b]236. [url=https://forum.zdoom.org/viewtopic.php?f=19&amp;t=47573#p807968]Ashes 2063 TC[/url][/b] (Any Doom, 2018) [sup][[b]6[/b]: rd: 4, Ezepov: 2][/sup]&#10;[b]236. [url=https://www.doomworld.com/idgames/levels/doom2/Ports/s-u/teitenga]Assault on Tei Tenga[/url][/b] (Doom II, 1999) [sup][[b]6[/b]: Ralphis: 6][/sup]&#10;[b]236. [url=https://www.doomworld.com/forum/topic/117061-bourgeois-megawad-30-maps-now-on-idgames/]Bourgeois Megawad[/url][/b] (Doom II, 2021) [sup][[b]6[/b]: TheGreenZap: 6][/sup]&#10;[b]236. [url=https://www.doomworld.com/idgames/levels/doom2/a-c/castleof]Castle of the Damned[/url][/b] (Doom II, 1996) [sup][[b]6[/b]: bzzrak: 6][/sup]&#10;[b]236. [url=https://www.doomworld.com/idgames/levels/doom2/Ports/a-c/cafebrk1]Coffee Break Episode 1[/url][/b] (Doom II, 2012) [sup][[b]6[/b]: roadworx: 2, eharper256: 4][/sup]&#10;[b]236. [url=https://www.doomworld.com/idgames/levels/doom2/Ports/a-c/c-shock2]Combat Shock 2[/url][/b] (Doom II, 2012) [sup][[b]6[/b]: Cynical: 1, Nate River: 3, Maribo: 2][/sup]&#10;[b]236. [url=https://www.doomworld.com/idgames/levels/doom/a-c/acheron]Crossing Acheron[/url][/b] (Doom, 1994) [sup][[b]6[/b]: joepallai: 1, xdude_gamer: 5][/sup]&#10;[b]236. [url=https://www.doomworld.com/idgames/levels/doom2/Ports/d-f/de-pkg]Demon Eclipse[/url][/b] (Doom II, 2006) [sup][[b]6[/b]: Soundblock: 1, Lazorinc: 1, tchkb: 4][/sup]&#10;[b]236. [url=https://www.doomworld.com/idgames/themes/university/dmuhs061]Doom U.H.S.[/url][/b] (Doom, 1996) [sup][[b]6[/b]: Doomlover77: 6][/sup]&#10;[b]236. [url=https://doomwiki.org/wiki/Doom:_The_Golden_Souls_2]Doom: The Golden Souls 2[/url][/b] (Doom II, 2018) [sup][[b]6[/b]: TJG1289: 6][/sup]&#10;[b]236. [url=https://www.doomworld.com/idgames/levels/doom2/Ports/d-f/d_space_v2]Doomed in SPACE[/url][/b] (Doom II, 2018) [sup][[b]6[/b]: Ezepov: 6][/sup]&#10;[b]236. [url=https://www.doomworld.com/idgames/levels/doom/Ports/d-f/dbimpact]Double Impact[/url][/b] (Doom, 2011) [sup][[b]6[/b]: Ralphis: 6][/sup]&#10;[b]236. [url=https://www.doomworld.com/idgames/levels/heretic/Ports/elfgp]Elf Gets Pissed[/url][/b] (Heretic, 2016) [sup][[b]6[/b]: Ralphis: 6][/sup]&#10;[b]236. [url=https://www.doomworld.com/idgames/levels/doom2/d-f/endgame]End Game[/url][/b] (Doom II, 2004) [sup][[b]6[/b]: pcorf: 6][/sup]" calcext:value-type="string">
            <text:p>[b]1. [url=https://www.doomworld.com/idgames/levels/doom2/Ports/megawads/aaliens]Ancient Aliens[/url][/b] (Doom II, 2016) [sup][[b]450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2, Simomarchi: 4, Gaia74: 8, Polri: 4, Payload4367: 10, Tartlman: 10, Worm318: 9, OniriA: 5, Makedounia: 7, Ivory Duke: 9, rd: 4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][/sup]</text:p>
            <text:p>[b]2. [url=https://www.doomworld.com/idgames/levels/doom2/megawads/av]Alien Vendetta[/url][/b] (Doom II, 2001) [sup][[b]437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4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][/sup]</text:p>
            <text:p>[b]3. [url=https://www.doomworld.com/idgames/levels/doom2/Ports/megawads/valiant]Valiant[/url][/b] (Doom II, 2015) [sup][[b]401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3, pcorf: 6, Octillion: 4, Simomarchi: 3, 4everDoomed: 5, Gaia74: 9, Payload4367: 7, Tartlman: 8, Makedounia: 6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, xdude_gamer: 7][/sup]</text:p>
            <text:p>[b]4. [url=https://www.doomworld.com/idgames/levels/doom2/Ports/megawads/scythe2]Scythe 2[/url][/b] (Doom II, 2005) [sup][[b]388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][/sup]</text:p>
            <text:p>[b]5. [url=https://www.doomworld.com/forum/topic/103425-final-release-eviternity/]Eviternity[/url][/b] (Doom II, 2018) [sup][[b]320[/b]: 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][/sup]</text:p>
            <text:p>[b]6. [url=https://www.doomworld.com/idgames/levels/doom2/Ports/megawads/sunlust]Sunlust[/url][/b] (Doom II, 2015) [sup][[b]312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][/sup]</text:p>
            <text:p>[b]7. [url=https://www.doomworld.com/idgames/levels/doom2/megawads/scythe]Scythe[/url][/b] (Doom II, 2003) [sup][[b]310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][/sup]</text:p>
            <text:p>[b]8. [url=https://www.doomworld.com/idgames/levels/doom2/megawads/btsx_e1]Back to Saturn X E1: Get Out of My Stations[/url][/b] (Doom II, 2012) [sup][[b]292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][/sup]</text:p>
            <text:p>[b]9. [url=https://www.doomworld.com/idgames/levels/doom2/Ports/megawads/gd]Going Down[/url][/b] (Doom II, 2014) [sup][[b]250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][/sup]</text:p>
            <text:p>[b]10. [url=https://www.doomworld.com/idgames/levels/doom2/megawads/pl2]Plutonia 2[/url][/b] (Plutonia, 2008) [sup][[b]204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6, Ziad EL Zein: 5, CinnamonKilljoy: 1, termrork: 5, Red-XIII: 10, joepallai: 1, DJVCardMaster: 9, Scorpius: 10, SilverMiner: 8, Deadwing: 2, Pierrot: 7, Deflektor: 2, Warrex: 2, JuanchoES: 3, Willy W.: 3, Andromeda: 7, vdgg: 1, GratefulName: 5, whybmonotacrab: 4, sapphics: 10][/sup]</text:p>
            <text:p>[b]11. [url=https://www.doomworld.com/idgames/levels/doom2/Ports/megawads/sodfinal]Speed of Doom[/url][/b] (Doom II, 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</text:p>
            <text:p>[b]12. [url=https://www.doomworld.com/idgames/themes/hr/hr]Hell Revealed[/url][/b] (Doom II, 1997) [sup][[b]145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, Hitherto: 5][/sup]</text:p>
            <text:p>[b]13. [url=https://www.doomworld.com/forum/topic/46002-sunder-updated-with-new-maps-huzzah/]Sunder[/url][/b] (Doom II, 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</text:p>
            <text:p>[b]14. [url=https://www.doomworld.com/idgames/themes/mm/mm_allup]Memento Mori[/url][/b] (Doom II, 1995) [sup][[b]117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][/sup]</text:p>
            <text:p>[b]15. [url=https://doomwiki.org/wiki/Eternal_Doom]Eternal Doom[/url][/b] (Doom II, 1996) [sup][[b]108[/b]: Vorpal: 5, 7hm: 5, T-Rex: 5, Woolie Wool: 7, Greyenko: 1, valkiriforce: 6, Octillion: 6, Polri: 3, CinnamonKilljoy: 3, joepallai: 3, A.H. Sankhatayan: 10, Willy W.: 9, Andromeda: 8, vdgg: 1, dei_eldren: 3, Dimon12321: 2, Uncle 80: 6, xdude_gamer: 10, Hitherto: 10, LadyMistDragon: 5][/sup]</text:p>
            <text:p>[b]16. [url=https://www.doomworld.com/idgames/themes/hr/hr2final]Hell Revealed II[/url][/b] (Doom II, 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  <text:p>[b]17. [url=https://www.doomworld.com/forum/topic/69960-back-to-saturn-x-episode-2-public-beta-2-critical-map15-fixes-included/]Back to Saturn X E2: Tower in the Fountain of Sparks[/url][/b] (Doom II, 2014) [sup][[b]105[/b]: Malrionn: 6, JudgeDeadd: 3, Talvi: 4, StoneMason: 10, Woolie Wool: 10, dylux: 10, m8f: 10, Arbys550: 2, Polri: 5, Ivory Duke: 2, rd: 4, Deadwing: 5, Hansen79: 5, Marn: 5, Sotenga: 4, jerk-o: 9, SCF: 4, GratefulName: 1, Uncle 80: 5, nikitsune: 1][/sup]</text:p>
            <text:p>[b]17. [url=https://www.doomworld.com/idgames/themes/mm/mm2]Memento Mori 2[/url][/b] (Doom II, 1996) [sup][[b]105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][/sup]</text:p>
            <text:p>[b]19. [url=https://www.doomworld.com/idgames/levels/doom2/Ports/megawads/resurge]Resurgence[/url][/b] (Doom II, 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</text:p>
            <text:p>[b]20. [url=https://doomwiki.org/wiki/Kama_Sutra]Kama Sutra[/url][/b] (Doom II, 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</text:p>
            <text:p>[b]21. [url=https://www.doomworld.com/forum/topic/85791-tnt-revilution-final-beta-ready-for-testing/]TNT: Revilution[/url][/b] (TNT, 2017) [sup][[b]95[/b]: Spectra: 9, bLOCKbOYgAMES: 2, GarrettChan: 1, dylux: 6, tmorrow: 2, ReaperAA: 5, Polri: 3, SilverMiner: 3, P41R47: 10, Willy W.: 5, Sotenga: 10, dei_eldren: 4, MtPain27: 5, GratefulName: 2, TheGreenZap: 6, Xeogred: 5, nikitsune: 9, xdude_gamer: 8][/sup]</text:p>
            <text:p>[b]22. [url=https://www.doomworld.com/idgames/levels/doom2/Ports/megawads/strg]Struggle - Antaresian Legacy[/url][/b] (Doom II, 2018) [sup][[b]92[/b]: Dragonfly: 6, Budoka: 10, Jaromir Bergmann: 6, Payload4367: 3, Deadwing: 6, Snikle: 7, Omniarch: 5, Dimon12321: 7, MtPain27: 3, TJG1289: 5, Azure_Horror: 9, whybmonotacrab: 7, sapphics: 10, msx2plus: 5, nikitsune: 1, Ezepov: 2][/sup]</text:p>
            <text:p>[b]23. [url=https://www.doomworld.com/idgames/levels/doom2/megawads/requiem]Requiem[/url][/b] (Doom II, 1997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</text:p>
            <text:p>[b]24. [url=https://www.romerogames.ie/si6il/]SIGIL[/url][/b] (Doom, 201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</text:p>
            <text:p>[b]25. [url=https://www.doomworld.com/idgames/levels/doom2/Ports/megawads/jpcp]Japanese Community Project (JPCP)[/url][/b] (Doom II, 2016) [sup][[b]82[/b]: Not Jabba: 6, Archvile Hunter: 5, antares031: 5, ella guro: 7, JudgeDeadd: 2, Soundblock: 1, Payload4367: 1, Tartlman: 6, rd: 4, I_Punch_Demons: 4, DOEL: 4, Endless: 5, Boy: 5, Sotenga: 1, northivanastan: 10, Fadri: 6, MtPain27: 2, TJG1289: 4, BohdanZPM: 4][/sup]</text:p>
            <text:p>[b]26. [url=https://www.doomworld.com/idgames/levels/doom2/Ports/megawads/cchest4]Community Chest 4[/url][/b] (Doom II, 2012) [sup][[b]79[/b]: Malrionn: 10, Phobus: 3, HUNdebLeonidasX: 4, Ziad EL Zein: 5, Simomarchi: 5, STILES: 9, Polri: 2, eharper256: 5, DOEL: 8, Pierrot: 3, Endless: 3, Horus: 2, Midnight_00: 6, Lewonx: 5, TheGreenZap: 6, Xeogred: 3][/sup]</text:p>
            <text:p>[b]27. [url=https://www.doomworld.com/idgames/levels/doom2/megawads/d2twid]Doom II the Way id Did[/url][/b] (Doom II, 2013) [sup][[b]76[/b]: Dime: 8, NoisyVelvet: 5, pcorf: 5, purist: 10, Polri: 3, CinnamonKilljoy: 8, Endless: 3, Marn: 5, Warrex: 2, E.M.: 5, jerk-o: 5, dosboot: 10, BohdanZPM: 4, Xeogred: 3][/sup]</text:p>
            <text:p>[b]27. [url=https://www.doomworld.com/idgames/levels/doom/Ports/megawads/neis]No End in Sight[/url][/b] (Doom, 2016) [sup][[b]76[/b]: Not Jabba: 5, Vorpal: 5, ella guro: 6, yakfak: 9, NoisyVelvet: 1, STILES: 6, Polri: 5, Tartlman: 6, Worm318: 9, Omniarch: 10, Ryath: 5, cannonball: 3, TheGreenZap: 6][/sup]</text:p>
            <text:p>[b]29. [url=https://www.doomworld.com/idgames/levels/doom2/Ports/megawads/hellbnd]Hellbound[/url][/b] (Doom II, 2013) [sup][[b]73[/b]: Not Jabba: 2, Spectre01: 8, Malrionn: 7, bLOCKbOYgAMES: 9, HUNdebLeonidasX: 7, Bryan T: 5, Odal: 6, Octillion: 10, Polri: 1, OniriA: 8, E.M.: 5, Xeogred: 5][/sup]</text:p>
            <text:p>[b]29. [url=https://www.doomworld.com/idgames/levels/doom2/Ports/p-r/pirates]Pirate Doom[/url][/b] (Doom II, 2013) [sup][[b]73[/b]: Jaws In Space: 10, Dime: 5, Phobus: 6, Dragonfly: 4, Soundblock: 2, Rince-wind: 5, CinnamonKilljoy: 7, Payload4367: 6, SilverMiner: 5, SOSU: 10, Sotenga: 2, Fadri: 2, TJG1289: 2, Lewonx: 7][/sup]</text:p>
            <text:p>[b]31. [url=https://www.doomworld.com/idgames/levels/doom/megawads/dtwid]Doom the Way id Did[/url][/b] (Doom, 2011) [sup][[b]71[/b]: Mr. Freeze: 4, Malrionn: 2, MFG38: 4, WH-Wilou84: 1, Greyenko: 9, Altima: 6, Ziad EL Zein: 5, purist: 5, Polri: 4, CinnamonKilljoy: 7, eharper256: 4, Endless: 2, Warrex: 5, Omniarch: 5, jerk-o: 5, LadyMistDragon: 3][/sup]</text:p>
            <text:p>[b]32. [url=https://www.doomworld.com/idgames/levels/doom2/Ports/v-z/vanguard]Vanguard[/url][/b] (Doom II, 2011) [sup][[b]69[/b]: Cynical: 5, Spectre01: 3, 7hm: 4, GarrettChan: 5, Poncho: 9, Nirvana: 4, guitardz: 5, Makedounia: 1, Ivory Duke: 1, VanaheimRanger: 6, Azure_Horror: 2, Uncle 80: 5, sapphics: 5, Ezepov: 8, Maribo: 6][/sup]</text:p>
            <text:p>[b]33. [url=https://www.doomworld.com/idgames/levels/doom2/Ports/d-f/dvii-1i]Deus Vult II[/url][/b] (Doom II, 2008) [sup][[b]67[/b]: Cynical: 10, NuMetalManiak: 10, justsomemusicguy: 7, JudgeDeadd: 2, Talvi: 4, Greyenko: 8, Philnemba: 9, bemused: 1, NoisyVelvet: 3, Polri: 3, &lt;&lt;Rewind: 5, Marn: 5][/sup]</text:p>
            <text:p>[b]34. [url=https://www.doomworld.com/idgames/levels/doom2/megawads/epic2]Epic 2[/url][/b] (Doom II, 2010) [sup][[b]65[/b]: ShoDemo: 6, NuMetalManiak: 9, Spectre01: 7, yakfak: 2, Talvi: 2, HUNdebLeonidasX: 9, TheMightyHeracross: 5, Arbys550: 1, OniriA: 2, DOEL: 6, SOSU: 9, Hitherto: 7][/sup]</text:p>
            <text:p>[b]35. [url=https://doomwiki.org/wiki/No_Rest_for_the_Living]No Rest for the Living[/url][/b] (Doom II, 2010) [sup][[b]63[/b]: Vorpal: 5, Nancsi: 9, ReaperAA: 1, Diabolución: 10, 4everDoomed: 7, STILES: 7, CinnamonKilljoy: 3, Endless: 6, waciej: 2, Fadri: 4, lokbustam257: 7, Xeogred: 2][/sup]</text:p>
            <text:p>[b]36. [url=https://doomwiki.org/wiki/The_Plutonia_Experiment]The Plutonia Experiment[/url][/b] (Plutonia, 1996) [sup][[b]61[/b]: guitardz: 5, purist: 5, termrork: 5, Tartlman: 1, Worm318: 2, Deadwing: 10, northivanastan: 4, Fadri: 5, VanaheimRanger: 7, i suck at nicknames: 6, PBeGood4: 6, Hitherto: 5][/sup]</text:p>
            <text:p>[b]37. [url=http://adventuresofsquare.com/downloads.php]The Adventures of Square[/url][/b] (Standalone, 2014) [sup][[b]55[/b]: Sky: 9, ShoDemo: 5, Ed: 5, JudgeDeadd: 5, Woolie Wool: 8, Squadallah: 7, termrork: 5, Marn: 5, Sotenga: 6][/sup]</text:p>
            <text:p>[b]38. [url=https://www.doomworld.com/idgames/levels/doom2/Ports/megawads/alt]A.L.T.[/url][/b] (Doom II, 2012) [sup][[b]54[/b]: Not Jabba: 7, Spectre01: 2, ella guro: 10, yakfak: 10, Rince-wind: 5, Hansen79: 5, P41R47: 7, SOSU: 8][/sup]</text:p>
            <text:p>[b]39. [url=https://www.doomworld.com/idgames/levels/doom2/Ports/s-u/stardate]Stardate 20X6[/url][/b] (Doom II, 2013) [sup][[b]52[/b]: MFG38: 6, WH-Wilou84: 3, Talvi: 1, GarrettChan: 7, bemused: 3, Nirvana: 6, Nazgul9: 1, rd: 4, Hansen79: 5, Snikle: 3, PBeGood4: 8, Maribo: 5][/sup]</text:p>
            <text:p>[b]39. [url=https://www.doomworld.com/idgames/levels/doom2/s-u/sid]Suspended in Dusk[/url][/b] (Doom II, 2005) [sup][[b]52[/b]: Sky: 2, WH-Wilou84: 3, bLOCKbOYgAMES: 8, soner du: 9, m8f: 5, termrork: 5, joepallai: 3, Deflektor: 10, Demion: 2, Midnight_00: 2, Fadri: 3][/sup]</text:p>
            <text:p>[b]41. [url=https://www.doomworld.com/idgames/levels/doom2/Ports/g-i/hg]Hell Ground[/url][/b] (Doom II, 2009) [sup][[b]49[/b]: Cynical: 8, Chamelenoel: 7, antares031: 5, WH-Wilou84: 2, darkreaver: 1, Polri: 2, Pierrot: 4, Demion: 5, Boy: 3, SCF: 1, whybmonotacrab: 2, nikitsune: 9][/sup]</text:p>
            <text:p>[b]42. [url=https://www.doomworld.com/idgames/levels/doom2/Ports/megawads/1024]Congestion 1024[/url][/b] (Doom II, 2005) [sup][[b]47[/b]: Mr. Freeze: 5, HyperLuke: 7, Voltcom9: 5, bonnie: 4, Dragonfly: 8, Philnemba: 5, Hansen79: 3, waciej: 10][/sup]</text:p>
            <text:p>[b]42. [url=https://www.doomworld.com/idgames/levels/doom2/Ports/j-l/lunatic]Lunatic[/url][/b] (Doom II, 2011) [sup][[b]47[/b]: Cynical: 6, Dime: 9, Nate River: 4, Poncho: 5, Gaia74: 3, Deflektor: 8, Marn: 5, Boy: 5, Ezepov: 2][/sup]</text:p>
            <text:p>[b]42. [url=https://doomwiki.org/wiki/STRAIN]STRAIN[/url][/b] (Doom II, 1997) [sup][[b]47[/b]: Grazza: 6, ella guro: 4, JudgeDeadd: 1, T-Rex: 1, Squadallah: 9, smeghammer: 5, vdgg: 1, Ryath: 10, Li'l devil: 10][/sup]</text:p>
            <text:p>[b]45. [url=https://doomwiki.org/wiki/Icarus:_Alien_Vanguard]Icarus: Alien Vanguard[/url][/b] (Doom II, 1996) [sup][[b]45[/b]: Ralphis: 6, Grazza: 8, T-Rex: 3, valkiriforce: 8, A.H. Sankhatayan: 10, Dimon12321: 1, xdude_gamer: 9][/sup]</text:p>
            <text:p>[b]46. [url=https://www.doomworld.com/idgames/levels/doom/Ports/megawads/kdizd_12]Knee-Deep in ZDoom[/url][/b] (Doom, 2007) [sup][[b]43[/b]: Graf Zahl: 6, Voltcom9: 7, tchkb: 2, Apaul27: 7, 4everDoomed: 5, Rince-wind: 1, Jaromir Bergmann: 2, Lewonx: 10, Li'l devil: 3][/sup]</text:p>
            <text:p>[b]47. [url=https://www.doomworld.com/idgames/levels/doom2/Ports/s-u/swtw]Swim With the Whales[/url][/b] (Doom II, 2013) [sup][[b]42[/b]: WH-Wilou84: 2, Nate River: 9, Soundblock: 3, Lazorinc: 6, Nirvana: 10, NoisyVelvet: 3, akolai: 2, Maribo: 7][/sup]</text:p>
            <text:p>[b]47. [url=https://doomwiki.org/wiki/Winter's_Fury]Winter's Fury[/url][/b] (Doom II, 2012) [sup][[b]42[/b]: Dragonfly: 2, TechnoDoomed1: 10, Lorenz0: 7, Octillion: 7, OniriA: 3, Ivory Duke: 3, ASaltShaker: 9, Lewonx: 1][/sup]</text:p>
            <text:p>[b]49. [url=https://www.doomworld.com/idgames/levels/doom2/Ports/megawads/jenesis]Jenesis[/url][/b] (Doom II, 2011) [sup][[b]40[/b]: Not Jabba: 2, roadworx: 2, Altima: 7, NaZa: 2, Poncho: 1, dylux: 5, Ziad EL Zein: 5, Scorpius: 2, Makedounia: 3, Deadwing: 5, DoomDork: 1, ASaltShaker: 2, Midnight_00: 3][/sup]</text:p>
            <text:p>[b]50. [url=https://www.doomworld.com/idgames/levels/doom2/Ports/d-f/equinox]Equinox[/url][/b] (Doom II, 2001) [sup][[b]39[/b]: Sky: 5, Grazza: 9, ella guro: 5, A.H. Sankhatayan: 10, AtticTelephone: 5, Boy: 5][/sup]</text:p>
            <text:p>[b]51. [url=https://doomwiki.org/wiki/Cyberdreams]Cyberdreams[/url][/b] (Doom II, 1998) [sup][[b]38[/b]: 42PercentHealth: 3, ShoDemo: 1, 7hm: 7, justsomemusicguy: 3, bonnie: 7, NoisyVelvet: 4, TheNerdTurtle2: 3, termrork: 5, AtticTelephone: 5][/sup]</text:p>
            <text:p>[b]52. [url=https://www.doomworld.com/idgames/levels/doom2/Ports/d-f/distrbia]Disturbia[/url][/b] (Doom II, 2008) [sup][[b]37[/b]: Sky: 7, darkreaver: 10, Roofi: 6, Paul977: 6, akolai: 8][/sup]</text:p>
            <text:p>[b]53. [url=https://www.doomworld.com/idgames/levels/doom2/Ports/megawads/prcp]Plutonia: Revisited Community Project[/url][/b] (Plutonia, 2011) [sup][[b]35[/b]: Nine Inch Heels: 3, Paul977: 10, bLOCKbOYgAMES: 3, Altima: 5, NoisyVelvet: 3, Odal: 7, Polri: 3, Scorpius: 1][/sup]</text:p>
            <text:p>[b]54. [url=https://www.doomworld.com/idgames/levels/doom2/Ports/a-c/breach]Breach[/url][/b] (Doom II, 2015) [sup][[b]33[/b]: Jaws In Space: 7, Dime: 10, guitardz: 2, Nancsi: 1, Jaromir Bergmann: 4, smeghammer: 3, TheGreenZap: 6][/sup]</text:p>
            <text:p>[b]54. [url=http://www.doom2.net/doom2/wads/DWANGO5.ZIP]Dwango5[/url][/b] (Doom II, 1995) [sup][[b]33[/b]: Doomkid: 10, Ralphis: 7, antares031: 8, toxic.rat: 8][/sup]</text:p>
            <text:p>[b]56. [url=https://doomwiki.org/wiki/Brutal_Doom:_Hell_on_Earth_Starter_Pack]Brutal Doom: Hell on Earth Starter Pack (Extermination Day)[/url][/b] (Doom II, 2015) [sup][[b]31[/b]: TechnoDoomed1: 9, Squadallah: 8, DoomDork: 2, Deflektor: 4, behemoth_667: 6, TJG1289: 2][/sup]</text:p>
            <text:p>[b]56. [url=https://doomwiki.org/wiki/Chillax]Chillax[/url][/b] (Doom II, 2010) [sup][[b]31[/b]: Nine Inch Heels: 4, AnonimVio: 5, fveitsi: 5, Outrageous Videos: 3, Simomarchi: 2, Gaia74: 5, maxmanium: 1, waciej: 6][/sup]</text:p>
            <text:p>[b]56. [url=https://www.doomworld.com/idgames/levels/doom2/Ports/s-u/unloved]Unloved[/url][/b] (Doom II, 2010) [sup][[b]31[/b]: MFG38: 1, everennui: 8, bonnie: 10, TechnoDoomed1: 3, Payload4367: 2, Dimon12321: 5, Maribo: 2][/sup]</text:p>
            <text:p>[b]59. [url=https://doomwiki.org/wiki/2002_A_Doom_Odyssey]2002: A Doom Odyssey[/url][/b] (Doom, 2002) [sup][[b]30[/b]: soner du: 4, Philnemba: 8, tmorrow: 2, Red-XIII: 3, joepallai: 1, SilverMiner: 6, smeghammer: 3, Endless: 1, vdgg: 1, cannonball: 1][/sup]</text:p>
            <text:p>[b]59. [url=https://www.doomworld.com/forum/topic/120175-heartland-an-episode-for-the-eternity-engine-rc3-out/]Heartland[/url][/b] (Doom II, 2021) [sup][[b]30[/b]: ReaperAA: 9, MtPain27: 3, TJG1289: 2, i suck at nicknames: 8, GratefulName: 8][/sup]</text:p>
            <text:p>[b]59. [url=https://www.doomworld.com/idgames/levels/doom/Ports/d-f/e1m8b]Tech Gone Bad[/url][/b] (Doom, 2016) [sup][[b]30[/b]: Jaws In Space: 5, guitardz: 5, Nancsi: 8, Diabolución: 5, Jaromir Bergmann: 1, Marn: 5, DooM Bear: 1][/sup]</text:p>
            <text:p>[b]59. [url=https://www.doomworld.com/idgames/levels/doom2/Ports/s-u/tutnt]The Ultimate Torment &amp; Torture[/url][/b] (Doom II, 2007) [sup][[b]30[/b]: HyperLuke: 8, Talvi: 4, Greyenko: 4, TechnoDoomed1: 2, TheMightyHeracross: 3, Ziad EL Zein: 5, Ivory Duke: 4][/sup]</text:p>
            <text:p>[b]63. [url=https://www.doomworld.com/idgames/levels/doom2/Ports/m-o/mek-catk]Counterattack[/url][/b] (Doom II, 2017) [sup][[b]29[/b]: rd: 6, Hansen79: 3, VanaheimRanger: 4, SCF: 5, sapphics: 10, nikitsune: 1][/sup]</text:p>
            <text:p>[b]63. [url=https://www.doomworld.com/forum/topic/105215-lost-civilization-22-map-fun-and-nonlinear-megawad-now-with-download-link/]Lost Civilization[/url][/b] (Doom II, 2019) [sup][[b]29[/b]: OniriA: 9, rd: 6, Endless: 8, Snikle: 6][/sup]</text:p>
            <text:p>[b]63. [url=https://www.doomworld.com/idgames/levels/doom2/Ports/m-o/miasma]Miasma[/url][/b] (Doom II, 2016) [sup][[b]29[/b]: WH-Wilou84: 1, Soundblock: 2, Nirvana: 9, NoisyVelvet: 1, Willy W.: 7, jerk-o: 7, akolai: 2][/sup]</text:p>
            <text:p>[b]66. [url=https://www.doomworld.com/forum/topic/92574-dimension-of-the-boomed/]Dimension of the Boomed[/url][/b] (Doom II, 2018) [sup][[b]27[/b]: Ivory Duke: 7, Hansen79: 4, SOSU: 2, Ryath: 5, SCF: 2, GratefulName: 2, Uncle 80: 5][/sup]</text:p>
            <text:p>[b]66. [url=https://www.doomworld.com/idgames/levels/doom2/megawads/rudy2]Rowdy Rudy II: POWERTRIP![/url][/b] (Doom II, 2020) [sup][[b]27[/b]: Dimon12321: 10, Azure_Horror: 5, TheGreenZap: 10, Ezepov: 2][/sup]</text:p>
            <text:p>[b]66. [url=https://www.doomworld.com/idgames/levels/doom2/Ports/v-z/violence]Violence[/url][/b] (Doom II, 2015) [sup][[b]27[/b]: Chamelenoel: 10, everennui: 4, Nate River: 2, Lorenz0: 4, rd: 4, Ezepov: 2, Maribo: 1][/sup]</text:p>
            <text:p>[b]69. [url=https://www.doomworld.com/idgames/themes/batman/batman]Batman Doom[/url][/b] (Doom II, 1999) [sup][[b]26[/b]: yakfak: 8, JudgeDeadd: 4, soner du: 10, Uncle 80: 4][/sup]</text:p>
            <text:p>[b]69. [url=https://www.doomworld.com/idgames/levels/doom2/megawads/zone300]Zone 300[/url][/b] (Doom II, 2013) [sup][[b]26[/b]: Voltcom9: 8, Soundblock: 3, purist: 3, maxmanium: 8, ASaltShaker: 4][/sup]</text:p>
            <text:p>[b]71. [url=https://www.doomworld.com/idgames/levels/doom2/Ports/a-c/crumpets]Crumpets[/url][/b] (Doom II, 2015) [sup][[b]25[/b]: everennui: 2, Nate River: 8, Nirvana: 1, Makedounia: 2, VanaheimRanger: 5, whybmonotacrab: 7][/sup]</text:p>
            <text:p>[b]71. [url=https://www.doomworld.com/idgames/levels/doom2/Ports/d-f/dv]Deus Vult[/url][/b] (Doom II, 2004) [sup][[b]25[/b]: Mr. Freeze: 7, WH-Wilou84: 5, joepallai: 1, DJVCardMaster: 1, waciej: 4, Maribo: 7][/sup]</text:p>
            <text:p>[b]71. [url=https://www.doomworld.com/forum/topic/109216-doom-zero-launch-and-celebrating-25-years-of-doom-ii/]Doom Zero[/url][/b] (Doom II, 2019) [sup][[b]25[/b]: maxmanium: 2, CinnamonKilljoy: 8, Warrex: 10, Horus: 2, Azure_Horror: 3][/sup]</text:p>
            <text:p>[b]71. [url=https://www.doomworld.com/idgames/levels/doom2/Ports/megawads/sf2012]Slaughterfest 2012[/url][/b] (Doom II, 2013) [sup][[b]25[/b]: HyperLuke: 1, Outrageous Videos: 1, bemused: 2, Apaul27: 8, tmorrow: 3, Arbys550: 3, Simomarchi: 6, maxmanium: 1][/sup]</text:p>
            <text:p>[b]71. [url=https://www.doomworld.com/idgames/levels/doom2/Ports/megawads/zdcmp2]ZDoom Community Map Project II[/url][/b] (Doom II, 2014) [sup][[b]25[/b]: Graf Zahl: 10, Phobus: 9, TechnoDoomed1: 6][/sup]</text:p>
            <text:p>[b]76. [url=https://www.doomworld.com/forum/topic/108251-abandon-beta-is-here/]Abandon[/url][/b] (Doom II, 2020) [sup][[b]24[/b]: Arbys550: 8, &lt;&lt;Rewind: 10, akolai: 6][/sup]</text:p>
            <text:p>[b]76. [url=https://www.doomworld.com/idgames/levels/doom2/Ports/megawads/ngmvmt2]Newgothic Movement 2[/url][/b] (Doom II, 2017) [sup][[b]24[/b]: Nine Inch Heels: 8, ShoDemo: 2, Outrageous Videos: 9, Nazgul9: 5][/sup]</text:p>
            <text:p>[b]76. [url=http://www.mustaine.com/about/video-game-work/perditions-gate/]Perdition's Gate[/url][/b] (Doom II, 1996) [sup][[b]24[/b]: Vorpal: 5, Nate River: 1, bonnie: 10, P41R47: 3, E.M.: 5][/sup]</text:p>
            <text:p>[b]79. [url=http://www.moddb.com/games/doom-ii/addons/eternal-slumber-party-v2]Eternal Slumber Party[/url][/b] (Doom II, 2015) [sup][[b]23[/b]: Roofi: 10, Outrageous Videos: 8, Grain of Salt: 4, Simomarchi: 1][/sup]</text:p>
            <text:p>[b]80. [url=https://www.doomworld.com/idgames/levels/doom2/Ports/a-c/bauhaus]Bauhaus[/url][/b] (Doom II, 2014) [sup][[b]22[/b]: ella guro: 9, 7hm: 5, Grain of Salt: 3, NoisyVelvet: 1, vdgg: 4][/sup]</text:p>
            <text:p>[b]80. [url=https://www.doomworld.com/idgames/levels/doom/Ports/p-r/par-lutz]Phobos: Anomaly Reborn[/url][/b] (Doom, 2003) [sup][[b]22[/b]: Ed: 5, Graf Zahl: 1, SilverMiner: 10, smeghammer: 6][/sup]</text:p>
            <text:p>[b]80. [url=https://doomwiki.org/wiki/REKKR]REKKR[/url][/b] (Standalone, 2018) [sup][[b]22[/b]: soner du: 8, Rince-wind: 5, Dimon12321: 6, Hitherto: 3][/sup]</text:p>
            <text:p>[b]80. [url=https://www.doomworld.com/idgames/levels/doom2/Ports/megawads/zpack]ZPack[/url][/b] (Doom II, 2008) [sup][[b]22[/b]: MFG38: 5, Voltcom9: 3, TechnoDoomed1: 4, Ziad EL Zein: 5, Octillion: 5][/sup]</text:p>
            <text:p>[b]84. [url=https://www.doomworld.com/idgames/levels/doom2/Ports/megawads/cchest2]Community Chest 2[/url][/b] (Doom II, 2004) [sup][[b]21[/b]: Sky: 10, tchkb: 1, Midnight_00: 9, vdgg: 1][/sup]</text:p>
            <text:p>[b]84. [url=https://www.doomworld.com/forum/topic/105598-hurt-singleplayer-map-in-hell/]Hurt[/url][/b] (Doom II, 2019) [sup][[b]21[/b]: Jaromir Bergmann: 9, OniriA: 7, I_Punch_Demons: 5][/sup]</text:p>
            <text:p>[b]84. [url=https://www.doomworld.com/idgames/levels/doom2/megawads/tvr]Revolution![/url][/b] (Doom II, 2001) [sup][[b]21[/b]: Not Jabba: 1, Grazza: 3, Altima: 4, termrork: 5, SilverMiner: 5, P41R47: 3][/sup]</text:p>
            <text:p>[b]87. [url=https://www.doomworld.com/idgames/levels/doom2/Ports/a-c/anta_req]Antaresian Reliquary[/url][/b] (Doom II, 2020) [sup][[b]20[/b]: Dimon12321: 6, SCF: 6, Azure_Horror: 7, nikitsune: 1][/sup]</text:p>
            <text:p>[b]87. [url=https://www.doomworld.com/idgames/levels/doom2/Ports/megawads/bstain]Bloodstain[/url][/b] (Doom II, 2016) [sup][[b]20[/b]: NuMetalManiak: 5, everennui: 5, Forli: 4, DOEL: 5, akolai: 1][/sup]</text:p>
            <text:p>[b]87. [url=https://www.doomworld.com/forum/topic/91854-v15-doom-64-retribution/]Doom 64: Retribution[/url][/b] (Doom II, 2016) [sup][[b]20[/b]: guitardz: 5, 4everDoomed: 8, Warrex: 7][/sup]</text:p>
            <text:p>[b]87. [url=https://www.doomworld.com/idgames/levels/doom2/Ports/m-o/nuts]Nuts[/url][/b] (Doom II, 2001) [sup][[b]20[/b]: Chamelenoel: 6, AnonimVio: 9, E.M.: 5][/sup]</text:p>
            <text:p>[b]87. [url=https://www.doomworld.com/idgames/levels/doom2/Ports/s-u/scl_top]Threshold of Pain[/url][/b] (Doom II, 2010) [sup][[b]20[/b]: Malrionn: 7, MFG38: 7, 4everDoomed: 6][/sup]</text:p>
            <text:p>[b]92. [url=https://doomwiki.org/wiki/180_Minutes_Pour_Vivre]180 Minutes Pour Vivre[/url][/b] (Doom II, 2020) [sup][[b]19[/b]: Azure_Horror: 9, LadyMistDragon: 10][/sup]</text:p>
            <text:p>[b]92. [url=https://www.doomworld.com/idgames/levels/doom2/Ports/a-c/arcadia]Arcadia Demade[/url][/b] (Doom II, 2010) [sup][[b]19[/b]: Jaws In Space: 9, Vorpal: 5, guitardz: 1, Nancsi: 4][/sup]</text:p>
            <text:p>[b]92. [url=https://www.doomworld.com/idgames/levels/doom2/megawads/dmonfear]Demonfear[/url][/b] (Doom II, 2000) [sup][[b]19[/b]: roadworx: 4, soner du: 3, Philnemba: 3, NaZa: 1, P41R47: 3, Marn: 5][/sup]</text:p>
            <text:p>[b]92. [url=https://www.doomworld.com/forum/topic/85591-nihility-infinite-teeth-shareware-episode-v121/]Nihility: Infinite ﻿Teeth﻿[/url][/b] (Doom, 2016) [sup][[b]19[/b]: Rince-wind: 5, rd: 4, Omniarch: 5, Ryath: 5][/sup]</text:p>
            <text:p>[b]92. [url=https://www.doomworld.com/idgames/levels/doom2/Ports/s-u/sd20x7]Stardate 20X7[/url][/b] (Doom II, 2017) [sup][[b]19[/b]: yakfak: 6, Grain of Salt: 8, bemused: 4, akolai: 1][/sup]</text:p>
            <text:p>[b]92. [url=https://www.doomworld.com/idgames/levels/doom2/Ports/a-c/action2]Urban Brawl: Action Doom 2[/url][/b] (Standalone, 2008) [sup][[b]19[/b]: Chamelenoel: 1, JudgeDeadd: 4, Phobus: 10, Dimon12321: 4][/sup]</text:p>
            <text:p>[b]98. [url=http://www.doomwadstation.net/main/aliens.html]Aliens TC[/url][/b] (Doom II, 1994) [sup][[b]18[/b]: yakfak: 4, Payload4367: 5, Ragu: 9][/sup]</text:p>
            <text:p>[b]98. [url=https://www.doomworld.com/forum/topic/105670-faithless-a-heretic-hub-final/]Faithless[/url][/b] (Heretic, 2019) [sup][[b]18[/b]: ReaperAA: 8, Rince-wind: 5, Ryath: 5][/sup]</text:p>
            <text:p>[b]98. [url=https://www.doomworld.com/idgames/levels/doom/Ports/d-f/e1m4b]Phobos Mission Control[/url][/b] (Doom, 2016) [sup][[b]18[/b]: Nancsi: 6, Diabolución: 5, Marn: 5, DooM Bear: 2][/sup]</text:p>
            <text:p>[b]98. [url=https://www.doomworld.com/idgames/levels/doom2/Ports/megawads/sf2011]Slaughterfest 2011[/url][/b] (Doom II, 2012) [sup][[b]18[/b]: Outrageous Videos: 5, tmorrow: 3, Simomarchi: 10][/sup]</text:p>
            <text:p>[b]102. [url=https://www.doomworld.com/forum/topic/92776-brigandine-rc2-updated-2017-05-13/]Brigandine[/url][/b] (Doom II, 2017) [sup][[b]17[/b]: Dragonfly: 7, guitardz: 2, Jaromir Bergmann: 5, VanaheimRanger: 3][/sup]</text:p>
            <text:p>[b]102. [url=http://heroestospare.com/rabotik/harmony.php]Harmony[/url][/b] (Standalone, 2009) [sup][[b]17[/b]: Not Jabba: 5, Sky: 6, ax34: 4, Ezepov: 2][/sup]</text:p>
            <text:p>[b]102. [url=https://www.doomworld.com/idgames/levels/doom2/Ports/megawads/mutiny]Mutiny[/url][/b] (Doom II, 2016) [sup][[b]17[/b]: Jaws In Space: 6, Doomkid: 3, everennui: 2, NoisyVelvet: 1, m8f: 4, sapphics: 1][/sup]</text:p>
            <text:p>[b]102. [url=https://www.doomworld.com/idgames/levels/doom2/Ports/s-u/uacultra]UAC Ultra[/url][/b] (Doom II, 2010) [sup][[b]17[/b]: Malrionn: 10, behemoth_667: 5, TheGreenZap: 2][/sup]</text:p>
            <text:p>[b]106. [url=https://www.doomworld.com/idgames/levels/doom/a-c/castevil]Castle of Evil[/url][/b] (Doom, 1994) [sup][[b]16[/b]: bzzrak: 10, joepallai: 6][/sup]</text:p>
            <text:p>[b]106. [url=https://www.doomworld.com/idgames/levels/doom2/Ports/megawads/drkenctr]Dark Encounters[/url][/b] (Doom II, 2017) [sup][[b]16[/b]: Bryan T: 5, dylux: 8, Octillion: 3][/sup]</text:p>
            <text:p>[b]106. [url=https://www.doomworld.com/idgames/levels/doom2/Ports/j-l/legher]Legacy of Heroes[/url][/b] (Doom II, 2016) [sup][[b]16[/b]: Woolie Wool: 5, dylux: 7, eharper256: 4][/sup]</text:p>
            <text:p>[b]106. [url=https://www.doomworld.com/idgames/levels/doom2/m-o/nochance]No Chance[/url][/b] (Doom II, 2008) [sup][[b]16[/b]: Roofi: 7, Maribo: 9][/sup]</text:p>
            <text:p>[b]106. [url=https://forum.zdoom.org/viewtopic.php?t=56668#p1000996]Rise of the Wool Ball[/url][/b] (Standalone, 2017) [sup][[b]16[/b]: JudgeDeadd: 3, Squadallah: 1, Apaul27: 9, TheMightyHeracross: 3][/sup]</text:p>
            <text:p>[b]111. [url=https://www.doomworld.com/idgames/levels/doom2/megawads/avj]Arch-Vile Jump[/url][/b] (Doom II, 2010) [sup][[b]15[/b]: termrork: 5, Red-XIII: 10][/sup]</text:p>
            <text:p>[b]111. [url=https://www.doomworld.com/forum/topic/121263-arrival-v101-fix-a-limit-removing-episode-for-doom-ii/]Arrival[/url][/b] (Doom II, 2021) [sup][[b]15[/b]: dosboot: 10, Xeogred: 5][/sup]</text:p>
            <text:p>[b]111. [url=http://freedoom.github.io/download.html]Freedoom: Phase 1[/url][/b] (Standalone, 2009) [sup][[b]15[/b]: Chamelenoel: 3, northivanastan: 6, jerk-o: 3, xdude_gamer: 3][/sup]</text:p>
            <text:p>[b]111. [url=http://freedoom.github.io/download.html]Freedoom: Phase 2[/url][/b] (Standalone, 2003) [sup][[b]15[/b]: Spectra: 1, Voltcom9: 1, TheMightyHeracross: 3, northivanastan: 3, jerk-o: 3, xdude_gamer: 4][/sup]</text:p>
            <text:p>[b]111. [url=https://doomwiki.org/wiki/Magnolia]Magnolia[/url][/b] (Doom II, 2018) [sup][[b]15[/b]: msx2plus: 5, akolai: 10][/sup]</text:p>
            <text:p>[b]111. [url=https://doomwiki.org/wiki/The_Brotherhood_of_Ruin]The Brotherhood of Ruin[/url][/b] (Doom II, 2003) [sup][[b]15[/b]: joepallai: 4, vdgg: 6, Hitherto: 5][/sup]</text:p>
            <text:p>[b]111. [url=https://www.doomworld.com/forum/topic/74280-the-ultimate-doom-ii-doom-ii-levels-remade/]The Ultimate Doom II [/url][/b] (Doom II, 2015) [sup][[b]15[/b]: Ivory Duke: 5, lokbustam257: 10][/sup]</text:p>
            <text:p>[b]118. [url=https://www.doomworld.com/forum/topic/64353-doom-64-for-doom-ii/]Doom 64 for Doom II[/url][/b] (Doom II, 2013) [sup][[b]14[/b]: Roofi: 1, Woolie Wool: 1, I_Punch_Demons: 2, Warrex: 10][/sup]</text:p>
            <text:p>[b]118. [url=https://www.doomworld.com/forum/topic/106058-paradise-v2-multiplayer-beta-on-page-3-4122020/]Paradise[/url][/b] (Doom II, 2019) [sup][[b]14[/b]: Lorenz0: 5, JuanchoES: 1, whybmonotacrab: 8][/sup]</text:p>
            <text:p>[b]118. [url=https://www.doomworld.com/idgames/levels/doom2/megawads/reverie]Reverie[/url][/b] (Doom II, 2011) [sup][[b]14[/b]: Octillion: 9, joepallai: 1, BohdanZPM: 4][/sup]</text:p>
            <text:p>[b]118. [url=https://www.doomworld.com/idgames/levels/doom2/Ports/megawads/sihr2fix]Survive in Hell[/url][/b] (Doom II, 2012) [sup][[b]14[/b]: Spectra: 8, Pierrot: 6][/sup]</text:p>
            <text:p>[b]118. [url=https://www.doomworld.com/idgames/levels/doom2/megawads/darken2]The Darkening Episode 2[/url][/b] (Doom II, 2000) [sup][[b]14[/b]: Graf Zahl: 4, joepallai: 2, vdgg: 8][/sup]</text:p>
            <text:p>[b]118. [url=https://www.doomworld.com/idgames/levels/doom2/d-f/enigma]The Enigma Episode[/url][/b] (Doom II, 1995) [sup][[b]14[/b]: T-Rex: 3, valkiriforce: 1, Ragu: 10][/sup]</text:p>
            <text:p>[b]118. [url=https://www.doomworld.com/idgames/levels/doom2/Ports/megawads/sp_usimp]Ultimate Simplicity[/url][/b] (Doom II, 2007) [sup][[b]14[/b]: Dragonfly: 5, Simomarchi: 9][/sup]</text:p>
            <text:p>[b]118. [url=https://www.doomworld.com/forum/topic/50158-wip-vela-pax-beta-21-out-now-with-1-more-stuff/]Vela Pax[/url][/b] (Doom II, 2010) [sup][[b]14[/b]: WH-Wilou84: 2, TheNerdTurtle2: 9, jerk-o: 3][/sup]</text:p>
            <text:p>[b]126. [url=https://www.doomworld.com/idgames/levels/doom2/Ports/megawads/50shades]50 Shades of Graytall[/url][/b] (Doom II, 2015) [sup][[b]13[/b]: Nine Inch Heels: 2, Voltcom9: 2, JudgeDeadd: 1, NoisyVelvet: 3, Pierrot: 5][/sup]</text:p>
            <text:p>[b]126. [url=https://www.doomworld.com/idgames/levels/doom2/Ports/megawads/cchest3]Community Chest 3[/url][/b] (Doom II, 2007) [sup][[b]13[/b]: Mr. Freeze: 3, Lewonx: 10][/sup]</text:p>
            <text:p>[b]126. [url=https://www.doomworld.com/idgames/levels/doom2/Ports/d-f/elysion]Elysion[/url][/b] (Doom II, 2009) [sup][[b]13[/b]: Sky: 8, darkreaver: 5][/sup]</text:p>
            <text:p>[b]126. [url=https://www.doomworld.com/idgames/levels/doom2/Ports/d-f/foursite]Foursite[/url][/b] (Doom II, 2016) [sup][[b]13[/b]: Nancsi: 7, 4everDoomed: 5, Gaia74: 1][/sup]</text:p>
            <text:p>[b]126. [url=https://doomwiki.org/wiki/Hell_To_Pay]Hell to Pay[/url][/b] (Doom II, 1996) [sup][[b]13[/b]: bonnie: 10, P41R47: 3][/sup]</text:p>
            <text:p>[b]126. [url=https://www.doomworld.com/idgames/levels/doom2/Ports/s-u/sacrment]Sacrament[/url][/b] (Doom II, 2011) [sup][[b]13[/b]: ella guro: 8, yakfak: 5][/sup]</text:p>
            <text:p>[b]126. [url=https://www.doomworld.com/idgames/levels/doom2/Ports/megawads/vile]Vile Flesh[/url][/b] (Doom II, 2004) [sup][[b]13[/b]: Grazza: 4, P41R47: 9][/sup]</text:p>
            <text:p>[b]126. [url=https://www.doomworld.com/idgames/levels/doom2/Ports/megawads/wos]Whispers of Satan[/url][/b] (Doom II, 2009) [sup][[b]13[/b]: tmorrow: 2, eharper256: 5, Warrex: 2, toxic.rat: 4][/sup]</text:p>
            <text:p>[b]126. [url=https://doomwiki.org/wiki/Wow]Wow[/url][/b] (Doom, 1999) [sup][[b]13[/b]: AnonimVio: 10, Apaul27: 1, jerk-o: 2][/sup]</text:p>
            <text:p>[b]126. [url=https://www.doomworld.com/idgames/levels/doom2/Ports/v-z/zdmcmp1]ZDoom Community Map Project: Take 1[/url][/b] (Doom II, 2004) [sup][[b]13[/b]: Phobus: 8, Ziad EL Zein: 5][/sup]</text:p>
            <text:p>[b]136. [url=https://www.doomworld.com/forum/topic/123042-dbp37-augerzenith-the-cyberpunk-megawad/]AUGER﻿;﻿ZENITH[/url][/b] (Doom II, 2021) [sup][[b]12[/b]: &lt;&lt;Rewind: 4, Ezepov: 8][/sup]</text:p>
            <text:p>[b]136. [url=https://www.doomworld.com/idgames/levels/doom2/megawads/cleim20p]Cleimos 2[/url][/b] (Doom II, 1995) [sup][[b]12[/b]: valkiriforce: 2, A.H. Sankhatayan: 10][/sup]</text:p>
            <text:p>[b]136. [url=https://www.doomworld.com/idgames/levels/doom2/Ports/d-f/exterror]Extreme Terror[/url][/b] (Doom II, 2016) [sup][[b]12[/b]: Nine Inch Heels: 5, everennui: 5, Nancsi: 2][/sup]</text:p>
            <text:p>[b]136. [url=https://doomwiki.org/wiki/Lunar_Catastrophe]Lunar Catastrophe[/url][/b] (Doom, 2018) [sup][[b]12[/b]: dosboot: 10, Xeogred: 2][/sup]</text:p>
            <text:p>[b]136. [url=https://www.doomworld.com/idgames/levels/doom2/Ports/m-o/ngmvmt1]Newgothic Movement 1[/url][/b] (Doom II, 2010) [sup][[b]12[/b]: everennui: 2, Outrageous Videos: 4, Nazgul9: 6][/sup]</text:p>
            <text:p>[b]136. [url=https://www.doomworld.com/idgames/levels/doom2/Ports/megawads/tj]The Journey[/url][/b] (Doom II, 2016) [sup][[b]12[/b]: Spectra: 6, P41R47: 6][/sup]</text:p>
            <text:p>[b]136. [url=https://www.doomworld.com/idgames/levels/doom2/Ports/megawads/thtthren]THT: Threnody[/url][/b] (Doom II, 2016) [sup][[b]12[/b]: Doomkid: 2, A.H. Sankhatayan: 1, Fadri: 2, nikitsune: 7][/sup]</text:p>
            <text:p>[b]143. [url=https://www.doomworld.com/idgames/levels/doom/a-c/b2b]Back to Basics[/url][/b] (Doom, 2007) [sup][[b]11[/b]: WH-Wilou84: 2, joepallai: 5, rd: 4][/sup]</text:p>
            <text:p>[b]143. [url=https://www.doomworld.com/idgames/levels/doom2/Ports/megawads/1024clau]Claustrophobia 1024[/url][/b] (Doom II, 2009) [sup][[b]11[/b]: m8f: 5, DJVCardMaster: 6][/sup]</text:p>
            <text:p>[b]143. [url=https://www.doomworld.com/idgames/levels/doom2/Ports/a-c/comatose]Comatose[/url][/b] (Doom II, 2016) [sup][[b]11[/b]: yakfak: 7, m8f: 4][/sup]</text:p>
            <text:p>[b]143. [url=https://www.doomworld.com/forum/topic/103075-deathless-an-ultimate-doom-megawad-rc4/]Deathless[/url][/b] (Doom, 2018) [sup][[b]11[/b]: TheMightyHeracross: 2, Worm318: 3, Warrex: 5, SOSU: 1][/sup]</text:p>
            <text:p>[b]143. [url=https://doomwiki.org/wiki/Doomsday_of_UAC]Doomsday of UAC[/url][/b] (Doom, 1994) [sup][[b]11[/b]: Jaws In Space: 2, Ed: 5, joepallai: 3, Ragu: 1][/sup]</text:p>
            <text:p>[b]143. [url=https://doomwiki.org/wiki/NOVA_III]Nova III[/url][/b] (Doom II, 2019) [sup][[b]11[/b]: Makedounia: 4, DOEL: 7][/sup]</text:p>
            <text:p>[b]143. [url=https://www.doomworld.com/idgames/levels/doom2/Ports/megawads/rl2]Running Late 2[/url][/b] (Doom II, 2020) [sup][[b]11[/b]: Deadwing: 6, Ezepov: 5][/sup]</text:p>
            <text:p>[b]143. [url=https://doomwiki.org/wiki/Super_Sonic_Doom]Super Sonic Doom[/url][/b] (Doom II, 2004) [sup][[b]11[/b]: TJG1289: 2, Doomlover77: 9][/sup]</text:p>
            <text:p>[b]143. [url=https://www.doomworld.com/idgames/levels/doom2/Ports/a-c/ad2dow]Urban Brawl: Dead of Winter[/url][/b] (Standalone, 2014) [sup][[b]11[/b]: Ralphis: 6, Phobus: 5][/sup]</text:p>
            <text:p>[b]152. [url=https://www.doomworld.com/idgames/levels/doom/Ports/0-9/007ltsd]007: Licence to Spell DooM[/url][/b] (Doom, 2002) [sup][[b]10[/b]: Doomlover77: 10][/sup]</text:p>
            <text:p>[b]152. [url=https://www.doomworld.com/idgames/levels/doom2/megawads/1monster]1 Monster Megawad[/url][/b] (Doom II, 2007) [sup][[b]10[/b]: TheNerdTurtle2: 2, Li'l devil: 8][/sup]</text:p>
            <text:p>[b]152. [url=https://www.doomworld.com/forum/topic/101647-avactor-last-update-is-out/]Avactor[/url][/b] (Doom II, 2018) [sup][[b]10[/b]: JudgeDeadd: 2, OniriA: 8][/sup]</text:p>
            <text:p>[b]152. [url=https://www.doomworld.com/idgames/levels/doom2/Ports/a-c/chnworm]Chainworm Kommando[/url][/b] (Doom II, 2017) [sup][[b]10[/b]: Rince-wind: 5, eharper256: 5][/sup]</text:p>
            <text:p>[b]152. [url=https://www.doomworld.com/idgames/levels/doom2/Ports/s-u/tcotd21me]City of the Damned: Apocalypse[/url][/b] (Doom II, 2011) [sup][[b]10[/b]: TechnoDoomed1: 5, Rince-wind: 5][/sup]</text:p>
            <text:p>[b]152. [url=https://doomwiki.org/wiki/Daedalus:_Alien_Defense]Daedalus: Alien Defense[/url][/b] (Doom II, 2003) [sup][[b]10[/b]: A.H. Sankhatayan: 10][/sup]</text:p>
            <text:p>[b]152. [url=https://www.doomworld.com/forum/topic/104608-finely-crafted-fetish-film-7-puzzle-maps-for-boom/]Finely Crafted Fetish Film[/url][/b] (Doom II, 2019) [sup][[b]10[/b]: akolai: 10][/sup]</text:p>
            <text:p>[b]152. [url=https://www.doomworld.com/idgames/levels/doom2/g-i/grime]Grime[/url][/b] (Doom II, 2009) [sup][[b]10[/b]: WH-Wilou84: 2, darkreaver: 4, Paul977: 4][/sup]</text:p>
            <text:p>[b]152. [url=https://www.doomworld.com/forum/topic/125238-judgment-32-map-mbf21-megawad-rc1/]Judgment[/url][/b] (Doom II, 2021) [sup][[b]10[/b]: &lt;&lt;Rewind: 10][/sup]</text:p>
            <text:p>[b]152. [url=https://www.doomworld.com/idgames/levels/doom2/m-o/osiris]Osiris TC[/url][/b] (Doom II, 1996) [sup][[b]10[/b]: Vorpal: 5, Uncle 80: 2, Hitherto: 3][/sup]</text:p>
            <text:p>[b]152. [url=https://www.doomworld.com/forum/topic/91779-a-few-maps-for-plutonia-5-maps/]Plutonia AD﻿[/url][/b] (Plutonia, 2016) [sup][[b]10[/b]: dosboot: 10][/sup]</text:p>
            <text:p>[b]152. [url=https://forum.zdoom.org/viewtopic.php?f=42&amp;t=55443#p981947]Redemption Of The Slain[/url][/b] (Doom II, 2017) [sup][[b]10[/b]: Nancsi: 10][/sup]</text:p>
            <text:p>[b]152. [url=https://doomwiki.org/wiki/Skulldash]Skulldash[/url][/b] (Doom II, 2015) [sup][[b]10[/b]: everennui: 2, Lorenz0: 8][/sup]</text:p>
            <text:p>[b]152. [url=https://www.doomworld.com/idgames/levels/doom2/Ports/s-u/tn]Tangerine Nightmare[/url][/b] (Doom II, 2018) [sup][[b]10[/b]: guitardz: 10][/sup]</text:p>
            <text:p>[b]152. [url=https://doomwiki.org/wiki/The_Alfonzone]The Alfonzone[/url][/b] (Doom II, 2017) [sup][[b]10[/b]: Bryan T: 5, vdgg: 1, BohdanZPM: 4][/sup]</text:p>
            <text:p>[b]152. [url=https://www.doomworld.com/idgames/levels/doom2/megawads/ur]Unholy Realms[/url][/b] (Doom II, 2013) [sup][[b]10[/b]: Dime: 6, dylux: 2, tmorrow: 2][/sup]</text:p>
            <text:p>[b]168. [url=https://www.doomworld.com/idgames/levels/doom2/Ports/a-c/action]Action Doom[/url][/b] (Standalone, 2004) [sup][[b]9[/b]: Dragonfly: 1, Gaia74: 2, Worm318: 1, ax34: 4, Li'l devil: 1][/sup]</text:p>
            <text:p>[b]168. [url=https://www.doomworld.com/forum/topic/104557-back-to-saturn-x-episode-3-wip/]Back to Saturn X Episode﻿ 3: Instructions to the﻿ Rusty Time Machine﻿﻿[/url][/b] (Doom II, TBA) [sup][[b]9[/b]: jerk-o: 9][/sup]</text:p>
            <text:p>[b]168. [url=https://www.doomworld.com/idgames/levels/doom/megawads/bgcomp]Base Ganymede[/url][/b] (Doom, 2012) [sup][[b]9[/b]: maxmanium: 9][/sup]</text:p>
            <text:p>[b]168. [url=https://www.doomworld.com/idgames/levels/doom2/Ports/a-c/brfinal]Beyond Reality[/url][/b] (Doom II, 2012) [sup][[b]9[/b]: Talvi: 3, HUNdebLeonidasX: 6][/sup]</text:p>
            <text:p>[b]168. [url=https://www.doomworld.com/idgames/levels/doom2/Ports/megawads/die]Death in Excess[/url][/b] (Doom II, 2019) [sup][[b]9[/b]: Arbys550: 9][/sup]</text:p>
            <text:p>[b]168. [url=https://www.doomworld.com/idgames/levels/doom2/megawads/d2ino]Doom 2 In Name Only[/url][/b] (Doom II, 2014) [sup][[b]9[/b]: Odal: 4, CinnamonKilljoy: 5][/sup]</text:p>
            <text:p>[b]168. [url=https://doomwiki.org/wiki/Doom:_Damnation]Doom: Damnation[/url][/b] (Doom, 2016) [sup][[b]9[/b]: bzzrak: 9][/sup]</text:p>
            <text:p>[b]168. [url=https://www.doomworld.com/idgames/levels/doom2/Ports/megawads/dump-1]Dump Episode 1: Fuck Time Limits[/url][/b] (Doom II, 2016) [sup][[b]9[/b]: Voltcom9: 9][/sup]</text:p>
            <text:p>[b]168. [url=https://www.doomworld.com/forum/topic/88507-dump-episode-3-bfg-edition-maps-released/]Dump Episode 3: BFG Edition[/url][/b] (Doom II, 2016) [sup][[b]9[/b]: HyperLuke: 9][/sup]</text:p>
            <text:p>[b]168. [url=https://www.doomworld.com/idgames/levels/doom2/d-f/dyst3]Dystopia 3: Re-Birth of Anarchy[/url][/b] (Doom II, 1996) [sup][[b]9[/b]: Soundblock: 3, valkiriforce: 1, joepallai: 4, dosboot: 1][/sup]</text:p>
            <text:p>[b]168. [url=https://www.doomworld.com/idgames/themes/TeamTNT/ed4_rfo/ed4_rfo1]Eternal DOOM IV: Return from Oblivion[/url][/b] (Doom II, 2008) [sup][[b]9[/b]: m8f: 5, Fadri: 4][/sup]</text:p>
            <text:p>[b]168. [url=https://www.doomworld.com/forum/topic/100391-esp2/]Eternal Slumber Party﻿ 2[/url][/b] (Doom II, 2018) [sup][[b]9[/b]: Roofi: 9][/sup]</text:p>
            <text:p>[b]168. [url=https://www.doomworld.com/idgames/levels/doom2/g-i/hellrun2]Hellrun[/url][/b] (Doom II, 2013) [sup][[b]9[/b]: Doomkid: 3, joepallai: 6][/sup]</text:p>
            <text:p>[b]168. [url=https://www.doomworld.com/idgames/levels/doom2/Ports/g-i/hth2]Hi-Tech Hell 2: Alien Tech[/url][/b] (Doom II, 2005) [sup][[b]9[/b]: Graf Zahl: 9][/sup]</text:p>
            <text:p>[b]168. [url=https://www.doomworld.com/idgames/levels/doom2/m-o/obtic11]Obituary[/url][/b] (Doom II, 1995) [sup][[b]9[/b]: roadworx: 4, T-Rex: 1, Ragu: 4][/sup]</text:p>
            <text:p>[b]168. [url=https://forum.zdoom.org/viewtopic.php?t=52301#p913612]Shadow Of The Wool Ball[/url][/b] (Doom II, 2016) [sup][[b]9[/b]: Apaul27: 9][/sup]</text:p>
            <text:p>[b]168. [url=https://www.doomworld.com/idgames/levels/doom/s-u/smb_v102]The Sky May Be[/url][/b] (Doom, 1997) [sup][[b]9[/b]: AnonimVio: 3, Li'l devil: 1, msx2plus: 5][/sup]</text:p>
            <text:p>[b]168. [url=https://doomwiki.org/wiki/TNT:_Evilution]TNT: Evilution[/url][/b] (TNT, 1996) [sup][[b]9[/b]: Li'l devil: 6, PBeGood4: 2, nikitsune: 1][/sup]</text:p>
            <text:p>[b]168. [url=https://www.doomworld.com/idgames/levels/doom2/Ports/s-u/tnte1]Torment and Torture[/url][/b] (Doom II, 2006) [sup][[b]9[/b]: MFG38: 9][/sup]</text:p>
            <text:p>[b]187. [url=https://www.doomworld.com/idgames/levels/doom2/megawads/50monstr]50 Monsters[/url][/b] (Doom II, 2017) [sup][[b]8[/b]: tmorrow: 2, Worm318: 6][/sup]</text:p>
            <text:p>[b]187. [url=https://www.doomworld.com/idgames/levels/doom2/Ports/megawads/amdosia]Armadosia The Mad Corridor[/url][/b] (Doom II, 2006) [sup][[b]8[/b]: Pierrot: 2, smeghammer: 6][/sup]</text:p>
            <text:p>[b]187. [url=https://www.doomworld.com/forum/topic/107249-come-eat-the-mapwich-a-collaborative-community-project-rc1-available/]Come eat The Mapwich[/url][/b] (Doom II, 2019) [sup][[b]8[/b]: Jaromir Bergmann: 8][/sup]</text:p>
            <text:p>[b]187. [url=https://www.doomworld.com/idgames/levels/doom/a-c/crusades]Crusades[/url][/b] (Doom, 1999) [sup][[b]8[/b]: joepallai: 5, Hitherto: 3][/sup]</text:p>
            <text:p>[b]187. [url=https://www.doomworld.com/idgames/levels/doom2/d-f/doomcity]Doom City[/url][/b] (Doom II, 1995) [sup][[b]8[/b]: Jaws In Space: 4, Doomkid: 3, toxic.rat: 1][/sup]</text:p>
            <text:p>[b]187. [url=https://www.doomworld.com/forum/topic/69813-doom-the-golden-souls-mario-64-doom-definitive-edition-released/]Doom: The Golden Souls[/url][/b] (Doom II, 2014) [sup][[b]8[/b]: everennui: 1, TheNerdTurtle2: 7][/sup]</text:p>
            <text:p>[b]187. [url=https://www.doomworld.com/idgames/levels/doom2/Ports/a-c/cybie]Doomguy's Pimp Ventures[/url][/b] (Doom II, 2006) [sup][[b]8[/b]: AnonimVio: 8][/sup]</text:p>
            <text:p>[b]187. [url=https://www.doomworld.com/idgames/levels/doom2/Ports/g-i/holyhell]Holy Hell[/url][/b] (Doom II, 2006) [sup][[b]8[/b]: Outrageous Videos: 2, bemused: 6][/sup]</text:p>
            <text:p>[b]187. [url=https://www.doomworld.com/idgames/levels/doom2/Ports/megawads/italo]Italo-Doom[/url][/b] (Doom II, 2016) [sup][[b]8[/b]: bemused: 8][/sup]</text:p>
            <text:p>[b]187. [url=https://www.doomworld.com/idgames/levels/doom2/m-o/mangle]Mangle[/url][/b] (Doom II, 1995) [sup][[b]8[/b]: bzzrak: 8][/sup]</text:p>
            <text:p>[b]187. [url=https://www.doomworld.com/idgames/levels/doom2/Ports/m-o/mohu1]Monster Hunter Ltd Part I[/url][/b] (Doom II, 2014) [sup][[b]8[/b]: Jaws In Space: 4, m8f: 4][/sup]</text:p>
            <text:p>[b]187. [url=https://www.doomworld.com/idgames/levels/doom2/Ports/m-o/mohu2]Monster Hunter Ltd Part II[/url][/b] (Doom II, 2014) [sup][[b]8[/b]: Jaws In Space: 4, m8f: 4][/sup]</text:p>
            <text:p>[b]187. [url=https://www.doomworld.com/idgames/levels/doom2/Ports/m-o/nimrod]Nimrod: Ixnay on the Hombre[/url][/b] (Doom II, 2002) [sup][[b]8[/b]: Graf Zahl: 8][/sup]</text:p>
            <text:p>[b]187. [url=https://doomwiki.org/wiki/School_Doom_II]School﻿ Doom﻿﻿ 2[/url][/b] (Doom II, 1996) [sup][[b]8[/b]: Doomlover77: 8][/sup]</text:p>
            <text:p>[b]187. [url=https://www.doomworld.com/idgames/levels/doom2/Ports/s-u/scythex]Scythe X[/url][/b] (Doom II, 2009) [sup][[b]8[/b]: 42PercentHealth: 2, Graf Zahl: 2, Talvi: 3, bLOCKbOYgAMES: 1][/sup]</text:p>
            <text:p>[b]187. [url=https://www.doomworld.com/idgames/levels/doom2/Ports/megawads/swideath]Swift Death[/url][/b] (Doom II, 2015) [sup][[b]8[/b]: Nine Inch Heels: 1, fveitsi: 5, NoisyVelvet: 1, akolai: 1][/sup]</text:p>
            <text:p>[b]187. [url=https://www.doomworld.com/forum/topic/43453-new-map-ready-to-go-the-bee-map/]The Beesong[/url][/b] (Doom II, 2008) [sup][[b]8[/b]: Roofi: 8][/sup]</text:p>
            <text:p>[b]187. [url=https://doomwiki.org/wiki/The_Final_Gathering]The Final Gathering[/url][/b] (Doom II, 1995) [sup][[b]8[/b]: Ragu: 8][/sup]</text:p>
            <text:p>[b]187. [url=https://www.doomworld.com/forum/topic/115177-three-is-a-crowd-vanilla-megawad-with-three-protagonists-finally-released/]Three Is A Crowd[/url][/b] (Doom II, 2020) [sup][[b]8[/b]: Omniarch: 5, TJG1289: 3][/sup]</text:p>
            <text:p>[b]187. [url=https://www.doomworld.com/idgames/levels/doom2/Ports/v-z/vrack3]Vrack 3[/url][/b] (Doom II, 2003) [sup][[b]8[/b]: Spectra: 4, Midnight_00: 1, vdgg: 3][/sup]</text:p>
            <text:p>[b]187. [url=https://www.doomworld.com/vb/thread/110060]Wormwood[/url][/b] (Doom II, 2019) [sup][[b]8[/b]: Maribo: 8][/sup]</text:p>
            <text:p>[b]208. [url=https://www.doomworld.com/forum/topic/125479-1000-lines-3-community-project-released/?tab=comments#comment-2407876]1000 Lines 3: Community Project[/url][/b] (Doom II, 2021) [sup][[b]7[/b]: ReaperAA: 7][/sup]</text:p>
            <text:p>[b]208. [url=https://www.doomworld.com/forum/topic/108865-rc2-release-alienated-10-levels-for-gzdoom/]Alienated[/url][/b] (Doom II, 2019) [sup][[b]7[/b]: Jaromir Bergmann: 7][/sup]</text:p>
            <text:p>[b]208. [url=http://www.moddb.com/games/doom/addons/castle-heng]Castle Heng[/url][/b] (Doom II, 2014) [sup][[b]7[/b]: 7hm: 7][/sup]</text:p>
            <text:p>[b]208. [url=https://www.doomworld.com/idgames/levels/doom2/Ports/a-c/cc-cod]Caverns of Darkness[/url][/b] (Doom II, 2002) [sup][[b]7[/b]: vdgg: 7][/sup]</text:p>
            <text:p>[b]208. [url=https://doomwiki.org/wiki/Chex_Quest#Chex_Quest_2]Chex Quest 2[/url][/b] (Chex, 1997) [sup][[b]7[/b]: bzzrak: 7][/sup]</text:p>
            <text:p>[b]208. [url=https://www.doomworld.com/idgames/levels/doom2/Ports/a-c/cah_se]Cold as Hell[/url][/b] (Doom II, 2004) [sup][[b]7[/b]: Graf Zahl: 7][/sup]</text:p>
            <text:p>[b]208. [url=https://www.doomworld.com/idgames/levels/doom2/Ports/megawads/cif3]Community is Falling 3[/url][/b] (Doom II, 2008) [sup][[b]7[/b]: NuMetalManiak: 3, Voltcom9: 4][/sup]</text:p>
            <text:p>[b]208. [url=https://www.doomworld.com/idgames/levels/doom2/Ports/megawads/cpd]CPD[/url][/b] (Doom II, 2020) [sup][[b]7[/b]: Ezepov: 7][/sup]</text:p>
            <text:p>[b]208. [url=http://www.moddb.com/mods/doomone/downloads/doomone-v04]Doom: One[/url][/b] (Doom, 2013) [sup][[b]7[/b]: HyperLuke: 4, Greyenko: 3][/sup]</text:p>
            <text:p>[b]208. [url=https://www.doomworld.com/idgames/levels/doom2/Ports/megawads/echelon]Echelon[/url][/b] (Doom II, 2016) [sup][[b]7[/b]: Sky: 1, bzzrak: 5, A.H. Sankhatayan: 1][/sup]</text:p>
            <text:p>[b]208. [url=https://www.doomworld.com/forum/topic/90173-eden/]Eden[/url][/b] (Doom II, 2016) [sup][[b]7[/b]: Nirvana: 7][/sup]</text:p>
            <text:p>[b]208. [url=https://www.doomworld.com/files/file/17464-favillesco-alpha-episode-apostasy-on-amalthea/]Favillesco Alpha Episode: Apostasy on Amalthea[/url][/b] (Doom, 2014) [sup][[b]7[/b]: Ryath: 5, Ezepov: 2][/sup]</text:p>
            <text:p>[b]208. [url=https://www.doomworld.com/idgames/levels/doom2/Ports/d-f/fth666]Flashback to Hell[/url][/b] (Doom II, 2014) [sup][[b]7[/b]: GarrettChan: 2, eharper256: 5][/sup]</text:p>
            <text:p>[b]208. [url=https://doomwiki.org/wiki/Galaxia]Galaxia[/url][/b] (Doom, 1994) [sup][[b]7[/b]: A.H. Sankhatayan: 1, Ragu: 6][/sup]</text:p>
            <text:p>[b]208. [url=https://www.doomworld.com/idgames/themes/hacx/hx11pack]Hacx[/url][/b] (Doom II, 1997) [sup][[b]7[/b]: Grazza: 5, Dimon12321: 2][/sup]</text:p>
            <text:p>[b]208. [url=https://www.doomworld.com/idgames/themes/university/hsfc]HSFC[/url][/b] (Doom II, 1996) [sup][[b]7[/b]: Doomlover77: 7][/sup]</text:p>
            <text:p>[b]208. [url=https://www.doomworld.com/idgames/levels/doom2/Ports/g-i/iedge]Insanity's Edge[/url][/b] (Doom II, 2009) [sup][[b]7[/b]: TechnoDoomed1: 7][/sup]</text:p>
            <text:p>[b]208. [url=https://www.doomworld.com/idgames/levels/doom2/megawads/marsw301]Mars War[/url][/b] (Doom II, 1998) [sup][[b]7[/b]: Roofi: 5, Rince-wind: 2][/sup]</text:p>
            <text:p>[b]208. [url=https://www.doomworld.com/idgames/levels/doom2/Ports/megawads/mock2]Mock 2: The Speed of Stupid[/url][/b] (Doom II, 2003) [sup][[b]7[/b]: AnonimVio: 7][/sup]</text:p>
            <text:p>[b]208. [url=https://www.doomworld.com/idgames/levels/doom2/m-o/odessa_1]Odessa 1[/url][/b] (Doom II, 1995) [sup][[b]7[/b]: 7hm: 7][/sup]</text:p>
            <text:p>[b]208. [url=https://www.doomworld.com/idgames/levels/doom2/Ports/p-r/pwfinal]Plutonium Winds[/url][/b] (Plutonia, 2014) [sup][[b]7[/b]: Spectra: 7][/sup]</text:p>
            <text:p>[b]208. [url=https://www.doomworld.com/forum/topic/85755-rf1024-i-dont-know-whats-going-on-with-this-title-anymore/]Rf 1024[/url][/b] (Doom II, 2016) [sup][[b]7[/b]: JudgeDeadd: 2, Ryath: 5][/sup]</text:p>
            <text:p>[b]208. [url=https://www.doomworld.com/idgames/levels/hexen/j-l/kaiser_28]Shadows of Chronos[/url][/b] (Hexen, 2014) [sup][[b]7[/b]: Grain of Salt: 7][/sup]</text:p>
            <text:p>[b]208. [url=https://www.doomworld.com/idgames/levels/doom2/Ports/megawads/intime]Somewhere in Time[/url][/b] (Doom II, 2016) [sup][[b]7[/b]: STILES: 3, smeghammer: 4][/sup]</text:p>
            <text:p>[b]208. [url=http://stronghold.drdteam.org/download.html]Stronghold: On the Edge of Chaos[/url][/b] (Doom II, 2010) [sup][[b]7[/b]: MFG38: 2, termrork: 5][/sup]</text:p>
            <text:p>[b]208. [url=https://www.doomworld.com/idgames/levels/doom/a-c/class_ep]The Classic Episode[/url][/b] (Doom, 2000) [sup][[b]7[/b]: pcorf: 5, purist: 2][/sup]</text:p>
            <text:p>[b]208. [url=https://www.doomworld.com/idgames/levels/doom/Ports/d-f/draftex]Thy Flesh - Turned into a draft-excluder[/url][/b] (Doom, 2014) [sup][[b]7[/b]: 4everDoomed: 6, dosboot: 1][/sup]</text:p>
            <text:p>[b]208. [url=https://forum.zdoom.org/viewtopic.php?f=42&amp;t=55741]Waterlab GZD[/url][/b] (Doom II, 2017) [sup][[b]7[/b]: Phobus: 7][/sup]</text:p>
            <text:p>[b]236. [url=https://forum.zdoom.org/viewtopic.php?f=19&amp;t=54247&amp;p=954473]20 Monsters Community Project[/url][/b] (Doom II, 2017) [sup][[b]6[/b]: Voltcom9: 6][/sup]</text:p>
            <text:p>[b]236. [url=https://forum.zdoom.org/viewtopic.php?f=19&amp;t=47573#p807968]Ashes 2063 TC[/url][/b] (Any Doom, 2018) [sup][[b]6[/b]: rd: 4, Ezepov: 2][/sup]</text:p>
            <text:p>[b]236. [url=https://www.doomworld.com/idgames/levels/doom2/Ports/s-u/teitenga]Assault on Tei Tenga[/url][/b] (Doom II, 1999) [sup][[b]6[/b]: Ralphis: 6][/sup]</text:p>
            <text:p>[b]236. [url=https://www.doomworld.com/forum/topic/117061-bourgeois-megawad-30-maps-now-on-idgames/]Bourgeois Megawad[/url][/b] (Doom II, 2021) [sup][[b]6[/b]: TheGreenZap: 6][/sup]</text:p>
            <text:p>[b]236. [url=https://www.doomworld.com/idgames/levels/doom2/a-c/castleof]Castle of the Damned[/url][/b] (Doom II, 1996) [sup][[b]6[/b]: bzzrak: 6][/sup]</text:p>
            <text:p>[b]236. [url=https://www.doomworld.com/idgames/levels/doom2/Ports/a-c/cafebrk1]Coffee Break Episode 1[/url][/b] (Doom II, 2012) [sup][[b]6[/b]: roadworx: 2, eharper256: 4][/sup]</text:p>
            <text:p>[b]236. [url=https://www.doomworld.com/idgames/levels/doom2/Ports/a-c/c-shock2]Combat Shock 2[/url][/b] (Doom II, 2012) [sup][[b]6[/b]: Cynical: 1, Nate River: 3, Maribo: 2][/sup]</text:p>
            <text:p>[b]236. [url=https://www.doomworld.com/idgames/levels/doom/a-c/acheron]Crossing Acheron[/url][/b] (Doom, 1994) [sup][[b]6[/b]: joepallai: 1, xdude_gamer: 5][/sup]</text:p>
            <text:p>[b]236. [url=https://www.doomworld.com/idgames/levels/doom2/Ports/d-f/de-pkg]Demon Eclipse[/url][/b] (Doom II, 2006) [sup][[b]6[/b]: Soundblock: 1, Lazorinc: 1, tchkb: 4][/sup]</text:p>
            <text:p>[b]236. [url=https://www.doomworld.com/idgames/themes/university/dmuhs061]Doom U.H.S.[/url][/b] (Doom, 1996) [sup][[b]6[/b]: Doomlover77: 6][/sup]</text:p>
            <text:p>[b]236. [url=https://doomwiki.org/wiki/Doom:_The_Golden_Souls_2]Doom: The Golden Souls 2[/url][/b] (Doom II, 2018) [sup][[b]6[/b]: TJG1289: 6][/sup]</text:p>
            <text:p>[b]236. [url=https://www.doomworld.com/idgames/levels/doom2/Ports/d-f/d_space_v2]Doomed in SPACE[/url][/b] (Doom II, 2018) [sup][[b]6[/b]: Ezepov: 6][/sup]</text:p>
            <text:p>[b]236. [url=https://www.doomworld.com/idgames/levels/doom/Ports/d-f/dbimpact]Double Impact[/url][/b] (Doom, 2011) [sup][[b]6[/b]: Ralphis: 6][/sup]</text:p>
            <text:p>[b]236. [url=https://www.doomworld.com/idgames/levels/heretic/Ports/elfgp]Elf Gets Pissed[/url][/b] (Heretic, 2016) [sup][[b]6[/b]: Ralphis: 6][/sup]</text:p>
            <text:p>[b]236. [url=https://www.doomworld.com/idgames/levels/doom2/d-f/endgame]End Game[/url][/b] (Doom II, 2004) [sup][[b]6[/b]: pcorf: 6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5">
          <table:table-cell table:formula="of:=IF([Numbers.C6] &gt; 0; &quot;[b]&quot; &amp; [Numbers.B6] &amp; &quot;. &quot; &amp; &quot;[url=&quot; &amp; [Numbers.E6] &amp; &quot;]&quot; &amp; [Numbers.D6] &amp; &quot;[/url][/b] (&quot; &amp; [Numbers.G6] &amp; &quot;, &quot;  &amp; [Numbers.F6] &amp; &quot;) [sup][[b]&quot; &amp; [Numbers.C6] &amp; &quot;[/b]: &quot; &amp; [Numbers.H6] &amp; &quot;][/sup]&quot;; &quot;&quot;)" office:value-type="string" office:string-value="[b]3. [url=https://www.doomworld.com/idgames/levels/doom2/Ports/megawads/valiant]Valiant[/url][/b] (Doom II, 2015) [sup][[b]401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3, pcorf: 6, Octillion: 4, Simomarchi: 3, 4everDoomed: 5, Gaia74: 9, Payload4367: 7, Tartlman: 8, Makedounia: 6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, xdude_gamer: 7][/sup]" calcext:value-type="string">
            <text:p>[b]3. [url=https://www.doomworld.com/idgames/levels/doom2/Ports/megawads/valiant]Valiant[/url][/b] (Doom II, 2015) [sup][[b]401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3, pcorf: 6, Octillion: 4, Simomarchi: 3, 4everDoomed: 5, Gaia74: 9, Payload4367: 7, Tartlman: 8, Makedounia: 6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, xdude_gamer: 7][/sup]</text:p>
          </table:table-cell>
          <table:table-cell table:style-name="ce137" table:formula="of:=COM.MICROSOFT.TEXTJOIN(CHAR(10); 1;[.$A251:.$A1048576]) &amp; CHAR(10) &amp; CHAR(10) &amp; CHAR(10) &amp; [Numbers.D1] &amp; CHAR(10) &amp; [Numbers.E1]" office:value-type="string" office:string-value="[b]236. [url=https://www.doomworld.com/idgames/levels/doom/megawads/et]Endless Torture[/url][/b] (Doom, 2015) [sup][[b]6[/b]: soner du: 2, dei_eldren: 4][/sup]&#10;[b]236. [url=https://www.doomworld.com/idgames/levels/doom/0-9/01fava]Fava Beans[/url][/b] (Doom, 1995) [sup][[b]6[/b]: Philnemba: 2, NaZa: 4][/sup]&#10;[b]236. [url=https://www.doomworld.com/idgames/levels/doom2/Ports/megawads/5room]Five Rooms of Doom[/url][/b] (Doom II, 2015) [sup][[b]6[/b]: HyperLuke: 6][/sup]&#10;[b]236. [url=https://www.doomworld.com/idgames/levels/doom2/megawads/fragport]Fragport[/url][/b] (Doom II, 2001) [sup][[b]6[/b]: P41R47: 3, Doomlover77: 3][/sup]&#10;[b]236. [url=https://www.doomworld.com/forum/topic/124905-dbp40-funnelcake-apparitions/]Funnelcake Apparitions[/url][/b] (Doom II, 2021) [sup][[b]6[/b]: &lt;&lt;Rewind: 6][/sup]&#10;[b]236. [url=https://doomwiki.org/wiki/Grove]Grove[/url][/b] (Doom II, 2004) [sup][[b]6[/b]: msx2plus: 5, Maribo: 1][/sup]&#10;[b]236. [url=https://www.doomworld.com/files/file/17934-incineration/]Incineration[/url][/b] (Doom, 2014) [sup][[b]6[/b]: Ryath: 5, dosboot: 1][/sup]&#10;[b]236. [url=https://www.doomworld.com/idgames/levels/doom2/deathmatch/j-l/judas23]Judas[/url][/b] (Doom II, 1996) [sup][[b]6[/b]: antares031: 6][/sup]&#10;[b]236. [url=https://doomwiki.org/wiki/Maskim_Xul]Maskim Xul[/url][/b] (Doom II, 2017) [sup][[b]6[/b]: Dimon12321: 6][/sup]&#10;[b]236. [url=https://doomwiki.org/wiki/Mass_Extinction]Mass Extinction﻿[/url][/b] (Doom II, 2019) [sup][[b]6[/b]: Deadwing: 6][/sup]&#10;[b]236. [url=https://doomwiki.org/wiki/Moonblood]Moonblood[/url][/b] (Doom II, 2017) [sup][[b]6[/b]: dei_eldren: 6][/sup]&#10;[b]236. [url=https://www.doomworld.com/idgames/levels/doom2/Ports/m-o/neodoom]NeoDoom[/url][/b] (Doom II, 2006) [sup][[b]6[/b]: OniriA: 6][/sup]&#10;[b]236. [url=https://www.doomworld.com/forum/topic/117844-nosp2-nanowadmo-megawad-slaughterwad/]NoReason's Speedmaps 2[/url][/b] (Doom II, 2020) [sup][[b]6[/b]: sapphics: 6][/sup]&#10;[b]236. [url=https://www.doomworld.com/idgames/levels/doom/m-o/nukemine]Nuke Mine (Come Get Some)[/url][/b] (Doom, 1994) [sup][[b]6[/b]: Soundblock: 6][/sup]&#10;[b]236. [url=https://www.doomworld.com/forum/topic/103371-ozonia-development-boom-megawad-december-target-release/]Ozonia[/url][/b] (Doom II, 2021) [sup][[b]6[/b]: dei_eldren: 6][/sup]&#10;[b]236. [url=https://www.doomworld.com/forum/topic/49008-phmlspd-boom-maps-for-people-who-like-shooting-monsters/]Phmlspd[/url][/b] (Doom II, 2010) [sup][[b]6[/b]: maxmanium: 6][/sup]&#10;[b]236. [url=https://www.doomworld.com/forum/topic/112163-25-maps-completed-sign-of-torment-boom-compatible-megawadwip/]Sign of Torment[/url][/b] (Doom II, 2021) [sup][[b]6[/b]: dei_eldren: 6][/sup]&#10;[b]236. [url=https://doomwiki.org/wiki/SSL2]SSL2[/url][/b] (Doom II, ?) [sup][[b]6[/b]: antares031: 6][/sup]&#10;[b]236. [url=https://doomwiki.org/wiki/Strange_Aeons]Strange Aeons[/url][/b] (Doom, 2015) [sup][[b]6[/b]: ax34: 3, SOSU: 3][/sup]&#10;[b]236. [url=https://www.doomworld.com/idgames/levels/doom2/Ports/megawads/lmtmple3]Temple of the Lizard Men 3[/url][/b] (Doom II, 2013) [sup][[b]6[/b]: Lewonx: 6][/sup]&#10;[b]236. [url=https://www.doomworld.com/idgames/levels/doom2/Ports/m-o/massm]The Adventures of MassMouth[/url][/b] (Doom II, 2000) [sup][[b]6[/b]: Ralphis: 6][/sup]&#10;[b]236. [url=https://www.doomworld.com/idgames/levels/doom2/s-u/slayer]The Slayer[/url][/b] (Doom II, 2002) [sup][[b]6[/b]: Vorpal: 5, vdgg: 1][/sup]&#10;[b]236. [url=https://www.doomworld.com/idgames/themes/terrywads/uacmnnew]UAC Military Nightmare[/url][/b] (Doom II, 2008) [sup][[b]6[/b]: AnonimVio: 6][/sup]&#10;[b]236. [url=https://doomwiki.org/wiki/Ultimate_Doom_the_Way_id_Did]Ultimate Doom the Way id Did[/url][/b] (Doom, 2019) [sup][[b]6[/b]: Omniarch: 5, dosboot: 1][/sup]&#10;[b]236. [url=https://www.doomworld.com/idgames/levels/doom2/deathmatch/Ports/megawads/udmx]Unidoom Deathmatch X[/url][/b] (Doom II, 2008) [sup][[b]6[/b]: Ralphis: 6][/sup]&#10;[b]236. [url=https://www.doomworld.com/idgames/levels/doom2/megawads/urania]Urania[/url][/b] (Plutonia, 2016) [sup][[b]6[/b]: Spectre01: 6][/sup]&#10;[b]236. [url=https://www.doomworld.com/idgames/levels/doom2/Ports/m-o/ma_val]Valhalla[/url][/b] (Doom II, 2010) [sup][[b]6[/b]: 4everDoomed: 4, VanaheimRanger: 2][/sup]&#10;[b]278. [url=https://www.doomworld.com/forum/topic/115653-1000-line-2-cp-completed/]1000 Line 2 Community Project[/url][/b] (Doom II, 2020) [sup][[b]5[/b]: Horus: 5][/sup]&#10;[b]278. [url=https://www.doomworld.com/vb/thread/71473]2048 Unleashed[/url][/b] (Doom II, 2015) [sup][[b]5[/b]: eharper256: 5][/sup]&#10;[b]278. [url=https://www.doomworld.com/idgames/levels/doom/Ports/a-c/aa_e1]Alpha Accident: Terra Nova[/url][/b] (Doom, 2016) [sup][[b]5[/b]: Rince-wind: 5][/sup]&#10;[b]278. [url=https://doomwiki.org/wiki/Army_of_Darkness_TC]Army of Darkness TC[/url][/b] (Doom II, 1996) [sup][[b]5[/b]: AtticTelephone: 5][/sup]&#10;[b]278. [url=https://www.doomworld.com/forum/topic/105451-birthday-bash-megawad-offical-release/]Birthday Bash [/url][/b] (Doom II, 2019) [sup][[b]5[/b]: eharper256: 5][/sup]&#10;[b]278. [url=https://www.doomworld.com/idgames/levels/doom2/Ports/a-c/bldstlp]Bloody Steel[/url][/b] (Doom II, 2014) [sup][[b]5[/b]: ella guro: 2, Li'l devil: 3][/sup]&#10;[b]278. [url=https://www.doomworld.com/idgames/levels/doom2/Ports/a-c/bor_lost]Brotherhood of Ruin: The Lost Temple[/url][/b] (Doom II, 2013) [sup][[b]5[/b]: Vorpal: 5][/sup]&#10;[b]278. [url=https://www.doomworld.com/idgames/levels/doom/p-r/retroeps]CH Retro Episode[/url][/b] (Doom, 2002) [sup][[b]5[/b]: Diabolución: 5][/sup]&#10;[b]278. [url=https://www.doomworld.com/forum/topic/117485-come-eat-the-mapwich-2-public-beta-out-now/]Come Eat The Mapwich 2[/url][/b] (Doom II, 2020) [sup][[b]5[/b]: Bryan T: 5][/sup]&#10;[b]278. [url=https://www.doomworld.com/forum/topic/121935-cydonia-throwback-plutonia-wad-beta-available/]Cydonia[/url][/b] (Doom II, 2021) [sup][[b]5[/b]: Xeogred: 5][/sup]&#10;[b]278. [url=https://www.doomworld.com/idgames/levels/doom/d-f/dante666]Dante's Gate[/url][/b] (Doom, 1994) [sup][[b]5[/b]: Soundblock: 5][/sup]&#10;[b]278. [url=https://www.doomworld.com/idgames/levels/doom2/Ports/d-f/dor]Dawn of Reality[/url][/b] (Doom II, 2010) [sup][[b]5[/b]: ax34: 4, Doomlover77: 1][/sup]&#10;[b]278. [url=https://www.doomworld.com/forum/topic/116046-dbp26-the-city-of-damned-children/]DBP26: The City of Damned Children[/url][/b] (Doom II, 2020) [sup][[b]5[/b]: Rince-wind: 2, TJG1289: 3][/sup]&#10;[b]278. [url=http://www.wad-archive.com/wad/DOOM-Barracks-Zone-1]Doom Barracks Zone[/url][/b] (Doom II, 2010) [sup][[b]5[/b]: HUNdebLeonidasX: 3, TheMightyHeracross: 2][/sup]&#10;[b]278. [url=https://www.doomworld.com/forum/topic/54022-doom-center-do-you-know-that/]Doom Center[/url][/b] (Doom II, 2011) [sup][[b]5[/b]: HUNdebLeonidasX: 5][/sup]&#10;[b]278. [url=https://doomwiki.org/wiki/Doom_the_Way_id_Did:_The_Lost_Episodes]Doom the Way id Did: The Lost Episodes[/url][/b] (Doom, 2012) [sup][[b]5[/b]: Ryath: 5][/sup]&#10;[b]278. [url=https://doomwiki.org/wiki/Doom:_The_Lost_Episode]Doom: The Lost Episode[/url][/b] (Doom, 2009) [sup][[b]5[/b]: Omniarch: 5][/sup]&#10;[b]278. [url=https://www.doomworld.com/forum/topic/104925-doomish-den-of-design-a-map-that-teaches-you-map-design/]Doomish Den of Design[/url][/b] (Doom II, 2019) [sup][[b]5[/b]: Rince-wind: 5][/sup]&#10;[b]278. [url=https://www.doomworld.com/idgames/levels/doom2/Ports/d-f/dripfeed]Drip Feed[/url][/b] (Doom II, 2010) [sup][[b]5[/b]: Vorpal: 5][/sup]&#10;[b]278. [url=https://doomwiki.org/wiki/E1_Contest]E1 Contest[/url][/b] (Doom, 2001) [sup][[b]5[/b]: Diabolución: 5][/sup]&#10;[b]278. [url=https://doomwiki.org/wiki/Epic]Epic[/url][/b] (Doom II, 2007) [sup][[b]5[/b]: AtticTelephone: 5][/sup]&#10;[b]278. [url=https://www.doomworld.com/idgames/levels/doom2/deathmatch/megawads/exec]Execution[/url][/b] (Doom II, 2000) [sup][[b]5[/b]: Doomkid: 5][/sup]&#10;[b]278. [url=https://www.doomworld.com/idgames/levels/doom2/Ports/d-f/ftmtn_v2]Firetop Mountain[/url][/b] (Doom II, 2013) [sup][[b]5[/b]: smeghammer: 5][/sup]&#10;[b]278. [url=https://www.doomworld.com/forum/topic/116321-gateway-to-shangri-la-the-map-to-destroy-your-bitrate/]Gateway to Shangri-La[/url][/b] (Doom II, 2020) [sup][[b]5[/b]: msx2plus: 5][/sup]&#10;[b]278. [url=https://forum.zdoom.org/viewtopic.php?f=19&amp;t=46718]Gene-Tech: Before the Storm[/url][/b] (Any Doom, 2014) [sup][[b]5[/b]: Graf Zahl: 5][/sup]&#10;[b]278. [url=https://www.doomworld.com/forum/topic/115127-wip-going-to-hell-megawad-testing/]Going To Hell[/url][/b] (Doom II, 2020) [sup][[b]5[/b]: Bryan T: 5][/sup]&#10;[b]278. [url=https://www.doomworld.com/idgames/levels/doom2/Ports/megawads/gmp]Good Morning Phobos[/url][/b] (Doom II, 2017) [sup][[b]5[/b]: Bryan T: 5][/sup]&#10;[b]278. [url=https://www.doomworld.com/idgames/levels/doom2/deathmatch/Ports/megawads/gw2]Greenwar II[/url][/b] (Doom II, 2009) [sup][[b]5[/b]: Ed: 5][/sup]&#10;[b]278. [url=https://www.doomworld.com/forum/topic/117072-now-on-idgames-hellevator-32-maps-community-project-boom-megawad/]Hellevator[/url][/b] (Doom II, 2021) [sup][[b]5[/b]: Bryan T: 5][/sup]&#10;[b]278. [url=https://www.doomworld.com/idgames/levels/doom2/Ports/g-i/inncnx2]Innocence X2[/url][/b] (Doom II, 2016) [sup][[b]5[/b]: Spectra: 5][/sup]&#10;[b]278. [url=https://www.doomworld.com/idgames/levels/doom2/g-i/island]Island[/url][/b] (Doom II, 1995) [sup][[b]5[/b]: Doomlover77: 5][/sup]&#10;[b]278. [url=https://doomwiki.org/wiki/Lilith]lilith[/url][/b] (Doom II, 2017) [sup][[b]5[/b]: msx2plus: 5][/sup]&#10;[b]278. [url=https://www.doomworld.com/forum/topic/117417-lunar-outpost-359-wip-wad-updated-2132021-revamped-older-levels/]Lunar Outpost 359[/url][/b] (TNT, 2021) [sup][[b]5[/b]: dei_eldren: 5][/sup]&#10;[b]278. [url=https://www.doomworld.com/idgames/levels/doom2/m-o/mordeth]Mordeth[/url][/b] (Doom II, 1997) [sup][[b]5[/b]: Vorpal: 5][/sup]&#10;[b]278. [url=https://doomwiki.org/wiki/No_Sleep_for_the_Dead]No Sleep for the Dead[/url][/b] (Doom, 2016) [sup][[b]5[/b]: Omniarch: 5][/sup]&#10;[b]278. [url=http://www.mediafire.com/file/fuurx4c98tl198i/One_Doom_s_Day.wad]One Doom's Day[/url][/b] (Doom II, 2013) [sup][[b]5[/b]: Apaul27: 5][/sup]&#10;[b]278. [url=https://www.doomworld.com/idgames/levels/doom2/Ports/p-r/paranoid]Paranoid[/url][/b] (Doom II, 2010) [sup][[b]5[/b]: termrork: 5][/sup]&#10;[b]278. [url=https://www.doomworld.com/idgames/levels/doom2/Ports/p-r/planisf2]Planisphere 2[/url][/b] (Doom II, 2012) [sup][[b]5[/b]: ax34: 5][/sup]&#10;[b]278. [url=https://www.doomworld.com/idgames/?id=19249]Preacher[/url][/b] (Doom II, 2018) [sup][[b]5[/b]: DoomDork: 3, Snikle: 1, SCF: 1][/sup]&#10;[b]278. [url=https://www.doomworld.com/vb/wads-mods/67271-project-uber-idgamesd/]Project Uber[/url][/b] (Doom II, 2014) [sup][[b]5[/b]: Rince-wind: 5][/sup]&#10;[b]278. [url=https://doomwiki.org/wiki/Return_to_Hadron]Return to Hadron Episode 1[/url][/b] (Doom, 2015) [sup][[b]5[/b]: Omniarch: 5][/sup]&#10;[b]278. [url=https://doomwiki.org/wiki/Saturnine_Chapel]Saturnine Chapel[/url][/b] (Doom II, 2017) [sup][[b]5[/b]: msx2plus: 5][/sup]&#10;[b]278. [url=https://www.doomworld.com/idgames/levels/doom2/s-u/selfish5]SELFISH5[/url][/b] (Doom II, 2005) [sup][[b]5[/b]: Diabolución: 5][/sup]&#10;[b]278. [url=https://www.doomworld.com/idgames/levels/doom2/Ports/s-u/sotnr]Shadows of The Nightmare Realm[/url][/b] (Doom II, 2017) [sup][[b]5[/b]: 4everDoomed: 5][/sup]&#10;[b]278. [url=https://www.doomworld.com/idgames/levels/doom/Ports/p-r/pe1_phob]Simply Phobos[/url][/b] (Doom, 2004) [sup][[b]5[/b]: Diabolución: 5][/sup]&#10;[b]278. [url=https://doomwiki.org/wiki/SkePLand]SkePLand[/url][/b] (Plutonia, 2011) [sup][[b]5[/b]: vdgg: 5][/sup]&#10;[b]278. [url=https://www.doomworld.com/idgames/deathmatch/skulltag/spacedm9]SpaceDM9[/url][/b] (Doom II, 2011) [sup][[b]5[/b]: Ed: 5][/sup]&#10;[b]278. [url=https://doomwiki.org/wiki/The_Artifact_(WAD)]The Artifact[/url][/b] (Doom II, 1995) [sup][[b]5[/b]: Ragu: 5][/sup]&#10;[b]278. [url=https://www.doomworld.com/forum/topic/103490-the-egg-of-human-endeavors-final-on-idgames/]The Egg of Human Endeavors[/url][/b] (Doom II, 2019) [sup][[b]5[/b]: msx2plus: 5][/sup]&#10;[b]278. [url=https://www.doomworld.com/idgames/levels/doom2/Ports/d-f/ehorizon]The Event Horizon[/url][/b] (Doom II, 2021) [sup][[b]5[/b]: sapphics: 1, akolai: 4][/sup]&#10;[b]278. [url=https://zdoom.org/wiki/The_Ghoul's_Forest_series]The Ghoul's Forest 3[/url][/b] (Doom II, 2007) [sup][[b]5[/b]: Li'l devil: 3, Doomlover77: 2][/sup]&#10;[b]278. [url=https://www.doomworld.com/forum/topic/118154-tnt-goes-boom-episode-1-vanilla-tnt-evilution-replacement/]TNT Goes Boom! Episode 1[/url][/b] (TNT, 2020) [sup][[b]5[/b]: dei_eldren: 5][/sup]&#10;[b]278. [url=https://www.doomworld.com/forum/topic/111099-psx-doom-megawad-fall-of-triton-remake-triton-ii/]TRITON﻿ II﻿[/url][/b] (Doom II, 2020) [sup][[b]5[/b]: behemoth_667: 5][/sup]&#10;[b]278. [url=https://www.doomworld.com/forum/topic/101509-unwelcome-developement-thread-new-map-for-testing/]UNWELCOME[/url][/b] (Doom II, 2018) [sup][[b]5[/b]: Ryath: 5][/sup]&#10;[b]278. [url=https://www.doomworld.com/idgames/levels/doom2/Ports/v-z/vulkan]Vulkan Episode 1[/url][/b] (Doom II, 2017) [sup][[b]5[/b]: HyperLuke: 5][/sup]&#10;[b]278. [url=https://www.doomworld.com/vb/wads-mods/71259-way-too-many-dead-guys-map05-alpha-available/]Way 2 Many Dead Guys[/url][/b] (Doom II, 2014) [sup][[b]5[/b]: Nancsi: 5][/sup]&#10;[b]278. [url=https://doomwiki.org/wiki/WOOO]WOOO[/url][/b] (Doom II, 2013) [sup][[b]5[/b]: lokbustam257: 5][/sup]&#10;[b]278. [url=https://www.moddb.com/mods/bloodpack]ZBloodpack[/url][/b] (Doom II, 2005) [sup][[b]5[/b]: smeghammer: 5][/sup]&#10;[b]278. [url=https://www.doomworld.com/idgames/levels/doom2/Ports/v-z/zendyn_x]Zen Dynamics[/url][/b] (Doom II, 2005) [sup][[b]5[/b]: Phobus: 4, TechnoDoomed1: 1][/sup]&#10;[b]337. [url=https://www.doomworld.com/idgames/levels/doom2/a-c/area51]Area 51[/url][/b] (Doom II, 1997) [sup][[b]4[/b]: Doomkid: 2, TheGreenZap: 2][/sup]&#10;[b]337. [url=https://www.doomworld.com/idgames/levels/doom2/a-c/chord2]Chord 2[/url][/b] (Doom II, 1997) [sup][[b]4[/b]: Paul977: 4][/sup]&#10;[b]337. [url=https://www.doomworld.com/files/file/10874-city-of-doom-part-i-beta-1-11/]City of DooM (Part I)[/url][/b] (Doom II, 2000) [sup][[b]4[/b]: ax34: 4][/sup]&#10;[b]337. [url=https://www.doomworld.com/idgames/levels/doom2/Ports/a-c/crimsonh]Crimson Horizon[/url][/b] (Doom II, 2009) [sup][[b]4[/b]: Paul977: 4][/sup]&#10;[b]337. [url=https://www.doomworld.com/idgames/levels/doom2/deathmatch/Ports/megawads/crudream]Crucified Dreams[/url][/b] (Doom II, 2006) [sup][[b]4[/b]: Soundblock: 4][/sup]&#10;[b]337. [url=https://www.doomworld.com/forum/topic/106371-czechbox-final-version-available/]CzechBox[/url][/b] (Doom II, 2020) [sup][[b]4[/b]: Willy W.: 4][/sup]&#10;[b]337. [url=https://www.doomworld.com/idgames/levels/doom2/Ports/d-f/dcity2_5]Damned City 2[/url][/b] (Doom II, 2019) [sup][[b]4[/b]: ax34: 4][/sup]&#10;[b]337. [url=https://www.doomworld.com/idgames/levels/doom2/Ports/d-f/dark7]Dark 7 (with Mission Pack)[/url][/b] (Doom II, 2002) [sup][[b]4[/b]: smeghammer: 4][/sup]&#10;[b]337. [url=https://www.doomworld.com/forum/topic/92135-deadair-v2/]dead.air[/url][/b] (Doom II, 2016) [sup][[b]4[/b]: HyperLuke: 2, Lorenz0: 2][/sup]&#10;[b]337. [url=https://www.doomworld.com/idgames/levels/doom2/megawads/d2reload]Doom 2 Reloaded[/url][/b] (Doom II, 2009) [sup][[b]4[/b]: Odal: 2, Hitherto: 2][/sup]&#10;[b]337. [url=https://www.doomworld.com/idgames/levels/doom2/d-f/earth]Earth[/url][/b] (Doom II, 1998) [sup][[b]4[/b]: ShoDemo: 3, TheNerdTurtle2: 1][/sup]&#10;[b]337. [url=https://www.doomworld.com/forum/topic/94601-empyrion_v39-14-udmf-coop-maps-with-single-player-support/]Empyrion[/url][/b] (Doom II, 2017) [sup][[b]4[/b]: Gaia74: 4][/sup]&#10;[b]337. [url=https://www.doomworld.com/idgames/levels/doom2/deathmatch/megawads/gothicdm]Gothic DM[/url][/b] (Doom II, 1997) [sup][[b]4[/b]: Soundblock: 1, toxic.rat: 3][/sup]&#10;[b]337. [url=https://www.doomworld.com/forum/topic/113414-wip-hellish-rogues-a-new-mappers-first-mapset-feb-15th-2021-near-final-version-available/]Hellish Rogues[/url][/b] (Doom II, 2021) [sup][[b]4[/b]: dei_eldren: 4][/sup]&#10;[b]337. [url=https://www.doomworld.com/idgames/levels/heretic/Ports/curse]Heretic - Curse of D'sparil[/url][/b] (Heretic, 2010) [sup][[b]4[/b]: JudgeDeadd: 2, Hitherto: 2][/sup]&#10;[b]337. [url=https://www.doomworld.com/idgames/levels/doom2/Ports/g-i/impencse]Imp Encounter[/url][/b] (Doom II, 2003) [sup][[b]4[/b]: AnonimVio: 4][/sup]&#10;[b]337. [url=https://www.doomworld.com/forum/topic/74792-jiffy-bag-a-speedmap-megawad-rc2-released/]Jiffy Bag[/url][/b] (Doom II, 2015) [sup][[b]4[/b]: TheNerdTurtle2: 4][/sup]&#10;[b]337. [url=https://www.doomworld.com/idgames/levels/doom2/Ports/j-l/khorus]Khorus[/url][/b] (Doom II, 2012) [sup][[b]4[/b]: NuMetalManiak: 4][/sup]&#10;[b]337. [url=https://www.doomworld.com/forum/topic/124896-final-literalism-release-thread/]Literalism[/url][/b] (Doom II, 2021) [sup][[b]4[/b]: &lt;&lt;Rewind: 4][/sup]&#10;[b]337. [url=https://www.doomworld.com/files/file/15671-mapgame/]Mapgame[/url][/b] (Doom, 2009) [sup][[b]4[/b]: m8f: 4][/sup]&#10;[b]337. [url=https://www.doomworld.com/idgames/levels/doom2/Ports/m-o/nfh2]Neighborhood From Hell[/url][/b] (Doom II, 2012) [sup][[b]4[/b]: ax34: 4][/sup]&#10;[b]337. [url=https://www.doomworld.com/idgames/levels/doom2/m-o/nostromo]Nostromo's Run[/url][/b] (Doom II, 1995) [sup][[b]4[/b]: soner du: 1, Ragu: 3][/sup]&#10;[b]337. [url=https://www.doomworld.com/idgames/levels/doom2/Ports/megawads/nova2]Nova II: New Dawn[/url][/b] (Doom II, 2015) [sup][[b]4[/b]: Not Jabba: 3, dylux: 1][/sup]&#10;[b]337. [url=https://doomwiki.org/wiki/Robocop_Doom]Robocop Doom[/url][/b] (Doom II, 2019) [sup][[b]4[/b]: ax34: 4][/sup]&#10;[b]337. [url=https://www.doomworld.com/idgames/levels/doom2/Ports/s-u/sinedie]Sine Die[/url][/b] (Doom II, 2007) [sup][[b]4[/b]: bLOCKbOYgAMES: 4][/sup]&#10;[b]337. [url=https://www.doomworld.com/idgames/levels/doom2/Ports/megawads/sf3]Slaughterfest 3[/url][/b] (Doom II, 2018) [sup][[b]4[/b]: Nazgul9: 4][/sup]&#10;[b]337. [url=https://www.doomworld.com/idgames/levels/doom2/Ports/megawads/doomtrib]The DOOM Tribute Project[/url][/b] (Doom II, 2016) [sup][[b]4[/b]: ax34: 4][/sup]&#10;[b]337. [url=https://www.doomworld.com/idgames/levels/doom/megawads/nmdu]The Ultimate NMD [/url][/b] (Doom, 2009) [sup][[b]4[/b]: eharper256: 4][/sup]&#10;[b]337. [url=https://zdoom.org/wiki/Town_Infection]Town Infection[/url][/b] (Doom II, 2013) [sup][[b]4[/b]: Dimon12321: 4][/sup]&#10;[b]337. [url=https://www.doomworld.com/idgames/levels/doom2/s-u/townhou2]Townhouses[/url][/b] (Doom II, 1995) [sup][[b]4[/b]: Doomlover77: 4][/sup]&#10;[b]337. [url=http://odamex.net/boards/index.php?topic=2246.0]UAC Ultra 2[/url][/b] (Doom II, 2013) [sup][[b]4[/b]: Sky: 4][/sup]&#10;[b]337. [url=https://www.doomworld.com/idgames/levels/doom2/Ports/v-z/vrack]Vrack[/url][/b] (Doom II, 2000) [sup][[b]4[/b]: bzzrak: 4][/sup]&#10;[b]369. [url=https://cloud.mail.ru/public/83f617a62867/1993.WAD]1993[/url][/b] (Any Doom, 2014) [sup][[b]3[/b]: Apaul27: 3][/sup]&#10;[b]369. [url=https://www.doomworld.com/idgames/levels/doom/Ports/megawads/sinergy] SINERGY[/url][/b] (Doom, 2019) [sup][[b]3[/b]: Ezepov: 3][/sup]&#10;[b]369. [url=https://www.doomworld.com/forum/post/1753652]2castles[/url][/b] (?, ?) [sup][[b]3[/b]: Soundblock: 3][/sup]&#10;[b]369. [url=https://www.doomworld.com/forum/topic/90605-v04-a-boy-and-his-barrel-a-secret-is-revealed/]A Boy and His Barrel[/url][/b] (Doom II, 2016) [sup][[b]3[/b]: Dragonfly: 3][/sup]&#10;[b]369. [url=https://www.doomworld.com/files/file/18491-absolutely-killed/]Absolutely Killed[/url][/b] (Doom, 2016) [sup][[b]3[/b]: NoisyVelvet: 3][/sup]&#10;[b]369. [url=https://www.doomworld.com/idgames/levels/doom/Ports/a-c/aaawake]Awakening[/url][/b] (Doom, 2010) [sup][[b]3[/b]: Graf Zahl: 3][/sup]&#10;[b]369. [url=https://www.doomworld.com/idgames/levels/doom2/Ports/a-c/balls]Balls[/url][/b] (Doom II, 2006) [sup][[b]3[/b]: Li'l devil: 3][/sup]&#10;[b]369. [url=https://forum.zdoom.org/viewtopic.php?t=47680#p810207]Batman Doom: Reborn[/url][/b] (Doom II, 2015) [sup][[b]3[/b]: ax34: 3][/sup]&#10;[b]369. [url=https://www.doomworld.com/idgames/levels/doom2/Ports/a-c/bermuda]Bermuda Triangle[/url][/b] (Doom II, 1999) [sup][[b]3[/b]: Doomkid: 1, TheGreenZap: 2][/sup]&#10;[b]369. [url=https://www.doomworld.com/idgames/levels/doom2/Ports/a-c/bbv11]Botanic Biosphere[/url][/b] (Doom II, 2014) [sup][[b]3[/b]: Jaromir Bergmann: 3][/sup]&#10;[b]369. [url=https://www.doomworld.com/idgames/levels/doom2/a-c/chord1]Chord 1[/url][/b] (Doom II, 1997) [sup][[b]3[/b]: Paul977: 3][/sup]&#10;[b]369. [url=https://www.doomworld.com/idgames/levels/doom2/Ports/a-c/chord3]Chord 3[/url][/b] (Doom II, 2000) [sup][[b]3[/b]: Paul977: 3][/sup]&#10;[b]369. [url=https://www.doomworld.com/idgames/levels/doom2/a-c/chordg]Chord G[/url][/b] (Doom II, 1999) [sup][[b]3[/b]: Paul977: 3][/sup]&#10;[b]369. [url=https://www.doomworld.com/idgames/levels/doom2/Ports/a-c/cityass]City Assault[/url][/b] (Doom II, 2013) [sup][[b]3[/b]: ax34: 3][/sup]&#10;[b]369. [url=https://www.doomworld.com/idgames/levels/doom2/d-f/darkcvnt]Dark Covenant[/url][/b] (Doom II, 1996) [sup][[b]3[/b]: NuMetalManiak: 2, bonnie: 1][/sup]&#10;[b]369. [url=https://www.doomworld.com/idgames/levels/doom2/d-f/demondrv]DEMON DRIVER!!!![/url][/b] (Doom II, 2006) [sup][[b]3[/b]: smeghammer: 3][/sup]&#10;[b]369. [url=https://www.doomworld.com/idgames/levels/doom2/Ports/d-f/darknes2]Disciples of Darkness[/url][/b] (Doom II, 2017) [sup][[b]3[/b]: Nirvana: 3][/sup]&#10;[b]369. [url=https://www.doomworld.com/idgames/levels/doom2/Ports/d-f/disjunct]Disjunction[/url][/b] (Doom II, 2017) [sup][[b]3[/b]: Lorenz0: 3][/sup]&#10;[b]369. [url=https://www.doomworld.com/idgames/levels/doom2/d-f/europe]Europe[/url][/b] (Doom II, 2005) [sup][[b]3[/b]: ax34: 3][/sup]&#10;[b]369. [url=https://www.doomworld.com/idgames/levels/doom/d-f/faviae21]Favillesco Alpha Episode 2: Desecration on Thebe[/url][/b] (Doom, 2015) [sup][[b]3[/b]: Ezepov: 3][/sup]&#10;[b]369. [url=https://www.doomworld.com/forum/topic/106186-frog_and_toadwad-12-maps/]frog_and_toad.wad[/url][/b] (Doom II, 2019) [sup][[b]3[/b]: akolai: 3][/sup]&#10;[b]369. [url=https://forum.zdoom.org/viewtopic.php?f=19&amp;t=13397#p273718]Hell-Forged[/url][/b] (Doom II, 2019) [sup][[b]3[/b]: Woolie Wool: 3][/sup]&#10;[b]369. [url=http://xsnake.free.fr/invasion/shots.htm]Invasion UAC[/url][/b] (Doom II, 2005) [sup][[b]3[/b]: Red-XIII: 3][/sup]&#10;[b]369. [url=https://www.doomworld.com/idgames/levels/doom2/megawads/kssht]Khorus' Speedy Shit[/url][/b] (Doom II, 2011) [sup][[b]3[/b]: Phobus: 2, whybmonotacrab: 1][/sup]&#10;[b]369. [url=https://www.doomworld.com/idgames/levels/doom2/Ports/j-l/los]Legacy of Suffering[/url][/b] (Doom II, 2009) [sup][[b]3[/b]: MFG38: 3][/sup]&#10;[b]369. [url=https://www.moddb.com/mods/brutal-doom/addons/brutalized-doom-and-doom-ii]Maps of Chaos[/url][/b] (Doom II, 2013) [sup][[b]3[/b]: I_Punch_Demons: 3][/sup]&#10;[b]369. [url=https://zdoom.org/wiki/Marine_Assault]Marine Assault[/url][/b] (Doom II, 2003) [sup][[b]3[/b]: Li'l devil: 3][/sup]&#10;[b]369. [url=https://www.doomworld.com/idgames/levels/doom2/m-o/nilla]Nilla DooM[/url][/b] (Doom II, 2004) [sup][[b]3[/b]: roadworx: 3][/sup]&#10;[b]369. [url=https://www.doomworld.com/idgames/levels/doom2/p-r/phobos2]Phobos[/url][/b] (Doom II, 1998) [sup][[b]3[/b]: Jaws In Space: 3][/sup]&#10;[b]369. [url=https://www.doomworld.com/idgames/levels/doom2/Ports/p-r/pleiades]Pleiades[/url][/b] (Doom II, 2000) [sup][[b]3[/b]: ax34: 3][/sup]&#10;[b]369. [url=https://www.doomworld.com/idgames/music/plutmidi]Plutonia MIDI Pack[/url][/b] (Plutonia, 2013) [sup][[b]3[/b]: Diabolución: 1, DJVCardMaster: 2][/sup]&#10;[b]369. [url=https://www.elzee.co.nz/rotttc/index.html]Return of the Triad[/url][/b] (Standalone, 2011) [sup][[b]3[/b]: ax34: 3][/sup]&#10;[b]369. [url=https://www.doomworld.com/idgames/levels/doom2/Ports/p-r/rush]Rush[/url][/b] (Doom II, 2014) [sup][[b]3[/b]: Nirvana: 2, I_Punch_Demons: 1][/sup]&#10;[b]369. [url=https://www.doomworld.com/idgames/levels/hexen/s-u/serpent]Serpent: Resurrection[/url][/b] (Hexen, 2010) [sup][[b]3[/b]: TheMightyHeracross: 3][/sup]&#10;[b]369. [url=https://www.doomworld.com/forum/topic/110956-syringe-v11-now-an-official-addon-oh-snap/]Syringe[/url][/b] (Doom II, 2019) [sup][[b]3[/b]: dosboot: 1, Xeogred: 2][/sup]&#10;[b]369. [url=https://www.doomworld.com/idgames/levels/doom2/Ports/s-u/t3st]T3ST[/url][/b] (Doom II, 2016) [sup][[b]3[/b]: bzzrak: 3][/sup]&#10;[b]369. [url=https://doomwiki.org/wiki/The_Lost_Episodes_of_Doom]The Lost Episodes of Doom[/url][/b] (Doom, 1995) [sup][[b]3[/b]: Diabolución: 3][/sup]&#10;[b]369. [url=https://www.doomworld.com/idgames/levels/doom2/deathmatch/s-u/udm3]Unidoom DM 3[/url][/b] (Doom II, 2004) [sup][[b]3[/b]: Doomkid: 3][/sup]&#10;[b]369. [url=https://www.doomworld.com/idgames/levels/doom2/Ports/v-z/vrack2b]Vrack 2[/url][/b] (Doom II, 2001) [sup][[b]3[/b]: smeghammer: 3][/sup]&#10;[b]369. [url=https://doomwiki.org/wiki/WOOO_2]WOOO 2[/url][/b] (Doom II, 2014) [sup][[b]3[/b]: lokbustam257: 3][/sup]&#10;[b]409. [url=https://www.doomworld.com/idgames/levels/doom2/megawads/3ha3]3 Heures d'agonie 3[/url][/b] (Doom II, 2017) [sup][[b]2[/b]: Roofi: 2][/sup]&#10;[b]409. [url=https://www.doomworld.com/idgames/levels/doom2/Ports/0-9/30kmaps]30,000 Levels[/url][/b] (Doom II, 2012) [sup][[b]2[/b]: AnonimVio: 2][/sup]&#10;[b]409. [url=https://www.doomworld.com/vb/thread/103867]Akeldama[/url][/b] (Doom II, 2020) [sup][[b]2[/b]: Snikle: 2][/sup]&#10;[b]409. [url=https://www.doomworld.com/forum/topic/124790-atmospheric-extinction-a-boom-mapset-now-on-idgames/]Atmospheric﻿﻿﻿﻿﻿﻿ ﻿Extinction﻿[/url][/b] (Doom II, 2021) [sup][[b]2[/b]: northivanastan: 2][/sup]&#10;[b]409. [url=https://www.doomworld.com/idgames/levels/doom2/Ports/s-u/tcotd]City of the Damned[/url][/b] (Doom II, 2004) [sup][[b]2[/b]: HUNdebLeonidasX: 2][/sup]&#10;[b]409. [url=https://www.doomworld.com/forum/topic/108938-doom-ii-25-years-on-earth-32-map-limit-removing-old-school-megawad-one-year-late-edition-released-now-on-idgames/]Doom II: 25 Years on Earth[/url][/b] (Doom II, 2020) [sup][[b]2[/b]: sapphics: 2][/sup]&#10;[b]409. [url=https://doomwiki.org/wiki/Doom_II]Doom II: Hell on Earth[/url][/b] (Doom II, 1994) [sup][[b]2[/b]: Fadri: 2][/sup]&#10;[b]409. [url=https://www.doomworld.com/idgames/levels/doom2/Ports/d-f/entropy]Entropy[/url][/b] (Doom II, 2019) [sup][[b]2[/b]: akolai: 2][/sup]&#10;[b]409. [url=https://www.doomworld.com/files/file/18802-ice-rage/]Ice Rage[/url][/b] (Doom II, 2017) [sup][[b]2[/b]: Chamelenoel: 2][/sup]&#10;[b]409. [url=https://www.doomworld.com/idgames/levels/doom2/Ports/d-f/dmdjm01]Jagermorder: Chemical Lab[/url][/b] (Doom II, 1999) [sup][[b]2[/b]: Soundblock: 2][/sup]&#10;[b]409. [url=https://www.doomworld.com/idgames/levels/doom2/a-c/bldnight]One Bloody Night[/url][/b] (Doom II, 2002) [sup][[b]2[/b]: WH-Wilou84: 1, T-Rex: 1][/sup]&#10;[b]409. [url=https://doomwiki.org/wiki/Remain_1]Remain 1[/url][/b] (Doom II, 2007) [sup][[b]2[/b]: Hitherto: 2][/sup]&#10;[b]409. [url=https://www.wad-archive.com/wad/be21919b261d404e694dd19e88bfaea2]Rocket Space Jumping[/url][/b] (Doom II, 2007) [sup][[b]2[/b]: Red-XIII: 2][/sup]&#10;[b]409. [url=https://www.doomworld.com/idgames/levels/doom2/0-9/666]Sector 666[/url][/b] (Doom II, 1998) [sup][[b]2[/b]: bzzrak: 2][/sup]&#10;[b]409. [url=https://www.doomworld.com/idgames/levels/doom2/Ports/megawads/mayhem17]Super MAYhem 17[/url][/b] (Doom II, 2017) [sup][[b]2[/b]: Octillion: 2][/sup]&#10;[b]409. [url=https://www.doomworld.com/idgames/levels/doom2/a-c/aboosysv]System Vices[/url][/b] (Doom II, 1996) [sup][[b]2[/b]: Grazza: 2][/sup]&#10;[b]409. [url=https://www.doomworld.com/idgames/themes/university/trinity2]The Unholy Trinity[/url][/b] (Doom, 1994) [sup][[b]2[/b]: Soundblock: 2][/sup]&#10;[b]426. [url=https://www.doomworld.com/idgames/levels/doom2/Ports/s-u/seasons]4 Seasons of Doom[/url][/b] (Doom II, 2018) [sup][[b]1[/b]: vdgg: 1][/sup]&#10;[b]426. [url=https://doomwiki.org/wiki/5till_L1_Complex]5till L1 Complex[/url][/b] (Doom II, 2012) [sup][[b]1[/b]: Li'l devil: 1][/sup]&#10;[b]426. [url=https://www.doomworld.com/idgames/levels/doom2/Ports/a-c/aeternum]Aeternum[/url][/b] (Doom II, 2007) [sup][[b]1[/b]: 42PercentHealth: 1][/sup]&#10;[b]426. [url=https://www.doomworld.com/idgames/levels/doom2/Ports/a-c/axolotl]Axolotl[/url][/b] (Doom II, 2021) [sup][[b]1[/b]: akolai: 1][/sup]&#10;[b]426. [url=https://www.doomworld.com/idgames/levels/doom2/Ports/a-c/crfe_p1]Can't Run From Evil [/url][/b] (Doom II, 2012) [sup][[b]1[/b]: vdgg: 1][/sup]&#10;[b]426. [url=https://www.doomworld.com/idgames/levels/doom2/Ports/a-c/coecits]Castle of Eternal Carrot in the Sky[/url][/b] (Doom II, 2001) [sup][[b]1[/b]: Jaws In Space: 1][/sup]&#10;[b]426. [url=https://www.doomworld.com/idgames/levels/doom/a-c/cleim10]Cleimos[/url][/b] (Doom, 1994) [sup][[b]1[/b]: Soundblock: 1][/sup]&#10;[b]426. [url=https://www.doomworld.com/idgames/levels/doom2/Ports/a-c/c-shock]Combat Shock[/url][/b] (Doom II, 2011) [sup][[b]1[/b]: WH-Wilou84: 1][/sup]&#10;[b]426. [url=https://doomwiki.org/wiki/Congestion:_64]Congestion: 64[/url][/b] (Doom II, 2005) [sup][[b]1[/b]: Li'l devil: 1][/sup]&#10;[b]426. [url=https://www.doomworld.com/idgames/levels/doom2/a-c/cygnus20]Cygnus IV[/url][/b] (Doom II, 1997) [sup][[b]1[/b]: Philnemba: 1][/sup]&#10;[b]426. [url=https://doomwiki.org/wiki/Demonastery]Demonastery[/url][/b] (Doom II, 2018) [sup][[b]1[/b]: VanaheimRanger: 1][/sup]&#10;[b]426. [url=https://doomwiki.org/wiki/Doom_the_Way_id_Did]dtwidmus.wad﻿[/url][/b] (Doom, 2011) [sup][[b]1[/b]: Diabolución: 1][/sup]&#10;[b]426. [url=https://www.doomworld.com/idgames/levels/doom/d-f/eternity]Eternity[/url][/b] (Doom, 1994) [sup][[b]1[/b]: bonnie: 1][/sup]&#10;[b]426. [url=https://www.doomworld.com/forum/topic/101755-exomoon-megawad-directors-cut-release/]Exomoon[/url][/b] (Doom II, 2017) [sup][[b]1[/b]: Lorenz0: 1][/sup]&#10;[b]426. [url=https://www.doomworld.com/idgames/levels/doom2/Ports/megawads/enirvana]Experiencing Nirvana[/url][/b] (Doom II, 2017) [sup][[b]1[/b]: akolai: 1][/sup]&#10;[b]426. [url=https://www.doomworld.com/idgames/levels/doom/d-f/extremal]Extremal Doom[/url][/b] (Doom, 2006) [sup][[b]1[/b]: Grazza: 1][/sup]&#10;[b]426. [url=https://www.doomworld.com/idgames/levels/doom2/deathmatch/Ports/g-i/greenwar]Green War[/url][/b] (Doom II, 2002) [sup][[b]1[/b]: joepallai: 1][/sup]&#10;[b]426. [url=https://doomwiki.org/wiki/Grezzo_2]Grezzo 2[/url][/b] (Standalone, 2012) [sup][[b]1[/b]: AnonimVio: 1][/sup]&#10;[b]426. [url=https://www.doomworld.com/idgames/levels/doom2/Ports/j-l/kusok]kusok(Kurashiki's kuso map)[/url][/b] (Doom II, 2013) [sup][[b]1[/b]: Fadri: 1][/sup]&#10;[b]426. [url=https://www.doomworld.com/idgames/levels/doom2/Ports/j-l/lilium]Lilium[/url][/b] (Doom II, 2016) [sup][[b]1[/b]: Lewonx: 1][/sup]&#10;[b]426. [url=https://www.doomworld.com/idgames/levels/doom/j-l/lithe2m1]LithE2M1[/url][/b] (Doom, 1994) [sup][[b]1[/b]: bzzrak: 1][/sup]&#10;[b]426. [url=https://www.doomworld.com/forum/topic/119448-final-release-micro-slaughter-community-project-17-maps/]Micro Slaughter Community Project[/url][/b] (Doom II, 2021) [sup][[b]1[/b]: SCF: 1][/sup]&#10;[b]426. [url=https://www.doomworld.com/idgames/levels/doom2/megawads/mlm12]Mini-Level Megawad[/url][/b] (Doom II, 2009) [sup][[b]1[/b]: Phobus: 1][/sup]&#10;[b]426. [url=https://www.doomworld.com/forum/topic/85907-nefertitiwad-6-maps/#comment-1554820]Nefertiti[/url][/b] (Doom II, 2016) [sup][[b]1[/b]: NoisyVelvet: 1][/sup]&#10;[b]426. [url=https://doomwiki.org/wiki/Newdoom_Community_Project]Newdoom Community Project[/url][/b] (Doom II, 2006) [sup][[b]1[/b]: LadyMistDragon: 1][/sup]&#10;[b]426. [url=https://www.dfdoom.com/project/order-of-the-odonata/]Order of the Odonata[/url][/b] (Doom II, 2018) [sup][[b]1[/b]: TJG1289: 1][/sup]&#10;[b]426. [url=https://forum.zdoom.org/viewtopic.php?f=19&amp;t=47816]Pinochestein 3D[/url][/b] (Doom II, 2015) [sup][[b]1[/b]: Ezepov: 1][/sup]&#10;[b]426. [url=https://doomwiki.org/wiki/Polygon_Base]Polygon Base[/url][/b] (Doom II, 1996) [sup][[b]1[/b]: roadworx: 1][/sup]&#10;[b]426. [url=http://thekinsie.com/reelism/]Reelism[/url][/b] (Doom II, 2011) [sup][[b]1[/b]: HUNdebLeonidasX: 1][/sup]&#10;[b]426. [url=https://www.doomworld.com/idgames/levels/doom2/Ports/s-u/spagheti]Spicy Evil Spaghetti[/url][/b] (Doom II, 2016) [sup][[b]1[/b]: everennui: 1][/sup]&#10;[b]426. [url=https://doomwiki.org/wiki/SQUARES]SQUARES[/url][/b] (Doom, 1995) [sup][[b]1[/b]: STILES: 1][/sup]&#10;[b]426. [url=https://www.doomworld.com/idgames/levels/doom2/megawads/darken]The Darkening Episode 1[/url][/b] (Doom II, 1998) [sup][[b]1[/b]: ASaltShaker: 1][/sup]&#10;[b]426. [url=https://www.doomworld.com/idgames/levels/doom2/s-u/tdevil2]The Devilz Work[/url][/b] (Doom II, 2014) [sup][[b]1[/b]: everennui: 1][/sup]&#10;[b]426. [url=https://doomwiki.org/wiki/The_Evil_Unleashed]The Evil Unleashed﻿[/url][/b] (Doom, 1994) [sup][[b]1[/b]: Ragu: 1][/sup]&#10;[b]426. [url=https://www.doomworld.com/forum/topic/119490-a-boom-compatible-slaughter-mapthe-mucus-empire-final-version/]The Mucus Empire[/url][/b] (Doom II, 2021) [sup][[b]1[/b]: Maribo: 1][/sup]&#10;[b]426. [url=https://www.doomworld.com/idgames/levels/doom2/megawads/rebirth]The Rebirth[/url][/b] (Doom II, 2003) [sup][[b]1[/b]: Malrionn: 1][/sup]&#10;[b]426. [url=https://www.doomworld.com/forum/topic/106310-the-slaughter-spectrum-rc1-release/]The Slaughter Spectrum[/url][/b] (Doom II, 2019) [sup][[b]1[/b]: nikitsune: 1][/sup]&#10;[b]426. [url=https://www.doomworld.com/idgames/levels/doom2/s-u/ttp-rp]The Troopers' Playground[/url][/b] (Doom II, 1996) [sup][[b]1[/b]: T-Rex: 1][/sup]&#10;[b]426. [url=https://www.doomworld.com/idgames/levels/doom2/megawads/twzone]The Twilight Zone[/url][/b] (Doom II, 1998) [sup][[b]1[/b]: T-Rex: 1][/sup]&#10;[b]426. [url=https://www.doomworld.com/forum/topic/65009-zdoom-the-ultimate-icon-of-sin/]The Ultimate Icon of Sin[/url][/b] (Doom II, 2013) [sup][[b]1[/b]: Soundblock: 1][/sup]&#10;[b]426. [url=https://www.doomworld.com/idgames/levels/doom/megawads/unalign]UnAligned[/url][/b] (Doom, 2016) [sup][[b]1[/b]: yakfak: 1][/sup]&#10;[b]426. [url=https://www.doomworld.com/files/file/18387-vispire/]Vispire[/url][/b] (Doom II, 2016) [sup][[b]1[/b]: NoisyVelvet: 1][/sup]&#10;[b]426. [url=https://doomwiki.org/wiki/Void]Void[/url][/b] (Doom II, 2003) [sup][[b]1[/b]: TJG1289: 1][/sup]&#10;[b]426. [url=https://www.doomworld.com/idgames/levels/doom2/Ports/v-z/whitemar]Whitemare[/url][/b] (Doom II, 2011) [sup][[b]1[/b]: Pierrot: 1][/sup]&#10;&#10;&#10;WADs: 469&#10;Voters: 181" calcext:value-type="string">
            <text:p>[b]236. [url=https://www.doomworld.com/idgames/levels/doom/megawads/et]Endless Torture[/url][/b] (Doom, 2015) [sup][[b]6[/b]: soner du: 2, dei_eldren: 4][/sup]</text:p>
            <text:p>[b]236. [url=https://www.doomworld.com/idgames/levels/doom/0-9/01fava]Fava Beans[/url][/b] (Doom, 1995) [sup][[b]6[/b]: Philnemba: 2, NaZa: 4][/sup]</text:p>
            <text:p>[b]236. [url=https://www.doomworld.com/idgames/levels/doom2/Ports/megawads/5room]Five Rooms of Doom[/url][/b] (Doom II, 2015) [sup][[b]6[/b]: HyperLuke: 6][/sup]</text:p>
            <text:p>[b]236. [url=https://www.doomworld.com/idgames/levels/doom2/megawads/fragport]Fragport[/url][/b] (Doom II, 2001) [sup][[b]6[/b]: P41R47: 3, Doomlover77: 3][/sup]</text:p>
            <text:p>[b]236. [url=https://www.doomworld.com/forum/topic/124905-dbp40-funnelcake-apparitions/]Funnelcake Apparitions[/url][/b] (Doom II, 2021) [sup][[b]6[/b]: &lt;&lt;Rewind: 6][/sup]</text:p>
            <text:p>[b]236. [url=https://doomwiki.org/wiki/Grove]Grove[/url][/b] (Doom II, 2004) [sup][[b]6[/b]: msx2plus: 5, Maribo: 1][/sup]</text:p>
            <text:p>[b]236. [url=https://www.doomworld.com/files/file/17934-incineration/]Incineration[/url][/b] (Doom, 2014) [sup][[b]6[/b]: Ryath: 5, dosboot: 1][/sup]</text:p>
            <text:p>[b]236. [url=https://www.doomworld.com/idgames/levels/doom2/deathmatch/j-l/judas23]Judas[/url][/b] (Doom II, 1996) [sup][[b]6[/b]: antares031: 6][/sup]</text:p>
            <text:p>[b]236. [url=https://doomwiki.org/wiki/Maskim_Xul]Maskim Xul[/url][/b] (Doom II, 2017) [sup][[b]6[/b]: Dimon12321: 6][/sup]</text:p>
            <text:p>[b]236. [url=https://doomwiki.org/wiki/Mass_Extinction]Mass Extinction﻿[/url][/b] (Doom II, 2019) [sup][[b]6[/b]: Deadwing: 6][/sup]</text:p>
            <text:p>[b]236. [url=https://doomwiki.org/wiki/Moonblood]Moonblood[/url][/b] (Doom II, 2017) [sup][[b]6[/b]: dei_eldren: 6][/sup]</text:p>
            <text:p>[b]236. [url=https://www.doomworld.com/idgames/levels/doom2/Ports/m-o/neodoom]NeoDoom[/url][/b] (Doom II, 2006) [sup][[b]6[/b]: OniriA: 6][/sup]</text:p>
            <text:p>[b]236. [url=https://www.doomworld.com/forum/topic/117844-nosp2-nanowadmo-megawad-slaughterwad/]NoReason's Speedmaps 2[/url][/b] (Doom II, 2020) [sup][[b]6[/b]: sapphics: 6][/sup]</text:p>
            <text:p>[b]236. [url=https://www.doomworld.com/idgames/levels/doom/m-o/nukemine]Nuke Mine (Come Get Some)[/url][/b] (Doom, 1994) [sup][[b]6[/b]: Soundblock: 6][/sup]</text:p>
            <text:p>[b]236. [url=https://www.doomworld.com/forum/topic/103371-ozonia-development-boom-megawad-december-target-release/]Ozonia[/url][/b] (Doom II, 2021) [sup][[b]6[/b]: dei_eldren: 6][/sup]</text:p>
            <text:p>[b]236. [url=https://www.doomworld.com/forum/topic/49008-phmlspd-boom-maps-for-people-who-like-shooting-monsters/]Phmlspd[/url][/b] (Doom II, 2010) [sup][[b]6[/b]: maxmanium: 6][/sup]</text:p>
            <text:p>[b]236. [url=https://www.doomworld.com/forum/topic/112163-25-maps-completed-sign-of-torment-boom-compatible-megawadwip/]Sign of Torment[/url][/b] (Doom II, 2021) [sup][[b]6[/b]: dei_eldren: 6][/sup]</text:p>
            <text:p>[b]236. [url=https://doomwiki.org/wiki/SSL2]SSL2[/url][/b] (Doom II, ?) [sup][[b]6[/b]: antares031: 6][/sup]</text:p>
            <text:p>[b]236. [url=https://doomwiki.org/wiki/Strange_Aeons]Strange Aeons[/url][/b] (Doom, 2015) [sup][[b]6[/b]: ax34: 3, SOSU: 3][/sup]</text:p>
            <text:p>[b]236. [url=https://www.doomworld.com/idgames/levels/doom2/Ports/megawads/lmtmple3]Temple of the Lizard Men 3[/url][/b] (Doom II, 2013) [sup][[b]6[/b]: Lewonx: 6][/sup]</text:p>
            <text:p>[b]236. [url=https://www.doomworld.com/idgames/levels/doom2/Ports/m-o/massm]The Adventures of MassMouth[/url][/b] (Doom II, 2000) [sup][[b]6[/b]: Ralphis: 6][/sup]</text:p>
            <text:p>[b]236. [url=https://www.doomworld.com/idgames/levels/doom2/s-u/slayer]The Slayer[/url][/b] (Doom II, 2002) [sup][[b]6[/b]: Vorpal: 5, vdgg: 1][/sup]</text:p>
            <text:p>[b]236. [url=https://www.doomworld.com/idgames/themes/terrywads/uacmnnew]UAC Military Nightmare[/url][/b] (Doom II, 2008) [sup][[b]6[/b]: AnonimVio: 6][/sup]</text:p>
            <text:p>[b]236. [url=https://doomwiki.org/wiki/Ultimate_Doom_the_Way_id_Did]Ultimate Doom the Way id Did[/url][/b] (Doom, 2019) [sup][[b]6[/b]: Omniarch: 5, dosboot: 1][/sup]</text:p>
            <text:p>[b]236. [url=https://www.doomworld.com/idgames/levels/doom2/deathmatch/Ports/megawads/udmx]Unidoom Deathmatch X[/url][/b] (Doom II, 2008) [sup][[b]6[/b]: Ralphis: 6][/sup]</text:p>
            <text:p>[b]236. [url=https://www.doomworld.com/idgames/levels/doom2/megawads/urania]Urania[/url][/b] (Plutonia, 2016) [sup][[b]6[/b]: Spectre01: 6][/sup]</text:p>
            <text:p>[b]236. [url=https://www.doomworld.com/idgames/levels/doom2/Ports/m-o/ma_val]Valhalla[/url][/b] (Doom II, 2010) [sup][[b]6[/b]: 4everDoomed: 4, VanaheimRanger: 2][/sup]</text:p>
            <text:p>[b]278. [url=https://www.doomworld.com/forum/topic/115653-1000-line-2-cp-completed/]1000 Line 2 Community Project[/url][/b] (Doom II, 2020) [sup][[b]5[/b]: Horus: 5][/sup]</text:p>
            <text:p>[b]278. [url=https://www.doomworld.com/vb/thread/71473]2048 Unleashed[/url][/b] (Doom II, 2015) [sup][[b]5[/b]: eharper256: 5][/sup]</text:p>
            <text:p>[b]278. [url=https://www.doomworld.com/idgames/levels/doom/Ports/a-c/aa_e1]Alpha Accident: Terra Nova[/url][/b] (Doom, 2016) [sup][[b]5[/b]: Rince-wind: 5][/sup]</text:p>
            <text:p>[b]278. [url=https://doomwiki.org/wiki/Army_of_Darkness_TC]Army of Darkness TC[/url][/b] (Doom II, 1996) [sup][[b]5[/b]: AtticTelephone: 5][/sup]</text:p>
            <text:p>[b]278. [url=https://www.doomworld.com/forum/topic/105451-birthday-bash-megawad-offical-release/]Birthday Bash [/url][/b] (Doom II, 2019) [sup][[b]5[/b]: eharper256: 5][/sup]</text:p>
            <text:p>[b]278. [url=https://www.doomworld.com/idgames/levels/doom2/Ports/a-c/bldstlp]Bloody Steel[/url][/b] (Doom II, 2014) [sup][[b]5[/b]: ella guro: 2, Li'l devil: 3][/sup]</text:p>
            <text:p>[b]278. [url=https://www.doomworld.com/idgames/levels/doom2/Ports/a-c/bor_lost]Brotherhood of Ruin: The Lost Temple[/url][/b] (Doom II, 2013) [sup][[b]5[/b]: Vorpal: 5][/sup]</text:p>
            <text:p>[b]278. [url=https://www.doomworld.com/idgames/levels/doom/p-r/retroeps]CH Retro Episode[/url][/b] (Doom, 2002) [sup][[b]5[/b]: Diabolución: 5][/sup]</text:p>
            <text:p>[b]278. [url=https://www.doomworld.com/forum/topic/117485-come-eat-the-mapwich-2-public-beta-out-now/]Come Eat The Mapwich 2[/url][/b] (Doom II, 2020) [sup][[b]5[/b]: Bryan T: 5][/sup]</text:p>
            <text:p>[b]278. [url=https://www.doomworld.com/forum/topic/121935-cydonia-throwback-plutonia-wad-beta-available/]Cydonia[/url][/b] (Doom II, 2021) [sup][[b]5[/b]: Xeogred: 5][/sup]</text:p>
            <text:p>[b]278. [url=https://www.doomworld.com/idgames/levels/doom/d-f/dante666]Dante's Gate[/url][/b] (Doom, 1994) [sup][[b]5[/b]: Soundblock: 5][/sup]</text:p>
            <text:p>[b]278. [url=https://www.doomworld.com/idgames/levels/doom2/Ports/d-f/dor]Dawn of Reality[/url][/b] (Doom II, 2010) [sup][[b]5[/b]: ax34: 4, Doomlover77: 1][/sup]</text:p>
            <text:p>[b]278. [url=https://www.doomworld.com/forum/topic/116046-dbp26-the-city-of-damned-children/]DBP26: The City of Damned Children[/url][/b] (Doom II, 2020) [sup][[b]5[/b]: Rince-wind: 2, TJG1289: 3][/sup]</text:p>
            <text:p>[b]278. [url=http://www.wad-archive.com/wad/DOOM-Barracks-Zone-1]Doom Barracks Zone[/url][/b] (Doom II, 2010) [sup][[b]5[/b]: HUNdebLeonidasX: 3, TheMightyHeracross: 2][/sup]</text:p>
            <text:p>[b]278. [url=https://www.doomworld.com/forum/topic/54022-doom-center-do-you-know-that/]Doom Center[/url][/b] (Doom II, 2011) [sup][[b]5[/b]: HUNdebLeonidasX: 5][/sup]</text:p>
            <text:p>[b]278. [url=https://doomwiki.org/wiki/Doom_the_Way_id_Did:_The_Lost_Episodes]Doom the Way id Did: The Lost Episodes[/url][/b] (Doom, 2012) [sup][[b]5[/b]: Ryath: 5][/sup]</text:p>
            <text:p>[b]278. [url=https://doomwiki.org/wiki/Doom:_The_Lost_Episode]Doom: The Lost Episode[/url][/b] (Doom, 2009) [sup][[b]5[/b]: Omniarch: 5][/sup]</text:p>
            <text:p>[b]278. [url=https://www.doomworld.com/forum/topic/104925-doomish-den-of-design-a-map-that-teaches-you-map-design/]Doomish Den of Design[/url][/b] (Doom II, 2019) [sup][[b]5[/b]: Rince-wind: 5][/sup]</text:p>
            <text:p>[b]278. [url=https://www.doomworld.com/idgames/levels/doom2/Ports/d-f/dripfeed]Drip Feed[/url][/b] (Doom II, 2010) [sup][[b]5[/b]: Vorpal: 5][/sup]</text:p>
            <text:p>[b]278. [url=https://doomwiki.org/wiki/E1_Contest]E1 Contest[/url][/b] (Doom, 2001) [sup][[b]5[/b]: Diabolución: 5][/sup]</text:p>
            <text:p>[b]278. [url=https://doomwiki.org/wiki/Epic]Epic[/url][/b] (Doom II, 2007) [sup][[b]5[/b]: AtticTelephone: 5][/sup]</text:p>
            <text:p>[b]278. [url=https://www.doomworld.com/idgames/levels/doom2/deathmatch/megawads/exec]Execution[/url][/b] (Doom II, 2000) [sup][[b]5[/b]: Doomkid: 5][/sup]</text:p>
            <text:p>[b]278. [url=https://www.doomworld.com/idgames/levels/doom2/Ports/d-f/ftmtn_v2]Firetop Mountain[/url][/b] (Doom II, 2013) [sup][[b]5[/b]: smeghammer: 5][/sup]</text:p>
            <text:p>[b]278. [url=https://www.doomworld.com/forum/topic/116321-gateway-to-shangri-la-the-map-to-destroy-your-bitrate/]Gateway to Shangri-La[/url][/b] (Doom II, 2020) [sup][[b]5[/b]: msx2plus: 5][/sup]</text:p>
            <text:p>[b]278. [url=https://forum.zdoom.org/viewtopic.php?f=19&amp;t=46718]Gene-Tech: Before the Storm[/url][/b] (Any Doom, 2014) [sup][[b]5[/b]: Graf Zahl: 5][/sup]</text:p>
            <text:p>[b]278. [url=https://www.doomworld.com/forum/topic/115127-wip-going-to-hell-megawad-testing/]Going To Hell[/url][/b] (Doom II, 2020) [sup][[b]5[/b]: Bryan T: 5][/sup]</text:p>
            <text:p>[b]278. [url=https://www.doomworld.com/idgames/levels/doom2/Ports/megawads/gmp]Good Morning Phobos[/url][/b] (Doom II, 2017) [sup][[b]5[/b]: Bryan T: 5][/sup]</text:p>
            <text:p>[b]278. [url=https://www.doomworld.com/idgames/levels/doom2/deathmatch/Ports/megawads/gw2]Greenwar II[/url][/b] (Doom II, 2009) [sup][[b]5[/b]: Ed: 5][/sup]</text:p>
            <text:p>[b]278. [url=https://www.doomworld.com/forum/topic/117072-now-on-idgames-hellevator-32-maps-community-project-boom-megawad/]Hellevator[/url][/b] (Doom II, 2021) [sup][[b]5[/b]: Bryan T: 5][/sup]</text:p>
            <text:p>[b]278. [url=https://www.doomworld.com/idgames/levels/doom2/Ports/g-i/inncnx2]Innocence X2[/url][/b] (Doom II, 2016) [sup][[b]5[/b]: Spectra: 5][/sup]</text:p>
            <text:p>[b]278. [url=https://www.doomworld.com/idgames/levels/doom2/g-i/island]Island[/url][/b] (Doom II, 1995) [sup][[b]5[/b]: Doomlover77: 5][/sup]</text:p>
            <text:p>[b]278. [url=https://doomwiki.org/wiki/Lilith]lilith[/url][/b] (Doom II, 2017) [sup][[b]5[/b]: msx2plus: 5][/sup]</text:p>
            <text:p>[b]278. [url=https://www.doomworld.com/forum/topic/117417-lunar-outpost-359-wip-wad-updated-2132021-revamped-older-levels/]Lunar Outpost 359[/url][/b] (TNT, 2021) [sup][[b]5[/b]: dei_eldren: 5][/sup]</text:p>
            <text:p>[b]278. [url=https://www.doomworld.com/idgames/levels/doom2/m-o/mordeth]Mordeth[/url][/b] (Doom II, 1997) [sup][[b]5[/b]: Vorpal: 5][/sup]</text:p>
            <text:p>[b]278. [url=https://doomwiki.org/wiki/No_Sleep_for_the_Dead]No Sleep for the Dead[/url][/b] (Doom, 2016) [sup][[b]5[/b]: Omniarch: 5][/sup]</text:p>
            <text:p>[b]278. [url=http://www.mediafire.com/file/fuurx4c98tl198i/One_Doom_s_Day.wad]One Doom's Day[/url][/b] (Doom II, 2013) [sup][[b]5[/b]: Apaul27: 5][/sup]</text:p>
            <text:p>[b]278. [url=https://www.doomworld.com/idgames/levels/doom2/Ports/p-r/paranoid]Paranoid[/url][/b] (Doom II, 2010) [sup][[b]5[/b]: termrork: 5][/sup]</text:p>
            <text:p>[b]278. [url=https://www.doomworld.com/idgames/levels/doom2/Ports/p-r/planisf2]Planisphere 2[/url][/b] (Doom II, 2012) [sup][[b]5[/b]: ax34: 5][/sup]</text:p>
            <text:p>[b]278. [url=https://www.doomworld.com/idgames/?id=19249]Preacher[/url][/b] (Doom II, 2018) [sup][[b]5[/b]: DoomDork: 3, Snikle: 1, SCF: 1][/sup]</text:p>
            <text:p>[b]278. [url=https://www.doomworld.com/vb/wads-mods/67271-project-uber-idgamesd/]Project Uber[/url][/b] (Doom II, 2014) [sup][[b]5[/b]: Rince-wind: 5][/sup]</text:p>
            <text:p>[b]278. [url=https://doomwiki.org/wiki/Return_to_Hadron]Return to Hadron Episode 1[/url][/b] (Doom, 2015) [sup][[b]5[/b]: Omniarch: 5][/sup]</text:p>
            <text:p>[b]278. [url=https://doomwiki.org/wiki/Saturnine_Chapel]Saturnine Chapel[/url][/b] (Doom II, 2017) [sup][[b]5[/b]: msx2plus: 5][/sup]</text:p>
            <text:p>[b]278. [url=https://www.doomworld.com/idgames/levels/doom2/s-u/selfish5]SELFISH5[/url][/b] (Doom II, 2005) [sup][[b]5[/b]: Diabolución: 5][/sup]</text:p>
            <text:p>[b]278. [url=https://www.doomworld.com/idgames/levels/doom2/Ports/s-u/sotnr]Shadows of The Nightmare Realm[/url][/b] (Doom II, 2017) [sup][[b]5[/b]: 4everDoomed: 5][/sup]</text:p>
            <text:p>[b]278. [url=https://www.doomworld.com/idgames/levels/doom/Ports/p-r/pe1_phob]Simply Phobos[/url][/b] (Doom, 2004) [sup][[b]5[/b]: Diabolución: 5][/sup]</text:p>
            <text:p>[b]278. [url=https://doomwiki.org/wiki/SkePLand]SkePLand[/url][/b] (Plutonia, 2011) [sup][[b]5[/b]: vdgg: 5][/sup]</text:p>
            <text:p>[b]278. [url=https://www.doomworld.com/idgames/deathmatch/skulltag/spacedm9]SpaceDM9[/url][/b] (Doom II, 2011) [sup][[b]5[/b]: Ed: 5][/sup]</text:p>
            <text:p>[b]278. [url=https://doomwiki.org/wiki/The_Artifact_(WAD)]The Artifact[/url][/b] (Doom II, 1995) [sup][[b]5[/b]: Ragu: 5][/sup]</text:p>
            <text:p>[b]278. [url=https://www.doomworld.com/forum/topic/103490-the-egg-of-human-endeavors-final-on-idgames/]The Egg of Human Endeavors[/url][/b] (Doom II, 2019) [sup][[b]5[/b]: msx2plus: 5][/sup]</text:p>
            <text:p>[b]278. [url=https://www.doomworld.com/idgames/levels/doom2/Ports/d-f/ehorizon]The Event Horizon[/url][/b] (Doom II, 2021) [sup][[b]5[/b]: sapphics: 1, akolai: 4][/sup]</text:p>
            <text:p>[b]278. [url=https://zdoom.org/wiki/The_Ghoul's_Forest_series]The Ghoul's Forest 3[/url][/b] (Doom II, 2007) [sup][[b]5[/b]: Li'l devil: 3, Doomlover77: 2][/sup]</text:p>
            <text:p>[b]278. [url=https://www.doomworld.com/forum/topic/118154-tnt-goes-boom-episode-1-vanilla-tnt-evilution-replacement/]TNT Goes Boom! Episode 1[/url][/b] (TNT, 2020) [sup][[b]5[/b]: dei_eldren: 5][/sup]</text:p>
            <text:p>[b]278. [url=https://www.doomworld.com/forum/topic/111099-psx-doom-megawad-fall-of-triton-remake-triton-ii/]TRITON﻿ II﻿[/url][/b] (Doom II, 2020) [sup][[b]5[/b]: behemoth_667: 5][/sup]</text:p>
            <text:p>[b]278. [url=https://www.doomworld.com/forum/topic/101509-unwelcome-developement-thread-new-map-for-testing/]UNWELCOME[/url][/b] (Doom II, 2018) [sup][[b]5[/b]: Ryath: 5][/sup]</text:p>
            <text:p>[b]278. [url=https://www.doomworld.com/idgames/levels/doom2/Ports/v-z/vulkan]Vulkan Episode 1[/url][/b] (Doom II, 2017) [sup][[b]5[/b]: HyperLuke: 5][/sup]</text:p>
            <text:p>[b]278. [url=https://www.doomworld.com/vb/wads-mods/71259-way-too-many-dead-guys-map05-alpha-available/]Way 2 Many Dead Guys[/url][/b] (Doom II, 2014) [sup][[b]5[/b]: Nancsi: 5][/sup]</text:p>
            <text:p>[b]278. [url=https://doomwiki.org/wiki/WOOO]WOOO[/url][/b] (Doom II, 2013) [sup][[b]5[/b]: lokbustam257: 5][/sup]</text:p>
            <text:p>[b]278. [url=https://www.moddb.com/mods/bloodpack]ZBloodpack[/url][/b] (Doom II, 2005) [sup][[b]5[/b]: smeghammer: 5][/sup]</text:p>
            <text:p>[b]278. [url=https://www.doomworld.com/idgames/levels/doom2/Ports/v-z/zendyn_x]Zen Dynamics[/url][/b] (Doom II, 2005) [sup][[b]5[/b]: Phobus: 4, TechnoDoomed1: 1][/sup]</text:p>
            <text:p>[b]337. [url=https://www.doomworld.com/idgames/levels/doom2/a-c/area51]Area 51[/url][/b] (Doom II, 1997) [sup][[b]4[/b]: Doomkid: 2, TheGreenZap: 2][/sup]</text:p>
            <text:p>[b]337. [url=https://www.doomworld.com/idgames/levels/doom2/a-c/chord2]Chord 2[/url][/b] (Doom II, 1997) [sup][[b]4[/b]: Paul977: 4][/sup]</text:p>
            <text:p>[b]337. [url=https://www.doomworld.com/files/file/10874-city-of-doom-part-i-beta-1-11/]City of DooM (Part I)[/url][/b] (Doom II, 2000) [sup][[b]4[/b]: ax34: 4][/sup]</text:p>
            <text:p>[b]337. [url=https://www.doomworld.com/idgames/levels/doom2/Ports/a-c/crimsonh]Crimson Horizon[/url][/b] (Doom II, 2009) [sup][[b]4[/b]: Paul977: 4][/sup]</text:p>
            <text:p>[b]337. [url=https://www.doomworld.com/idgames/levels/doom2/deathmatch/Ports/megawads/crudream]Crucified Dreams[/url][/b] (Doom II, 2006) [sup][[b]4[/b]: Soundblock: 4][/sup]</text:p>
            <text:p>[b]337. [url=https://www.doomworld.com/forum/topic/106371-czechbox-final-version-available/]CzechBox[/url][/b] (Doom II, 2020) [sup][[b]4[/b]: Willy W.: 4][/sup]</text:p>
            <text:p>[b]337. [url=https://www.doomworld.com/idgames/levels/doom2/Ports/d-f/dcity2_5]Damned City 2[/url][/b] (Doom II, 2019) [sup][[b]4[/b]: ax34: 4][/sup]</text:p>
            <text:p>[b]337. [url=https://www.doomworld.com/idgames/levels/doom2/Ports/d-f/dark7]Dark 7 (with Mission Pack)[/url][/b] (Doom II, 2002) [sup][[b]4[/b]: smeghammer: 4][/sup]</text:p>
            <text:p>[b]337. [url=https://www.doomworld.com/forum/topic/92135-deadair-v2/]dead.air[/url][/b] (Doom II, 2016) [sup][[b]4[/b]: HyperLuke: 2, Lorenz0: 2][/sup]</text:p>
            <text:p>[b]337. [url=https://www.doomworld.com/idgames/levels/doom2/megawads/d2reload]Doom 2 Reloaded[/url][/b] (Doom II, 2009) [sup][[b]4[/b]: Odal: 2, Hitherto: 2][/sup]</text:p>
            <text:p>[b]337. [url=https://www.doomworld.com/idgames/levels/doom2/d-f/earth]Earth[/url][/b] (Doom II, 1998) [sup][[b]4[/b]: ShoDemo: 3, TheNerdTurtle2: 1][/sup]</text:p>
            <text:p>[b]337. [url=https://www.doomworld.com/forum/topic/94601-empyrion_v39-14-udmf-coop-maps-with-single-player-support/]Empyrion[/url][/b] (Doom II, 2017) [sup][[b]4[/b]: Gaia74: 4][/sup]</text:p>
            <text:p>[b]337. [url=https://www.doomworld.com/idgames/levels/doom2/deathmatch/megawads/gothicdm]Gothic DM[/url][/b] (Doom II, 1997) [sup][[b]4[/b]: Soundblock: 1, toxic.rat: 3][/sup]</text:p>
            <text:p>[b]337. [url=https://www.doomworld.com/forum/topic/113414-wip-hellish-rogues-a-new-mappers-first-mapset-feb-15th-2021-near-final-version-available/]Hellish Rogues[/url][/b] (Doom II, 2021) [sup][[b]4[/b]: dei_eldren: 4][/sup]</text:p>
            <text:p>[b]337. [url=https://www.doomworld.com/idgames/levels/heretic/Ports/curse]Heretic - Curse of D'sparil[/url][/b] (Heretic, 2010) [sup][[b]4[/b]: JudgeDeadd: 2, Hitherto: 2][/sup]</text:p>
            <text:p>[b]337. [url=https://www.doomworld.com/idgames/levels/doom2/Ports/g-i/impencse]Imp Encounter[/url][/b] (Doom II, 2003) [sup][[b]4[/b]: AnonimVio: 4][/sup]</text:p>
            <text:p>[b]337. [url=https://www.doomworld.com/forum/topic/74792-jiffy-bag-a-speedmap-megawad-rc2-released/]Jiffy Bag[/url][/b] (Doom II, 2015) [sup][[b]4[/b]: TheNerdTurtle2: 4][/sup]</text:p>
            <text:p>[b]337. [url=https://www.doomworld.com/idgames/levels/doom2/Ports/j-l/khorus]Khorus[/url][/b] (Doom II, 2012) [sup][[b]4[/b]: NuMetalManiak: 4][/sup]</text:p>
            <text:p>[b]337. [url=https://www.doomworld.com/forum/topic/124896-final-literalism-release-thread/]Literalism[/url][/b] (Doom II, 2021) [sup][[b]4[/b]: &lt;&lt;Rewind: 4][/sup]</text:p>
            <text:p>[b]337. [url=https://www.doomworld.com/files/file/15671-mapgame/]Mapgame[/url][/b] (Doom, 2009) [sup][[b]4[/b]: m8f: 4][/sup]</text:p>
            <text:p>[b]337. [url=https://www.doomworld.com/idgames/levels/doom2/Ports/m-o/nfh2]Neighborhood From Hell[/url][/b] (Doom II, 2012) [sup][[b]4[/b]: ax34: 4][/sup]</text:p>
            <text:p>[b]337. [url=https://www.doomworld.com/idgames/levels/doom2/m-o/nostromo]Nostromo's Run[/url][/b] (Doom II, 1995) [sup][[b]4[/b]: soner du: 1, Ragu: 3][/sup]</text:p>
            <text:p>[b]337. [url=https://www.doomworld.com/idgames/levels/doom2/Ports/megawads/nova2]Nova II: New Dawn[/url][/b] (Doom II, 2015) [sup][[b]4[/b]: Not Jabba: 3, dylux: 1][/sup]</text:p>
            <text:p>[b]337. [url=https://doomwiki.org/wiki/Robocop_Doom]Robocop Doom[/url][/b] (Doom II, 2019) [sup][[b]4[/b]: ax34: 4][/sup]</text:p>
            <text:p>[b]337. [url=https://www.doomworld.com/idgames/levels/doom2/Ports/s-u/sinedie]Sine Die[/url][/b] (Doom II, 2007) [sup][[b]4[/b]: bLOCKbOYgAMES: 4][/sup]</text:p>
            <text:p>[b]337. [url=https://www.doomworld.com/idgames/levels/doom2/Ports/megawads/sf3]Slaughterfest 3[/url][/b] (Doom II, 2018) [sup][[b]4[/b]: Nazgul9: 4][/sup]</text:p>
            <text:p>[b]337. [url=https://www.doomworld.com/idgames/levels/doom2/Ports/megawads/doomtrib]The DOOM Tribute Project[/url][/b] (Doom II, 2016) [sup][[b]4[/b]: ax34: 4][/sup]</text:p>
            <text:p>[b]337. [url=https://www.doomworld.com/idgames/levels/doom/megawads/nmdu]The Ultimate NMD [/url][/b] (Doom, 2009) [sup][[b]4[/b]: eharper256: 4][/sup]</text:p>
            <text:p>[b]337. [url=https://zdoom.org/wiki/Town_Infection]Town Infection[/url][/b] (Doom II, 2013) [sup][[b]4[/b]: Dimon12321: 4][/sup]</text:p>
            <text:p>[b]337. [url=https://www.doomworld.com/idgames/levels/doom2/s-u/townhou2]Townhouses[/url][/b] (Doom II, 1995) [sup][[b]4[/b]: Doomlover77: 4][/sup]</text:p>
            <text:p>[b]337. [url=http://odamex.net/boards/index.php?topic=2246.0]UAC Ultra 2[/url][/b] (Doom II, 2013) [sup][[b]4[/b]: Sky: 4][/sup]</text:p>
            <text:p>[b]337. [url=https://www.doomworld.com/idgames/levels/doom2/Ports/v-z/vrack]Vrack[/url][/b] (Doom II, 2000) [sup][[b]4[/b]: bzzrak: 4][/sup]</text:p>
            <text:p>[b]369. [url=https://cloud.mail.ru/public/83f617a62867/1993.WAD]1993[/url][/b] (Any Doom, 2014) [sup][[b]3[/b]: Apaul27: 3][/sup]</text:p>
            <text:p>[b]369. [url=https://www.doomworld.com/idgames/levels/doom/Ports/megawads/sinergy] SINERGY[/url][/b] (Doom, 2019) [sup][[b]3[/b]: Ezepov: 3][/sup]</text:p>
            <text:p>[b]369. [url=https://www.doomworld.com/forum/post/1753652]2castles[/url][/b] (?, ?) [sup][[b]3[/b]: Soundblock: 3][/sup]</text:p>
            <text:p>[b]369. [url=https://www.doomworld.com/forum/topic/90605-v04-a-boy-and-his-barrel-a-secret-is-revealed/]A Boy and His Barrel[/url][/b] (Doom II, 2016) [sup][[b]3[/b]: Dragonfly: 3][/sup]</text:p>
            <text:p>[b]369. [url=https://www.doomworld.com/files/file/18491-absolutely-killed/]Absolutely Killed[/url][/b] (Doom, 2016) [sup][[b]3[/b]: NoisyVelvet: 3][/sup]</text:p>
            <text:p>[b]369. [url=https://www.doomworld.com/idgames/levels/doom/Ports/a-c/aaawake]Awakening[/url][/b] (Doom, 2010) [sup][[b]3[/b]: Graf Zahl: 3][/sup]</text:p>
            <text:p>[b]369. [url=https://www.doomworld.com/idgames/levels/doom2/Ports/a-c/balls]Balls[/url][/b] (Doom II, 2006) [sup][[b]3[/b]: Li'l devil: 3][/sup]</text:p>
            <text:p>[b]369. [url=https://forum.zdoom.org/viewtopic.php?t=47680#p810207]Batman Doom: Reborn[/url][/b] (Doom II, 2015) [sup][[b]3[/b]: ax34: 3][/sup]</text:p>
            <text:p>[b]369. [url=https://www.doomworld.com/idgames/levels/doom2/Ports/a-c/bermuda]Bermuda Triangle[/url][/b] (Doom II, 1999) [sup][[b]3[/b]: Doomkid: 1, TheGreenZap: 2][/sup]</text:p>
            <text:p>[b]369. [url=https://www.doomworld.com/idgames/levels/doom2/Ports/a-c/bbv11]Botanic Biosphere[/url][/b] (Doom II, 2014) [sup][[b]3[/b]: Jaromir Bergmann: 3][/sup]</text:p>
            <text:p>[b]369. [url=https://www.doomworld.com/idgames/levels/doom2/a-c/chord1]Chord 1[/url][/b] (Doom II, 1997) [sup][[b]3[/b]: Paul977: 3][/sup]</text:p>
            <text:p>[b]369. [url=https://www.doomworld.com/idgames/levels/doom2/Ports/a-c/chord3]Chord 3[/url][/b] (Doom II, 2000) [sup][[b]3[/b]: Paul977: 3][/sup]</text:p>
            <text:p>[b]369. [url=https://www.doomworld.com/idgames/levels/doom2/a-c/chordg]Chord G[/url][/b] (Doom II, 1999) [sup][[b]3[/b]: Paul977: 3][/sup]</text:p>
            <text:p>[b]369. [url=https://www.doomworld.com/idgames/levels/doom2/Ports/a-c/cityass]City Assault[/url][/b] (Doom II, 2013) [sup][[b]3[/b]: ax34: 3][/sup]</text:p>
            <text:p>[b]369. [url=https://www.doomworld.com/idgames/levels/doom2/d-f/darkcvnt]Dark Covenant[/url][/b] (Doom II, 1996) [sup][[b]3[/b]: NuMetalManiak: 2, bonnie: 1][/sup]</text:p>
            <text:p>[b]369. [url=https://www.doomworld.com/idgames/levels/doom2/d-f/demondrv]DEMON DRIVER!!!![/url][/b] (Doom II, 2006) [sup][[b]3[/b]: smeghammer: 3][/sup]</text:p>
            <text:p>[b]369. [url=https://www.doomworld.com/idgames/levels/doom2/Ports/d-f/darknes2]Disciples of Darkness[/url][/b] (Doom II, 2017) [sup][[b]3[/b]: Nirvana: 3][/sup]</text:p>
            <text:p>[b]369. [url=https://www.doomworld.com/idgames/levels/doom2/Ports/d-f/disjunct]Disjunction[/url][/b] (Doom II, 2017) [sup][[b]3[/b]: Lorenz0: 3][/sup]</text:p>
            <text:p>[b]369. [url=https://www.doomworld.com/idgames/levels/doom2/d-f/europe]Europe[/url][/b] (Doom II, 2005) [sup][[b]3[/b]: ax34: 3][/sup]</text:p>
            <text:p>[b]369. [url=https://www.doomworld.com/idgames/levels/doom/d-f/faviae21]Favillesco Alpha Episode 2: Desecration on Thebe[/url][/b] (Doom, 2015) [sup][[b]3[/b]: Ezepov: 3][/sup]</text:p>
            <text:p>[b]369. [url=https://www.doomworld.com/forum/topic/106186-frog_and_toadwad-12-maps/]frog_and_toad.wad[/url][/b] (Doom II, 2019) [sup][[b]3[/b]: akolai: 3][/sup]</text:p>
            <text:p>[b]369. [url=https://forum.zdoom.org/viewtopic.php?f=19&amp;t=13397#p273718]Hell-Forged[/url][/b] (Doom II, 2019) [sup][[b]3[/b]: Woolie Wool: 3][/sup]</text:p>
            <text:p>[b]369. [url=http://xsnake.free.fr/invasion/shots.htm]Invasion UAC[/url][/b] (Doom II, 2005) [sup][[b]3[/b]: Red-XIII: 3][/sup]</text:p>
            <text:p>[b]369. [url=https://www.doomworld.com/idgames/levels/doom2/megawads/kssht]Khorus' Speedy Shit[/url][/b] (Doom II, 2011) [sup][[b]3[/b]: Phobus: 2, whybmonotacrab: 1][/sup]</text:p>
            <text:p>[b]369. [url=https://www.doomworld.com/idgames/levels/doom2/Ports/j-l/los]Legacy of Suffering[/url][/b] (Doom II, 2009) [sup][[b]3[/b]: MFG38: 3][/sup]</text:p>
            <text:p>[b]369. [url=https://www.moddb.com/mods/brutal-doom/addons/brutalized-doom-and-doom-ii]Maps of Chaos[/url][/b] (Doom II, 2013) [sup][[b]3[/b]: I_Punch_Demons: 3][/sup]</text:p>
            <text:p>[b]369. [url=https://zdoom.org/wiki/Marine_Assault]Marine Assault[/url][/b] (Doom II, 2003) [sup][[b]3[/b]: Li'l devil: 3][/sup]</text:p>
            <text:p>[b]369. [url=https://www.doomworld.com/idgames/levels/doom2/m-o/nilla]Nilla DooM[/url][/b] (Doom II, 2004) [sup][[b]3[/b]: roadworx: 3][/sup]</text:p>
            <text:p>[b]369. [url=https://www.doomworld.com/idgames/levels/doom2/p-r/phobos2]Phobos[/url][/b] (Doom II, 1998) [sup][[b]3[/b]: Jaws In Space: 3][/sup]</text:p>
            <text:p>[b]369. [url=https://www.doomworld.com/idgames/levels/doom2/Ports/p-r/pleiades]Pleiades[/url][/b] (Doom II, 2000) [sup][[b]3[/b]: ax34: 3][/sup]</text:p>
            <text:p>[b]369. [url=https://www.doomworld.com/idgames/music/plutmidi]Plutonia MIDI Pack[/url][/b] (Plutonia, 2013) [sup][[b]3[/b]: Diabolución: 1, DJVCardMaster: 2][/sup]</text:p>
            <text:p>[b]369. [url=https://www.elzee.co.nz/rotttc/index.html]Return of the Triad[/url][/b] (Standalone, 2011) [sup][[b]3[/b]: ax34: 3][/sup]</text:p>
            <text:p>[b]369. [url=https://www.doomworld.com/idgames/levels/doom2/Ports/p-r/rush]Rush[/url][/b] (Doom II, 2014) [sup][[b]3[/b]: Nirvana: 2, I_Punch_Demons: 1][/sup]</text:p>
            <text:p>[b]369. [url=https://www.doomworld.com/idgames/levels/hexen/s-u/serpent]Serpent: Resurrection[/url][/b] (Hexen, 2010) [sup][[b]3[/b]: TheMightyHeracross: 3][/sup]</text:p>
            <text:p>[b]369. [url=https://www.doomworld.com/forum/topic/110956-syringe-v11-now-an-official-addon-oh-snap/]Syringe[/url][/b] (Doom II, 2019) [sup][[b]3[/b]: dosboot: 1, Xeogred: 2][/sup]</text:p>
            <text:p>[b]369. [url=https://www.doomworld.com/idgames/levels/doom2/Ports/s-u/t3st]T3ST[/url][/b] (Doom II, 2016) [sup][[b]3[/b]: bzzrak: 3][/sup]</text:p>
            <text:p>[b]369. [url=https://doomwiki.org/wiki/The_Lost_Episodes_of_Doom]The Lost Episodes of Doom[/url][/b] (Doom, 1995) [sup][[b]3[/b]: Diabolución: 3][/sup]</text:p>
            <text:p>[b]369. [url=https://www.doomworld.com/idgames/levels/doom2/deathmatch/s-u/udm3]Unidoom DM 3[/url][/b] (Doom II, 2004) [sup][[b]3[/b]: Doomkid: 3][/sup]</text:p>
            <text:p>[b]369. [url=https://www.doomworld.com/idgames/levels/doom2/Ports/v-z/vrack2b]Vrack 2[/url][/b] (Doom II, 2001) [sup][[b]3[/b]: smeghammer: 3][/sup]</text:p>
            <text:p>[b]369. [url=https://doomwiki.org/wiki/WOOO_2]WOOO 2[/url][/b] (Doom II, 2014) [sup][[b]3[/b]: lokbustam257: 3][/sup]</text:p>
            <text:p>[b]409. [url=https://www.doomworld.com/idgames/levels/doom2/megawads/3ha3]3 Heures d'agonie 3[/url][/b] (Doom II, 2017) [sup][[b]2[/b]: Roofi: 2][/sup]</text:p>
            <text:p>[b]409. [url=https://www.doomworld.com/idgames/levels/doom2/Ports/0-9/30kmaps]30,000 Levels[/url][/b] (Doom II, 2012) [sup][[b]2[/b]: AnonimVio: 2][/sup]</text:p>
            <text:p>[b]409. [url=https://www.doomworld.com/vb/thread/103867]Akeldama[/url][/b] (Doom II, 2020) [sup][[b]2[/b]: Snikle: 2][/sup]</text:p>
            <text:p>[b]409. [url=https://www.doomworld.com/forum/topic/124790-atmospheric-extinction-a-boom-mapset-now-on-idgames/]Atmospheric﻿﻿﻿﻿﻿﻿ ﻿Extinction﻿[/url][/b] (Doom II, 2021) [sup][[b]2[/b]: northivanastan: 2][/sup]</text:p>
            <text:p>[b]409. [url=https://www.doomworld.com/idgames/levels/doom2/Ports/s-u/tcotd]City of the Damned[/url][/b] (Doom II, 2004) [sup][[b]2[/b]: HUNdebLeonidasX: 2][/sup]</text:p>
            <text:p>[b]409. [url=https://www.doomworld.com/forum/topic/108938-doom-ii-25-years-on-earth-32-map-limit-removing-old-school-megawad-one-year-late-edition-released-now-on-idgames/]Doom II: 25 Years on Earth[/url][/b] (Doom II, 2020) [sup][[b]2[/b]: sapphics: 2][/sup]</text:p>
            <text:p>[b]409. [url=https://doomwiki.org/wiki/Doom_II]Doom II: Hell on Earth[/url][/b] (Doom II, 1994) [sup][[b]2[/b]: Fadri: 2][/sup]</text:p>
            <text:p>[b]409. [url=https://www.doomworld.com/idgames/levels/doom2/Ports/d-f/entropy]Entropy[/url][/b] (Doom II, 2019) [sup][[b]2[/b]: akolai: 2][/sup]</text:p>
            <text:p>[b]409. [url=https://www.doomworld.com/files/file/18802-ice-rage/]Ice Rage[/url][/b] (Doom II, 2017) [sup][[b]2[/b]: Chamelenoel: 2][/sup]</text:p>
            <text:p>[b]409. [url=https://www.doomworld.com/idgames/levels/doom2/Ports/d-f/dmdjm01]Jagermorder: Chemical Lab[/url][/b] (Doom II, 1999) [sup][[b]2[/b]: Soundblock: 2][/sup]</text:p>
            <text:p>[b]409. [url=https://www.doomworld.com/idgames/levels/doom2/a-c/bldnight]One Bloody Night[/url][/b] (Doom II, 2002) [sup][[b]2[/b]: WH-Wilou84: 1, T-Rex: 1][/sup]</text:p>
            <text:p>[b]409. [url=https://doomwiki.org/wiki/Remain_1]Remain 1[/url][/b] (Doom II, 2007) [sup][[b]2[/b]: Hitherto: 2][/sup]</text:p>
            <text:p>[b]409. [url=https://www.wad-archive.com/wad/be21919b261d404e694dd19e88bfaea2]Rocket Space Jumping[/url][/b] (Doom II, 2007) [sup][[b]2[/b]: Red-XIII: 2][/sup]</text:p>
            <text:p>[b]409. [url=https://www.doomworld.com/idgames/levels/doom2/0-9/666]Sector 666[/url][/b] (Doom II, 1998) [sup][[b]2[/b]: bzzrak: 2][/sup]</text:p>
            <text:p>[b]409. [url=https://www.doomworld.com/idgames/levels/doom2/Ports/megawads/mayhem17]Super MAYhem 17[/url][/b] (Doom II, 2017) [sup][[b]2[/b]: Octillion: 2][/sup]</text:p>
            <text:p>[b]409. [url=https://www.doomworld.com/idgames/levels/doom2/a-c/aboosysv]System Vices[/url][/b] (Doom II, 1996) [sup][[b]2[/b]: Grazza: 2][/sup]</text:p>
            <text:p>[b]409. [url=https://www.doomworld.com/idgames/themes/university/trinity2]The Unholy Trinity[/url][/b] (Doom, 1994) [sup][[b]2[/b]: Soundblock: 2][/sup]</text:p>
            <text:p>[b]426. [url=https://www.doomworld.com/idgames/levels/doom2/Ports/s-u/seasons]4 Seasons of Doom[/url][/b] (Doom II, 2018) [sup][[b]1[/b]: vdgg: 1][/sup]</text:p>
            <text:p>[b]426. [url=https://doomwiki.org/wiki/5till_L1_Complex]5till L1 Complex[/url][/b] (Doom II, 2012) [sup][[b]1[/b]: Li'l devil: 1][/sup]</text:p>
            <text:p>[b]426. [url=https://www.doomworld.com/idgames/levels/doom2/Ports/a-c/aeternum]Aeternum[/url][/b] (Doom II, 2007) [sup][[b]1[/b]: 42PercentHealth: 1][/sup]</text:p>
            <text:p>[b]426. [url=https://www.doomworld.com/idgames/levels/doom2/Ports/a-c/axolotl]Axolotl[/url][/b] (Doom II, 2021) [sup][[b]1[/b]: akolai: 1][/sup]</text:p>
            <text:p>[b]426. [url=https://www.doomworld.com/idgames/levels/doom2/Ports/a-c/crfe_p1]Can't Run From Evil [/url][/b] (Doom II, 2012) [sup][[b]1[/b]: vdgg: 1][/sup]</text:p>
            <text:p>[b]426. [url=https://www.doomworld.com/idgames/levels/doom2/Ports/a-c/coecits]Castle of Eternal Carrot in the Sky[/url][/b] (Doom II, 2001) [sup][[b]1[/b]: Jaws In Space: 1][/sup]</text:p>
            <text:p>[b]426. [url=https://www.doomworld.com/idgames/levels/doom/a-c/cleim10]Cleimos[/url][/b] (Doom, 1994) [sup][[b]1[/b]: Soundblock: 1][/sup]</text:p>
            <text:p>[b]426. [url=https://www.doomworld.com/idgames/levels/doom2/Ports/a-c/c-shock]Combat Shock[/url][/b] (Doom II, 2011) [sup][[b]1[/b]: WH-Wilou84: 1][/sup]</text:p>
            <text:p>[b]426. [url=https://doomwiki.org/wiki/Congestion:_64]Congestion: 64[/url][/b] (Doom II, 2005) [sup][[b]1[/b]: Li'l devil: 1][/sup]</text:p>
            <text:p>[b]426. [url=https://www.doomworld.com/idgames/levels/doom2/a-c/cygnus20]Cygnus IV[/url][/b] (Doom II, 1997) [sup][[b]1[/b]: Philnemba: 1][/sup]</text:p>
            <text:p>[b]426. [url=https://doomwiki.org/wiki/Demonastery]Demonastery[/url][/b] (Doom II, 2018) [sup][[b]1[/b]: VanaheimRanger: 1][/sup]</text:p>
            <text:p>[b]426. [url=https://doomwiki.org/wiki/Doom_the_Way_id_Did]dtwidmus.wad﻿[/url][/b] (Doom, 2011) [sup][[b]1[/b]: Diabolución: 1][/sup]</text:p>
            <text:p>[b]426. [url=https://www.doomworld.com/idgames/levels/doom/d-f/eternity]Eternity[/url][/b] (Doom, 1994) [sup][[b]1[/b]: bonnie: 1][/sup]</text:p>
            <text:p>[b]426. [url=https://www.doomworld.com/forum/topic/101755-exomoon-megawad-directors-cut-release/]Exomoon[/url][/b] (Doom II, 2017) [sup][[b]1[/b]: Lorenz0: 1][/sup]</text:p>
            <text:p>[b]426. [url=https://www.doomworld.com/idgames/levels/doom2/Ports/megawads/enirvana]Experiencing Nirvana[/url][/b] (Doom II, 2017) [sup][[b]1[/b]: akolai: 1][/sup]</text:p>
            <text:p>[b]426. [url=https://www.doomworld.com/idgames/levels/doom/d-f/extremal]Extremal Doom[/url][/b] (Doom, 2006) [sup][[b]1[/b]: Grazza: 1][/sup]</text:p>
            <text:p>[b]426. [url=https://www.doomworld.com/idgames/levels/doom2/deathmatch/Ports/g-i/greenwar]Green War[/url][/b] (Doom II, 2002) [sup][[b]1[/b]: joepallai: 1][/sup]</text:p>
            <text:p>[b]426. [url=https://doomwiki.org/wiki/Grezzo_2]Grezzo 2[/url][/b] (Standalone, 2012) [sup][[b]1[/b]: AnonimVio: 1][/sup]</text:p>
            <text:p>[b]426. [url=https://www.doomworld.com/idgames/levels/doom2/Ports/j-l/kusok]kusok(Kurashiki's kuso map)[/url][/b] (Doom II, 2013) [sup][[b]1[/b]: Fadri: 1][/sup]</text:p>
            <text:p>[b]426. [url=https://www.doomworld.com/idgames/levels/doom2/Ports/j-l/lilium]Lilium[/url][/b] (Doom II, 2016) [sup][[b]1[/b]: Lewonx: 1][/sup]</text:p>
            <text:p>[b]426. [url=https://www.doomworld.com/idgames/levels/doom/j-l/lithe2m1]LithE2M1[/url][/b] (Doom, 1994) [sup][[b]1[/b]: bzzrak: 1][/sup]</text:p>
            <text:p>[b]426. [url=https://www.doomworld.com/forum/topic/119448-final-release-micro-slaughter-community-project-17-maps/]Micro Slaughter Community Project[/url][/b] (Doom II, 2021) [sup][[b]1[/b]: SCF: 1][/sup]</text:p>
            <text:p>[b]426. [url=https://www.doomworld.com/idgames/levels/doom2/megawads/mlm12]Mini-Level Megawad[/url][/b] (Doom II, 2009) [sup][[b]1[/b]: Phobus: 1][/sup]</text:p>
            <text:p>[b]426. [url=https://www.doomworld.com/forum/topic/85907-nefertitiwad-6-maps/#comment-1554820]Nefertiti[/url][/b] (Doom II, 2016) [sup][[b]1[/b]: NoisyVelvet: 1][/sup]</text:p>
            <text:p>[b]426. [url=https://doomwiki.org/wiki/Newdoom_Community_Project]Newdoom Community Project[/url][/b] (Doom II, 2006) [sup][[b]1[/b]: LadyMistDragon: 1][/sup]</text:p>
            <text:p>[b]426. [url=https://www.dfdoom.com/project/order-of-the-odonata/]Order of the Odonata[/url][/b] (Doom II, 2018) [sup][[b]1[/b]: TJG1289: 1][/sup]</text:p>
            <text:p>[b]426. [url=https://forum.zdoom.org/viewtopic.php?f=19&amp;t=47816]Pinochestein 3D[/url][/b] (Doom II, 2015) [sup][[b]1[/b]: Ezepov: 1][/sup]</text:p>
            <text:p>[b]426. [url=https://doomwiki.org/wiki/Polygon_Base]Polygon Base[/url][/b] (Doom II, 1996) [sup][[b]1[/b]: roadworx: 1][/sup]</text:p>
            <text:p>[b]426. [url=http://thekinsie.com/reelism/]Reelism[/url][/b] (Doom II, 2011) [sup][[b]1[/b]: HUNdebLeonidasX: 1][/sup]</text:p>
            <text:p>[b]426. [url=https://www.doomworld.com/idgames/levels/doom2/Ports/s-u/spagheti]Spicy Evil Spaghetti[/url][/b] (Doom II, 2016) [sup][[b]1[/b]: everennui: 1][/sup]</text:p>
            <text:p>[b]426. [url=https://doomwiki.org/wiki/SQUARES]SQUARES[/url][/b] (Doom, 1995) [sup][[b]1[/b]: STILES: 1][/sup]</text:p>
            <text:p>[b]426. [url=https://www.doomworld.com/idgames/levels/doom2/megawads/darken]The Darkening Episode 1[/url][/b] (Doom II, 1998) [sup][[b]1[/b]: ASaltShaker: 1][/sup]</text:p>
            <text:p>[b]426. [url=https://www.doomworld.com/idgames/levels/doom2/s-u/tdevil2]The Devilz Work[/url][/b] (Doom II, 2014) [sup][[b]1[/b]: everennui: 1][/sup]</text:p>
            <text:p>[b]426. [url=https://doomwiki.org/wiki/The_Evil_Unleashed]The Evil Unleashed﻿[/url][/b] (Doom, 1994) [sup][[b]1[/b]: Ragu: 1][/sup]</text:p>
            <text:p>[b]426. [url=https://www.doomworld.com/forum/topic/119490-a-boom-compatible-slaughter-mapthe-mucus-empire-final-version/]The Mucus Empire[/url][/b] (Doom II, 2021) [sup][[b]1[/b]: Maribo: 1][/sup]</text:p>
            <text:p>[b]426. [url=https://www.doomworld.com/idgames/levels/doom2/megawads/rebirth]The Rebirth[/url][/b] (Doom II, 2003) [sup][[b]1[/b]: Malrionn: 1][/sup]</text:p>
            <text:p>[b]426. [url=https://www.doomworld.com/forum/topic/106310-the-slaughter-spectrum-rc1-release/]The Slaughter Spectrum[/url][/b] (Doom II, 2019) [sup][[b]1[/b]: nikitsune: 1][/sup]</text:p>
            <text:p>[b]426. [url=https://www.doomworld.com/idgames/levels/doom2/s-u/ttp-rp]The Troopers' Playground[/url][/b] (Doom II, 1996) [sup][[b]1[/b]: T-Rex: 1][/sup]</text:p>
            <text:p>[b]426. [url=https://www.doomworld.com/idgames/levels/doom2/megawads/twzone]The Twilight Zone[/url][/b] (Doom II, 1998) [sup][[b]1[/b]: T-Rex: 1][/sup]</text:p>
            <text:p>[b]426. [url=https://www.doomworld.com/forum/topic/65009-zdoom-the-ultimate-icon-of-sin/]The Ultimate Icon of Sin[/url][/b] (Doom II, 2013) [sup][[b]1[/b]: Soundblock: 1][/sup]</text:p>
            <text:p>[b]426. [url=https://www.doomworld.com/idgames/levels/doom/megawads/unalign]UnAligned[/url][/b] (Doom, 2016) [sup][[b]1[/b]: yakfak: 1][/sup]</text:p>
            <text:p>[b]426. [url=https://www.doomworld.com/files/file/18387-vispire/]Vispire[/url][/b] (Doom II, 2016) [sup][[b]1[/b]: NoisyVelvet: 1][/sup]</text:p>
            <text:p>[b]426. [url=https://doomwiki.org/wiki/Void]Void[/url][/b] (Doom II, 2003) [sup][[b]1[/b]: TJG1289: 1][/sup]</text:p>
            <text:p>[b]426. [url=https://www.doomworld.com/idgames/levels/doom2/Ports/v-z/whitemar]Whitemare[/url][/b] (Doom II, 2011) [sup][[b]1[/b]: Pierrot: 1][/sup]</text:p>
            <text:p/>
            <text:p/>
            <text:p>WADs: 469</text:p>
            <text:p>Voters: 181</text:p>
          </table:table-cell>
          <table:table-cell table:number-columns-repeated="3"/>
        </table:table-row>
        <table:table-row table:style-name="ro5">
          <table:table-cell table:formula="of:=IF([Numbers.C7] &gt; 0; &quot;[b]&quot; &amp; [Numbers.B7] &amp; &quot;. &quot; &amp; &quot;[url=&quot; &amp; [Numbers.E7] &amp; &quot;]&quot; &amp; [Numbers.D7] &amp; &quot;[/url][/b] (&quot; &amp; [Numbers.G7] &amp; &quot;, &quot;  &amp; [Numbers.F7] &amp; &quot;) [sup][[b]&quot; &amp; [Numbers.C7] &amp; &quot;[/b]: &quot; &amp; [Numbers.H7] &amp; &quot;][/sup]&quot;; &quot;&quot;)" office:value-type="string" office:string-value="[b]4. [url=https://www.doomworld.com/idgames/levels/doom2/Ports/megawads/scythe2]Scythe 2[/url][/b] (Doom II, 2005) [sup][[b]388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][/sup]" calcext:value-type="string">
            <text:p>[b]4. [url=https://www.doomworld.com/idgames/levels/doom2/Ports/megawads/scythe2]Scythe 2[/url][/b] (Doom II, 2005) [sup][[b]388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] &gt; 0; &quot;[b]&quot; &amp; [Numbers.B8] &amp; &quot;. &quot; &amp; &quot;[url=&quot; &amp; [Numbers.E8] &amp; &quot;]&quot; &amp; [Numbers.D8] &amp; &quot;[/url][/b] (&quot; &amp; [Numbers.G8] &amp; &quot;, &quot;  &amp; [Numbers.F8] &amp; &quot;) [sup][[b]&quot; &amp; [Numbers.C8] &amp; &quot;[/b]: &quot; &amp; [Numbers.H8] &amp; &quot;][/sup]&quot;; &quot;&quot;)" office:value-type="string" office:string-value="[b]5. [url=https://www.doomworld.com/forum/topic/103425-final-release-eviternity/]Eviternity[/url][/b] (Doom II, 2018) [sup][[b]320[/b]: 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][/sup]" calcext:value-type="string">
            <text:p>[b]5. [url=https://www.doomworld.com/forum/topic/103425-final-release-eviternity/]Eviternity[/url][/b] (Doom II, 2018) [sup][[b]320[/b]: 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] &gt; 0; &quot;[b]&quot; &amp; [Numbers.B9] &amp; &quot;. &quot; &amp; &quot;[url=&quot; &amp; [Numbers.E9] &amp; &quot;]&quot; &amp; [Numbers.D9] &amp; &quot;[/url][/b] (&quot; &amp; [Numbers.G9] &amp; &quot;, &quot;  &amp; [Numbers.F9] &amp; &quot;) [sup][[b]&quot; &amp; [Numbers.C9] &amp; &quot;[/b]: &quot; &amp; [Numbers.H9] &amp; &quot;][/sup]&quot;; &quot;&quot;)" office:value-type="string" office:string-value="[b]6. [url=https://www.doomworld.com/idgames/levels/doom2/Ports/megawads/sunlust]Sunlust[/url][/b] (Doom II, 2015) [sup][[b]312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][/sup]" calcext:value-type="string">
            <text:p>[b]6. [url=https://www.doomworld.com/idgames/levels/doom2/Ports/megawads/sunlust]Sunlust[/url][/b] (Doom II, 2015) [sup][[b]312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] &gt; 0; &quot;[b]&quot; &amp; [Numbers.B10] &amp; &quot;. &quot; &amp; &quot;[url=&quot; &amp; [Numbers.E10] &amp; &quot;]&quot; &amp; [Numbers.D10] &amp; &quot;[/url][/b] (&quot; &amp; [Numbers.G10] &amp; &quot;, &quot;  &amp; [Numbers.F10] &amp; &quot;) [sup][[b]&quot; &amp; [Numbers.C10] &amp; &quot;[/b]: &quot; &amp; [Numbers.H10] &amp; &quot;][/sup]&quot;; &quot;&quot;)" office:value-type="string" office:string-value="[b]7. [url=https://www.doomworld.com/idgames/levels/doom2/megawads/scythe]Scythe[/url][/b] (Doom II, 2003) [sup][[b]310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][/sup]" calcext:value-type="string">
            <text:p>[b]7. [url=https://www.doomworld.com/idgames/levels/doom2/megawads/scythe]Scythe[/url][/b] (Doom II, 2003) [sup][[b]310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] &gt; 0; &quot;[b]&quot; &amp; [Numbers.B11] &amp; &quot;. &quot; &amp; &quot;[url=&quot; &amp; [Numbers.E11] &amp; &quot;]&quot; &amp; [Numbers.D11] &amp; &quot;[/url][/b] (&quot; &amp; [Numbers.G11] &amp; &quot;, &quot;  &amp; [Numbers.F11] &amp; &quot;) [sup][[b]&quot; &amp; [Numbers.C11] &amp; &quot;[/b]: &quot; &amp; [Numbers.H11] &amp; &quot;][/sup]&quot;; &quot;&quot;)" office:value-type="string" office:string-value="[b]8. [url=https://www.doomworld.com/idgames/levels/doom2/megawads/btsx_e1]Back to Saturn X E1: Get Out of My Stations[/url][/b] (Doom II, 2012) [sup][[b]292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][/sup]" calcext:value-type="string">
            <text:p>[b]8. [url=https://www.doomworld.com/idgames/levels/doom2/megawads/btsx_e1]Back to Saturn X E1: Get Out of My Stations[/url][/b] (Doom II, 2012) [sup][[b]292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] &gt; 0; &quot;[b]&quot; &amp; [Numbers.B12] &amp; &quot;. &quot; &amp; &quot;[url=&quot; &amp; [Numbers.E12] &amp; &quot;]&quot; &amp; [Numbers.D12] &amp; &quot;[/url][/b] (&quot; &amp; [Numbers.G12] &amp; &quot;, &quot;  &amp; [Numbers.F12] &amp; &quot;) [sup][[b]&quot; &amp; [Numbers.C12] &amp; &quot;[/b]: &quot; &amp; [Numbers.H12] &amp; &quot;][/sup]&quot;; &quot;&quot;)" office:value-type="string" office:string-value="[b]9. [url=https://www.doomworld.com/idgames/levels/doom2/Ports/megawads/gd]Going Down[/url][/b] (Doom II, 2014) [sup][[b]250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][/sup]" calcext:value-type="string">
            <text:p>[b]9. [url=https://www.doomworld.com/idgames/levels/doom2/Ports/megawads/gd]Going Down[/url][/b] (Doom II, 2014) [sup][[b]250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] &gt; 0; &quot;[b]&quot; &amp; [Numbers.B13] &amp; &quot;. &quot; &amp; &quot;[url=&quot; &amp; [Numbers.E13] &amp; &quot;]&quot; &amp; [Numbers.D13] &amp; &quot;[/url][/b] (&quot; &amp; [Numbers.G13] &amp; &quot;, &quot;  &amp; [Numbers.F13] &amp; &quot;) [sup][[b]&quot; &amp; [Numbers.C13] &amp; &quot;[/b]: &quot; &amp; [Numbers.H13] &amp; &quot;][/sup]&quot;; &quot;&quot;)" office:value-type="string" office:string-value="[b]10. [url=https://www.doomworld.com/idgames/levels/doom2/megawads/pl2]Plutonia 2[/url][/b] (Plutonia, 2008) [sup][[b]204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6, Ziad EL Zein: 5, CinnamonKilljoy: 1, termrork: 5, Red-XIII: 10, joepallai: 1, DJVCardMaster: 9, Scorpius: 10, SilverMiner: 8, Deadwing: 2, Pierrot: 7, Deflektor: 2, Warrex: 2, JuanchoES: 3, Willy W.: 3, Andromeda: 7, vdgg: 1, GratefulName: 5, whybmonotacrab: 4, sapphics: 10][/sup]" calcext:value-type="string">
            <text:p>[b]10. [url=https://www.doomworld.com/idgames/levels/doom2/megawads/pl2]Plutonia 2[/url][/b] (Plutonia, 2008) [sup][[b]204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6, Ziad EL Zein: 5, CinnamonKilljoy: 1, termrork: 5, Red-XIII: 10, joepallai: 1, DJVCardMaster: 9, Scorpius: 10, SilverMiner: 8, Deadwing: 2, Pierrot: 7, Deflektor: 2, Warrex: 2, JuanchoES: 3, Willy W.: 3, Andromeda: 7, vdgg: 1, GratefulName: 5, whybmonotacrab: 4, sapphics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] &gt; 0; &quot;[b]&quot; &amp; [Numbers.B14] &amp; &quot;. &quot; &amp; &quot;[url=&quot; &amp; [Numbers.E14] &amp; &quot;]&quot; &amp; [Numbers.D14] &amp; &quot;[/url][/b] (&quot; &amp; [Numbers.G14] &amp; &quot;, &quot;  &amp; [Numbers.F14] &amp; &quot;) [sup][[b]&quot; &amp; [Numbers.C14] &amp; &quot;[/b]: &quot; &amp; [Numbers.H14] &amp; &quot;][/sup]&quot;; &quot;&quot;)" office:value-type="string" office:string-value="[b]11. [url=https://www.doomworld.com/idgames/levels/doom2/Ports/megawads/sodfinal]Speed of Doom[/url][/b] (Doom II, 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" calcext:value-type="string">
            <text:p>[b]11. [url=https://www.doomworld.com/idgames/levels/doom2/Ports/megawads/sodfinal]Speed of Doom[/url][/b] (Doom II, 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] &gt; 0; &quot;[b]&quot; &amp; [Numbers.B15] &amp; &quot;. &quot; &amp; &quot;[url=&quot; &amp; [Numbers.E15] &amp; &quot;]&quot; &amp; [Numbers.D15] &amp; &quot;[/url][/b] (&quot; &amp; [Numbers.G15] &amp; &quot;, &quot;  &amp; [Numbers.F15] &amp; &quot;) [sup][[b]&quot; &amp; [Numbers.C15] &amp; &quot;[/b]: &quot; &amp; [Numbers.H15] &amp; &quot;][/sup]&quot;; &quot;&quot;)" office:value-type="string" office:string-value="[b]12. [url=https://www.doomworld.com/idgames/themes/hr/hr]Hell Revealed[/url][/b] (Doom II, 1997) [sup][[b]145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, Hitherto: 5][/sup]" calcext:value-type="string">
            <text:p>[b]12. [url=https://www.doomworld.com/idgames/themes/hr/hr]Hell Revealed[/url][/b] (Doom II, 1997) [sup][[b]145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, Hithert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] &gt; 0; &quot;[b]&quot; &amp; [Numbers.B16] &amp; &quot;. &quot; &amp; &quot;[url=&quot; &amp; [Numbers.E16] &amp; &quot;]&quot; &amp; [Numbers.D16] &amp; &quot;[/url][/b] (&quot; &amp; [Numbers.G16] &amp; &quot;, &quot;  &amp; [Numbers.F16] &amp; &quot;) [sup][[b]&quot; &amp; [Numbers.C16] &amp; &quot;[/b]: &quot; &amp; [Numbers.H16] &amp; &quot;][/sup]&quot;; &quot;&quot;)" office:value-type="string" office:string-value="[b]13. [url=https://www.doomworld.com/forum/topic/46002-sunder-updated-with-new-maps-huzzah/]Sunder[/url][/b] (Doom II, 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" calcext:value-type="string">
            <text:p>[b]13. [url=https://www.doomworld.com/forum/topic/46002-sunder-updated-with-new-maps-huzzah/]Sunder[/url][/b] (Doom II, 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] &gt; 0; &quot;[b]&quot; &amp; [Numbers.B17] &amp; &quot;. &quot; &amp; &quot;[url=&quot; &amp; [Numbers.E17] &amp; &quot;]&quot; &amp; [Numbers.D17] &amp; &quot;[/url][/b] (&quot; &amp; [Numbers.G17] &amp; &quot;, &quot;  &amp; [Numbers.F17] &amp; &quot;) [sup][[b]&quot; &amp; [Numbers.C17] &amp; &quot;[/b]: &quot; &amp; [Numbers.H17] &amp; &quot;][/sup]&quot;; &quot;&quot;)" office:value-type="string" office:string-value="[b]14. [url=https://www.doomworld.com/idgames/themes/mm/mm_allup]Memento Mori[/url][/b] (Doom II, 1995) [sup][[b]117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][/sup]" calcext:value-type="string">
            <text:p>[b]14. [url=https://www.doomworld.com/idgames/themes/mm/mm_allup]Memento Mori[/url][/b] (Doom II, 1995) [sup][[b]117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] &gt; 0; &quot;[b]&quot; &amp; [Numbers.B18] &amp; &quot;. &quot; &amp; &quot;[url=&quot; &amp; [Numbers.E18] &amp; &quot;]&quot; &amp; [Numbers.D18] &amp; &quot;[/url][/b] (&quot; &amp; [Numbers.G18] &amp; &quot;, &quot;  &amp; [Numbers.F18] &amp; &quot;) [sup][[b]&quot; &amp; [Numbers.C18] &amp; &quot;[/b]: &quot; &amp; [Numbers.H18] &amp; &quot;][/sup]&quot;; &quot;&quot;)" office:value-type="string" office:string-value="[b]15. [url=https://doomwiki.org/wiki/Eternal_Doom]Eternal Doom[/url][/b] (Doom II, 1996) [sup][[b]108[/b]: Vorpal: 5, 7hm: 5, T-Rex: 5, Woolie Wool: 7, Greyenko: 1, valkiriforce: 6, Octillion: 6, Polri: 3, CinnamonKilljoy: 3, joepallai: 3, A.H. Sankhatayan: 10, Willy W.: 9, Andromeda: 8, vdgg: 1, dei_eldren: 3, Dimon12321: 2, Uncle 80: 6, xdude_gamer: 10, Hitherto: 10, LadyMistDragon: 5][/sup]" calcext:value-type="string">
            <text:p>[b]15. [url=https://doomwiki.org/wiki/Eternal_Doom]Eternal Doom[/url][/b] (Doom II, 1996) [sup][[b]108[/b]: Vorpal: 5, 7hm: 5, T-Rex: 5, Woolie Wool: 7, Greyenko: 1, valkiriforce: 6, Octillion: 6, Polri: 3, CinnamonKilljoy: 3, joepallai: 3, A.H. Sankhatayan: 10, Willy W.: 9, Andromeda: 8, vdgg: 1, dei_eldren: 3, Dimon12321: 2, Uncle 80: 6, xdude_gamer: 10, Hitherto: 10, LadyMistDrag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] &gt; 0; &quot;[b]&quot; &amp; [Numbers.B19] &amp; &quot;. &quot; &amp; &quot;[url=&quot; &amp; [Numbers.E19] &amp; &quot;]&quot; &amp; [Numbers.D19] &amp; &quot;[/url][/b] (&quot; &amp; [Numbers.G19] &amp; &quot;, &quot;  &amp; [Numbers.F19] &amp; &quot;) [sup][[b]&quot; &amp; [Numbers.C19] &amp; &quot;[/b]: &quot; &amp; [Numbers.H19] &amp; &quot;][/sup]&quot;; &quot;&quot;)" office:value-type="string" office:string-value="[b]16. [url=https://www.doomworld.com/idgames/themes/hr/hr2final]Hell Revealed II[/url][/b] (Doom II, 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" calcext:value-type="string">
            <text:p>[b]16. [url=https://www.doomworld.com/idgames/themes/hr/hr2final]Hell Revealed II[/url][/b] (Doom II, 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] &gt; 0; &quot;[b]&quot; &amp; [Numbers.B20] &amp; &quot;. &quot; &amp; &quot;[url=&quot; &amp; [Numbers.E20] &amp; &quot;]&quot; &amp; [Numbers.D20] &amp; &quot;[/url][/b] (&quot; &amp; [Numbers.G20] &amp; &quot;, &quot;  &amp; [Numbers.F20] &amp; &quot;) [sup][[b]&quot; &amp; [Numbers.C20] &amp; &quot;[/b]: &quot; &amp; [Numbers.H20] &amp; &quot;][/sup]&quot;; &quot;&quot;)" office:value-type="string" office:string-value="[b]17. [url=https://www.doomworld.com/forum/topic/69960-back-to-saturn-x-episode-2-public-beta-2-critical-map15-fixes-included/]Back to Saturn X E2: Tower in the Fountain of Sparks[/url][/b] (Doom II, 2014) [sup][[b]105[/b]: Malrionn: 6, JudgeDeadd: 3, Talvi: 4, StoneMason: 10, Woolie Wool: 10, dylux: 10, m8f: 10, Arbys550: 2, Polri: 5, Ivory Duke: 2, rd: 4, Deadwing: 5, Hansen79: 5, Marn: 5, Sotenga: 4, jerk-o: 9, SCF: 4, GratefulName: 1, Uncle 80: 5, nikitsune: 1][/sup]" calcext:value-type="string">
            <text:p>[b]17. [url=https://www.doomworld.com/forum/topic/69960-back-to-saturn-x-episode-2-public-beta-2-critical-map15-fixes-included/]Back to Saturn X E2: Tower in the Fountain of Sparks[/url][/b] (Doom II, 2014) [sup][[b]105[/b]: Malrionn: 6, JudgeDeadd: 3, Talvi: 4, StoneMason: 10, Woolie Wool: 10, dylux: 10, m8f: 10, Arbys550: 2, Polri: 5, Ivory Duke: 2, rd: 4, Deadwing: 5, Hansen79: 5, Marn: 5, Sotenga: 4, jerk-o: 9, SCF: 4, GratefulName: 1, Uncle 80: 5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] &gt; 0; &quot;[b]&quot; &amp; [Numbers.B21] &amp; &quot;. &quot; &amp; &quot;[url=&quot; &amp; [Numbers.E21] &amp; &quot;]&quot; &amp; [Numbers.D21] &amp; &quot;[/url][/b] (&quot; &amp; [Numbers.G21] &amp; &quot;, &quot;  &amp; [Numbers.F21] &amp; &quot;) [sup][[b]&quot; &amp; [Numbers.C21] &amp; &quot;[/b]: &quot; &amp; [Numbers.H21] &amp; &quot;][/sup]&quot;; &quot;&quot;)" office:value-type="string" office:string-value="[b]17. [url=https://www.doomworld.com/idgames/themes/mm/mm2]Memento Mori 2[/url][/b] (Doom II, 1996) [sup][[b]105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][/sup]" calcext:value-type="string">
            <text:p>[b]17. [url=https://www.doomworld.com/idgames/themes/mm/mm2]Memento Mori 2[/url][/b] (Doom II, 1996) [sup][[b]105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] &gt; 0; &quot;[b]&quot; &amp; [Numbers.B22] &amp; &quot;. &quot; &amp; &quot;[url=&quot; &amp; [Numbers.E22] &amp; &quot;]&quot; &amp; [Numbers.D22] &amp; &quot;[/url][/b] (&quot; &amp; [Numbers.G22] &amp; &quot;, &quot;  &amp; [Numbers.F22] &amp; &quot;) [sup][[b]&quot; &amp; [Numbers.C22] &amp; &quot;[/b]: &quot; &amp; [Numbers.H22] &amp; &quot;][/sup]&quot;; &quot;&quot;)" office:value-type="string" office:string-value="[b]19. [url=https://www.doomworld.com/idgames/levels/doom2/Ports/megawads/resurge]Resurgence[/url][/b] (Doom II, 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" calcext:value-type="string">
            <text:p>[b]19. [url=https://www.doomworld.com/idgames/levels/doom2/Ports/megawads/resurge]Resurgence[/url][/b] (Doom II, 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] &gt; 0; &quot;[b]&quot; &amp; [Numbers.B23] &amp; &quot;. &quot; &amp; &quot;[url=&quot; &amp; [Numbers.E23] &amp; &quot;]&quot; &amp; [Numbers.D23] &amp; &quot;[/url][/b] (&quot; &amp; [Numbers.G23] &amp; &quot;, &quot;  &amp; [Numbers.F23] &amp; &quot;) [sup][[b]&quot; &amp; [Numbers.C23] &amp; &quot;[/b]: &quot; &amp; [Numbers.H23] &amp; &quot;][/sup]&quot;; &quot;&quot;)" office:value-type="string" office:string-value="[b]20. [url=https://doomwiki.org/wiki/Kama_Sutra]Kama Sutra[/url][/b] (Doom II, 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" calcext:value-type="string">
            <text:p>[b]20. [url=https://doomwiki.org/wiki/Kama_Sutra]Kama Sutra[/url][/b] (Doom II, 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] &gt; 0; &quot;[b]&quot; &amp; [Numbers.B24] &amp; &quot;. &quot; &amp; &quot;[url=&quot; &amp; [Numbers.E24] &amp; &quot;]&quot; &amp; [Numbers.D24] &amp; &quot;[/url][/b] (&quot; &amp; [Numbers.G24] &amp; &quot;, &quot;  &amp; [Numbers.F24] &amp; &quot;) [sup][[b]&quot; &amp; [Numbers.C24] &amp; &quot;[/b]: &quot; &amp; [Numbers.H24] &amp; &quot;][/sup]&quot;; &quot;&quot;)" office:value-type="string" office:string-value="[b]21. [url=https://www.doomworld.com/forum/topic/85791-tnt-revilution-final-beta-ready-for-testing/]TNT: Revilution[/url][/b] (TNT, 2017) [sup][[b]95[/b]: Spectra: 9, bLOCKbOYgAMES: 2, GarrettChan: 1, dylux: 6, tmorrow: 2, ReaperAA: 5, Polri: 3, SilverMiner: 3, P41R47: 10, Willy W.: 5, Sotenga: 10, dei_eldren: 4, MtPain27: 5, GratefulName: 2, TheGreenZap: 6, Xeogred: 5, nikitsune: 9, xdude_gamer: 8][/sup]" calcext:value-type="string">
            <text:p>[b]21. [url=https://www.doomworld.com/forum/topic/85791-tnt-revilution-final-beta-ready-for-testing/]TNT: Revilution[/url][/b] (TNT, 2017) [sup][[b]95[/b]: Spectra: 9, bLOCKbOYgAMES: 2, GarrettChan: 1, dylux: 6, tmorrow: 2, ReaperAA: 5, Polri: 3, SilverMiner: 3, P41R47: 10, Willy W.: 5, Sotenga: 10, dei_eldren: 4, MtPain27: 5, GratefulName: 2, TheGreenZap: 6, Xeogred: 5, nikitsune: 9, xdude_gamer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] &gt; 0; &quot;[b]&quot; &amp; [Numbers.B25] &amp; &quot;. &quot; &amp; &quot;[url=&quot; &amp; [Numbers.E25] &amp; &quot;]&quot; &amp; [Numbers.D25] &amp; &quot;[/url][/b] (&quot; &amp; [Numbers.G25] &amp; &quot;, &quot;  &amp; [Numbers.F25] &amp; &quot;) [sup][[b]&quot; &amp; [Numbers.C25] &amp; &quot;[/b]: &quot; &amp; [Numbers.H25] &amp; &quot;][/sup]&quot;; &quot;&quot;)" office:value-type="string" office:string-value="[b]22. [url=https://www.doomworld.com/idgames/levels/doom2/Ports/megawads/strg]Struggle - Antaresian Legacy[/url][/b] (Doom II, 2018) [sup][[b]92[/b]: Dragonfly: 6, Budoka: 10, Jaromir Bergmann: 6, Payload4367: 3, Deadwing: 6, Snikle: 7, Omniarch: 5, Dimon12321: 7, MtPain27: 3, TJG1289: 5, Azure_Horror: 9, whybmonotacrab: 7, sapphics: 10, msx2plus: 5, nikitsune: 1, Ezepov: 2][/sup]" calcext:value-type="string">
            <text:p>[b]22. [url=https://www.doomworld.com/idgames/levels/doom2/Ports/megawads/strg]Struggle - Antaresian Legacy[/url][/b] (Doom II, 2018) [sup][[b]92[/b]: Dragonfly: 6, Budoka: 10, Jaromir Bergmann: 6, Payload4367: 3, Deadwing: 6, Snikle: 7, Omniarch: 5, Dimon12321: 7, MtPain27: 3, TJG1289: 5, Azure_Horror: 9, whybmonotacrab: 7, sapphics: 10, msx2plus: 5, nikitsune: 1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] &gt; 0; &quot;[b]&quot; &amp; [Numbers.B26] &amp; &quot;. &quot; &amp; &quot;[url=&quot; &amp; [Numbers.E26] &amp; &quot;]&quot; &amp; [Numbers.D26] &amp; &quot;[/url][/b] (&quot; &amp; [Numbers.G26] &amp; &quot;, &quot;  &amp; [Numbers.F26] &amp; &quot;) [sup][[b]&quot; &amp; [Numbers.C26] &amp; &quot;[/b]: &quot; &amp; [Numbers.H26] &amp; &quot;][/sup]&quot;; &quot;&quot;)" office:value-type="string" office:string-value="[b]23. [url=https://www.doomworld.com/idgames/levels/doom2/megawads/requiem]Requiem[/url][/b] (Doom II, 1997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" calcext:value-type="string">
            <text:p>[b]23. [url=https://www.doomworld.com/idgames/levels/doom2/megawads/requiem]Requiem[/url][/b] (Doom II, 1997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] &gt; 0; &quot;[b]&quot; &amp; [Numbers.B27] &amp; &quot;. &quot; &amp; &quot;[url=&quot; &amp; [Numbers.E27] &amp; &quot;]&quot; &amp; [Numbers.D27] &amp; &quot;[/url][/b] (&quot; &amp; [Numbers.G27] &amp; &quot;, &quot;  &amp; [Numbers.F27] &amp; &quot;) [sup][[b]&quot; &amp; [Numbers.C27] &amp; &quot;[/b]: &quot; &amp; [Numbers.H27] &amp; &quot;][/sup]&quot;; &quot;&quot;)" office:value-type="string" office:string-value="[b]24. [url=https://www.romerogames.ie/si6il/]SIGIL[/url][/b] (Doom, 201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" calcext:value-type="string">
            <text:p>[b]24. [url=https://www.romerogames.ie/si6il/]SIGIL[/url][/b] (Doom, 201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] &gt; 0; &quot;[b]&quot; &amp; [Numbers.B28] &amp; &quot;. &quot; &amp; &quot;[url=&quot; &amp; [Numbers.E28] &amp; &quot;]&quot; &amp; [Numbers.D28] &amp; &quot;[/url][/b] (&quot; &amp; [Numbers.G28] &amp; &quot;, &quot;  &amp; [Numbers.F28] &amp; &quot;) [sup][[b]&quot; &amp; [Numbers.C28] &amp; &quot;[/b]: &quot; &amp; [Numbers.H28] &amp; &quot;][/sup]&quot;; &quot;&quot;)" office:value-type="string" office:string-value="[b]25. [url=https://www.doomworld.com/idgames/levels/doom2/Ports/megawads/jpcp]Japanese Community Project (JPCP)[/url][/b] (Doom II, 2016) [sup][[b]82[/b]: Not Jabba: 6, Archvile Hunter: 5, antares031: 5, ella guro: 7, JudgeDeadd: 2, Soundblock: 1, Payload4367: 1, Tartlman: 6, rd: 4, I_Punch_Demons: 4, DOEL: 4, Endless: 5, Boy: 5, Sotenga: 1, northivanastan: 10, Fadri: 6, MtPain27: 2, TJG1289: 4, BohdanZPM: 4][/sup]" calcext:value-type="string">
            <text:p>[b]25. [url=https://www.doomworld.com/idgames/levels/doom2/Ports/megawads/jpcp]Japanese Community Project (JPCP)[/url][/b] (Doom II, 2016) [sup][[b]82[/b]: Not Jabba: 6, Archvile Hunter: 5, antares031: 5, ella guro: 7, JudgeDeadd: 2, Soundblock: 1, Payload4367: 1, Tartlman: 6, rd: 4, I_Punch_Demons: 4, DOEL: 4, Endless: 5, Boy: 5, Sotenga: 1, northivanastan: 10, Fadri: 6, MtPain27: 2, TJG1289: 4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] &gt; 0; &quot;[b]&quot; &amp; [Numbers.B29] &amp; &quot;. &quot; &amp; &quot;[url=&quot; &amp; [Numbers.E29] &amp; &quot;]&quot; &amp; [Numbers.D29] &amp; &quot;[/url][/b] (&quot; &amp; [Numbers.G29] &amp; &quot;, &quot;  &amp; [Numbers.F29] &amp; &quot;) [sup][[b]&quot; &amp; [Numbers.C29] &amp; &quot;[/b]: &quot; &amp; [Numbers.H29] &amp; &quot;][/sup]&quot;; &quot;&quot;)" office:value-type="string" office:string-value="[b]26. [url=https://www.doomworld.com/idgames/levels/doom2/Ports/megawads/cchest4]Community Chest 4[/url][/b] (Doom II, 2012) [sup][[b]79[/b]: Malrionn: 10, Phobus: 3, HUNdebLeonidasX: 4, Ziad EL Zein: 5, Simomarchi: 5, STILES: 9, Polri: 2, eharper256: 5, DOEL: 8, Pierrot: 3, Endless: 3, Horus: 2, Midnight_00: 6, Lewonx: 5, TheGreenZap: 6, Xeogred: 3][/sup]" calcext:value-type="string">
            <text:p>[b]26. [url=https://www.doomworld.com/idgames/levels/doom2/Ports/megawads/cchest4]Community Chest 4[/url][/b] (Doom II, 2012) [sup][[b]79[/b]: Malrionn: 10, Phobus: 3, HUNdebLeonidasX: 4, Ziad EL Zein: 5, Simomarchi: 5, STILES: 9, Polri: 2, eharper256: 5, DOEL: 8, Pierrot: 3, Endless: 3, Horus: 2, Midnight_00: 6, Lewonx: 5, TheGreenZap: 6, Xeogre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] &gt; 0; &quot;[b]&quot; &amp; [Numbers.B30] &amp; &quot;. &quot; &amp; &quot;[url=&quot; &amp; [Numbers.E30] &amp; &quot;]&quot; &amp; [Numbers.D30] &amp; &quot;[/url][/b] (&quot; &amp; [Numbers.G30] &amp; &quot;, &quot;  &amp; [Numbers.F30] &amp; &quot;) [sup][[b]&quot; &amp; [Numbers.C30] &amp; &quot;[/b]: &quot; &amp; [Numbers.H30] &amp; &quot;][/sup]&quot;; &quot;&quot;)" office:value-type="string" office:string-value="[b]27. [url=https://www.doomworld.com/idgames/levels/doom2/megawads/d2twid]Doom II the Way id Did[/url][/b] (Doom II, 2013) [sup][[b]76[/b]: Dime: 8, NoisyVelvet: 5, pcorf: 5, purist: 10, Polri: 3, CinnamonKilljoy: 8, Endless: 3, Marn: 5, Warrex: 2, E.M.: 5, jerk-o: 5, dosboot: 10, BohdanZPM: 4, Xeogred: 3][/sup]" calcext:value-type="string">
            <text:p>[b]27. [url=https://www.doomworld.com/idgames/levels/doom2/megawads/d2twid]Doom II the Way id Did[/url][/b] (Doom II, 2013) [sup][[b]76[/b]: Dime: 8, NoisyVelvet: 5, pcorf: 5, purist: 10, Polri: 3, CinnamonKilljoy: 8, Endless: 3, Marn: 5, Warrex: 2, E.M.: 5, jerk-o: 5, dosboot: 10, BohdanZPM: 4, Xeogre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] &gt; 0; &quot;[b]&quot; &amp; [Numbers.B31] &amp; &quot;. &quot; &amp; &quot;[url=&quot; &amp; [Numbers.E31] &amp; &quot;]&quot; &amp; [Numbers.D31] &amp; &quot;[/url][/b] (&quot; &amp; [Numbers.G31] &amp; &quot;, &quot;  &amp; [Numbers.F31] &amp; &quot;) [sup][[b]&quot; &amp; [Numbers.C31] &amp; &quot;[/b]: &quot; &amp; [Numbers.H31] &amp; &quot;][/sup]&quot;; &quot;&quot;)" office:value-type="string" office:string-value="[b]27. [url=https://www.doomworld.com/idgames/levels/doom/Ports/megawads/neis]No End in Sight[/url][/b] (Doom, 2016) [sup][[b]76[/b]: Not Jabba: 5, Vorpal: 5, ella guro: 6, yakfak: 9, NoisyVelvet: 1, STILES: 6, Polri: 5, Tartlman: 6, Worm318: 9, Omniarch: 10, Ryath: 5, cannonball: 3, TheGreenZap: 6][/sup]" calcext:value-type="string">
            <text:p>[b]27. [url=https://www.doomworld.com/idgames/levels/doom/Ports/megawads/neis]No End in Sight[/url][/b] (Doom, 2016) [sup][[b]76[/b]: Not Jabba: 5, Vorpal: 5, ella guro: 6, yakfak: 9, NoisyVelvet: 1, STILES: 6, Polri: 5, Tartlman: 6, Worm318: 9, Omniarch: 10, Ryath: 5, cannonball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] &gt; 0; &quot;[b]&quot; &amp; [Numbers.B32] &amp; &quot;. &quot; &amp; &quot;[url=&quot; &amp; [Numbers.E32] &amp; &quot;]&quot; &amp; [Numbers.D32] &amp; &quot;[/url][/b] (&quot; &amp; [Numbers.G32] &amp; &quot;, &quot;  &amp; [Numbers.F32] &amp; &quot;) [sup][[b]&quot; &amp; [Numbers.C32] &amp; &quot;[/b]: &quot; &amp; [Numbers.H32] &amp; &quot;][/sup]&quot;; &quot;&quot;)" office:value-type="string" office:string-value="[b]29. [url=https://www.doomworld.com/idgames/levels/doom2/Ports/megawads/hellbnd]Hellbound[/url][/b] (Doom II, 2013) [sup][[b]73[/b]: Not Jabba: 2, Spectre01: 8, Malrionn: 7, bLOCKbOYgAMES: 9, HUNdebLeonidasX: 7, Bryan T: 5, Odal: 6, Octillion: 10, Polri: 1, OniriA: 8, E.M.: 5, Xeogred: 5][/sup]" calcext:value-type="string">
            <text:p>[b]29. [url=https://www.doomworld.com/idgames/levels/doom2/Ports/megawads/hellbnd]Hellbound[/url][/b] (Doom II, 2013) [sup][[b]73[/b]: Not Jabba: 2, Spectre01: 8, Malrionn: 7, bLOCKbOYgAMES: 9, HUNdebLeonidasX: 7, Bryan T: 5, Odal: 6, Octillion: 10, Polri: 1, OniriA: 8, E.M.: 5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] &gt; 0; &quot;[b]&quot; &amp; [Numbers.B33] &amp; &quot;. &quot; &amp; &quot;[url=&quot; &amp; [Numbers.E33] &amp; &quot;]&quot; &amp; [Numbers.D33] &amp; &quot;[/url][/b] (&quot; &amp; [Numbers.G33] &amp; &quot;, &quot;  &amp; [Numbers.F33] &amp; &quot;) [sup][[b]&quot; &amp; [Numbers.C33] &amp; &quot;[/b]: &quot; &amp; [Numbers.H33] &amp; &quot;][/sup]&quot;; &quot;&quot;)" office:value-type="string" office:string-value="[b]29. [url=https://www.doomworld.com/idgames/levels/doom2/Ports/p-r/pirates]Pirate Doom[/url][/b] (Doom II, 2013) [sup][[b]73[/b]: Jaws In Space: 10, Dime: 5, Phobus: 6, Dragonfly: 4, Soundblock: 2, Rince-wind: 5, CinnamonKilljoy: 7, Payload4367: 6, SilverMiner: 5, SOSU: 10, Sotenga: 2, Fadri: 2, TJG1289: 2, Lewonx: 7][/sup]" calcext:value-type="string">
            <text:p>[b]29. [url=https://www.doomworld.com/idgames/levels/doom2/Ports/p-r/pirates]Pirate Doom[/url][/b] (Doom II, 2013) [sup][[b]73[/b]: Jaws In Space: 10, Dime: 5, Phobus: 6, Dragonfly: 4, Soundblock: 2, Rince-wind: 5, CinnamonKilljoy: 7, Payload4367: 6, SilverMiner: 5, SOSU: 10, Sotenga: 2, Fadri: 2, TJG1289: 2, Lewon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] &gt; 0; &quot;[b]&quot; &amp; [Numbers.B34] &amp; &quot;. &quot; &amp; &quot;[url=&quot; &amp; [Numbers.E34] &amp; &quot;]&quot; &amp; [Numbers.D34] &amp; &quot;[/url][/b] (&quot; &amp; [Numbers.G34] &amp; &quot;, &quot;  &amp; [Numbers.F34] &amp; &quot;) [sup][[b]&quot; &amp; [Numbers.C34] &amp; &quot;[/b]: &quot; &amp; [Numbers.H34] &amp; &quot;][/sup]&quot;; &quot;&quot;)" office:value-type="string" office:string-value="[b]31. [url=https://www.doomworld.com/idgames/levels/doom/megawads/dtwid]Doom the Way id Did[/url][/b] (Doom, 2011) [sup][[b]71[/b]: Mr. Freeze: 4, Malrionn: 2, MFG38: 4, WH-Wilou84: 1, Greyenko: 9, Altima: 6, Ziad EL Zein: 5, purist: 5, Polri: 4, CinnamonKilljoy: 7, eharper256: 4, Endless: 2, Warrex: 5, Omniarch: 5, jerk-o: 5, LadyMistDragon: 3][/sup]" calcext:value-type="string">
            <text:p>[b]31. [url=https://www.doomworld.com/idgames/levels/doom/megawads/dtwid]Doom the Way id Did[/url][/b] (Doom, 2011) [sup][[b]71[/b]: Mr. Freeze: 4, Malrionn: 2, MFG38: 4, WH-Wilou84: 1, Greyenko: 9, Altima: 6, Ziad EL Zein: 5, purist: 5, Polri: 4, CinnamonKilljoy: 7, eharper256: 4, Endless: 2, Warrex: 5, Omniarch: 5, jerk-o: 5, LadyMistDrag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] &gt; 0; &quot;[b]&quot; &amp; [Numbers.B35] &amp; &quot;. &quot; &amp; &quot;[url=&quot; &amp; [Numbers.E35] &amp; &quot;]&quot; &amp; [Numbers.D35] &amp; &quot;[/url][/b] (&quot; &amp; [Numbers.G35] &amp; &quot;, &quot;  &amp; [Numbers.F35] &amp; &quot;) [sup][[b]&quot; &amp; [Numbers.C35] &amp; &quot;[/b]: &quot; &amp; [Numbers.H35] &amp; &quot;][/sup]&quot;; &quot;&quot;)" office:value-type="string" office:string-value="[b]32. [url=https://www.doomworld.com/idgames/levels/doom2/Ports/v-z/vanguard]Vanguard[/url][/b] (Doom II, 2011) [sup][[b]69[/b]: Cynical: 5, Spectre01: 3, 7hm: 4, GarrettChan: 5, Poncho: 9, Nirvana: 4, guitardz: 5, Makedounia: 1, Ivory Duke: 1, VanaheimRanger: 6, Azure_Horror: 2, Uncle 80: 5, sapphics: 5, Ezepov: 8, Maribo: 6][/sup]" calcext:value-type="string">
            <text:p>[b]32. [url=https://www.doomworld.com/idgames/levels/doom2/Ports/v-z/vanguard]Vanguard[/url][/b] (Doom II, 2011) [sup][[b]69[/b]: Cynical: 5, Spectre01: 3, 7hm: 4, GarrettChan: 5, Poncho: 9, Nirvana: 4, guitardz: 5, Makedounia: 1, Ivory Duke: 1, VanaheimRanger: 6, Azure_Horror: 2, Uncle 80: 5, sapphics: 5, Ezepov: 8, Marib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] &gt; 0; &quot;[b]&quot; &amp; [Numbers.B36] &amp; &quot;. &quot; &amp; &quot;[url=&quot; &amp; [Numbers.E36] &amp; &quot;]&quot; &amp; [Numbers.D36] &amp; &quot;[/url][/b] (&quot; &amp; [Numbers.G36] &amp; &quot;, &quot;  &amp; [Numbers.F36] &amp; &quot;) [sup][[b]&quot; &amp; [Numbers.C36] &amp; &quot;[/b]: &quot; &amp; [Numbers.H36] &amp; &quot;][/sup]&quot;; &quot;&quot;)" office:value-type="string" office:string-value="[b]33. [url=https://www.doomworld.com/idgames/levels/doom2/Ports/d-f/dvii-1i]Deus Vult II[/url][/b] (Doom II, 2008) [sup][[b]67[/b]: Cynical: 10, NuMetalManiak: 10, justsomemusicguy: 7, JudgeDeadd: 2, Talvi: 4, Greyenko: 8, Philnemba: 9, bemused: 1, NoisyVelvet: 3, Polri: 3, &lt;&lt;Rewind: 5, Marn: 5][/sup]" calcext:value-type="string">
            <text:p>[b]33. [url=https://www.doomworld.com/idgames/levels/doom2/Ports/d-f/dvii-1i]Deus Vult II[/url][/b] (Doom II, 2008) [sup][[b]67[/b]: Cynical: 10, NuMetalManiak: 10, justsomemusicguy: 7, JudgeDeadd: 2, Talvi: 4, Greyenko: 8, Philnemba: 9, bemused: 1, NoisyVelvet: 3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] &gt; 0; &quot;[b]&quot; &amp; [Numbers.B37] &amp; &quot;. &quot; &amp; &quot;[url=&quot; &amp; [Numbers.E37] &amp; &quot;]&quot; &amp; [Numbers.D37] &amp; &quot;[/url][/b] (&quot; &amp; [Numbers.G37] &amp; &quot;, &quot;  &amp; [Numbers.F37] &amp; &quot;) [sup][[b]&quot; &amp; [Numbers.C37] &amp; &quot;[/b]: &quot; &amp; [Numbers.H37] &amp; &quot;][/sup]&quot;; &quot;&quot;)" office:value-type="string" office:string-value="[b]34. [url=https://www.doomworld.com/idgames/levels/doom2/megawads/epic2]Epic 2[/url][/b] (Doom II, 2010) [sup][[b]65[/b]: ShoDemo: 6, NuMetalManiak: 9, Spectre01: 7, yakfak: 2, Talvi: 2, HUNdebLeonidasX: 9, TheMightyHeracross: 5, Arbys550: 1, OniriA: 2, DOEL: 6, SOSU: 9, Hitherto: 7][/sup]" calcext:value-type="string">
            <text:p>[b]34. [url=https://www.doomworld.com/idgames/levels/doom2/megawads/epic2]Epic 2[/url][/b] (Doom II, 2010) [sup][[b]65[/b]: ShoDemo: 6, NuMetalManiak: 9, Spectre01: 7, yakfak: 2, Talvi: 2, HUNdebLeonidasX: 9, TheMightyHeracross: 5, Arbys550: 1, OniriA: 2, DOEL: 6, SOSU: 9, Hithert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] &gt; 0; &quot;[b]&quot; &amp; [Numbers.B38] &amp; &quot;. &quot; &amp; &quot;[url=&quot; &amp; [Numbers.E38] &amp; &quot;]&quot; &amp; [Numbers.D38] &amp; &quot;[/url][/b] (&quot; &amp; [Numbers.G38] &amp; &quot;, &quot;  &amp; [Numbers.F38] &amp; &quot;) [sup][[b]&quot; &amp; [Numbers.C38] &amp; &quot;[/b]: &quot; &amp; [Numbers.H38] &amp; &quot;][/sup]&quot;; &quot;&quot;)" office:value-type="string" office:string-value="[b]35. [url=https://doomwiki.org/wiki/No_Rest_for_the_Living]No Rest for the Living[/url][/b] (Doom II, 2010) [sup][[b]63[/b]: Vorpal: 5, Nancsi: 9, ReaperAA: 1, Diabolución: 10, 4everDoomed: 7, STILES: 7, CinnamonKilljoy: 3, Endless: 6, waciej: 2, Fadri: 4, lokbustam257: 7, Xeogred: 2][/sup]" calcext:value-type="string">
            <text:p>[b]35. [url=https://doomwiki.org/wiki/No_Rest_for_the_Living]No Rest for the Living[/url][/b] (Doom II, 2010) [sup][[b]63[/b]: Vorpal: 5, Nancsi: 9, ReaperAA: 1, Diabolución: 10, 4everDoomed: 7, STILES: 7, CinnamonKilljoy: 3, Endless: 6, waciej: 2, Fadri: 4, lokbustam257: 7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] &gt; 0; &quot;[b]&quot; &amp; [Numbers.B39] &amp; &quot;. &quot; &amp; &quot;[url=&quot; &amp; [Numbers.E39] &amp; &quot;]&quot; &amp; [Numbers.D39] &amp; &quot;[/url][/b] (&quot; &amp; [Numbers.G39] &amp; &quot;, &quot;  &amp; [Numbers.F39] &amp; &quot;) [sup][[b]&quot; &amp; [Numbers.C39] &amp; &quot;[/b]: &quot; &amp; [Numbers.H39] &amp; &quot;][/sup]&quot;; &quot;&quot;)" office:value-type="string" office:string-value="[b]36. [url=https://doomwiki.org/wiki/The_Plutonia_Experiment]The Plutonia Experiment[/url][/b] (Plutonia, 1996) [sup][[b]61[/b]: guitardz: 5, purist: 5, termrork: 5, Tartlman: 1, Worm318: 2, Deadwing: 10, northivanastan: 4, Fadri: 5, VanaheimRanger: 7, i suck at nicknames: 6, PBeGood4: 6, Hitherto: 5][/sup]" calcext:value-type="string">
            <text:p>[b]36. [url=https://doomwiki.org/wiki/The_Plutonia_Experiment]The Plutonia Experiment[/url][/b] (Plutonia, 1996) [sup][[b]61[/b]: guitardz: 5, purist: 5, termrork: 5, Tartlman: 1, Worm318: 2, Deadwing: 10, northivanastan: 4, Fadri: 5, VanaheimRanger: 7, i suck at nicknames: 6, PBeGood4: 6, Hithert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] &gt; 0; &quot;[b]&quot; &amp; [Numbers.B40] &amp; &quot;. &quot; &amp; &quot;[url=&quot; &amp; [Numbers.E40] &amp; &quot;]&quot; &amp; [Numbers.D40] &amp; &quot;[/url][/b] (&quot; &amp; [Numbers.G40] &amp; &quot;, &quot;  &amp; [Numbers.F40] &amp; &quot;) [sup][[b]&quot; &amp; [Numbers.C40] &amp; &quot;[/b]: &quot; &amp; [Numbers.H40] &amp; &quot;][/sup]&quot;; &quot;&quot;)" office:value-type="string" office:string-value="[b]37. [url=http://adventuresofsquare.com/downloads.php]The Adventures of Square[/url][/b] (Standalone, 2014) [sup][[b]55[/b]: Sky: 9, ShoDemo: 5, Ed: 5, JudgeDeadd: 5, Woolie Wool: 8, Squadallah: 7, termrork: 5, Marn: 5, Sotenga: 6][/sup]" calcext:value-type="string">
            <text:p>[b]37. [url=http://adventuresofsquare.com/downloads.php]The Adventures of Square[/url][/b] (Standalone, 2014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] &gt; 0; &quot;[b]&quot; &amp; [Numbers.B41] &amp; &quot;. &quot; &amp; &quot;[url=&quot; &amp; [Numbers.E41] &amp; &quot;]&quot; &amp; [Numbers.D41] &amp; &quot;[/url][/b] (&quot; &amp; [Numbers.G41] &amp; &quot;, &quot;  &amp; [Numbers.F41] &amp; &quot;) [sup][[b]&quot; &amp; [Numbers.C41] &amp; &quot;[/b]: &quot; &amp; [Numbers.H41] &amp; &quot;][/sup]&quot;; &quot;&quot;)" office:value-type="string" office:string-value="[b]38. [url=https://www.doomworld.com/idgames/levels/doom2/Ports/megawads/alt]A.L.T.[/url][/b] (Doom II, 2012) [sup][[b]54[/b]: Not Jabba: 7, Spectre01: 2, ella guro: 10, yakfak: 10, Rince-wind: 5, Hansen79: 5, P41R47: 7, SOSU: 8][/sup]" calcext:value-type="string">
            <text:p>[b]38. [url=https://www.doomworld.com/idgames/levels/doom2/Ports/megawads/alt]A.L.T.[/url][/b] (Doom II, 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] &gt; 0; &quot;[b]&quot; &amp; [Numbers.B42] &amp; &quot;. &quot; &amp; &quot;[url=&quot; &amp; [Numbers.E42] &amp; &quot;]&quot; &amp; [Numbers.D42] &amp; &quot;[/url][/b] (&quot; &amp; [Numbers.G42] &amp; &quot;, &quot;  &amp; [Numbers.F42] &amp; &quot;) [sup][[b]&quot; &amp; [Numbers.C42] &amp; &quot;[/b]: &quot; &amp; [Numbers.H42] &amp; &quot;][/sup]&quot;; &quot;&quot;)" office:value-type="string" office:string-value="[b]39. [url=https://www.doomworld.com/idgames/levels/doom2/Ports/s-u/stardate]Stardate 20X6[/url][/b] (Doom II, 2013) [sup][[b]52[/b]: MFG38: 6, WH-Wilou84: 3, Talvi: 1, GarrettChan: 7, bemused: 3, Nirvana: 6, Nazgul9: 1, rd: 4, Hansen79: 5, Snikle: 3, PBeGood4: 8, Maribo: 5][/sup]" calcext:value-type="string">
            <text:p>[b]39. [url=https://www.doomworld.com/idgames/levels/doom2/Ports/s-u/stardate]Stardate 20X6[/url][/b] (Doom II, 2013) [sup][[b]52[/b]: MFG38: 6, WH-Wilou84: 3, Talvi: 1, GarrettChan: 7, bemused: 3, Nirvana: 6, Nazgul9: 1, rd: 4, Hansen79: 5, Snikle: 3, PBeGood4: 8, Marib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] &gt; 0; &quot;[b]&quot; &amp; [Numbers.B43] &amp; &quot;. &quot; &amp; &quot;[url=&quot; &amp; [Numbers.E43] &amp; &quot;]&quot; &amp; [Numbers.D43] &amp; &quot;[/url][/b] (&quot; &amp; [Numbers.G43] &amp; &quot;, &quot;  &amp; [Numbers.F43] &amp; &quot;) [sup][[b]&quot; &amp; [Numbers.C43] &amp; &quot;[/b]: &quot; &amp; [Numbers.H43] &amp; &quot;][/sup]&quot;; &quot;&quot;)" office:value-type="string" office:string-value="[b]39. [url=https://www.doomworld.com/idgames/levels/doom2/s-u/sid]Suspended in Dusk[/url][/b] (Doom II, 2005) [sup][[b]52[/b]: Sky: 2, WH-Wilou84: 3, bLOCKbOYgAMES: 8, soner du: 9, m8f: 5, termrork: 5, joepallai: 3, Deflektor: 10, Demion: 2, Midnight_00: 2, Fadri: 3][/sup]" calcext:value-type="string">
            <text:p>[b]39. [url=https://www.doomworld.com/idgames/levels/doom2/s-u/sid]Suspended in Dusk[/url][/b] (Doom II, 2005) [sup][[b]52[/b]: Sky: 2, WH-Wilou84: 3, bLOCKbOYgAMES: 8, soner du: 9, m8f: 5, termrork: 5, joepallai: 3, Deflektor: 10, Demion: 2, Midnight_00: 2, Fadr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] &gt; 0; &quot;[b]&quot; &amp; [Numbers.B44] &amp; &quot;. &quot; &amp; &quot;[url=&quot; &amp; [Numbers.E44] &amp; &quot;]&quot; &amp; [Numbers.D44] &amp; &quot;[/url][/b] (&quot; &amp; [Numbers.G44] &amp; &quot;, &quot;  &amp; [Numbers.F44] &amp; &quot;) [sup][[b]&quot; &amp; [Numbers.C44] &amp; &quot;[/b]: &quot; &amp; [Numbers.H44] &amp; &quot;][/sup]&quot;; &quot;&quot;)" office:value-type="string" office:string-value="[b]41. [url=https://www.doomworld.com/idgames/levels/doom2/Ports/g-i/hg]Hell Ground[/url][/b] (Doom II, 2009) [sup][[b]49[/b]: Cynical: 8, Chamelenoel: 7, antares031: 5, WH-Wilou84: 2, darkreaver: 1, Polri: 2, Pierrot: 4, Demion: 5, Boy: 3, SCF: 1, whybmonotacrab: 2, nikitsune: 9][/sup]" calcext:value-type="string">
            <text:p>[b]41. [url=https://www.doomworld.com/idgames/levels/doom2/Ports/g-i/hg]Hell Ground[/url][/b] (Doom II, 2009) [sup][[b]49[/b]: Cynical: 8, Chamelenoel: 7, antares031: 5, WH-Wilou84: 2, darkreaver: 1, Polri: 2, Pierrot: 4, Demion: 5, Boy: 3, SCF: 1, whybmonotacrab: 2, nikitsun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] &gt; 0; &quot;[b]&quot; &amp; [Numbers.B45] &amp; &quot;. &quot; &amp; &quot;[url=&quot; &amp; [Numbers.E45] &amp; &quot;]&quot; &amp; [Numbers.D45] &amp; &quot;[/url][/b] (&quot; &amp; [Numbers.G45] &amp; &quot;, &quot;  &amp; [Numbers.F45] &amp; &quot;) [sup][[b]&quot; &amp; [Numbers.C45] &amp; &quot;[/b]: &quot; &amp; [Numbers.H45] &amp; &quot;][/sup]&quot;; &quot;&quot;)" office:value-type="string" office:string-value="[b]42. [url=https://www.doomworld.com/idgames/levels/doom2/Ports/megawads/1024]Congestion 1024[/url][/b] (Doom II, 2005) [sup][[b]47[/b]: Mr. Freeze: 5, HyperLuke: 7, Voltcom9: 5, bonnie: 4, Dragonfly: 8, Philnemba: 5, Hansen79: 3, waciej: 10][/sup]" calcext:value-type="string">
            <text:p>[b]42. [url=https://www.doomworld.com/idgames/levels/doom2/Ports/megawads/1024]Congestion 1024[/url][/b] (Doom II, 2005) [sup][[b]47[/b]: Mr. Freeze: 5, HyperLuke: 7, Voltcom9: 5, bonnie: 4, Dragonfly: 8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] &gt; 0; &quot;[b]&quot; &amp; [Numbers.B46] &amp; &quot;. &quot; &amp; &quot;[url=&quot; &amp; [Numbers.E46] &amp; &quot;]&quot; &amp; [Numbers.D46] &amp; &quot;[/url][/b] (&quot; &amp; [Numbers.G46] &amp; &quot;, &quot;  &amp; [Numbers.F46] &amp; &quot;) [sup][[b]&quot; &amp; [Numbers.C46] &amp; &quot;[/b]: &quot; &amp; [Numbers.H46] &amp; &quot;][/sup]&quot;; &quot;&quot;)" office:value-type="string" office:string-value="[b]42. [url=https://www.doomworld.com/idgames/levels/doom2/Ports/j-l/lunatic]Lunatic[/url][/b] (Doom II, 2011) [sup][[b]47[/b]: Cynical: 6, Dime: 9, Nate River: 4, Poncho: 5, Gaia74: 3, Deflektor: 8, Marn: 5, Boy: 5, Ezepov: 2][/sup]" calcext:value-type="string">
            <text:p>[b]42. [url=https://www.doomworld.com/idgames/levels/doom2/Ports/j-l/lunatic]Lunatic[/url][/b] (Doom II, 2011) [sup][[b]47[/b]: Cynical: 6, Dime: 9, Nate River: 4, Poncho: 5, Gaia74: 3, Deflektor: 8, Marn: 5, Boy: 5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7] &gt; 0; &quot;[b]&quot; &amp; [Numbers.B47] &amp; &quot;. &quot; &amp; &quot;[url=&quot; &amp; [Numbers.E47] &amp; &quot;]&quot; &amp; [Numbers.D47] &amp; &quot;[/url][/b] (&quot; &amp; [Numbers.G47] &amp; &quot;, &quot;  &amp; [Numbers.F47] &amp; &quot;) [sup][[b]&quot; &amp; [Numbers.C47] &amp; &quot;[/b]: &quot; &amp; [Numbers.H47] &amp; &quot;][/sup]&quot;; &quot;&quot;)" office:value-type="string" office:string-value="[b]42. [url=https://doomwiki.org/wiki/STRAIN]STRAIN[/url][/b] (Doom II, 1997) [sup][[b]47[/b]: Grazza: 6, ella guro: 4, JudgeDeadd: 1, T-Rex: 1, Squadallah: 9, smeghammer: 5, vdgg: 1, Ryath: 10, Li'l devil: 10][/sup]" calcext:value-type="string">
            <text:p>[b]42. [url=https://doomwiki.org/wiki/STRAIN]STRAIN[/url][/b] (Doom II, 1997) [sup][[b]47[/b]: Grazza: 6, ella guro: 4, JudgeDeadd: 1, T-Rex: 1, Squadallah: 9, smeghammer: 5, vdgg: 1, Ryath: 10, Li'l devil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8] &gt; 0; &quot;[b]&quot; &amp; [Numbers.B48] &amp; &quot;. &quot; &amp; &quot;[url=&quot; &amp; [Numbers.E48] &amp; &quot;]&quot; &amp; [Numbers.D48] &amp; &quot;[/url][/b] (&quot; &amp; [Numbers.G48] &amp; &quot;, &quot;  &amp; [Numbers.F48] &amp; &quot;) [sup][[b]&quot; &amp; [Numbers.C48] &amp; &quot;[/b]: &quot; &amp; [Numbers.H48] &amp; &quot;][/sup]&quot;; &quot;&quot;)" office:value-type="string" office:string-value="[b]45. [url=https://doomwiki.org/wiki/Icarus:_Alien_Vanguard]Icarus: Alien Vanguard[/url][/b] (Doom II, 1996) [sup][[b]45[/b]: Ralphis: 6, Grazza: 8, T-Rex: 3, valkiriforce: 8, A.H. Sankhatayan: 10, Dimon12321: 1, xdude_gamer: 9][/sup]" calcext:value-type="string">
            <text:p>[b]45. [url=https://doomwiki.org/wiki/Icarus:_Alien_Vanguard]Icarus: Alien Vanguard[/url][/b] (Doom II, 1996) [sup][[b]45[/b]: Ralphis: 6, Grazza: 8, T-Rex: 3, valkiriforce: 8, A.H. Sankhatayan: 10, Dimon12321: 1, xdude_gam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9] &gt; 0; &quot;[b]&quot; &amp; [Numbers.B49] &amp; &quot;. &quot; &amp; &quot;[url=&quot; &amp; [Numbers.E49] &amp; &quot;]&quot; &amp; [Numbers.D49] &amp; &quot;[/url][/b] (&quot; &amp; [Numbers.G49] &amp; &quot;, &quot;  &amp; [Numbers.F49] &amp; &quot;) [sup][[b]&quot; &amp; [Numbers.C49] &amp; &quot;[/b]: &quot; &amp; [Numbers.H49] &amp; &quot;][/sup]&quot;; &quot;&quot;)" office:value-type="string" office:string-value="[b]46. [url=https://www.doomworld.com/idgames/levels/doom/Ports/megawads/kdizd_12]Knee-Deep in ZDoom[/url][/b] (Doom, 2007) [sup][[b]43[/b]: Graf Zahl: 6, Voltcom9: 7, tchkb: 2, Apaul27: 7, 4everDoomed: 5, Rince-wind: 1, Jaromir Bergmann: 2, Lewonx: 10, Li'l devil: 3][/sup]" calcext:value-type="string">
            <text:p>[b]46. [url=https://www.doomworld.com/idgames/levels/doom/Ports/megawads/kdizd_12]Knee-Deep in ZDoom[/url][/b] (Doom, 2007) [sup][[b]43[/b]: Graf Zahl: 6, Voltcom9: 7, tchkb: 2, Apaul27: 7, 4everDoomed: 5, Rince-wind: 1, Jaromir Bergmann: 2, Lewonx: 10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0] &gt; 0; &quot;[b]&quot; &amp; [Numbers.B50] &amp; &quot;. &quot; &amp; &quot;[url=&quot; &amp; [Numbers.E50] &amp; &quot;]&quot; &amp; [Numbers.D50] &amp; &quot;[/url][/b] (&quot; &amp; [Numbers.G50] &amp; &quot;, &quot;  &amp; [Numbers.F50] &amp; &quot;) [sup][[b]&quot; &amp; [Numbers.C50] &amp; &quot;[/b]: &quot; &amp; [Numbers.H50] &amp; &quot;][/sup]&quot;; &quot;&quot;)" office:value-type="string" office:string-value="[b]47. [url=https://www.doomworld.com/idgames/levels/doom2/Ports/s-u/swtw]Swim With the Whales[/url][/b] (Doom II, 2013) [sup][[b]42[/b]: WH-Wilou84: 2, Nate River: 9, Soundblock: 3, Lazorinc: 6, Nirvana: 10, NoisyVelvet: 3, akolai: 2, Maribo: 7][/sup]" calcext:value-type="string">
            <text:p>[b]47. [url=https://www.doomworld.com/idgames/levels/doom2/Ports/s-u/swtw]Swim With the Whales[/url][/b] (Doom II, 2013) [sup][[b]42[/b]: WH-Wilou84: 2, Nate River: 9, Soundblock: 3, Lazorinc: 6, Nirvana: 10, NoisyVelvet: 3, akolai: 2, Marib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1] &gt; 0; &quot;[b]&quot; &amp; [Numbers.B51] &amp; &quot;. &quot; &amp; &quot;[url=&quot; &amp; [Numbers.E51] &amp; &quot;]&quot; &amp; [Numbers.D51] &amp; &quot;[/url][/b] (&quot; &amp; [Numbers.G51] &amp; &quot;, &quot;  &amp; [Numbers.F51] &amp; &quot;) [sup][[b]&quot; &amp; [Numbers.C51] &amp; &quot;[/b]: &quot; &amp; [Numbers.H51] &amp; &quot;][/sup]&quot;; &quot;&quot;)" office:value-type="string" office:string-value="[b]47. [url=https://doomwiki.org/wiki/Winter's_Fury]Winter's Fury[/url][/b] (Doom II, 2012) [sup][[b]42[/b]: Dragonfly: 2, TechnoDoomed1: 10, Lorenz0: 7, Octillion: 7, OniriA: 3, Ivory Duke: 3, ASaltShaker: 9, Lewonx: 1][/sup]" calcext:value-type="string">
            <text:p>[b]47. [url=https://doomwiki.org/wiki/Winter's_Fury]Winter's Fury[/url][/b] (Doom II, 2012) [sup][[b]42[/b]: Dragonfly: 2, TechnoDoomed1: 10, Lorenz0: 7, Octillion: 7, OniriA: 3, Ivory Duke: 3, ASaltShaker: 9,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2] &gt; 0; &quot;[b]&quot; &amp; [Numbers.B52] &amp; &quot;. &quot; &amp; &quot;[url=&quot; &amp; [Numbers.E52] &amp; &quot;]&quot; &amp; [Numbers.D52] &amp; &quot;[/url][/b] (&quot; &amp; [Numbers.G52] &amp; &quot;, &quot;  &amp; [Numbers.F52] &amp; &quot;) [sup][[b]&quot; &amp; [Numbers.C52] &amp; &quot;[/b]: &quot; &amp; [Numbers.H52] &amp; &quot;][/sup]&quot;; &quot;&quot;)" office:value-type="string" office:string-value="[b]49. [url=https://www.doomworld.com/idgames/levels/doom2/Ports/megawads/jenesis]Jenesis[/url][/b] (Doom II, 2011) [sup][[b]40[/b]: Not Jabba: 2, roadworx: 2, Altima: 7, NaZa: 2, Poncho: 1, dylux: 5, Ziad EL Zein: 5, Scorpius: 2, Makedounia: 3, Deadwing: 5, DoomDork: 1, ASaltShaker: 2, Midnight_00: 3][/sup]" calcext:value-type="string">
            <text:p>[b]49. [url=https://www.doomworld.com/idgames/levels/doom2/Ports/megawads/jenesis]Jenesis[/url][/b] (Doom II, 2011) [sup][[b]40[/b]: Not Jabba: 2, roadworx: 2, Altima: 7, NaZa: 2, Poncho: 1, dylux: 5, Ziad EL Zein: 5, Scorpius: 2, Makedounia: 3, Deadwing: 5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3] &gt; 0; &quot;[b]&quot; &amp; [Numbers.B53] &amp; &quot;. &quot; &amp; &quot;[url=&quot; &amp; [Numbers.E53] &amp; &quot;]&quot; &amp; [Numbers.D53] &amp; &quot;[/url][/b] (&quot; &amp; [Numbers.G53] &amp; &quot;, &quot;  &amp; [Numbers.F53] &amp; &quot;) [sup][[b]&quot; &amp; [Numbers.C53] &amp; &quot;[/b]: &quot; &amp; [Numbers.H53] &amp; &quot;][/sup]&quot;; &quot;&quot;)" office:value-type="string" office:string-value="[b]50. [url=https://www.doomworld.com/idgames/levels/doom2/Ports/d-f/equinox]Equinox[/url][/b] (Doom II, 2001) [sup][[b]39[/b]: Sky: 5, Grazza: 9, ella guro: 5, A.H. Sankhatayan: 10, AtticTelephone: 5, Boy: 5][/sup]" calcext:value-type="string">
            <text:p>[b]50. [url=https://www.doomworld.com/idgames/levels/doom2/Ports/d-f/equinox]Equinox[/url][/b] (Doom II, 2001) [sup][[b]39[/b]: Sky: 5, Grazza: 9, ella guro: 5, A.H. Sankhatayan: 10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4] &gt; 0; &quot;[b]&quot; &amp; [Numbers.B54] &amp; &quot;. &quot; &amp; &quot;[url=&quot; &amp; [Numbers.E54] &amp; &quot;]&quot; &amp; [Numbers.D54] &amp; &quot;[/url][/b] (&quot; &amp; [Numbers.G54] &amp; &quot;, &quot;  &amp; [Numbers.F54] &amp; &quot;) [sup][[b]&quot; &amp; [Numbers.C54] &amp; &quot;[/b]: &quot; &amp; [Numbers.H54] &amp; &quot;][/sup]&quot;; &quot;&quot;)" office:value-type="string" office:string-value="[b]51. [url=https://doomwiki.org/wiki/Cyberdreams]Cyberdreams[/url][/b] (Doom II, 1998) [sup][[b]38[/b]: 42PercentHealth: 3, ShoDemo: 1, 7hm: 7, justsomemusicguy: 3, bonnie: 7, NoisyVelvet: 4, TheNerdTurtle2: 3, termrork: 5, AtticTelephone: 5][/sup]" calcext:value-type="string">
            <text:p>[b]51. [url=https://doomwiki.org/wiki/Cyberdreams]Cyberdreams[/url][/b] (Doom II, 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5] &gt; 0; &quot;[b]&quot; &amp; [Numbers.B55] &amp; &quot;. &quot; &amp; &quot;[url=&quot; &amp; [Numbers.E55] &amp; &quot;]&quot; &amp; [Numbers.D55] &amp; &quot;[/url][/b] (&quot; &amp; [Numbers.G55] &amp; &quot;, &quot;  &amp; [Numbers.F55] &amp; &quot;) [sup][[b]&quot; &amp; [Numbers.C55] &amp; &quot;[/b]: &quot; &amp; [Numbers.H55] &amp; &quot;][/sup]&quot;; &quot;&quot;)" office:value-type="string" office:string-value="[b]52. [url=https://www.doomworld.com/idgames/levels/doom2/Ports/d-f/distrbia]Disturbia[/url][/b] (Doom II, 2008) [sup][[b]37[/b]: Sky: 7, darkreaver: 10, Roofi: 6, Paul977: 6, akolai: 8][/sup]" calcext:value-type="string">
            <text:p>[b]52. [url=https://www.doomworld.com/idgames/levels/doom2/Ports/d-f/distrbia]Disturbia[/url][/b] (Doom II, 2008) [sup][[b]37[/b]: Sky: 7, darkreaver: 10, Roofi: 6, Paul977: 6, akola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6] &gt; 0; &quot;[b]&quot; &amp; [Numbers.B56] &amp; &quot;. &quot; &amp; &quot;[url=&quot; &amp; [Numbers.E56] &amp; &quot;]&quot; &amp; [Numbers.D56] &amp; &quot;[/url][/b] (&quot; &amp; [Numbers.G56] &amp; &quot;, &quot;  &amp; [Numbers.F56] &amp; &quot;) [sup][[b]&quot; &amp; [Numbers.C56] &amp; &quot;[/b]: &quot; &amp; [Numbers.H56] &amp; &quot;][/sup]&quot;; &quot;&quot;)" office:value-type="string" office:string-value="[b]53. [url=https://www.doomworld.com/idgames/levels/doom2/Ports/megawads/prcp]Plutonia: Revisited Community Project[/url][/b] (Plutonia, 2011) [sup][[b]35[/b]: Nine Inch Heels: 3, Paul977: 10, bLOCKbOYgAMES: 3, Altima: 5, NoisyVelvet: 3, Odal: 7, Polri: 3, Scorpius: 1][/sup]" calcext:value-type="string">
            <text:p>[b]53. [url=https://www.doomworld.com/idgames/levels/doom2/Ports/megawads/prcp]Plutonia: Revisited Community Project[/url][/b] (Plutonia, 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7] &gt; 0; &quot;[b]&quot; &amp; [Numbers.B57] &amp; &quot;. &quot; &amp; &quot;[url=&quot; &amp; [Numbers.E57] &amp; &quot;]&quot; &amp; [Numbers.D57] &amp; &quot;[/url][/b] (&quot; &amp; [Numbers.G57] &amp; &quot;, &quot;  &amp; [Numbers.F57] &amp; &quot;) [sup][[b]&quot; &amp; [Numbers.C57] &amp; &quot;[/b]: &quot; &amp; [Numbers.H57] &amp; &quot;][/sup]&quot;; &quot;&quot;)" office:value-type="string" office:string-value="[b]54. [url=https://www.doomworld.com/idgames/levels/doom2/Ports/a-c/breach]Breach[/url][/b] (Doom II, 2015) [sup][[b]33[/b]: Jaws In Space: 7, Dime: 10, guitardz: 2, Nancsi: 1, Jaromir Bergmann: 4, smeghammer: 3, TheGreenZap: 6][/sup]" calcext:value-type="string">
            <text:p>[b]54. [url=https://www.doomworld.com/idgames/levels/doom2/Ports/a-c/breach]Breach[/url][/b] (Doom II, 2015) [sup][[b]33[/b]: Jaws In Space: 7, Dime: 10, guitardz: 2, Nancsi: 1, Jaromir Bergmann: 4, smeghammer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8] &gt; 0; &quot;[b]&quot; &amp; [Numbers.B58] &amp; &quot;. &quot; &amp; &quot;[url=&quot; &amp; [Numbers.E58] &amp; &quot;]&quot; &amp; [Numbers.D58] &amp; &quot;[/url][/b] (&quot; &amp; [Numbers.G58] &amp; &quot;, &quot;  &amp; [Numbers.F58] &amp; &quot;) [sup][[b]&quot; &amp; [Numbers.C58] &amp; &quot;[/b]: &quot; &amp; [Numbers.H58] &amp; &quot;][/sup]&quot;; &quot;&quot;)" office:value-type="string" office:string-value="[b]54. [url=http://www.doom2.net/doom2/wads/DWANGO5.ZIP]Dwango5[/url][/b] (Doom II, 1995) [sup][[b]33[/b]: Doomkid: 10, Ralphis: 7, antares031: 8, toxic.rat: 8][/sup]" calcext:value-type="string">
            <text:p>[b]54. [url=http://www.doom2.net/doom2/wads/DWANGO5.ZIP]Dwango5[/url][/b] (Doom II, 1995) [sup][[b]33[/b]: Doomkid: 10, Ralphis: 7, antares031: 8, toxic.rat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9] &gt; 0; &quot;[b]&quot; &amp; [Numbers.B59] &amp; &quot;. &quot; &amp; &quot;[url=&quot; &amp; [Numbers.E59] &amp; &quot;]&quot; &amp; [Numbers.D59] &amp; &quot;[/url][/b] (&quot; &amp; [Numbers.G59] &amp; &quot;, &quot;  &amp; [Numbers.F59] &amp; &quot;) [sup][[b]&quot; &amp; [Numbers.C59] &amp; &quot;[/b]: &quot; &amp; [Numbers.H59] &amp; &quot;][/sup]&quot;; &quot;&quot;)" office:value-type="string" office:string-value="[b]56. [url=https://doomwiki.org/wiki/Brutal_Doom:_Hell_on_Earth_Starter_Pack]Brutal Doom: Hell on Earth Starter Pack (Extermination Day)[/url][/b] (Doom II, 2015) [sup][[b]31[/b]: TechnoDoomed1: 9, Squadallah: 8, DoomDork: 2, Deflektor: 4, behemoth_667: 6, TJG1289: 2][/sup]" calcext:value-type="string">
            <text:p>[b]56. [url=https://doomwiki.org/wiki/Brutal_Doom:_Hell_on_Earth_Starter_Pack]Brutal Doom: Hell on Earth Starter Pack (Extermination Day)[/url][/b] (Doom II, 2015) [sup][[b]31[/b]: TechnoDoomed1: 9, Squadallah: 8, DoomDork: 2, Deflektor: 4, behemoth_667: 6,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0] &gt; 0; &quot;[b]&quot; &amp; [Numbers.B60] &amp; &quot;. &quot; &amp; &quot;[url=&quot; &amp; [Numbers.E60] &amp; &quot;]&quot; &amp; [Numbers.D60] &amp; &quot;[/url][/b] (&quot; &amp; [Numbers.G60] &amp; &quot;, &quot;  &amp; [Numbers.F60] &amp; &quot;) [sup][[b]&quot; &amp; [Numbers.C60] &amp; &quot;[/b]: &quot; &amp; [Numbers.H60] &amp; &quot;][/sup]&quot;; &quot;&quot;)" office:value-type="string" office:string-value="[b]56. [url=https://doomwiki.org/wiki/Chillax]Chillax[/url][/b] (Doom II, 2010) [sup][[b]31[/b]: Nine Inch Heels: 4, AnonimVio: 5, fveitsi: 5, Outrageous Videos: 3, Simomarchi: 2, Gaia74: 5, maxmanium: 1, waciej: 6][/sup]" calcext:value-type="string">
            <text:p>[b]56. [url=https://doomwiki.org/wiki/Chillax]Chillax[/url][/b] (Doom II, 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1] &gt; 0; &quot;[b]&quot; &amp; [Numbers.B61] &amp; &quot;. &quot; &amp; &quot;[url=&quot; &amp; [Numbers.E61] &amp; &quot;]&quot; &amp; [Numbers.D61] &amp; &quot;[/url][/b] (&quot; &amp; [Numbers.G61] &amp; &quot;, &quot;  &amp; [Numbers.F61] &amp; &quot;) [sup][[b]&quot; &amp; [Numbers.C61] &amp; &quot;[/b]: &quot; &amp; [Numbers.H61] &amp; &quot;][/sup]&quot;; &quot;&quot;)" office:value-type="string" office:string-value="[b]56. [url=https://www.doomworld.com/idgames/levels/doom2/Ports/s-u/unloved]Unloved[/url][/b] (Doom II, 2010) [sup][[b]31[/b]: MFG38: 1, everennui: 8, bonnie: 10, TechnoDoomed1: 3, Payload4367: 2, Dimon12321: 5, Maribo: 2][/sup]" calcext:value-type="string">
            <text:p>[b]56. [url=https://www.doomworld.com/idgames/levels/doom2/Ports/s-u/unloved]Unloved[/url][/b] (Doom II, 2010) [sup][[b]31[/b]: MFG38: 1, everennui: 8, bonnie: 10, TechnoDoomed1: 3, Payload4367: 2, Dimon12321: 5, Marib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2] &gt; 0; &quot;[b]&quot; &amp; [Numbers.B62] &amp; &quot;. &quot; &amp; &quot;[url=&quot; &amp; [Numbers.E62] &amp; &quot;]&quot; &amp; [Numbers.D62] &amp; &quot;[/url][/b] (&quot; &amp; [Numbers.G62] &amp; &quot;, &quot;  &amp; [Numbers.F62] &amp; &quot;) [sup][[b]&quot; &amp; [Numbers.C62] &amp; &quot;[/b]: &quot; &amp; [Numbers.H62] &amp; &quot;][/sup]&quot;; &quot;&quot;)" office:value-type="string" office:string-value="[b]59. [url=https://doomwiki.org/wiki/2002_A_Doom_Odyssey]2002: A Doom Odyssey[/url][/b] (Doom, 2002) [sup][[b]30[/b]: soner du: 4, Philnemba: 8, tmorrow: 2, Red-XIII: 3, joepallai: 1, SilverMiner: 6, smeghammer: 3, Endless: 1, vdgg: 1, cannonball: 1][/sup]" calcext:value-type="string">
            <text:p>[b]59. [url=https://doomwiki.org/wiki/2002_A_Doom_Odyssey]2002: A Doom Odyssey[/url][/b] (Doom, 2002) [sup][[b]30[/b]: soner du: 4, Philnemba: 8, tmorrow: 2, Red-XIII: 3, joepallai: 1, SilverMiner: 6, smeghammer: 3, Endless: 1, vdgg: 1, cannonbal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3] &gt; 0; &quot;[b]&quot; &amp; [Numbers.B63] &amp; &quot;. &quot; &amp; &quot;[url=&quot; &amp; [Numbers.E63] &amp; &quot;]&quot; &amp; [Numbers.D63] &amp; &quot;[/url][/b] (&quot; &amp; [Numbers.G63] &amp; &quot;, &quot;  &amp; [Numbers.F63] &amp; &quot;) [sup][[b]&quot; &amp; [Numbers.C63] &amp; &quot;[/b]: &quot; &amp; [Numbers.H63] &amp; &quot;][/sup]&quot;; &quot;&quot;)" office:value-type="string" office:string-value="[b]59. [url=https://www.doomworld.com/forum/topic/120175-heartland-an-episode-for-the-eternity-engine-rc3-out/]Heartland[/url][/b] (Doom II, 2021) [sup][[b]30[/b]: ReaperAA: 9, MtPain27: 3, TJG1289: 2, i suck at nicknames: 8, GratefulName: 8][/sup]" calcext:value-type="string">
            <text:p>[b]59. [url=https://www.doomworld.com/forum/topic/120175-heartland-an-episode-for-the-eternity-engine-rc3-out/]Heartland[/url][/b] (Doom II, 2021) [sup][[b]30[/b]: ReaperAA: 9, MtPain27: 3, TJG1289: 2, i suck at nicknames: 8, GratefulName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4] &gt; 0; &quot;[b]&quot; &amp; [Numbers.B64] &amp; &quot;. &quot; &amp; &quot;[url=&quot; &amp; [Numbers.E64] &amp; &quot;]&quot; &amp; [Numbers.D64] &amp; &quot;[/url][/b] (&quot; &amp; [Numbers.G64] &amp; &quot;, &quot;  &amp; [Numbers.F64] &amp; &quot;) [sup][[b]&quot; &amp; [Numbers.C64] &amp; &quot;[/b]: &quot; &amp; [Numbers.H64] &amp; &quot;][/sup]&quot;; &quot;&quot;)" office:value-type="string" office:string-value="[b]59. [url=https://www.doomworld.com/idgames/levels/doom/Ports/d-f/e1m8b]Tech Gone Bad[/url][/b] (Doom, 2016) [sup][[b]30[/b]: Jaws In Space: 5, guitardz: 5, Nancsi: 8, Diabolución: 5, Jaromir Bergmann: 1, Marn: 5, DooM Bear: 1][/sup]" calcext:value-type="string">
            <text:p>[b]59. [url=https://www.doomworld.com/idgames/levels/doom/Ports/d-f/e1m8b]Tech Gone Bad[/url][/b] (Doom, 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5] &gt; 0; &quot;[b]&quot; &amp; [Numbers.B65] &amp; &quot;. &quot; &amp; &quot;[url=&quot; &amp; [Numbers.E65] &amp; &quot;]&quot; &amp; [Numbers.D65] &amp; &quot;[/url][/b] (&quot; &amp; [Numbers.G65] &amp; &quot;, &quot;  &amp; [Numbers.F65] &amp; &quot;) [sup][[b]&quot; &amp; [Numbers.C65] &amp; &quot;[/b]: &quot; &amp; [Numbers.H65] &amp; &quot;][/sup]&quot;; &quot;&quot;)" office:value-type="string" office:string-value="[b]59. [url=https://www.doomworld.com/idgames/levels/doom2/Ports/s-u/tutnt]The Ultimate Torment &amp; Torture[/url][/b] (Doom II, 2007) [sup][[b]30[/b]: HyperLuke: 8, Talvi: 4, Greyenko: 4, TechnoDoomed1: 2, TheMightyHeracross: 3, Ziad EL Zein: 5, Ivory Duke: 4][/sup]" calcext:value-type="string">
            <text:p>[b]59. [url=https://www.doomworld.com/idgames/levels/doom2/Ports/s-u/tutnt]The Ultimate Torment &amp; Torture[/url][/b] (Doom II, 2007) [sup][[b]30[/b]: HyperLuke: 8, Talvi: 4, Greyenko: 4, TechnoDoomed1: 2, TheMightyHeracross: 3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6] &gt; 0; &quot;[b]&quot; &amp; [Numbers.B66] &amp; &quot;. &quot; &amp; &quot;[url=&quot; &amp; [Numbers.E66] &amp; &quot;]&quot; &amp; [Numbers.D66] &amp; &quot;[/url][/b] (&quot; &amp; [Numbers.G66] &amp; &quot;, &quot;  &amp; [Numbers.F66] &amp; &quot;) [sup][[b]&quot; &amp; [Numbers.C66] &amp; &quot;[/b]: &quot; &amp; [Numbers.H66] &amp; &quot;][/sup]&quot;; &quot;&quot;)" office:value-type="string" office:string-value="[b]63. [url=https://www.doomworld.com/idgames/levels/doom2/Ports/m-o/mek-catk]Counterattack[/url][/b] (Doom II, 2017) [sup][[b]29[/b]: rd: 6, Hansen79: 3, VanaheimRanger: 4, SCF: 5, sapphics: 10, nikitsune: 1][/sup]" calcext:value-type="string">
            <text:p>[b]63. [url=https://www.doomworld.com/idgames/levels/doom2/Ports/m-o/mek-catk]Counterattack[/url][/b] (Doom II, 2017) [sup][[b]29[/b]: rd: 6, Hansen79: 3, VanaheimRanger: 4, SCF: 5, sapphics: 10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7] &gt; 0; &quot;[b]&quot; &amp; [Numbers.B67] &amp; &quot;. &quot; &amp; &quot;[url=&quot; &amp; [Numbers.E67] &amp; &quot;]&quot; &amp; [Numbers.D67] &amp; &quot;[/url][/b] (&quot; &amp; [Numbers.G67] &amp; &quot;, &quot;  &amp; [Numbers.F67] &amp; &quot;) [sup][[b]&quot; &amp; [Numbers.C67] &amp; &quot;[/b]: &quot; &amp; [Numbers.H67] &amp; &quot;][/sup]&quot;; &quot;&quot;)" office:value-type="string" office:string-value="[b]63. [url=https://www.doomworld.com/forum/topic/105215-lost-civilization-22-map-fun-and-nonlinear-megawad-now-with-download-link/]Lost Civilization[/url][/b] (Doom II, 2019) [sup][[b]29[/b]: OniriA: 9, rd: 6, Endless: 8, Snikle: 6][/sup]" calcext:value-type="string">
            <text:p>[b]63. [url=https://www.doomworld.com/forum/topic/105215-lost-civilization-22-map-fun-and-nonlinear-megawad-now-with-download-link/]Lost Civilization[/url][/b] (Doom II, 2019) [sup][[b]29[/b]: OniriA: 9, rd: 6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8] &gt; 0; &quot;[b]&quot; &amp; [Numbers.B68] &amp; &quot;. &quot; &amp; &quot;[url=&quot; &amp; [Numbers.E68] &amp; &quot;]&quot; &amp; [Numbers.D68] &amp; &quot;[/url][/b] (&quot; &amp; [Numbers.G68] &amp; &quot;, &quot;  &amp; [Numbers.F68] &amp; &quot;) [sup][[b]&quot; &amp; [Numbers.C68] &amp; &quot;[/b]: &quot; &amp; [Numbers.H68] &amp; &quot;][/sup]&quot;; &quot;&quot;)" office:value-type="string" office:string-value="[b]63. [url=https://www.doomworld.com/idgames/levels/doom2/Ports/m-o/miasma]Miasma[/url][/b] (Doom II, 2016) [sup][[b]29[/b]: WH-Wilou84: 1, Soundblock: 2, Nirvana: 9, NoisyVelvet: 1, Willy W.: 7, jerk-o: 7, akolai: 2][/sup]" calcext:value-type="string">
            <text:p>[b]63. [url=https://www.doomworld.com/idgames/levels/doom2/Ports/m-o/miasma]Miasma[/url][/b] (Doom II, 2016) [sup][[b]29[/b]: WH-Wilou84: 1, Soundblock: 2, Nirvana: 9, NoisyVelvet: 1, Willy W.: 7, jerk-o: 7, akola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9] &gt; 0; &quot;[b]&quot; &amp; [Numbers.B69] &amp; &quot;. &quot; &amp; &quot;[url=&quot; &amp; [Numbers.E69] &amp; &quot;]&quot; &amp; [Numbers.D69] &amp; &quot;[/url][/b] (&quot; &amp; [Numbers.G69] &amp; &quot;, &quot;  &amp; [Numbers.F69] &amp; &quot;) [sup][[b]&quot; &amp; [Numbers.C69] &amp; &quot;[/b]: &quot; &amp; [Numbers.H69] &amp; &quot;][/sup]&quot;; &quot;&quot;)" office:value-type="string" office:string-value="[b]66. [url=https://www.doomworld.com/forum/topic/92574-dimension-of-the-boomed/]Dimension of the Boomed[/url][/b] (Doom II, 2018) [sup][[b]27[/b]: Ivory Duke: 7, Hansen79: 4, SOSU: 2, Ryath: 5, SCF: 2, GratefulName: 2, Uncle 80: 5][/sup]" calcext:value-type="string">
            <text:p>[b]66. [url=https://www.doomworld.com/forum/topic/92574-dimension-of-the-boomed/]Dimension of the Boomed[/url][/b] (Doom II, 2018) [sup][[b]27[/b]: Ivory Duke: 7, Hansen79: 4, SOSU: 2, Ryath: 5, SCF: 2, GratefulName: 2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0] &gt; 0; &quot;[b]&quot; &amp; [Numbers.B70] &amp; &quot;. &quot; &amp; &quot;[url=&quot; &amp; [Numbers.E70] &amp; &quot;]&quot; &amp; [Numbers.D70] &amp; &quot;[/url][/b] (&quot; &amp; [Numbers.G70] &amp; &quot;, &quot;  &amp; [Numbers.F70] &amp; &quot;) [sup][[b]&quot; &amp; [Numbers.C70] &amp; &quot;[/b]: &quot; &amp; [Numbers.H70] &amp; &quot;][/sup]&quot;; &quot;&quot;)" office:value-type="string" office:string-value="[b]66. [url=https://www.doomworld.com/idgames/levels/doom2/megawads/rudy2]Rowdy Rudy II: POWERTRIP![/url][/b] (Doom II, 2020) [sup][[b]27[/b]: Dimon12321: 10, Azure_Horror: 5, TheGreenZap: 10, Ezepov: 2][/sup]" calcext:value-type="string">
            <text:p>[b]66. [url=https://www.doomworld.com/idgames/levels/doom2/megawads/rudy2]Rowdy Rudy II: POWERTRIP![/url][/b] (Doom II, 2020) [sup][[b]27[/b]: Dimon12321: 10, Azure_Horror: 5, TheGreenZap: 10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1] &gt; 0; &quot;[b]&quot; &amp; [Numbers.B71] &amp; &quot;. &quot; &amp; &quot;[url=&quot; &amp; [Numbers.E71] &amp; &quot;]&quot; &amp; [Numbers.D71] &amp; &quot;[/url][/b] (&quot; &amp; [Numbers.G71] &amp; &quot;, &quot;  &amp; [Numbers.F71] &amp; &quot;) [sup][[b]&quot; &amp; [Numbers.C71] &amp; &quot;[/b]: &quot; &amp; [Numbers.H71] &amp; &quot;][/sup]&quot;; &quot;&quot;)" office:value-type="string" office:string-value="[b]66. [url=https://www.doomworld.com/idgames/levels/doom2/Ports/v-z/violence]Violence[/url][/b] (Doom II, 2015) [sup][[b]27[/b]: Chamelenoel: 10, everennui: 4, Nate River: 2, Lorenz0: 4, rd: 4, Ezepov: 2, Maribo: 1][/sup]" calcext:value-type="string">
            <text:p>[b]66. [url=https://www.doomworld.com/idgames/levels/doom2/Ports/v-z/violence]Violence[/url][/b] (Doom II, 2015) [sup][[b]27[/b]: Chamelenoel: 10, everennui: 4, Nate River: 2, Lorenz0: 4, rd: 4, Ezepov: 2, Marib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2] &gt; 0; &quot;[b]&quot; &amp; [Numbers.B72] &amp; &quot;. &quot; &amp; &quot;[url=&quot; &amp; [Numbers.E72] &amp; &quot;]&quot; &amp; [Numbers.D72] &amp; &quot;[/url][/b] (&quot; &amp; [Numbers.G72] &amp; &quot;, &quot;  &amp; [Numbers.F72] &amp; &quot;) [sup][[b]&quot; &amp; [Numbers.C72] &amp; &quot;[/b]: &quot; &amp; [Numbers.H72] &amp; &quot;][/sup]&quot;; &quot;&quot;)" office:value-type="string" office:string-value="[b]69. [url=https://www.doomworld.com/idgames/themes/batman/batman]Batman Doom[/url][/b] (Doom II, 1999) [sup][[b]26[/b]: yakfak: 8, JudgeDeadd: 4, soner du: 10, Uncle 80: 4][/sup]" calcext:value-type="string">
            <text:p>[b]69. [url=https://www.doomworld.com/idgames/themes/batman/batman]Batman Doom[/url][/b] (Doom II, 1999) [sup][[b]26[/b]: yakfak: 8, JudgeDeadd: 4, soner du: 10, Uncle 8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3] &gt; 0; &quot;[b]&quot; &amp; [Numbers.B73] &amp; &quot;. &quot; &amp; &quot;[url=&quot; &amp; [Numbers.E73] &amp; &quot;]&quot; &amp; [Numbers.D73] &amp; &quot;[/url][/b] (&quot; &amp; [Numbers.G73] &amp; &quot;, &quot;  &amp; [Numbers.F73] &amp; &quot;) [sup][[b]&quot; &amp; [Numbers.C73] &amp; &quot;[/b]: &quot; &amp; [Numbers.H73] &amp; &quot;][/sup]&quot;; &quot;&quot;)" office:value-type="string" office:string-value="[b]69. [url=https://www.doomworld.com/idgames/levels/doom2/megawads/zone300]Zone 300[/url][/b] (Doom II, 2013) [sup][[b]26[/b]: Voltcom9: 8, Soundblock: 3, purist: 3, maxmanium: 8, ASaltShaker: 4][/sup]" calcext:value-type="string">
            <text:p>[b]69. [url=https://www.doomworld.com/idgames/levels/doom2/megawads/zone300]Zone 300[/url][/b] (Doom II, 2013) [sup][[b]26[/b]: Voltcom9: 8, Soundblock: 3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4] &gt; 0; &quot;[b]&quot; &amp; [Numbers.B74] &amp; &quot;. &quot; &amp; &quot;[url=&quot; &amp; [Numbers.E74] &amp; &quot;]&quot; &amp; [Numbers.D74] &amp; &quot;[/url][/b] (&quot; &amp; [Numbers.G74] &amp; &quot;, &quot;  &amp; [Numbers.F74] &amp; &quot;) [sup][[b]&quot; &amp; [Numbers.C74] &amp; &quot;[/b]: &quot; &amp; [Numbers.H74] &amp; &quot;][/sup]&quot;; &quot;&quot;)" office:value-type="string" office:string-value="[b]71. [url=https://www.doomworld.com/idgames/levels/doom2/Ports/a-c/crumpets]Crumpets[/url][/b] (Doom II, 2015) [sup][[b]25[/b]: everennui: 2, Nate River: 8, Nirvana: 1, Makedounia: 2, VanaheimRanger: 5, whybmonotacrab: 7][/sup]" calcext:value-type="string">
            <text:p>[b]71. [url=https://www.doomworld.com/idgames/levels/doom2/Ports/a-c/crumpets]Crumpets[/url][/b] (Doom II, 2015) [sup][[b]25[/b]: everennui: 2, Nate River: 8, Nirvana: 1, Makedounia: 2, VanaheimRanger: 5, whybmonotacrab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5] &gt; 0; &quot;[b]&quot; &amp; [Numbers.B75] &amp; &quot;. &quot; &amp; &quot;[url=&quot; &amp; [Numbers.E75] &amp; &quot;]&quot; &amp; [Numbers.D75] &amp; &quot;[/url][/b] (&quot; &amp; [Numbers.G75] &amp; &quot;, &quot;  &amp; [Numbers.F75] &amp; &quot;) [sup][[b]&quot; &amp; [Numbers.C75] &amp; &quot;[/b]: &quot; &amp; [Numbers.H75] &amp; &quot;][/sup]&quot;; &quot;&quot;)" office:value-type="string" office:string-value="[b]71. [url=https://www.doomworld.com/idgames/levels/doom2/Ports/d-f/dv]Deus Vult[/url][/b] (Doom II, 2004) [sup][[b]25[/b]: Mr. Freeze: 7, WH-Wilou84: 5, joepallai: 1, DJVCardMaster: 1, waciej: 4, Maribo: 7][/sup]" calcext:value-type="string">
            <text:p>[b]71. [url=https://www.doomworld.com/idgames/levels/doom2/Ports/d-f/dv]Deus Vult[/url][/b] (Doom II, 2004) [sup][[b]25[/b]: Mr. Freeze: 7, WH-Wilou84: 5, joepallai: 1, DJVCardMaster: 1, waciej: 4, Marib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6] &gt; 0; &quot;[b]&quot; &amp; [Numbers.B76] &amp; &quot;. &quot; &amp; &quot;[url=&quot; &amp; [Numbers.E76] &amp; &quot;]&quot; &amp; [Numbers.D76] &amp; &quot;[/url][/b] (&quot; &amp; [Numbers.G76] &amp; &quot;, &quot;  &amp; [Numbers.F76] &amp; &quot;) [sup][[b]&quot; &amp; [Numbers.C76] &amp; &quot;[/b]: &quot; &amp; [Numbers.H76] &amp; &quot;][/sup]&quot;; &quot;&quot;)" office:value-type="string" office:string-value="[b]71. [url=https://www.doomworld.com/forum/topic/109216-doom-zero-launch-and-celebrating-25-years-of-doom-ii/]Doom Zero[/url][/b] (Doom II, 2019) [sup][[b]25[/b]: maxmanium: 2, CinnamonKilljoy: 8, Warrex: 10, Horus: 2, Azure_Horror: 3][/sup]" calcext:value-type="string">
            <text:p>[b]71. [url=https://www.doomworld.com/forum/topic/109216-doom-zero-launch-and-celebrating-25-years-of-doom-ii/]Doom Zero[/url][/b] (Doom II, 2019) [sup][[b]25[/b]: maxmanium: 2, CinnamonKilljoy: 8, Warrex: 10, Horus: 2, Azure_Horro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7] &gt; 0; &quot;[b]&quot; &amp; [Numbers.B77] &amp; &quot;. &quot; &amp; &quot;[url=&quot; &amp; [Numbers.E77] &amp; &quot;]&quot; &amp; [Numbers.D77] &amp; &quot;[/url][/b] (&quot; &amp; [Numbers.G77] &amp; &quot;, &quot;  &amp; [Numbers.F77] &amp; &quot;) [sup][[b]&quot; &amp; [Numbers.C77] &amp; &quot;[/b]: &quot; &amp; [Numbers.H77] &amp; &quot;][/sup]&quot;; &quot;&quot;)" office:value-type="string" office:string-value="[b]71. [url=https://www.doomworld.com/idgames/levels/doom2/Ports/megawads/sf2012]Slaughterfest 2012[/url][/b] (Doom II, 2013) [sup][[b]25[/b]: HyperLuke: 1, Outrageous Videos: 1, bemused: 2, Apaul27: 8, tmorrow: 3, Arbys550: 3, Simomarchi: 6, maxmanium: 1][/sup]" calcext:value-type="string">
            <text:p>[b]71. [url=https://www.doomworld.com/idgames/levels/doom2/Ports/megawads/sf2012]Slaughterfest 2012[/url][/b] (Doom II, 2013) [sup][[b]25[/b]: HyperLuke: 1, Outrageous Videos: 1, bemused: 2, Apaul27: 8, tmorrow: 3, Arbys550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8] &gt; 0; &quot;[b]&quot; &amp; [Numbers.B78] &amp; &quot;. &quot; &amp; &quot;[url=&quot; &amp; [Numbers.E78] &amp; &quot;]&quot; &amp; [Numbers.D78] &amp; &quot;[/url][/b] (&quot; &amp; [Numbers.G78] &amp; &quot;, &quot;  &amp; [Numbers.F78] &amp; &quot;) [sup][[b]&quot; &amp; [Numbers.C78] &amp; &quot;[/b]: &quot; &amp; [Numbers.H78] &amp; &quot;][/sup]&quot;; &quot;&quot;)" office:value-type="string" office:string-value="[b]71. [url=https://www.doomworld.com/idgames/levels/doom2/Ports/megawads/zdcmp2]ZDoom Community Map Project II[/url][/b] (Doom II, 2014) [sup][[b]25[/b]: Graf Zahl: 10, Phobus: 9, TechnoDoomed1: 6][/sup]" calcext:value-type="string">
            <text:p>[b]71. [url=https://www.doomworld.com/idgames/levels/doom2/Ports/megawads/zdcmp2]ZDoom Community Map Project II[/url][/b] (Doom II, 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9] &gt; 0; &quot;[b]&quot; &amp; [Numbers.B79] &amp; &quot;. &quot; &amp; &quot;[url=&quot; &amp; [Numbers.E79] &amp; &quot;]&quot; &amp; [Numbers.D79] &amp; &quot;[/url][/b] (&quot; &amp; [Numbers.G79] &amp; &quot;, &quot;  &amp; [Numbers.F79] &amp; &quot;) [sup][[b]&quot; &amp; [Numbers.C79] &amp; &quot;[/b]: &quot; &amp; [Numbers.H79] &amp; &quot;][/sup]&quot;; &quot;&quot;)" office:value-type="string" office:string-value="[b]76. [url=https://www.doomworld.com/forum/topic/108251-abandon-beta-is-here/]Abandon[/url][/b] (Doom II, 2020) [sup][[b]24[/b]: Arbys550: 8, &lt;&lt;Rewind: 10, akolai: 6][/sup]" calcext:value-type="string">
            <text:p>[b]76. [url=https://www.doomworld.com/forum/topic/108251-abandon-beta-is-here/]Abandon[/url][/b] (Doom II, 2020) [sup][[b]24[/b]: Arbys550: 8, &lt;&lt;Rewind: 10, ako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0] &gt; 0; &quot;[b]&quot; &amp; [Numbers.B80] &amp; &quot;. &quot; &amp; &quot;[url=&quot; &amp; [Numbers.E80] &amp; &quot;]&quot; &amp; [Numbers.D80] &amp; &quot;[/url][/b] (&quot; &amp; [Numbers.G80] &amp; &quot;, &quot;  &amp; [Numbers.F80] &amp; &quot;) [sup][[b]&quot; &amp; [Numbers.C80] &amp; &quot;[/b]: &quot; &amp; [Numbers.H80] &amp; &quot;][/sup]&quot;; &quot;&quot;)" office:value-type="string" office:string-value="[b]76. [url=https://www.doomworld.com/idgames/levels/doom2/Ports/megawads/ngmvmt2]Newgothic Movement 2[/url][/b] (Doom II, 2017) [sup][[b]24[/b]: Nine Inch Heels: 8, ShoDemo: 2, Outrageous Videos: 9, Nazgul9: 5][/sup]" calcext:value-type="string">
            <text:p>[b]76. [url=https://www.doomworld.com/idgames/levels/doom2/Ports/megawads/ngmvmt2]Newgothic Movement 2[/url][/b] (Doom II, 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1] &gt; 0; &quot;[b]&quot; &amp; [Numbers.B81] &amp; &quot;. &quot; &amp; &quot;[url=&quot; &amp; [Numbers.E81] &amp; &quot;]&quot; &amp; [Numbers.D81] &amp; &quot;[/url][/b] (&quot; &amp; [Numbers.G81] &amp; &quot;, &quot;  &amp; [Numbers.F81] &amp; &quot;) [sup][[b]&quot; &amp; [Numbers.C81] &amp; &quot;[/b]: &quot; &amp; [Numbers.H81] &amp; &quot;][/sup]&quot;; &quot;&quot;)" office:value-type="string" office:string-value="[b]76. [url=http://www.mustaine.com/about/video-game-work/perditions-gate/]Perdition's Gate[/url][/b] (Doom II, 1996) [sup][[b]24[/b]: Vorpal: 5, Nate River: 1, bonnie: 10, P41R47: 3, E.M.: 5][/sup]" calcext:value-type="string">
            <text:p>[b]76. [url=http://www.mustaine.com/about/video-game-work/perditions-gate/]Perdition's Gate[/url][/b] (Doom II, 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2] &gt; 0; &quot;[b]&quot; &amp; [Numbers.B82] &amp; &quot;. &quot; &amp; &quot;[url=&quot; &amp; [Numbers.E82] &amp; &quot;]&quot; &amp; [Numbers.D82] &amp; &quot;[/url][/b] (&quot; &amp; [Numbers.G82] &amp; &quot;, &quot;  &amp; [Numbers.F82] &amp; &quot;) [sup][[b]&quot; &amp; [Numbers.C82] &amp; &quot;[/b]: &quot; &amp; [Numbers.H82] &amp; &quot;][/sup]&quot;; &quot;&quot;)" office:value-type="string" office:string-value="[b]79. [url=http://www.moddb.com/games/doom-ii/addons/eternal-slumber-party-v2]Eternal Slumber Party[/url][/b] (Doom II, 2015) [sup][[b]23[/b]: Roofi: 10, Outrageous Videos: 8, Grain of Salt: 4, Simomarchi: 1][/sup]" calcext:value-type="string">
            <text:p>[b]79. [url=http://www.moddb.com/games/doom-ii/addons/eternal-slumber-party-v2]Eternal Slumber Party[/url][/b] (Doom II, 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3] &gt; 0; &quot;[b]&quot; &amp; [Numbers.B83] &amp; &quot;. &quot; &amp; &quot;[url=&quot; &amp; [Numbers.E83] &amp; &quot;]&quot; &amp; [Numbers.D83] &amp; &quot;[/url][/b] (&quot; &amp; [Numbers.G83] &amp; &quot;, &quot;  &amp; [Numbers.F83] &amp; &quot;) [sup][[b]&quot; &amp; [Numbers.C83] &amp; &quot;[/b]: &quot; &amp; [Numbers.H83] &amp; &quot;][/sup]&quot;; &quot;&quot;)" office:value-type="string" office:string-value="[b]80. [url=https://www.doomworld.com/idgames/levels/doom2/Ports/a-c/bauhaus]Bauhaus[/url][/b] (Doom II, 2014) [sup][[b]22[/b]: ella guro: 9, 7hm: 5, Grain of Salt: 3, NoisyVelvet: 1, vdgg: 4][/sup]" calcext:value-type="string">
            <text:p>[b]80. [url=https://www.doomworld.com/idgames/levels/doom2/Ports/a-c/bauhaus]Bauhaus[/url][/b] (Doom II, 201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4] &gt; 0; &quot;[b]&quot; &amp; [Numbers.B84] &amp; &quot;. &quot; &amp; &quot;[url=&quot; &amp; [Numbers.E84] &amp; &quot;]&quot; &amp; [Numbers.D84] &amp; &quot;[/url][/b] (&quot; &amp; [Numbers.G84] &amp; &quot;, &quot;  &amp; [Numbers.F84] &amp; &quot;) [sup][[b]&quot; &amp; [Numbers.C84] &amp; &quot;[/b]: &quot; &amp; [Numbers.H84] &amp; &quot;][/sup]&quot;; &quot;&quot;)" office:value-type="string" office:string-value="[b]80. [url=https://www.doomworld.com/idgames/levels/doom/Ports/p-r/par-lutz]Phobos: Anomaly Reborn[/url][/b] (Doom, 2003) [sup][[b]22[/b]: Ed: 5, Graf Zahl: 1, SilverMiner: 10, smeghammer: 6][/sup]" calcext:value-type="string">
            <text:p>[b]80. [url=https://www.doomworld.com/idgames/levels/doom/Ports/p-r/par-lutz]Phobos: Anomaly Reborn[/url][/b] (Doom, 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5] &gt; 0; &quot;[b]&quot; &amp; [Numbers.B85] &amp; &quot;. &quot; &amp; &quot;[url=&quot; &amp; [Numbers.E85] &amp; &quot;]&quot; &amp; [Numbers.D85] &amp; &quot;[/url][/b] (&quot; &amp; [Numbers.G85] &amp; &quot;, &quot;  &amp; [Numbers.F85] &amp; &quot;) [sup][[b]&quot; &amp; [Numbers.C85] &amp; &quot;[/b]: &quot; &amp; [Numbers.H85] &amp; &quot;][/sup]&quot;; &quot;&quot;)" office:value-type="string" office:string-value="[b]80. [url=https://doomwiki.org/wiki/REKKR]REKKR[/url][/b] (Standalone, 2018) [sup][[b]22[/b]: soner du: 8, Rince-wind: 5, Dimon12321: 6, Hitherto: 3][/sup]" calcext:value-type="string">
            <text:p>[b]80. [url=https://doomwiki.org/wiki/REKKR]REKKR[/url][/b] (Standalone, 2018) [sup][[b]22[/b]: soner du: 8, Rince-wind: 5, Dimon12321: 6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6] &gt; 0; &quot;[b]&quot; &amp; [Numbers.B86] &amp; &quot;. &quot; &amp; &quot;[url=&quot; &amp; [Numbers.E86] &amp; &quot;]&quot; &amp; [Numbers.D86] &amp; &quot;[/url][/b] (&quot; &amp; [Numbers.G86] &amp; &quot;, &quot;  &amp; [Numbers.F86] &amp; &quot;) [sup][[b]&quot; &amp; [Numbers.C86] &amp; &quot;[/b]: &quot; &amp; [Numbers.H86] &amp; &quot;][/sup]&quot;; &quot;&quot;)" office:value-type="string" office:string-value="[b]80. [url=https://www.doomworld.com/idgames/levels/doom2/Ports/megawads/zpack]ZPack[/url][/b] (Doom II, 2008) [sup][[b]22[/b]: MFG38: 5, Voltcom9: 3, TechnoDoomed1: 4, Ziad EL Zein: 5, Octillion: 5][/sup]" calcext:value-type="string">
            <text:p>[b]80. [url=https://www.doomworld.com/idgames/levels/doom2/Ports/megawads/zpack]ZPack[/url][/b] (Doom II, 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7] &gt; 0; &quot;[b]&quot; &amp; [Numbers.B87] &amp; &quot;. &quot; &amp; &quot;[url=&quot; &amp; [Numbers.E87] &amp; &quot;]&quot; &amp; [Numbers.D87] &amp; &quot;[/url][/b] (&quot; &amp; [Numbers.G87] &amp; &quot;, &quot;  &amp; [Numbers.F87] &amp; &quot;) [sup][[b]&quot; &amp; [Numbers.C87] &amp; &quot;[/b]: &quot; &amp; [Numbers.H87] &amp; &quot;][/sup]&quot;; &quot;&quot;)" office:value-type="string" office:string-value="[b]84. [url=https://www.doomworld.com/idgames/levels/doom2/Ports/megawads/cchest2]Community Chest 2[/url][/b] (Doom II, 2004) [sup][[b]21[/b]: Sky: 10, tchkb: 1, Midnight_00: 9, vdgg: 1][/sup]" calcext:value-type="string">
            <text:p>[b]84. [url=https://www.doomworld.com/idgames/levels/doom2/Ports/megawads/cchest2]Community Chest 2[/url][/b] (Doom II, 2004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8] &gt; 0; &quot;[b]&quot; &amp; [Numbers.B88] &amp; &quot;. &quot; &amp; &quot;[url=&quot; &amp; [Numbers.E88] &amp; &quot;]&quot; &amp; [Numbers.D88] &amp; &quot;[/url][/b] (&quot; &amp; [Numbers.G88] &amp; &quot;, &quot;  &amp; [Numbers.F88] &amp; &quot;) [sup][[b]&quot; &amp; [Numbers.C88] &amp; &quot;[/b]: &quot; &amp; [Numbers.H88] &amp; &quot;][/sup]&quot;; &quot;&quot;)" office:value-type="string" office:string-value="[b]84. [url=https://www.doomworld.com/forum/topic/105598-hurt-singleplayer-map-in-hell/]Hurt[/url][/b] (Doom II, 2019) [sup][[b]21[/b]: Jaromir Bergmann: 9, OniriA: 7, I_Punch_Demons: 5][/sup]" calcext:value-type="string">
            <text:p>[b]84. [url=https://www.doomworld.com/forum/topic/105598-hurt-singleplayer-map-in-hell/]Hurt[/url][/b] (Doom II, 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9] &gt; 0; &quot;[b]&quot; &amp; [Numbers.B89] &amp; &quot;. &quot; &amp; &quot;[url=&quot; &amp; [Numbers.E89] &amp; &quot;]&quot; &amp; [Numbers.D89] &amp; &quot;[/url][/b] (&quot; &amp; [Numbers.G89] &amp; &quot;, &quot;  &amp; [Numbers.F89] &amp; &quot;) [sup][[b]&quot; &amp; [Numbers.C89] &amp; &quot;[/b]: &quot; &amp; [Numbers.H89] &amp; &quot;][/sup]&quot;; &quot;&quot;)" office:value-type="string" office:string-value="[b]84. [url=https://www.doomworld.com/idgames/levels/doom2/megawads/tvr]Revolution![/url][/b] (Doom II, 2001) [sup][[b]21[/b]: Not Jabba: 1, Grazza: 3, Altima: 4, termrork: 5, SilverMiner: 5, P41R47: 3][/sup]" calcext:value-type="string">
            <text:p>[b]84. [url=https://www.doomworld.com/idgames/levels/doom2/megawads/tvr]Revolution![/url][/b] (Doom II, 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0] &gt; 0; &quot;[b]&quot; &amp; [Numbers.B90] &amp; &quot;. &quot; &amp; &quot;[url=&quot; &amp; [Numbers.E90] &amp; &quot;]&quot; &amp; [Numbers.D90] &amp; &quot;[/url][/b] (&quot; &amp; [Numbers.G90] &amp; &quot;, &quot;  &amp; [Numbers.F90] &amp; &quot;) [sup][[b]&quot; &amp; [Numbers.C90] &amp; &quot;[/b]: &quot; &amp; [Numbers.H90] &amp; &quot;][/sup]&quot;; &quot;&quot;)" office:value-type="string" office:string-value="[b]87. [url=https://www.doomworld.com/idgames/levels/doom2/Ports/a-c/anta_req]Antaresian Reliquary[/url][/b] (Doom II, 2020) [sup][[b]20[/b]: Dimon12321: 6, SCF: 6, Azure_Horror: 7, nikitsune: 1][/sup]" calcext:value-type="string">
            <text:p>[b]87. [url=https://www.doomworld.com/idgames/levels/doom2/Ports/a-c/anta_req]Antaresian Reliquary[/url][/b] (Doom II, 2020) [sup][[b]20[/b]: Dimon12321: 6, SCF: 6, Azure_Horror: 7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1] &gt; 0; &quot;[b]&quot; &amp; [Numbers.B91] &amp; &quot;. &quot; &amp; &quot;[url=&quot; &amp; [Numbers.E91] &amp; &quot;]&quot; &amp; [Numbers.D91] &amp; &quot;[/url][/b] (&quot; &amp; [Numbers.G91] &amp; &quot;, &quot;  &amp; [Numbers.F91] &amp; &quot;) [sup][[b]&quot; &amp; [Numbers.C91] &amp; &quot;[/b]: &quot; &amp; [Numbers.H91] &amp; &quot;][/sup]&quot;; &quot;&quot;)" office:value-type="string" office:string-value="[b]87. [url=https://www.doomworld.com/idgames/levels/doom2/Ports/megawads/bstain]Bloodstain[/url][/b] (Doom II, 2016) [sup][[b]20[/b]: NuMetalManiak: 5, everennui: 5, Forli: 4, DOEL: 5, akolai: 1][/sup]" calcext:value-type="string">
            <text:p>[b]87. [url=https://www.doomworld.com/idgames/levels/doom2/Ports/megawads/bstain]Bloodstain[/url][/b] (Doom II, 2016) [sup][[b]20[/b]: NuMetalManiak: 5, everennui: 5, Forli: 4, DOEL: 5,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2] &gt; 0; &quot;[b]&quot; &amp; [Numbers.B92] &amp; &quot;. &quot; &amp; &quot;[url=&quot; &amp; [Numbers.E92] &amp; &quot;]&quot; &amp; [Numbers.D92] &amp; &quot;[/url][/b] (&quot; &amp; [Numbers.G92] &amp; &quot;, &quot;  &amp; [Numbers.F92] &amp; &quot;) [sup][[b]&quot; &amp; [Numbers.C92] &amp; &quot;[/b]: &quot; &amp; [Numbers.H92] &amp; &quot;][/sup]&quot;; &quot;&quot;)" office:value-type="string" office:string-value="[b]87. [url=https://www.doomworld.com/forum/topic/91854-v15-doom-64-retribution/]Doom 64: Retribution[/url][/b] (Doom II, 2016) [sup][[b]20[/b]: guitardz: 5, 4everDoomed: 8, Warrex: 7][/sup]" calcext:value-type="string">
            <text:p>[b]87. [url=https://www.doomworld.com/forum/topic/91854-v15-doom-64-retribution/]Doom 64: Retribution[/url][/b] (Doom II, 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3] &gt; 0; &quot;[b]&quot; &amp; [Numbers.B93] &amp; &quot;. &quot; &amp; &quot;[url=&quot; &amp; [Numbers.E93] &amp; &quot;]&quot; &amp; [Numbers.D93] &amp; &quot;[/url][/b] (&quot; &amp; [Numbers.G93] &amp; &quot;, &quot;  &amp; [Numbers.F93] &amp; &quot;) [sup][[b]&quot; &amp; [Numbers.C93] &amp; &quot;[/b]: &quot; &amp; [Numbers.H93] &amp; &quot;][/sup]&quot;; &quot;&quot;)" office:value-type="string" office:string-value="[b]87. [url=https://www.doomworld.com/idgames/levels/doom2/Ports/m-o/nuts]Nuts[/url][/b] (Doom II, 2001) [sup][[b]20[/b]: Chamelenoel: 6, AnonimVio: 9, E.M.: 5][/sup]" calcext:value-type="string">
            <text:p>[b]87. [url=https://www.doomworld.com/idgames/levels/doom2/Ports/m-o/nuts]Nuts[/url][/b] (Doom II, 2001) [sup][[b]20[/b]: Chamelenoel: 6, AnonimVio: 9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4] &gt; 0; &quot;[b]&quot; &amp; [Numbers.B94] &amp; &quot;. &quot; &amp; &quot;[url=&quot; &amp; [Numbers.E94] &amp; &quot;]&quot; &amp; [Numbers.D94] &amp; &quot;[/url][/b] (&quot; &amp; [Numbers.G94] &amp; &quot;, &quot;  &amp; [Numbers.F94] &amp; &quot;) [sup][[b]&quot; &amp; [Numbers.C94] &amp; &quot;[/b]: &quot; &amp; [Numbers.H94] &amp; &quot;][/sup]&quot;; &quot;&quot;)" office:value-type="string" office:string-value="[b]87. [url=https://www.doomworld.com/idgames/levels/doom2/Ports/s-u/scl_top]Threshold of Pain[/url][/b] (Doom II, 2010) [sup][[b]20[/b]: Malrionn: 7, MFG38: 7, 4everDoomed: 6][/sup]" calcext:value-type="string">
            <text:p>[b]87. [url=https://www.doomworld.com/idgames/levels/doom2/Ports/s-u/scl_top]Threshold of Pain[/url][/b] (Doom II, 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5] &gt; 0; &quot;[b]&quot; &amp; [Numbers.B95] &amp; &quot;. &quot; &amp; &quot;[url=&quot; &amp; [Numbers.E95] &amp; &quot;]&quot; &amp; [Numbers.D95] &amp; &quot;[/url][/b] (&quot; &amp; [Numbers.G95] &amp; &quot;, &quot;  &amp; [Numbers.F95] &amp; &quot;) [sup][[b]&quot; &amp; [Numbers.C95] &amp; &quot;[/b]: &quot; &amp; [Numbers.H95] &amp; &quot;][/sup]&quot;; &quot;&quot;)" office:value-type="string" office:string-value="[b]92. [url=https://doomwiki.org/wiki/180_Minutes_Pour_Vivre]180 Minutes Pour Vivre[/url][/b] (Doom II, 2020) [sup][[b]19[/b]: Azure_Horror: 9, LadyMistDragon: 10][/sup]" calcext:value-type="string">
            <text:p>[b]92. [url=https://doomwiki.org/wiki/180_Minutes_Pour_Vivre]180 Minutes Pour Vivre[/url][/b] (Doom II, 2020) [sup][[b]19[/b]: Azure_Horror: 9, LadyMistDrago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6] &gt; 0; &quot;[b]&quot; &amp; [Numbers.B96] &amp; &quot;. &quot; &amp; &quot;[url=&quot; &amp; [Numbers.E96] &amp; &quot;]&quot; &amp; [Numbers.D96] &amp; &quot;[/url][/b] (&quot; &amp; [Numbers.G96] &amp; &quot;, &quot;  &amp; [Numbers.F96] &amp; &quot;) [sup][[b]&quot; &amp; [Numbers.C96] &amp; &quot;[/b]: &quot; &amp; [Numbers.H96] &amp; &quot;][/sup]&quot;; &quot;&quot;)" office:value-type="string" office:string-value="[b]92. [url=https://www.doomworld.com/idgames/levels/doom2/Ports/a-c/arcadia]Arcadia Demade[/url][/b] (Doom II, 2010) [sup][[b]19[/b]: Jaws In Space: 9, Vorpal: 5, guitardz: 1, Nancsi: 4][/sup]" calcext:value-type="string">
            <text:p>[b]92. [url=https://www.doomworld.com/idgames/levels/doom2/Ports/a-c/arcadia]Arcadia Demade[/url][/b] (Doom II, 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7] &gt; 0; &quot;[b]&quot; &amp; [Numbers.B97] &amp; &quot;. &quot; &amp; &quot;[url=&quot; &amp; [Numbers.E97] &amp; &quot;]&quot; &amp; [Numbers.D97] &amp; &quot;[/url][/b] (&quot; &amp; [Numbers.G97] &amp; &quot;, &quot;  &amp; [Numbers.F97] &amp; &quot;) [sup][[b]&quot; &amp; [Numbers.C97] &amp; &quot;[/b]: &quot; &amp; [Numbers.H97] &amp; &quot;][/sup]&quot;; &quot;&quot;)" office:value-type="string" office:string-value="[b]92. [url=https://www.doomworld.com/idgames/levels/doom2/megawads/dmonfear]Demonfear[/url][/b] (Doom II, 2000) [sup][[b]19[/b]: roadworx: 4, soner du: 3, Philnemba: 3, NaZa: 1, P41R47: 3, Marn: 5][/sup]" calcext:value-type="string">
            <text:p>[b]92. [url=https://www.doomworld.com/idgames/levels/doom2/megawads/dmonfear]Demonfear[/url][/b] (Doom II, 2000) [sup][[b]19[/b]: roadworx: 4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8] &gt; 0; &quot;[b]&quot; &amp; [Numbers.B98] &amp; &quot;. &quot; &amp; &quot;[url=&quot; &amp; [Numbers.E98] &amp; &quot;]&quot; &amp; [Numbers.D98] &amp; &quot;[/url][/b] (&quot; &amp; [Numbers.G98] &amp; &quot;, &quot;  &amp; [Numbers.F98] &amp; &quot;) [sup][[b]&quot; &amp; [Numbers.C98] &amp; &quot;[/b]: &quot; &amp; [Numbers.H98] &amp; &quot;][/sup]&quot;; &quot;&quot;)" office:value-type="string" office:string-value="[b]92. [url=https://www.doomworld.com/forum/topic/85591-nihility-infinite-teeth-shareware-episode-v121/]Nihility: Infinite ﻿Teeth﻿[/url][/b] (Doom, 2016) [sup][[b]19[/b]: Rince-wind: 5, rd: 4, Omniarch: 5, Ryath: 5][/sup]" calcext:value-type="string">
            <text:p>[b]92. [url=https://www.doomworld.com/forum/topic/85591-nihility-infinite-teeth-shareware-episode-v121/]Nihility: Infinite ﻿Teeth﻿[/url][/b] (Doom, 2016) [sup][[b]19[/b]: Rince-wind: 5, rd: 4, Omniarch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9] &gt; 0; &quot;[b]&quot; &amp; [Numbers.B99] &amp; &quot;. &quot; &amp; &quot;[url=&quot; &amp; [Numbers.E99] &amp; &quot;]&quot; &amp; [Numbers.D99] &amp; &quot;[/url][/b] (&quot; &amp; [Numbers.G99] &amp; &quot;, &quot;  &amp; [Numbers.F99] &amp; &quot;) [sup][[b]&quot; &amp; [Numbers.C99] &amp; &quot;[/b]: &quot; &amp; [Numbers.H99] &amp; &quot;][/sup]&quot;; &quot;&quot;)" office:value-type="string" office:string-value="[b]92. [url=https://www.doomworld.com/idgames/levels/doom2/Ports/s-u/sd20x7]Stardate 20X7[/url][/b] (Doom II, 2017) [sup][[b]19[/b]: yakfak: 6, Grain of Salt: 8, bemused: 4, akolai: 1][/sup]" calcext:value-type="string">
            <text:p>[b]92. [url=https://www.doomworld.com/idgames/levels/doom2/Ports/s-u/sd20x7]Stardate 20X7[/url][/b] (Doom II, 2017) [sup][[b]19[/b]: yakfak: 6, Grain of Salt: 8, bemused: 4,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0] &gt; 0; &quot;[b]&quot; &amp; [Numbers.B100] &amp; &quot;. &quot; &amp; &quot;[url=&quot; &amp; [Numbers.E100] &amp; &quot;]&quot; &amp; [Numbers.D100] &amp; &quot;[/url][/b] (&quot; &amp; [Numbers.G100] &amp; &quot;, &quot;  &amp; [Numbers.F100] &amp; &quot;) [sup][[b]&quot; &amp; [Numbers.C100] &amp; &quot;[/b]: &quot; &amp; [Numbers.H100] &amp; &quot;][/sup]&quot;; &quot;&quot;)" office:value-type="string" office:string-value="[b]92. [url=https://www.doomworld.com/idgames/levels/doom2/Ports/a-c/action2]Urban Brawl: Action Doom 2[/url][/b] (Standalone, 2008) [sup][[b]19[/b]: Chamelenoel: 1, JudgeDeadd: 4, Phobus: 10, Dimon12321: 4][/sup]" calcext:value-type="string">
            <text:p>[b]92. [url=https://www.doomworld.com/idgames/levels/doom2/Ports/a-c/action2]Urban Brawl: Action Doom 2[/url][/b] (Standalone, 2008) [sup][[b]19[/b]: Chamelenoel: 1, JudgeDeadd: 4, Phobus: 10,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1] &gt; 0; &quot;[b]&quot; &amp; [Numbers.B101] &amp; &quot;. &quot; &amp; &quot;[url=&quot; &amp; [Numbers.E101] &amp; &quot;]&quot; &amp; [Numbers.D101] &amp; &quot;[/url][/b] (&quot; &amp; [Numbers.G101] &amp; &quot;, &quot;  &amp; [Numbers.F101] &amp; &quot;) [sup][[b]&quot; &amp; [Numbers.C101] &amp; &quot;[/b]: &quot; &amp; [Numbers.H101] &amp; &quot;][/sup]&quot;; &quot;&quot;)" office:value-type="string" office:string-value="[b]98. [url=http://www.doomwadstation.net/main/aliens.html]Aliens TC[/url][/b] (Doom II, 1994) [sup][[b]18[/b]: yakfak: 4, Payload4367: 5, Ragu: 9][/sup]" calcext:value-type="string">
            <text:p>[b]98. [url=http://www.doomwadstation.net/main/aliens.html]Aliens TC[/url][/b] (Doom II, 1994) [sup][[b]18[/b]: yakfak: 4, Payload4367: 5, Rag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2] &gt; 0; &quot;[b]&quot; &amp; [Numbers.B102] &amp; &quot;. &quot; &amp; &quot;[url=&quot; &amp; [Numbers.E102] &amp; &quot;]&quot; &amp; [Numbers.D102] &amp; &quot;[/url][/b] (&quot; &amp; [Numbers.G102] &amp; &quot;, &quot;  &amp; [Numbers.F102] &amp; &quot;) [sup][[b]&quot; &amp; [Numbers.C102] &amp; &quot;[/b]: &quot; &amp; [Numbers.H102] &amp; &quot;][/sup]&quot;; &quot;&quot;)" office:value-type="string" office:string-value="[b]98. [url=https://www.doomworld.com/forum/topic/105670-faithless-a-heretic-hub-final/]Faithless[/url][/b] (Heretic, 2019) [sup][[b]18[/b]: ReaperAA: 8, Rince-wind: 5, Ryath: 5][/sup]" calcext:value-type="string">
            <text:p>[b]98. [url=https://www.doomworld.com/forum/topic/105670-faithless-a-heretic-hub-final/]Faithless[/url][/b] (Heretic, 2019) [sup][[b]18[/b]: ReaperAA: 8, Rince-wind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3] &gt; 0; &quot;[b]&quot; &amp; [Numbers.B103] &amp; &quot;. &quot; &amp; &quot;[url=&quot; &amp; [Numbers.E103] &amp; &quot;]&quot; &amp; [Numbers.D103] &amp; &quot;[/url][/b] (&quot; &amp; [Numbers.G103] &amp; &quot;, &quot;  &amp; [Numbers.F103] &amp; &quot;) [sup][[b]&quot; &amp; [Numbers.C103] &amp; &quot;[/b]: &quot; &amp; [Numbers.H103] &amp; &quot;][/sup]&quot;; &quot;&quot;)" office:value-type="string" office:string-value="[b]98. [url=https://www.doomworld.com/idgames/levels/doom/Ports/d-f/e1m4b]Phobos Mission Control[/url][/b] (Doom, 2016) [sup][[b]18[/b]: Nancsi: 6, Diabolución: 5, Marn: 5, DooM Bear: 2][/sup]" calcext:value-type="string">
            <text:p>[b]98. [url=https://www.doomworld.com/idgames/levels/doom/Ports/d-f/e1m4b]Phobos Mission Control[/url][/b] (Doom, 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4] &gt; 0; &quot;[b]&quot; &amp; [Numbers.B104] &amp; &quot;. &quot; &amp; &quot;[url=&quot; &amp; [Numbers.E104] &amp; &quot;]&quot; &amp; [Numbers.D104] &amp; &quot;[/url][/b] (&quot; &amp; [Numbers.G104] &amp; &quot;, &quot;  &amp; [Numbers.F104] &amp; &quot;) [sup][[b]&quot; &amp; [Numbers.C104] &amp; &quot;[/b]: &quot; &amp; [Numbers.H104] &amp; &quot;][/sup]&quot;; &quot;&quot;)" office:value-type="string" office:string-value="[b]98. [url=https://www.doomworld.com/idgames/levels/doom2/Ports/megawads/sf2011]Slaughterfest 2011[/url][/b] (Doom II, 2012) [sup][[b]18[/b]: Outrageous Videos: 5, tmorrow: 3, Simomarchi: 10][/sup]" calcext:value-type="string">
            <text:p>[b]98. [url=https://www.doomworld.com/idgames/levels/doom2/Ports/megawads/sf2011]Slaughterfest 2011[/url][/b] (Doom II, 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5] &gt; 0; &quot;[b]&quot; &amp; [Numbers.B105] &amp; &quot;. &quot; &amp; &quot;[url=&quot; &amp; [Numbers.E105] &amp; &quot;]&quot; &amp; [Numbers.D105] &amp; &quot;[/url][/b] (&quot; &amp; [Numbers.G105] &amp; &quot;, &quot;  &amp; [Numbers.F105] &amp; &quot;) [sup][[b]&quot; &amp; [Numbers.C105] &amp; &quot;[/b]: &quot; &amp; [Numbers.H105] &amp; &quot;][/sup]&quot;; &quot;&quot;)" office:value-type="string" office:string-value="[b]102. [url=https://www.doomworld.com/forum/topic/92776-brigandine-rc2-updated-2017-05-13/]Brigandine[/url][/b] (Doom II, 2017) [sup][[b]17[/b]: Dragonfly: 7, guitardz: 2, Jaromir Bergmann: 5, VanaheimRanger: 3][/sup]" calcext:value-type="string">
            <text:p>[b]102. [url=https://www.doomworld.com/forum/topic/92776-brigandine-rc2-updated-2017-05-13/]Brigandine[/url][/b] (Doom II, 2017) [sup][[b]17[/b]: Dragonfly: 7, guitardz: 2, Jaromir Bergmann: 5, VanaheimRang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6] &gt; 0; &quot;[b]&quot; &amp; [Numbers.B106] &amp; &quot;. &quot; &amp; &quot;[url=&quot; &amp; [Numbers.E106] &amp; &quot;]&quot; &amp; [Numbers.D106] &amp; &quot;[/url][/b] (&quot; &amp; [Numbers.G106] &amp; &quot;, &quot;  &amp; [Numbers.F106] &amp; &quot;) [sup][[b]&quot; &amp; [Numbers.C106] &amp; &quot;[/b]: &quot; &amp; [Numbers.H106] &amp; &quot;][/sup]&quot;; &quot;&quot;)" office:value-type="string" office:string-value="[b]102. [url=http://heroestospare.com/rabotik/harmony.php]Harmony[/url][/b] (Standalone, 2009) [sup][[b]17[/b]: Not Jabba: 5, Sky: 6, ax34: 4, Ezepov: 2][/sup]" calcext:value-type="string">
            <text:p>[b]102. [url=http://heroestospare.com/rabotik/harmony.php]Harmony[/url][/b] (Standalone, 2009) [sup][[b]17[/b]: Not Jabba: 5, Sky: 6, ax34: 4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7] &gt; 0; &quot;[b]&quot; &amp; [Numbers.B107] &amp; &quot;. &quot; &amp; &quot;[url=&quot; &amp; [Numbers.E107] &amp; &quot;]&quot; &amp; [Numbers.D107] &amp; &quot;[/url][/b] (&quot; &amp; [Numbers.G107] &amp; &quot;, &quot;  &amp; [Numbers.F107] &amp; &quot;) [sup][[b]&quot; &amp; [Numbers.C107] &amp; &quot;[/b]: &quot; &amp; [Numbers.H107] &amp; &quot;][/sup]&quot;; &quot;&quot;)" office:value-type="string" office:string-value="[b]102. [url=https://www.doomworld.com/idgames/levels/doom2/Ports/megawads/mutiny]Mutiny[/url][/b] (Doom II, 2016) [sup][[b]17[/b]: Jaws In Space: 6, Doomkid: 3, everennui: 2, NoisyVelvet: 1, m8f: 4, sapphics: 1][/sup]" calcext:value-type="string">
            <text:p>[b]102. [url=https://www.doomworld.com/idgames/levels/doom2/Ports/megawads/mutiny]Mutiny[/url][/b] (Doom II, 2016) [sup][[b]17[/b]: Jaws In Space: 6, Doomkid: 3, everennui: 2, NoisyVelvet: 1, m8f: 4, sapphic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8] &gt; 0; &quot;[b]&quot; &amp; [Numbers.B108] &amp; &quot;. &quot; &amp; &quot;[url=&quot; &amp; [Numbers.E108] &amp; &quot;]&quot; &amp; [Numbers.D108] &amp; &quot;[/url][/b] (&quot; &amp; [Numbers.G108] &amp; &quot;, &quot;  &amp; [Numbers.F108] &amp; &quot;) [sup][[b]&quot; &amp; [Numbers.C108] &amp; &quot;[/b]: &quot; &amp; [Numbers.H108] &amp; &quot;][/sup]&quot;; &quot;&quot;)" office:value-type="string" office:string-value="[b]102. [url=https://www.doomworld.com/idgames/levels/doom2/Ports/s-u/uacultra]UAC Ultra[/url][/b] (Doom II, 2010) [sup][[b]17[/b]: Malrionn: 10, behemoth_667: 5, TheGreenZap: 2][/sup]" calcext:value-type="string">
            <text:p>[b]102. [url=https://www.doomworld.com/idgames/levels/doom2/Ports/s-u/uacultra]UAC Ultra[/url][/b] (Doom II, 2010) [sup][[b]17[/b]: Malrionn: 10, behemoth_667: 5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9] &gt; 0; &quot;[b]&quot; &amp; [Numbers.B109] &amp; &quot;. &quot; &amp; &quot;[url=&quot; &amp; [Numbers.E109] &amp; &quot;]&quot; &amp; [Numbers.D109] &amp; &quot;[/url][/b] (&quot; &amp; [Numbers.G109] &amp; &quot;, &quot;  &amp; [Numbers.F109] &amp; &quot;) [sup][[b]&quot; &amp; [Numbers.C109] &amp; &quot;[/b]: &quot; &amp; [Numbers.H109] &amp; &quot;][/sup]&quot;; &quot;&quot;)" office:value-type="string" office:string-value="[b]106. [url=https://www.doomworld.com/idgames/levels/doom/a-c/castevil]Castle of Evil[/url][/b] (Doom, 1994) [sup][[b]16[/b]: bzzrak: 10, joepallai: 6][/sup]" calcext:value-type="string">
            <text:p>[b]106. [url=https://www.doomworld.com/idgames/levels/doom/a-c/castevil]Castle of Evil[/url][/b] (Doom, 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0] &gt; 0; &quot;[b]&quot; &amp; [Numbers.B110] &amp; &quot;. &quot; &amp; &quot;[url=&quot; &amp; [Numbers.E110] &amp; &quot;]&quot; &amp; [Numbers.D110] &amp; &quot;[/url][/b] (&quot; &amp; [Numbers.G110] &amp; &quot;, &quot;  &amp; [Numbers.F110] &amp; &quot;) [sup][[b]&quot; &amp; [Numbers.C110] &amp; &quot;[/b]: &quot; &amp; [Numbers.H110] &amp; &quot;][/sup]&quot;; &quot;&quot;)" office:value-type="string" office:string-value="[b]106. [url=https://www.doomworld.com/idgames/levels/doom2/Ports/megawads/drkenctr]Dark Encounters[/url][/b] (Doom II, 2017) [sup][[b]16[/b]: Bryan T: 5, dylux: 8, Octillion: 3][/sup]" calcext:value-type="string">
            <text:p>[b]106. [url=https://www.doomworld.com/idgames/levels/doom2/Ports/megawads/drkenctr]Dark Encounters[/url][/b] (Doom II, 2017) [sup][[b]16[/b]: Bryan T: 5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1] &gt; 0; &quot;[b]&quot; &amp; [Numbers.B111] &amp; &quot;. &quot; &amp; &quot;[url=&quot; &amp; [Numbers.E111] &amp; &quot;]&quot; &amp; [Numbers.D111] &amp; &quot;[/url][/b] (&quot; &amp; [Numbers.G111] &amp; &quot;, &quot;  &amp; [Numbers.F111] &amp; &quot;) [sup][[b]&quot; &amp; [Numbers.C111] &amp; &quot;[/b]: &quot; &amp; [Numbers.H111] &amp; &quot;][/sup]&quot;; &quot;&quot;)" office:value-type="string" office:string-value="[b]106. [url=https://www.doomworld.com/idgames/levels/doom2/Ports/j-l/legher]Legacy of Heroes[/url][/b] (Doom II, 2016) [sup][[b]16[/b]: Woolie Wool: 5, dylux: 7, eharper256: 4][/sup]" calcext:value-type="string">
            <text:p>[b]106. [url=https://www.doomworld.com/idgames/levels/doom2/Ports/j-l/legher]Legacy of Heroes[/url][/b] (Doom II, 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2] &gt; 0; &quot;[b]&quot; &amp; [Numbers.B112] &amp; &quot;. &quot; &amp; &quot;[url=&quot; &amp; [Numbers.E112] &amp; &quot;]&quot; &amp; [Numbers.D112] &amp; &quot;[/url][/b] (&quot; &amp; [Numbers.G112] &amp; &quot;, &quot;  &amp; [Numbers.F112] &amp; &quot;) [sup][[b]&quot; &amp; [Numbers.C112] &amp; &quot;[/b]: &quot; &amp; [Numbers.H112] &amp; &quot;][/sup]&quot;; &quot;&quot;)" office:value-type="string" office:string-value="[b]106. [url=https://www.doomworld.com/idgames/levels/doom2/m-o/nochance]No Chance[/url][/b] (Doom II, 2008) [sup][[b]16[/b]: Roofi: 7, Maribo: 9][/sup]" calcext:value-type="string">
            <text:p>[b]106. [url=https://www.doomworld.com/idgames/levels/doom2/m-o/nochance]No Chance[/url][/b] (Doom II, 2008) [sup][[b]16[/b]: Roofi: 7, Marib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3] &gt; 0; &quot;[b]&quot; &amp; [Numbers.B113] &amp; &quot;. &quot; &amp; &quot;[url=&quot; &amp; [Numbers.E113] &amp; &quot;]&quot; &amp; [Numbers.D113] &amp; &quot;[/url][/b] (&quot; &amp; [Numbers.G113] &amp; &quot;, &quot;  &amp; [Numbers.F113] &amp; &quot;) [sup][[b]&quot; &amp; [Numbers.C113] &amp; &quot;[/b]: &quot; &amp; [Numbers.H113] &amp; &quot;][/sup]&quot;; &quot;&quot;)" office:value-type="string" office:string-value="[b]106. [url=https://forum.zdoom.org/viewtopic.php?t=56668#p1000996]Rise of the Wool Ball[/url][/b] (Standalone, 2017) [sup][[b]16[/b]: JudgeDeadd: 3, Squadallah: 1, Apaul27: 9, TheMightyHeracross: 3][/sup]" calcext:value-type="string">
            <text:p>[b]106. [url=https://forum.zdoom.org/viewtopic.php?t=56668#p1000996]Rise of the Wool Ball[/url][/b] (Standalone, 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4] &gt; 0; &quot;[b]&quot; &amp; [Numbers.B114] &amp; &quot;. &quot; &amp; &quot;[url=&quot; &amp; [Numbers.E114] &amp; &quot;]&quot; &amp; [Numbers.D114] &amp; &quot;[/url][/b] (&quot; &amp; [Numbers.G114] &amp; &quot;, &quot;  &amp; [Numbers.F114] &amp; &quot;) [sup][[b]&quot; &amp; [Numbers.C114] &amp; &quot;[/b]: &quot; &amp; [Numbers.H114] &amp; &quot;][/sup]&quot;; &quot;&quot;)" office:value-type="string" office:string-value="[b]111. [url=https://www.doomworld.com/idgames/levels/doom2/megawads/avj]Arch-Vile Jump[/url][/b] (Doom II, 2010) [sup][[b]15[/b]: termrork: 5, Red-XIII: 10][/sup]" calcext:value-type="string">
            <text:p>[b]111. [url=https://www.doomworld.com/idgames/levels/doom2/megawads/avj]Arch-Vile Jump[/url][/b] (Doom II, 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5] &gt; 0; &quot;[b]&quot; &amp; [Numbers.B115] &amp; &quot;. &quot; &amp; &quot;[url=&quot; &amp; [Numbers.E115] &amp; &quot;]&quot; &amp; [Numbers.D115] &amp; &quot;[/url][/b] (&quot; &amp; [Numbers.G115] &amp; &quot;, &quot;  &amp; [Numbers.F115] &amp; &quot;) [sup][[b]&quot; &amp; [Numbers.C115] &amp; &quot;[/b]: &quot; &amp; [Numbers.H115] &amp; &quot;][/sup]&quot;; &quot;&quot;)" office:value-type="string" office:string-value="[b]111. [url=https://www.doomworld.com/forum/topic/121263-arrival-v101-fix-a-limit-removing-episode-for-doom-ii/]Arrival[/url][/b] (Doom II, 2021) [sup][[b]15[/b]: dosboot: 10, Xeogred: 5][/sup]" calcext:value-type="string">
            <text:p>[b]111. [url=https://www.doomworld.com/forum/topic/121263-arrival-v101-fix-a-limit-removing-episode-for-doom-ii/]Arrival[/url][/b] (Doom II, 2021) [sup][[b]15[/b]: dosboot: 10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6] &gt; 0; &quot;[b]&quot; &amp; [Numbers.B116] &amp; &quot;. &quot; &amp; &quot;[url=&quot; &amp; [Numbers.E116] &amp; &quot;]&quot; &amp; [Numbers.D116] &amp; &quot;[/url][/b] (&quot; &amp; [Numbers.G116] &amp; &quot;, &quot;  &amp; [Numbers.F116] &amp; &quot;) [sup][[b]&quot; &amp; [Numbers.C116] &amp; &quot;[/b]: &quot; &amp; [Numbers.H116] &amp; &quot;][/sup]&quot;; &quot;&quot;)" office:value-type="string" office:string-value="[b]111. [url=http://freedoom.github.io/download.html]Freedoom: Phase 1[/url][/b] (Standalone, 2009) [sup][[b]15[/b]: Chamelenoel: 3, northivanastan: 6, jerk-o: 3, xdude_gamer: 3][/sup]" calcext:value-type="string">
            <text:p>[b]111. [url=http://freedoom.github.io/download.html]Freedoom: Phase 1[/url][/b] (Standalone, 2009) [sup][[b]15[/b]: Chamelenoel: 3, northivanastan: 6, jerk-o: 3, xdude_ga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7] &gt; 0; &quot;[b]&quot; &amp; [Numbers.B117] &amp; &quot;. &quot; &amp; &quot;[url=&quot; &amp; [Numbers.E117] &amp; &quot;]&quot; &amp; [Numbers.D117] &amp; &quot;[/url][/b] (&quot; &amp; [Numbers.G117] &amp; &quot;, &quot;  &amp; [Numbers.F117] &amp; &quot;) [sup][[b]&quot; &amp; [Numbers.C117] &amp; &quot;[/b]: &quot; &amp; [Numbers.H117] &amp; &quot;][/sup]&quot;; &quot;&quot;)" office:value-type="string" office:string-value="[b]111. [url=http://freedoom.github.io/download.html]Freedoom: Phase 2[/url][/b] (Standalone, 2003) [sup][[b]15[/b]: Spectra: 1, Voltcom9: 1, TheMightyHeracross: 3, northivanastan: 3, jerk-o: 3, xdude_gamer: 4][/sup]" calcext:value-type="string">
            <text:p>[b]111. [url=http://freedoom.github.io/download.html]Freedoom: Phase 2[/url][/b] (Standalone, 2003) [sup][[b]15[/b]: Spectra: 1, Voltcom9: 1, TheMightyHeracross: 3, northivanastan: 3, jerk-o: 3, xdude_ga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8] &gt; 0; &quot;[b]&quot; &amp; [Numbers.B118] &amp; &quot;. &quot; &amp; &quot;[url=&quot; &amp; [Numbers.E118] &amp; &quot;]&quot; &amp; [Numbers.D118] &amp; &quot;[/url][/b] (&quot; &amp; [Numbers.G118] &amp; &quot;, &quot;  &amp; [Numbers.F118] &amp; &quot;) [sup][[b]&quot; &amp; [Numbers.C118] &amp; &quot;[/b]: &quot; &amp; [Numbers.H118] &amp; &quot;][/sup]&quot;; &quot;&quot;)" office:value-type="string" office:string-value="[b]111. [url=https://doomwiki.org/wiki/Magnolia]Magnolia[/url][/b] (Doom II, 2018) [sup][[b]15[/b]: msx2plus: 5, akolai: 10][/sup]" calcext:value-type="string">
            <text:p>[b]111. [url=https://doomwiki.org/wiki/Magnolia]Magnolia[/url][/b] (Doom II, 2018) [sup][[b]15[/b]: msx2plus: 5, akola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9] &gt; 0; &quot;[b]&quot; &amp; [Numbers.B119] &amp; &quot;. &quot; &amp; &quot;[url=&quot; &amp; [Numbers.E119] &amp; &quot;]&quot; &amp; [Numbers.D119] &amp; &quot;[/url][/b] (&quot; &amp; [Numbers.G119] &amp; &quot;, &quot;  &amp; [Numbers.F119] &amp; &quot;) [sup][[b]&quot; &amp; [Numbers.C119] &amp; &quot;[/b]: &quot; &amp; [Numbers.H119] &amp; &quot;][/sup]&quot;; &quot;&quot;)" office:value-type="string" office:string-value="[b]111. [url=https://doomwiki.org/wiki/The_Brotherhood_of_Ruin]The Brotherhood of Ruin[/url][/b] (Doom II, 2003) [sup][[b]15[/b]: joepallai: 4, vdgg: 6, Hitherto: 5][/sup]" calcext:value-type="string">
            <text:p>[b]111. [url=https://doomwiki.org/wiki/The_Brotherhood_of_Ruin]The Brotherhood of Ruin[/url][/b] (Doom II, 2003) [sup][[b]15[/b]: joepallai: 4, vdgg: 6, Hithert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0] &gt; 0; &quot;[b]&quot; &amp; [Numbers.B120] &amp; &quot;. &quot; &amp; &quot;[url=&quot; &amp; [Numbers.E120] &amp; &quot;]&quot; &amp; [Numbers.D120] &amp; &quot;[/url][/b] (&quot; &amp; [Numbers.G120] &amp; &quot;, &quot;  &amp; [Numbers.F120] &amp; &quot;) [sup][[b]&quot; &amp; [Numbers.C120] &amp; &quot;[/b]: &quot; &amp; [Numbers.H120] &amp; &quot;][/sup]&quot;; &quot;&quot;)" office:value-type="string" office:string-value="[b]111. [url=https://www.doomworld.com/forum/topic/74280-the-ultimate-doom-ii-doom-ii-levels-remade/]The Ultimate Doom II [/url][/b] (Doom II, 2015) [sup][[b]15[/b]: Ivory Duke: 5, lokbustam257: 10][/sup]" calcext:value-type="string">
            <text:p>[b]111. [url=https://www.doomworld.com/forum/topic/74280-the-ultimate-doom-ii-doom-ii-levels-remade/]The Ultimate Doom II [/url][/b] (Doom II, 2015) [sup][[b]15[/b]: Ivory Duke: 5, lokbustam25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1] &gt; 0; &quot;[b]&quot; &amp; [Numbers.B121] &amp; &quot;. &quot; &amp; &quot;[url=&quot; &amp; [Numbers.E121] &amp; &quot;]&quot; &amp; [Numbers.D121] &amp; &quot;[/url][/b] (&quot; &amp; [Numbers.G121] &amp; &quot;, &quot;  &amp; [Numbers.F121] &amp; &quot;) [sup][[b]&quot; &amp; [Numbers.C121] &amp; &quot;[/b]: &quot; &amp; [Numbers.H121] &amp; &quot;][/sup]&quot;; &quot;&quot;)" office:value-type="string" office:string-value="[b]118. [url=https://www.doomworld.com/forum/topic/64353-doom-64-for-doom-ii/]Doom 64 for Doom II[/url][/b] (Doom II, 2013) [sup][[b]14[/b]: Roofi: 1, Woolie Wool: 1, I_Punch_Demons: 2, Warrex: 10][/sup]" calcext:value-type="string">
            <text:p>[b]118. [url=https://www.doomworld.com/forum/topic/64353-doom-64-for-doom-ii/]Doom 64 for Doom II[/url][/b] (Doom II, 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2] &gt; 0; &quot;[b]&quot; &amp; [Numbers.B122] &amp; &quot;. &quot; &amp; &quot;[url=&quot; &amp; [Numbers.E122] &amp; &quot;]&quot; &amp; [Numbers.D122] &amp; &quot;[/url][/b] (&quot; &amp; [Numbers.G122] &amp; &quot;, &quot;  &amp; [Numbers.F122] &amp; &quot;) [sup][[b]&quot; &amp; [Numbers.C122] &amp; &quot;[/b]: &quot; &amp; [Numbers.H122] &amp; &quot;][/sup]&quot;; &quot;&quot;)" office:value-type="string" office:string-value="[b]118. [url=https://www.doomworld.com/forum/topic/106058-paradise-v2-multiplayer-beta-on-page-3-4122020/]Paradise[/url][/b] (Doom II, 2019) [sup][[b]14[/b]: Lorenz0: 5, JuanchoES: 1, whybmonotacrab: 8][/sup]" calcext:value-type="string">
            <text:p>[b]118. [url=https://www.doomworld.com/forum/topic/106058-paradise-v2-multiplayer-beta-on-page-3-4122020/]Paradise[/url][/b] (Doom II, 2019) [sup][[b]14[/b]: Lorenz0: 5, JuanchoES: 1, whybmonotacrab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3] &gt; 0; &quot;[b]&quot; &amp; [Numbers.B123] &amp; &quot;. &quot; &amp; &quot;[url=&quot; &amp; [Numbers.E123] &amp; &quot;]&quot; &amp; [Numbers.D123] &amp; &quot;[/url][/b] (&quot; &amp; [Numbers.G123] &amp; &quot;, &quot;  &amp; [Numbers.F123] &amp; &quot;) [sup][[b]&quot; &amp; [Numbers.C123] &amp; &quot;[/b]: &quot; &amp; [Numbers.H123] &amp; &quot;][/sup]&quot;; &quot;&quot;)" office:value-type="string" office:string-value="[b]118. [url=https://www.doomworld.com/idgames/levels/doom2/megawads/reverie]Reverie[/url][/b] (Doom II, 2011) [sup][[b]14[/b]: Octillion: 9, joepallai: 1, BohdanZPM: 4][/sup]" calcext:value-type="string">
            <text:p>[b]118. [url=https://www.doomworld.com/idgames/levels/doom2/megawads/reverie]Reverie[/url][/b] (Doom II, 2011) [sup][[b]14[/b]: Octillion: 9, joepallai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4] &gt; 0; &quot;[b]&quot; &amp; [Numbers.B124] &amp; &quot;. &quot; &amp; &quot;[url=&quot; &amp; [Numbers.E124] &amp; &quot;]&quot; &amp; [Numbers.D124] &amp; &quot;[/url][/b] (&quot; &amp; [Numbers.G124] &amp; &quot;, &quot;  &amp; [Numbers.F124] &amp; &quot;) [sup][[b]&quot; &amp; [Numbers.C124] &amp; &quot;[/b]: &quot; &amp; [Numbers.H124] &amp; &quot;][/sup]&quot;; &quot;&quot;)" office:value-type="string" office:string-value="[b]118. [url=https://www.doomworld.com/idgames/levels/doom2/Ports/megawads/sihr2fix]Survive in Hell[/url][/b] (Doom II, 2012) [sup][[b]14[/b]: Spectra: 8, Pierrot: 6][/sup]" calcext:value-type="string">
            <text:p>[b]118. [url=https://www.doomworld.com/idgames/levels/doom2/Ports/megawads/sihr2fix]Survive in Hell[/url][/b] (Doom II, 2012) [sup][[b]14[/b]: Spectra: 8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5] &gt; 0; &quot;[b]&quot; &amp; [Numbers.B125] &amp; &quot;. &quot; &amp; &quot;[url=&quot; &amp; [Numbers.E125] &amp; &quot;]&quot; &amp; [Numbers.D125] &amp; &quot;[/url][/b] (&quot; &amp; [Numbers.G125] &amp; &quot;, &quot;  &amp; [Numbers.F125] &amp; &quot;) [sup][[b]&quot; &amp; [Numbers.C125] &amp; &quot;[/b]: &quot; &amp; [Numbers.H125] &amp; &quot;][/sup]&quot;; &quot;&quot;)" office:value-type="string" office:string-value="[b]118. [url=https://www.doomworld.com/idgames/levels/doom2/megawads/darken2]The Darkening Episode 2[/url][/b] (Doom II, 2000) [sup][[b]14[/b]: Graf Zahl: 4, joepallai: 2, vdgg: 8][/sup]" calcext:value-type="string">
            <text:p>[b]118. [url=https://www.doomworld.com/idgames/levels/doom2/megawads/darken2]The Darkening Episode 2[/url][/b] (Doom II, 2000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6] &gt; 0; &quot;[b]&quot; &amp; [Numbers.B126] &amp; &quot;. &quot; &amp; &quot;[url=&quot; &amp; [Numbers.E126] &amp; &quot;]&quot; &amp; [Numbers.D126] &amp; &quot;[/url][/b] (&quot; &amp; [Numbers.G126] &amp; &quot;, &quot;  &amp; [Numbers.F126] &amp; &quot;) [sup][[b]&quot; &amp; [Numbers.C126] &amp; &quot;[/b]: &quot; &amp; [Numbers.H126] &amp; &quot;][/sup]&quot;; &quot;&quot;)" office:value-type="string" office:string-value="[b]118. [url=https://www.doomworld.com/idgames/levels/doom2/d-f/enigma]The Enigma Episode[/url][/b] (Doom II, 1995) [sup][[b]14[/b]: T-Rex: 3, valkiriforce: 1, Ragu: 10][/sup]" calcext:value-type="string">
            <text:p>[b]118. [url=https://www.doomworld.com/idgames/levels/doom2/d-f/enigma]The Enigma Episode[/url][/b] (Doom II, 1995) [sup][[b]14[/b]: T-Rex: 3, valkiriforce: 1, Rag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7] &gt; 0; &quot;[b]&quot; &amp; [Numbers.B127] &amp; &quot;. &quot; &amp; &quot;[url=&quot; &amp; [Numbers.E127] &amp; &quot;]&quot; &amp; [Numbers.D127] &amp; &quot;[/url][/b] (&quot; &amp; [Numbers.G127] &amp; &quot;, &quot;  &amp; [Numbers.F127] &amp; &quot;) [sup][[b]&quot; &amp; [Numbers.C127] &amp; &quot;[/b]: &quot; &amp; [Numbers.H127] &amp; &quot;][/sup]&quot;; &quot;&quot;)" office:value-type="string" office:string-value="[b]118. [url=https://www.doomworld.com/idgames/levels/doom2/Ports/megawads/sp_usimp]Ultimate Simplicity[/url][/b] (Doom II, 2007) [sup][[b]14[/b]: Dragonfly: 5, Simomarchi: 9][/sup]" calcext:value-type="string">
            <text:p>[b]118. [url=https://www.doomworld.com/idgames/levels/doom2/Ports/megawads/sp_usimp]Ultimate Simplicity[/url][/b] (Doom II, 2007) [sup][[b]14[/b]: Dragonfly: 5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8] &gt; 0; &quot;[b]&quot; &amp; [Numbers.B128] &amp; &quot;. &quot; &amp; &quot;[url=&quot; &amp; [Numbers.E128] &amp; &quot;]&quot; &amp; [Numbers.D128] &amp; &quot;[/url][/b] (&quot; &amp; [Numbers.G128] &amp; &quot;, &quot;  &amp; [Numbers.F128] &amp; &quot;) [sup][[b]&quot; &amp; [Numbers.C128] &amp; &quot;[/b]: &quot; &amp; [Numbers.H128] &amp; &quot;][/sup]&quot;; &quot;&quot;)" office:value-type="string" office:string-value="[b]118. [url=https://www.doomworld.com/forum/topic/50158-wip-vela-pax-beta-21-out-now-with-1-more-stuff/]Vela Pax[/url][/b] (Doom II, 2010) [sup][[b]14[/b]: WH-Wilou84: 2, TheNerdTurtle2: 9, jerk-o: 3][/sup]" calcext:value-type="string">
            <text:p>[b]118. [url=https://www.doomworld.com/forum/topic/50158-wip-vela-pax-beta-21-out-now-with-1-more-stuff/]Vela Pax[/url][/b] (Doom II, 2010) [sup][[b]14[/b]: WH-Wilou84: 2, TheNerdTurtle2: 9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9] &gt; 0; &quot;[b]&quot; &amp; [Numbers.B129] &amp; &quot;. &quot; &amp; &quot;[url=&quot; &amp; [Numbers.E129] &amp; &quot;]&quot; &amp; [Numbers.D129] &amp; &quot;[/url][/b] (&quot; &amp; [Numbers.G129] &amp; &quot;, &quot;  &amp; [Numbers.F129] &amp; &quot;) [sup][[b]&quot; &amp; [Numbers.C129] &amp; &quot;[/b]: &quot; &amp; [Numbers.H129] &amp; &quot;][/sup]&quot;; &quot;&quot;)" office:value-type="string" office:string-value="[b]126. [url=https://www.doomworld.com/idgames/levels/doom2/Ports/megawads/50shades]50 Shades of Graytall[/url][/b] (Doom II, 2015) [sup][[b]13[/b]: Nine Inch Heels: 2, Voltcom9: 2, JudgeDeadd: 1, NoisyVelvet: 3, Pierrot: 5][/sup]" calcext:value-type="string">
            <text:p>[b]126. [url=https://www.doomworld.com/idgames/levels/doom2/Ports/megawads/50shades]50 Shades of Graytall[/url][/b] (Doom II, 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0] &gt; 0; &quot;[b]&quot; &amp; [Numbers.B130] &amp; &quot;. &quot; &amp; &quot;[url=&quot; &amp; [Numbers.E130] &amp; &quot;]&quot; &amp; [Numbers.D130] &amp; &quot;[/url][/b] (&quot; &amp; [Numbers.G130] &amp; &quot;, &quot;  &amp; [Numbers.F130] &amp; &quot;) [sup][[b]&quot; &amp; [Numbers.C130] &amp; &quot;[/b]: &quot; &amp; [Numbers.H130] &amp; &quot;][/sup]&quot;; &quot;&quot;)" office:value-type="string" office:string-value="[b]126. [url=https://www.doomworld.com/idgames/levels/doom2/Ports/megawads/cchest3]Community Chest 3[/url][/b] (Doom II, 2007) [sup][[b]13[/b]: Mr. Freeze: 3, Lewonx: 10][/sup]" calcext:value-type="string">
            <text:p>[b]126. [url=https://www.doomworld.com/idgames/levels/doom2/Ports/megawads/cchest3]Community Chest 3[/url][/b] (Doom II, 2007) [sup][[b]13[/b]: Mr. Freeze: 3, Lewon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1] &gt; 0; &quot;[b]&quot; &amp; [Numbers.B131] &amp; &quot;. &quot; &amp; &quot;[url=&quot; &amp; [Numbers.E131] &amp; &quot;]&quot; &amp; [Numbers.D131] &amp; &quot;[/url][/b] (&quot; &amp; [Numbers.G131] &amp; &quot;, &quot;  &amp; [Numbers.F131] &amp; &quot;) [sup][[b]&quot; &amp; [Numbers.C131] &amp; &quot;[/b]: &quot; &amp; [Numbers.H131] &amp; &quot;][/sup]&quot;; &quot;&quot;)" office:value-type="string" office:string-value="[b]126. [url=https://www.doomworld.com/idgames/levels/doom2/Ports/d-f/elysion]Elysion[/url][/b] (Doom II, 2009) [sup][[b]13[/b]: Sky: 8, darkreaver: 5][/sup]" calcext:value-type="string">
            <text:p>[b]126. [url=https://www.doomworld.com/idgames/levels/doom2/Ports/d-f/elysion]Elysion[/url][/b] (Doom II, 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2] &gt; 0; &quot;[b]&quot; &amp; [Numbers.B132] &amp; &quot;. &quot; &amp; &quot;[url=&quot; &amp; [Numbers.E132] &amp; &quot;]&quot; &amp; [Numbers.D132] &amp; &quot;[/url][/b] (&quot; &amp; [Numbers.G132] &amp; &quot;, &quot;  &amp; [Numbers.F132] &amp; &quot;) [sup][[b]&quot; &amp; [Numbers.C132] &amp; &quot;[/b]: &quot; &amp; [Numbers.H132] &amp; &quot;][/sup]&quot;; &quot;&quot;)" office:value-type="string" office:string-value="[b]126. [url=https://www.doomworld.com/idgames/levels/doom2/Ports/d-f/foursite]Foursite[/url][/b] (Doom II, 2016) [sup][[b]13[/b]: Nancsi: 7, 4everDoomed: 5, Gaia74: 1][/sup]" calcext:value-type="string">
            <text:p>[b]126. [url=https://www.doomworld.com/idgames/levels/doom2/Ports/d-f/foursite]Foursite[/url][/b] (Doom II, 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3] &gt; 0; &quot;[b]&quot; &amp; [Numbers.B133] &amp; &quot;. &quot; &amp; &quot;[url=&quot; &amp; [Numbers.E133] &amp; &quot;]&quot; &amp; [Numbers.D133] &amp; &quot;[/url][/b] (&quot; &amp; [Numbers.G133] &amp; &quot;, &quot;  &amp; [Numbers.F133] &amp; &quot;) [sup][[b]&quot; &amp; [Numbers.C133] &amp; &quot;[/b]: &quot; &amp; [Numbers.H133] &amp; &quot;][/sup]&quot;; &quot;&quot;)" office:value-type="string" office:string-value="[b]126. [url=https://doomwiki.org/wiki/Hell_To_Pay]Hell to Pay[/url][/b] (Doom II, 1996) [sup][[b]13[/b]: bonnie: 10, P41R47: 3][/sup]" calcext:value-type="string">
            <text:p>[b]126. [url=https://doomwiki.org/wiki/Hell_To_Pay]Hell to Pay[/url][/b] (Doom II, 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4] &gt; 0; &quot;[b]&quot; &amp; [Numbers.B134] &amp; &quot;. &quot; &amp; &quot;[url=&quot; &amp; [Numbers.E134] &amp; &quot;]&quot; &amp; [Numbers.D134] &amp; &quot;[/url][/b] (&quot; &amp; [Numbers.G134] &amp; &quot;, &quot;  &amp; [Numbers.F134] &amp; &quot;) [sup][[b]&quot; &amp; [Numbers.C134] &amp; &quot;[/b]: &quot; &amp; [Numbers.H134] &amp; &quot;][/sup]&quot;; &quot;&quot;)" office:value-type="string" office:string-value="[b]126. [url=https://www.doomworld.com/idgames/levels/doom2/Ports/s-u/sacrment]Sacrament[/url][/b] (Doom II, 2011) [sup][[b]13[/b]: ella guro: 8, yakfak: 5][/sup]" calcext:value-type="string">
            <text:p>[b]126. [url=https://www.doomworld.com/idgames/levels/doom2/Ports/s-u/sacrment]Sacrament[/url][/b] (Doom II, 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5] &gt; 0; &quot;[b]&quot; &amp; [Numbers.B135] &amp; &quot;. &quot; &amp; &quot;[url=&quot; &amp; [Numbers.E135] &amp; &quot;]&quot; &amp; [Numbers.D135] &amp; &quot;[/url][/b] (&quot; &amp; [Numbers.G135] &amp; &quot;, &quot;  &amp; [Numbers.F135] &amp; &quot;) [sup][[b]&quot; &amp; [Numbers.C135] &amp; &quot;[/b]: &quot; &amp; [Numbers.H135] &amp; &quot;][/sup]&quot;; &quot;&quot;)" office:value-type="string" office:string-value="[b]126. [url=https://www.doomworld.com/idgames/levels/doom2/Ports/megawads/vile]Vile Flesh[/url][/b] (Doom II, 2004) [sup][[b]13[/b]: Grazza: 4, P41R47: 9][/sup]" calcext:value-type="string">
            <text:p>[b]126. [url=https://www.doomworld.com/idgames/levels/doom2/Ports/megawads/vile]Vile Flesh[/url][/b] (Doom II, 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6] &gt; 0; &quot;[b]&quot; &amp; [Numbers.B136] &amp; &quot;. &quot; &amp; &quot;[url=&quot; &amp; [Numbers.E136] &amp; &quot;]&quot; &amp; [Numbers.D136] &amp; &quot;[/url][/b] (&quot; &amp; [Numbers.G136] &amp; &quot;, &quot;  &amp; [Numbers.F136] &amp; &quot;) [sup][[b]&quot; &amp; [Numbers.C136] &amp; &quot;[/b]: &quot; &amp; [Numbers.H136] &amp; &quot;][/sup]&quot;; &quot;&quot;)" office:value-type="string" office:string-value="[b]126. [url=https://www.doomworld.com/idgames/levels/doom2/Ports/megawads/wos]Whispers of Satan[/url][/b] (Doom II, 2009) [sup][[b]13[/b]: tmorrow: 2, eharper256: 5, Warrex: 2, toxic.rat: 4][/sup]" calcext:value-type="string">
            <text:p>[b]126. [url=https://www.doomworld.com/idgames/levels/doom2/Ports/megawads/wos]Whispers of Satan[/url][/b] (Doom II, 2009) [sup][[b]13[/b]: tmorrow: 2, eharper256: 5, Warrex: 2, toxic.rat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7] &gt; 0; &quot;[b]&quot; &amp; [Numbers.B137] &amp; &quot;. &quot; &amp; &quot;[url=&quot; &amp; [Numbers.E137] &amp; &quot;]&quot; &amp; [Numbers.D137] &amp; &quot;[/url][/b] (&quot; &amp; [Numbers.G137] &amp; &quot;, &quot;  &amp; [Numbers.F137] &amp; &quot;) [sup][[b]&quot; &amp; [Numbers.C137] &amp; &quot;[/b]: &quot; &amp; [Numbers.H137] &amp; &quot;][/sup]&quot;; &quot;&quot;)" office:value-type="string" office:string-value="[b]126. [url=https://doomwiki.org/wiki/Wow]Wow[/url][/b] (Doom, 1999) [sup][[b]13[/b]: AnonimVio: 10, Apaul27: 1, jerk-o: 2][/sup]" calcext:value-type="string">
            <text:p>[b]126. [url=https://doomwiki.org/wiki/Wow]Wow[/url][/b] (Doom, 1999) [sup][[b]13[/b]: AnonimVio: 10, Apaul27: 1, jerk-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8] &gt; 0; &quot;[b]&quot; &amp; [Numbers.B138] &amp; &quot;. &quot; &amp; &quot;[url=&quot; &amp; [Numbers.E138] &amp; &quot;]&quot; &amp; [Numbers.D138] &amp; &quot;[/url][/b] (&quot; &amp; [Numbers.G138] &amp; &quot;, &quot;  &amp; [Numbers.F138] &amp; &quot;) [sup][[b]&quot; &amp; [Numbers.C138] &amp; &quot;[/b]: &quot; &amp; [Numbers.H138] &amp; &quot;][/sup]&quot;; &quot;&quot;)" office:value-type="string" office:string-value="[b]126. [url=https://www.doomworld.com/idgames/levels/doom2/Ports/v-z/zdmcmp1]ZDoom Community Map Project: Take 1[/url][/b] (Doom II, 2004) [sup][[b]13[/b]: Phobus: 8, Ziad EL Zein: 5][/sup]" calcext:value-type="string">
            <text:p>[b]126. [url=https://www.doomworld.com/idgames/levels/doom2/Ports/v-z/zdmcmp1]ZDoom Community Map Project: Take 1[/url][/b] (Doom II, 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9] &gt; 0; &quot;[b]&quot; &amp; [Numbers.B139] &amp; &quot;. &quot; &amp; &quot;[url=&quot; &amp; [Numbers.E139] &amp; &quot;]&quot; &amp; [Numbers.D139] &amp; &quot;[/url][/b] (&quot; &amp; [Numbers.G139] &amp; &quot;, &quot;  &amp; [Numbers.F139] &amp; &quot;) [sup][[b]&quot; &amp; [Numbers.C139] &amp; &quot;[/b]: &quot; &amp; [Numbers.H139] &amp; &quot;][/sup]&quot;; &quot;&quot;)" office:value-type="string" office:string-value="[b]136. [url=https://www.doomworld.com/forum/topic/123042-dbp37-augerzenith-the-cyberpunk-megawad/]AUGER﻿;﻿ZENITH[/url][/b] (Doom II, 2021) [sup][[b]12[/b]: &lt;&lt;Rewind: 4, Ezepov: 8][/sup]" calcext:value-type="string">
            <text:p>[b]136. [url=https://www.doomworld.com/forum/topic/123042-dbp37-augerzenith-the-cyberpunk-megawad/]AUGER﻿;﻿ZENITH[/url][/b] (Doom II, 2021) [sup][[b]12[/b]: &lt;&lt;Rewind: 4, Ezepov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0] &gt; 0; &quot;[b]&quot; &amp; [Numbers.B140] &amp; &quot;. &quot; &amp; &quot;[url=&quot; &amp; [Numbers.E140] &amp; &quot;]&quot; &amp; [Numbers.D140] &amp; &quot;[/url][/b] (&quot; &amp; [Numbers.G140] &amp; &quot;, &quot;  &amp; [Numbers.F140] &amp; &quot;) [sup][[b]&quot; &amp; [Numbers.C140] &amp; &quot;[/b]: &quot; &amp; [Numbers.H140] &amp; &quot;][/sup]&quot;; &quot;&quot;)" office:value-type="string" office:string-value="[b]136. [url=https://www.doomworld.com/idgames/levels/doom2/megawads/cleim20p]Cleimos 2[/url][/b] (Doom II, 1995) [sup][[b]12[/b]: valkiriforce: 2, A.H. Sankhatayan: 10][/sup]" calcext:value-type="string">
            <text:p>[b]136. [url=https://www.doomworld.com/idgames/levels/doom2/megawads/cleim20p]Cleimos 2[/url][/b] (Doom II, 1995) [sup][[b]12[/b]: valkiriforce: 2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1] &gt; 0; &quot;[b]&quot; &amp; [Numbers.B141] &amp; &quot;. &quot; &amp; &quot;[url=&quot; &amp; [Numbers.E141] &amp; &quot;]&quot; &amp; [Numbers.D141] &amp; &quot;[/url][/b] (&quot; &amp; [Numbers.G141] &amp; &quot;, &quot;  &amp; [Numbers.F141] &amp; &quot;) [sup][[b]&quot; &amp; [Numbers.C141] &amp; &quot;[/b]: &quot; &amp; [Numbers.H141] &amp; &quot;][/sup]&quot;; &quot;&quot;)" office:value-type="string" office:string-value="[b]136. [url=https://www.doomworld.com/idgames/levels/doom2/Ports/d-f/exterror]Extreme Terror[/url][/b] (Doom II, 2016) [sup][[b]12[/b]: Nine Inch Heels: 5, everennui: 5, Nancsi: 2][/sup]" calcext:value-type="string">
            <text:p>[b]136. [url=https://www.doomworld.com/idgames/levels/doom2/Ports/d-f/exterror]Extreme Terror[/url][/b] (Doom II, 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2] &gt; 0; &quot;[b]&quot; &amp; [Numbers.B142] &amp; &quot;. &quot; &amp; &quot;[url=&quot; &amp; [Numbers.E142] &amp; &quot;]&quot; &amp; [Numbers.D142] &amp; &quot;[/url][/b] (&quot; &amp; [Numbers.G142] &amp; &quot;, &quot;  &amp; [Numbers.F142] &amp; &quot;) [sup][[b]&quot; &amp; [Numbers.C142] &amp; &quot;[/b]: &quot; &amp; [Numbers.H142] &amp; &quot;][/sup]&quot;; &quot;&quot;)" office:value-type="string" office:string-value="[b]136. [url=https://doomwiki.org/wiki/Lunar_Catastrophe]Lunar Catastrophe[/url][/b] (Doom, 2018) [sup][[b]12[/b]: dosboot: 10, Xeogred: 2][/sup]" calcext:value-type="string">
            <text:p>[b]136. [url=https://doomwiki.org/wiki/Lunar_Catastrophe]Lunar Catastrophe[/url][/b] (Doom, 2018) [sup][[b]12[/b]: dosboot: 10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3] &gt; 0; &quot;[b]&quot; &amp; [Numbers.B143] &amp; &quot;. &quot; &amp; &quot;[url=&quot; &amp; [Numbers.E143] &amp; &quot;]&quot; &amp; [Numbers.D143] &amp; &quot;[/url][/b] (&quot; &amp; [Numbers.G143] &amp; &quot;, &quot;  &amp; [Numbers.F143] &amp; &quot;) [sup][[b]&quot; &amp; [Numbers.C143] &amp; &quot;[/b]: &quot; &amp; [Numbers.H143] &amp; &quot;][/sup]&quot;; &quot;&quot;)" office:value-type="string" office:string-value="[b]136. [url=https://www.doomworld.com/idgames/levels/doom2/Ports/m-o/ngmvmt1]Newgothic Movement 1[/url][/b] (Doom II, 2010) [sup][[b]12[/b]: everennui: 2, Outrageous Videos: 4, Nazgul9: 6][/sup]" calcext:value-type="string">
            <text:p>[b]136. [url=https://www.doomworld.com/idgames/levels/doom2/Ports/m-o/ngmvmt1]Newgothic Movement 1[/url][/b] (Doom II, 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4] &gt; 0; &quot;[b]&quot; &amp; [Numbers.B144] &amp; &quot;. &quot; &amp; &quot;[url=&quot; &amp; [Numbers.E144] &amp; &quot;]&quot; &amp; [Numbers.D144] &amp; &quot;[/url][/b] (&quot; &amp; [Numbers.G144] &amp; &quot;, &quot;  &amp; [Numbers.F144] &amp; &quot;) [sup][[b]&quot; &amp; [Numbers.C144] &amp; &quot;[/b]: &quot; &amp; [Numbers.H144] &amp; &quot;][/sup]&quot;; &quot;&quot;)" office:value-type="string" office:string-value="[b]136. [url=https://www.doomworld.com/idgames/levels/doom2/Ports/megawads/tj]The Journey[/url][/b] (Doom II, 2016) [sup][[b]12[/b]: Spectra: 6, P41R47: 6][/sup]" calcext:value-type="string">
            <text:p>[b]136. [url=https://www.doomworld.com/idgames/levels/doom2/Ports/megawads/tj]The Journey[/url][/b] (Doom II, 2016) [sup][[b]12[/b]: Spectra: 6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5] &gt; 0; &quot;[b]&quot; &amp; [Numbers.B145] &amp; &quot;. &quot; &amp; &quot;[url=&quot; &amp; [Numbers.E145] &amp; &quot;]&quot; &amp; [Numbers.D145] &amp; &quot;[/url][/b] (&quot; &amp; [Numbers.G145] &amp; &quot;, &quot;  &amp; [Numbers.F145] &amp; &quot;) [sup][[b]&quot; &amp; [Numbers.C145] &amp; &quot;[/b]: &quot; &amp; [Numbers.H145] &amp; &quot;][/sup]&quot;; &quot;&quot;)" office:value-type="string" office:string-value="[b]136. [url=https://www.doomworld.com/idgames/levels/doom2/Ports/megawads/thtthren]THT: Threnody[/url][/b] (Doom II, 2016) [sup][[b]12[/b]: Doomkid: 2, A.H. Sankhatayan: 1, Fadri: 2, nikitsune: 7][/sup]" calcext:value-type="string">
            <text:p>[b]136. [url=https://www.doomworld.com/idgames/levels/doom2/Ports/megawads/thtthren]THT: Threnody[/url][/b] (Doom II, 2016) [sup][[b]12[/b]: Doomkid: 2, A.H. Sankhatayan: 1, Fadri: 2, nikitsune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6] &gt; 0; &quot;[b]&quot; &amp; [Numbers.B146] &amp; &quot;. &quot; &amp; &quot;[url=&quot; &amp; [Numbers.E146] &amp; &quot;]&quot; &amp; [Numbers.D146] &amp; &quot;[/url][/b] (&quot; &amp; [Numbers.G146] &amp; &quot;, &quot;  &amp; [Numbers.F146] &amp; &quot;) [sup][[b]&quot; &amp; [Numbers.C146] &amp; &quot;[/b]: &quot; &amp; [Numbers.H146] &amp; &quot;][/sup]&quot;; &quot;&quot;)" office:value-type="string" office:string-value="[b]143. [url=https://www.doomworld.com/idgames/levels/doom/a-c/b2b]Back to Basics[/url][/b] (Doom, 2007) [sup][[b]11[/b]: WH-Wilou84: 2, joepallai: 5, rd: 4][/sup]" calcext:value-type="string">
            <text:p>[b]143. [url=https://www.doomworld.com/idgames/levels/doom/a-c/b2b]Back to Basics[/url][/b] (Doom, 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7] &gt; 0; &quot;[b]&quot; &amp; [Numbers.B147] &amp; &quot;. &quot; &amp; &quot;[url=&quot; &amp; [Numbers.E147] &amp; &quot;]&quot; &amp; [Numbers.D147] &amp; &quot;[/url][/b] (&quot; &amp; [Numbers.G147] &amp; &quot;, &quot;  &amp; [Numbers.F147] &amp; &quot;) [sup][[b]&quot; &amp; [Numbers.C147] &amp; &quot;[/b]: &quot; &amp; [Numbers.H147] &amp; &quot;][/sup]&quot;; &quot;&quot;)" office:value-type="string" office:string-value="[b]143. [url=https://www.doomworld.com/idgames/levels/doom2/Ports/megawads/1024clau]Claustrophobia 1024[/url][/b] (Doom II, 2009) [sup][[b]11[/b]: m8f: 5, DJVCardMaster: 6][/sup]" calcext:value-type="string">
            <text:p>[b]143. [url=https://www.doomworld.com/idgames/levels/doom2/Ports/megawads/1024clau]Claustrophobia 1024[/url][/b] (Doom II, 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8] &gt; 0; &quot;[b]&quot; &amp; [Numbers.B148] &amp; &quot;. &quot; &amp; &quot;[url=&quot; &amp; [Numbers.E148] &amp; &quot;]&quot; &amp; [Numbers.D148] &amp; &quot;[/url][/b] (&quot; &amp; [Numbers.G148] &amp; &quot;, &quot;  &amp; [Numbers.F148] &amp; &quot;) [sup][[b]&quot; &amp; [Numbers.C148] &amp; &quot;[/b]: &quot; &amp; [Numbers.H148] &amp; &quot;][/sup]&quot;; &quot;&quot;)" office:value-type="string" office:string-value="[b]143. [url=https://www.doomworld.com/idgames/levels/doom2/Ports/a-c/comatose]Comatose[/url][/b] (Doom II, 2016) [sup][[b]11[/b]: yakfak: 7, m8f: 4][/sup]" calcext:value-type="string">
            <text:p>[b]143. [url=https://www.doomworld.com/idgames/levels/doom2/Ports/a-c/comatose]Comatose[/url][/b] (Doom II, 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9] &gt; 0; &quot;[b]&quot; &amp; [Numbers.B149] &amp; &quot;. &quot; &amp; &quot;[url=&quot; &amp; [Numbers.E149] &amp; &quot;]&quot; &amp; [Numbers.D149] &amp; &quot;[/url][/b] (&quot; &amp; [Numbers.G149] &amp; &quot;, &quot;  &amp; [Numbers.F149] &amp; &quot;) [sup][[b]&quot; &amp; [Numbers.C149] &amp; &quot;[/b]: &quot; &amp; [Numbers.H149] &amp; &quot;][/sup]&quot;; &quot;&quot;)" office:value-type="string" office:string-value="[b]143. [url=https://www.doomworld.com/forum/topic/103075-deathless-an-ultimate-doom-megawad-rc4/]Deathless[/url][/b] (Doom, 2018) [sup][[b]11[/b]: TheMightyHeracross: 2, Worm318: 3, Warrex: 5, SOSU: 1][/sup]" calcext:value-type="string">
            <text:p>[b]143. [url=https://www.doomworld.com/forum/topic/103075-deathless-an-ultimate-doom-megawad-rc4/]Deathless[/url][/b] (Doom, 2018) [sup][[b]11[/b]: TheMightyHeracross: 2, Worm318: 3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0] &gt; 0; &quot;[b]&quot; &amp; [Numbers.B150] &amp; &quot;. &quot; &amp; &quot;[url=&quot; &amp; [Numbers.E150] &amp; &quot;]&quot; &amp; [Numbers.D150] &amp; &quot;[/url][/b] (&quot; &amp; [Numbers.G150] &amp; &quot;, &quot;  &amp; [Numbers.F150] &amp; &quot;) [sup][[b]&quot; &amp; [Numbers.C150] &amp; &quot;[/b]: &quot; &amp; [Numbers.H150] &amp; &quot;][/sup]&quot;; &quot;&quot;)" office:value-type="string" office:string-value="[b]143. [url=https://doomwiki.org/wiki/Doomsday_of_UAC]Doomsday of UAC[/url][/b] (Doom, 1994) [sup][[b]11[/b]: Jaws In Space: 2, Ed: 5, joepallai: 3, Ragu: 1][/sup]" calcext:value-type="string">
            <text:p>[b]143. [url=https://doomwiki.org/wiki/Doomsday_of_UAC]Doomsday of UAC[/url][/b] (Doom, 1994) [sup][[b]11[/b]: Jaws In Space: 2, Ed: 5, joepallai: 3,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1] &gt; 0; &quot;[b]&quot; &amp; [Numbers.B151] &amp; &quot;. &quot; &amp; &quot;[url=&quot; &amp; [Numbers.E151] &amp; &quot;]&quot; &amp; [Numbers.D151] &amp; &quot;[/url][/b] (&quot; &amp; [Numbers.G151] &amp; &quot;, &quot;  &amp; [Numbers.F151] &amp; &quot;) [sup][[b]&quot; &amp; [Numbers.C151] &amp; &quot;[/b]: &quot; &amp; [Numbers.H151] &amp; &quot;][/sup]&quot;; &quot;&quot;)" office:value-type="string" office:string-value="[b]143. [url=https://doomwiki.org/wiki/NOVA_III]Nova III[/url][/b] (Doom II, 2019) [sup][[b]11[/b]: Makedounia: 4, DOEL: 7][/sup]" calcext:value-type="string">
            <text:p>[b]143. [url=https://doomwiki.org/wiki/NOVA_III]Nova III[/url][/b] (Doom II, 2019) [sup][[b]11[/b]: Makedounia: 4,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2] &gt; 0; &quot;[b]&quot; &amp; [Numbers.B152] &amp; &quot;. &quot; &amp; &quot;[url=&quot; &amp; [Numbers.E152] &amp; &quot;]&quot; &amp; [Numbers.D152] &amp; &quot;[/url][/b] (&quot; &amp; [Numbers.G152] &amp; &quot;, &quot;  &amp; [Numbers.F152] &amp; &quot;) [sup][[b]&quot; &amp; [Numbers.C152] &amp; &quot;[/b]: &quot; &amp; [Numbers.H152] &amp; &quot;][/sup]&quot;; &quot;&quot;)" office:value-type="string" office:string-value="[b]143. [url=https://www.doomworld.com/idgames/levels/doom2/Ports/megawads/rl2]Running Late 2[/url][/b] (Doom II, 2020) [sup][[b]11[/b]: Deadwing: 6, Ezepov: 5][/sup]" calcext:value-type="string">
            <text:p>[b]143. [url=https://www.doomworld.com/idgames/levels/doom2/Ports/megawads/rl2]Running Late 2[/url][/b] (Doom II, 2020) [sup][[b]11[/b]: Deadwing: 6, Ezepov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3] &gt; 0; &quot;[b]&quot; &amp; [Numbers.B153] &amp; &quot;. &quot; &amp; &quot;[url=&quot; &amp; [Numbers.E153] &amp; &quot;]&quot; &amp; [Numbers.D153] &amp; &quot;[/url][/b] (&quot; &amp; [Numbers.G153] &amp; &quot;, &quot;  &amp; [Numbers.F153] &amp; &quot;) [sup][[b]&quot; &amp; [Numbers.C153] &amp; &quot;[/b]: &quot; &amp; [Numbers.H153] &amp; &quot;][/sup]&quot;; &quot;&quot;)" office:value-type="string" office:string-value="[b]143. [url=https://doomwiki.org/wiki/Super_Sonic_Doom]Super Sonic Doom[/url][/b] (Doom II, 2004) [sup][[b]11[/b]: TJG1289: 2, Doomlover77: 9][/sup]" calcext:value-type="string">
            <text:p>[b]143. [url=https://doomwiki.org/wiki/Super_Sonic_Doom]Super Sonic Doom[/url][/b] (Doom II, 2004) [sup][[b]11[/b]: TJG1289: 2, Doomlover7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4] &gt; 0; &quot;[b]&quot; &amp; [Numbers.B154] &amp; &quot;. &quot; &amp; &quot;[url=&quot; &amp; [Numbers.E154] &amp; &quot;]&quot; &amp; [Numbers.D154] &amp; &quot;[/url][/b] (&quot; &amp; [Numbers.G154] &amp; &quot;, &quot;  &amp; [Numbers.F154] &amp; &quot;) [sup][[b]&quot; &amp; [Numbers.C154] &amp; &quot;[/b]: &quot; &amp; [Numbers.H154] &amp; &quot;][/sup]&quot;; &quot;&quot;)" office:value-type="string" office:string-value="[b]143. [url=https://www.doomworld.com/idgames/levels/doom2/Ports/a-c/ad2dow]Urban Brawl: Dead of Winter[/url][/b] (Standalone, 2014) [sup][[b]11[/b]: Ralphis: 6, Phobus: 5][/sup]" calcext:value-type="string">
            <text:p>[b]143. [url=https://www.doomworld.com/idgames/levels/doom2/Ports/a-c/ad2dow]Urban Brawl: Dead of Winter[/url][/b] (Standalone, 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5] &gt; 0; &quot;[b]&quot; &amp; [Numbers.B155] &amp; &quot;. &quot; &amp; &quot;[url=&quot; &amp; [Numbers.E155] &amp; &quot;]&quot; &amp; [Numbers.D155] &amp; &quot;[/url][/b] (&quot; &amp; [Numbers.G155] &amp; &quot;, &quot;  &amp; [Numbers.F155] &amp; &quot;) [sup][[b]&quot; &amp; [Numbers.C155] &amp; &quot;[/b]: &quot; &amp; [Numbers.H155] &amp; &quot;][/sup]&quot;; &quot;&quot;)" office:value-type="string" office:string-value="[b]152. [url=https://www.doomworld.com/idgames/levels/doom/Ports/0-9/007ltsd]007: Licence to Spell DooM[/url][/b] (Doom, 2002) [sup][[b]10[/b]: Doomlover77: 10][/sup]" calcext:value-type="string">
            <text:p>[b]152. [url=https://www.doomworld.com/idgames/levels/doom/Ports/0-9/007ltsd]007: Licence to Spell DooM[/url][/b] (Doom, 2002) [sup][[b]10[/b]: Doomlover7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6] &gt; 0; &quot;[b]&quot; &amp; [Numbers.B156] &amp; &quot;. &quot; &amp; &quot;[url=&quot; &amp; [Numbers.E156] &amp; &quot;]&quot; &amp; [Numbers.D156] &amp; &quot;[/url][/b] (&quot; &amp; [Numbers.G156] &amp; &quot;, &quot;  &amp; [Numbers.F156] &amp; &quot;) [sup][[b]&quot; &amp; [Numbers.C156] &amp; &quot;[/b]: &quot; &amp; [Numbers.H156] &amp; &quot;][/sup]&quot;; &quot;&quot;)" office:value-type="string" office:string-value="[b]152. [url=https://www.doomworld.com/idgames/levels/doom2/megawads/1monster]1 Monster Megawad[/url][/b] (Doom II, 2007) [sup][[b]10[/b]: TheNerdTurtle2: 2, Li'l devil: 8][/sup]" calcext:value-type="string">
            <text:p>[b]152. [url=https://www.doomworld.com/idgames/levels/doom2/megawads/1monster]1 Monster Megawad[/url][/b] (Doom II, 2007) [sup][[b]10[/b]: TheNerdTurtle2: 2, Li'l devi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7] &gt; 0; &quot;[b]&quot; &amp; [Numbers.B157] &amp; &quot;. &quot; &amp; &quot;[url=&quot; &amp; [Numbers.E157] &amp; &quot;]&quot; &amp; [Numbers.D157] &amp; &quot;[/url][/b] (&quot; &amp; [Numbers.G157] &amp; &quot;, &quot;  &amp; [Numbers.F157] &amp; &quot;) [sup][[b]&quot; &amp; [Numbers.C157] &amp; &quot;[/b]: &quot; &amp; [Numbers.H157] &amp; &quot;][/sup]&quot;; &quot;&quot;)" office:value-type="string" office:string-value="[b]152. [url=https://www.doomworld.com/forum/topic/101647-avactor-last-update-is-out/]Avactor[/url][/b] (Doom II, 2018) [sup][[b]10[/b]: JudgeDeadd: 2, OniriA: 8][/sup]" calcext:value-type="string">
            <text:p>[b]152. [url=https://www.doomworld.com/forum/topic/101647-avactor-last-update-is-out/]Avactor[/url][/b] (Doom II, 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8] &gt; 0; &quot;[b]&quot; &amp; [Numbers.B158] &amp; &quot;. &quot; &amp; &quot;[url=&quot; &amp; [Numbers.E158] &amp; &quot;]&quot; &amp; [Numbers.D158] &amp; &quot;[/url][/b] (&quot; &amp; [Numbers.G158] &amp; &quot;, &quot;  &amp; [Numbers.F158] &amp; &quot;) [sup][[b]&quot; &amp; [Numbers.C158] &amp; &quot;[/b]: &quot; &amp; [Numbers.H158] &amp; &quot;][/sup]&quot;; &quot;&quot;)" office:value-type="string" office:string-value="[b]152. [url=https://www.doomworld.com/idgames/levels/doom2/Ports/a-c/chnworm]Chainworm Kommando[/url][/b] (Doom II, 2017) [sup][[b]10[/b]: Rince-wind: 5, eharper256: 5][/sup]" calcext:value-type="string">
            <text:p>[b]152. [url=https://www.doomworld.com/idgames/levels/doom2/Ports/a-c/chnworm]Chainworm Kommando[/url][/b] (Doom II, 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9] &gt; 0; &quot;[b]&quot; &amp; [Numbers.B159] &amp; &quot;. &quot; &amp; &quot;[url=&quot; &amp; [Numbers.E159] &amp; &quot;]&quot; &amp; [Numbers.D159] &amp; &quot;[/url][/b] (&quot; &amp; [Numbers.G159] &amp; &quot;, &quot;  &amp; [Numbers.F159] &amp; &quot;) [sup][[b]&quot; &amp; [Numbers.C159] &amp; &quot;[/b]: &quot; &amp; [Numbers.H159] &amp; &quot;][/sup]&quot;; &quot;&quot;)" office:value-type="string" office:string-value="[b]152. [url=https://www.doomworld.com/idgames/levels/doom2/Ports/s-u/tcotd21me]City of the Damned: Apocalypse[/url][/b] (Doom II, 2011) [sup][[b]10[/b]: TechnoDoomed1: 5, Rince-wind: 5][/sup]" calcext:value-type="string">
            <text:p>[b]152. [url=https://www.doomworld.com/idgames/levels/doom2/Ports/s-u/tcotd21me]City of the Damned: Apocalypse[/url][/b] (Doom II, 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0] &gt; 0; &quot;[b]&quot; &amp; [Numbers.B160] &amp; &quot;. &quot; &amp; &quot;[url=&quot; &amp; [Numbers.E160] &amp; &quot;]&quot; &amp; [Numbers.D160] &amp; &quot;[/url][/b] (&quot; &amp; [Numbers.G160] &amp; &quot;, &quot;  &amp; [Numbers.F160] &amp; &quot;) [sup][[b]&quot; &amp; [Numbers.C160] &amp; &quot;[/b]: &quot; &amp; [Numbers.H160] &amp; &quot;][/sup]&quot;; &quot;&quot;)" office:value-type="string" office:string-value="[b]152. [url=https://doomwiki.org/wiki/Daedalus:_Alien_Defense]Daedalus: Alien Defense[/url][/b] (Doom II, 2003) [sup][[b]10[/b]: A.H. Sankhatayan: 10][/sup]" calcext:value-type="string">
            <text:p>[b]152. [url=https://doomwiki.org/wiki/Daedalus:_Alien_Defense]Daedalus: Alien Defense[/url][/b] (Doom II, 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1] &gt; 0; &quot;[b]&quot; &amp; [Numbers.B161] &amp; &quot;. &quot; &amp; &quot;[url=&quot; &amp; [Numbers.E161] &amp; &quot;]&quot; &amp; [Numbers.D161] &amp; &quot;[/url][/b] (&quot; &amp; [Numbers.G161] &amp; &quot;, &quot;  &amp; [Numbers.F161] &amp; &quot;) [sup][[b]&quot; &amp; [Numbers.C161] &amp; &quot;[/b]: &quot; &amp; [Numbers.H161] &amp; &quot;][/sup]&quot;; &quot;&quot;)" office:value-type="string" office:string-value="[b]152. [url=https://www.doomworld.com/forum/topic/104608-finely-crafted-fetish-film-7-puzzle-maps-for-boom/]Finely Crafted Fetish Film[/url][/b] (Doom II, 2019) [sup][[b]10[/b]: akolai: 10][/sup]" calcext:value-type="string">
            <text:p>[b]152. [url=https://www.doomworld.com/forum/topic/104608-finely-crafted-fetish-film-7-puzzle-maps-for-boom/]Finely Crafted Fetish Film[/url][/b] (Doom II, 2019) [sup][[b]10[/b]: akola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2] &gt; 0; &quot;[b]&quot; &amp; [Numbers.B162] &amp; &quot;. &quot; &amp; &quot;[url=&quot; &amp; [Numbers.E162] &amp; &quot;]&quot; &amp; [Numbers.D162] &amp; &quot;[/url][/b] (&quot; &amp; [Numbers.G162] &amp; &quot;, &quot;  &amp; [Numbers.F162] &amp; &quot;) [sup][[b]&quot; &amp; [Numbers.C162] &amp; &quot;[/b]: &quot; &amp; [Numbers.H162] &amp; &quot;][/sup]&quot;; &quot;&quot;)" office:value-type="string" office:string-value="[b]152. [url=https://www.doomworld.com/idgames/levels/doom2/g-i/grime]Grime[/url][/b] (Doom II, 2009) [sup][[b]10[/b]: WH-Wilou84: 2, darkreaver: 4, Paul977: 4][/sup]" calcext:value-type="string">
            <text:p>[b]152. [url=https://www.doomworld.com/idgames/levels/doom2/g-i/grime]Grime[/url][/b] (Doom II, 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3] &gt; 0; &quot;[b]&quot; &amp; [Numbers.B163] &amp; &quot;. &quot; &amp; &quot;[url=&quot; &amp; [Numbers.E163] &amp; &quot;]&quot; &amp; [Numbers.D163] &amp; &quot;[/url][/b] (&quot; &amp; [Numbers.G163] &amp; &quot;, &quot;  &amp; [Numbers.F163] &amp; &quot;) [sup][[b]&quot; &amp; [Numbers.C163] &amp; &quot;[/b]: &quot; &amp; [Numbers.H163] &amp; &quot;][/sup]&quot;; &quot;&quot;)" office:value-type="string" office:string-value="[b]152. [url=https://www.doomworld.com/forum/topic/125238-judgment-32-map-mbf21-megawad-rc1/]Judgment[/url][/b] (Doom II, 2021) [sup][[b]10[/b]: &lt;&lt;Rewind: 10][/sup]" calcext:value-type="string">
            <text:p>[b]152. [url=https://www.doomworld.com/forum/topic/125238-judgment-32-map-mbf21-megawad-rc1/]Judgment[/url][/b] (Doom II, 2021) [sup][[b]10[/b]: &lt;&lt;Rewind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4] &gt; 0; &quot;[b]&quot; &amp; [Numbers.B164] &amp; &quot;. &quot; &amp; &quot;[url=&quot; &amp; [Numbers.E164] &amp; &quot;]&quot; &amp; [Numbers.D164] &amp; &quot;[/url][/b] (&quot; &amp; [Numbers.G164] &amp; &quot;, &quot;  &amp; [Numbers.F164] &amp; &quot;) [sup][[b]&quot; &amp; [Numbers.C164] &amp; &quot;[/b]: &quot; &amp; [Numbers.H164] &amp; &quot;][/sup]&quot;; &quot;&quot;)" office:value-type="string" office:string-value="[b]152. [url=https://www.doomworld.com/idgames/levels/doom2/m-o/osiris]Osiris TC[/url][/b] (Doom II, 1996) [sup][[b]10[/b]: Vorpal: 5, Uncle 80: 2, Hitherto: 3][/sup]" calcext:value-type="string">
            <text:p>[b]152. [url=https://www.doomworld.com/idgames/levels/doom2/m-o/osiris]Osiris TC[/url][/b] (Doom II, 1996) [sup][[b]10[/b]: Vorpal: 5, Uncle 80: 2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5] &gt; 0; &quot;[b]&quot; &amp; [Numbers.B165] &amp; &quot;. &quot; &amp; &quot;[url=&quot; &amp; [Numbers.E165] &amp; &quot;]&quot; &amp; [Numbers.D165] &amp; &quot;[/url][/b] (&quot; &amp; [Numbers.G165] &amp; &quot;, &quot;  &amp; [Numbers.F165] &amp; &quot;) [sup][[b]&quot; &amp; [Numbers.C165] &amp; &quot;[/b]: &quot; &amp; [Numbers.H165] &amp; &quot;][/sup]&quot;; &quot;&quot;)" office:value-type="string" office:string-value="[b]152. [url=https://www.doomworld.com/forum/topic/91779-a-few-maps-for-plutonia-5-maps/]Plutonia AD﻿[/url][/b] (Plutonia, 2016) [sup][[b]10[/b]: dosboot: 10][/sup]" calcext:value-type="string">
            <text:p>[b]152. [url=https://www.doomworld.com/forum/topic/91779-a-few-maps-for-plutonia-5-maps/]Plutonia AD﻿[/url][/b] (Plutonia, 2016) [sup][[b]10[/b]: dosbo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6] &gt; 0; &quot;[b]&quot; &amp; [Numbers.B166] &amp; &quot;. &quot; &amp; &quot;[url=&quot; &amp; [Numbers.E166] &amp; &quot;]&quot; &amp; [Numbers.D166] &amp; &quot;[/url][/b] (&quot; &amp; [Numbers.G166] &amp; &quot;, &quot;  &amp; [Numbers.F166] &amp; &quot;) [sup][[b]&quot; &amp; [Numbers.C166] &amp; &quot;[/b]: &quot; &amp; [Numbers.H166] &amp; &quot;][/sup]&quot;; &quot;&quot;)" office:value-type="string" office:string-value="[b]152. [url=https://forum.zdoom.org/viewtopic.php?f=42&amp;t=55443#p981947]Redemption Of The Slain[/url][/b] (Doom II, 2017) [sup][[b]10[/b]: Nancsi: 10][/sup]" calcext:value-type="string">
            <text:p>[b]152. [url=https://forum.zdoom.org/viewtopic.php?f=42&amp;t=55443#p981947]Redemption Of The Slain[/url][/b] (Doom II, 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7] &gt; 0; &quot;[b]&quot; &amp; [Numbers.B167] &amp; &quot;. &quot; &amp; &quot;[url=&quot; &amp; [Numbers.E167] &amp; &quot;]&quot; &amp; [Numbers.D167] &amp; &quot;[/url][/b] (&quot; &amp; [Numbers.G167] &amp; &quot;, &quot;  &amp; [Numbers.F167] &amp; &quot;) [sup][[b]&quot; &amp; [Numbers.C167] &amp; &quot;[/b]: &quot; &amp; [Numbers.H167] &amp; &quot;][/sup]&quot;; &quot;&quot;)" office:value-type="string" office:string-value="[b]152. [url=https://doomwiki.org/wiki/Skulldash]Skulldash[/url][/b] (Doom II, 2015) [sup][[b]10[/b]: everennui: 2, Lorenz0: 8][/sup]" calcext:value-type="string">
            <text:p>[b]152. [url=https://doomwiki.org/wiki/Skulldash]Skulldash[/url][/b] (Doom II, 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8] &gt; 0; &quot;[b]&quot; &amp; [Numbers.B168] &amp; &quot;. &quot; &amp; &quot;[url=&quot; &amp; [Numbers.E168] &amp; &quot;]&quot; &amp; [Numbers.D168] &amp; &quot;[/url][/b] (&quot; &amp; [Numbers.G168] &amp; &quot;, &quot;  &amp; [Numbers.F168] &amp; &quot;) [sup][[b]&quot; &amp; [Numbers.C168] &amp; &quot;[/b]: &quot; &amp; [Numbers.H168] &amp; &quot;][/sup]&quot;; &quot;&quot;)" office:value-type="string" office:string-value="[b]152. [url=https://www.doomworld.com/idgames/levels/doom2/Ports/s-u/tn]Tangerine Nightmare[/url][/b] (Doom II, 2018) [sup][[b]10[/b]: guitardz: 10][/sup]" calcext:value-type="string">
            <text:p>[b]152. [url=https://www.doomworld.com/idgames/levels/doom2/Ports/s-u/tn]Tangerine Nightmare[/url][/b] (Doom II, 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9] &gt; 0; &quot;[b]&quot; &amp; [Numbers.B169] &amp; &quot;. &quot; &amp; &quot;[url=&quot; &amp; [Numbers.E169] &amp; &quot;]&quot; &amp; [Numbers.D169] &amp; &quot;[/url][/b] (&quot; &amp; [Numbers.G169] &amp; &quot;, &quot;  &amp; [Numbers.F169] &amp; &quot;) [sup][[b]&quot; &amp; [Numbers.C169] &amp; &quot;[/b]: &quot; &amp; [Numbers.H169] &amp; &quot;][/sup]&quot;; &quot;&quot;)" office:value-type="string" office:string-value="[b]152. [url=https://doomwiki.org/wiki/The_Alfonzone]The Alfonzone[/url][/b] (Doom II, 2017) [sup][[b]10[/b]: Bryan T: 5, vdgg: 1, BohdanZPM: 4][/sup]" calcext:value-type="string">
            <text:p>[b]152. [url=https://doomwiki.org/wiki/The_Alfonzone]The Alfonzone[/url][/b] (Doom II, 2017) [sup][[b]10[/b]: Bryan T: 5, vdgg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0] &gt; 0; &quot;[b]&quot; &amp; [Numbers.B170] &amp; &quot;. &quot; &amp; &quot;[url=&quot; &amp; [Numbers.E170] &amp; &quot;]&quot; &amp; [Numbers.D170] &amp; &quot;[/url][/b] (&quot; &amp; [Numbers.G170] &amp; &quot;, &quot;  &amp; [Numbers.F170] &amp; &quot;) [sup][[b]&quot; &amp; [Numbers.C170] &amp; &quot;[/b]: &quot; &amp; [Numbers.H170] &amp; &quot;][/sup]&quot;; &quot;&quot;)" office:value-type="string" office:string-value="[b]152. [url=https://www.doomworld.com/idgames/levels/doom2/megawads/ur]Unholy Realms[/url][/b] (Doom II, 2013) [sup][[b]10[/b]: Dime: 6, dylux: 2, tmorrow: 2][/sup]" calcext:value-type="string">
            <text:p>[b]152. [url=https://www.doomworld.com/idgames/levels/doom2/megawads/ur]Unholy Realms[/url][/b] (Doom II, 2013) [sup][[b]10[/b]: Dime: 6, dylux: 2, tmorrow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1] &gt; 0; &quot;[b]&quot; &amp; [Numbers.B171] &amp; &quot;. &quot; &amp; &quot;[url=&quot; &amp; [Numbers.E171] &amp; &quot;]&quot; &amp; [Numbers.D171] &amp; &quot;[/url][/b] (&quot; &amp; [Numbers.G171] &amp; &quot;, &quot;  &amp; [Numbers.F171] &amp; &quot;) [sup][[b]&quot; &amp; [Numbers.C171] &amp; &quot;[/b]: &quot; &amp; [Numbers.H171] &amp; &quot;][/sup]&quot;; &quot;&quot;)" office:value-type="string" office:string-value="[b]168. [url=https://www.doomworld.com/idgames/levels/doom2/Ports/a-c/action]Action Doom[/url][/b] (Standalone, 2004) [sup][[b]9[/b]: Dragonfly: 1, Gaia74: 2, Worm318: 1, ax34: 4, Li'l devil: 1][/sup]" calcext:value-type="string">
            <text:p>[b]168. [url=https://www.doomworld.com/idgames/levels/doom2/Ports/a-c/action]Action Doom[/url][/b] (Standalone, 2004) [sup][[b]9[/b]: Dragonfly: 1, Gaia74: 2, Worm318: 1, ax34: 4,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2] &gt; 0; &quot;[b]&quot; &amp; [Numbers.B172] &amp; &quot;. &quot; &amp; &quot;[url=&quot; &amp; [Numbers.E172] &amp; &quot;]&quot; &amp; [Numbers.D172] &amp; &quot;[/url][/b] (&quot; &amp; [Numbers.G172] &amp; &quot;, &quot;  &amp; [Numbers.F172] &amp; &quot;) [sup][[b]&quot; &amp; [Numbers.C172] &amp; &quot;[/b]: &quot; &amp; [Numbers.H172] &amp; &quot;][/sup]&quot;; &quot;&quot;)" office:value-type="string" office:string-value="[b]168. [url=https://www.doomworld.com/forum/topic/104557-back-to-saturn-x-episode-3-wip/]Back to Saturn X Episode﻿ 3: Instructions to the﻿ Rusty Time Machine﻿﻿[/url][/b] (Doom II, TBA) [sup][[b]9[/b]: jerk-o: 9][/sup]" calcext:value-type="string">
            <text:p>[b]168. [url=https://www.doomworld.com/forum/topic/104557-back-to-saturn-x-episode-3-wip/]Back to Saturn X Episode﻿ 3: Instructions to the﻿ Rusty Time Machine﻿﻿[/url][/b] (Doom II, TBA) [sup][[b]9[/b]: jerk-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3] &gt; 0; &quot;[b]&quot; &amp; [Numbers.B173] &amp; &quot;. &quot; &amp; &quot;[url=&quot; &amp; [Numbers.E173] &amp; &quot;]&quot; &amp; [Numbers.D173] &amp; &quot;[/url][/b] (&quot; &amp; [Numbers.G173] &amp; &quot;, &quot;  &amp; [Numbers.F173] &amp; &quot;) [sup][[b]&quot; &amp; [Numbers.C173] &amp; &quot;[/b]: &quot; &amp; [Numbers.H173] &amp; &quot;][/sup]&quot;; &quot;&quot;)" office:value-type="string" office:string-value="[b]168. [url=https://www.doomworld.com/idgames/levels/doom/megawads/bgcomp]Base Ganymede[/url][/b] (Doom, 2012) [sup][[b]9[/b]: maxmanium: 9][/sup]" calcext:value-type="string">
            <text:p>[b]168. [url=https://www.doomworld.com/idgames/levels/doom/megawads/bgcomp]Base Ganymede[/url][/b] (Doom, 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4] &gt; 0; &quot;[b]&quot; &amp; [Numbers.B174] &amp; &quot;. &quot; &amp; &quot;[url=&quot; &amp; [Numbers.E174] &amp; &quot;]&quot; &amp; [Numbers.D174] &amp; &quot;[/url][/b] (&quot; &amp; [Numbers.G174] &amp; &quot;, &quot;  &amp; [Numbers.F174] &amp; &quot;) [sup][[b]&quot; &amp; [Numbers.C174] &amp; &quot;[/b]: &quot; &amp; [Numbers.H174] &amp; &quot;][/sup]&quot;; &quot;&quot;)" office:value-type="string" office:string-value="[b]168. [url=https://www.doomworld.com/idgames/levels/doom2/Ports/a-c/brfinal]Beyond Reality[/url][/b] (Doom II, 2012) [sup][[b]9[/b]: Talvi: 3, HUNdebLeonidasX: 6][/sup]" calcext:value-type="string">
            <text:p>[b]168. [url=https://www.doomworld.com/idgames/levels/doom2/Ports/a-c/brfinal]Beyond Reality[/url][/b] (Doom II, 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5] &gt; 0; &quot;[b]&quot; &amp; [Numbers.B175] &amp; &quot;. &quot; &amp; &quot;[url=&quot; &amp; [Numbers.E175] &amp; &quot;]&quot; &amp; [Numbers.D175] &amp; &quot;[/url][/b] (&quot; &amp; [Numbers.G175] &amp; &quot;, &quot;  &amp; [Numbers.F175] &amp; &quot;) [sup][[b]&quot; &amp; [Numbers.C175] &amp; &quot;[/b]: &quot; &amp; [Numbers.H175] &amp; &quot;][/sup]&quot;; &quot;&quot;)" office:value-type="string" office:string-value="[b]168. [url=https://www.doomworld.com/idgames/levels/doom2/Ports/megawads/die]Death in Excess[/url][/b] (Doom II, 2019) [sup][[b]9[/b]: Arbys550: 9][/sup]" calcext:value-type="string">
            <text:p>[b]168. [url=https://www.doomworld.com/idgames/levels/doom2/Ports/megawads/die]Death in Excess[/url][/b] (Doom II, 2019) [sup][[b]9[/b]: Arbys55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6] &gt; 0; &quot;[b]&quot; &amp; [Numbers.B176] &amp; &quot;. &quot; &amp; &quot;[url=&quot; &amp; [Numbers.E176] &amp; &quot;]&quot; &amp; [Numbers.D176] &amp; &quot;[/url][/b] (&quot; &amp; [Numbers.G176] &amp; &quot;, &quot;  &amp; [Numbers.F176] &amp; &quot;) [sup][[b]&quot; &amp; [Numbers.C176] &amp; &quot;[/b]: &quot; &amp; [Numbers.H176] &amp; &quot;][/sup]&quot;; &quot;&quot;)" office:value-type="string" office:string-value="[b]168. [url=https://www.doomworld.com/idgames/levels/doom2/megawads/d2ino]Doom 2 In Name Only[/url][/b] (Doom II, 2014) [sup][[b]9[/b]: Odal: 4, CinnamonKilljoy: 5][/sup]" calcext:value-type="string">
            <text:p>[b]168. [url=https://www.doomworld.com/idgames/levels/doom2/megawads/d2ino]Doom 2 In Name Only[/url][/b] (Doom II, 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7] &gt; 0; &quot;[b]&quot; &amp; [Numbers.B177] &amp; &quot;. &quot; &amp; &quot;[url=&quot; &amp; [Numbers.E177] &amp; &quot;]&quot; &amp; [Numbers.D177] &amp; &quot;[/url][/b] (&quot; &amp; [Numbers.G177] &amp; &quot;, &quot;  &amp; [Numbers.F177] &amp; &quot;) [sup][[b]&quot; &amp; [Numbers.C177] &amp; &quot;[/b]: &quot; &amp; [Numbers.H177] &amp; &quot;][/sup]&quot;; &quot;&quot;)" office:value-type="string" office:string-value="[b]168. [url=https://doomwiki.org/wiki/Doom:_Damnation]Doom: Damnation[/url][/b] (Doom, 2016) [sup][[b]9[/b]: bzzrak: 9][/sup]" calcext:value-type="string">
            <text:p>[b]168. [url=https://doomwiki.org/wiki/Doom:_Damnation]Doom: Damnation[/url][/b] (Doom, 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8] &gt; 0; &quot;[b]&quot; &amp; [Numbers.B178] &amp; &quot;. &quot; &amp; &quot;[url=&quot; &amp; [Numbers.E178] &amp; &quot;]&quot; &amp; [Numbers.D178] &amp; &quot;[/url][/b] (&quot; &amp; [Numbers.G178] &amp; &quot;, &quot;  &amp; [Numbers.F178] &amp; &quot;) [sup][[b]&quot; &amp; [Numbers.C178] &amp; &quot;[/b]: &quot; &amp; [Numbers.H178] &amp; &quot;][/sup]&quot;; &quot;&quot;)" office:value-type="string" office:string-value="[b]168. [url=https://www.doomworld.com/idgames/levels/doom2/Ports/megawads/dump-1]Dump Episode 1: Fuck Time Limits[/url][/b] (Doom II, 2016) [sup][[b]9[/b]: Voltcom9: 9][/sup]" calcext:value-type="string">
            <text:p>[b]168. [url=https://www.doomworld.com/idgames/levels/doom2/Ports/megawads/dump-1]Dump Episode 1: Fuck Time Limits[/url][/b] (Doom II, 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9] &gt; 0; &quot;[b]&quot; &amp; [Numbers.B179] &amp; &quot;. &quot; &amp; &quot;[url=&quot; &amp; [Numbers.E179] &amp; &quot;]&quot; &amp; [Numbers.D179] &amp; &quot;[/url][/b] (&quot; &amp; [Numbers.G179] &amp; &quot;, &quot;  &amp; [Numbers.F179] &amp; &quot;) [sup][[b]&quot; &amp; [Numbers.C179] &amp; &quot;[/b]: &quot; &amp; [Numbers.H179] &amp; &quot;][/sup]&quot;; &quot;&quot;)" office:value-type="string" office:string-value="[b]168. [url=https://www.doomworld.com/forum/topic/88507-dump-episode-3-bfg-edition-maps-released/]Dump Episode 3: BFG Edition[/url][/b] (Doom II, 2016) [sup][[b]9[/b]: HyperLuke: 9][/sup]" calcext:value-type="string">
            <text:p>[b]168. [url=https://www.doomworld.com/forum/topic/88507-dump-episode-3-bfg-edition-maps-released/]Dump Episode 3: BFG Edition[/url][/b] (Doom II, 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0] &gt; 0; &quot;[b]&quot; &amp; [Numbers.B180] &amp; &quot;. &quot; &amp; &quot;[url=&quot; &amp; [Numbers.E180] &amp; &quot;]&quot; &amp; [Numbers.D180] &amp; &quot;[/url][/b] (&quot; &amp; [Numbers.G180] &amp; &quot;, &quot;  &amp; [Numbers.F180] &amp; &quot;) [sup][[b]&quot; &amp; [Numbers.C180] &amp; &quot;[/b]: &quot; &amp; [Numbers.H180] &amp; &quot;][/sup]&quot;; &quot;&quot;)" office:value-type="string" office:string-value="[b]168. [url=https://www.doomworld.com/idgames/levels/doom2/d-f/dyst3]Dystopia 3: Re-Birth of Anarchy[/url][/b] (Doom II, 1996) [sup][[b]9[/b]: Soundblock: 3, valkiriforce: 1, joepallai: 4, dosboot: 1][/sup]" calcext:value-type="string">
            <text:p>[b]168. [url=https://www.doomworld.com/idgames/levels/doom2/d-f/dyst3]Dystopia 3: Re-Birth of Anarchy[/url][/b] (Doom II, 1996) [sup][[b]9[/b]: Soundblock: 3, valkiriforce: 1, joepallai: 4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1] &gt; 0; &quot;[b]&quot; &amp; [Numbers.B181] &amp; &quot;. &quot; &amp; &quot;[url=&quot; &amp; [Numbers.E181] &amp; &quot;]&quot; &amp; [Numbers.D181] &amp; &quot;[/url][/b] (&quot; &amp; [Numbers.G181] &amp; &quot;, &quot;  &amp; [Numbers.F181] &amp; &quot;) [sup][[b]&quot; &amp; [Numbers.C181] &amp; &quot;[/b]: &quot; &amp; [Numbers.H181] &amp; &quot;][/sup]&quot;; &quot;&quot;)" office:value-type="string" office:string-value="[b]168. [url=https://www.doomworld.com/idgames/themes/TeamTNT/ed4_rfo/ed4_rfo1]Eternal DOOM IV: Return from Oblivion[/url][/b] (Doom II, 2008) [sup][[b]9[/b]: m8f: 5, Fadri: 4][/sup]" calcext:value-type="string">
            <text:p>[b]168. [url=https://www.doomworld.com/idgames/themes/TeamTNT/ed4_rfo/ed4_rfo1]Eternal DOOM IV: Return from Oblivion[/url][/b] (Doom II, 2008) [sup][[b]9[/b]: m8f: 5, Fad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2] &gt; 0; &quot;[b]&quot; &amp; [Numbers.B182] &amp; &quot;. &quot; &amp; &quot;[url=&quot; &amp; [Numbers.E182] &amp; &quot;]&quot; &amp; [Numbers.D182] &amp; &quot;[/url][/b] (&quot; &amp; [Numbers.G182] &amp; &quot;, &quot;  &amp; [Numbers.F182] &amp; &quot;) [sup][[b]&quot; &amp; [Numbers.C182] &amp; &quot;[/b]: &quot; &amp; [Numbers.H182] &amp; &quot;][/sup]&quot;; &quot;&quot;)" office:value-type="string" office:string-value="[b]168. [url=https://www.doomworld.com/forum/topic/100391-esp2/]Eternal Slumber Party﻿ 2[/url][/b] (Doom II, 2018) [sup][[b]9[/b]: Roofi: 9][/sup]" calcext:value-type="string">
            <text:p>[b]168. [url=https://www.doomworld.com/forum/topic/100391-esp2/]Eternal Slumber Party﻿ 2[/url][/b] (Doom II, 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3] &gt; 0; &quot;[b]&quot; &amp; [Numbers.B183] &amp; &quot;. &quot; &amp; &quot;[url=&quot; &amp; [Numbers.E183] &amp; &quot;]&quot; &amp; [Numbers.D183] &amp; &quot;[/url][/b] (&quot; &amp; [Numbers.G183] &amp; &quot;, &quot;  &amp; [Numbers.F183] &amp; &quot;) [sup][[b]&quot; &amp; [Numbers.C183] &amp; &quot;[/b]: &quot; &amp; [Numbers.H183] &amp; &quot;][/sup]&quot;; &quot;&quot;)" office:value-type="string" office:string-value="[b]168. [url=https://www.doomworld.com/idgames/levels/doom2/g-i/hellrun2]Hellrun[/url][/b] (Doom II, 2013) [sup][[b]9[/b]: Doomkid: 3, joepallai: 6][/sup]" calcext:value-type="string">
            <text:p>[b]168. [url=https://www.doomworld.com/idgames/levels/doom2/g-i/hellrun2]Hellrun[/url][/b] (Doom II, 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4] &gt; 0; &quot;[b]&quot; &amp; [Numbers.B184] &amp; &quot;. &quot; &amp; &quot;[url=&quot; &amp; [Numbers.E184] &amp; &quot;]&quot; &amp; [Numbers.D184] &amp; &quot;[/url][/b] (&quot; &amp; [Numbers.G184] &amp; &quot;, &quot;  &amp; [Numbers.F184] &amp; &quot;) [sup][[b]&quot; &amp; [Numbers.C184] &amp; &quot;[/b]: &quot; &amp; [Numbers.H184] &amp; &quot;][/sup]&quot;; &quot;&quot;)" office:value-type="string" office:string-value="[b]168. [url=https://www.doomworld.com/idgames/levels/doom2/Ports/g-i/hth2]Hi-Tech Hell 2: Alien Tech[/url][/b] (Doom II, 2005) [sup][[b]9[/b]: Graf Zahl: 9][/sup]" calcext:value-type="string">
            <text:p>[b]168. [url=https://www.doomworld.com/idgames/levels/doom2/Ports/g-i/hth2]Hi-Tech Hell 2: Alien Tech[/url][/b] (Doom II, 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5] &gt; 0; &quot;[b]&quot; &amp; [Numbers.B185] &amp; &quot;. &quot; &amp; &quot;[url=&quot; &amp; [Numbers.E185] &amp; &quot;]&quot; &amp; [Numbers.D185] &amp; &quot;[/url][/b] (&quot; &amp; [Numbers.G185] &amp; &quot;, &quot;  &amp; [Numbers.F185] &amp; &quot;) [sup][[b]&quot; &amp; [Numbers.C185] &amp; &quot;[/b]: &quot; &amp; [Numbers.H185] &amp; &quot;][/sup]&quot;; &quot;&quot;)" office:value-type="string" office:string-value="[b]168. [url=https://www.doomworld.com/idgames/levels/doom2/m-o/obtic11]Obituary[/url][/b] (Doom II, 1995) [sup][[b]9[/b]: roadworx: 4, T-Rex: 1, Ragu: 4][/sup]" calcext:value-type="string">
            <text:p>[b]168. [url=https://www.doomworld.com/idgames/levels/doom2/m-o/obtic11]Obituary[/url][/b] (Doom II, 1995) [sup][[b]9[/b]: roadworx: 4, T-Rex: 1, Ragu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6] &gt; 0; &quot;[b]&quot; &amp; [Numbers.B186] &amp; &quot;. &quot; &amp; &quot;[url=&quot; &amp; [Numbers.E186] &amp; &quot;]&quot; &amp; [Numbers.D186] &amp; &quot;[/url][/b] (&quot; &amp; [Numbers.G186] &amp; &quot;, &quot;  &amp; [Numbers.F186] &amp; &quot;) [sup][[b]&quot; &amp; [Numbers.C186] &amp; &quot;[/b]: &quot; &amp; [Numbers.H186] &amp; &quot;][/sup]&quot;; &quot;&quot;)" office:value-type="string" office:string-value="[b]168. [url=https://forum.zdoom.org/viewtopic.php?t=52301#p913612]Shadow Of The Wool Ball[/url][/b] (Doom II, 2016) [sup][[b]9[/b]: Apaul27: 9][/sup]" calcext:value-type="string">
            <text:p>[b]168. [url=https://forum.zdoom.org/viewtopic.php?t=52301#p913612]Shadow Of The Wool Ball[/url][/b] (Doom II, 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7] &gt; 0; &quot;[b]&quot; &amp; [Numbers.B187] &amp; &quot;. &quot; &amp; &quot;[url=&quot; &amp; [Numbers.E187] &amp; &quot;]&quot; &amp; [Numbers.D187] &amp; &quot;[/url][/b] (&quot; &amp; [Numbers.G187] &amp; &quot;, &quot;  &amp; [Numbers.F187] &amp; &quot;) [sup][[b]&quot; &amp; [Numbers.C187] &amp; &quot;[/b]: &quot; &amp; [Numbers.H187] &amp; &quot;][/sup]&quot;; &quot;&quot;)" office:value-type="string" office:string-value="[b]168. [url=https://www.doomworld.com/idgames/levels/doom/s-u/smb_v102]The Sky May Be[/url][/b] (Doom, 1997) [sup][[b]9[/b]: AnonimVio: 3, Li'l devil: 1, msx2plus: 5][/sup]" calcext:value-type="string">
            <text:p>[b]168. [url=https://www.doomworld.com/idgames/levels/doom/s-u/smb_v102]The Sky May Be[/url][/b] (Doom, 1997) [sup][[b]9[/b]: AnonimVio: 3, Li'l devil: 1,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8] &gt; 0; &quot;[b]&quot; &amp; [Numbers.B188] &amp; &quot;. &quot; &amp; &quot;[url=&quot; &amp; [Numbers.E188] &amp; &quot;]&quot; &amp; [Numbers.D188] &amp; &quot;[/url][/b] (&quot; &amp; [Numbers.G188] &amp; &quot;, &quot;  &amp; [Numbers.F188] &amp; &quot;) [sup][[b]&quot; &amp; [Numbers.C188] &amp; &quot;[/b]: &quot; &amp; [Numbers.H188] &amp; &quot;][/sup]&quot;; &quot;&quot;)" office:value-type="string" office:string-value="[b]168. [url=https://doomwiki.org/wiki/TNT:_Evilution]TNT: Evilution[/url][/b] (TNT, 1996) [sup][[b]9[/b]: Li'l devil: 6, PBeGood4: 2, nikitsune: 1][/sup]" calcext:value-type="string">
            <text:p>[b]168. [url=https://doomwiki.org/wiki/TNT:_Evilution]TNT: Evilution[/url][/b] (TNT, 1996) [sup][[b]9[/b]: Li'l devil: 6, PBeGood4: 2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9] &gt; 0; &quot;[b]&quot; &amp; [Numbers.B189] &amp; &quot;. &quot; &amp; &quot;[url=&quot; &amp; [Numbers.E189] &amp; &quot;]&quot; &amp; [Numbers.D189] &amp; &quot;[/url][/b] (&quot; &amp; [Numbers.G189] &amp; &quot;, &quot;  &amp; [Numbers.F189] &amp; &quot;) [sup][[b]&quot; &amp; [Numbers.C189] &amp; &quot;[/b]: &quot; &amp; [Numbers.H189] &amp; &quot;][/sup]&quot;; &quot;&quot;)" office:value-type="string" office:string-value="[b]168. [url=https://www.doomworld.com/idgames/levels/doom2/Ports/s-u/tnte1]Torment and Torture[/url][/b] (Doom II, 2006) [sup][[b]9[/b]: MFG38: 9][/sup]" calcext:value-type="string">
            <text:p>[b]168. [url=https://www.doomworld.com/idgames/levels/doom2/Ports/s-u/tnte1]Torment and Torture[/url][/b] (Doom II, 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0] &gt; 0; &quot;[b]&quot; &amp; [Numbers.B190] &amp; &quot;. &quot; &amp; &quot;[url=&quot; &amp; [Numbers.E190] &amp; &quot;]&quot; &amp; [Numbers.D190] &amp; &quot;[/url][/b] (&quot; &amp; [Numbers.G190] &amp; &quot;, &quot;  &amp; [Numbers.F190] &amp; &quot;) [sup][[b]&quot; &amp; [Numbers.C190] &amp; &quot;[/b]: &quot; &amp; [Numbers.H190] &amp; &quot;][/sup]&quot;; &quot;&quot;)" office:value-type="string" office:string-value="[b]187. [url=https://www.doomworld.com/idgames/levels/doom2/megawads/50monstr]50 Monsters[/url][/b] (Doom II, 2017) [sup][[b]8[/b]: tmorrow: 2, Worm318: 6][/sup]" calcext:value-type="string">
            <text:p>[b]187. [url=https://www.doomworld.com/idgames/levels/doom2/megawads/50monstr]50 Monsters[/url][/b] (Doom II, 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1] &gt; 0; &quot;[b]&quot; &amp; [Numbers.B191] &amp; &quot;. &quot; &amp; &quot;[url=&quot; &amp; [Numbers.E191] &amp; &quot;]&quot; &amp; [Numbers.D191] &amp; &quot;[/url][/b] (&quot; &amp; [Numbers.G191] &amp; &quot;, &quot;  &amp; [Numbers.F191] &amp; &quot;) [sup][[b]&quot; &amp; [Numbers.C191] &amp; &quot;[/b]: &quot; &amp; [Numbers.H191] &amp; &quot;][/sup]&quot;; &quot;&quot;)" office:value-type="string" office:string-value="[b]187. [url=https://www.doomworld.com/idgames/levels/doom2/Ports/megawads/amdosia]Armadosia The Mad Corridor[/url][/b] (Doom II, 2006) [sup][[b]8[/b]: Pierrot: 2, smeghammer: 6][/sup]" calcext:value-type="string">
            <text:p>[b]187. [url=https://www.doomworld.com/idgames/levels/doom2/Ports/megawads/amdosia]Armadosia The Mad Corridor[/url][/b] (Doom II, 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2] &gt; 0; &quot;[b]&quot; &amp; [Numbers.B192] &amp; &quot;. &quot; &amp; &quot;[url=&quot; &amp; [Numbers.E192] &amp; &quot;]&quot; &amp; [Numbers.D192] &amp; &quot;[/url][/b] (&quot; &amp; [Numbers.G192] &amp; &quot;, &quot;  &amp; [Numbers.F192] &amp; &quot;) [sup][[b]&quot; &amp; [Numbers.C192] &amp; &quot;[/b]: &quot; &amp; [Numbers.H192] &amp; &quot;][/sup]&quot;; &quot;&quot;)" office:value-type="string" office:string-value="[b]187. [url=https://www.doomworld.com/forum/topic/107249-come-eat-the-mapwich-a-collaborative-community-project-rc1-available/]Come eat The Mapwich[/url][/b] (Doom II, 2019) [sup][[b]8[/b]: Jaromir Bergmann: 8][/sup]" calcext:value-type="string">
            <text:p>[b]187. [url=https://www.doomworld.com/forum/topic/107249-come-eat-the-mapwich-a-collaborative-community-project-rc1-available/]Come eat The Mapwich[/url][/b] (Doom II, 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3] &gt; 0; &quot;[b]&quot; &amp; [Numbers.B193] &amp; &quot;. &quot; &amp; &quot;[url=&quot; &amp; [Numbers.E193] &amp; &quot;]&quot; &amp; [Numbers.D193] &amp; &quot;[/url][/b] (&quot; &amp; [Numbers.G193] &amp; &quot;, &quot;  &amp; [Numbers.F193] &amp; &quot;) [sup][[b]&quot; &amp; [Numbers.C193] &amp; &quot;[/b]: &quot; &amp; [Numbers.H193] &amp; &quot;][/sup]&quot;; &quot;&quot;)" office:value-type="string" office:string-value="[b]187. [url=https://www.doomworld.com/idgames/levels/doom/a-c/crusades]Crusades[/url][/b] (Doom, 1999) [sup][[b]8[/b]: joepallai: 5, Hitherto: 3][/sup]" calcext:value-type="string">
            <text:p>[b]187. [url=https://www.doomworld.com/idgames/levels/doom/a-c/crusades]Crusades[/url][/b] (Doom, 1999) [sup][[b]8[/b]: joepallai: 5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4] &gt; 0; &quot;[b]&quot; &amp; [Numbers.B194] &amp; &quot;. &quot; &amp; &quot;[url=&quot; &amp; [Numbers.E194] &amp; &quot;]&quot; &amp; [Numbers.D194] &amp; &quot;[/url][/b] (&quot; &amp; [Numbers.G194] &amp; &quot;, &quot;  &amp; [Numbers.F194] &amp; &quot;) [sup][[b]&quot; &amp; [Numbers.C194] &amp; &quot;[/b]: &quot; &amp; [Numbers.H194] &amp; &quot;][/sup]&quot;; &quot;&quot;)" office:value-type="string" office:string-value="[b]187. [url=https://www.doomworld.com/idgames/levels/doom2/d-f/doomcity]Doom City[/url][/b] (Doom II, 1995) [sup][[b]8[/b]: Jaws In Space: 4, Doomkid: 3, toxic.rat: 1][/sup]" calcext:value-type="string">
            <text:p>[b]187. [url=https://www.doomworld.com/idgames/levels/doom2/d-f/doomcity]Doom City[/url][/b] (Doom II, 1995) [sup][[b]8[/b]: Jaws In Space: 4, Doomkid: 3, toxic.ra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5] &gt; 0; &quot;[b]&quot; &amp; [Numbers.B195] &amp; &quot;. &quot; &amp; &quot;[url=&quot; &amp; [Numbers.E195] &amp; &quot;]&quot; &amp; [Numbers.D195] &amp; &quot;[/url][/b] (&quot; &amp; [Numbers.G195] &amp; &quot;, &quot;  &amp; [Numbers.F195] &amp; &quot;) [sup][[b]&quot; &amp; [Numbers.C195] &amp; &quot;[/b]: &quot; &amp; [Numbers.H195] &amp; &quot;][/sup]&quot;; &quot;&quot;)" office:value-type="string" office:string-value="[b]187. [url=https://www.doomworld.com/forum/topic/69813-doom-the-golden-souls-mario-64-doom-definitive-edition-released/]Doom: The Golden Souls[/url][/b] (Doom II, 2014) [sup][[b]8[/b]: everennui: 1, TheNerdTurtle2: 7][/sup]" calcext:value-type="string">
            <text:p>[b]187. [url=https://www.doomworld.com/forum/topic/69813-doom-the-golden-souls-mario-64-doom-definitive-edition-released/]Doom: The Golden Souls[/url][/b] (Doom II, 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6] &gt; 0; &quot;[b]&quot; &amp; [Numbers.B196] &amp; &quot;. &quot; &amp; &quot;[url=&quot; &amp; [Numbers.E196] &amp; &quot;]&quot; &amp; [Numbers.D196] &amp; &quot;[/url][/b] (&quot; &amp; [Numbers.G196] &amp; &quot;, &quot;  &amp; [Numbers.F196] &amp; &quot;) [sup][[b]&quot; &amp; [Numbers.C196] &amp; &quot;[/b]: &quot; &amp; [Numbers.H196] &amp; &quot;][/sup]&quot;; &quot;&quot;)" office:value-type="string" office:string-value="[b]187. [url=https://www.doomworld.com/idgames/levels/doom2/Ports/a-c/cybie]Doomguy's Pimp Ventures[/url][/b] (Doom II, 2006) [sup][[b]8[/b]: AnonimVio: 8][/sup]" calcext:value-type="string">
            <text:p>[b]187. [url=https://www.doomworld.com/idgames/levels/doom2/Ports/a-c/cybie]Doomguy's Pimp Ventures[/url][/b] (Doom II, 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7] &gt; 0; &quot;[b]&quot; &amp; [Numbers.B197] &amp; &quot;. &quot; &amp; &quot;[url=&quot; &amp; [Numbers.E197] &amp; &quot;]&quot; &amp; [Numbers.D197] &amp; &quot;[/url][/b] (&quot; &amp; [Numbers.G197] &amp; &quot;, &quot;  &amp; [Numbers.F197] &amp; &quot;) [sup][[b]&quot; &amp; [Numbers.C197] &amp; &quot;[/b]: &quot; &amp; [Numbers.H197] &amp; &quot;][/sup]&quot;; &quot;&quot;)" office:value-type="string" office:string-value="[b]187. [url=https://www.doomworld.com/idgames/levels/doom2/Ports/g-i/holyhell]Holy Hell[/url][/b] (Doom II, 2006) [sup][[b]8[/b]: Outrageous Videos: 2, bemused: 6][/sup]" calcext:value-type="string">
            <text:p>[b]187. [url=https://www.doomworld.com/idgames/levels/doom2/Ports/g-i/holyhell]Holy Hell[/url][/b] (Doom II, 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8] &gt; 0; &quot;[b]&quot; &amp; [Numbers.B198] &amp; &quot;. &quot; &amp; &quot;[url=&quot; &amp; [Numbers.E198] &amp; &quot;]&quot; &amp; [Numbers.D198] &amp; &quot;[/url][/b] (&quot; &amp; [Numbers.G198] &amp; &quot;, &quot;  &amp; [Numbers.F198] &amp; &quot;) [sup][[b]&quot; &amp; [Numbers.C198] &amp; &quot;[/b]: &quot; &amp; [Numbers.H198] &amp; &quot;][/sup]&quot;; &quot;&quot;)" office:value-type="string" office:string-value="[b]187. [url=https://www.doomworld.com/idgames/levels/doom2/Ports/megawads/italo]Italo-Doom[/url][/b] (Doom II, 2016) [sup][[b]8[/b]: bemused: 8][/sup]" calcext:value-type="string">
            <text:p>[b]187. [url=https://www.doomworld.com/idgames/levels/doom2/Ports/megawads/italo]Italo-Doom[/url][/b] (Doom II, 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9] &gt; 0; &quot;[b]&quot; &amp; [Numbers.B199] &amp; &quot;. &quot; &amp; &quot;[url=&quot; &amp; [Numbers.E199] &amp; &quot;]&quot; &amp; [Numbers.D199] &amp; &quot;[/url][/b] (&quot; &amp; [Numbers.G199] &amp; &quot;, &quot;  &amp; [Numbers.F199] &amp; &quot;) [sup][[b]&quot; &amp; [Numbers.C199] &amp; &quot;[/b]: &quot; &amp; [Numbers.H199] &amp; &quot;][/sup]&quot;; &quot;&quot;)" office:value-type="string" office:string-value="[b]187. [url=https://www.doomworld.com/idgames/levels/doom2/m-o/mangle]Mangle[/url][/b] (Doom II, 1995) [sup][[b]8[/b]: bzzrak: 8][/sup]" calcext:value-type="string">
            <text:p>[b]187. [url=https://www.doomworld.com/idgames/levels/doom2/m-o/mangle]Mangle[/url][/b] (Doom II, 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0] &gt; 0; &quot;[b]&quot; &amp; [Numbers.B200] &amp; &quot;. &quot; &amp; &quot;[url=&quot; &amp; [Numbers.E200] &amp; &quot;]&quot; &amp; [Numbers.D200] &amp; &quot;[/url][/b] (&quot; &amp; [Numbers.G200] &amp; &quot;, &quot;  &amp; [Numbers.F200] &amp; &quot;) [sup][[b]&quot; &amp; [Numbers.C200] &amp; &quot;[/b]: &quot; &amp; [Numbers.H200] &amp; &quot;][/sup]&quot;; &quot;&quot;)" office:value-type="string" office:string-value="[b]187. [url=https://www.doomworld.com/idgames/levels/doom2/Ports/m-o/mohu1]Monster Hunter Ltd Part I[/url][/b] (Doom II, 2014) [sup][[b]8[/b]: Jaws In Space: 4, m8f: 4][/sup]" calcext:value-type="string">
            <text:p>[b]187. [url=https://www.doomworld.com/idgames/levels/doom2/Ports/m-o/mohu1]Monster Hunter Ltd Part I[/url][/b] (Doom II, 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1] &gt; 0; &quot;[b]&quot; &amp; [Numbers.B201] &amp; &quot;. &quot; &amp; &quot;[url=&quot; &amp; [Numbers.E201] &amp; &quot;]&quot; &amp; [Numbers.D201] &amp; &quot;[/url][/b] (&quot; &amp; [Numbers.G201] &amp; &quot;, &quot;  &amp; [Numbers.F201] &amp; &quot;) [sup][[b]&quot; &amp; [Numbers.C201] &amp; &quot;[/b]: &quot; &amp; [Numbers.H201] &amp; &quot;][/sup]&quot;; &quot;&quot;)" office:value-type="string" office:string-value="[b]187. [url=https://www.doomworld.com/idgames/levels/doom2/Ports/m-o/mohu2]Monster Hunter Ltd Part II[/url][/b] (Doom II, 2014) [sup][[b]8[/b]: Jaws In Space: 4, m8f: 4][/sup]" calcext:value-type="string">
            <text:p>[b]187. [url=https://www.doomworld.com/idgames/levels/doom2/Ports/m-o/mohu2]Monster Hunter Ltd Part II[/url][/b] (Doom II, 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2] &gt; 0; &quot;[b]&quot; &amp; [Numbers.B202] &amp; &quot;. &quot; &amp; &quot;[url=&quot; &amp; [Numbers.E202] &amp; &quot;]&quot; &amp; [Numbers.D202] &amp; &quot;[/url][/b] (&quot; &amp; [Numbers.G202] &amp; &quot;, &quot;  &amp; [Numbers.F202] &amp; &quot;) [sup][[b]&quot; &amp; [Numbers.C202] &amp; &quot;[/b]: &quot; &amp; [Numbers.H202] &amp; &quot;][/sup]&quot;; &quot;&quot;)" office:value-type="string" office:string-value="[b]187. [url=https://www.doomworld.com/idgames/levels/doom2/Ports/m-o/nimrod]Nimrod: Ixnay on the Hombre[/url][/b] (Doom II, 2002) [sup][[b]8[/b]: Graf Zahl: 8][/sup]" calcext:value-type="string">
            <text:p>[b]187. [url=https://www.doomworld.com/idgames/levels/doom2/Ports/m-o/nimrod]Nimrod: Ixnay on the Hombre[/url][/b] (Doom II, 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3] &gt; 0; &quot;[b]&quot; &amp; [Numbers.B203] &amp; &quot;. &quot; &amp; &quot;[url=&quot; &amp; [Numbers.E203] &amp; &quot;]&quot; &amp; [Numbers.D203] &amp; &quot;[/url][/b] (&quot; &amp; [Numbers.G203] &amp; &quot;, &quot;  &amp; [Numbers.F203] &amp; &quot;) [sup][[b]&quot; &amp; [Numbers.C203] &amp; &quot;[/b]: &quot; &amp; [Numbers.H203] &amp; &quot;][/sup]&quot;; &quot;&quot;)" office:value-type="string" office:string-value="[b]187. [url=https://doomwiki.org/wiki/School_Doom_II]School﻿ Doom﻿﻿ 2[/url][/b] (Doom II, 1996) [sup][[b]8[/b]: Doomlover77: 8][/sup]" calcext:value-type="string">
            <text:p>[b]187. [url=https://doomwiki.org/wiki/School_Doom_II]School﻿ Doom﻿﻿ 2[/url][/b] (Doom II, 1996) [sup][[b]8[/b]: Doomlover77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4] &gt; 0; &quot;[b]&quot; &amp; [Numbers.B204] &amp; &quot;. &quot; &amp; &quot;[url=&quot; &amp; [Numbers.E204] &amp; &quot;]&quot; &amp; [Numbers.D204] &amp; &quot;[/url][/b] (&quot; &amp; [Numbers.G204] &amp; &quot;, &quot;  &amp; [Numbers.F204] &amp; &quot;) [sup][[b]&quot; &amp; [Numbers.C204] &amp; &quot;[/b]: &quot; &amp; [Numbers.H204] &amp; &quot;][/sup]&quot;; &quot;&quot;)" office:value-type="string" office:string-value="[b]187. [url=https://www.doomworld.com/idgames/levels/doom2/Ports/s-u/scythex]Scythe X[/url][/b] (Doom II, 2009) [sup][[b]8[/b]: 42PercentHealth: 2, Graf Zahl: 2, Talvi: 3, bLOCKbOYgAMES: 1][/sup]" calcext:value-type="string">
            <text:p>[b]187. [url=https://www.doomworld.com/idgames/levels/doom2/Ports/s-u/scythex]Scythe X[/url][/b] (Doom II, 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5] &gt; 0; &quot;[b]&quot; &amp; [Numbers.B205] &amp; &quot;. &quot; &amp; &quot;[url=&quot; &amp; [Numbers.E205] &amp; &quot;]&quot; &amp; [Numbers.D205] &amp; &quot;[/url][/b] (&quot; &amp; [Numbers.G205] &amp; &quot;, &quot;  &amp; [Numbers.F205] &amp; &quot;) [sup][[b]&quot; &amp; [Numbers.C205] &amp; &quot;[/b]: &quot; &amp; [Numbers.H205] &amp; &quot;][/sup]&quot;; &quot;&quot;)" office:value-type="string" office:string-value="[b]187. [url=https://www.doomworld.com/idgames/levels/doom2/Ports/megawads/swideath]Swift Death[/url][/b] (Doom II, 2015) [sup][[b]8[/b]: Nine Inch Heels: 1, fveitsi: 5, NoisyVelvet: 1, akolai: 1][/sup]" calcext:value-type="string">
            <text:p>[b]187. [url=https://www.doomworld.com/idgames/levels/doom2/Ports/megawads/swideath]Swift Death[/url][/b] (Doom II, 2015) [sup][[b]8[/b]: Nine Inch Heels: 1, fveitsi: 5, NoisyVelvet: 1,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6] &gt; 0; &quot;[b]&quot; &amp; [Numbers.B206] &amp; &quot;. &quot; &amp; &quot;[url=&quot; &amp; [Numbers.E206] &amp; &quot;]&quot; &amp; [Numbers.D206] &amp; &quot;[/url][/b] (&quot; &amp; [Numbers.G206] &amp; &quot;, &quot;  &amp; [Numbers.F206] &amp; &quot;) [sup][[b]&quot; &amp; [Numbers.C206] &amp; &quot;[/b]: &quot; &amp; [Numbers.H206] &amp; &quot;][/sup]&quot;; &quot;&quot;)" office:value-type="string" office:string-value="[b]187. [url=https://www.doomworld.com/forum/topic/43453-new-map-ready-to-go-the-bee-map/]The Beesong[/url][/b] (Doom II, 2008) [sup][[b]8[/b]: Roofi: 8][/sup]" calcext:value-type="string">
            <text:p>[b]187. [url=https://www.doomworld.com/forum/topic/43453-new-map-ready-to-go-the-bee-map/]The Beesong[/url][/b] (Doom II, 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7] &gt; 0; &quot;[b]&quot; &amp; [Numbers.B207] &amp; &quot;. &quot; &amp; &quot;[url=&quot; &amp; [Numbers.E207] &amp; &quot;]&quot; &amp; [Numbers.D207] &amp; &quot;[/url][/b] (&quot; &amp; [Numbers.G207] &amp; &quot;, &quot;  &amp; [Numbers.F207] &amp; &quot;) [sup][[b]&quot; &amp; [Numbers.C207] &amp; &quot;[/b]: &quot; &amp; [Numbers.H207] &amp; &quot;][/sup]&quot;; &quot;&quot;)" office:value-type="string" office:string-value="[b]187. [url=https://doomwiki.org/wiki/The_Final_Gathering]The Final Gathering[/url][/b] (Doom II, 1995) [sup][[b]8[/b]: Ragu: 8][/sup]" calcext:value-type="string">
            <text:p>[b]187. [url=https://doomwiki.org/wiki/The_Final_Gathering]The Final Gathering[/url][/b] (Doom II, 1995) [sup][[b]8[/b]: Rag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8] &gt; 0; &quot;[b]&quot; &amp; [Numbers.B208] &amp; &quot;. &quot; &amp; &quot;[url=&quot; &amp; [Numbers.E208] &amp; &quot;]&quot; &amp; [Numbers.D208] &amp; &quot;[/url][/b] (&quot; &amp; [Numbers.G208] &amp; &quot;, &quot;  &amp; [Numbers.F208] &amp; &quot;) [sup][[b]&quot; &amp; [Numbers.C208] &amp; &quot;[/b]: &quot; &amp; [Numbers.H208] &amp; &quot;][/sup]&quot;; &quot;&quot;)" office:value-type="string" office:string-value="[b]187. [url=https://www.doomworld.com/forum/topic/115177-three-is-a-crowd-vanilla-megawad-with-three-protagonists-finally-released/]Three Is A Crowd[/url][/b] (Doom II, 2020) [sup][[b]8[/b]: Omniarch: 5, TJG1289: 3][/sup]" calcext:value-type="string">
            <text:p>[b]187. [url=https://www.doomworld.com/forum/topic/115177-three-is-a-crowd-vanilla-megawad-with-three-protagonists-finally-released/]Three Is A Crowd[/url][/b] (Doom II, 2020) [sup][[b]8[/b]: Omniarch: 5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9] &gt; 0; &quot;[b]&quot; &amp; [Numbers.B209] &amp; &quot;. &quot; &amp; &quot;[url=&quot; &amp; [Numbers.E209] &amp; &quot;]&quot; &amp; [Numbers.D209] &amp; &quot;[/url][/b] (&quot; &amp; [Numbers.G209] &amp; &quot;, &quot;  &amp; [Numbers.F209] &amp; &quot;) [sup][[b]&quot; &amp; [Numbers.C209] &amp; &quot;[/b]: &quot; &amp; [Numbers.H209] &amp; &quot;][/sup]&quot;; &quot;&quot;)" office:value-type="string" office:string-value="[b]187. [url=https://www.doomworld.com/idgames/levels/doom2/Ports/v-z/vrack3]Vrack 3[/url][/b] (Doom II, 2003) [sup][[b]8[/b]: Spectra: 4, Midnight_00: 1, vdgg: 3][/sup]" calcext:value-type="string">
            <text:p>[b]187. [url=https://www.doomworld.com/idgames/levels/doom2/Ports/v-z/vrack3]Vrack 3[/url][/b] (Doom II, 2003) [sup][[b]8[/b]: Spectra: 4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0] &gt; 0; &quot;[b]&quot; &amp; [Numbers.B210] &amp; &quot;. &quot; &amp; &quot;[url=&quot; &amp; [Numbers.E210] &amp; &quot;]&quot; &amp; [Numbers.D210] &amp; &quot;[/url][/b] (&quot; &amp; [Numbers.G210] &amp; &quot;, &quot;  &amp; [Numbers.F210] &amp; &quot;) [sup][[b]&quot; &amp; [Numbers.C210] &amp; &quot;[/b]: &quot; &amp; [Numbers.H210] &amp; &quot;][/sup]&quot;; &quot;&quot;)" office:value-type="string" office:string-value="[b]187. [url=https://www.doomworld.com/vb/thread/110060]Wormwood[/url][/b] (Doom II, 2019) [sup][[b]8[/b]: Maribo: 8][/sup]" calcext:value-type="string">
            <text:p>[b]187. [url=https://www.doomworld.com/vb/thread/110060]Wormwood[/url][/b] (Doom II, 2019) [sup][[b]8[/b]: Marib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1] &gt; 0; &quot;[b]&quot; &amp; [Numbers.B211] &amp; &quot;. &quot; &amp; &quot;[url=&quot; &amp; [Numbers.E211] &amp; &quot;]&quot; &amp; [Numbers.D211] &amp; &quot;[/url][/b] (&quot; &amp; [Numbers.G211] &amp; &quot;, &quot;  &amp; [Numbers.F211] &amp; &quot;) [sup][[b]&quot; &amp; [Numbers.C211] &amp; &quot;[/b]: &quot; &amp; [Numbers.H211] &amp; &quot;][/sup]&quot;; &quot;&quot;)" office:value-type="string" office:string-value="[b]208. [url=https://www.doomworld.com/forum/topic/125479-1000-lines-3-community-project-released/?tab=comments#comment-2407876]1000 Lines 3: Community Project[/url][/b] (Doom II, 2021) [sup][[b]7[/b]: ReaperAA: 7][/sup]" calcext:value-type="string">
            <text:p>[b]208. [url=https://www.doomworld.com/forum/topic/125479-1000-lines-3-community-project-released/?tab=comments#comment-2407876]1000 Lines 3: Community Project[/url][/b] (Doom II, 2021) [sup][[b]7[/b]: ReaperA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2] &gt; 0; &quot;[b]&quot; &amp; [Numbers.B212] &amp; &quot;. &quot; &amp; &quot;[url=&quot; &amp; [Numbers.E212] &amp; &quot;]&quot; &amp; [Numbers.D212] &amp; &quot;[/url][/b] (&quot; &amp; [Numbers.G212] &amp; &quot;, &quot;  &amp; [Numbers.F212] &amp; &quot;) [sup][[b]&quot; &amp; [Numbers.C212] &amp; &quot;[/b]: &quot; &amp; [Numbers.H212] &amp; &quot;][/sup]&quot;; &quot;&quot;)" office:value-type="string" office:string-value="[b]208. [url=https://www.doomworld.com/forum/topic/108865-rc2-release-alienated-10-levels-for-gzdoom/]Alienated[/url][/b] (Doom II, 2019) [sup][[b]7[/b]: Jaromir Bergmann: 7][/sup]" calcext:value-type="string">
            <text:p>[b]208. [url=https://www.doomworld.com/forum/topic/108865-rc2-release-alienated-10-levels-for-gzdoom/]Alienated[/url][/b] (Doom II, 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3] &gt; 0; &quot;[b]&quot; &amp; [Numbers.B213] &amp; &quot;. &quot; &amp; &quot;[url=&quot; &amp; [Numbers.E213] &amp; &quot;]&quot; &amp; [Numbers.D213] &amp; &quot;[/url][/b] (&quot; &amp; [Numbers.G213] &amp; &quot;, &quot;  &amp; [Numbers.F213] &amp; &quot;) [sup][[b]&quot; &amp; [Numbers.C213] &amp; &quot;[/b]: &quot; &amp; [Numbers.H213] &amp; &quot;][/sup]&quot;; &quot;&quot;)" office:value-type="string" office:string-value="[b]208. [url=http://www.moddb.com/games/doom/addons/castle-heng]Castle Heng[/url][/b] (Doom II, 2014) [sup][[b]7[/b]: 7hm: 7][/sup]" calcext:value-type="string">
            <text:p>[b]208. [url=http://www.moddb.com/games/doom/addons/castle-heng]Castle Heng[/url][/b] (Doom II, 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4] &gt; 0; &quot;[b]&quot; &amp; [Numbers.B214] &amp; &quot;. &quot; &amp; &quot;[url=&quot; &amp; [Numbers.E214] &amp; &quot;]&quot; &amp; [Numbers.D214] &amp; &quot;[/url][/b] (&quot; &amp; [Numbers.G214] &amp; &quot;, &quot;  &amp; [Numbers.F214] &amp; &quot;) [sup][[b]&quot; &amp; [Numbers.C214] &amp; &quot;[/b]: &quot; &amp; [Numbers.H214] &amp; &quot;][/sup]&quot;; &quot;&quot;)" office:value-type="string" office:string-value="[b]208. [url=https://www.doomworld.com/idgames/levels/doom2/Ports/a-c/cc-cod]Caverns of Darkness[/url][/b] (Doom II, 2002) [sup][[b]7[/b]: vdgg: 7][/sup]" calcext:value-type="string">
            <text:p>[b]208. [url=https://www.doomworld.com/idgames/levels/doom2/Ports/a-c/cc-cod]Caverns of Darkness[/url][/b] (Doom II, 200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5] &gt; 0; &quot;[b]&quot; &amp; [Numbers.B215] &amp; &quot;. &quot; &amp; &quot;[url=&quot; &amp; [Numbers.E215] &amp; &quot;]&quot; &amp; [Numbers.D215] &amp; &quot;[/url][/b] (&quot; &amp; [Numbers.G215] &amp; &quot;, &quot;  &amp; [Numbers.F215] &amp; &quot;) [sup][[b]&quot; &amp; [Numbers.C215] &amp; &quot;[/b]: &quot; &amp; [Numbers.H215] &amp; &quot;][/sup]&quot;; &quot;&quot;)" office:value-type="string" office:string-value="[b]208. [url=https://doomwiki.org/wiki/Chex_Quest#Chex_Quest_2]Chex Quest 2[/url][/b] (Chex, 1997) [sup][[b]7[/b]: bzzrak: 7][/sup]" calcext:value-type="string">
            <text:p>[b]208. [url=https://doomwiki.org/wiki/Chex_Quest#Chex_Quest_2]Chex Quest 2[/url][/b] (Chex, 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6] &gt; 0; &quot;[b]&quot; &amp; [Numbers.B216] &amp; &quot;. &quot; &amp; &quot;[url=&quot; &amp; [Numbers.E216] &amp; &quot;]&quot; &amp; [Numbers.D216] &amp; &quot;[/url][/b] (&quot; &amp; [Numbers.G216] &amp; &quot;, &quot;  &amp; [Numbers.F216] &amp; &quot;) [sup][[b]&quot; &amp; [Numbers.C216] &amp; &quot;[/b]: &quot; &amp; [Numbers.H216] &amp; &quot;][/sup]&quot;; &quot;&quot;)" office:value-type="string" office:string-value="[b]208. [url=https://www.doomworld.com/idgames/levels/doom2/Ports/a-c/cah_se]Cold as Hell[/url][/b] (Doom II, 2004) [sup][[b]7[/b]: Graf Zahl: 7][/sup]" calcext:value-type="string">
            <text:p>[b]208. [url=https://www.doomworld.com/idgames/levels/doom2/Ports/a-c/cah_se]Cold as Hell[/url][/b] (Doom II, 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7] &gt; 0; &quot;[b]&quot; &amp; [Numbers.B217] &amp; &quot;. &quot; &amp; &quot;[url=&quot; &amp; [Numbers.E217] &amp; &quot;]&quot; &amp; [Numbers.D217] &amp; &quot;[/url][/b] (&quot; &amp; [Numbers.G217] &amp; &quot;, &quot;  &amp; [Numbers.F217] &amp; &quot;) [sup][[b]&quot; &amp; [Numbers.C217] &amp; &quot;[/b]: &quot; &amp; [Numbers.H217] &amp; &quot;][/sup]&quot;; &quot;&quot;)" office:value-type="string" office:string-value="[b]208. [url=https://www.doomworld.com/idgames/levels/doom2/Ports/megawads/cif3]Community is Falling 3[/url][/b] (Doom II, 2008) [sup][[b]7[/b]: NuMetalManiak: 3, Voltcom9: 4][/sup]" calcext:value-type="string">
            <text:p>[b]208. [url=https://www.doomworld.com/idgames/levels/doom2/Ports/megawads/cif3]Community is Falling 3[/url][/b] (Doom II, 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8] &gt; 0; &quot;[b]&quot; &amp; [Numbers.B218] &amp; &quot;. &quot; &amp; &quot;[url=&quot; &amp; [Numbers.E218] &amp; &quot;]&quot; &amp; [Numbers.D218] &amp; &quot;[/url][/b] (&quot; &amp; [Numbers.G218] &amp; &quot;, &quot;  &amp; [Numbers.F218] &amp; &quot;) [sup][[b]&quot; &amp; [Numbers.C218] &amp; &quot;[/b]: &quot; &amp; [Numbers.H218] &amp; &quot;][/sup]&quot;; &quot;&quot;)" office:value-type="string" office:string-value="[b]208. [url=https://www.doomworld.com/idgames/levels/doom2/Ports/megawads/cpd]CPD[/url][/b] (Doom II, 2020) [sup][[b]7[/b]: Ezepov: 7][/sup]" calcext:value-type="string">
            <text:p>[b]208. [url=https://www.doomworld.com/idgames/levels/doom2/Ports/megawads/cpd]CPD[/url][/b] (Doom II, 2020) [sup][[b]7[/b]: Ezepov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9] &gt; 0; &quot;[b]&quot; &amp; [Numbers.B219] &amp; &quot;. &quot; &amp; &quot;[url=&quot; &amp; [Numbers.E219] &amp; &quot;]&quot; &amp; [Numbers.D219] &amp; &quot;[/url][/b] (&quot; &amp; [Numbers.G219] &amp; &quot;, &quot;  &amp; [Numbers.F219] &amp; &quot;) [sup][[b]&quot; &amp; [Numbers.C219] &amp; &quot;[/b]: &quot; &amp; [Numbers.H219] &amp; &quot;][/sup]&quot;; &quot;&quot;)" office:value-type="string" office:string-value="[b]208. [url=http://www.moddb.com/mods/doomone/downloads/doomone-v04]Doom: One[/url][/b] (Doom, 2013) [sup][[b]7[/b]: HyperLuke: 4, Greyenko: 3][/sup]" calcext:value-type="string">
            <text:p>[b]208. [url=http://www.moddb.com/mods/doomone/downloads/doomone-v04]Doom: One[/url][/b] (Doom, 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0] &gt; 0; &quot;[b]&quot; &amp; [Numbers.B220] &amp; &quot;. &quot; &amp; &quot;[url=&quot; &amp; [Numbers.E220] &amp; &quot;]&quot; &amp; [Numbers.D220] &amp; &quot;[/url][/b] (&quot; &amp; [Numbers.G220] &amp; &quot;, &quot;  &amp; [Numbers.F220] &amp; &quot;) [sup][[b]&quot; &amp; [Numbers.C220] &amp; &quot;[/b]: &quot; &amp; [Numbers.H220] &amp; &quot;][/sup]&quot;; &quot;&quot;)" office:value-type="string" office:string-value="[b]208. [url=https://www.doomworld.com/idgames/levels/doom2/Ports/megawads/echelon]Echelon[/url][/b] (Doom II, 2016) [sup][[b]7[/b]: Sky: 1, bzzrak: 5, A.H. Sankhatayan: 1][/sup]" calcext:value-type="string">
            <text:p>[b]208. [url=https://www.doomworld.com/idgames/levels/doom2/Ports/megawads/echelon]Echelon[/url][/b] (Doom II, 2016) [sup][[b]7[/b]: Sky: 1, bzzrak: 5, A.H. Sankhataya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1] &gt; 0; &quot;[b]&quot; &amp; [Numbers.B221] &amp; &quot;. &quot; &amp; &quot;[url=&quot; &amp; [Numbers.E221] &amp; &quot;]&quot; &amp; [Numbers.D221] &amp; &quot;[/url][/b] (&quot; &amp; [Numbers.G221] &amp; &quot;, &quot;  &amp; [Numbers.F221] &amp; &quot;) [sup][[b]&quot; &amp; [Numbers.C221] &amp; &quot;[/b]: &quot; &amp; [Numbers.H221] &amp; &quot;][/sup]&quot;; &quot;&quot;)" office:value-type="string" office:string-value="[b]208. [url=https://www.doomworld.com/forum/topic/90173-eden/]Eden[/url][/b] (Doom II, 2016) [sup][[b]7[/b]: Nirvana: 7][/sup]" calcext:value-type="string">
            <text:p>[b]208. [url=https://www.doomworld.com/forum/topic/90173-eden/]Eden[/url][/b] (Doom II, 2016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2] &gt; 0; &quot;[b]&quot; &amp; [Numbers.B222] &amp; &quot;. &quot; &amp; &quot;[url=&quot; &amp; [Numbers.E222] &amp; &quot;]&quot; &amp; [Numbers.D222] &amp; &quot;[/url][/b] (&quot; &amp; [Numbers.G222] &amp; &quot;, &quot;  &amp; [Numbers.F222] &amp; &quot;) [sup][[b]&quot; &amp; [Numbers.C222] &amp; &quot;[/b]: &quot; &amp; [Numbers.H222] &amp; &quot;][/sup]&quot;; &quot;&quot;)" office:value-type="string" office:string-value="[b]208. [url=https://www.doomworld.com/files/file/17464-favillesco-alpha-episode-apostasy-on-amalthea/]Favillesco Alpha Episode: Apostasy on Amalthea[/url][/b] (Doom, 2014) [sup][[b]7[/b]: Ryath: 5, Ezepov: 2][/sup]" calcext:value-type="string">
            <text:p>[b]208. [url=https://www.doomworld.com/files/file/17464-favillesco-alpha-episode-apostasy-on-amalthea/]Favillesco Alpha Episode: Apostasy on Amalthea[/url][/b] (Doom, 2014) [sup][[b]7[/b]: Ryath: 5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3] &gt; 0; &quot;[b]&quot; &amp; [Numbers.B223] &amp; &quot;. &quot; &amp; &quot;[url=&quot; &amp; [Numbers.E223] &amp; &quot;]&quot; &amp; [Numbers.D223] &amp; &quot;[/url][/b] (&quot; &amp; [Numbers.G223] &amp; &quot;, &quot;  &amp; [Numbers.F223] &amp; &quot;) [sup][[b]&quot; &amp; [Numbers.C223] &amp; &quot;[/b]: &quot; &amp; [Numbers.H223] &amp; &quot;][/sup]&quot;; &quot;&quot;)" office:value-type="string" office:string-value="[b]208. [url=https://www.doomworld.com/idgames/levels/doom2/Ports/d-f/fth666]Flashback to Hell[/url][/b] (Doom II, 2014) [sup][[b]7[/b]: GarrettChan: 2, eharper256: 5][/sup]" calcext:value-type="string">
            <text:p>[b]208. [url=https://www.doomworld.com/idgames/levels/doom2/Ports/d-f/fth666]Flashback to Hell[/url][/b] (Doom II, 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4] &gt; 0; &quot;[b]&quot; &amp; [Numbers.B224] &amp; &quot;. &quot; &amp; &quot;[url=&quot; &amp; [Numbers.E224] &amp; &quot;]&quot; &amp; [Numbers.D224] &amp; &quot;[/url][/b] (&quot; &amp; [Numbers.G224] &amp; &quot;, &quot;  &amp; [Numbers.F224] &amp; &quot;) [sup][[b]&quot; &amp; [Numbers.C224] &amp; &quot;[/b]: &quot; &amp; [Numbers.H224] &amp; &quot;][/sup]&quot;; &quot;&quot;)" office:value-type="string" office:string-value="[b]208. [url=https://doomwiki.org/wiki/Galaxia]Galaxia[/url][/b] (Doom, 1994) [sup][[b]7[/b]: A.H. Sankhatayan: 1, Ragu: 6][/sup]" calcext:value-type="string">
            <text:p>[b]208. [url=https://doomwiki.org/wiki/Galaxia]Galaxia[/url][/b] (Doom, 1994) [sup][[b]7[/b]: A.H. Sankhatayan: 1, Ragu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5] &gt; 0; &quot;[b]&quot; &amp; [Numbers.B225] &amp; &quot;. &quot; &amp; &quot;[url=&quot; &amp; [Numbers.E225] &amp; &quot;]&quot; &amp; [Numbers.D225] &amp; &quot;[/url][/b] (&quot; &amp; [Numbers.G225] &amp; &quot;, &quot;  &amp; [Numbers.F225] &amp; &quot;) [sup][[b]&quot; &amp; [Numbers.C225] &amp; &quot;[/b]: &quot; &amp; [Numbers.H225] &amp; &quot;][/sup]&quot;; &quot;&quot;)" office:value-type="string" office:string-value="[b]208. [url=https://www.doomworld.com/idgames/themes/hacx/hx11pack]Hacx[/url][/b] (Doom II, 1997) [sup][[b]7[/b]: Grazza: 5, Dimon12321: 2][/sup]" calcext:value-type="string">
            <text:p>[b]208. [url=https://www.doomworld.com/idgames/themes/hacx/hx11pack]Hacx[/url][/b] (Doom II, 1997) [sup][[b]7[/b]: Grazza: 5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6] &gt; 0; &quot;[b]&quot; &amp; [Numbers.B226] &amp; &quot;. &quot; &amp; &quot;[url=&quot; &amp; [Numbers.E226] &amp; &quot;]&quot; &amp; [Numbers.D226] &amp; &quot;[/url][/b] (&quot; &amp; [Numbers.G226] &amp; &quot;, &quot;  &amp; [Numbers.F226] &amp; &quot;) [sup][[b]&quot; &amp; [Numbers.C226] &amp; &quot;[/b]: &quot; &amp; [Numbers.H226] &amp; &quot;][/sup]&quot;; &quot;&quot;)" office:value-type="string" office:string-value="[b]208. [url=https://www.doomworld.com/idgames/themes/university/hsfc]HSFC[/url][/b] (Doom II, 1996) [sup][[b]7[/b]: Doomlover77: 7][/sup]" calcext:value-type="string">
            <text:p>[b]208. [url=https://www.doomworld.com/idgames/themes/university/hsfc]HSFC[/url][/b] (Doom II, 1996) [sup][[b]7[/b]: Doomlover77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7] &gt; 0; &quot;[b]&quot; &amp; [Numbers.B227] &amp; &quot;. &quot; &amp; &quot;[url=&quot; &amp; [Numbers.E227] &amp; &quot;]&quot; &amp; [Numbers.D227] &amp; &quot;[/url][/b] (&quot; &amp; [Numbers.G227] &amp; &quot;, &quot;  &amp; [Numbers.F227] &amp; &quot;) [sup][[b]&quot; &amp; [Numbers.C227] &amp; &quot;[/b]: &quot; &amp; [Numbers.H227] &amp; &quot;][/sup]&quot;; &quot;&quot;)" office:value-type="string" office:string-value="[b]208. [url=https://www.doomworld.com/idgames/levels/doom2/Ports/g-i/iedge]Insanity's Edge[/url][/b] (Doom II, 2009) [sup][[b]7[/b]: TechnoDoomed1: 7][/sup]" calcext:value-type="string">
            <text:p>[b]208. [url=https://www.doomworld.com/idgames/levels/doom2/Ports/g-i/iedge]Insanity's Edge[/url][/b] (Doom II, 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8] &gt; 0; &quot;[b]&quot; &amp; [Numbers.B228] &amp; &quot;. &quot; &amp; &quot;[url=&quot; &amp; [Numbers.E228] &amp; &quot;]&quot; &amp; [Numbers.D228] &amp; &quot;[/url][/b] (&quot; &amp; [Numbers.G228] &amp; &quot;, &quot;  &amp; [Numbers.F228] &amp; &quot;) [sup][[b]&quot; &amp; [Numbers.C228] &amp; &quot;[/b]: &quot; &amp; [Numbers.H228] &amp; &quot;][/sup]&quot;; &quot;&quot;)" office:value-type="string" office:string-value="[b]208. [url=https://www.doomworld.com/idgames/levels/doom2/megawads/marsw301]Mars War[/url][/b] (Doom II, 1998) [sup][[b]7[/b]: Roofi: 5, Rince-wind: 2][/sup]" calcext:value-type="string">
            <text:p>[b]208. [url=https://www.doomworld.com/idgames/levels/doom2/megawads/marsw301]Mars War[/url][/b] (Doom II, 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9] &gt; 0; &quot;[b]&quot; &amp; [Numbers.B229] &amp; &quot;. &quot; &amp; &quot;[url=&quot; &amp; [Numbers.E229] &amp; &quot;]&quot; &amp; [Numbers.D229] &amp; &quot;[/url][/b] (&quot; &amp; [Numbers.G229] &amp; &quot;, &quot;  &amp; [Numbers.F229] &amp; &quot;) [sup][[b]&quot; &amp; [Numbers.C229] &amp; &quot;[/b]: &quot; &amp; [Numbers.H229] &amp; &quot;][/sup]&quot;; &quot;&quot;)" office:value-type="string" office:string-value="[b]208. [url=https://www.doomworld.com/idgames/levels/doom2/Ports/megawads/mock2]Mock 2: The Speed of Stupid[/url][/b] (Doom II, 2003) [sup][[b]7[/b]: AnonimVio: 7][/sup]" calcext:value-type="string">
            <text:p>[b]208. [url=https://www.doomworld.com/idgames/levels/doom2/Ports/megawads/mock2]Mock 2: The Speed of Stupid[/url][/b] (Doom II, 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0] &gt; 0; &quot;[b]&quot; &amp; [Numbers.B230] &amp; &quot;. &quot; &amp; &quot;[url=&quot; &amp; [Numbers.E230] &amp; &quot;]&quot; &amp; [Numbers.D230] &amp; &quot;[/url][/b] (&quot; &amp; [Numbers.G230] &amp; &quot;, &quot;  &amp; [Numbers.F230] &amp; &quot;) [sup][[b]&quot; &amp; [Numbers.C230] &amp; &quot;[/b]: &quot; &amp; [Numbers.H230] &amp; &quot;][/sup]&quot;; &quot;&quot;)" office:value-type="string" office:string-value="[b]208. [url=https://www.doomworld.com/idgames/levels/doom2/m-o/odessa_1]Odessa 1[/url][/b] (Doom II, 1995) [sup][[b]7[/b]: 7hm: 7][/sup]" calcext:value-type="string">
            <text:p>[b]208. [url=https://www.doomworld.com/idgames/levels/doom2/m-o/odessa_1]Odessa 1[/url][/b] (Doom II, 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1] &gt; 0; &quot;[b]&quot; &amp; [Numbers.B231] &amp; &quot;. &quot; &amp; &quot;[url=&quot; &amp; [Numbers.E231] &amp; &quot;]&quot; &amp; [Numbers.D231] &amp; &quot;[/url][/b] (&quot; &amp; [Numbers.G231] &amp; &quot;, &quot;  &amp; [Numbers.F231] &amp; &quot;) [sup][[b]&quot; &amp; [Numbers.C231] &amp; &quot;[/b]: &quot; &amp; [Numbers.H231] &amp; &quot;][/sup]&quot;; &quot;&quot;)" office:value-type="string" office:string-value="[b]208. [url=https://www.doomworld.com/idgames/levels/doom2/Ports/p-r/pwfinal]Plutonium Winds[/url][/b] (Plutonia, 2014) [sup][[b]7[/b]: Spectra: 7][/sup]" calcext:value-type="string">
            <text:p>[b]208. [url=https://www.doomworld.com/idgames/levels/doom2/Ports/p-r/pwfinal]Plutonium Winds[/url][/b] (Plutonia, 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2] &gt; 0; &quot;[b]&quot; &amp; [Numbers.B232] &amp; &quot;. &quot; &amp; &quot;[url=&quot; &amp; [Numbers.E232] &amp; &quot;]&quot; &amp; [Numbers.D232] &amp; &quot;[/url][/b] (&quot; &amp; [Numbers.G232] &amp; &quot;, &quot;  &amp; [Numbers.F232] &amp; &quot;) [sup][[b]&quot; &amp; [Numbers.C232] &amp; &quot;[/b]: &quot; &amp; [Numbers.H232] &amp; &quot;][/sup]&quot;; &quot;&quot;)" office:value-type="string" office:string-value="[b]208. [url=https://www.doomworld.com/forum/topic/85755-rf1024-i-dont-know-whats-going-on-with-this-title-anymore/]Rf 1024[/url][/b] (Doom II, 2016) [sup][[b]7[/b]: JudgeDeadd: 2, Ryath: 5][/sup]" calcext:value-type="string">
            <text:p>[b]208. [url=https://www.doomworld.com/forum/topic/85755-rf1024-i-dont-know-whats-going-on-with-this-title-anymore/]Rf 1024[/url][/b] (Doom II, 2016) [sup][[b]7[/b]: JudgeDeadd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3] &gt; 0; &quot;[b]&quot; &amp; [Numbers.B233] &amp; &quot;. &quot; &amp; &quot;[url=&quot; &amp; [Numbers.E233] &amp; &quot;]&quot; &amp; [Numbers.D233] &amp; &quot;[/url][/b] (&quot; &amp; [Numbers.G233] &amp; &quot;, &quot;  &amp; [Numbers.F233] &amp; &quot;) [sup][[b]&quot; &amp; [Numbers.C233] &amp; &quot;[/b]: &quot; &amp; [Numbers.H233] &amp; &quot;][/sup]&quot;; &quot;&quot;)" office:value-type="string" office:string-value="[b]208. [url=https://www.doomworld.com/idgames/levels/hexen/j-l/kaiser_28]Shadows of Chronos[/url][/b] (Hexen, 2014) [sup][[b]7[/b]: Grain of Salt: 7][/sup]" calcext:value-type="string">
            <text:p>[b]208. [url=https://www.doomworld.com/idgames/levels/hexen/j-l/kaiser_28]Shadows of Chronos[/url][/b] (Hexen, 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4] &gt; 0; &quot;[b]&quot; &amp; [Numbers.B234] &amp; &quot;. &quot; &amp; &quot;[url=&quot; &amp; [Numbers.E234] &amp; &quot;]&quot; &amp; [Numbers.D234] &amp; &quot;[/url][/b] (&quot; &amp; [Numbers.G234] &amp; &quot;, &quot;  &amp; [Numbers.F234] &amp; &quot;) [sup][[b]&quot; &amp; [Numbers.C234] &amp; &quot;[/b]: &quot; &amp; [Numbers.H234] &amp; &quot;][/sup]&quot;; &quot;&quot;)" office:value-type="string" office:string-value="[b]208. [url=https://www.doomworld.com/idgames/levels/doom2/Ports/megawads/intime]Somewhere in Time[/url][/b] (Doom II, 2016) [sup][[b]7[/b]: STILES: 3, smeghammer: 4][/sup]" calcext:value-type="string">
            <text:p>[b]208. [url=https://www.doomworld.com/idgames/levels/doom2/Ports/megawads/intime]Somewhere in Time[/url][/b] (Doom II, 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5] &gt; 0; &quot;[b]&quot; &amp; [Numbers.B235] &amp; &quot;. &quot; &amp; &quot;[url=&quot; &amp; [Numbers.E235] &amp; &quot;]&quot; &amp; [Numbers.D235] &amp; &quot;[/url][/b] (&quot; &amp; [Numbers.G235] &amp; &quot;, &quot;  &amp; [Numbers.F235] &amp; &quot;) [sup][[b]&quot; &amp; [Numbers.C235] &amp; &quot;[/b]: &quot; &amp; [Numbers.H235] &amp; &quot;][/sup]&quot;; &quot;&quot;)" office:value-type="string" office:string-value="[b]208. [url=http://stronghold.drdteam.org/download.html]Stronghold: On the Edge of Chaos[/url][/b] (Doom II, 2010) [sup][[b]7[/b]: MFG38: 2, termrork: 5][/sup]" calcext:value-type="string">
            <text:p>[b]208. [url=http://stronghold.drdteam.org/download.html]Stronghold: On the Edge of Chaos[/url][/b] (Doom II, 2010) [sup][[b]7[/b]: MFG38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6] &gt; 0; &quot;[b]&quot; &amp; [Numbers.B236] &amp; &quot;. &quot; &amp; &quot;[url=&quot; &amp; [Numbers.E236] &amp; &quot;]&quot; &amp; [Numbers.D236] &amp; &quot;[/url][/b] (&quot; &amp; [Numbers.G236] &amp; &quot;, &quot;  &amp; [Numbers.F236] &amp; &quot;) [sup][[b]&quot; &amp; [Numbers.C236] &amp; &quot;[/b]: &quot; &amp; [Numbers.H236] &amp; &quot;][/sup]&quot;; &quot;&quot;)" office:value-type="string" office:string-value="[b]208. [url=https://www.doomworld.com/idgames/levels/doom/a-c/class_ep]The Classic Episode[/url][/b] (Doom, 2000) [sup][[b]7[/b]: pcorf: 5, purist: 2][/sup]" calcext:value-type="string">
            <text:p>[b]208. [url=https://www.doomworld.com/idgames/levels/doom/a-c/class_ep]The Classic Episode[/url][/b] (Doom, 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7] &gt; 0; &quot;[b]&quot; &amp; [Numbers.B237] &amp; &quot;. &quot; &amp; &quot;[url=&quot; &amp; [Numbers.E237] &amp; &quot;]&quot; &amp; [Numbers.D237] &amp; &quot;[/url][/b] (&quot; &amp; [Numbers.G237] &amp; &quot;, &quot;  &amp; [Numbers.F237] &amp; &quot;) [sup][[b]&quot; &amp; [Numbers.C237] &amp; &quot;[/b]: &quot; &amp; [Numbers.H237] &amp; &quot;][/sup]&quot;; &quot;&quot;)" office:value-type="string" office:string-value="[b]208. [url=https://www.doomworld.com/idgames/levels/doom/Ports/d-f/draftex]Thy Flesh - Turned into a draft-excluder[/url][/b] (Doom, 2014) [sup][[b]7[/b]: 4everDoomed: 6, dosboot: 1][/sup]" calcext:value-type="string">
            <text:p>[b]208. [url=https://www.doomworld.com/idgames/levels/doom/Ports/d-f/draftex]Thy Flesh - Turned into a draft-excluder[/url][/b] (Doom, 2014) [sup][[b]7[/b]: 4everDoomed: 6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8] &gt; 0; &quot;[b]&quot; &amp; [Numbers.B238] &amp; &quot;. &quot; &amp; &quot;[url=&quot; &amp; [Numbers.E238] &amp; &quot;]&quot; &amp; [Numbers.D238] &amp; &quot;[/url][/b] (&quot; &amp; [Numbers.G238] &amp; &quot;, &quot;  &amp; [Numbers.F238] &amp; &quot;) [sup][[b]&quot; &amp; [Numbers.C238] &amp; &quot;[/b]: &quot; &amp; [Numbers.H238] &amp; &quot;][/sup]&quot;; &quot;&quot;)" office:value-type="string" office:string-value="[b]208. [url=https://forum.zdoom.org/viewtopic.php?f=42&amp;t=55741]Waterlab GZD[/url][/b] (Doom II, 2017) [sup][[b]7[/b]: Phobus: 7][/sup]" calcext:value-type="string">
            <text:p>[b]208. [url=https://forum.zdoom.org/viewtopic.php?f=42&amp;t=55741]Waterlab GZD[/url][/b] (Doom II, 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9] &gt; 0; &quot;[b]&quot; &amp; [Numbers.B239] &amp; &quot;. &quot; &amp; &quot;[url=&quot; &amp; [Numbers.E239] &amp; &quot;]&quot; &amp; [Numbers.D239] &amp; &quot;[/url][/b] (&quot; &amp; [Numbers.G239] &amp; &quot;, &quot;  &amp; [Numbers.F239] &amp; &quot;) [sup][[b]&quot; &amp; [Numbers.C239] &amp; &quot;[/b]: &quot; &amp; [Numbers.H239] &amp; &quot;][/sup]&quot;; &quot;&quot;)" office:value-type="string" office:string-value="[b]236. [url=https://forum.zdoom.org/viewtopic.php?f=19&amp;t=54247&amp;p=954473]20 Monsters Community Project[/url][/b] (Doom II, 2017) [sup][[b]6[/b]: Voltcom9: 6][/sup]" calcext:value-type="string">
            <text:p>[b]236. [url=https://forum.zdoom.org/viewtopic.php?f=19&amp;t=54247&amp;p=954473]20 Monsters Community Project[/url][/b] (Doom II, 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0] &gt; 0; &quot;[b]&quot; &amp; [Numbers.B240] &amp; &quot;. &quot; &amp; &quot;[url=&quot; &amp; [Numbers.E240] &amp; &quot;]&quot; &amp; [Numbers.D240] &amp; &quot;[/url][/b] (&quot; &amp; [Numbers.G240] &amp; &quot;, &quot;  &amp; [Numbers.F240] &amp; &quot;) [sup][[b]&quot; &amp; [Numbers.C240] &amp; &quot;[/b]: &quot; &amp; [Numbers.H240] &amp; &quot;][/sup]&quot;; &quot;&quot;)" office:value-type="string" office:string-value="[b]236. [url=https://forum.zdoom.org/viewtopic.php?f=19&amp;t=47573#p807968]Ashes 2063 TC[/url][/b] (Any Doom, 2018) [sup][[b]6[/b]: rd: 4, Ezepov: 2][/sup]" calcext:value-type="string">
            <text:p>[b]236. [url=https://forum.zdoom.org/viewtopic.php?f=19&amp;t=47573#p807968]Ashes 2063 TC[/url][/b] (Any Doom, 2018) [sup][[b]6[/b]: rd: 4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1] &gt; 0; &quot;[b]&quot; &amp; [Numbers.B241] &amp; &quot;. &quot; &amp; &quot;[url=&quot; &amp; [Numbers.E241] &amp; &quot;]&quot; &amp; [Numbers.D241] &amp; &quot;[/url][/b] (&quot; &amp; [Numbers.G241] &amp; &quot;, &quot;  &amp; [Numbers.F241] &amp; &quot;) [sup][[b]&quot; &amp; [Numbers.C241] &amp; &quot;[/b]: &quot; &amp; [Numbers.H241] &amp; &quot;][/sup]&quot;; &quot;&quot;)" office:value-type="string" office:string-value="[b]236. [url=https://www.doomworld.com/idgames/levels/doom2/Ports/s-u/teitenga]Assault on Tei Tenga[/url][/b] (Doom II, 1999) [sup][[b]6[/b]: Ralphis: 6][/sup]" calcext:value-type="string">
            <text:p>[b]236. [url=https://www.doomworld.com/idgames/levels/doom2/Ports/s-u/teitenga]Assault on Tei Tenga[/url][/b] (Doom II, 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2] &gt; 0; &quot;[b]&quot; &amp; [Numbers.B242] &amp; &quot;. &quot; &amp; &quot;[url=&quot; &amp; [Numbers.E242] &amp; &quot;]&quot; &amp; [Numbers.D242] &amp; &quot;[/url][/b] (&quot; &amp; [Numbers.G242] &amp; &quot;, &quot;  &amp; [Numbers.F242] &amp; &quot;) [sup][[b]&quot; &amp; [Numbers.C242] &amp; &quot;[/b]: &quot; &amp; [Numbers.H242] &amp; &quot;][/sup]&quot;; &quot;&quot;)" office:value-type="string" office:string-value="[b]236. [url=https://www.doomworld.com/forum/topic/117061-bourgeois-megawad-30-maps-now-on-idgames/]Bourgeois Megawad[/url][/b] (Doom II, 2021) [sup][[b]6[/b]: TheGreenZap: 6][/sup]" calcext:value-type="string">
            <text:p>[b]236. [url=https://www.doomworld.com/forum/topic/117061-bourgeois-megawad-30-maps-now-on-idgames/]Bourgeois Megawad[/url][/b] (Doom II, 2021) [sup][[b]6[/b]: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3] &gt; 0; &quot;[b]&quot; &amp; [Numbers.B243] &amp; &quot;. &quot; &amp; &quot;[url=&quot; &amp; [Numbers.E243] &amp; &quot;]&quot; &amp; [Numbers.D243] &amp; &quot;[/url][/b] (&quot; &amp; [Numbers.G243] &amp; &quot;, &quot;  &amp; [Numbers.F243] &amp; &quot;) [sup][[b]&quot; &amp; [Numbers.C243] &amp; &quot;[/b]: &quot; &amp; [Numbers.H243] &amp; &quot;][/sup]&quot;; &quot;&quot;)" office:value-type="string" office:string-value="[b]236. [url=https://www.doomworld.com/idgames/levels/doom2/a-c/castleof]Castle of the Damned[/url][/b] (Doom II, 1996) [sup][[b]6[/b]: bzzrak: 6][/sup]" calcext:value-type="string">
            <text:p>[b]236. [url=https://www.doomworld.com/idgames/levels/doom2/a-c/castleof]Castle of the Damned[/url][/b] (Doom II, 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4] &gt; 0; &quot;[b]&quot; &amp; [Numbers.B244] &amp; &quot;. &quot; &amp; &quot;[url=&quot; &amp; [Numbers.E244] &amp; &quot;]&quot; &amp; [Numbers.D244] &amp; &quot;[/url][/b] (&quot; &amp; [Numbers.G244] &amp; &quot;, &quot;  &amp; [Numbers.F244] &amp; &quot;) [sup][[b]&quot; &amp; [Numbers.C244] &amp; &quot;[/b]: &quot; &amp; [Numbers.H244] &amp; &quot;][/sup]&quot;; &quot;&quot;)" office:value-type="string" office:string-value="[b]236. [url=https://www.doomworld.com/idgames/levels/doom2/Ports/a-c/cafebrk1]Coffee Break Episode 1[/url][/b] (Doom II, 2012) [sup][[b]6[/b]: roadworx: 2, eharper256: 4][/sup]" calcext:value-type="string">
            <text:p>[b]236. [url=https://www.doomworld.com/idgames/levels/doom2/Ports/a-c/cafebrk1]Coffee Break Episode 1[/url][/b] (Doom II, 2012) [sup][[b]6[/b]: roadworx: 2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5] &gt; 0; &quot;[b]&quot; &amp; [Numbers.B245] &amp; &quot;. &quot; &amp; &quot;[url=&quot; &amp; [Numbers.E245] &amp; &quot;]&quot; &amp; [Numbers.D245] &amp; &quot;[/url][/b] (&quot; &amp; [Numbers.G245] &amp; &quot;, &quot;  &amp; [Numbers.F245] &amp; &quot;) [sup][[b]&quot; &amp; [Numbers.C245] &amp; &quot;[/b]: &quot; &amp; [Numbers.H245] &amp; &quot;][/sup]&quot;; &quot;&quot;)" office:value-type="string" office:string-value="[b]236. [url=https://www.doomworld.com/idgames/levels/doom2/Ports/a-c/c-shock2]Combat Shock 2[/url][/b] (Doom II, 2012) [sup][[b]6[/b]: Cynical: 1, Nate River: 3, Maribo: 2][/sup]" calcext:value-type="string">
            <text:p>[b]236. [url=https://www.doomworld.com/idgames/levels/doom2/Ports/a-c/c-shock2]Combat Shock 2[/url][/b] (Doom II, 2012) [sup][[b]6[/b]: Cynical: 1, Nate River: 3, Marib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6] &gt; 0; &quot;[b]&quot; &amp; [Numbers.B246] &amp; &quot;. &quot; &amp; &quot;[url=&quot; &amp; [Numbers.E246] &amp; &quot;]&quot; &amp; [Numbers.D246] &amp; &quot;[/url][/b] (&quot; &amp; [Numbers.G246] &amp; &quot;, &quot;  &amp; [Numbers.F246] &amp; &quot;) [sup][[b]&quot; &amp; [Numbers.C246] &amp; &quot;[/b]: &quot; &amp; [Numbers.H246] &amp; &quot;][/sup]&quot;; &quot;&quot;)" office:value-type="string" office:string-value="[b]236. [url=https://www.doomworld.com/idgames/levels/doom/a-c/acheron]Crossing Acheron[/url][/b] (Doom, 1994) [sup][[b]6[/b]: joepallai: 1, xdude_gamer: 5][/sup]" calcext:value-type="string">
            <text:p>[b]236. [url=https://www.doomworld.com/idgames/levels/doom/a-c/acheron]Crossing Acheron[/url][/b] (Doom, 1994) [sup][[b]6[/b]: joepallai: 1, xdude_ga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7] &gt; 0; &quot;[b]&quot; &amp; [Numbers.B247] &amp; &quot;. &quot; &amp; &quot;[url=&quot; &amp; [Numbers.E247] &amp; &quot;]&quot; &amp; [Numbers.D247] &amp; &quot;[/url][/b] (&quot; &amp; [Numbers.G247] &amp; &quot;, &quot;  &amp; [Numbers.F247] &amp; &quot;) [sup][[b]&quot; &amp; [Numbers.C247] &amp; &quot;[/b]: &quot; &amp; [Numbers.H247] &amp; &quot;][/sup]&quot;; &quot;&quot;)" office:value-type="string" office:string-value="[b]236. [url=https://www.doomworld.com/idgames/levels/doom2/Ports/d-f/de-pkg]Demon Eclipse[/url][/b] (Doom II, 2006) [sup][[b]6[/b]: Soundblock: 1, Lazorinc: 1, tchkb: 4][/sup]" calcext:value-type="string">
            <text:p>[b]236. [url=https://www.doomworld.com/idgames/levels/doom2/Ports/d-f/de-pkg]Demon Eclipse[/url][/b] (Doom II, 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8] &gt; 0; &quot;[b]&quot; &amp; [Numbers.B248] &amp; &quot;. &quot; &amp; &quot;[url=&quot; &amp; [Numbers.E248] &amp; &quot;]&quot; &amp; [Numbers.D248] &amp; &quot;[/url][/b] (&quot; &amp; [Numbers.G248] &amp; &quot;, &quot;  &amp; [Numbers.F248] &amp; &quot;) [sup][[b]&quot; &amp; [Numbers.C248] &amp; &quot;[/b]: &quot; &amp; [Numbers.H248] &amp; &quot;][/sup]&quot;; &quot;&quot;)" office:value-type="string" office:string-value="[b]236. [url=https://www.doomworld.com/idgames/themes/university/dmuhs061]Doom U.H.S.[/url][/b] (Doom, 1996) [sup][[b]6[/b]: Doomlover77: 6][/sup]" calcext:value-type="string">
            <text:p>[b]236. [url=https://www.doomworld.com/idgames/themes/university/dmuhs061]Doom U.H.S.[/url][/b] (Doom, 1996) [sup][[b]6[/b]: Doomlover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9] &gt; 0; &quot;[b]&quot; &amp; [Numbers.B249] &amp; &quot;. &quot; &amp; &quot;[url=&quot; &amp; [Numbers.E249] &amp; &quot;]&quot; &amp; [Numbers.D249] &amp; &quot;[/url][/b] (&quot; &amp; [Numbers.G249] &amp; &quot;, &quot;  &amp; [Numbers.F249] &amp; &quot;) [sup][[b]&quot; &amp; [Numbers.C249] &amp; &quot;[/b]: &quot; &amp; [Numbers.H249] &amp; &quot;][/sup]&quot;; &quot;&quot;)" office:value-type="string" office:string-value="[b]236. [url=https://doomwiki.org/wiki/Doom:_The_Golden_Souls_2]Doom: The Golden Souls 2[/url][/b] (Doom II, 2018) [sup][[b]6[/b]: TJG1289: 6][/sup]" calcext:value-type="string">
            <text:p>[b]236. [url=https://doomwiki.org/wiki/Doom:_The_Golden_Souls_2]Doom: The Golden Souls 2[/url][/b] (Doom II, 2018) [sup][[b]6[/b]: TJG128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0] &gt; 0; &quot;[b]&quot; &amp; [Numbers.B250] &amp; &quot;. &quot; &amp; &quot;[url=&quot; &amp; [Numbers.E250] &amp; &quot;]&quot; &amp; [Numbers.D250] &amp; &quot;[/url][/b] (&quot; &amp; [Numbers.G250] &amp; &quot;, &quot;  &amp; [Numbers.F250] &amp; &quot;) [sup][[b]&quot; &amp; [Numbers.C250] &amp; &quot;[/b]: &quot; &amp; [Numbers.H250] &amp; &quot;][/sup]&quot;; &quot;&quot;)" office:value-type="string" office:string-value="[b]236. [url=https://www.doomworld.com/idgames/levels/doom2/Ports/d-f/d_space_v2]Doomed in SPACE[/url][/b] (Doom II, 2018) [sup][[b]6[/b]: Ezepov: 6][/sup]" calcext:value-type="string">
            <text:p>[b]236. [url=https://www.doomworld.com/idgames/levels/doom2/Ports/d-f/d_space_v2]Doomed in SPACE[/url][/b] (Doom II, 2018) [sup][[b]6[/b]: Ezepov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1] &gt; 0; &quot;[b]&quot; &amp; [Numbers.B251] &amp; &quot;. &quot; &amp; &quot;[url=&quot; &amp; [Numbers.E251] &amp; &quot;]&quot; &amp; [Numbers.D251] &amp; &quot;[/url][/b] (&quot; &amp; [Numbers.G251] &amp; &quot;, &quot;  &amp; [Numbers.F251] &amp; &quot;) [sup][[b]&quot; &amp; [Numbers.C251] &amp; &quot;[/b]: &quot; &amp; [Numbers.H251] &amp; &quot;][/sup]&quot;; &quot;&quot;)" office:value-type="string" office:string-value="[b]236. [url=https://www.doomworld.com/idgames/levels/doom/Ports/d-f/dbimpact]Double Impact[/url][/b] (Doom, 2011) [sup][[b]6[/b]: Ralphis: 6][/sup]" calcext:value-type="string">
            <text:p>[b]236. [url=https://www.doomworld.com/idgames/levels/doom/Ports/d-f/dbimpact]Double Impact[/url][/b] (Doom, 2011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2] &gt; 0; &quot;[b]&quot; &amp; [Numbers.B252] &amp; &quot;. &quot; &amp; &quot;[url=&quot; &amp; [Numbers.E252] &amp; &quot;]&quot; &amp; [Numbers.D252] &amp; &quot;[/url][/b] (&quot; &amp; [Numbers.G252] &amp; &quot;, &quot;  &amp; [Numbers.F252] &amp; &quot;) [sup][[b]&quot; &amp; [Numbers.C252] &amp; &quot;[/b]: &quot; &amp; [Numbers.H252] &amp; &quot;][/sup]&quot;; &quot;&quot;)" office:value-type="string" office:string-value="[b]236. [url=https://www.doomworld.com/idgames/levels/heretic/Ports/elfgp]Elf Gets Pissed[/url][/b] (Heretic, 2016) [sup][[b]6[/b]: Ralphis: 6][/sup]" calcext:value-type="string">
            <text:p>[b]236. [url=https://www.doomworld.com/idgames/levels/heretic/Ports/elfgp]Elf Gets Pissed[/url][/b] (Heretic, 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3] &gt; 0; &quot;[b]&quot; &amp; [Numbers.B253] &amp; &quot;. &quot; &amp; &quot;[url=&quot; &amp; [Numbers.E253] &amp; &quot;]&quot; &amp; [Numbers.D253] &amp; &quot;[/url][/b] (&quot; &amp; [Numbers.G253] &amp; &quot;, &quot;  &amp; [Numbers.F253] &amp; &quot;) [sup][[b]&quot; &amp; [Numbers.C253] &amp; &quot;[/b]: &quot; &amp; [Numbers.H253] &amp; &quot;][/sup]&quot;; &quot;&quot;)" office:value-type="string" office:string-value="[b]236. [url=https://www.doomworld.com/idgames/levels/doom2/d-f/endgame]End Game[/url][/b] (Doom II, 2004) [sup][[b]6[/b]: pcorf: 6][/sup]" calcext:value-type="string">
            <text:p>[b]236. [url=https://www.doomworld.com/idgames/levels/doom2/d-f/endgame]End Game[/url][/b] (Doom II, 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4] &gt; 0; &quot;[b]&quot; &amp; [Numbers.B254] &amp; &quot;. &quot; &amp; &quot;[url=&quot; &amp; [Numbers.E254] &amp; &quot;]&quot; &amp; [Numbers.D254] &amp; &quot;[/url][/b] (&quot; &amp; [Numbers.G254] &amp; &quot;, &quot;  &amp; [Numbers.F254] &amp; &quot;) [sup][[b]&quot; &amp; [Numbers.C254] &amp; &quot;[/b]: &quot; &amp; [Numbers.H254] &amp; &quot;][/sup]&quot;; &quot;&quot;)" office:value-type="string" office:string-value="[b]236. [url=https://www.doomworld.com/idgames/levels/doom/megawads/et]Endless Torture[/url][/b] (Doom, 2015) [sup][[b]6[/b]: soner du: 2, dei_eldren: 4][/sup]" calcext:value-type="string">
            <text:p>[b]236. [url=https://www.doomworld.com/idgames/levels/doom/megawads/et]Endless Torture[/url][/b] (Doom, 2015) [sup][[b]6[/b]: soner du: 2,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5] &gt; 0; &quot;[b]&quot; &amp; [Numbers.B255] &amp; &quot;. &quot; &amp; &quot;[url=&quot; &amp; [Numbers.E255] &amp; &quot;]&quot; &amp; [Numbers.D255] &amp; &quot;[/url][/b] (&quot; &amp; [Numbers.G255] &amp; &quot;, &quot;  &amp; [Numbers.F255] &amp; &quot;) [sup][[b]&quot; &amp; [Numbers.C255] &amp; &quot;[/b]: &quot; &amp; [Numbers.H255] &amp; &quot;][/sup]&quot;; &quot;&quot;)" office:value-type="string" office:string-value="[b]236. [url=https://www.doomworld.com/idgames/levels/doom/0-9/01fava]Fava Beans[/url][/b] (Doom, 1995) [sup][[b]6[/b]: Philnemba: 2, NaZa: 4][/sup]" calcext:value-type="string">
            <text:p>[b]236. [url=https://www.doomworld.com/idgames/levels/doom/0-9/01fava]Fava Beans[/url][/b] (Doom, 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6] &gt; 0; &quot;[b]&quot; &amp; [Numbers.B256] &amp; &quot;. &quot; &amp; &quot;[url=&quot; &amp; [Numbers.E256] &amp; &quot;]&quot; &amp; [Numbers.D256] &amp; &quot;[/url][/b] (&quot; &amp; [Numbers.G256] &amp; &quot;, &quot;  &amp; [Numbers.F256] &amp; &quot;) [sup][[b]&quot; &amp; [Numbers.C256] &amp; &quot;[/b]: &quot; &amp; [Numbers.H256] &amp; &quot;][/sup]&quot;; &quot;&quot;)" office:value-type="string" office:string-value="[b]236. [url=https://www.doomworld.com/idgames/levels/doom2/Ports/megawads/5room]Five Rooms of Doom[/url][/b] (Doom II, 2015) [sup][[b]6[/b]: HyperLuke: 6][/sup]" calcext:value-type="string">
            <text:p>[b]236. [url=https://www.doomworld.com/idgames/levels/doom2/Ports/megawads/5room]Five Rooms of Doom[/url][/b] (Doom II, 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7] &gt; 0; &quot;[b]&quot; &amp; [Numbers.B257] &amp; &quot;. &quot; &amp; &quot;[url=&quot; &amp; [Numbers.E257] &amp; &quot;]&quot; &amp; [Numbers.D257] &amp; &quot;[/url][/b] (&quot; &amp; [Numbers.G257] &amp; &quot;, &quot;  &amp; [Numbers.F257] &amp; &quot;) [sup][[b]&quot; &amp; [Numbers.C257] &amp; &quot;[/b]: &quot; &amp; [Numbers.H257] &amp; &quot;][/sup]&quot;; &quot;&quot;)" office:value-type="string" office:string-value="[b]236. [url=https://www.doomworld.com/idgames/levels/doom2/megawads/fragport]Fragport[/url][/b] (Doom II, 2001) [sup][[b]6[/b]: P41R47: 3, Doomlover77: 3][/sup]" calcext:value-type="string">
            <text:p>[b]236. [url=https://www.doomworld.com/idgames/levels/doom2/megawads/fragport]Fragport[/url][/b] (Doom II, 2001) [sup][[b]6[/b]: P41R47: 3, Doomlover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8] &gt; 0; &quot;[b]&quot; &amp; [Numbers.B258] &amp; &quot;. &quot; &amp; &quot;[url=&quot; &amp; [Numbers.E258] &amp; &quot;]&quot; &amp; [Numbers.D258] &amp; &quot;[/url][/b] (&quot; &amp; [Numbers.G258] &amp; &quot;, &quot;  &amp; [Numbers.F258] &amp; &quot;) [sup][[b]&quot; &amp; [Numbers.C258] &amp; &quot;[/b]: &quot; &amp; [Numbers.H258] &amp; &quot;][/sup]&quot;; &quot;&quot;)" office:value-type="string" office:string-value="[b]236. [url=https://www.doomworld.com/forum/topic/124905-dbp40-funnelcake-apparitions/]Funnelcake Apparitions[/url][/b] (Doom II, 2021) [sup][[b]6[/b]: &lt;&lt;Rewind: 6][/sup]" calcext:value-type="string">
            <text:p>[b]236. [url=https://www.doomworld.com/forum/topic/124905-dbp40-funnelcake-apparitions/]Funnelcake Apparitions[/url][/b] (Doom II, 2021) [sup][[b]6[/b]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9] &gt; 0; &quot;[b]&quot; &amp; [Numbers.B259] &amp; &quot;. &quot; &amp; &quot;[url=&quot; &amp; [Numbers.E259] &amp; &quot;]&quot; &amp; [Numbers.D259] &amp; &quot;[/url][/b] (&quot; &amp; [Numbers.G259] &amp; &quot;, &quot;  &amp; [Numbers.F259] &amp; &quot;) [sup][[b]&quot; &amp; [Numbers.C259] &amp; &quot;[/b]: &quot; &amp; [Numbers.H259] &amp; &quot;][/sup]&quot;; &quot;&quot;)" office:value-type="string" office:string-value="[b]236. [url=https://doomwiki.org/wiki/Grove]Grove[/url][/b] (Doom II, 2004) [sup][[b]6[/b]: msx2plus: 5, Maribo: 1][/sup]" calcext:value-type="string">
            <text:p>[b]236. [url=https://doomwiki.org/wiki/Grove]Grove[/url][/b] (Doom II, 2004) [sup][[b]6[/b]: msx2plus: 5, Marib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0] &gt; 0; &quot;[b]&quot; &amp; [Numbers.B260] &amp; &quot;. &quot; &amp; &quot;[url=&quot; &amp; [Numbers.E260] &amp; &quot;]&quot; &amp; [Numbers.D260] &amp; &quot;[/url][/b] (&quot; &amp; [Numbers.G260] &amp; &quot;, &quot;  &amp; [Numbers.F260] &amp; &quot;) [sup][[b]&quot; &amp; [Numbers.C260] &amp; &quot;[/b]: &quot; &amp; [Numbers.H260] &amp; &quot;][/sup]&quot;; &quot;&quot;)" office:value-type="string" office:string-value="[b]236. [url=https://www.doomworld.com/files/file/17934-incineration/]Incineration[/url][/b] (Doom, 2014) [sup][[b]6[/b]: Ryath: 5, dosboot: 1][/sup]" calcext:value-type="string">
            <text:p>[b]236. [url=https://www.doomworld.com/files/file/17934-incineration/]Incineration[/url][/b] (Doom, 2014) [sup][[b]6[/b]: Ryat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1] &gt; 0; &quot;[b]&quot; &amp; [Numbers.B261] &amp; &quot;. &quot; &amp; &quot;[url=&quot; &amp; [Numbers.E261] &amp; &quot;]&quot; &amp; [Numbers.D261] &amp; &quot;[/url][/b] (&quot; &amp; [Numbers.G261] &amp; &quot;, &quot;  &amp; [Numbers.F261] &amp; &quot;) [sup][[b]&quot; &amp; [Numbers.C261] &amp; &quot;[/b]: &quot; &amp; [Numbers.H261] &amp; &quot;][/sup]&quot;; &quot;&quot;)" office:value-type="string" office:string-value="[b]236. [url=https://www.doomworld.com/idgames/levels/doom2/deathmatch/j-l/judas23]Judas[/url][/b] (Doom II, 1996) [sup][[b]6[/b]: antares031: 6][/sup]" calcext:value-type="string">
            <text:p>[b]236. [url=https://www.doomworld.com/idgames/levels/doom2/deathmatch/j-l/judas23]Judas[/url][/b] (Doom II, 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2] &gt; 0; &quot;[b]&quot; &amp; [Numbers.B262] &amp; &quot;. &quot; &amp; &quot;[url=&quot; &amp; [Numbers.E262] &amp; &quot;]&quot; &amp; [Numbers.D262] &amp; &quot;[/url][/b] (&quot; &amp; [Numbers.G262] &amp; &quot;, &quot;  &amp; [Numbers.F262] &amp; &quot;) [sup][[b]&quot; &amp; [Numbers.C262] &amp; &quot;[/b]: &quot; &amp; [Numbers.H262] &amp; &quot;][/sup]&quot;; &quot;&quot;)" office:value-type="string" office:string-value="[b]236. [url=https://doomwiki.org/wiki/Maskim_Xul]Maskim Xul[/url][/b] (Doom II, 2017) [sup][[b]6[/b]: Dimon12321: 6][/sup]" calcext:value-type="string">
            <text:p>[b]236. [url=https://doomwiki.org/wiki/Maskim_Xul]Maskim Xul[/url][/b] (Doom II, 2017) [sup][[b]6[/b]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3] &gt; 0; &quot;[b]&quot; &amp; [Numbers.B263] &amp; &quot;. &quot; &amp; &quot;[url=&quot; &amp; [Numbers.E263] &amp; &quot;]&quot; &amp; [Numbers.D263] &amp; &quot;[/url][/b] (&quot; &amp; [Numbers.G263] &amp; &quot;, &quot;  &amp; [Numbers.F263] &amp; &quot;) [sup][[b]&quot; &amp; [Numbers.C263] &amp; &quot;[/b]: &quot; &amp; [Numbers.H263] &amp; &quot;][/sup]&quot;; &quot;&quot;)" office:value-type="string" office:string-value="[b]236. [url=https://doomwiki.org/wiki/Mass_Extinction]Mass Extinction﻿[/url][/b] (Doom II, 2019) [sup][[b]6[/b]: Deadwing: 6][/sup]" calcext:value-type="string">
            <text:p>[b]236. [url=https://doomwiki.org/wiki/Mass_Extinction]Mass Extinction﻿[/url][/b] (Doom II, 2019) [sup][[b]6[/b]: Deadwin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4] &gt; 0; &quot;[b]&quot; &amp; [Numbers.B264] &amp; &quot;. &quot; &amp; &quot;[url=&quot; &amp; [Numbers.E264] &amp; &quot;]&quot; &amp; [Numbers.D264] &amp; &quot;[/url][/b] (&quot; &amp; [Numbers.G264] &amp; &quot;, &quot;  &amp; [Numbers.F264] &amp; &quot;) [sup][[b]&quot; &amp; [Numbers.C264] &amp; &quot;[/b]: &quot; &amp; [Numbers.H264] &amp; &quot;][/sup]&quot;; &quot;&quot;)" office:value-type="string" office:string-value="[b]236. [url=https://doomwiki.org/wiki/Moonblood]Moonblood[/url][/b] (Doom II, 2017) [sup][[b]6[/b]: dei_eldren: 6][/sup]" calcext:value-type="string">
            <text:p>[b]236. [url=https://doomwiki.org/wiki/Moonblood]Moonblood[/url][/b] (Doom II, 2017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5] &gt; 0; &quot;[b]&quot; &amp; [Numbers.B265] &amp; &quot;. &quot; &amp; &quot;[url=&quot; &amp; [Numbers.E265] &amp; &quot;]&quot; &amp; [Numbers.D265] &amp; &quot;[/url][/b] (&quot; &amp; [Numbers.G265] &amp; &quot;, &quot;  &amp; [Numbers.F265] &amp; &quot;) [sup][[b]&quot; &amp; [Numbers.C265] &amp; &quot;[/b]: &quot; &amp; [Numbers.H265] &amp; &quot;][/sup]&quot;; &quot;&quot;)" office:value-type="string" office:string-value="[b]236. [url=https://www.doomworld.com/idgames/levels/doom2/Ports/m-o/neodoom]NeoDoom[/url][/b] (Doom II, 2006) [sup][[b]6[/b]: OniriA: 6][/sup]" calcext:value-type="string">
            <text:p>[b]236. [url=https://www.doomworld.com/idgames/levels/doom2/Ports/m-o/neodoom]NeoDoom[/url][/b] (Doom II, 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6] &gt; 0; &quot;[b]&quot; &amp; [Numbers.B266] &amp; &quot;. &quot; &amp; &quot;[url=&quot; &amp; [Numbers.E266] &amp; &quot;]&quot; &amp; [Numbers.D266] &amp; &quot;[/url][/b] (&quot; &amp; [Numbers.G266] &amp; &quot;, &quot;  &amp; [Numbers.F266] &amp; &quot;) [sup][[b]&quot; &amp; [Numbers.C266] &amp; &quot;[/b]: &quot; &amp; [Numbers.H266] &amp; &quot;][/sup]&quot;; &quot;&quot;)" office:value-type="string" office:string-value="[b]236. [url=https://www.doomworld.com/forum/topic/117844-nosp2-nanowadmo-megawad-slaughterwad/]NoReason's Speedmaps 2[/url][/b] (Doom II, 2020) [sup][[b]6[/b]: sapphics: 6][/sup]" calcext:value-type="string">
            <text:p>[b]236. [url=https://www.doomworld.com/forum/topic/117844-nosp2-nanowadmo-megawad-slaughterwad/]NoReason's Speedmaps 2[/url][/b] (Doom II, 2020) [sup][[b]6[/b]: sapphic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7] &gt; 0; &quot;[b]&quot; &amp; [Numbers.B267] &amp; &quot;. &quot; &amp; &quot;[url=&quot; &amp; [Numbers.E267] &amp; &quot;]&quot; &amp; [Numbers.D267] &amp; &quot;[/url][/b] (&quot; &amp; [Numbers.G267] &amp; &quot;, &quot;  &amp; [Numbers.F267] &amp; &quot;) [sup][[b]&quot; &amp; [Numbers.C267] &amp; &quot;[/b]: &quot; &amp; [Numbers.H267] &amp; &quot;][/sup]&quot;; &quot;&quot;)" office:value-type="string" office:string-value="[b]236. [url=https://www.doomworld.com/idgames/levels/doom/m-o/nukemine]Nuke Mine (Come Get Some)[/url][/b] (Doom, 1994) [sup][[b]6[/b]: Soundblock: 6][/sup]" calcext:value-type="string">
            <text:p>[b]236. [url=https://www.doomworld.com/idgames/levels/doom/m-o/nukemine]Nuke Mine (Come Get Some)[/url][/b] (Doom, 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8] &gt; 0; &quot;[b]&quot; &amp; [Numbers.B268] &amp; &quot;. &quot; &amp; &quot;[url=&quot; &amp; [Numbers.E268] &amp; &quot;]&quot; &amp; [Numbers.D268] &amp; &quot;[/url][/b] (&quot; &amp; [Numbers.G268] &amp; &quot;, &quot;  &amp; [Numbers.F268] &amp; &quot;) [sup][[b]&quot; &amp; [Numbers.C268] &amp; &quot;[/b]: &quot; &amp; [Numbers.H268] &amp; &quot;][/sup]&quot;; &quot;&quot;)" office:value-type="string" office:string-value="[b]236. [url=https://www.doomworld.com/forum/topic/103371-ozonia-development-boom-megawad-december-target-release/]Ozonia[/url][/b] (Doom II, 2021) [sup][[b]6[/b]: dei_eldren: 6][/sup]" calcext:value-type="string">
            <text:p>[b]236. [url=https://www.doomworld.com/forum/topic/103371-ozonia-development-boom-megawad-december-target-release/]Ozonia[/url][/b] (Doom II, 2021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9] &gt; 0; &quot;[b]&quot; &amp; [Numbers.B269] &amp; &quot;. &quot; &amp; &quot;[url=&quot; &amp; [Numbers.E269] &amp; &quot;]&quot; &amp; [Numbers.D269] &amp; &quot;[/url][/b] (&quot; &amp; [Numbers.G269] &amp; &quot;, &quot;  &amp; [Numbers.F269] &amp; &quot;) [sup][[b]&quot; &amp; [Numbers.C269] &amp; &quot;[/b]: &quot; &amp; [Numbers.H269] &amp; &quot;][/sup]&quot;; &quot;&quot;)" office:value-type="string" office:string-value="[b]236. [url=https://www.doomworld.com/forum/topic/49008-phmlspd-boom-maps-for-people-who-like-shooting-monsters/]Phmlspd[/url][/b] (Doom II, 2010) [sup][[b]6[/b]: maxmanium: 6][/sup]" calcext:value-type="string">
            <text:p>[b]236. [url=https://www.doomworld.com/forum/topic/49008-phmlspd-boom-maps-for-people-who-like-shooting-monsters/]Phmlspd[/url][/b] (Doom II, 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0] &gt; 0; &quot;[b]&quot; &amp; [Numbers.B270] &amp; &quot;. &quot; &amp; &quot;[url=&quot; &amp; [Numbers.E270] &amp; &quot;]&quot; &amp; [Numbers.D270] &amp; &quot;[/url][/b] (&quot; &amp; [Numbers.G270] &amp; &quot;, &quot;  &amp; [Numbers.F270] &amp; &quot;) [sup][[b]&quot; &amp; [Numbers.C270] &amp; &quot;[/b]: &quot; &amp; [Numbers.H270] &amp; &quot;][/sup]&quot;; &quot;&quot;)" office:value-type="string" office:string-value="[b]236. [url=https://www.doomworld.com/forum/topic/112163-25-maps-completed-sign-of-torment-boom-compatible-megawadwip/]Sign of Torment[/url][/b] (Doom II, 2021) [sup][[b]6[/b]: dei_eldren: 6][/sup]" calcext:value-type="string">
            <text:p>[b]236. [url=https://www.doomworld.com/forum/topic/112163-25-maps-completed-sign-of-torment-boom-compatible-megawadwip/]Sign of Torment[/url][/b] (Doom II, 2021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1] &gt; 0; &quot;[b]&quot; &amp; [Numbers.B271] &amp; &quot;. &quot; &amp; &quot;[url=&quot; &amp; [Numbers.E271] &amp; &quot;]&quot; &amp; [Numbers.D271] &amp; &quot;[/url][/b] (&quot; &amp; [Numbers.G271] &amp; &quot;, &quot;  &amp; [Numbers.F271] &amp; &quot;) [sup][[b]&quot; &amp; [Numbers.C271] &amp; &quot;[/b]: &quot; &amp; [Numbers.H271] &amp; &quot;][/sup]&quot;; &quot;&quot;)" office:value-type="string" office:string-value="[b]236. [url=https://doomwiki.org/wiki/SSL2]SSL2[/url][/b] (Doom II, ?) [sup][[b]6[/b]: antares031: 6][/sup]" calcext:value-type="string">
            <text:p>[b]236. [url=https://doomwiki.org/wiki/SSL2]SSL2[/url][/b] (Doom II, 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2] &gt; 0; &quot;[b]&quot; &amp; [Numbers.B272] &amp; &quot;. &quot; &amp; &quot;[url=&quot; &amp; [Numbers.E272] &amp; &quot;]&quot; &amp; [Numbers.D272] &amp; &quot;[/url][/b] (&quot; &amp; [Numbers.G272] &amp; &quot;, &quot;  &amp; [Numbers.F272] &amp; &quot;) [sup][[b]&quot; &amp; [Numbers.C272] &amp; &quot;[/b]: &quot; &amp; [Numbers.H272] &amp; &quot;][/sup]&quot;; &quot;&quot;)" office:value-type="string" office:string-value="[b]236. [url=https://doomwiki.org/wiki/Strange_Aeons]Strange Aeons[/url][/b] (Doom, 2015) [sup][[b]6[/b]: ax34: 3, SOSU: 3][/sup]" calcext:value-type="string">
            <text:p>[b]236. [url=https://doomwiki.org/wiki/Strange_Aeons]Strange Aeons[/url][/b] (Doom, 201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3] &gt; 0; &quot;[b]&quot; &amp; [Numbers.B273] &amp; &quot;. &quot; &amp; &quot;[url=&quot; &amp; [Numbers.E273] &amp; &quot;]&quot; &amp; [Numbers.D273] &amp; &quot;[/url][/b] (&quot; &amp; [Numbers.G273] &amp; &quot;, &quot;  &amp; [Numbers.F273] &amp; &quot;) [sup][[b]&quot; &amp; [Numbers.C273] &amp; &quot;[/b]: &quot; &amp; [Numbers.H273] &amp; &quot;][/sup]&quot;; &quot;&quot;)" office:value-type="string" office:string-value="[b]236. [url=https://www.doomworld.com/idgames/levels/doom2/Ports/megawads/lmtmple3]Temple of the Lizard Men 3[/url][/b] (Doom II, 2013) [sup][[b]6[/b]: Lewonx: 6][/sup]" calcext:value-type="string">
            <text:p>[b]236. [url=https://www.doomworld.com/idgames/levels/doom2/Ports/megawads/lmtmple3]Temple of the Lizard Men 3[/url][/b] (Doom II, 2013) [sup][[b]6[/b]: Lewon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4] &gt; 0; &quot;[b]&quot; &amp; [Numbers.B274] &amp; &quot;. &quot; &amp; &quot;[url=&quot; &amp; [Numbers.E274] &amp; &quot;]&quot; &amp; [Numbers.D274] &amp; &quot;[/url][/b] (&quot; &amp; [Numbers.G274] &amp; &quot;, &quot;  &amp; [Numbers.F274] &amp; &quot;) [sup][[b]&quot; &amp; [Numbers.C274] &amp; &quot;[/b]: &quot; &amp; [Numbers.H274] &amp; &quot;][/sup]&quot;; &quot;&quot;)" office:value-type="string" office:string-value="[b]236. [url=https://www.doomworld.com/idgames/levels/doom2/Ports/m-o/massm]The Adventures of MassMouth[/url][/b] (Doom II, 2000) [sup][[b]6[/b]: Ralphis: 6][/sup]" calcext:value-type="string">
            <text:p>[b]236. [url=https://www.doomworld.com/idgames/levels/doom2/Ports/m-o/massm]The Adventures of MassMouth[/url][/b] (Doom II, 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5] &gt; 0; &quot;[b]&quot; &amp; [Numbers.B275] &amp; &quot;. &quot; &amp; &quot;[url=&quot; &amp; [Numbers.E275] &amp; &quot;]&quot; &amp; [Numbers.D275] &amp; &quot;[/url][/b] (&quot; &amp; [Numbers.G275] &amp; &quot;, &quot;  &amp; [Numbers.F275] &amp; &quot;) [sup][[b]&quot; &amp; [Numbers.C275] &amp; &quot;[/b]: &quot; &amp; [Numbers.H275] &amp; &quot;][/sup]&quot;; &quot;&quot;)" office:value-type="string" office:string-value="[b]236. [url=https://www.doomworld.com/idgames/levels/doom2/s-u/slayer]The Slayer[/url][/b] (Doom II, 2002) [sup][[b]6[/b]: Vorpal: 5, vdgg: 1][/sup]" calcext:value-type="string">
            <text:p>[b]236. [url=https://www.doomworld.com/idgames/levels/doom2/s-u/slayer]The Slayer[/url][/b] (Doom II, 2002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6] &gt; 0; &quot;[b]&quot; &amp; [Numbers.B276] &amp; &quot;. &quot; &amp; &quot;[url=&quot; &amp; [Numbers.E276] &amp; &quot;]&quot; &amp; [Numbers.D276] &amp; &quot;[/url][/b] (&quot; &amp; [Numbers.G276] &amp; &quot;, &quot;  &amp; [Numbers.F276] &amp; &quot;) [sup][[b]&quot; &amp; [Numbers.C276] &amp; &quot;[/b]: &quot; &amp; [Numbers.H276] &amp; &quot;][/sup]&quot;; &quot;&quot;)" office:value-type="string" office:string-value="[b]236. [url=https://www.doomworld.com/idgames/themes/terrywads/uacmnnew]UAC Military Nightmare[/url][/b] (Doom II, 2008) [sup][[b]6[/b]: AnonimVio: 6][/sup]" calcext:value-type="string">
            <text:p>[b]236. [url=https://www.doomworld.com/idgames/themes/terrywads/uacmnnew]UAC Military Nightmare[/url][/b] (Doom II, 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7] &gt; 0; &quot;[b]&quot; &amp; [Numbers.B277] &amp; &quot;. &quot; &amp; &quot;[url=&quot; &amp; [Numbers.E277] &amp; &quot;]&quot; &amp; [Numbers.D277] &amp; &quot;[/url][/b] (&quot; &amp; [Numbers.G277] &amp; &quot;, &quot;  &amp; [Numbers.F277] &amp; &quot;) [sup][[b]&quot; &amp; [Numbers.C277] &amp; &quot;[/b]: &quot; &amp; [Numbers.H277] &amp; &quot;][/sup]&quot;; &quot;&quot;)" office:value-type="string" office:string-value="[b]236. [url=https://doomwiki.org/wiki/Ultimate_Doom_the_Way_id_Did]Ultimate Doom the Way id Did[/url][/b] (Doom, 2019) [sup][[b]6[/b]: Omniarch: 5, dosboot: 1][/sup]" calcext:value-type="string">
            <text:p>[b]236. [url=https://doomwiki.org/wiki/Ultimate_Doom_the_Way_id_Did]Ultimate Doom the Way id Did[/url][/b] (Doom, 2019) [sup][[b]6[/b]: Omniarc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8] &gt; 0; &quot;[b]&quot; &amp; [Numbers.B278] &amp; &quot;. &quot; &amp; &quot;[url=&quot; &amp; [Numbers.E278] &amp; &quot;]&quot; &amp; [Numbers.D278] &amp; &quot;[/url][/b] (&quot; &amp; [Numbers.G278] &amp; &quot;, &quot;  &amp; [Numbers.F278] &amp; &quot;) [sup][[b]&quot; &amp; [Numbers.C278] &amp; &quot;[/b]: &quot; &amp; [Numbers.H278] &amp; &quot;][/sup]&quot;; &quot;&quot;)" office:value-type="string" office:string-value="[b]236. [url=https://www.doomworld.com/idgames/levels/doom2/deathmatch/Ports/megawads/udmx]Unidoom Deathmatch X[/url][/b] (Doom II, 2008) [sup][[b]6[/b]: Ralphis: 6][/sup]" calcext:value-type="string">
            <text:p>[b]236. [url=https://www.doomworld.com/idgames/levels/doom2/deathmatch/Ports/megawads/udmx]Unidoom Deathmatch X[/url][/b] (Doom II, 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9] &gt; 0; &quot;[b]&quot; &amp; [Numbers.B279] &amp; &quot;. &quot; &amp; &quot;[url=&quot; &amp; [Numbers.E279] &amp; &quot;]&quot; &amp; [Numbers.D279] &amp; &quot;[/url][/b] (&quot; &amp; [Numbers.G279] &amp; &quot;, &quot;  &amp; [Numbers.F279] &amp; &quot;) [sup][[b]&quot; &amp; [Numbers.C279] &amp; &quot;[/b]: &quot; &amp; [Numbers.H279] &amp; &quot;][/sup]&quot;; &quot;&quot;)" office:value-type="string" office:string-value="[b]236. [url=https://www.doomworld.com/idgames/levels/doom2/megawads/urania]Urania[/url][/b] (Plutonia, 2016) [sup][[b]6[/b]: Spectre01: 6][/sup]" calcext:value-type="string">
            <text:p>[b]236. [url=https://www.doomworld.com/idgames/levels/doom2/megawads/urania]Urania[/url][/b] (Plutonia, 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0] &gt; 0; &quot;[b]&quot; &amp; [Numbers.B280] &amp; &quot;. &quot; &amp; &quot;[url=&quot; &amp; [Numbers.E280] &amp; &quot;]&quot; &amp; [Numbers.D280] &amp; &quot;[/url][/b] (&quot; &amp; [Numbers.G280] &amp; &quot;, &quot;  &amp; [Numbers.F280] &amp; &quot;) [sup][[b]&quot; &amp; [Numbers.C280] &amp; &quot;[/b]: &quot; &amp; [Numbers.H280] &amp; &quot;][/sup]&quot;; &quot;&quot;)" office:value-type="string" office:string-value="[b]236. [url=https://www.doomworld.com/idgames/levels/doom2/Ports/m-o/ma_val]Valhalla[/url][/b] (Doom II, 2010) [sup][[b]6[/b]: 4everDoomed: 4, VanaheimRanger: 2][/sup]" calcext:value-type="string">
            <text:p>[b]236. [url=https://www.doomworld.com/idgames/levels/doom2/Ports/m-o/ma_val]Valhalla[/url][/b] (Doom II, 2010) [sup][[b]6[/b]: 4everDoomed: 4, VanaheimRang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1] &gt; 0; &quot;[b]&quot; &amp; [Numbers.B281] &amp; &quot;. &quot; &amp; &quot;[url=&quot; &amp; [Numbers.E281] &amp; &quot;]&quot; &amp; [Numbers.D281] &amp; &quot;[/url][/b] (&quot; &amp; [Numbers.G281] &amp; &quot;, &quot;  &amp; [Numbers.F281] &amp; &quot;) [sup][[b]&quot; &amp; [Numbers.C281] &amp; &quot;[/b]: &quot; &amp; [Numbers.H281] &amp; &quot;][/sup]&quot;; &quot;&quot;)" office:value-type="string" office:string-value="[b]278. [url=https://www.doomworld.com/forum/topic/115653-1000-line-2-cp-completed/]1000 Line 2 Community Project[/url][/b] (Doom II, 2020) [sup][[b]5[/b]: Horus: 5][/sup]" calcext:value-type="string">
            <text:p>[b]278. [url=https://www.doomworld.com/forum/topic/115653-1000-line-2-cp-completed/]1000 Line 2 Community Project[/url][/b] (Doom II, 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2] &gt; 0; &quot;[b]&quot; &amp; [Numbers.B282] &amp; &quot;. &quot; &amp; &quot;[url=&quot; &amp; [Numbers.E282] &amp; &quot;]&quot; &amp; [Numbers.D282] &amp; &quot;[/url][/b] (&quot; &amp; [Numbers.G282] &amp; &quot;, &quot;  &amp; [Numbers.F282] &amp; &quot;) [sup][[b]&quot; &amp; [Numbers.C282] &amp; &quot;[/b]: &quot; &amp; [Numbers.H282] &amp; &quot;][/sup]&quot;; &quot;&quot;)" office:value-type="string" office:string-value="[b]278. [url=https://www.doomworld.com/vb/thread/71473]2048 Unleashed[/url][/b] (Doom II, 2015) [sup][[b]5[/b]: eharper256: 5][/sup]" calcext:value-type="string">
            <text:p>[b]278. [url=https://www.doomworld.com/vb/thread/71473]2048 Unleashed[/url][/b] (Doom II, 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3] &gt; 0; &quot;[b]&quot; &amp; [Numbers.B283] &amp; &quot;. &quot; &amp; &quot;[url=&quot; &amp; [Numbers.E283] &amp; &quot;]&quot; &amp; [Numbers.D283] &amp; &quot;[/url][/b] (&quot; &amp; [Numbers.G283] &amp; &quot;, &quot;  &amp; [Numbers.F283] &amp; &quot;) [sup][[b]&quot; &amp; [Numbers.C283] &amp; &quot;[/b]: &quot; &amp; [Numbers.H283] &amp; &quot;][/sup]&quot;; &quot;&quot;)" office:value-type="string" office:string-value="[b]278. [url=https://www.doomworld.com/idgames/levels/doom/Ports/a-c/aa_e1]Alpha Accident: Terra Nova[/url][/b] (Doom, 2016) [sup][[b]5[/b]: Rince-wind: 5][/sup]" calcext:value-type="string">
            <text:p>[b]278. [url=https://www.doomworld.com/idgames/levels/doom/Ports/a-c/aa_e1]Alpha Accident: Terra Nova[/url][/b] (Doom, 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4] &gt; 0; &quot;[b]&quot; &amp; [Numbers.B284] &amp; &quot;. &quot; &amp; &quot;[url=&quot; &amp; [Numbers.E284] &amp; &quot;]&quot; &amp; [Numbers.D284] &amp; &quot;[/url][/b] (&quot; &amp; [Numbers.G284] &amp; &quot;, &quot;  &amp; [Numbers.F284] &amp; &quot;) [sup][[b]&quot; &amp; [Numbers.C284] &amp; &quot;[/b]: &quot; &amp; [Numbers.H284] &amp; &quot;][/sup]&quot;; &quot;&quot;)" office:value-type="string" office:string-value="[b]278. [url=https://doomwiki.org/wiki/Army_of_Darkness_TC]Army of Darkness TC[/url][/b] (Doom II, 1996) [sup][[b]5[/b]: AtticTelephone: 5][/sup]" calcext:value-type="string">
            <text:p>[b]278. [url=https://doomwiki.org/wiki/Army_of_Darkness_TC]Army of Darkness TC[/url][/b] (Doom II, 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5] &gt; 0; &quot;[b]&quot; &amp; [Numbers.B285] &amp; &quot;. &quot; &amp; &quot;[url=&quot; &amp; [Numbers.E285] &amp; &quot;]&quot; &amp; [Numbers.D285] &amp; &quot;[/url][/b] (&quot; &amp; [Numbers.G285] &amp; &quot;, &quot;  &amp; [Numbers.F285] &amp; &quot;) [sup][[b]&quot; &amp; [Numbers.C285] &amp; &quot;[/b]: &quot; &amp; [Numbers.H285] &amp; &quot;][/sup]&quot;; &quot;&quot;)" office:value-type="string" office:string-value="[b]278. [url=https://www.doomworld.com/forum/topic/105451-birthday-bash-megawad-offical-release/]Birthday Bash [/url][/b] (Doom II, 2019) [sup][[b]5[/b]: eharper256: 5][/sup]" calcext:value-type="string">
            <text:p>[b]278. [url=https://www.doomworld.com/forum/topic/105451-birthday-bash-megawad-offical-release/]Birthday Bash [/url][/b] (Doom II, 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6] &gt; 0; &quot;[b]&quot; &amp; [Numbers.B286] &amp; &quot;. &quot; &amp; &quot;[url=&quot; &amp; [Numbers.E286] &amp; &quot;]&quot; &amp; [Numbers.D286] &amp; &quot;[/url][/b] (&quot; &amp; [Numbers.G286] &amp; &quot;, &quot;  &amp; [Numbers.F286] &amp; &quot;) [sup][[b]&quot; &amp; [Numbers.C286] &amp; &quot;[/b]: &quot; &amp; [Numbers.H286] &amp; &quot;][/sup]&quot;; &quot;&quot;)" office:value-type="string" office:string-value="[b]278. [url=https://www.doomworld.com/idgames/levels/doom2/Ports/a-c/bldstlp]Bloody Steel[/url][/b] (Doom II, 2014) [sup][[b]5[/b]: ella guro: 2, Li'l devil: 3][/sup]" calcext:value-type="string">
            <text:p>[b]278. [url=https://www.doomworld.com/idgames/levels/doom2/Ports/a-c/bldstlp]Bloody Steel[/url][/b] (Doom II, 2014) [sup][[b]5[/b]: ella guro: 2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7] &gt; 0; &quot;[b]&quot; &amp; [Numbers.B287] &amp; &quot;. &quot; &amp; &quot;[url=&quot; &amp; [Numbers.E287] &amp; &quot;]&quot; &amp; [Numbers.D287] &amp; &quot;[/url][/b] (&quot; &amp; [Numbers.G287] &amp; &quot;, &quot;  &amp; [Numbers.F287] &amp; &quot;) [sup][[b]&quot; &amp; [Numbers.C287] &amp; &quot;[/b]: &quot; &amp; [Numbers.H287] &amp; &quot;][/sup]&quot;; &quot;&quot;)" office:value-type="string" office:string-value="[b]278. [url=https://www.doomworld.com/idgames/levels/doom2/Ports/a-c/bor_lost]Brotherhood of Ruin: The Lost Temple[/url][/b] (Doom II, 2013) [sup][[b]5[/b]: Vorpal: 5][/sup]" calcext:value-type="string">
            <text:p>[b]278. [url=https://www.doomworld.com/idgames/levels/doom2/Ports/a-c/bor_lost]Brotherhood of Ruin: The Lost Temple[/url][/b] (Doom II, 2013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8] &gt; 0; &quot;[b]&quot; &amp; [Numbers.B288] &amp; &quot;. &quot; &amp; &quot;[url=&quot; &amp; [Numbers.E288] &amp; &quot;]&quot; &amp; [Numbers.D288] &amp; &quot;[/url][/b] (&quot; &amp; [Numbers.G288] &amp; &quot;, &quot;  &amp; [Numbers.F288] &amp; &quot;) [sup][[b]&quot; &amp; [Numbers.C288] &amp; &quot;[/b]: &quot; &amp; [Numbers.H288] &amp; &quot;][/sup]&quot;; &quot;&quot;)" office:value-type="string" office:string-value="[b]278. [url=https://www.doomworld.com/idgames/levels/doom/p-r/retroeps]CH Retro Episode[/url][/b] (Doom, 2002) [sup][[b]5[/b]: Diabolución: 5][/sup]" calcext:value-type="string">
            <text:p>[b]278. [url=https://www.doomworld.com/idgames/levels/doom/p-r/retroeps]CH Retro Episode[/url][/b] (Doom, 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9] &gt; 0; &quot;[b]&quot; &amp; [Numbers.B289] &amp; &quot;. &quot; &amp; &quot;[url=&quot; &amp; [Numbers.E289] &amp; &quot;]&quot; &amp; [Numbers.D289] &amp; &quot;[/url][/b] (&quot; &amp; [Numbers.G289] &amp; &quot;, &quot;  &amp; [Numbers.F289] &amp; &quot;) [sup][[b]&quot; &amp; [Numbers.C289] &amp; &quot;[/b]: &quot; &amp; [Numbers.H289] &amp; &quot;][/sup]&quot;; &quot;&quot;)" office:value-type="string" office:string-value="[b]278. [url=https://www.doomworld.com/forum/topic/117485-come-eat-the-mapwich-2-public-beta-out-now/]Come Eat The Mapwich 2[/url][/b] (Doom II, 2020) [sup][[b]5[/b]: Bryan T: 5][/sup]" calcext:value-type="string">
            <text:p>[b]278. [url=https://www.doomworld.com/forum/topic/117485-come-eat-the-mapwich-2-public-beta-out-now/]Come Eat The Mapwich 2[/url][/b] (Doom II, 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0] &gt; 0; &quot;[b]&quot; &amp; [Numbers.B290] &amp; &quot;. &quot; &amp; &quot;[url=&quot; &amp; [Numbers.E290] &amp; &quot;]&quot; &amp; [Numbers.D290] &amp; &quot;[/url][/b] (&quot; &amp; [Numbers.G290] &amp; &quot;, &quot;  &amp; [Numbers.F290] &amp; &quot;) [sup][[b]&quot; &amp; [Numbers.C290] &amp; &quot;[/b]: &quot; &amp; [Numbers.H290] &amp; &quot;][/sup]&quot;; &quot;&quot;)" office:value-type="string" office:string-value="[b]278. [url=https://www.doomworld.com/forum/topic/121935-cydonia-throwback-plutonia-wad-beta-available/]Cydonia[/url][/b] (Doom II, 2021) [sup][[b]5[/b]: Xeogred: 5][/sup]" calcext:value-type="string">
            <text:p>[b]278. [url=https://www.doomworld.com/forum/topic/121935-cydonia-throwback-plutonia-wad-beta-available/]Cydonia[/url][/b] (Doom II, 2021) [sup][[b]5[/b]: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1] &gt; 0; &quot;[b]&quot; &amp; [Numbers.B291] &amp; &quot;. &quot; &amp; &quot;[url=&quot; &amp; [Numbers.E291] &amp; &quot;]&quot; &amp; [Numbers.D291] &amp; &quot;[/url][/b] (&quot; &amp; [Numbers.G291] &amp; &quot;, &quot;  &amp; [Numbers.F291] &amp; &quot;) [sup][[b]&quot; &amp; [Numbers.C291] &amp; &quot;[/b]: &quot; &amp; [Numbers.H291] &amp; &quot;][/sup]&quot;; &quot;&quot;)" office:value-type="string" office:string-value="[b]278. [url=https://www.doomworld.com/idgames/levels/doom/d-f/dante666]Dante's Gate[/url][/b] (Doom, 1994) [sup][[b]5[/b]: Soundblock: 5][/sup]" calcext:value-type="string">
            <text:p>[b]278. [url=https://www.doomworld.com/idgames/levels/doom/d-f/dante666]Dante's Gate[/url][/b] (Doom, 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2] &gt; 0; &quot;[b]&quot; &amp; [Numbers.B292] &amp; &quot;. &quot; &amp; &quot;[url=&quot; &amp; [Numbers.E292] &amp; &quot;]&quot; &amp; [Numbers.D292] &amp; &quot;[/url][/b] (&quot; &amp; [Numbers.G292] &amp; &quot;, &quot;  &amp; [Numbers.F292] &amp; &quot;) [sup][[b]&quot; &amp; [Numbers.C292] &amp; &quot;[/b]: &quot; &amp; [Numbers.H292] &amp; &quot;][/sup]&quot;; &quot;&quot;)" office:value-type="string" office:string-value="[b]278. [url=https://www.doomworld.com/idgames/levels/doom2/Ports/d-f/dor]Dawn of Reality[/url][/b] (Doom II, 2010) [sup][[b]5[/b]: ax34: 4, Doomlover77: 1][/sup]" calcext:value-type="string">
            <text:p>[b]278. [url=https://www.doomworld.com/idgames/levels/doom2/Ports/d-f/dor]Dawn of Reality[/url][/b] (Doom II, 2010) [sup][[b]5[/b]: ax34: 4, Doomlover7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3] &gt; 0; &quot;[b]&quot; &amp; [Numbers.B293] &amp; &quot;. &quot; &amp; &quot;[url=&quot; &amp; [Numbers.E293] &amp; &quot;]&quot; &amp; [Numbers.D293] &amp; &quot;[/url][/b] (&quot; &amp; [Numbers.G293] &amp; &quot;, &quot;  &amp; [Numbers.F293] &amp; &quot;) [sup][[b]&quot; &amp; [Numbers.C293] &amp; &quot;[/b]: &quot; &amp; [Numbers.H293] &amp; &quot;][/sup]&quot;; &quot;&quot;)" office:value-type="string" office:string-value="[b]278. [url=https://www.doomworld.com/forum/topic/116046-dbp26-the-city-of-damned-children/]DBP26: The City of Damned Children[/url][/b] (Doom II, 2020) [sup][[b]5[/b]: Rince-wind: 2, TJG1289: 3][/sup]" calcext:value-type="string">
            <text:p>[b]278. [url=https://www.doomworld.com/forum/topic/116046-dbp26-the-city-of-damned-children/]DBP26: The City of Damned Children[/url][/b] (Doom II, 2020) [sup][[b]5[/b]: Rince-wind: 2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4] &gt; 0; &quot;[b]&quot; &amp; [Numbers.B294] &amp; &quot;. &quot; &amp; &quot;[url=&quot; &amp; [Numbers.E294] &amp; &quot;]&quot; &amp; [Numbers.D294] &amp; &quot;[/url][/b] (&quot; &amp; [Numbers.G294] &amp; &quot;, &quot;  &amp; [Numbers.F294] &amp; &quot;) [sup][[b]&quot; &amp; [Numbers.C294] &amp; &quot;[/b]: &quot; &amp; [Numbers.H294] &amp; &quot;][/sup]&quot;; &quot;&quot;)" office:value-type="string" office:string-value="[b]278. [url=http://www.wad-archive.com/wad/DOOM-Barracks-Zone-1]Doom Barracks Zone[/url][/b] (Doom II, 2010) [sup][[b]5[/b]: HUNdebLeonidasX: 3, TheMightyHeracross: 2][/sup]" calcext:value-type="string">
            <text:p>[b]278. [url=http://www.wad-archive.com/wad/DOOM-Barracks-Zone-1]Doom Barracks Zone[/url][/b] (Doom II, 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5] &gt; 0; &quot;[b]&quot; &amp; [Numbers.B295] &amp; &quot;. &quot; &amp; &quot;[url=&quot; &amp; [Numbers.E295] &amp; &quot;]&quot; &amp; [Numbers.D295] &amp; &quot;[/url][/b] (&quot; &amp; [Numbers.G295] &amp; &quot;, &quot;  &amp; [Numbers.F295] &amp; &quot;) [sup][[b]&quot; &amp; [Numbers.C295] &amp; &quot;[/b]: &quot; &amp; [Numbers.H295] &amp; &quot;][/sup]&quot;; &quot;&quot;)" office:value-type="string" office:string-value="[b]278. [url=https://www.doomworld.com/forum/topic/54022-doom-center-do-you-know-that/]Doom Center[/url][/b] (Doom II, 2011) [sup][[b]5[/b]: HUNdebLeonidasX: 5][/sup]" calcext:value-type="string">
            <text:p>[b]278. [url=https://www.doomworld.com/forum/topic/54022-doom-center-do-you-know-that/]Doom Center[/url][/b] (Doom II, 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6] &gt; 0; &quot;[b]&quot; &amp; [Numbers.B296] &amp; &quot;. &quot; &amp; &quot;[url=&quot; &amp; [Numbers.E296] &amp; &quot;]&quot; &amp; [Numbers.D296] &amp; &quot;[/url][/b] (&quot; &amp; [Numbers.G296] &amp; &quot;, &quot;  &amp; [Numbers.F296] &amp; &quot;) [sup][[b]&quot; &amp; [Numbers.C296] &amp; &quot;[/b]: &quot; &amp; [Numbers.H296] &amp; &quot;][/sup]&quot;; &quot;&quot;)" office:value-type="string" office:string-value="[b]278. [url=https://doomwiki.org/wiki/Doom_the_Way_id_Did:_The_Lost_Episodes]Doom the Way id Did: The Lost Episodes[/url][/b] (Doom, 2012) [sup][[b]5[/b]: Ryath: 5][/sup]" calcext:value-type="string">
            <text:p>[b]278. [url=https://doomwiki.org/wiki/Doom_the_Way_id_Did:_The_Lost_Episodes]Doom the Way id Did: The Lost Episodes[/url][/b] (Doom, 2012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7] &gt; 0; &quot;[b]&quot; &amp; [Numbers.B297] &amp; &quot;. &quot; &amp; &quot;[url=&quot; &amp; [Numbers.E297] &amp; &quot;]&quot; &amp; [Numbers.D297] &amp; &quot;[/url][/b] (&quot; &amp; [Numbers.G297] &amp; &quot;, &quot;  &amp; [Numbers.F297] &amp; &quot;) [sup][[b]&quot; &amp; [Numbers.C297] &amp; &quot;[/b]: &quot; &amp; [Numbers.H297] &amp; &quot;][/sup]&quot;; &quot;&quot;)" office:value-type="string" office:string-value="[b]278. [url=https://doomwiki.org/wiki/Doom:_The_Lost_Episode]Doom: The Lost Episode[/url][/b] (Doom, 2009) [sup][[b]5[/b]: Omniarch: 5][/sup]" calcext:value-type="string">
            <text:p>[b]278. [url=https://doomwiki.org/wiki/Doom:_The_Lost_Episode]Doom: The Lost Episode[/url][/b] (Doom, 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8] &gt; 0; &quot;[b]&quot; &amp; [Numbers.B298] &amp; &quot;. &quot; &amp; &quot;[url=&quot; &amp; [Numbers.E298] &amp; &quot;]&quot; &amp; [Numbers.D298] &amp; &quot;[/url][/b] (&quot; &amp; [Numbers.G298] &amp; &quot;, &quot;  &amp; [Numbers.F298] &amp; &quot;) [sup][[b]&quot; &amp; [Numbers.C298] &amp; &quot;[/b]: &quot; &amp; [Numbers.H298] &amp; &quot;][/sup]&quot;; &quot;&quot;)" office:value-type="string" office:string-value="[b]278. [url=https://www.doomworld.com/forum/topic/104925-doomish-den-of-design-a-map-that-teaches-you-map-design/]Doomish Den of Design[/url][/b] (Doom II, 2019) [sup][[b]5[/b]: Rince-wind: 5][/sup]" calcext:value-type="string">
            <text:p>[b]278. [url=https://www.doomworld.com/forum/topic/104925-doomish-den-of-design-a-map-that-teaches-you-map-design/]Doomish Den of Design[/url][/b] (Doom II, 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9] &gt; 0; &quot;[b]&quot; &amp; [Numbers.B299] &amp; &quot;. &quot; &amp; &quot;[url=&quot; &amp; [Numbers.E299] &amp; &quot;]&quot; &amp; [Numbers.D299] &amp; &quot;[/url][/b] (&quot; &amp; [Numbers.G299] &amp; &quot;, &quot;  &amp; [Numbers.F299] &amp; &quot;) [sup][[b]&quot; &amp; [Numbers.C299] &amp; &quot;[/b]: &quot; &amp; [Numbers.H299] &amp; &quot;][/sup]&quot;; &quot;&quot;)" office:value-type="string" office:string-value="[b]278. [url=https://www.doomworld.com/idgames/levels/doom2/Ports/d-f/dripfeed]Drip Feed[/url][/b] (Doom II, 2010) [sup][[b]5[/b]: Vorpal: 5][/sup]" calcext:value-type="string">
            <text:p>[b]278. [url=https://www.doomworld.com/idgames/levels/doom2/Ports/d-f/dripfeed]Drip Feed[/url][/b] (Doom II, 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0] &gt; 0; &quot;[b]&quot; &amp; [Numbers.B300] &amp; &quot;. &quot; &amp; &quot;[url=&quot; &amp; [Numbers.E300] &amp; &quot;]&quot; &amp; [Numbers.D300] &amp; &quot;[/url][/b] (&quot; &amp; [Numbers.G300] &amp; &quot;, &quot;  &amp; [Numbers.F300] &amp; &quot;) [sup][[b]&quot; &amp; [Numbers.C300] &amp; &quot;[/b]: &quot; &amp; [Numbers.H300] &amp; &quot;][/sup]&quot;; &quot;&quot;)" office:value-type="string" office:string-value="[b]278. [url=https://doomwiki.org/wiki/E1_Contest]E1 Contest[/url][/b] (Doom, 2001) [sup][[b]5[/b]: Diabolución: 5][/sup]" calcext:value-type="string">
            <text:p>[b]278. [url=https://doomwiki.org/wiki/E1_Contest]E1 Contest[/url][/b] (Doom, 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1] &gt; 0; &quot;[b]&quot; &amp; [Numbers.B301] &amp; &quot;. &quot; &amp; &quot;[url=&quot; &amp; [Numbers.E301] &amp; &quot;]&quot; &amp; [Numbers.D301] &amp; &quot;[/url][/b] (&quot; &amp; [Numbers.G301] &amp; &quot;, &quot;  &amp; [Numbers.F301] &amp; &quot;) [sup][[b]&quot; &amp; [Numbers.C301] &amp; &quot;[/b]: &quot; &amp; [Numbers.H301] &amp; &quot;][/sup]&quot;; &quot;&quot;)" office:value-type="string" office:string-value="[b]278. [url=https://doomwiki.org/wiki/Epic]Epic[/url][/b] (Doom II, 2007) [sup][[b]5[/b]: AtticTelephone: 5][/sup]" calcext:value-type="string">
            <text:p>[b]278. [url=https://doomwiki.org/wiki/Epic]Epic[/url][/b] (Doom II, 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2] &gt; 0; &quot;[b]&quot; &amp; [Numbers.B302] &amp; &quot;. &quot; &amp; &quot;[url=&quot; &amp; [Numbers.E302] &amp; &quot;]&quot; &amp; [Numbers.D302] &amp; &quot;[/url][/b] (&quot; &amp; [Numbers.G302] &amp; &quot;, &quot;  &amp; [Numbers.F302] &amp; &quot;) [sup][[b]&quot; &amp; [Numbers.C302] &amp; &quot;[/b]: &quot; &amp; [Numbers.H302] &amp; &quot;][/sup]&quot;; &quot;&quot;)" office:value-type="string" office:string-value="[b]278. [url=https://www.doomworld.com/idgames/levels/doom2/deathmatch/megawads/exec]Execution[/url][/b] (Doom II, 2000) [sup][[b]5[/b]: Doomkid: 5][/sup]" calcext:value-type="string">
            <text:p>[b]278. [url=https://www.doomworld.com/idgames/levels/doom2/deathmatch/megawads/exec]Execution[/url][/b] (Doom II, 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3] &gt; 0; &quot;[b]&quot; &amp; [Numbers.B303] &amp; &quot;. &quot; &amp; &quot;[url=&quot; &amp; [Numbers.E303] &amp; &quot;]&quot; &amp; [Numbers.D303] &amp; &quot;[/url][/b] (&quot; &amp; [Numbers.G303] &amp; &quot;, &quot;  &amp; [Numbers.F303] &amp; &quot;) [sup][[b]&quot; &amp; [Numbers.C303] &amp; &quot;[/b]: &quot; &amp; [Numbers.H303] &amp; &quot;][/sup]&quot;; &quot;&quot;)" office:value-type="string" office:string-value="[b]278. [url=https://www.doomworld.com/idgames/levels/doom2/Ports/d-f/ftmtn_v2]Firetop Mountain[/url][/b] (Doom II, 2013) [sup][[b]5[/b]: smeghammer: 5][/sup]" calcext:value-type="string">
            <text:p>[b]278. [url=https://www.doomworld.com/idgames/levels/doom2/Ports/d-f/ftmtn_v2]Firetop Mountain[/url][/b] (Doom II, 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4] &gt; 0; &quot;[b]&quot; &amp; [Numbers.B304] &amp; &quot;. &quot; &amp; &quot;[url=&quot; &amp; [Numbers.E304] &amp; &quot;]&quot; &amp; [Numbers.D304] &amp; &quot;[/url][/b] (&quot; &amp; [Numbers.G304] &amp; &quot;, &quot;  &amp; [Numbers.F304] &amp; &quot;) [sup][[b]&quot; &amp; [Numbers.C304] &amp; &quot;[/b]: &quot; &amp; [Numbers.H304] &amp; &quot;][/sup]&quot;; &quot;&quot;)" office:value-type="string" office:string-value="[b]278. [url=https://www.doomworld.com/forum/topic/116321-gateway-to-shangri-la-the-map-to-destroy-your-bitrate/]Gateway to Shangri-La[/url][/b] (Doom II, 2020) [sup][[b]5[/b]: msx2plus: 5][/sup]" calcext:value-type="string">
            <text:p>[b]278. [url=https://www.doomworld.com/forum/topic/116321-gateway-to-shangri-la-the-map-to-destroy-your-bitrate/]Gateway to Shangri-La[/url][/b] (Doom II, 2020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5] &gt; 0; &quot;[b]&quot; &amp; [Numbers.B305] &amp; &quot;. &quot; &amp; &quot;[url=&quot; &amp; [Numbers.E305] &amp; &quot;]&quot; &amp; [Numbers.D305] &amp; &quot;[/url][/b] (&quot; &amp; [Numbers.G305] &amp; &quot;, &quot;  &amp; [Numbers.F305] &amp; &quot;) [sup][[b]&quot; &amp; [Numbers.C305] &amp; &quot;[/b]: &quot; &amp; [Numbers.H305] &amp; &quot;][/sup]&quot;; &quot;&quot;)" office:value-type="string" office:string-value="[b]278. [url=https://forum.zdoom.org/viewtopic.php?f=19&amp;t=46718]Gene-Tech: Before the Storm[/url][/b] (Any Doom, 2014) [sup][[b]5[/b]: Graf Zahl: 5][/sup]" calcext:value-type="string">
            <text:p>[b]278. [url=https://forum.zdoom.org/viewtopic.php?f=19&amp;t=46718]Gene-Tech: Before the Storm[/url][/b] (Any Doom, 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6] &gt; 0; &quot;[b]&quot; &amp; [Numbers.B306] &amp; &quot;. &quot; &amp; &quot;[url=&quot; &amp; [Numbers.E306] &amp; &quot;]&quot; &amp; [Numbers.D306] &amp; &quot;[/url][/b] (&quot; &amp; [Numbers.G306] &amp; &quot;, &quot;  &amp; [Numbers.F306] &amp; &quot;) [sup][[b]&quot; &amp; [Numbers.C306] &amp; &quot;[/b]: &quot; &amp; [Numbers.H306] &amp; &quot;][/sup]&quot;; &quot;&quot;)" office:value-type="string" office:string-value="[b]278. [url=https://www.doomworld.com/forum/topic/115127-wip-going-to-hell-megawad-testing/]Going To Hell[/url][/b] (Doom II, 2020) [sup][[b]5[/b]: Bryan T: 5][/sup]" calcext:value-type="string">
            <text:p>[b]278. [url=https://www.doomworld.com/forum/topic/115127-wip-going-to-hell-megawad-testing/]Going To Hell[/url][/b] (Doom II, 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7] &gt; 0; &quot;[b]&quot; &amp; [Numbers.B307] &amp; &quot;. &quot; &amp; &quot;[url=&quot; &amp; [Numbers.E307] &amp; &quot;]&quot; &amp; [Numbers.D307] &amp; &quot;[/url][/b] (&quot; &amp; [Numbers.G307] &amp; &quot;, &quot;  &amp; [Numbers.F307] &amp; &quot;) [sup][[b]&quot; &amp; [Numbers.C307] &amp; &quot;[/b]: &quot; &amp; [Numbers.H307] &amp; &quot;][/sup]&quot;; &quot;&quot;)" office:value-type="string" office:string-value="[b]278. [url=https://www.doomworld.com/idgames/levels/doom2/Ports/megawads/gmp]Good Morning Phobos[/url][/b] (Doom II, 2017) [sup][[b]5[/b]: Bryan T: 5][/sup]" calcext:value-type="string">
            <text:p>[b]278. [url=https://www.doomworld.com/idgames/levels/doom2/Ports/megawads/gmp]Good Morning Phobos[/url][/b] (Doom II, 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8] &gt; 0; &quot;[b]&quot; &amp; [Numbers.B308] &amp; &quot;. &quot; &amp; &quot;[url=&quot; &amp; [Numbers.E308] &amp; &quot;]&quot; &amp; [Numbers.D308] &amp; &quot;[/url][/b] (&quot; &amp; [Numbers.G308] &amp; &quot;, &quot;  &amp; [Numbers.F308] &amp; &quot;) [sup][[b]&quot; &amp; [Numbers.C308] &amp; &quot;[/b]: &quot; &amp; [Numbers.H308] &amp; &quot;][/sup]&quot;; &quot;&quot;)" office:value-type="string" office:string-value="[b]278. [url=https://www.doomworld.com/idgames/levels/doom2/deathmatch/Ports/megawads/gw2]Greenwar II[/url][/b] (Doom II, 2009) [sup][[b]5[/b]: Ed: 5][/sup]" calcext:value-type="string">
            <text:p>[b]278. [url=https://www.doomworld.com/idgames/levels/doom2/deathmatch/Ports/megawads/gw2]Greenwar II[/url][/b] (Doom II, 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9] &gt; 0; &quot;[b]&quot; &amp; [Numbers.B309] &amp; &quot;. &quot; &amp; &quot;[url=&quot; &amp; [Numbers.E309] &amp; &quot;]&quot; &amp; [Numbers.D309] &amp; &quot;[/url][/b] (&quot; &amp; [Numbers.G309] &amp; &quot;, &quot;  &amp; [Numbers.F309] &amp; &quot;) [sup][[b]&quot; &amp; [Numbers.C309] &amp; &quot;[/b]: &quot; &amp; [Numbers.H309] &amp; &quot;][/sup]&quot;; &quot;&quot;)" office:value-type="string" office:string-value="[b]278. [url=https://www.doomworld.com/forum/topic/117072-now-on-idgames-hellevator-32-maps-community-project-boom-megawad/]Hellevator[/url][/b] (Doom II, 2021) [sup][[b]5[/b]: Bryan T: 5][/sup]" calcext:value-type="string">
            <text:p>[b]278. [url=https://www.doomworld.com/forum/topic/117072-now-on-idgames-hellevator-32-maps-community-project-boom-megawad/]Hellevator[/url][/b] (Doom II, 2021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0] &gt; 0; &quot;[b]&quot; &amp; [Numbers.B310] &amp; &quot;. &quot; &amp; &quot;[url=&quot; &amp; [Numbers.E310] &amp; &quot;]&quot; &amp; [Numbers.D310] &amp; &quot;[/url][/b] (&quot; &amp; [Numbers.G310] &amp; &quot;, &quot;  &amp; [Numbers.F310] &amp; &quot;) [sup][[b]&quot; &amp; [Numbers.C310] &amp; &quot;[/b]: &quot; &amp; [Numbers.H310] &amp; &quot;][/sup]&quot;; &quot;&quot;)" office:value-type="string" office:string-value="[b]278. [url=https://www.doomworld.com/idgames/levels/doom2/Ports/g-i/inncnx2]Innocence X2[/url][/b] (Doom II, 2016) [sup][[b]5[/b]: Spectra: 5][/sup]" calcext:value-type="string">
            <text:p>[b]278. [url=https://www.doomworld.com/idgames/levels/doom2/Ports/g-i/inncnx2]Innocence X2[/url][/b] (Doom II, 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1] &gt; 0; &quot;[b]&quot; &amp; [Numbers.B311] &amp; &quot;. &quot; &amp; &quot;[url=&quot; &amp; [Numbers.E311] &amp; &quot;]&quot; &amp; [Numbers.D311] &amp; &quot;[/url][/b] (&quot; &amp; [Numbers.G311] &amp; &quot;, &quot;  &amp; [Numbers.F311] &amp; &quot;) [sup][[b]&quot; &amp; [Numbers.C311] &amp; &quot;[/b]: &quot; &amp; [Numbers.H311] &amp; &quot;][/sup]&quot;; &quot;&quot;)" office:value-type="string" office:string-value="[b]278. [url=https://www.doomworld.com/idgames/levels/doom2/g-i/island]Island[/url][/b] (Doom II, 1995) [sup][[b]5[/b]: Doomlover77: 5][/sup]" calcext:value-type="string">
            <text:p>[b]278. [url=https://www.doomworld.com/idgames/levels/doom2/g-i/island]Island[/url][/b] (Doom II, 1995) [sup][[b]5[/b]: Doomlover7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2] &gt; 0; &quot;[b]&quot; &amp; [Numbers.B312] &amp; &quot;. &quot; &amp; &quot;[url=&quot; &amp; [Numbers.E312] &amp; &quot;]&quot; &amp; [Numbers.D312] &amp; &quot;[/url][/b] (&quot; &amp; [Numbers.G312] &amp; &quot;, &quot;  &amp; [Numbers.F312] &amp; &quot;) [sup][[b]&quot; &amp; [Numbers.C312] &amp; &quot;[/b]: &quot; &amp; [Numbers.H312] &amp; &quot;][/sup]&quot;; &quot;&quot;)" office:value-type="string" office:string-value="[b]278. [url=https://doomwiki.org/wiki/Lilith]lilith[/url][/b] (Doom II, 2017) [sup][[b]5[/b]: msx2plus: 5][/sup]" calcext:value-type="string">
            <text:p>[b]278. [url=https://doomwiki.org/wiki/Lilith]lilith[/url][/b] (Doom II, 2017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3] &gt; 0; &quot;[b]&quot; &amp; [Numbers.B313] &amp; &quot;. &quot; &amp; &quot;[url=&quot; &amp; [Numbers.E313] &amp; &quot;]&quot; &amp; [Numbers.D313] &amp; &quot;[/url][/b] (&quot; &amp; [Numbers.G313] &amp; &quot;, &quot;  &amp; [Numbers.F313] &amp; &quot;) [sup][[b]&quot; &amp; [Numbers.C313] &amp; &quot;[/b]: &quot; &amp; [Numbers.H313] &amp; &quot;][/sup]&quot;; &quot;&quot;)" office:value-type="string" office:string-value="[b]278. [url=https://www.doomworld.com/forum/topic/117417-lunar-outpost-359-wip-wad-updated-2132021-revamped-older-levels/]Lunar Outpost 359[/url][/b] (TNT, 2021) [sup][[b]5[/b]: dei_eldren: 5][/sup]" calcext:value-type="string">
            <text:p>[b]278. [url=https://www.doomworld.com/forum/topic/117417-lunar-outpost-359-wip-wad-updated-2132021-revamped-older-levels/]Lunar Outpost 359[/url][/b] (TNT, 2021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4] &gt; 0; &quot;[b]&quot; &amp; [Numbers.B314] &amp; &quot;. &quot; &amp; &quot;[url=&quot; &amp; [Numbers.E314] &amp; &quot;]&quot; &amp; [Numbers.D314] &amp; &quot;[/url][/b] (&quot; &amp; [Numbers.G314] &amp; &quot;, &quot;  &amp; [Numbers.F314] &amp; &quot;) [sup][[b]&quot; &amp; [Numbers.C314] &amp; &quot;[/b]: &quot; &amp; [Numbers.H314] &amp; &quot;][/sup]&quot;; &quot;&quot;)" office:value-type="string" office:string-value="[b]278. [url=https://www.doomworld.com/idgames/levels/doom2/m-o/mordeth]Mordeth[/url][/b] (Doom II, 1997) [sup][[b]5[/b]: Vorpal: 5][/sup]" calcext:value-type="string">
            <text:p>[b]278. [url=https://www.doomworld.com/idgames/levels/doom2/m-o/mordeth]Mordeth[/url][/b] (Doom II, 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5] &gt; 0; &quot;[b]&quot; &amp; [Numbers.B315] &amp; &quot;. &quot; &amp; &quot;[url=&quot; &amp; [Numbers.E315] &amp; &quot;]&quot; &amp; [Numbers.D315] &amp; &quot;[/url][/b] (&quot; &amp; [Numbers.G315] &amp; &quot;, &quot;  &amp; [Numbers.F315] &amp; &quot;) [sup][[b]&quot; &amp; [Numbers.C315] &amp; &quot;[/b]: &quot; &amp; [Numbers.H315] &amp; &quot;][/sup]&quot;; &quot;&quot;)" office:value-type="string" office:string-value="[b]278. [url=https://doomwiki.org/wiki/No_Sleep_for_the_Dead]No Sleep for the Dead[/url][/b] (Doom, 2016) [sup][[b]5[/b]: Omniarch: 5][/sup]" calcext:value-type="string">
            <text:p>[b]278. [url=https://doomwiki.org/wiki/No_Sleep_for_the_Dead]No Sleep for the Dead[/url][/b] (Doom, 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6] &gt; 0; &quot;[b]&quot; &amp; [Numbers.B316] &amp; &quot;. &quot; &amp; &quot;[url=&quot; &amp; [Numbers.E316] &amp; &quot;]&quot; &amp; [Numbers.D316] &amp; &quot;[/url][/b] (&quot; &amp; [Numbers.G316] &amp; &quot;, &quot;  &amp; [Numbers.F316] &amp; &quot;) [sup][[b]&quot; &amp; [Numbers.C316] &amp; &quot;[/b]: &quot; &amp; [Numbers.H316] &amp; &quot;][/sup]&quot;; &quot;&quot;)" office:value-type="string" office:string-value="[b]278. [url=http://www.mediafire.com/file/fuurx4c98tl198i/One_Doom_s_Day.wad]One Doom's Day[/url][/b] (Doom II, 2013) [sup][[b]5[/b]: Apaul27: 5][/sup]" calcext:value-type="string">
            <text:p>[b]278. [url=http://www.mediafire.com/file/fuurx4c98tl198i/One_Doom_s_Day.wad]One Doom's Day[/url][/b] (Doom II, 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7] &gt; 0; &quot;[b]&quot; &amp; [Numbers.B317] &amp; &quot;. &quot; &amp; &quot;[url=&quot; &amp; [Numbers.E317] &amp; &quot;]&quot; &amp; [Numbers.D317] &amp; &quot;[/url][/b] (&quot; &amp; [Numbers.G317] &amp; &quot;, &quot;  &amp; [Numbers.F317] &amp; &quot;) [sup][[b]&quot; &amp; [Numbers.C317] &amp; &quot;[/b]: &quot; &amp; [Numbers.H317] &amp; &quot;][/sup]&quot;; &quot;&quot;)" office:value-type="string" office:string-value="[b]278. [url=https://www.doomworld.com/idgames/levels/doom2/Ports/p-r/paranoid]Paranoid[/url][/b] (Doom II, 2010) [sup][[b]5[/b]: termrork: 5][/sup]" calcext:value-type="string">
            <text:p>[b]278. [url=https://www.doomworld.com/idgames/levels/doom2/Ports/p-r/paranoid]Paranoid[/url][/b] (Doom II, 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8] &gt; 0; &quot;[b]&quot; &amp; [Numbers.B318] &amp; &quot;. &quot; &amp; &quot;[url=&quot; &amp; [Numbers.E318] &amp; &quot;]&quot; &amp; [Numbers.D318] &amp; &quot;[/url][/b] (&quot; &amp; [Numbers.G318] &amp; &quot;, &quot;  &amp; [Numbers.F318] &amp; &quot;) [sup][[b]&quot; &amp; [Numbers.C318] &amp; &quot;[/b]: &quot; &amp; [Numbers.H318] &amp; &quot;][/sup]&quot;; &quot;&quot;)" office:value-type="string" office:string-value="[b]278. [url=https://www.doomworld.com/idgames/levels/doom2/Ports/p-r/planisf2]Planisphere 2[/url][/b] (Doom II, 2012) [sup][[b]5[/b]: ax34: 5][/sup]" calcext:value-type="string">
            <text:p>[b]278. [url=https://www.doomworld.com/idgames/levels/doom2/Ports/p-r/planisf2]Planisphere 2[/url][/b] (Doom II, 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9] &gt; 0; &quot;[b]&quot; &amp; [Numbers.B319] &amp; &quot;. &quot; &amp; &quot;[url=&quot; &amp; [Numbers.E319] &amp; &quot;]&quot; &amp; [Numbers.D319] &amp; &quot;[/url][/b] (&quot; &amp; [Numbers.G319] &amp; &quot;, &quot;  &amp; [Numbers.F319] &amp; &quot;) [sup][[b]&quot; &amp; [Numbers.C319] &amp; &quot;[/b]: &quot; &amp; [Numbers.H319] &amp; &quot;][/sup]&quot;; &quot;&quot;)" office:value-type="string" office:string-value="[b]278. [url=https://www.doomworld.com/idgames/?id=19249]Preacher[/url][/b] (Doom II, 2018) [sup][[b]5[/b]: DoomDork: 3, Snikle: 1, SCF: 1][/sup]" calcext:value-type="string">
            <text:p>[b]278. [url=https://www.doomworld.com/idgames/?id=19249]Preacher[/url][/b] (Doom II, 2018) [sup][[b]5[/b]: DoomDork: 3, Snikle: 1,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0] &gt; 0; &quot;[b]&quot; &amp; [Numbers.B320] &amp; &quot;. &quot; &amp; &quot;[url=&quot; &amp; [Numbers.E320] &amp; &quot;]&quot; &amp; [Numbers.D320] &amp; &quot;[/url][/b] (&quot; &amp; [Numbers.G320] &amp; &quot;, &quot;  &amp; [Numbers.F320] &amp; &quot;) [sup][[b]&quot; &amp; [Numbers.C320] &amp; &quot;[/b]: &quot; &amp; [Numbers.H320] &amp; &quot;][/sup]&quot;; &quot;&quot;)" office:value-type="string" office:string-value="[b]278. [url=https://www.doomworld.com/vb/wads-mods/67271-project-uber-idgamesd/]Project Uber[/url][/b] (Doom II, 2014) [sup][[b]5[/b]: Rince-wind: 5][/sup]" calcext:value-type="string">
            <text:p>[b]278. [url=https://www.doomworld.com/vb/wads-mods/67271-project-uber-idgamesd/]Project Uber[/url][/b] (Doom II, 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1] &gt; 0; &quot;[b]&quot; &amp; [Numbers.B321] &amp; &quot;. &quot; &amp; &quot;[url=&quot; &amp; [Numbers.E321] &amp; &quot;]&quot; &amp; [Numbers.D321] &amp; &quot;[/url][/b] (&quot; &amp; [Numbers.G321] &amp; &quot;, &quot;  &amp; [Numbers.F321] &amp; &quot;) [sup][[b]&quot; &amp; [Numbers.C321] &amp; &quot;[/b]: &quot; &amp; [Numbers.H321] &amp; &quot;][/sup]&quot;; &quot;&quot;)" office:value-type="string" office:string-value="[b]278. [url=https://doomwiki.org/wiki/Return_to_Hadron]Return to Hadron Episode 1[/url][/b] (Doom, 2015) [sup][[b]5[/b]: Omniarch: 5][/sup]" calcext:value-type="string">
            <text:p>[b]278. [url=https://doomwiki.org/wiki/Return_to_Hadron]Return to Hadron Episode 1[/url][/b] (Doom, 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2] &gt; 0; &quot;[b]&quot; &amp; [Numbers.B322] &amp; &quot;. &quot; &amp; &quot;[url=&quot; &amp; [Numbers.E322] &amp; &quot;]&quot; &amp; [Numbers.D322] &amp; &quot;[/url][/b] (&quot; &amp; [Numbers.G322] &amp; &quot;, &quot;  &amp; [Numbers.F322] &amp; &quot;) [sup][[b]&quot; &amp; [Numbers.C322] &amp; &quot;[/b]: &quot; &amp; [Numbers.H322] &amp; &quot;][/sup]&quot;; &quot;&quot;)" office:value-type="string" office:string-value="[b]278. [url=https://doomwiki.org/wiki/Saturnine_Chapel]Saturnine Chapel[/url][/b] (Doom II, 2017) [sup][[b]5[/b]: msx2plus: 5][/sup]" calcext:value-type="string">
            <text:p>[b]278. [url=https://doomwiki.org/wiki/Saturnine_Chapel]Saturnine Chapel[/url][/b] (Doom II, 2017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3] &gt; 0; &quot;[b]&quot; &amp; [Numbers.B323] &amp; &quot;. &quot; &amp; &quot;[url=&quot; &amp; [Numbers.E323] &amp; &quot;]&quot; &amp; [Numbers.D323] &amp; &quot;[/url][/b] (&quot; &amp; [Numbers.G323] &amp; &quot;, &quot;  &amp; [Numbers.F323] &amp; &quot;) [sup][[b]&quot; &amp; [Numbers.C323] &amp; &quot;[/b]: &quot; &amp; [Numbers.H323] &amp; &quot;][/sup]&quot;; &quot;&quot;)" office:value-type="string" office:string-value="[b]278. [url=https://www.doomworld.com/idgames/levels/doom2/s-u/selfish5]SELFISH5[/url][/b] (Doom II, 2005) [sup][[b]5[/b]: Diabolución: 5][/sup]" calcext:value-type="string">
            <text:p>[b]278. [url=https://www.doomworld.com/idgames/levels/doom2/s-u/selfish5]SELFISH5[/url][/b] (Doom II, 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4] &gt; 0; &quot;[b]&quot; &amp; [Numbers.B324] &amp; &quot;. &quot; &amp; &quot;[url=&quot; &amp; [Numbers.E324] &amp; &quot;]&quot; &amp; [Numbers.D324] &amp; &quot;[/url][/b] (&quot; &amp; [Numbers.G324] &amp; &quot;, &quot;  &amp; [Numbers.F324] &amp; &quot;) [sup][[b]&quot; &amp; [Numbers.C324] &amp; &quot;[/b]: &quot; &amp; [Numbers.H324] &amp; &quot;][/sup]&quot;; &quot;&quot;)" office:value-type="string" office:string-value="[b]278. [url=https://www.doomworld.com/idgames/levels/doom2/Ports/s-u/sotnr]Shadows of The Nightmare Realm[/url][/b] (Doom II, 2017) [sup][[b]5[/b]: 4everDoomed: 5][/sup]" calcext:value-type="string">
            <text:p>[b]278. [url=https://www.doomworld.com/idgames/levels/doom2/Ports/s-u/sotnr]Shadows of The Nightmare Realm[/url][/b] (Doom II, 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5] &gt; 0; &quot;[b]&quot; &amp; [Numbers.B325] &amp; &quot;. &quot; &amp; &quot;[url=&quot; &amp; [Numbers.E325] &amp; &quot;]&quot; &amp; [Numbers.D325] &amp; &quot;[/url][/b] (&quot; &amp; [Numbers.G325] &amp; &quot;, &quot;  &amp; [Numbers.F325] &amp; &quot;) [sup][[b]&quot; &amp; [Numbers.C325] &amp; &quot;[/b]: &quot; &amp; [Numbers.H325] &amp; &quot;][/sup]&quot;; &quot;&quot;)" office:value-type="string" office:string-value="[b]278. [url=https://www.doomworld.com/idgames/levels/doom/Ports/p-r/pe1_phob]Simply Phobos[/url][/b] (Doom, 2004) [sup][[b]5[/b]: Diabolución: 5][/sup]" calcext:value-type="string">
            <text:p>[b]278. [url=https://www.doomworld.com/idgames/levels/doom/Ports/p-r/pe1_phob]Simply Phobos[/url][/b] (Doom, 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6] &gt; 0; &quot;[b]&quot; &amp; [Numbers.B326] &amp; &quot;. &quot; &amp; &quot;[url=&quot; &amp; [Numbers.E326] &amp; &quot;]&quot; &amp; [Numbers.D326] &amp; &quot;[/url][/b] (&quot; &amp; [Numbers.G326] &amp; &quot;, &quot;  &amp; [Numbers.F326] &amp; &quot;) [sup][[b]&quot; &amp; [Numbers.C326] &amp; &quot;[/b]: &quot; &amp; [Numbers.H326] &amp; &quot;][/sup]&quot;; &quot;&quot;)" office:value-type="string" office:string-value="[b]278. [url=https://doomwiki.org/wiki/SkePLand]SkePLand[/url][/b] (Plutonia, 2011) [sup][[b]5[/b]: vdgg: 5][/sup]" calcext:value-type="string">
            <text:p>[b]278. [url=https://doomwiki.org/wiki/SkePLand]SkePLand[/url][/b] (Plutonia, 2011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7] &gt; 0; &quot;[b]&quot; &amp; [Numbers.B327] &amp; &quot;. &quot; &amp; &quot;[url=&quot; &amp; [Numbers.E327] &amp; &quot;]&quot; &amp; [Numbers.D327] &amp; &quot;[/url][/b] (&quot; &amp; [Numbers.G327] &amp; &quot;, &quot;  &amp; [Numbers.F327] &amp; &quot;) [sup][[b]&quot; &amp; [Numbers.C327] &amp; &quot;[/b]: &quot; &amp; [Numbers.H327] &amp; &quot;][/sup]&quot;; &quot;&quot;)" office:value-type="string" office:string-value="[b]278. [url=https://www.doomworld.com/idgames/deathmatch/skulltag/spacedm9]SpaceDM9[/url][/b] (Doom II, 2011) [sup][[b]5[/b]: Ed: 5][/sup]" calcext:value-type="string">
            <text:p>[b]278. [url=https://www.doomworld.com/idgames/deathmatch/skulltag/spacedm9]SpaceDM9[/url][/b] (Doom II, 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8] &gt; 0; &quot;[b]&quot; &amp; [Numbers.B328] &amp; &quot;. &quot; &amp; &quot;[url=&quot; &amp; [Numbers.E328] &amp; &quot;]&quot; &amp; [Numbers.D328] &amp; &quot;[/url][/b] (&quot; &amp; [Numbers.G328] &amp; &quot;, &quot;  &amp; [Numbers.F328] &amp; &quot;) [sup][[b]&quot; &amp; [Numbers.C328] &amp; &quot;[/b]: &quot; &amp; [Numbers.H328] &amp; &quot;][/sup]&quot;; &quot;&quot;)" office:value-type="string" office:string-value="[b]278. [url=https://doomwiki.org/wiki/The_Artifact_(WAD)]The Artifact[/url][/b] (Doom II, 1995) [sup][[b]5[/b]: Ragu: 5][/sup]" calcext:value-type="string">
            <text:p>[b]278. [url=https://doomwiki.org/wiki/The_Artifact_(WAD)]The Artifact[/url][/b] (Doom II, 1995) [sup][[b]5[/b]: Ragu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9] &gt; 0; &quot;[b]&quot; &amp; [Numbers.B329] &amp; &quot;. &quot; &amp; &quot;[url=&quot; &amp; [Numbers.E329] &amp; &quot;]&quot; &amp; [Numbers.D329] &amp; &quot;[/url][/b] (&quot; &amp; [Numbers.G329] &amp; &quot;, &quot;  &amp; [Numbers.F329] &amp; &quot;) [sup][[b]&quot; &amp; [Numbers.C329] &amp; &quot;[/b]: &quot; &amp; [Numbers.H329] &amp; &quot;][/sup]&quot;; &quot;&quot;)" office:value-type="string" office:string-value="[b]278. [url=https://www.doomworld.com/forum/topic/103490-the-egg-of-human-endeavors-final-on-idgames/]The Egg of Human Endeavors[/url][/b] (Doom II, 2019) [sup][[b]5[/b]: msx2plus: 5][/sup]" calcext:value-type="string">
            <text:p>[b]278. [url=https://www.doomworld.com/forum/topic/103490-the-egg-of-human-endeavors-final-on-idgames/]The Egg of Human Endeavors[/url][/b] (Doom II, 2019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0] &gt; 0; &quot;[b]&quot; &amp; [Numbers.B330] &amp; &quot;. &quot; &amp; &quot;[url=&quot; &amp; [Numbers.E330] &amp; &quot;]&quot; &amp; [Numbers.D330] &amp; &quot;[/url][/b] (&quot; &amp; [Numbers.G330] &amp; &quot;, &quot;  &amp; [Numbers.F330] &amp; &quot;) [sup][[b]&quot; &amp; [Numbers.C330] &amp; &quot;[/b]: &quot; &amp; [Numbers.H330] &amp; &quot;][/sup]&quot;; &quot;&quot;)" office:value-type="string" office:string-value="[b]278. [url=https://www.doomworld.com/idgames/levels/doom2/Ports/d-f/ehorizon]The Event Horizon[/url][/b] (Doom II, 2021) [sup][[b]5[/b]: sapphics: 1, akolai: 4][/sup]" calcext:value-type="string">
            <text:p>[b]278. [url=https://www.doomworld.com/idgames/levels/doom2/Ports/d-f/ehorizon]The Event Horizon[/url][/b] (Doom II, 2021) [sup][[b]5[/b]: sapphics: 1, ako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1] &gt; 0; &quot;[b]&quot; &amp; [Numbers.B331] &amp; &quot;. &quot; &amp; &quot;[url=&quot; &amp; [Numbers.E331] &amp; &quot;]&quot; &amp; [Numbers.D331] &amp; &quot;[/url][/b] (&quot; &amp; [Numbers.G331] &amp; &quot;, &quot;  &amp; [Numbers.F331] &amp; &quot;) [sup][[b]&quot; &amp; [Numbers.C331] &amp; &quot;[/b]: &quot; &amp; [Numbers.H331] &amp; &quot;][/sup]&quot;; &quot;&quot;)" office:value-type="string" office:string-value="[b]278. [url=https://zdoom.org/wiki/The_Ghoul's_Forest_series]The Ghoul's Forest 3[/url][/b] (Doom II, 2007) [sup][[b]5[/b]: Li'l devil: 3, Doomlover77: 2][/sup]" calcext:value-type="string">
            <text:p>[b]278. [url=https://zdoom.org/wiki/The_Ghoul's_Forest_series]The Ghoul's Forest 3[/url][/b] (Doom II, 2007) [sup][[b]5[/b]: Li'l devil: 3, Doomlover7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2] &gt; 0; &quot;[b]&quot; &amp; [Numbers.B332] &amp; &quot;. &quot; &amp; &quot;[url=&quot; &amp; [Numbers.E332] &amp; &quot;]&quot; &amp; [Numbers.D332] &amp; &quot;[/url][/b] (&quot; &amp; [Numbers.G332] &amp; &quot;, &quot;  &amp; [Numbers.F332] &amp; &quot;) [sup][[b]&quot; &amp; [Numbers.C332] &amp; &quot;[/b]: &quot; &amp; [Numbers.H332] &amp; &quot;][/sup]&quot;; &quot;&quot;)" office:value-type="string" office:string-value="[b]278. [url=https://www.doomworld.com/forum/topic/118154-tnt-goes-boom-episode-1-vanilla-tnt-evilution-replacement/]TNT Goes Boom! Episode 1[/url][/b] (TNT, 2020) [sup][[b]5[/b]: dei_eldren: 5][/sup]" calcext:value-type="string">
            <text:p>[b]278. [url=https://www.doomworld.com/forum/topic/118154-tnt-goes-boom-episode-1-vanilla-tnt-evilution-replacement/]TNT Goes Boom! Episode 1[/url][/b] (TNT, 2020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3] &gt; 0; &quot;[b]&quot; &amp; [Numbers.B333] &amp; &quot;. &quot; &amp; &quot;[url=&quot; &amp; [Numbers.E333] &amp; &quot;]&quot; &amp; [Numbers.D333] &amp; &quot;[/url][/b] (&quot; &amp; [Numbers.G333] &amp; &quot;, &quot;  &amp; [Numbers.F333] &amp; &quot;) [sup][[b]&quot; &amp; [Numbers.C333] &amp; &quot;[/b]: &quot; &amp; [Numbers.H333] &amp; &quot;][/sup]&quot;; &quot;&quot;)" office:value-type="string" office:string-value="[b]278. [url=https://www.doomworld.com/forum/topic/111099-psx-doom-megawad-fall-of-triton-remake-triton-ii/]TRITON﻿ II﻿[/url][/b] (Doom II, 2020) [sup][[b]5[/b]: behemoth_667: 5][/sup]" calcext:value-type="string">
            <text:p>[b]278. [url=https://www.doomworld.com/forum/topic/111099-psx-doom-megawad-fall-of-triton-remake-triton-ii/]TRITON﻿ II﻿[/url][/b] (Doom II, 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4] &gt; 0; &quot;[b]&quot; &amp; [Numbers.B334] &amp; &quot;. &quot; &amp; &quot;[url=&quot; &amp; [Numbers.E334] &amp; &quot;]&quot; &amp; [Numbers.D334] &amp; &quot;[/url][/b] (&quot; &amp; [Numbers.G334] &amp; &quot;, &quot;  &amp; [Numbers.F334] &amp; &quot;) [sup][[b]&quot; &amp; [Numbers.C334] &amp; &quot;[/b]: &quot; &amp; [Numbers.H334] &amp; &quot;][/sup]&quot;; &quot;&quot;)" office:value-type="string" office:string-value="[b]278. [url=https://www.doomworld.com/forum/topic/101509-unwelcome-developement-thread-new-map-for-testing/]UNWELCOME[/url][/b] (Doom II, 2018) [sup][[b]5[/b]: Ryath: 5][/sup]" calcext:value-type="string">
            <text:p>[b]278. [url=https://www.doomworld.com/forum/topic/101509-unwelcome-developement-thread-new-map-for-testing/]UNWELCOME[/url][/b] (Doom II, 2018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5] &gt; 0; &quot;[b]&quot; &amp; [Numbers.B335] &amp; &quot;. &quot; &amp; &quot;[url=&quot; &amp; [Numbers.E335] &amp; &quot;]&quot; &amp; [Numbers.D335] &amp; &quot;[/url][/b] (&quot; &amp; [Numbers.G335] &amp; &quot;, &quot;  &amp; [Numbers.F335] &amp; &quot;) [sup][[b]&quot; &amp; [Numbers.C335] &amp; &quot;[/b]: &quot; &amp; [Numbers.H335] &amp; &quot;][/sup]&quot;; &quot;&quot;)" office:value-type="string" office:string-value="[b]278. [url=https://www.doomworld.com/idgames/levels/doom2/Ports/v-z/vulkan]Vulkan Episode 1[/url][/b] (Doom II, 2017) [sup][[b]5[/b]: HyperLuke: 5][/sup]" calcext:value-type="string">
            <text:p>[b]278. [url=https://www.doomworld.com/idgames/levels/doom2/Ports/v-z/vulkan]Vulkan Episode 1[/url][/b] (Doom II, 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6] &gt; 0; &quot;[b]&quot; &amp; [Numbers.B336] &amp; &quot;. &quot; &amp; &quot;[url=&quot; &amp; [Numbers.E336] &amp; &quot;]&quot; &amp; [Numbers.D336] &amp; &quot;[/url][/b] (&quot; &amp; [Numbers.G336] &amp; &quot;, &quot;  &amp; [Numbers.F336] &amp; &quot;) [sup][[b]&quot; &amp; [Numbers.C336] &amp; &quot;[/b]: &quot; &amp; [Numbers.H336] &amp; &quot;][/sup]&quot;; &quot;&quot;)" office:value-type="string" office:string-value="[b]278. [url=https://www.doomworld.com/vb/wads-mods/71259-way-too-many-dead-guys-map05-alpha-available/]Way 2 Many Dead Guys[/url][/b] (Doom II, 2014) [sup][[b]5[/b]: Nancsi: 5][/sup]" calcext:value-type="string">
            <text:p>[b]278. [url=https://www.doomworld.com/vb/wads-mods/71259-way-too-many-dead-guys-map05-alpha-available/]Way 2 Many Dead Guys[/url][/b] (Doom II, 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7] &gt; 0; &quot;[b]&quot; &amp; [Numbers.B337] &amp; &quot;. &quot; &amp; &quot;[url=&quot; &amp; [Numbers.E337] &amp; &quot;]&quot; &amp; [Numbers.D337] &amp; &quot;[/url][/b] (&quot; &amp; [Numbers.G337] &amp; &quot;, &quot;  &amp; [Numbers.F337] &amp; &quot;) [sup][[b]&quot; &amp; [Numbers.C337] &amp; &quot;[/b]: &quot; &amp; [Numbers.H337] &amp; &quot;][/sup]&quot;; &quot;&quot;)" office:value-type="string" office:string-value="[b]278. [url=https://doomwiki.org/wiki/WOOO]WOOO[/url][/b] (Doom II, 2013) [sup][[b]5[/b]: lokbustam257: 5][/sup]" calcext:value-type="string">
            <text:p>[b]278. [url=https://doomwiki.org/wiki/WOOO]WOOO[/url][/b] (Doom II, 2013) [sup][[b]5[/b]: lokbustam25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8] &gt; 0; &quot;[b]&quot; &amp; [Numbers.B338] &amp; &quot;. &quot; &amp; &quot;[url=&quot; &amp; [Numbers.E338] &amp; &quot;]&quot; &amp; [Numbers.D338] &amp; &quot;[/url][/b] (&quot; &amp; [Numbers.G338] &amp; &quot;, &quot;  &amp; [Numbers.F338] &amp; &quot;) [sup][[b]&quot; &amp; [Numbers.C338] &amp; &quot;[/b]: &quot; &amp; [Numbers.H338] &amp; &quot;][/sup]&quot;; &quot;&quot;)" office:value-type="string" office:string-value="[b]278. [url=https://www.moddb.com/mods/bloodpack]ZBloodpack[/url][/b] (Doom II, 2005) [sup][[b]5[/b]: smeghammer: 5][/sup]" calcext:value-type="string">
            <text:p>[b]278. [url=https://www.moddb.com/mods/bloodpack]ZBloodpack[/url][/b] (Doom II, 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9] &gt; 0; &quot;[b]&quot; &amp; [Numbers.B339] &amp; &quot;. &quot; &amp; &quot;[url=&quot; &amp; [Numbers.E339] &amp; &quot;]&quot; &amp; [Numbers.D339] &amp; &quot;[/url][/b] (&quot; &amp; [Numbers.G339] &amp; &quot;, &quot;  &amp; [Numbers.F339] &amp; &quot;) [sup][[b]&quot; &amp; [Numbers.C339] &amp; &quot;[/b]: &quot; &amp; [Numbers.H339] &amp; &quot;][/sup]&quot;; &quot;&quot;)" office:value-type="string" office:string-value="[b]278. [url=https://www.doomworld.com/idgames/levels/doom2/Ports/v-z/zendyn_x]Zen Dynamics[/url][/b] (Doom II, 2005) [sup][[b]5[/b]: Phobus: 4, TechnoDoomed1: 1][/sup]" calcext:value-type="string">
            <text:p>[b]278. [url=https://www.doomworld.com/idgames/levels/doom2/Ports/v-z/zendyn_x]Zen Dynamics[/url][/b] (Doom II, 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0] &gt; 0; &quot;[b]&quot; &amp; [Numbers.B340] &amp; &quot;. &quot; &amp; &quot;[url=&quot; &amp; [Numbers.E340] &amp; &quot;]&quot; &amp; [Numbers.D340] &amp; &quot;[/url][/b] (&quot; &amp; [Numbers.G340] &amp; &quot;, &quot;  &amp; [Numbers.F340] &amp; &quot;) [sup][[b]&quot; &amp; [Numbers.C340] &amp; &quot;[/b]: &quot; &amp; [Numbers.H340] &amp; &quot;][/sup]&quot;; &quot;&quot;)" office:value-type="string" office:string-value="[b]337. [url=https://www.doomworld.com/idgames/levels/doom2/a-c/area51]Area 51[/url][/b] (Doom II, 1997) [sup][[b]4[/b]: Doomkid: 2, TheGreenZap: 2][/sup]" calcext:value-type="string">
            <text:p>[b]337. [url=https://www.doomworld.com/idgames/levels/doom2/a-c/area51]Area 51[/url][/b] (Doom II, 1997) [sup][[b]4[/b]: Doomkid: 2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1] &gt; 0; &quot;[b]&quot; &amp; [Numbers.B341] &amp; &quot;. &quot; &amp; &quot;[url=&quot; &amp; [Numbers.E341] &amp; &quot;]&quot; &amp; [Numbers.D341] &amp; &quot;[/url][/b] (&quot; &amp; [Numbers.G341] &amp; &quot;, &quot;  &amp; [Numbers.F341] &amp; &quot;) [sup][[b]&quot; &amp; [Numbers.C341] &amp; &quot;[/b]: &quot; &amp; [Numbers.H341] &amp; &quot;][/sup]&quot;; &quot;&quot;)" office:value-type="string" office:string-value="[b]337. [url=https://www.doomworld.com/idgames/levels/doom2/a-c/chord2]Chord 2[/url][/b] (Doom II, 1997) [sup][[b]4[/b]: Paul977: 4][/sup]" calcext:value-type="string">
            <text:p>[b]337. [url=https://www.doomworld.com/idgames/levels/doom2/a-c/chord2]Chord 2[/url][/b] (Doom II, 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2] &gt; 0; &quot;[b]&quot; &amp; [Numbers.B342] &amp; &quot;. &quot; &amp; &quot;[url=&quot; &amp; [Numbers.E342] &amp; &quot;]&quot; &amp; [Numbers.D342] &amp; &quot;[/url][/b] (&quot; &amp; [Numbers.G342] &amp; &quot;, &quot;  &amp; [Numbers.F342] &amp; &quot;) [sup][[b]&quot; &amp; [Numbers.C342] &amp; &quot;[/b]: &quot; &amp; [Numbers.H342] &amp; &quot;][/sup]&quot;; &quot;&quot;)" office:value-type="string" office:string-value="[b]337. [url=https://www.doomworld.com/files/file/10874-city-of-doom-part-i-beta-1-11/]City of DooM (Part I)[/url][/b] (Doom II, 2000) [sup][[b]4[/b]: ax34: 4][/sup]" calcext:value-type="string">
            <text:p>[b]337. [url=https://www.doomworld.com/files/file/10874-city-of-doom-part-i-beta-1-11/]City of DooM (Part I)[/url][/b] (Doom II, 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3] &gt; 0; &quot;[b]&quot; &amp; [Numbers.B343] &amp; &quot;. &quot; &amp; &quot;[url=&quot; &amp; [Numbers.E343] &amp; &quot;]&quot; &amp; [Numbers.D343] &amp; &quot;[/url][/b] (&quot; &amp; [Numbers.G343] &amp; &quot;, &quot;  &amp; [Numbers.F343] &amp; &quot;) [sup][[b]&quot; &amp; [Numbers.C343] &amp; &quot;[/b]: &quot; &amp; [Numbers.H343] &amp; &quot;][/sup]&quot;; &quot;&quot;)" office:value-type="string" office:string-value="[b]337. [url=https://www.doomworld.com/idgames/levels/doom2/Ports/a-c/crimsonh]Crimson Horizon[/url][/b] (Doom II, 2009) [sup][[b]4[/b]: Paul977: 4][/sup]" calcext:value-type="string">
            <text:p>[b]337. [url=https://www.doomworld.com/idgames/levels/doom2/Ports/a-c/crimsonh]Crimson Horizon[/url][/b] (Doom II, 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4] &gt; 0; &quot;[b]&quot; &amp; [Numbers.B344] &amp; &quot;. &quot; &amp; &quot;[url=&quot; &amp; [Numbers.E344] &amp; &quot;]&quot; &amp; [Numbers.D344] &amp; &quot;[/url][/b] (&quot; &amp; [Numbers.G344] &amp; &quot;, &quot;  &amp; [Numbers.F344] &amp; &quot;) [sup][[b]&quot; &amp; [Numbers.C344] &amp; &quot;[/b]: &quot; &amp; [Numbers.H344] &amp; &quot;][/sup]&quot;; &quot;&quot;)" office:value-type="string" office:string-value="[b]337. [url=https://www.doomworld.com/idgames/levels/doom2/deathmatch/Ports/megawads/crudream]Crucified Dreams[/url][/b] (Doom II, 2006) [sup][[b]4[/b]: Soundblock: 4][/sup]" calcext:value-type="string">
            <text:p>[b]337. [url=https://www.doomworld.com/idgames/levels/doom2/deathmatch/Ports/megawads/crudream]Crucified Dreams[/url][/b] (Doom II, 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5] &gt; 0; &quot;[b]&quot; &amp; [Numbers.B345] &amp; &quot;. &quot; &amp; &quot;[url=&quot; &amp; [Numbers.E345] &amp; &quot;]&quot; &amp; [Numbers.D345] &amp; &quot;[/url][/b] (&quot; &amp; [Numbers.G345] &amp; &quot;, &quot;  &amp; [Numbers.F345] &amp; &quot;) [sup][[b]&quot; &amp; [Numbers.C345] &amp; &quot;[/b]: &quot; &amp; [Numbers.H345] &amp; &quot;][/sup]&quot;; &quot;&quot;)" office:value-type="string" office:string-value="[b]337. [url=https://www.doomworld.com/forum/topic/106371-czechbox-final-version-available/]CzechBox[/url][/b] (Doom II, 2020) [sup][[b]4[/b]: Willy W.: 4][/sup]" calcext:value-type="string">
            <text:p>[b]337. [url=https://www.doomworld.com/forum/topic/106371-czechbox-final-version-available/]CzechBox[/url][/b] (Doom II, 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6] &gt; 0; &quot;[b]&quot; &amp; [Numbers.B346] &amp; &quot;. &quot; &amp; &quot;[url=&quot; &amp; [Numbers.E346] &amp; &quot;]&quot; &amp; [Numbers.D346] &amp; &quot;[/url][/b] (&quot; &amp; [Numbers.G346] &amp; &quot;, &quot;  &amp; [Numbers.F346] &amp; &quot;) [sup][[b]&quot; &amp; [Numbers.C346] &amp; &quot;[/b]: &quot; &amp; [Numbers.H346] &amp; &quot;][/sup]&quot;; &quot;&quot;)" office:value-type="string" office:string-value="[b]337. [url=https://www.doomworld.com/idgames/levels/doom2/Ports/d-f/dcity2_5]Damned City 2[/url][/b] (Doom II, 2019) [sup][[b]4[/b]: ax34: 4][/sup]" calcext:value-type="string">
            <text:p>[b]337. [url=https://www.doomworld.com/idgames/levels/doom2/Ports/d-f/dcity2_5]Damned City 2[/url][/b] (Doom II, 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7] &gt; 0; &quot;[b]&quot; &amp; [Numbers.B347] &amp; &quot;. &quot; &amp; &quot;[url=&quot; &amp; [Numbers.E347] &amp; &quot;]&quot; &amp; [Numbers.D347] &amp; &quot;[/url][/b] (&quot; &amp; [Numbers.G347] &amp; &quot;, &quot;  &amp; [Numbers.F347] &amp; &quot;) [sup][[b]&quot; &amp; [Numbers.C347] &amp; &quot;[/b]: &quot; &amp; [Numbers.H347] &amp; &quot;][/sup]&quot;; &quot;&quot;)" office:value-type="string" office:string-value="[b]337. [url=https://www.doomworld.com/idgames/levels/doom2/Ports/d-f/dark7]Dark 7 (with Mission Pack)[/url][/b] (Doom II, 2002) [sup][[b]4[/b]: smeghammer: 4][/sup]" calcext:value-type="string">
            <text:p>[b]337. [url=https://www.doomworld.com/idgames/levels/doom2/Ports/d-f/dark7]Dark 7 (with Mission Pack)[/url][/b] (Doom II, 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8] &gt; 0; &quot;[b]&quot; &amp; [Numbers.B348] &amp; &quot;. &quot; &amp; &quot;[url=&quot; &amp; [Numbers.E348] &amp; &quot;]&quot; &amp; [Numbers.D348] &amp; &quot;[/url][/b] (&quot; &amp; [Numbers.G348] &amp; &quot;, &quot;  &amp; [Numbers.F348] &amp; &quot;) [sup][[b]&quot; &amp; [Numbers.C348] &amp; &quot;[/b]: &quot; &amp; [Numbers.H348] &amp; &quot;][/sup]&quot;; &quot;&quot;)" office:value-type="string" office:string-value="[b]337. [url=https://www.doomworld.com/forum/topic/92135-deadair-v2/]dead.air[/url][/b] (Doom II, 2016) [sup][[b]4[/b]: HyperLuke: 2, Lorenz0: 2][/sup]" calcext:value-type="string">
            <text:p>[b]337. [url=https://www.doomworld.com/forum/topic/92135-deadair-v2/]dead.air[/url][/b] (Doom II, 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9] &gt; 0; &quot;[b]&quot; &amp; [Numbers.B349] &amp; &quot;. &quot; &amp; &quot;[url=&quot; &amp; [Numbers.E349] &amp; &quot;]&quot; &amp; [Numbers.D349] &amp; &quot;[/url][/b] (&quot; &amp; [Numbers.G349] &amp; &quot;, &quot;  &amp; [Numbers.F349] &amp; &quot;) [sup][[b]&quot; &amp; [Numbers.C349] &amp; &quot;[/b]: &quot; &amp; [Numbers.H349] &amp; &quot;][/sup]&quot;; &quot;&quot;)" office:value-type="string" office:string-value="[b]337. [url=https://www.doomworld.com/idgames/levels/doom2/megawads/d2reload]Doom 2 Reloaded[/url][/b] (Doom II, 2009) [sup][[b]4[/b]: Odal: 2, Hitherto: 2][/sup]" calcext:value-type="string">
            <text:p>[b]337. [url=https://www.doomworld.com/idgames/levels/doom2/megawads/d2reload]Doom 2 Reloaded[/url][/b] (Doom II, 2009) [sup][[b]4[/b]: Odal: 2,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0] &gt; 0; &quot;[b]&quot; &amp; [Numbers.B350] &amp; &quot;. &quot; &amp; &quot;[url=&quot; &amp; [Numbers.E350] &amp; &quot;]&quot; &amp; [Numbers.D350] &amp; &quot;[/url][/b] (&quot; &amp; [Numbers.G350] &amp; &quot;, &quot;  &amp; [Numbers.F350] &amp; &quot;) [sup][[b]&quot; &amp; [Numbers.C350] &amp; &quot;[/b]: &quot; &amp; [Numbers.H350] &amp; &quot;][/sup]&quot;; &quot;&quot;)" office:value-type="string" office:string-value="[b]337. [url=https://www.doomworld.com/idgames/levels/doom2/d-f/earth]Earth[/url][/b] (Doom II, 1998) [sup][[b]4[/b]: ShoDemo: 3, TheNerdTurtle2: 1][/sup]" calcext:value-type="string">
            <text:p>[b]337. [url=https://www.doomworld.com/idgames/levels/doom2/d-f/earth]Earth[/url][/b] (Doom II, 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1] &gt; 0; &quot;[b]&quot; &amp; [Numbers.B351] &amp; &quot;. &quot; &amp; &quot;[url=&quot; &amp; [Numbers.E351] &amp; &quot;]&quot; &amp; [Numbers.D351] &amp; &quot;[/url][/b] (&quot; &amp; [Numbers.G351] &amp; &quot;, &quot;  &amp; [Numbers.F351] &amp; &quot;) [sup][[b]&quot; &amp; [Numbers.C351] &amp; &quot;[/b]: &quot; &amp; [Numbers.H351] &amp; &quot;][/sup]&quot;; &quot;&quot;)" office:value-type="string" office:string-value="[b]337. [url=https://www.doomworld.com/forum/topic/94601-empyrion_v39-14-udmf-coop-maps-with-single-player-support/]Empyrion[/url][/b] (Doom II, 2017) [sup][[b]4[/b]: Gaia74: 4][/sup]" calcext:value-type="string">
            <text:p>[b]337. [url=https://www.doomworld.com/forum/topic/94601-empyrion_v39-14-udmf-coop-maps-with-single-player-support/]Empyrion[/url][/b] (Doom II, 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2] &gt; 0; &quot;[b]&quot; &amp; [Numbers.B352] &amp; &quot;. &quot; &amp; &quot;[url=&quot; &amp; [Numbers.E352] &amp; &quot;]&quot; &amp; [Numbers.D352] &amp; &quot;[/url][/b] (&quot; &amp; [Numbers.G352] &amp; &quot;, &quot;  &amp; [Numbers.F352] &amp; &quot;) [sup][[b]&quot; &amp; [Numbers.C352] &amp; &quot;[/b]: &quot; &amp; [Numbers.H352] &amp; &quot;][/sup]&quot;; &quot;&quot;)" office:value-type="string" office:string-value="[b]337. [url=https://www.doomworld.com/idgames/levels/doom2/deathmatch/megawads/gothicdm]Gothic DM[/url][/b] (Doom II, 1997) [sup][[b]4[/b]: Soundblock: 1, toxic.rat: 3][/sup]" calcext:value-type="string">
            <text:p>[b]337. [url=https://www.doomworld.com/idgames/levels/doom2/deathmatch/megawads/gothicdm]Gothic DM[/url][/b] (Doom II, 1997) [sup][[b]4[/b]: Soundblock: 1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3] &gt; 0; &quot;[b]&quot; &amp; [Numbers.B353] &amp; &quot;. &quot; &amp; &quot;[url=&quot; &amp; [Numbers.E353] &amp; &quot;]&quot; &amp; [Numbers.D353] &amp; &quot;[/url][/b] (&quot; &amp; [Numbers.G353] &amp; &quot;, &quot;  &amp; [Numbers.F353] &amp; &quot;) [sup][[b]&quot; &amp; [Numbers.C353] &amp; &quot;[/b]: &quot; &amp; [Numbers.H353] &amp; &quot;][/sup]&quot;; &quot;&quot;)" office:value-type="string" office:string-value="[b]337. [url=https://www.doomworld.com/forum/topic/113414-wip-hellish-rogues-a-new-mappers-first-mapset-feb-15th-2021-near-final-version-available/]Hellish Rogues[/url][/b] (Doom II, 2021) [sup][[b]4[/b]: dei_eldren: 4][/sup]" calcext:value-type="string">
            <text:p>[b]337. [url=https://www.doomworld.com/forum/topic/113414-wip-hellish-rogues-a-new-mappers-first-mapset-feb-15th-2021-near-final-version-available/]Hellish Rogues[/url][/b] (Doom II, 2021) [sup][[b]4[/b]: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4] &gt; 0; &quot;[b]&quot; &amp; [Numbers.B354] &amp; &quot;. &quot; &amp; &quot;[url=&quot; &amp; [Numbers.E354] &amp; &quot;]&quot; &amp; [Numbers.D354] &amp; &quot;[/url][/b] (&quot; &amp; [Numbers.G354] &amp; &quot;, &quot;  &amp; [Numbers.F354] &amp; &quot;) [sup][[b]&quot; &amp; [Numbers.C354] &amp; &quot;[/b]: &quot; &amp; [Numbers.H354] &amp; &quot;][/sup]&quot;; &quot;&quot;)" office:value-type="string" office:string-value="[b]337. [url=https://www.doomworld.com/idgames/levels/heretic/Ports/curse]Heretic - Curse of D'sparil[/url][/b] (Heretic, 2010) [sup][[b]4[/b]: JudgeDeadd: 2, Hitherto: 2][/sup]" calcext:value-type="string">
            <text:p>[b]337. [url=https://www.doomworld.com/idgames/levels/heretic/Ports/curse]Heretic - Curse of D'sparil[/url][/b] (Heretic, 2010) [sup][[b]4[/b]: JudgeDeadd: 2,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5] &gt; 0; &quot;[b]&quot; &amp; [Numbers.B355] &amp; &quot;. &quot; &amp; &quot;[url=&quot; &amp; [Numbers.E355] &amp; &quot;]&quot; &amp; [Numbers.D355] &amp; &quot;[/url][/b] (&quot; &amp; [Numbers.G355] &amp; &quot;, &quot;  &amp; [Numbers.F355] &amp; &quot;) [sup][[b]&quot; &amp; [Numbers.C355] &amp; &quot;[/b]: &quot; &amp; [Numbers.H355] &amp; &quot;][/sup]&quot;; &quot;&quot;)" office:value-type="string" office:string-value="[b]337. [url=https://www.doomworld.com/idgames/levels/doom2/Ports/g-i/impencse]Imp Encounter[/url][/b] (Doom II, 2003) [sup][[b]4[/b]: AnonimVio: 4][/sup]" calcext:value-type="string">
            <text:p>[b]337. [url=https://www.doomworld.com/idgames/levels/doom2/Ports/g-i/impencse]Imp Encounter[/url][/b] (Doom II, 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6] &gt; 0; &quot;[b]&quot; &amp; [Numbers.B356] &amp; &quot;. &quot; &amp; &quot;[url=&quot; &amp; [Numbers.E356] &amp; &quot;]&quot; &amp; [Numbers.D356] &amp; &quot;[/url][/b] (&quot; &amp; [Numbers.G356] &amp; &quot;, &quot;  &amp; [Numbers.F356] &amp; &quot;) [sup][[b]&quot; &amp; [Numbers.C356] &amp; &quot;[/b]: &quot; &amp; [Numbers.H356] &amp; &quot;][/sup]&quot;; &quot;&quot;)" office:value-type="string" office:string-value="[b]337. [url=https://www.doomworld.com/forum/topic/74792-jiffy-bag-a-speedmap-megawad-rc2-released/]Jiffy Bag[/url][/b] (Doom II, 2015) [sup][[b]4[/b]: TheNerdTurtle2: 4][/sup]" calcext:value-type="string">
            <text:p>[b]337. [url=https://www.doomworld.com/forum/topic/74792-jiffy-bag-a-speedmap-megawad-rc2-released/]Jiffy Bag[/url][/b] (Doom II, 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7] &gt; 0; &quot;[b]&quot; &amp; [Numbers.B357] &amp; &quot;. &quot; &amp; &quot;[url=&quot; &amp; [Numbers.E357] &amp; &quot;]&quot; &amp; [Numbers.D357] &amp; &quot;[/url][/b] (&quot; &amp; [Numbers.G357] &amp; &quot;, &quot;  &amp; [Numbers.F357] &amp; &quot;) [sup][[b]&quot; &amp; [Numbers.C357] &amp; &quot;[/b]: &quot; &amp; [Numbers.H357] &amp; &quot;][/sup]&quot;; &quot;&quot;)" office:value-type="string" office:string-value="[b]337. [url=https://www.doomworld.com/idgames/levels/doom2/Ports/j-l/khorus]Khorus[/url][/b] (Doom II, 2012) [sup][[b]4[/b]: NuMetalManiak: 4][/sup]" calcext:value-type="string">
            <text:p>[b]337. [url=https://www.doomworld.com/idgames/levels/doom2/Ports/j-l/khorus]Khorus[/url][/b] (Doom II, 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8] &gt; 0; &quot;[b]&quot; &amp; [Numbers.B358] &amp; &quot;. &quot; &amp; &quot;[url=&quot; &amp; [Numbers.E358] &amp; &quot;]&quot; &amp; [Numbers.D358] &amp; &quot;[/url][/b] (&quot; &amp; [Numbers.G358] &amp; &quot;, &quot;  &amp; [Numbers.F358] &amp; &quot;) [sup][[b]&quot; &amp; [Numbers.C358] &amp; &quot;[/b]: &quot; &amp; [Numbers.H358] &amp; &quot;][/sup]&quot;; &quot;&quot;)" office:value-type="string" office:string-value="[b]337. [url=https://www.doomworld.com/forum/topic/124896-final-literalism-release-thread/]Literalism[/url][/b] (Doom II, 2021) [sup][[b]4[/b]: &lt;&lt;Rewind: 4][/sup]" calcext:value-type="string">
            <text:p>[b]337. [url=https://www.doomworld.com/forum/topic/124896-final-literalism-release-thread/]Literalism[/url][/b] (Doom II, 2021) [sup][[b]4[/b]: &lt;&lt;Rewin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9] &gt; 0; &quot;[b]&quot; &amp; [Numbers.B359] &amp; &quot;. &quot; &amp; &quot;[url=&quot; &amp; [Numbers.E359] &amp; &quot;]&quot; &amp; [Numbers.D359] &amp; &quot;[/url][/b] (&quot; &amp; [Numbers.G359] &amp; &quot;, &quot;  &amp; [Numbers.F359] &amp; &quot;) [sup][[b]&quot; &amp; [Numbers.C359] &amp; &quot;[/b]: &quot; &amp; [Numbers.H359] &amp; &quot;][/sup]&quot;; &quot;&quot;)" office:value-type="string" office:string-value="[b]337. [url=https://www.doomworld.com/files/file/15671-mapgame/]Mapgame[/url][/b] (Doom, 2009) [sup][[b]4[/b]: m8f: 4][/sup]" calcext:value-type="string">
            <text:p>[b]337. [url=https://www.doomworld.com/files/file/15671-mapgame/]Mapgame[/url][/b] (Doom, 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0] &gt; 0; &quot;[b]&quot; &amp; [Numbers.B360] &amp; &quot;. &quot; &amp; &quot;[url=&quot; &amp; [Numbers.E360] &amp; &quot;]&quot; &amp; [Numbers.D360] &amp; &quot;[/url][/b] (&quot; &amp; [Numbers.G360] &amp; &quot;, &quot;  &amp; [Numbers.F360] &amp; &quot;) [sup][[b]&quot; &amp; [Numbers.C360] &amp; &quot;[/b]: &quot; &amp; [Numbers.H360] &amp; &quot;][/sup]&quot;; &quot;&quot;)" office:value-type="string" office:string-value="[b]337. [url=https://www.doomworld.com/idgames/levels/doom2/Ports/m-o/nfh2]Neighborhood From Hell[/url][/b] (Doom II, 2012) [sup][[b]4[/b]: ax34: 4][/sup]" calcext:value-type="string">
            <text:p>[b]337. [url=https://www.doomworld.com/idgames/levels/doom2/Ports/m-o/nfh2]Neighborhood From Hell[/url][/b] (Doom II, 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1] &gt; 0; &quot;[b]&quot; &amp; [Numbers.B361] &amp; &quot;. &quot; &amp; &quot;[url=&quot; &amp; [Numbers.E361] &amp; &quot;]&quot; &amp; [Numbers.D361] &amp; &quot;[/url][/b] (&quot; &amp; [Numbers.G361] &amp; &quot;, &quot;  &amp; [Numbers.F361] &amp; &quot;) [sup][[b]&quot; &amp; [Numbers.C361] &amp; &quot;[/b]: &quot; &amp; [Numbers.H361] &amp; &quot;][/sup]&quot;; &quot;&quot;)" office:value-type="string" office:string-value="[b]337. [url=https://www.doomworld.com/idgames/levels/doom2/m-o/nostromo]Nostromo's Run[/url][/b] (Doom II, 1995) [sup][[b]4[/b]: soner du: 1, Ragu: 3][/sup]" calcext:value-type="string">
            <text:p>[b]337. [url=https://www.doomworld.com/idgames/levels/doom2/m-o/nostromo]Nostromo's Run[/url][/b] (Doom II, 1995) [sup][[b]4[/b]: soner du: 1, Rag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2] &gt; 0; &quot;[b]&quot; &amp; [Numbers.B362] &amp; &quot;. &quot; &amp; &quot;[url=&quot; &amp; [Numbers.E362] &amp; &quot;]&quot; &amp; [Numbers.D362] &amp; &quot;[/url][/b] (&quot; &amp; [Numbers.G362] &amp; &quot;, &quot;  &amp; [Numbers.F362] &amp; &quot;) [sup][[b]&quot; &amp; [Numbers.C362] &amp; &quot;[/b]: &quot; &amp; [Numbers.H362] &amp; &quot;][/sup]&quot;; &quot;&quot;)" office:value-type="string" office:string-value="[b]337. [url=https://www.doomworld.com/idgames/levels/doom2/Ports/megawads/nova2]Nova II: New Dawn[/url][/b] (Doom II, 2015) [sup][[b]4[/b]: Not Jabba: 3, dylux: 1][/sup]" calcext:value-type="string">
            <text:p>[b]337. [url=https://www.doomworld.com/idgames/levels/doom2/Ports/megawads/nova2]Nova II: New Dawn[/url][/b] (Doom II, 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3] &gt; 0; &quot;[b]&quot; &amp; [Numbers.B363] &amp; &quot;. &quot; &amp; &quot;[url=&quot; &amp; [Numbers.E363] &amp; &quot;]&quot; &amp; [Numbers.D363] &amp; &quot;[/url][/b] (&quot; &amp; [Numbers.G363] &amp; &quot;, &quot;  &amp; [Numbers.F363] &amp; &quot;) [sup][[b]&quot; &amp; [Numbers.C363] &amp; &quot;[/b]: &quot; &amp; [Numbers.H363] &amp; &quot;][/sup]&quot;; &quot;&quot;)" office:value-type="string" office:string-value="[b]337. [url=https://doomwiki.org/wiki/Robocop_Doom]Robocop Doom[/url][/b] (Doom II, 2019) [sup][[b]4[/b]: ax34: 4][/sup]" calcext:value-type="string">
            <text:p>[b]337. [url=https://doomwiki.org/wiki/Robocop_Doom]Robocop Doom[/url][/b] (Doom II, 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4] &gt; 0; &quot;[b]&quot; &amp; [Numbers.B364] &amp; &quot;. &quot; &amp; &quot;[url=&quot; &amp; [Numbers.E364] &amp; &quot;]&quot; &amp; [Numbers.D364] &amp; &quot;[/url][/b] (&quot; &amp; [Numbers.G364] &amp; &quot;, &quot;  &amp; [Numbers.F364] &amp; &quot;) [sup][[b]&quot; &amp; [Numbers.C364] &amp; &quot;[/b]: &quot; &amp; [Numbers.H364] &amp; &quot;][/sup]&quot;; &quot;&quot;)" office:value-type="string" office:string-value="[b]337. [url=https://www.doomworld.com/idgames/levels/doom2/Ports/s-u/sinedie]Sine Die[/url][/b] (Doom II, 2007) [sup][[b]4[/b]: bLOCKbOYgAMES: 4][/sup]" calcext:value-type="string">
            <text:p>[b]337. [url=https://www.doomworld.com/idgames/levels/doom2/Ports/s-u/sinedie]Sine Die[/url][/b] (Doom II, 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5] &gt; 0; &quot;[b]&quot; &amp; [Numbers.B365] &amp; &quot;. &quot; &amp; &quot;[url=&quot; &amp; [Numbers.E365] &amp; &quot;]&quot; &amp; [Numbers.D365] &amp; &quot;[/url][/b] (&quot; &amp; [Numbers.G365] &amp; &quot;, &quot;  &amp; [Numbers.F365] &amp; &quot;) [sup][[b]&quot; &amp; [Numbers.C365] &amp; &quot;[/b]: &quot; &amp; [Numbers.H365] &amp; &quot;][/sup]&quot;; &quot;&quot;)" office:value-type="string" office:string-value="[b]337. [url=https://www.doomworld.com/idgames/levels/doom2/Ports/megawads/sf3]Slaughterfest 3[/url][/b] (Doom II, 2018) [sup][[b]4[/b]: Nazgul9: 4][/sup]" calcext:value-type="string">
            <text:p>[b]337. [url=https://www.doomworld.com/idgames/levels/doom2/Ports/megawads/sf3]Slaughterfest 3[/url][/b] (Doom II, 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6] &gt; 0; &quot;[b]&quot; &amp; [Numbers.B366] &amp; &quot;. &quot; &amp; &quot;[url=&quot; &amp; [Numbers.E366] &amp; &quot;]&quot; &amp; [Numbers.D366] &amp; &quot;[/url][/b] (&quot; &amp; [Numbers.G366] &amp; &quot;, &quot;  &amp; [Numbers.F366] &amp; &quot;) [sup][[b]&quot; &amp; [Numbers.C366] &amp; &quot;[/b]: &quot; &amp; [Numbers.H366] &amp; &quot;][/sup]&quot;; &quot;&quot;)" office:value-type="string" office:string-value="[b]337. [url=https://www.doomworld.com/idgames/levels/doom2/Ports/megawads/doomtrib]The DOOM Tribute Project[/url][/b] (Doom II, 2016) [sup][[b]4[/b]: ax34: 4][/sup]" calcext:value-type="string">
            <text:p>[b]337. [url=https://www.doomworld.com/idgames/levels/doom2/Ports/megawads/doomtrib]The DOOM Tribute Project[/url][/b] (Doom II, 2016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7] &gt; 0; &quot;[b]&quot; &amp; [Numbers.B367] &amp; &quot;. &quot; &amp; &quot;[url=&quot; &amp; [Numbers.E367] &amp; &quot;]&quot; &amp; [Numbers.D367] &amp; &quot;[/url][/b] (&quot; &amp; [Numbers.G367] &amp; &quot;, &quot;  &amp; [Numbers.F367] &amp; &quot;) [sup][[b]&quot; &amp; [Numbers.C367] &amp; &quot;[/b]: &quot; &amp; [Numbers.H367] &amp; &quot;][/sup]&quot;; &quot;&quot;)" office:value-type="string" office:string-value="[b]337. [url=https://www.doomworld.com/idgames/levels/doom/megawads/nmdu]The Ultimate NMD [/url][/b] (Doom, 2009) [sup][[b]4[/b]: eharper256: 4][/sup]" calcext:value-type="string">
            <text:p>[b]337. [url=https://www.doomworld.com/idgames/levels/doom/megawads/nmdu]The Ultimate NMD [/url][/b] (Doom, 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8] &gt; 0; &quot;[b]&quot; &amp; [Numbers.B368] &amp; &quot;. &quot; &amp; &quot;[url=&quot; &amp; [Numbers.E368] &amp; &quot;]&quot; &amp; [Numbers.D368] &amp; &quot;[/url][/b] (&quot; &amp; [Numbers.G368] &amp; &quot;, &quot;  &amp; [Numbers.F368] &amp; &quot;) [sup][[b]&quot; &amp; [Numbers.C368] &amp; &quot;[/b]: &quot; &amp; [Numbers.H368] &amp; &quot;][/sup]&quot;; &quot;&quot;)" office:value-type="string" office:string-value="[b]337. [url=https://zdoom.org/wiki/Town_Infection]Town Infection[/url][/b] (Doom II, 2013) [sup][[b]4[/b]: Dimon12321: 4][/sup]" calcext:value-type="string">
            <text:p>[b]337. [url=https://zdoom.org/wiki/Town_Infection]Town Infection[/url][/b] (Doom II, 2013) [sup][[b]4[/b]: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9] &gt; 0; &quot;[b]&quot; &amp; [Numbers.B369] &amp; &quot;. &quot; &amp; &quot;[url=&quot; &amp; [Numbers.E369] &amp; &quot;]&quot; &amp; [Numbers.D369] &amp; &quot;[/url][/b] (&quot; &amp; [Numbers.G369] &amp; &quot;, &quot;  &amp; [Numbers.F369] &amp; &quot;) [sup][[b]&quot; &amp; [Numbers.C369] &amp; &quot;[/b]: &quot; &amp; [Numbers.H369] &amp; &quot;][/sup]&quot;; &quot;&quot;)" office:value-type="string" office:string-value="[b]337. [url=https://www.doomworld.com/idgames/levels/doom2/s-u/townhou2]Townhouses[/url][/b] (Doom II, 1995) [sup][[b]4[/b]: Doomlover77: 4][/sup]" calcext:value-type="string">
            <text:p>[b]337. [url=https://www.doomworld.com/idgames/levels/doom2/s-u/townhou2]Townhouses[/url][/b] (Doom II, 1995) [sup][[b]4[/b]: Doomlover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0] &gt; 0; &quot;[b]&quot; &amp; [Numbers.B370] &amp; &quot;. &quot; &amp; &quot;[url=&quot; &amp; [Numbers.E370] &amp; &quot;]&quot; &amp; [Numbers.D370] &amp; &quot;[/url][/b] (&quot; &amp; [Numbers.G370] &amp; &quot;, &quot;  &amp; [Numbers.F370] &amp; &quot;) [sup][[b]&quot; &amp; [Numbers.C370] &amp; &quot;[/b]: &quot; &amp; [Numbers.H370] &amp; &quot;][/sup]&quot;; &quot;&quot;)" office:value-type="string" office:string-value="[b]337. [url=http://odamex.net/boards/index.php?topic=2246.0]UAC Ultra 2[/url][/b] (Doom II, 2013) [sup][[b]4[/b]: Sky: 4][/sup]" calcext:value-type="string">
            <text:p>[b]337. [url=http://odamex.net/boards/index.php?topic=2246.0]UAC Ultra 2[/url][/b] (Doom II, 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1] &gt; 0; &quot;[b]&quot; &amp; [Numbers.B371] &amp; &quot;. &quot; &amp; &quot;[url=&quot; &amp; [Numbers.E371] &amp; &quot;]&quot; &amp; [Numbers.D371] &amp; &quot;[/url][/b] (&quot; &amp; [Numbers.G371] &amp; &quot;, &quot;  &amp; [Numbers.F371] &amp; &quot;) [sup][[b]&quot; &amp; [Numbers.C371] &amp; &quot;[/b]: &quot; &amp; [Numbers.H371] &amp; &quot;][/sup]&quot;; &quot;&quot;)" office:value-type="string" office:string-value="[b]337. [url=https://www.doomworld.com/idgames/levels/doom2/Ports/v-z/vrack]Vrack[/url][/b] (Doom II, 2000) [sup][[b]4[/b]: bzzrak: 4][/sup]" calcext:value-type="string">
            <text:p>[b]337. [url=https://www.doomworld.com/idgames/levels/doom2/Ports/v-z/vrack]Vrack[/url][/b] (Doom II, 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2] &gt; 0; &quot;[b]&quot; &amp; [Numbers.B372] &amp; &quot;. &quot; &amp; &quot;[url=&quot; &amp; [Numbers.E372] &amp; &quot;]&quot; &amp; [Numbers.D372] &amp; &quot;[/url][/b] (&quot; &amp; [Numbers.G372] &amp; &quot;, &quot;  &amp; [Numbers.F372] &amp; &quot;) [sup][[b]&quot; &amp; [Numbers.C372] &amp; &quot;[/b]: &quot; &amp; [Numbers.H372] &amp; &quot;][/sup]&quot;; &quot;&quot;)" office:value-type="string" office:string-value="[b]369. [url=https://cloud.mail.ru/public/83f617a62867/1993.WAD]1993[/url][/b] (Any Doom, 2014) [sup][[b]3[/b]: Apaul27: 3][/sup]" calcext:value-type="string">
            <text:p>[b]369. [url=https://cloud.mail.ru/public/83f617a62867/1993.WAD]1993[/url][/b] (Any Doom, 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3] &gt; 0; &quot;[b]&quot; &amp; [Numbers.B373] &amp; &quot;. &quot; &amp; &quot;[url=&quot; &amp; [Numbers.E373] &amp; &quot;]&quot; &amp; [Numbers.D373] &amp; &quot;[/url][/b] (&quot; &amp; [Numbers.G373] &amp; &quot;, &quot;  &amp; [Numbers.F373] &amp; &quot;) [sup][[b]&quot; &amp; [Numbers.C373] &amp; &quot;[/b]: &quot; &amp; [Numbers.H373] &amp; &quot;][/sup]&quot;; &quot;&quot;)" office:value-type="string" office:string-value="[b]369. [url=https://www.doomworld.com/idgames/levels/doom/Ports/megawads/sinergy] SINERGY[/url][/b] (Doom, 2019) [sup][[b]3[/b]: Ezepov: 3][/sup]" calcext:value-type="string">
            <text:p>[b]369. [url=https://www.doomworld.com/idgames/levels/doom/Ports/megawads/sinergy] SINERGY[/url][/b] (Doom, 2019) [sup][[b]3[/b]: Ezepov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4] &gt; 0; &quot;[b]&quot; &amp; [Numbers.B374] &amp; &quot;. &quot; &amp; &quot;[url=&quot; &amp; [Numbers.E374] &amp; &quot;]&quot; &amp; [Numbers.D374] &amp; &quot;[/url][/b] (&quot; &amp; [Numbers.G374] &amp; &quot;, &quot;  &amp; [Numbers.F374] &amp; &quot;) [sup][[b]&quot; &amp; [Numbers.C374] &amp; &quot;[/b]: &quot; &amp; [Numbers.H374] &amp; &quot;][/sup]&quot;; &quot;&quot;)" office:value-type="string" office:string-value="[b]369. [url=https://www.doomworld.com/forum/post/1753652]2castles[/url][/b] (?, ?) [sup][[b]3[/b]: Soundblock: 3][/sup]" calcext:value-type="string">
            <text:p>[b]369. [url=https://www.doomworld.com/forum/post/1753652]2castles[/url][/b] (?, ?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5] &gt; 0; &quot;[b]&quot; &amp; [Numbers.B375] &amp; &quot;. &quot; &amp; &quot;[url=&quot; &amp; [Numbers.E375] &amp; &quot;]&quot; &amp; [Numbers.D375] &amp; &quot;[/url][/b] (&quot; &amp; [Numbers.G375] &amp; &quot;, &quot;  &amp; [Numbers.F375] &amp; &quot;) [sup][[b]&quot; &amp; [Numbers.C375] &amp; &quot;[/b]: &quot; &amp; [Numbers.H375] &amp; &quot;][/sup]&quot;; &quot;&quot;)" office:value-type="string" office:string-value="[b]369. [url=https://www.doomworld.com/forum/topic/90605-v04-a-boy-and-his-barrel-a-secret-is-revealed/]A Boy and His Barrel[/url][/b] (Doom II, 2016) [sup][[b]3[/b]: Dragonfly: 3][/sup]" calcext:value-type="string">
            <text:p>[b]369. [url=https://www.doomworld.com/forum/topic/90605-v04-a-boy-and-his-barrel-a-secret-is-revealed/]A Boy and His Barrel[/url][/b] (Doom II, 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6] &gt; 0; &quot;[b]&quot; &amp; [Numbers.B376] &amp; &quot;. &quot; &amp; &quot;[url=&quot; &amp; [Numbers.E376] &amp; &quot;]&quot; &amp; [Numbers.D376] &amp; &quot;[/url][/b] (&quot; &amp; [Numbers.G376] &amp; &quot;, &quot;  &amp; [Numbers.F376] &amp; &quot;) [sup][[b]&quot; &amp; [Numbers.C376] &amp; &quot;[/b]: &quot; &amp; [Numbers.H376] &amp; &quot;][/sup]&quot;; &quot;&quot;)" office:value-type="string" office:string-value="[b]369. [url=https://www.doomworld.com/files/file/18491-absolutely-killed/]Absolutely Killed[/url][/b] (Doom, 2016) [sup][[b]3[/b]: NoisyVelvet: 3][/sup]" calcext:value-type="string">
            <text:p>[b]369. [url=https://www.doomworld.com/files/file/18491-absolutely-killed/]Absolutely Killed[/url][/b] (Doom, 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7] &gt; 0; &quot;[b]&quot; &amp; [Numbers.B377] &amp; &quot;. &quot; &amp; &quot;[url=&quot; &amp; [Numbers.E377] &amp; &quot;]&quot; &amp; [Numbers.D377] &amp; &quot;[/url][/b] (&quot; &amp; [Numbers.G377] &amp; &quot;, &quot;  &amp; [Numbers.F377] &amp; &quot;) [sup][[b]&quot; &amp; [Numbers.C377] &amp; &quot;[/b]: &quot; &amp; [Numbers.H377] &amp; &quot;][/sup]&quot;; &quot;&quot;)" office:value-type="string" office:string-value="[b]369. [url=https://www.doomworld.com/idgames/levels/doom/Ports/a-c/aaawake]Awakening[/url][/b] (Doom, 2010) [sup][[b]3[/b]: Graf Zahl: 3][/sup]" calcext:value-type="string">
            <text:p>[b]369. [url=https://www.doomworld.com/idgames/levels/doom/Ports/a-c/aaawake]Awakening[/url][/b] (Doom, 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8] &gt; 0; &quot;[b]&quot; &amp; [Numbers.B378] &amp; &quot;. &quot; &amp; &quot;[url=&quot; &amp; [Numbers.E378] &amp; &quot;]&quot; &amp; [Numbers.D378] &amp; &quot;[/url][/b] (&quot; &amp; [Numbers.G378] &amp; &quot;, &quot;  &amp; [Numbers.F378] &amp; &quot;) [sup][[b]&quot; &amp; [Numbers.C378] &amp; &quot;[/b]: &quot; &amp; [Numbers.H378] &amp; &quot;][/sup]&quot;; &quot;&quot;)" office:value-type="string" office:string-value="[b]369. [url=https://www.doomworld.com/idgames/levels/doom2/Ports/a-c/balls]Balls[/url][/b] (Doom II, 2006) [sup][[b]3[/b]: Li'l devil: 3][/sup]" calcext:value-type="string">
            <text:p>[b]369. [url=https://www.doomworld.com/idgames/levels/doom2/Ports/a-c/balls]Balls[/url][/b] (Doom II, 2006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9] &gt; 0; &quot;[b]&quot; &amp; [Numbers.B379] &amp; &quot;. &quot; &amp; &quot;[url=&quot; &amp; [Numbers.E379] &amp; &quot;]&quot; &amp; [Numbers.D379] &amp; &quot;[/url][/b] (&quot; &amp; [Numbers.G379] &amp; &quot;, &quot;  &amp; [Numbers.F379] &amp; &quot;) [sup][[b]&quot; &amp; [Numbers.C379] &amp; &quot;[/b]: &quot; &amp; [Numbers.H379] &amp; &quot;][/sup]&quot;; &quot;&quot;)" office:value-type="string" office:string-value="[b]369. [url=https://forum.zdoom.org/viewtopic.php?t=47680#p810207]Batman Doom: Reborn[/url][/b] (Doom II, 2015) [sup][[b]3[/b]: ax34: 3][/sup]" calcext:value-type="string">
            <text:p>[b]369. [url=https://forum.zdoom.org/viewtopic.php?t=47680#p810207]Batman Doom: Reborn[/url][/b] (Doom II, 201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0] &gt; 0; &quot;[b]&quot; &amp; [Numbers.B380] &amp; &quot;. &quot; &amp; &quot;[url=&quot; &amp; [Numbers.E380] &amp; &quot;]&quot; &amp; [Numbers.D380] &amp; &quot;[/url][/b] (&quot; &amp; [Numbers.G380] &amp; &quot;, &quot;  &amp; [Numbers.F380] &amp; &quot;) [sup][[b]&quot; &amp; [Numbers.C380] &amp; &quot;[/b]: &quot; &amp; [Numbers.H380] &amp; &quot;][/sup]&quot;; &quot;&quot;)" office:value-type="string" office:string-value="[b]369. [url=https://www.doomworld.com/idgames/levels/doom2/Ports/a-c/bermuda]Bermuda Triangle[/url][/b] (Doom II, 1999) [sup][[b]3[/b]: Doomkid: 1, TheGreenZap: 2][/sup]" calcext:value-type="string">
            <text:p>[b]369. [url=https://www.doomworld.com/idgames/levels/doom2/Ports/a-c/bermuda]Bermuda Triangle[/url][/b] (Doom II, 1999) [sup][[b]3[/b]: Doomkid: 1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1] &gt; 0; &quot;[b]&quot; &amp; [Numbers.B381] &amp; &quot;. &quot; &amp; &quot;[url=&quot; &amp; [Numbers.E381] &amp; &quot;]&quot; &amp; [Numbers.D381] &amp; &quot;[/url][/b] (&quot; &amp; [Numbers.G381] &amp; &quot;, &quot;  &amp; [Numbers.F381] &amp; &quot;) [sup][[b]&quot; &amp; [Numbers.C381] &amp; &quot;[/b]: &quot; &amp; [Numbers.H381] &amp; &quot;][/sup]&quot;; &quot;&quot;)" office:value-type="string" office:string-value="[b]369. [url=https://www.doomworld.com/idgames/levels/doom2/Ports/a-c/bbv11]Botanic Biosphere[/url][/b] (Doom II, 2014) [sup][[b]3[/b]: Jaromir Bergmann: 3][/sup]" calcext:value-type="string">
            <text:p>[b]369. [url=https://www.doomworld.com/idgames/levels/doom2/Ports/a-c/bbv11]Botanic Biosphere[/url][/b] (Doom II, 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2] &gt; 0; &quot;[b]&quot; &amp; [Numbers.B382] &amp; &quot;. &quot; &amp; &quot;[url=&quot; &amp; [Numbers.E382] &amp; &quot;]&quot; &amp; [Numbers.D382] &amp; &quot;[/url][/b] (&quot; &amp; [Numbers.G382] &amp; &quot;, &quot;  &amp; [Numbers.F382] &amp; &quot;) [sup][[b]&quot; &amp; [Numbers.C382] &amp; &quot;[/b]: &quot; &amp; [Numbers.H382] &amp; &quot;][/sup]&quot;; &quot;&quot;)" office:value-type="string" office:string-value="[b]369. [url=https://www.doomworld.com/idgames/levels/doom2/a-c/chord1]Chord 1[/url][/b] (Doom II, 1997) [sup][[b]3[/b]: Paul977: 3][/sup]" calcext:value-type="string">
            <text:p>[b]369. [url=https://www.doomworld.com/idgames/levels/doom2/a-c/chord1]Chord 1[/url][/b] (Doom II, 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3] &gt; 0; &quot;[b]&quot; &amp; [Numbers.B383] &amp; &quot;. &quot; &amp; &quot;[url=&quot; &amp; [Numbers.E383] &amp; &quot;]&quot; &amp; [Numbers.D383] &amp; &quot;[/url][/b] (&quot; &amp; [Numbers.G383] &amp; &quot;, &quot;  &amp; [Numbers.F383] &amp; &quot;) [sup][[b]&quot; &amp; [Numbers.C383] &amp; &quot;[/b]: &quot; &amp; [Numbers.H383] &amp; &quot;][/sup]&quot;; &quot;&quot;)" office:value-type="string" office:string-value="[b]369. [url=https://www.doomworld.com/idgames/levels/doom2/Ports/a-c/chord3]Chord 3[/url][/b] (Doom II, 2000) [sup][[b]3[/b]: Paul977: 3][/sup]" calcext:value-type="string">
            <text:p>[b]369. [url=https://www.doomworld.com/idgames/levels/doom2/Ports/a-c/chord3]Chord 3[/url][/b] (Doom II, 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4] &gt; 0; &quot;[b]&quot; &amp; [Numbers.B384] &amp; &quot;. &quot; &amp; &quot;[url=&quot; &amp; [Numbers.E384] &amp; &quot;]&quot; &amp; [Numbers.D384] &amp; &quot;[/url][/b] (&quot; &amp; [Numbers.G384] &amp; &quot;, &quot;  &amp; [Numbers.F384] &amp; &quot;) [sup][[b]&quot; &amp; [Numbers.C384] &amp; &quot;[/b]: &quot; &amp; [Numbers.H384] &amp; &quot;][/sup]&quot;; &quot;&quot;)" office:value-type="string" office:string-value="[b]369. [url=https://www.doomworld.com/idgames/levels/doom2/a-c/chordg]Chord G[/url][/b] (Doom II, 1999) [sup][[b]3[/b]: Paul977: 3][/sup]" calcext:value-type="string">
            <text:p>[b]369. [url=https://www.doomworld.com/idgames/levels/doom2/a-c/chordg]Chord G[/url][/b] (Doom II, 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5] &gt; 0; &quot;[b]&quot; &amp; [Numbers.B385] &amp; &quot;. &quot; &amp; &quot;[url=&quot; &amp; [Numbers.E385] &amp; &quot;]&quot; &amp; [Numbers.D385] &amp; &quot;[/url][/b] (&quot; &amp; [Numbers.G385] &amp; &quot;, &quot;  &amp; [Numbers.F385] &amp; &quot;) [sup][[b]&quot; &amp; [Numbers.C385] &amp; &quot;[/b]: &quot; &amp; [Numbers.H385] &amp; &quot;][/sup]&quot;; &quot;&quot;)" office:value-type="string" office:string-value="[b]369. [url=https://www.doomworld.com/idgames/levels/doom2/Ports/a-c/cityass]City Assault[/url][/b] (Doom II, 2013) [sup][[b]3[/b]: ax34: 3][/sup]" calcext:value-type="string">
            <text:p>[b]369. [url=https://www.doomworld.com/idgames/levels/doom2/Ports/a-c/cityass]City Assault[/url][/b] (Doom II, 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6] &gt; 0; &quot;[b]&quot; &amp; [Numbers.B386] &amp; &quot;. &quot; &amp; &quot;[url=&quot; &amp; [Numbers.E386] &amp; &quot;]&quot; &amp; [Numbers.D386] &amp; &quot;[/url][/b] (&quot; &amp; [Numbers.G386] &amp; &quot;, &quot;  &amp; [Numbers.F386] &amp; &quot;) [sup][[b]&quot; &amp; [Numbers.C386] &amp; &quot;[/b]: &quot; &amp; [Numbers.H386] &amp; &quot;][/sup]&quot;; &quot;&quot;)" office:value-type="string" office:string-value="[b]369. [url=https://www.doomworld.com/idgames/levels/doom2/d-f/darkcvnt]Dark Covenant[/url][/b] (Doom II, 1996) [sup][[b]3[/b]: NuMetalManiak: 2, bonnie: 1][/sup]" calcext:value-type="string">
            <text:p>[b]369. [url=https://www.doomworld.com/idgames/levels/doom2/d-f/darkcvnt]Dark Covenant[/url][/b] (Doom II, 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7] &gt; 0; &quot;[b]&quot; &amp; [Numbers.B387] &amp; &quot;. &quot; &amp; &quot;[url=&quot; &amp; [Numbers.E387] &amp; &quot;]&quot; &amp; [Numbers.D387] &amp; &quot;[/url][/b] (&quot; &amp; [Numbers.G387] &amp; &quot;, &quot;  &amp; [Numbers.F387] &amp; &quot;) [sup][[b]&quot; &amp; [Numbers.C387] &amp; &quot;[/b]: &quot; &amp; [Numbers.H387] &amp; &quot;][/sup]&quot;; &quot;&quot;)" office:value-type="string" office:string-value="[b]369. [url=https://www.doomworld.com/idgames/levels/doom2/d-f/demondrv]DEMON DRIVER!!!![/url][/b] (Doom II, 2006) [sup][[b]3[/b]: smeghammer: 3][/sup]" calcext:value-type="string">
            <text:p>[b]369. [url=https://www.doomworld.com/idgames/levels/doom2/d-f/demondrv]DEMON DRIVER!!!![/url][/b] (Doom II, 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8] &gt; 0; &quot;[b]&quot; &amp; [Numbers.B388] &amp; &quot;. &quot; &amp; &quot;[url=&quot; &amp; [Numbers.E388] &amp; &quot;]&quot; &amp; [Numbers.D388] &amp; &quot;[/url][/b] (&quot; &amp; [Numbers.G388] &amp; &quot;, &quot;  &amp; [Numbers.F388] &amp; &quot;) [sup][[b]&quot; &amp; [Numbers.C388] &amp; &quot;[/b]: &quot; &amp; [Numbers.H388] &amp; &quot;][/sup]&quot;; &quot;&quot;)" office:value-type="string" office:string-value="[b]369. [url=https://www.doomworld.com/idgames/levels/doom2/Ports/d-f/darknes2]Disciples of Darkness[/url][/b] (Doom II, 2017) [sup][[b]3[/b]: Nirvana: 3][/sup]" calcext:value-type="string">
            <text:p>[b]369. [url=https://www.doomworld.com/idgames/levels/doom2/Ports/d-f/darknes2]Disciples of Darkness[/url][/b] (Doom II, 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9] &gt; 0; &quot;[b]&quot; &amp; [Numbers.B389] &amp; &quot;. &quot; &amp; &quot;[url=&quot; &amp; [Numbers.E389] &amp; &quot;]&quot; &amp; [Numbers.D389] &amp; &quot;[/url][/b] (&quot; &amp; [Numbers.G389] &amp; &quot;, &quot;  &amp; [Numbers.F389] &amp; &quot;) [sup][[b]&quot; &amp; [Numbers.C389] &amp; &quot;[/b]: &quot; &amp; [Numbers.H389] &amp; &quot;][/sup]&quot;; &quot;&quot;)" office:value-type="string" office:string-value="[b]369. [url=https://www.doomworld.com/idgames/levels/doom2/Ports/d-f/disjunct]Disjunction[/url][/b] (Doom II, 2017) [sup][[b]3[/b]: Lorenz0: 3][/sup]" calcext:value-type="string">
            <text:p>[b]369. [url=https://www.doomworld.com/idgames/levels/doom2/Ports/d-f/disjunct]Disjunction[/url][/b] (Doom II, 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0] &gt; 0; &quot;[b]&quot; &amp; [Numbers.B390] &amp; &quot;. &quot; &amp; &quot;[url=&quot; &amp; [Numbers.E390] &amp; &quot;]&quot; &amp; [Numbers.D390] &amp; &quot;[/url][/b] (&quot; &amp; [Numbers.G390] &amp; &quot;, &quot;  &amp; [Numbers.F390] &amp; &quot;) [sup][[b]&quot; &amp; [Numbers.C390] &amp; &quot;[/b]: &quot; &amp; [Numbers.H390] &amp; &quot;][/sup]&quot;; &quot;&quot;)" office:value-type="string" office:string-value="[b]369. [url=https://www.doomworld.com/idgames/levels/doom2/d-f/europe]Europe[/url][/b] (Doom II, 2005) [sup][[b]3[/b]: ax34: 3][/sup]" calcext:value-type="string">
            <text:p>[b]369. [url=https://www.doomworld.com/idgames/levels/doom2/d-f/europe]Europe[/url][/b] (Doom II, 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1] &gt; 0; &quot;[b]&quot; &amp; [Numbers.B391] &amp; &quot;. &quot; &amp; &quot;[url=&quot; &amp; [Numbers.E391] &amp; &quot;]&quot; &amp; [Numbers.D391] &amp; &quot;[/url][/b] (&quot; &amp; [Numbers.G391] &amp; &quot;, &quot;  &amp; [Numbers.F391] &amp; &quot;) [sup][[b]&quot; &amp; [Numbers.C391] &amp; &quot;[/b]: &quot; &amp; [Numbers.H391] &amp; &quot;][/sup]&quot;; &quot;&quot;)" office:value-type="string" office:string-value="[b]369. [url=https://www.doomworld.com/idgames/levels/doom/d-f/faviae21]Favillesco Alpha Episode 2: Desecration on Thebe[/url][/b] (Doom, 2015) [sup][[b]3[/b]: Ezepov: 3][/sup]" calcext:value-type="string">
            <text:p>[b]369. [url=https://www.doomworld.com/idgames/levels/doom/d-f/faviae21]Favillesco Alpha Episode 2: Desecration on Thebe[/url][/b] (Doom, 2015) [sup][[b]3[/b]: Ezepov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2] &gt; 0; &quot;[b]&quot; &amp; [Numbers.B392] &amp; &quot;. &quot; &amp; &quot;[url=&quot; &amp; [Numbers.E392] &amp; &quot;]&quot; &amp; [Numbers.D392] &amp; &quot;[/url][/b] (&quot; &amp; [Numbers.G392] &amp; &quot;, &quot;  &amp; [Numbers.F392] &amp; &quot;) [sup][[b]&quot; &amp; [Numbers.C392] &amp; &quot;[/b]: &quot; &amp; [Numbers.H392] &amp; &quot;][/sup]&quot;; &quot;&quot;)" office:value-type="string" office:string-value="[b]369. [url=https://www.doomworld.com/forum/topic/106186-frog_and_toadwad-12-maps/]frog_and_toad.wad[/url][/b] (Doom II, 2019) [sup][[b]3[/b]: akolai: 3][/sup]" calcext:value-type="string">
            <text:p>[b]369. [url=https://www.doomworld.com/forum/topic/106186-frog_and_toadwad-12-maps/]frog_and_toad.wad[/url][/b] (Doom II, 2019) [sup][[b]3[/b]: ako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3] &gt; 0; &quot;[b]&quot; &amp; [Numbers.B393] &amp; &quot;. &quot; &amp; &quot;[url=&quot; &amp; [Numbers.E393] &amp; &quot;]&quot; &amp; [Numbers.D393] &amp; &quot;[/url][/b] (&quot; &amp; [Numbers.G393] &amp; &quot;, &quot;  &amp; [Numbers.F393] &amp; &quot;) [sup][[b]&quot; &amp; [Numbers.C393] &amp; &quot;[/b]: &quot; &amp; [Numbers.H393] &amp; &quot;][/sup]&quot;; &quot;&quot;)" office:value-type="string" office:string-value="[b]369. [url=https://forum.zdoom.org/viewtopic.php?f=19&amp;t=13397#p273718]Hell-Forged[/url][/b] (Doom II, 2019) [sup][[b]3[/b]: Woolie Wool: 3][/sup]" calcext:value-type="string">
            <text:p>[b]369. [url=https://forum.zdoom.org/viewtopic.php?f=19&amp;t=13397#p273718]Hell-Forged[/url][/b] (Doom II, 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4] &gt; 0; &quot;[b]&quot; &amp; [Numbers.B394] &amp; &quot;. &quot; &amp; &quot;[url=&quot; &amp; [Numbers.E394] &amp; &quot;]&quot; &amp; [Numbers.D394] &amp; &quot;[/url][/b] (&quot; &amp; [Numbers.G394] &amp; &quot;, &quot;  &amp; [Numbers.F394] &amp; &quot;) [sup][[b]&quot; &amp; [Numbers.C394] &amp; &quot;[/b]: &quot; &amp; [Numbers.H394] &amp; &quot;][/sup]&quot;; &quot;&quot;)" office:value-type="string" office:string-value="[b]369. [url=http://xsnake.free.fr/invasion/shots.htm]Invasion UAC[/url][/b] (Doom II, 2005) [sup][[b]3[/b]: Red-XIII: 3][/sup]" calcext:value-type="string">
            <text:p>[b]369. [url=http://xsnake.free.fr/invasion/shots.htm]Invasion UAC[/url][/b] (Doom II, 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5] &gt; 0; &quot;[b]&quot; &amp; [Numbers.B395] &amp; &quot;. &quot; &amp; &quot;[url=&quot; &amp; [Numbers.E395] &amp; &quot;]&quot; &amp; [Numbers.D395] &amp; &quot;[/url][/b] (&quot; &amp; [Numbers.G395] &amp; &quot;, &quot;  &amp; [Numbers.F395] &amp; &quot;) [sup][[b]&quot; &amp; [Numbers.C395] &amp; &quot;[/b]: &quot; &amp; [Numbers.H395] &amp; &quot;][/sup]&quot;; &quot;&quot;)" office:value-type="string" office:string-value="[b]369. [url=https://www.doomworld.com/idgames/levels/doom2/megawads/kssht]Khorus' Speedy Shit[/url][/b] (Doom II, 2011) [sup][[b]3[/b]: Phobus: 2, whybmonotacrab: 1][/sup]" calcext:value-type="string">
            <text:p>[b]369. [url=https://www.doomworld.com/idgames/levels/doom2/megawads/kssht]Khorus' Speedy Shit[/url][/b] (Doom II, 2011) [sup][[b]3[/b]: Phobus: 2, whybmonotacrab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6] &gt; 0; &quot;[b]&quot; &amp; [Numbers.B396] &amp; &quot;. &quot; &amp; &quot;[url=&quot; &amp; [Numbers.E396] &amp; &quot;]&quot; &amp; [Numbers.D396] &amp; &quot;[/url][/b] (&quot; &amp; [Numbers.G396] &amp; &quot;, &quot;  &amp; [Numbers.F396] &amp; &quot;) [sup][[b]&quot; &amp; [Numbers.C396] &amp; &quot;[/b]: &quot; &amp; [Numbers.H396] &amp; &quot;][/sup]&quot;; &quot;&quot;)" office:value-type="string" office:string-value="[b]369. [url=https://www.doomworld.com/idgames/levels/doom2/Ports/j-l/los]Legacy of Suffering[/url][/b] (Doom II, 2009) [sup][[b]3[/b]: MFG38: 3][/sup]" calcext:value-type="string">
            <text:p>[b]369. [url=https://www.doomworld.com/idgames/levels/doom2/Ports/j-l/los]Legacy of Suffering[/url][/b] (Doom II, 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7] &gt; 0; &quot;[b]&quot; &amp; [Numbers.B397] &amp; &quot;. &quot; &amp; &quot;[url=&quot; &amp; [Numbers.E397] &amp; &quot;]&quot; &amp; [Numbers.D397] &amp; &quot;[/url][/b] (&quot; &amp; [Numbers.G397] &amp; &quot;, &quot;  &amp; [Numbers.F397] &amp; &quot;) [sup][[b]&quot; &amp; [Numbers.C397] &amp; &quot;[/b]: &quot; &amp; [Numbers.H397] &amp; &quot;][/sup]&quot;; &quot;&quot;)" office:value-type="string" office:string-value="[b]369. [url=https://www.moddb.com/mods/brutal-doom/addons/brutalized-doom-and-doom-ii]Maps of Chaos[/url][/b] (Doom II, 2013) [sup][[b]3[/b]: I_Punch_Demons: 3][/sup]" calcext:value-type="string">
            <text:p>[b]369. [url=https://www.moddb.com/mods/brutal-doom/addons/brutalized-doom-and-doom-ii]Maps of Chaos[/url][/b] (Doom II, 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8] &gt; 0; &quot;[b]&quot; &amp; [Numbers.B398] &amp; &quot;. &quot; &amp; &quot;[url=&quot; &amp; [Numbers.E398] &amp; &quot;]&quot; &amp; [Numbers.D398] &amp; &quot;[/url][/b] (&quot; &amp; [Numbers.G398] &amp; &quot;, &quot;  &amp; [Numbers.F398] &amp; &quot;) [sup][[b]&quot; &amp; [Numbers.C398] &amp; &quot;[/b]: &quot; &amp; [Numbers.H398] &amp; &quot;][/sup]&quot;; &quot;&quot;)" office:value-type="string" office:string-value="[b]369. [url=https://zdoom.org/wiki/Marine_Assault]Marine Assault[/url][/b] (Doom II, 2003) [sup][[b]3[/b]: Li'l devil: 3][/sup]" calcext:value-type="string">
            <text:p>[b]369. [url=https://zdoom.org/wiki/Marine_Assault]Marine Assault[/url][/b] (Doom II, 2003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9] &gt; 0; &quot;[b]&quot; &amp; [Numbers.B399] &amp; &quot;. &quot; &amp; &quot;[url=&quot; &amp; [Numbers.E399] &amp; &quot;]&quot; &amp; [Numbers.D399] &amp; &quot;[/url][/b] (&quot; &amp; [Numbers.G399] &amp; &quot;, &quot;  &amp; [Numbers.F399] &amp; &quot;) [sup][[b]&quot; &amp; [Numbers.C399] &amp; &quot;[/b]: &quot; &amp; [Numbers.H399] &amp; &quot;][/sup]&quot;; &quot;&quot;)" office:value-type="string" office:string-value="[b]369. [url=https://www.doomworld.com/idgames/levels/doom2/m-o/nilla]Nilla DooM[/url][/b] (Doom II, 2004) [sup][[b]3[/b]: roadworx: 3][/sup]" calcext:value-type="string">
            <text:p>[b]369. [url=https://www.doomworld.com/idgames/levels/doom2/m-o/nilla]Nilla DooM[/url][/b] (Doom II, 2004) [sup][[b]3[/b]: roadworx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0] &gt; 0; &quot;[b]&quot; &amp; [Numbers.B400] &amp; &quot;. &quot; &amp; &quot;[url=&quot; &amp; [Numbers.E400] &amp; &quot;]&quot; &amp; [Numbers.D400] &amp; &quot;[/url][/b] (&quot; &amp; [Numbers.G400] &amp; &quot;, &quot;  &amp; [Numbers.F400] &amp; &quot;) [sup][[b]&quot; &amp; [Numbers.C400] &amp; &quot;[/b]: &quot; &amp; [Numbers.H400] &amp; &quot;][/sup]&quot;; &quot;&quot;)" office:value-type="string" office:string-value="[b]369. [url=https://www.doomworld.com/idgames/levels/doom2/p-r/phobos2]Phobos[/url][/b] (Doom II, 1998) [sup][[b]3[/b]: Jaws In Space: 3][/sup]" calcext:value-type="string">
            <text:p>[b]369. [url=https://www.doomworld.com/idgames/levels/doom2/p-r/phobos2]Phobos[/url][/b] (Doom II, 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1] &gt; 0; &quot;[b]&quot; &amp; [Numbers.B401] &amp; &quot;. &quot; &amp; &quot;[url=&quot; &amp; [Numbers.E401] &amp; &quot;]&quot; &amp; [Numbers.D401] &amp; &quot;[/url][/b] (&quot; &amp; [Numbers.G401] &amp; &quot;, &quot;  &amp; [Numbers.F401] &amp; &quot;) [sup][[b]&quot; &amp; [Numbers.C401] &amp; &quot;[/b]: &quot; &amp; [Numbers.H401] &amp; &quot;][/sup]&quot;; &quot;&quot;)" office:value-type="string" office:string-value="[b]369. [url=https://www.doomworld.com/idgames/levels/doom2/Ports/p-r/pleiades]Pleiades[/url][/b] (Doom II, 2000) [sup][[b]3[/b]: ax34: 3][/sup]" calcext:value-type="string">
            <text:p>[b]369. [url=https://www.doomworld.com/idgames/levels/doom2/Ports/p-r/pleiades]Pleiades[/url][/b] (Doom II, 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2] &gt; 0; &quot;[b]&quot; &amp; [Numbers.B402] &amp; &quot;. &quot; &amp; &quot;[url=&quot; &amp; [Numbers.E402] &amp; &quot;]&quot; &amp; [Numbers.D402] &amp; &quot;[/url][/b] (&quot; &amp; [Numbers.G402] &amp; &quot;, &quot;  &amp; [Numbers.F402] &amp; &quot;) [sup][[b]&quot; &amp; [Numbers.C402] &amp; &quot;[/b]: &quot; &amp; [Numbers.H402] &amp; &quot;][/sup]&quot;; &quot;&quot;)" office:value-type="string" office:string-value="[b]369. [url=https://www.doomworld.com/idgames/music/plutmidi]Plutonia MIDI Pack[/url][/b] (Plutonia, 2013) [sup][[b]3[/b]: Diabolución: 1, DJVCardMaster: 2][/sup]" calcext:value-type="string">
            <text:p>[b]369. [url=https://www.doomworld.com/idgames/music/plutmidi]Plutonia MIDI Pack[/url][/b] (Plutonia, 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3] &gt; 0; &quot;[b]&quot; &amp; [Numbers.B403] &amp; &quot;. &quot; &amp; &quot;[url=&quot; &amp; [Numbers.E403] &amp; &quot;]&quot; &amp; [Numbers.D403] &amp; &quot;[/url][/b] (&quot; &amp; [Numbers.G403] &amp; &quot;, &quot;  &amp; [Numbers.F403] &amp; &quot;) [sup][[b]&quot; &amp; [Numbers.C403] &amp; &quot;[/b]: &quot; &amp; [Numbers.H403] &amp; &quot;][/sup]&quot;; &quot;&quot;)" office:value-type="string" office:string-value="[b]369. [url=https://www.elzee.co.nz/rotttc/index.html]Return of the Triad[/url][/b] (Standalone, 2011) [sup][[b]3[/b]: ax34: 3][/sup]" calcext:value-type="string">
            <text:p>[b]369. [url=https://www.elzee.co.nz/rotttc/index.html]Return of the Triad[/url][/b] (Standalone, 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4] &gt; 0; &quot;[b]&quot; &amp; [Numbers.B404] &amp; &quot;. &quot; &amp; &quot;[url=&quot; &amp; [Numbers.E404] &amp; &quot;]&quot; &amp; [Numbers.D404] &amp; &quot;[/url][/b] (&quot; &amp; [Numbers.G404] &amp; &quot;, &quot;  &amp; [Numbers.F404] &amp; &quot;) [sup][[b]&quot; &amp; [Numbers.C404] &amp; &quot;[/b]: &quot; &amp; [Numbers.H404] &amp; &quot;][/sup]&quot;; &quot;&quot;)" office:value-type="string" office:string-value="[b]369. [url=https://www.doomworld.com/idgames/levels/doom2/Ports/p-r/rush]Rush[/url][/b] (Doom II, 2014) [sup][[b]3[/b]: Nirvana: 2, I_Punch_Demons: 1][/sup]" calcext:value-type="string">
            <text:p>[b]369. [url=https://www.doomworld.com/idgames/levels/doom2/Ports/p-r/rush]Rush[/url][/b] (Doom II, 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5] &gt; 0; &quot;[b]&quot; &amp; [Numbers.B405] &amp; &quot;. &quot; &amp; &quot;[url=&quot; &amp; [Numbers.E405] &amp; &quot;]&quot; &amp; [Numbers.D405] &amp; &quot;[/url][/b] (&quot; &amp; [Numbers.G405] &amp; &quot;, &quot;  &amp; [Numbers.F405] &amp; &quot;) [sup][[b]&quot; &amp; [Numbers.C405] &amp; &quot;[/b]: &quot; &amp; [Numbers.H405] &amp; &quot;][/sup]&quot;; &quot;&quot;)" office:value-type="string" office:string-value="[b]369. [url=https://www.doomworld.com/idgames/levels/hexen/s-u/serpent]Serpent: Resurrection[/url][/b] (Hexen, 2010) [sup][[b]3[/b]: TheMightyHeracross: 3][/sup]" calcext:value-type="string">
            <text:p>[b]369. [url=https://www.doomworld.com/idgames/levels/hexen/s-u/serpent]Serpent: Resurrection[/url][/b] (Hexen, 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6] &gt; 0; &quot;[b]&quot; &amp; [Numbers.B406] &amp; &quot;. &quot; &amp; &quot;[url=&quot; &amp; [Numbers.E406] &amp; &quot;]&quot; &amp; [Numbers.D406] &amp; &quot;[/url][/b] (&quot; &amp; [Numbers.G406] &amp; &quot;, &quot;  &amp; [Numbers.F406] &amp; &quot;) [sup][[b]&quot; &amp; [Numbers.C406] &amp; &quot;[/b]: &quot; &amp; [Numbers.H406] &amp; &quot;][/sup]&quot;; &quot;&quot;)" office:value-type="string" office:string-value="[b]369. [url=https://www.doomworld.com/forum/topic/110956-syringe-v11-now-an-official-addon-oh-snap/]Syringe[/url][/b] (Doom II, 2019) [sup][[b]3[/b]: dosboot: 1, Xeogred: 2][/sup]" calcext:value-type="string">
            <text:p>[b]369. [url=https://www.doomworld.com/forum/topic/110956-syringe-v11-now-an-official-addon-oh-snap/]Syringe[/url][/b] (Doom II, 2019) [sup][[b]3[/b]: dosboot: 1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7] &gt; 0; &quot;[b]&quot; &amp; [Numbers.B407] &amp; &quot;. &quot; &amp; &quot;[url=&quot; &amp; [Numbers.E407] &amp; &quot;]&quot; &amp; [Numbers.D407] &amp; &quot;[/url][/b] (&quot; &amp; [Numbers.G407] &amp; &quot;, &quot;  &amp; [Numbers.F407] &amp; &quot;) [sup][[b]&quot; &amp; [Numbers.C407] &amp; &quot;[/b]: &quot; &amp; [Numbers.H407] &amp; &quot;][/sup]&quot;; &quot;&quot;)" office:value-type="string" office:string-value="[b]369. [url=https://www.doomworld.com/idgames/levels/doom2/Ports/s-u/t3st]T3ST[/url][/b] (Doom II, 2016) [sup][[b]3[/b]: bzzrak: 3][/sup]" calcext:value-type="string">
            <text:p>[b]369. [url=https://www.doomworld.com/idgames/levels/doom2/Ports/s-u/t3st]T3ST[/url][/b] (Doom II, 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8] &gt; 0; &quot;[b]&quot; &amp; [Numbers.B408] &amp; &quot;. &quot; &amp; &quot;[url=&quot; &amp; [Numbers.E408] &amp; &quot;]&quot; &amp; [Numbers.D408] &amp; &quot;[/url][/b] (&quot; &amp; [Numbers.G408] &amp; &quot;, &quot;  &amp; [Numbers.F408] &amp; &quot;) [sup][[b]&quot; &amp; [Numbers.C408] &amp; &quot;[/b]: &quot; &amp; [Numbers.H408] &amp; &quot;][/sup]&quot;; &quot;&quot;)" office:value-type="string" office:string-value="[b]369. [url=https://doomwiki.org/wiki/The_Lost_Episodes_of_Doom]The Lost Episodes of Doom[/url][/b] (Doom, 1995) [sup][[b]3[/b]: Diabolución: 3][/sup]" calcext:value-type="string">
            <text:p>[b]369. [url=https://doomwiki.org/wiki/The_Lost_Episodes_of_Doom]The Lost Episodes of Doom[/url][/b] (Doom, 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9] &gt; 0; &quot;[b]&quot; &amp; [Numbers.B409] &amp; &quot;. &quot; &amp; &quot;[url=&quot; &amp; [Numbers.E409] &amp; &quot;]&quot; &amp; [Numbers.D409] &amp; &quot;[/url][/b] (&quot; &amp; [Numbers.G409] &amp; &quot;, &quot;  &amp; [Numbers.F409] &amp; &quot;) [sup][[b]&quot; &amp; [Numbers.C409] &amp; &quot;[/b]: &quot; &amp; [Numbers.H409] &amp; &quot;][/sup]&quot;; &quot;&quot;)" office:value-type="string" office:string-value="[b]369. [url=https://www.doomworld.com/idgames/levels/doom2/deathmatch/s-u/udm3]Unidoom DM 3[/url][/b] (Doom II, 2004) [sup][[b]3[/b]: Doomkid: 3][/sup]" calcext:value-type="string">
            <text:p>[b]369. [url=https://www.doomworld.com/idgames/levels/doom2/deathmatch/s-u/udm3]Unidoom DM 3[/url][/b] (Doom II, 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0] &gt; 0; &quot;[b]&quot; &amp; [Numbers.B410] &amp; &quot;. &quot; &amp; &quot;[url=&quot; &amp; [Numbers.E410] &amp; &quot;]&quot; &amp; [Numbers.D410] &amp; &quot;[/url][/b] (&quot; &amp; [Numbers.G410] &amp; &quot;, &quot;  &amp; [Numbers.F410] &amp; &quot;) [sup][[b]&quot; &amp; [Numbers.C410] &amp; &quot;[/b]: &quot; &amp; [Numbers.H410] &amp; &quot;][/sup]&quot;; &quot;&quot;)" office:value-type="string" office:string-value="[b]369. [url=https://www.doomworld.com/idgames/levels/doom2/Ports/v-z/vrack2b]Vrack 2[/url][/b] (Doom II, 2001) [sup][[b]3[/b]: smeghammer: 3][/sup]" calcext:value-type="string">
            <text:p>[b]369. [url=https://www.doomworld.com/idgames/levels/doom2/Ports/v-z/vrack2b]Vrack 2[/url][/b] (Doom II, 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1] &gt; 0; &quot;[b]&quot; &amp; [Numbers.B411] &amp; &quot;. &quot; &amp; &quot;[url=&quot; &amp; [Numbers.E411] &amp; &quot;]&quot; &amp; [Numbers.D411] &amp; &quot;[/url][/b] (&quot; &amp; [Numbers.G411] &amp; &quot;, &quot;  &amp; [Numbers.F411] &amp; &quot;) [sup][[b]&quot; &amp; [Numbers.C411] &amp; &quot;[/b]: &quot; &amp; [Numbers.H411] &amp; &quot;][/sup]&quot;; &quot;&quot;)" office:value-type="string" office:string-value="[b]369. [url=https://doomwiki.org/wiki/WOOO_2]WOOO 2[/url][/b] (Doom II, 2014) [sup][[b]3[/b]: lokbustam257: 3][/sup]" calcext:value-type="string">
            <text:p>[b]369. [url=https://doomwiki.org/wiki/WOOO_2]WOOO 2[/url][/b] (Doom II, 2014) [sup][[b]3[/b]: lokbustam25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2] &gt; 0; &quot;[b]&quot; &amp; [Numbers.B412] &amp; &quot;. &quot; &amp; &quot;[url=&quot; &amp; [Numbers.E412] &amp; &quot;]&quot; &amp; [Numbers.D412] &amp; &quot;[/url][/b] (&quot; &amp; [Numbers.G412] &amp; &quot;, &quot;  &amp; [Numbers.F412] &amp; &quot;) [sup][[b]&quot; &amp; [Numbers.C412] &amp; &quot;[/b]: &quot; &amp; [Numbers.H412] &amp; &quot;][/sup]&quot;; &quot;&quot;)" office:value-type="string" office:string-value="[b]409. [url=https://www.doomworld.com/idgames/levels/doom2/megawads/3ha3]3 Heures d'agonie 3[/url][/b] (Doom II, 2017) [sup][[b]2[/b]: Roofi: 2][/sup]" calcext:value-type="string">
            <text:p>[b]409. [url=https://www.doomworld.com/idgames/levels/doom2/megawads/3ha3]3 Heures d'agonie 3[/url][/b] (Doom II, 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3] &gt; 0; &quot;[b]&quot; &amp; [Numbers.B413] &amp; &quot;. &quot; &amp; &quot;[url=&quot; &amp; [Numbers.E413] &amp; &quot;]&quot; &amp; [Numbers.D413] &amp; &quot;[/url][/b] (&quot; &amp; [Numbers.G413] &amp; &quot;, &quot;  &amp; [Numbers.F413] &amp; &quot;) [sup][[b]&quot; &amp; [Numbers.C413] &amp; &quot;[/b]: &quot; &amp; [Numbers.H413] &amp; &quot;][/sup]&quot;; &quot;&quot;)" office:value-type="string" office:string-value="[b]409. [url=https://www.doomworld.com/idgames/levels/doom2/Ports/0-9/30kmaps]30,000 Levels[/url][/b] (Doom II, 2012) [sup][[b]2[/b]: AnonimVio: 2][/sup]" calcext:value-type="string">
            <text:p>[b]409. [url=https://www.doomworld.com/idgames/levels/doom2/Ports/0-9/30kmaps]30,000 Levels[/url][/b] (Doom II, 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4] &gt; 0; &quot;[b]&quot; &amp; [Numbers.B414] &amp; &quot;. &quot; &amp; &quot;[url=&quot; &amp; [Numbers.E414] &amp; &quot;]&quot; &amp; [Numbers.D414] &amp; &quot;[/url][/b] (&quot; &amp; [Numbers.G414] &amp; &quot;, &quot;  &amp; [Numbers.F414] &amp; &quot;) [sup][[b]&quot; &amp; [Numbers.C414] &amp; &quot;[/b]: &quot; &amp; [Numbers.H414] &amp; &quot;][/sup]&quot;; &quot;&quot;)" office:value-type="string" office:string-value="[b]409. [url=https://www.doomworld.com/vb/thread/103867]Akeldama[/url][/b] (Doom II, 2020) [sup][[b]2[/b]: Snikle: 2][/sup]" calcext:value-type="string">
            <text:p>[b]409. [url=https://www.doomworld.com/vb/thread/103867]Akeldama[/url][/b] (Doom II, 2020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5] &gt; 0; &quot;[b]&quot; &amp; [Numbers.B415] &amp; &quot;. &quot; &amp; &quot;[url=&quot; &amp; [Numbers.E415] &amp; &quot;]&quot; &amp; [Numbers.D415] &amp; &quot;[/url][/b] (&quot; &amp; [Numbers.G415] &amp; &quot;, &quot;  &amp; [Numbers.F415] &amp; &quot;) [sup][[b]&quot; &amp; [Numbers.C415] &amp; &quot;[/b]: &quot; &amp; [Numbers.H415] &amp; &quot;][/sup]&quot;; &quot;&quot;)" office:value-type="string" office:string-value="[b]409. [url=https://www.doomworld.com/forum/topic/124790-atmospheric-extinction-a-boom-mapset-now-on-idgames/]Atmospheric﻿﻿﻿﻿﻿﻿ ﻿Extinction﻿[/url][/b] (Doom II, 2021) [sup][[b]2[/b]: northivanastan: 2][/sup]" calcext:value-type="string">
            <text:p>[b]409. [url=https://www.doomworld.com/forum/topic/124790-atmospheric-extinction-a-boom-mapset-now-on-idgames/]Atmospheric﻿﻿﻿﻿﻿﻿ ﻿Extinction﻿[/url][/b] (Doom II, 2021) [sup][[b]2[/b]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6] &gt; 0; &quot;[b]&quot; &amp; [Numbers.B416] &amp; &quot;. &quot; &amp; &quot;[url=&quot; &amp; [Numbers.E416] &amp; &quot;]&quot; &amp; [Numbers.D416] &amp; &quot;[/url][/b] (&quot; &amp; [Numbers.G416] &amp; &quot;, &quot;  &amp; [Numbers.F416] &amp; &quot;) [sup][[b]&quot; &amp; [Numbers.C416] &amp; &quot;[/b]: &quot; &amp; [Numbers.H416] &amp; &quot;][/sup]&quot;; &quot;&quot;)" office:value-type="string" office:string-value="[b]409. [url=https://www.doomworld.com/idgames/levels/doom2/Ports/s-u/tcotd]City of the Damned[/url][/b] (Doom II, 2004) [sup][[b]2[/b]: HUNdebLeonidasX: 2][/sup]" calcext:value-type="string">
            <text:p>[b]409. [url=https://www.doomworld.com/idgames/levels/doom2/Ports/s-u/tcotd]City of the Damned[/url][/b] (Doom II, 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7] &gt; 0; &quot;[b]&quot; &amp; [Numbers.B417] &amp; &quot;. &quot; &amp; &quot;[url=&quot; &amp; [Numbers.E417] &amp; &quot;]&quot; &amp; [Numbers.D417] &amp; &quot;[/url][/b] (&quot; &amp; [Numbers.G417] &amp; &quot;, &quot;  &amp; [Numbers.F417] &amp; &quot;) [sup][[b]&quot; &amp; [Numbers.C417] &amp; &quot;[/b]: &quot; &amp; [Numbers.H417] &amp; &quot;][/sup]&quot;; &quot;&quot;)" office:value-type="string" office:string-value="[b]409. [url=https://www.doomworld.com/forum/topic/108938-doom-ii-25-years-on-earth-32-map-limit-removing-old-school-megawad-one-year-late-edition-released-now-on-idgames/]Doom II: 25 Years on Earth[/url][/b] (Doom II, 2020) [sup][[b]2[/b]: sapphics: 2][/sup]" calcext:value-type="string">
            <text:p>[b]409. [url=https://www.doomworld.com/forum/topic/108938-doom-ii-25-years-on-earth-32-map-limit-removing-old-school-megawad-one-year-late-edition-released-now-on-idgames/]Doom II: 25 Years on Earth[/url][/b] (Doom II, 2020) [sup][[b]2[/b]: sapphic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8] &gt; 0; &quot;[b]&quot; &amp; [Numbers.B418] &amp; &quot;. &quot; &amp; &quot;[url=&quot; &amp; [Numbers.E418] &amp; &quot;]&quot; &amp; [Numbers.D418] &amp; &quot;[/url][/b] (&quot; &amp; [Numbers.G418] &amp; &quot;, &quot;  &amp; [Numbers.F418] &amp; &quot;) [sup][[b]&quot; &amp; [Numbers.C418] &amp; &quot;[/b]: &quot; &amp; [Numbers.H418] &amp; &quot;][/sup]&quot;; &quot;&quot;)" office:value-type="string" office:string-value="[b]409. [url=https://doomwiki.org/wiki/Doom_II]Doom II: Hell on Earth[/url][/b] (Doom II, 1994) [sup][[b]2[/b]: Fadri: 2][/sup]" calcext:value-type="string">
            <text:p>[b]409. [url=https://doomwiki.org/wiki/Doom_II]Doom II: Hell on Earth[/url][/b] (Doom II, 1994) [sup][[b]2[/b]: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9] &gt; 0; &quot;[b]&quot; &amp; [Numbers.B419] &amp; &quot;. &quot; &amp; &quot;[url=&quot; &amp; [Numbers.E419] &amp; &quot;]&quot; &amp; [Numbers.D419] &amp; &quot;[/url][/b] (&quot; &amp; [Numbers.G419] &amp; &quot;, &quot;  &amp; [Numbers.F419] &amp; &quot;) [sup][[b]&quot; &amp; [Numbers.C419] &amp; &quot;[/b]: &quot; &amp; [Numbers.H419] &amp; &quot;][/sup]&quot;; &quot;&quot;)" office:value-type="string" office:string-value="[b]409. [url=https://www.doomworld.com/idgames/levels/doom2/Ports/d-f/entropy]Entropy[/url][/b] (Doom II, 2019) [sup][[b]2[/b]: akolai: 2][/sup]" calcext:value-type="string">
            <text:p>[b]409. [url=https://www.doomworld.com/idgames/levels/doom2/Ports/d-f/entropy]Entropy[/url][/b] (Doom II, 2019) [sup][[b]2[/b]: akola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0] &gt; 0; &quot;[b]&quot; &amp; [Numbers.B420] &amp; &quot;. &quot; &amp; &quot;[url=&quot; &amp; [Numbers.E420] &amp; &quot;]&quot; &amp; [Numbers.D420] &amp; &quot;[/url][/b] (&quot; &amp; [Numbers.G420] &amp; &quot;, &quot;  &amp; [Numbers.F420] &amp; &quot;) [sup][[b]&quot; &amp; [Numbers.C420] &amp; &quot;[/b]: &quot; &amp; [Numbers.H420] &amp; &quot;][/sup]&quot;; &quot;&quot;)" office:value-type="string" office:string-value="[b]409. [url=https://www.doomworld.com/files/file/18802-ice-rage/]Ice Rage[/url][/b] (Doom II, 2017) [sup][[b]2[/b]: Chamelenoel: 2][/sup]" calcext:value-type="string">
            <text:p>[b]409. [url=https://www.doomworld.com/files/file/18802-ice-rage/]Ice Rage[/url][/b] (Doom II, 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1] &gt; 0; &quot;[b]&quot; &amp; [Numbers.B421] &amp; &quot;. &quot; &amp; &quot;[url=&quot; &amp; [Numbers.E421] &amp; &quot;]&quot; &amp; [Numbers.D421] &amp; &quot;[/url][/b] (&quot; &amp; [Numbers.G421] &amp; &quot;, &quot;  &amp; [Numbers.F421] &amp; &quot;) [sup][[b]&quot; &amp; [Numbers.C421] &amp; &quot;[/b]: &quot; &amp; [Numbers.H421] &amp; &quot;][/sup]&quot;; &quot;&quot;)" office:value-type="string" office:string-value="[b]409. [url=https://www.doomworld.com/idgames/levels/doom2/Ports/d-f/dmdjm01]Jagermorder: Chemical Lab[/url][/b] (Doom II, 1999) [sup][[b]2[/b]: Soundblock: 2][/sup]" calcext:value-type="string">
            <text:p>[b]409. [url=https://www.doomworld.com/idgames/levels/doom2/Ports/d-f/dmdjm01]Jagermorder: Chemical Lab[/url][/b] (Doom II, 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2] &gt; 0; &quot;[b]&quot; &amp; [Numbers.B422] &amp; &quot;. &quot; &amp; &quot;[url=&quot; &amp; [Numbers.E422] &amp; &quot;]&quot; &amp; [Numbers.D422] &amp; &quot;[/url][/b] (&quot; &amp; [Numbers.G422] &amp; &quot;, &quot;  &amp; [Numbers.F422] &amp; &quot;) [sup][[b]&quot; &amp; [Numbers.C422] &amp; &quot;[/b]: &quot; &amp; [Numbers.H422] &amp; &quot;][/sup]&quot;; &quot;&quot;)" office:value-type="string" office:string-value="[b]409. [url=https://www.doomworld.com/idgames/levels/doom2/a-c/bldnight]One Bloody Night[/url][/b] (Doom II, 2002) [sup][[b]2[/b]: WH-Wilou84: 1, T-Rex: 1][/sup]" calcext:value-type="string">
            <text:p>[b]409. [url=https://www.doomworld.com/idgames/levels/doom2/a-c/bldnight]One Bloody Night[/url][/b] (Doom II, 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3] &gt; 0; &quot;[b]&quot; &amp; [Numbers.B423] &amp; &quot;. &quot; &amp; &quot;[url=&quot; &amp; [Numbers.E423] &amp; &quot;]&quot; &amp; [Numbers.D423] &amp; &quot;[/url][/b] (&quot; &amp; [Numbers.G423] &amp; &quot;, &quot;  &amp; [Numbers.F423] &amp; &quot;) [sup][[b]&quot; &amp; [Numbers.C423] &amp; &quot;[/b]: &quot; &amp; [Numbers.H423] &amp; &quot;][/sup]&quot;; &quot;&quot;)" office:value-type="string" office:string-value="[b]409. [url=https://doomwiki.org/wiki/Remain_1]Remain 1[/url][/b] (Doom II, 2007) [sup][[b]2[/b]: Hitherto: 2][/sup]" calcext:value-type="string">
            <text:p>[b]409. [url=https://doomwiki.org/wiki/Remain_1]Remain 1[/url][/b] (Doom II, 2007) [sup][[b]2[/b]: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4] &gt; 0; &quot;[b]&quot; &amp; [Numbers.B424] &amp; &quot;. &quot; &amp; &quot;[url=&quot; &amp; [Numbers.E424] &amp; &quot;]&quot; &amp; [Numbers.D424] &amp; &quot;[/url][/b] (&quot; &amp; [Numbers.G424] &amp; &quot;, &quot;  &amp; [Numbers.F424] &amp; &quot;) [sup][[b]&quot; &amp; [Numbers.C424] &amp; &quot;[/b]: &quot; &amp; [Numbers.H424] &amp; &quot;][/sup]&quot;; &quot;&quot;)" office:value-type="string" office:string-value="[b]409. [url=https://www.wad-archive.com/wad/be21919b261d404e694dd19e88bfaea2]Rocket Space Jumping[/url][/b] (Doom II, 2007) [sup][[b]2[/b]: Red-XIII: 2][/sup]" calcext:value-type="string">
            <text:p>[b]409. [url=https://www.wad-archive.com/wad/be21919b261d404e694dd19e88bfaea2]Rocket Space Jumping[/url][/b] (Doom II, 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5] &gt; 0; &quot;[b]&quot; &amp; [Numbers.B425] &amp; &quot;. &quot; &amp; &quot;[url=&quot; &amp; [Numbers.E425] &amp; &quot;]&quot; &amp; [Numbers.D425] &amp; &quot;[/url][/b] (&quot; &amp; [Numbers.G425] &amp; &quot;, &quot;  &amp; [Numbers.F425] &amp; &quot;) [sup][[b]&quot; &amp; [Numbers.C425] &amp; &quot;[/b]: &quot; &amp; [Numbers.H425] &amp; &quot;][/sup]&quot;; &quot;&quot;)" office:value-type="string" office:string-value="[b]409. [url=https://www.doomworld.com/idgames/levels/doom2/0-9/666]Sector 666[/url][/b] (Doom II, 1998) [sup][[b]2[/b]: bzzrak: 2][/sup]" calcext:value-type="string">
            <text:p>[b]409. [url=https://www.doomworld.com/idgames/levels/doom2/0-9/666]Sector 666[/url][/b] (Doom II, 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6] &gt; 0; &quot;[b]&quot; &amp; [Numbers.B426] &amp; &quot;. &quot; &amp; &quot;[url=&quot; &amp; [Numbers.E426] &amp; &quot;]&quot; &amp; [Numbers.D426] &amp; &quot;[/url][/b] (&quot; &amp; [Numbers.G426] &amp; &quot;, &quot;  &amp; [Numbers.F426] &amp; &quot;) [sup][[b]&quot; &amp; [Numbers.C426] &amp; &quot;[/b]: &quot; &amp; [Numbers.H426] &amp; &quot;][/sup]&quot;; &quot;&quot;)" office:value-type="string" office:string-value="[b]409. [url=https://www.doomworld.com/idgames/levels/doom2/Ports/megawads/mayhem17]Super MAYhem 17[/url][/b] (Doom II, 2017) [sup][[b]2[/b]: Octillion: 2][/sup]" calcext:value-type="string">
            <text:p>[b]409. [url=https://www.doomworld.com/idgames/levels/doom2/Ports/megawads/mayhem17]Super MAYhem 17[/url][/b] (Doom II, 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7] &gt; 0; &quot;[b]&quot; &amp; [Numbers.B427] &amp; &quot;. &quot; &amp; &quot;[url=&quot; &amp; [Numbers.E427] &amp; &quot;]&quot; &amp; [Numbers.D427] &amp; &quot;[/url][/b] (&quot; &amp; [Numbers.G427] &amp; &quot;, &quot;  &amp; [Numbers.F427] &amp; &quot;) [sup][[b]&quot; &amp; [Numbers.C427] &amp; &quot;[/b]: &quot; &amp; [Numbers.H427] &amp; &quot;][/sup]&quot;; &quot;&quot;)" office:value-type="string" office:string-value="[b]409. [url=https://www.doomworld.com/idgames/levels/doom2/a-c/aboosysv]System Vices[/url][/b] (Doom II, 1996) [sup][[b]2[/b]: Grazza: 2][/sup]" calcext:value-type="string">
            <text:p>[b]409. [url=https://www.doomworld.com/idgames/levels/doom2/a-c/aboosysv]System Vices[/url][/b] (Doom II, 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8] &gt; 0; &quot;[b]&quot; &amp; [Numbers.B428] &amp; &quot;. &quot; &amp; &quot;[url=&quot; &amp; [Numbers.E428] &amp; &quot;]&quot; &amp; [Numbers.D428] &amp; &quot;[/url][/b] (&quot; &amp; [Numbers.G428] &amp; &quot;, &quot;  &amp; [Numbers.F428] &amp; &quot;) [sup][[b]&quot; &amp; [Numbers.C428] &amp; &quot;[/b]: &quot; &amp; [Numbers.H428] &amp; &quot;][/sup]&quot;; &quot;&quot;)" office:value-type="string" office:string-value="[b]409. [url=https://www.doomworld.com/idgames/themes/university/trinity2]The Unholy Trinity[/url][/b] (Doom, 1994) [sup][[b]2[/b]: Soundblock: 2][/sup]" calcext:value-type="string">
            <text:p>[b]409. [url=https://www.doomworld.com/idgames/themes/university/trinity2]The Unholy Trinity[/url][/b] (Doom, 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9] &gt; 0; &quot;[b]&quot; &amp; [Numbers.B429] &amp; &quot;. &quot; &amp; &quot;[url=&quot; &amp; [Numbers.E429] &amp; &quot;]&quot; &amp; [Numbers.D429] &amp; &quot;[/url][/b] (&quot; &amp; [Numbers.G429] &amp; &quot;, &quot;  &amp; [Numbers.F429] &amp; &quot;) [sup][[b]&quot; &amp; [Numbers.C429] &amp; &quot;[/b]: &quot; &amp; [Numbers.H429] &amp; &quot;][/sup]&quot;; &quot;&quot;)" office:value-type="string" office:string-value="[b]426. [url=https://www.doomworld.com/idgames/levels/doom2/Ports/s-u/seasons]4 Seasons of Doom[/url][/b] (Doom II, 2018) [sup][[b]1[/b]: vdgg: 1][/sup]" calcext:value-type="string">
            <text:p>[b]426. [url=https://www.doomworld.com/idgames/levels/doom2/Ports/s-u/seasons]4 Seasons of Doom[/url][/b] (Doom II, 2018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0] &gt; 0; &quot;[b]&quot; &amp; [Numbers.B430] &amp; &quot;. &quot; &amp; &quot;[url=&quot; &amp; [Numbers.E430] &amp; &quot;]&quot; &amp; [Numbers.D430] &amp; &quot;[/url][/b] (&quot; &amp; [Numbers.G430] &amp; &quot;, &quot;  &amp; [Numbers.F430] &amp; &quot;) [sup][[b]&quot; &amp; [Numbers.C430] &amp; &quot;[/b]: &quot; &amp; [Numbers.H430] &amp; &quot;][/sup]&quot;; &quot;&quot;)" office:value-type="string" office:string-value="[b]426. [url=https://doomwiki.org/wiki/5till_L1_Complex]5till L1 Complex[/url][/b] (Doom II, 2012) [sup][[b]1[/b]: Li'l devil: 1][/sup]" calcext:value-type="string">
            <text:p>[b]426. [url=https://doomwiki.org/wiki/5till_L1_Complex]5till L1 Complex[/url][/b] (Doom II, 2012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1] &gt; 0; &quot;[b]&quot; &amp; [Numbers.B431] &amp; &quot;. &quot; &amp; &quot;[url=&quot; &amp; [Numbers.E431] &amp; &quot;]&quot; &amp; [Numbers.D431] &amp; &quot;[/url][/b] (&quot; &amp; [Numbers.G431] &amp; &quot;, &quot;  &amp; [Numbers.F431] &amp; &quot;) [sup][[b]&quot; &amp; [Numbers.C431] &amp; &quot;[/b]: &quot; &amp; [Numbers.H431] &amp; &quot;][/sup]&quot;; &quot;&quot;)" office:value-type="string" office:string-value="[b]426. [url=https://www.doomworld.com/idgames/levels/doom2/Ports/a-c/aeternum]Aeternum[/url][/b] (Doom II, 2007) [sup][[b]1[/b]: 42PercentHealth: 1][/sup]" calcext:value-type="string">
            <text:p>[b]426. [url=https://www.doomworld.com/idgames/levels/doom2/Ports/a-c/aeternum]Aeternum[/url][/b] (Doom II, 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2] &gt; 0; &quot;[b]&quot; &amp; [Numbers.B432] &amp; &quot;. &quot; &amp; &quot;[url=&quot; &amp; [Numbers.E432] &amp; &quot;]&quot; &amp; [Numbers.D432] &amp; &quot;[/url][/b] (&quot; &amp; [Numbers.G432] &amp; &quot;, &quot;  &amp; [Numbers.F432] &amp; &quot;) [sup][[b]&quot; &amp; [Numbers.C432] &amp; &quot;[/b]: &quot; &amp; [Numbers.H432] &amp; &quot;][/sup]&quot;; &quot;&quot;)" office:value-type="string" office:string-value="[b]426. [url=https://www.doomworld.com/idgames/levels/doom2/Ports/a-c/axolotl]Axolotl[/url][/b] (Doom II, 2021) [sup][[b]1[/b]: akolai: 1][/sup]" calcext:value-type="string">
            <text:p>[b]426. [url=https://www.doomworld.com/idgames/levels/doom2/Ports/a-c/axolotl]Axolotl[/url][/b] (Doom II, 2021) [sup][[b]1[/b]: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3] &gt; 0; &quot;[b]&quot; &amp; [Numbers.B433] &amp; &quot;. &quot; &amp; &quot;[url=&quot; &amp; [Numbers.E433] &amp; &quot;]&quot; &amp; [Numbers.D433] &amp; &quot;[/url][/b] (&quot; &amp; [Numbers.G433] &amp; &quot;, &quot;  &amp; [Numbers.F433] &amp; &quot;) [sup][[b]&quot; &amp; [Numbers.C433] &amp; &quot;[/b]: &quot; &amp; [Numbers.H433] &amp; &quot;][/sup]&quot;; &quot;&quot;)" office:value-type="string" office:string-value="[b]426. [url=https://www.doomworld.com/idgames/levels/doom2/Ports/a-c/crfe_p1]Can't Run From Evil [/url][/b] (Doom II, 2012) [sup][[b]1[/b]: vdgg: 1][/sup]" calcext:value-type="string">
            <text:p>[b]426. [url=https://www.doomworld.com/idgames/levels/doom2/Ports/a-c/crfe_p1]Can't Run From Evil [/url][/b] (Doom II, 2012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4] &gt; 0; &quot;[b]&quot; &amp; [Numbers.B434] &amp; &quot;. &quot; &amp; &quot;[url=&quot; &amp; [Numbers.E434] &amp; &quot;]&quot; &amp; [Numbers.D434] &amp; &quot;[/url][/b] (&quot; &amp; [Numbers.G434] &amp; &quot;, &quot;  &amp; [Numbers.F434] &amp; &quot;) [sup][[b]&quot; &amp; [Numbers.C434] &amp; &quot;[/b]: &quot; &amp; [Numbers.H434] &amp; &quot;][/sup]&quot;; &quot;&quot;)" office:value-type="string" office:string-value="[b]426. [url=https://www.doomworld.com/idgames/levels/doom2/Ports/a-c/coecits]Castle of Eternal Carrot in the Sky[/url][/b] (Doom II, 2001) [sup][[b]1[/b]: Jaws In Space: 1][/sup]" calcext:value-type="string">
            <text:p>[b]426. [url=https://www.doomworld.com/idgames/levels/doom2/Ports/a-c/coecits]Castle of Eternal Carrot in the Sky[/url][/b] (Doom II, 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5] &gt; 0; &quot;[b]&quot; &amp; [Numbers.B435] &amp; &quot;. &quot; &amp; &quot;[url=&quot; &amp; [Numbers.E435] &amp; &quot;]&quot; &amp; [Numbers.D435] &amp; &quot;[/url][/b] (&quot; &amp; [Numbers.G435] &amp; &quot;, &quot;  &amp; [Numbers.F435] &amp; &quot;) [sup][[b]&quot; &amp; [Numbers.C435] &amp; &quot;[/b]: &quot; &amp; [Numbers.H435] &amp; &quot;][/sup]&quot;; &quot;&quot;)" office:value-type="string" office:string-value="[b]426. [url=https://www.doomworld.com/idgames/levels/doom/a-c/cleim10]Cleimos[/url][/b] (Doom, 1994) [sup][[b]1[/b]: Soundblock: 1][/sup]" calcext:value-type="string">
            <text:p>[b]426. [url=https://www.doomworld.com/idgames/levels/doom/a-c/cleim10]Cleimos[/url][/b] (Doom, 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6] &gt; 0; &quot;[b]&quot; &amp; [Numbers.B436] &amp; &quot;. &quot; &amp; &quot;[url=&quot; &amp; [Numbers.E436] &amp; &quot;]&quot; &amp; [Numbers.D436] &amp; &quot;[/url][/b] (&quot; &amp; [Numbers.G436] &amp; &quot;, &quot;  &amp; [Numbers.F436] &amp; &quot;) [sup][[b]&quot; &amp; [Numbers.C436] &amp; &quot;[/b]: &quot; &amp; [Numbers.H436] &amp; &quot;][/sup]&quot;; &quot;&quot;)" office:value-type="string" office:string-value="[b]426. [url=https://www.doomworld.com/idgames/levels/doom2/Ports/a-c/c-shock]Combat Shock[/url][/b] (Doom II, 2011) [sup][[b]1[/b]: WH-Wilou84: 1][/sup]" calcext:value-type="string">
            <text:p>[b]426. [url=https://www.doomworld.com/idgames/levels/doom2/Ports/a-c/c-shock]Combat Shock[/url][/b] (Doom II, 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7] &gt; 0; &quot;[b]&quot; &amp; [Numbers.B437] &amp; &quot;. &quot; &amp; &quot;[url=&quot; &amp; [Numbers.E437] &amp; &quot;]&quot; &amp; [Numbers.D437] &amp; &quot;[/url][/b] (&quot; &amp; [Numbers.G437] &amp; &quot;, &quot;  &amp; [Numbers.F437] &amp; &quot;) [sup][[b]&quot; &amp; [Numbers.C437] &amp; &quot;[/b]: &quot; &amp; [Numbers.H437] &amp; &quot;][/sup]&quot;; &quot;&quot;)" office:value-type="string" office:string-value="[b]426. [url=https://doomwiki.org/wiki/Congestion:_64]Congestion: 64[/url][/b] (Doom II, 2005) [sup][[b]1[/b]: Li'l devil: 1][/sup]" calcext:value-type="string">
            <text:p>[b]426. [url=https://doomwiki.org/wiki/Congestion:_64]Congestion: 64[/url][/b] (Doom II, 2005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8] &gt; 0; &quot;[b]&quot; &amp; [Numbers.B438] &amp; &quot;. &quot; &amp; &quot;[url=&quot; &amp; [Numbers.E438] &amp; &quot;]&quot; &amp; [Numbers.D438] &amp; &quot;[/url][/b] (&quot; &amp; [Numbers.G438] &amp; &quot;, &quot;  &amp; [Numbers.F438] &amp; &quot;) [sup][[b]&quot; &amp; [Numbers.C438] &amp; &quot;[/b]: &quot; &amp; [Numbers.H438] &amp; &quot;][/sup]&quot;; &quot;&quot;)" office:value-type="string" office:string-value="[b]426. [url=https://www.doomworld.com/idgames/levels/doom2/a-c/cygnus20]Cygnus IV[/url][/b] (Doom II, 1997) [sup][[b]1[/b]: Philnemba: 1][/sup]" calcext:value-type="string">
            <text:p>[b]426. [url=https://www.doomworld.com/idgames/levels/doom2/a-c/cygnus20]Cygnus IV[/url][/b] (Doom II, 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9] &gt; 0; &quot;[b]&quot; &amp; [Numbers.B439] &amp; &quot;. &quot; &amp; &quot;[url=&quot; &amp; [Numbers.E439] &amp; &quot;]&quot; &amp; [Numbers.D439] &amp; &quot;[/url][/b] (&quot; &amp; [Numbers.G439] &amp; &quot;, &quot;  &amp; [Numbers.F439] &amp; &quot;) [sup][[b]&quot; &amp; [Numbers.C439] &amp; &quot;[/b]: &quot; &amp; [Numbers.H439] &amp; &quot;][/sup]&quot;; &quot;&quot;)" office:value-type="string" office:string-value="[b]426. [url=https://doomwiki.org/wiki/Demonastery]Demonastery[/url][/b] (Doom II, 2018) [sup][[b]1[/b]: VanaheimRanger: 1][/sup]" calcext:value-type="string">
            <text:p>[b]426. [url=https://doomwiki.org/wiki/Demonastery]Demonastery[/url][/b] (Doom II, 2018) [sup][[b]1[/b]: VanaheimRang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0] &gt; 0; &quot;[b]&quot; &amp; [Numbers.B440] &amp; &quot;. &quot; &amp; &quot;[url=&quot; &amp; [Numbers.E440] &amp; &quot;]&quot; &amp; [Numbers.D440] &amp; &quot;[/url][/b] (&quot; &amp; [Numbers.G440] &amp; &quot;, &quot;  &amp; [Numbers.F440] &amp; &quot;) [sup][[b]&quot; &amp; [Numbers.C440] &amp; &quot;[/b]: &quot; &amp; [Numbers.H440] &amp; &quot;][/sup]&quot;; &quot;&quot;)" office:value-type="string" office:string-value="[b]426. [url=https://doomwiki.org/wiki/Doom_the_Way_id_Did]dtwidmus.wad﻿[/url][/b] (Doom, 2011) [sup][[b]1[/b]: Diabolución: 1][/sup]" calcext:value-type="string">
            <text:p>[b]426. [url=https://doomwiki.org/wiki/Doom_the_Way_id_Did]dtwidmus.wad﻿[/url][/b] (Doom, 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1] &gt; 0; &quot;[b]&quot; &amp; [Numbers.B441] &amp; &quot;. &quot; &amp; &quot;[url=&quot; &amp; [Numbers.E441] &amp; &quot;]&quot; &amp; [Numbers.D441] &amp; &quot;[/url][/b] (&quot; &amp; [Numbers.G441] &amp; &quot;, &quot;  &amp; [Numbers.F441] &amp; &quot;) [sup][[b]&quot; &amp; [Numbers.C441] &amp; &quot;[/b]: &quot; &amp; [Numbers.H441] &amp; &quot;][/sup]&quot;; &quot;&quot;)" office:value-type="string" office:string-value="[b]426. [url=https://www.doomworld.com/idgames/levels/doom/d-f/eternity]Eternity[/url][/b] (Doom, 1994) [sup][[b]1[/b]: bonnie: 1][/sup]" calcext:value-type="string">
            <text:p>[b]426. [url=https://www.doomworld.com/idgames/levels/doom/d-f/eternity]Eternity[/url][/b] (Doom, 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2] &gt; 0; &quot;[b]&quot; &amp; [Numbers.B442] &amp; &quot;. &quot; &amp; &quot;[url=&quot; &amp; [Numbers.E442] &amp; &quot;]&quot; &amp; [Numbers.D442] &amp; &quot;[/url][/b] (&quot; &amp; [Numbers.G442] &amp; &quot;, &quot;  &amp; [Numbers.F442] &amp; &quot;) [sup][[b]&quot; &amp; [Numbers.C442] &amp; &quot;[/b]: &quot; &amp; [Numbers.H442] &amp; &quot;][/sup]&quot;; &quot;&quot;)" office:value-type="string" office:string-value="[b]426. [url=https://www.doomworld.com/forum/topic/101755-exomoon-megawad-directors-cut-release/]Exomoon[/url][/b] (Doom II, 2017) [sup][[b]1[/b]: Lorenz0: 1][/sup]" calcext:value-type="string">
            <text:p>[b]426. [url=https://www.doomworld.com/forum/topic/101755-exomoon-megawad-directors-cut-release/]Exomoon[/url][/b] (Doom II, 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3] &gt; 0; &quot;[b]&quot; &amp; [Numbers.B443] &amp; &quot;. &quot; &amp; &quot;[url=&quot; &amp; [Numbers.E443] &amp; &quot;]&quot; &amp; [Numbers.D443] &amp; &quot;[/url][/b] (&quot; &amp; [Numbers.G443] &amp; &quot;, &quot;  &amp; [Numbers.F443] &amp; &quot;) [sup][[b]&quot; &amp; [Numbers.C443] &amp; &quot;[/b]: &quot; &amp; [Numbers.H443] &amp; &quot;][/sup]&quot;; &quot;&quot;)" office:value-type="string" office:string-value="[b]426. [url=https://www.doomworld.com/idgames/levels/doom2/Ports/megawads/enirvana]Experiencing Nirvana[/url][/b] (Doom II, 2017) [sup][[b]1[/b]: akolai: 1][/sup]" calcext:value-type="string">
            <text:p>[b]426. [url=https://www.doomworld.com/idgames/levels/doom2/Ports/megawads/enirvana]Experiencing Nirvana[/url][/b] (Doom II, 2017) [sup][[b]1[/b]: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4] &gt; 0; &quot;[b]&quot; &amp; [Numbers.B444] &amp; &quot;. &quot; &amp; &quot;[url=&quot; &amp; [Numbers.E444] &amp; &quot;]&quot; &amp; [Numbers.D444] &amp; &quot;[/url][/b] (&quot; &amp; [Numbers.G444] &amp; &quot;, &quot;  &amp; [Numbers.F444] &amp; &quot;) [sup][[b]&quot; &amp; [Numbers.C444] &amp; &quot;[/b]: &quot; &amp; [Numbers.H444] &amp; &quot;][/sup]&quot;; &quot;&quot;)" office:value-type="string" office:string-value="[b]426. [url=https://www.doomworld.com/idgames/levels/doom/d-f/extremal]Extremal Doom[/url][/b] (Doom, 2006) [sup][[b]1[/b]: Grazza: 1][/sup]" calcext:value-type="string">
            <text:p>[b]426. [url=https://www.doomworld.com/idgames/levels/doom/d-f/extremal]Extremal Doom[/url][/b] (Doom, 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5] &gt; 0; &quot;[b]&quot; &amp; [Numbers.B445] &amp; &quot;. &quot; &amp; &quot;[url=&quot; &amp; [Numbers.E445] &amp; &quot;]&quot; &amp; [Numbers.D445] &amp; &quot;[/url][/b] (&quot; &amp; [Numbers.G445] &amp; &quot;, &quot;  &amp; [Numbers.F445] &amp; &quot;) [sup][[b]&quot; &amp; [Numbers.C445] &amp; &quot;[/b]: &quot; &amp; [Numbers.H445] &amp; &quot;][/sup]&quot;; &quot;&quot;)" office:value-type="string" office:string-value="[b]426. [url=https://www.doomworld.com/idgames/levels/doom2/deathmatch/Ports/g-i/greenwar]Green War[/url][/b] (Doom II, 2002) [sup][[b]1[/b]: joepallai: 1][/sup]" calcext:value-type="string">
            <text:p>[b]426. [url=https://www.doomworld.com/idgames/levels/doom2/deathmatch/Ports/g-i/greenwar]Green War[/url][/b] (Doom II, 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6] &gt; 0; &quot;[b]&quot; &amp; [Numbers.B446] &amp; &quot;. &quot; &amp; &quot;[url=&quot; &amp; [Numbers.E446] &amp; &quot;]&quot; &amp; [Numbers.D446] &amp; &quot;[/url][/b] (&quot; &amp; [Numbers.G446] &amp; &quot;, &quot;  &amp; [Numbers.F446] &amp; &quot;) [sup][[b]&quot; &amp; [Numbers.C446] &amp; &quot;[/b]: &quot; &amp; [Numbers.H446] &amp; &quot;][/sup]&quot;; &quot;&quot;)" office:value-type="string" office:string-value="[b]426. [url=https://doomwiki.org/wiki/Grezzo_2]Grezzo 2[/url][/b] (Standalone, 2012) [sup][[b]1[/b]: AnonimVio: 1][/sup]" calcext:value-type="string">
            <text:p>[b]426. [url=https://doomwiki.org/wiki/Grezzo_2]Grezzo 2[/url][/b] (Standalone, 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7] &gt; 0; &quot;[b]&quot; &amp; [Numbers.B447] &amp; &quot;. &quot; &amp; &quot;[url=&quot; &amp; [Numbers.E447] &amp; &quot;]&quot; &amp; [Numbers.D447] &amp; &quot;[/url][/b] (&quot; &amp; [Numbers.G447] &amp; &quot;, &quot;  &amp; [Numbers.F447] &amp; &quot;) [sup][[b]&quot; &amp; [Numbers.C447] &amp; &quot;[/b]: &quot; &amp; [Numbers.H447] &amp; &quot;][/sup]&quot;; &quot;&quot;)" office:value-type="string" office:string-value="[b]426. [url=https://www.doomworld.com/idgames/levels/doom2/Ports/j-l/kusok]kusok(Kurashiki's kuso map)[/url][/b] (Doom II, 2013) [sup][[b]1[/b]: Fadri: 1][/sup]" calcext:value-type="string">
            <text:p>[b]426. [url=https://www.doomworld.com/idgames/levels/doom2/Ports/j-l/kusok]kusok(Kurashiki's kuso map)[/url][/b] (Doom II, 2013) [sup][[b]1[/b]: Fad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8] &gt; 0; &quot;[b]&quot; &amp; [Numbers.B448] &amp; &quot;. &quot; &amp; &quot;[url=&quot; &amp; [Numbers.E448] &amp; &quot;]&quot; &amp; [Numbers.D448] &amp; &quot;[/url][/b] (&quot; &amp; [Numbers.G448] &amp; &quot;, &quot;  &amp; [Numbers.F448] &amp; &quot;) [sup][[b]&quot; &amp; [Numbers.C448] &amp; &quot;[/b]: &quot; &amp; [Numbers.H448] &amp; &quot;][/sup]&quot;; &quot;&quot;)" office:value-type="string" office:string-value="[b]426. [url=https://www.doomworld.com/idgames/levels/doom2/Ports/j-l/lilium]Lilium[/url][/b] (Doom II, 2016) [sup][[b]1[/b]: Lewonx: 1][/sup]" calcext:value-type="string">
            <text:p>[b]426. [url=https://www.doomworld.com/idgames/levels/doom2/Ports/j-l/lilium]Lilium[/url][/b] (Doom II, 2016) [sup][[b]1[/b]: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9] &gt; 0; &quot;[b]&quot; &amp; [Numbers.B449] &amp; &quot;. &quot; &amp; &quot;[url=&quot; &amp; [Numbers.E449] &amp; &quot;]&quot; &amp; [Numbers.D449] &amp; &quot;[/url][/b] (&quot; &amp; [Numbers.G449] &amp; &quot;, &quot;  &amp; [Numbers.F449] &amp; &quot;) [sup][[b]&quot; &amp; [Numbers.C449] &amp; &quot;[/b]: &quot; &amp; [Numbers.H449] &amp; &quot;][/sup]&quot;; &quot;&quot;)" office:value-type="string" office:string-value="[b]426. [url=https://www.doomworld.com/idgames/levels/doom/j-l/lithe2m1]LithE2M1[/url][/b] (Doom, 1994) [sup][[b]1[/b]: bzzrak: 1][/sup]" calcext:value-type="string">
            <text:p>[b]426. [url=https://www.doomworld.com/idgames/levels/doom/j-l/lithe2m1]LithE2M1[/url][/b] (Doom, 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0] &gt; 0; &quot;[b]&quot; &amp; [Numbers.B450] &amp; &quot;. &quot; &amp; &quot;[url=&quot; &amp; [Numbers.E450] &amp; &quot;]&quot; &amp; [Numbers.D450] &amp; &quot;[/url][/b] (&quot; &amp; [Numbers.G450] &amp; &quot;, &quot;  &amp; [Numbers.F450] &amp; &quot;) [sup][[b]&quot; &amp; [Numbers.C450] &amp; &quot;[/b]: &quot; &amp; [Numbers.H450] &amp; &quot;][/sup]&quot;; &quot;&quot;)" office:value-type="string" office:string-value="[b]426. [url=https://www.doomworld.com/forum/topic/119448-final-release-micro-slaughter-community-project-17-maps/]Micro Slaughter Community Project[/url][/b] (Doom II, 2021) [sup][[b]1[/b]: SCF: 1][/sup]" calcext:value-type="string">
            <text:p>[b]426. [url=https://www.doomworld.com/forum/topic/119448-final-release-micro-slaughter-community-project-17-maps/]Micro Slaughter Community Project[/url][/b] (Doom II, 2021) [sup][[b]1[/b]: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1] &gt; 0; &quot;[b]&quot; &amp; [Numbers.B451] &amp; &quot;. &quot; &amp; &quot;[url=&quot; &amp; [Numbers.E451] &amp; &quot;]&quot; &amp; [Numbers.D451] &amp; &quot;[/url][/b] (&quot; &amp; [Numbers.G451] &amp; &quot;, &quot;  &amp; [Numbers.F451] &amp; &quot;) [sup][[b]&quot; &amp; [Numbers.C451] &amp; &quot;[/b]: &quot; &amp; [Numbers.H451] &amp; &quot;][/sup]&quot;; &quot;&quot;)" office:value-type="string" office:string-value="[b]426. [url=https://www.doomworld.com/idgames/levels/doom2/megawads/mlm12]Mini-Level Megawad[/url][/b] (Doom II, 2009) [sup][[b]1[/b]: Phobus: 1][/sup]" calcext:value-type="string">
            <text:p>[b]426. [url=https://www.doomworld.com/idgames/levels/doom2/megawads/mlm12]Mini-Level Megawad[/url][/b] (Doom II, 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2] &gt; 0; &quot;[b]&quot; &amp; [Numbers.B452] &amp; &quot;. &quot; &amp; &quot;[url=&quot; &amp; [Numbers.E452] &amp; &quot;]&quot; &amp; [Numbers.D452] &amp; &quot;[/url][/b] (&quot; &amp; [Numbers.G452] &amp; &quot;, &quot;  &amp; [Numbers.F452] &amp; &quot;) [sup][[b]&quot; &amp; [Numbers.C452] &amp; &quot;[/b]: &quot; &amp; [Numbers.H452] &amp; &quot;][/sup]&quot;; &quot;&quot;)" office:value-type="string" office:string-value="[b]426. [url=https://www.doomworld.com/forum/topic/85907-nefertitiwad-6-maps/#comment-1554820]Nefertiti[/url][/b] (Doom II, 2016) [sup][[b]1[/b]: NoisyVelvet: 1][/sup]" calcext:value-type="string">
            <text:p>[b]426. [url=https://www.doomworld.com/forum/topic/85907-nefertitiwad-6-maps/#comment-1554820]Nefertiti[/url][/b] (Doom II, 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3] &gt; 0; &quot;[b]&quot; &amp; [Numbers.B453] &amp; &quot;. &quot; &amp; &quot;[url=&quot; &amp; [Numbers.E453] &amp; &quot;]&quot; &amp; [Numbers.D453] &amp; &quot;[/url][/b] (&quot; &amp; [Numbers.G453] &amp; &quot;, &quot;  &amp; [Numbers.F453] &amp; &quot;) [sup][[b]&quot; &amp; [Numbers.C453] &amp; &quot;[/b]: &quot; &amp; [Numbers.H453] &amp; &quot;][/sup]&quot;; &quot;&quot;)" office:value-type="string" office:string-value="[b]426. [url=https://doomwiki.org/wiki/Newdoom_Community_Project]Newdoom Community Project[/url][/b] (Doom II, 2006) [sup][[b]1[/b]: LadyMistDragon: 1][/sup]" calcext:value-type="string">
            <text:p>[b]426. [url=https://doomwiki.org/wiki/Newdoom_Community_Project]Newdoom Community Project[/url][/b] (Doom II, 2006) [sup][[b]1[/b]: LadyMistDrago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4] &gt; 0; &quot;[b]&quot; &amp; [Numbers.B454] &amp; &quot;. &quot; &amp; &quot;[url=&quot; &amp; [Numbers.E454] &amp; &quot;]&quot; &amp; [Numbers.D454] &amp; &quot;[/url][/b] (&quot; &amp; [Numbers.G454] &amp; &quot;, &quot;  &amp; [Numbers.F454] &amp; &quot;) [sup][[b]&quot; &amp; [Numbers.C454] &amp; &quot;[/b]: &quot; &amp; [Numbers.H454] &amp; &quot;][/sup]&quot;; &quot;&quot;)" office:value-type="string" office:string-value="[b]426. [url=https://www.dfdoom.com/project/order-of-the-odonata/]Order of the Odonata[/url][/b] (Doom II, 2018) [sup][[b]1[/b]: TJG1289: 1][/sup]" calcext:value-type="string">
            <text:p>[b]426. [url=https://www.dfdoom.com/project/order-of-the-odonata/]Order of the Odonata[/url][/b] (Doom II, 2018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5] &gt; 0; &quot;[b]&quot; &amp; [Numbers.B455] &amp; &quot;. &quot; &amp; &quot;[url=&quot; &amp; [Numbers.E455] &amp; &quot;]&quot; &amp; [Numbers.D455] &amp; &quot;[/url][/b] (&quot; &amp; [Numbers.G455] &amp; &quot;, &quot;  &amp; [Numbers.F455] &amp; &quot;) [sup][[b]&quot; &amp; [Numbers.C455] &amp; &quot;[/b]: &quot; &amp; [Numbers.H455] &amp; &quot;][/sup]&quot;; &quot;&quot;)" office:value-type="string" office:string-value="[b]426. [url=https://forum.zdoom.org/viewtopic.php?f=19&amp;t=47816]Pinochestein 3D[/url][/b] (Doom II, 2015) [sup][[b]1[/b]: Ezepov: 1][/sup]" calcext:value-type="string">
            <text:p>[b]426. [url=https://forum.zdoom.org/viewtopic.php?f=19&amp;t=47816]Pinochestein 3D[/url][/b] (Doom II, 2015) [sup][[b]1[/b]: Ezepov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6] &gt; 0; &quot;[b]&quot; &amp; [Numbers.B456] &amp; &quot;. &quot; &amp; &quot;[url=&quot; &amp; [Numbers.E456] &amp; &quot;]&quot; &amp; [Numbers.D456] &amp; &quot;[/url][/b] (&quot; &amp; [Numbers.G456] &amp; &quot;, &quot;  &amp; [Numbers.F456] &amp; &quot;) [sup][[b]&quot; &amp; [Numbers.C456] &amp; &quot;[/b]: &quot; &amp; [Numbers.H456] &amp; &quot;][/sup]&quot;; &quot;&quot;)" office:value-type="string" office:string-value="[b]426. [url=https://doomwiki.org/wiki/Polygon_Base]Polygon Base[/url][/b] (Doom II, 1996) [sup][[b]1[/b]: roadworx: 1][/sup]" calcext:value-type="string">
            <text:p>[b]426. [url=https://doomwiki.org/wiki/Polygon_Base]Polygon Base[/url][/b] (Doom II, 1996) [sup][[b]1[/b]: roadwor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7] &gt; 0; &quot;[b]&quot; &amp; [Numbers.B457] &amp; &quot;. &quot; &amp; &quot;[url=&quot; &amp; [Numbers.E457] &amp; &quot;]&quot; &amp; [Numbers.D457] &amp; &quot;[/url][/b] (&quot; &amp; [Numbers.G457] &amp; &quot;, &quot;  &amp; [Numbers.F457] &amp; &quot;) [sup][[b]&quot; &amp; [Numbers.C457] &amp; &quot;[/b]: &quot; &amp; [Numbers.H457] &amp; &quot;][/sup]&quot;; &quot;&quot;)" office:value-type="string" office:string-value="[b]426. [url=http://thekinsie.com/reelism/]Reelism[/url][/b] (Doom II, 2011) [sup][[b]1[/b]: HUNdebLeonidasX: 1][/sup]" calcext:value-type="string">
            <text:p>[b]426. [url=http://thekinsie.com/reelism/]Reelism[/url][/b] (Doom II, 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8] &gt; 0; &quot;[b]&quot; &amp; [Numbers.B458] &amp; &quot;. &quot; &amp; &quot;[url=&quot; &amp; [Numbers.E458] &amp; &quot;]&quot; &amp; [Numbers.D458] &amp; &quot;[/url][/b] (&quot; &amp; [Numbers.G458] &amp; &quot;, &quot;  &amp; [Numbers.F458] &amp; &quot;) [sup][[b]&quot; &amp; [Numbers.C458] &amp; &quot;[/b]: &quot; &amp; [Numbers.H458] &amp; &quot;][/sup]&quot;; &quot;&quot;)" office:value-type="string" office:string-value="[b]426. [url=https://www.doomworld.com/idgames/levels/doom2/Ports/s-u/spagheti]Spicy Evil Spaghetti[/url][/b] (Doom II, 2016) [sup][[b]1[/b]: everennui: 1][/sup]" calcext:value-type="string">
            <text:p>[b]426. [url=https://www.doomworld.com/idgames/levels/doom2/Ports/s-u/spagheti]Spicy Evil Spaghetti[/url][/b] (Doom II, 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9] &gt; 0; &quot;[b]&quot; &amp; [Numbers.B459] &amp; &quot;. &quot; &amp; &quot;[url=&quot; &amp; [Numbers.E459] &amp; &quot;]&quot; &amp; [Numbers.D459] &amp; &quot;[/url][/b] (&quot; &amp; [Numbers.G459] &amp; &quot;, &quot;  &amp; [Numbers.F459] &amp; &quot;) [sup][[b]&quot; &amp; [Numbers.C459] &amp; &quot;[/b]: &quot; &amp; [Numbers.H459] &amp; &quot;][/sup]&quot;; &quot;&quot;)" office:value-type="string" office:string-value="[b]426. [url=https://doomwiki.org/wiki/SQUARES]SQUARES[/url][/b] (Doom, 1995) [sup][[b]1[/b]: STILES: 1][/sup]" calcext:value-type="string">
            <text:p>[b]426. [url=https://doomwiki.org/wiki/SQUARES]SQUARES[/url][/b] (Doom, 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0] &gt; 0; &quot;[b]&quot; &amp; [Numbers.B460] &amp; &quot;. &quot; &amp; &quot;[url=&quot; &amp; [Numbers.E460] &amp; &quot;]&quot; &amp; [Numbers.D460] &amp; &quot;[/url][/b] (&quot; &amp; [Numbers.G460] &amp; &quot;, &quot;  &amp; [Numbers.F460] &amp; &quot;) [sup][[b]&quot; &amp; [Numbers.C460] &amp; &quot;[/b]: &quot; &amp; [Numbers.H460] &amp; &quot;][/sup]&quot;; &quot;&quot;)" office:value-type="string" office:string-value="[b]426. [url=https://www.doomworld.com/idgames/levels/doom2/megawads/darken]The Darkening Episode 1[/url][/b] (Doom II, 1998) [sup][[b]1[/b]: ASaltShaker: 1][/sup]" calcext:value-type="string">
            <text:p>[b]426. [url=https://www.doomworld.com/idgames/levels/doom2/megawads/darken]The Darkening Episode 1[/url][/b] (Doom II, 1998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1] &gt; 0; &quot;[b]&quot; &amp; [Numbers.B461] &amp; &quot;. &quot; &amp; &quot;[url=&quot; &amp; [Numbers.E461] &amp; &quot;]&quot; &amp; [Numbers.D461] &amp; &quot;[/url][/b] (&quot; &amp; [Numbers.G461] &amp; &quot;, &quot;  &amp; [Numbers.F461] &amp; &quot;) [sup][[b]&quot; &amp; [Numbers.C461] &amp; &quot;[/b]: &quot; &amp; [Numbers.H461] &amp; &quot;][/sup]&quot;; &quot;&quot;)" office:value-type="string" office:string-value="[b]426. [url=https://www.doomworld.com/idgames/levels/doom2/s-u/tdevil2]The Devilz Work[/url][/b] (Doom II, 2014) [sup][[b]1[/b]: everennui: 1][/sup]" calcext:value-type="string">
            <text:p>[b]426. [url=https://www.doomworld.com/idgames/levels/doom2/s-u/tdevil2]The Devilz Work[/url][/b] (Doom II, 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2] &gt; 0; &quot;[b]&quot; &amp; [Numbers.B462] &amp; &quot;. &quot; &amp; &quot;[url=&quot; &amp; [Numbers.E462] &amp; &quot;]&quot; &amp; [Numbers.D462] &amp; &quot;[/url][/b] (&quot; &amp; [Numbers.G462] &amp; &quot;, &quot;  &amp; [Numbers.F462] &amp; &quot;) [sup][[b]&quot; &amp; [Numbers.C462] &amp; &quot;[/b]: &quot; &amp; [Numbers.H462] &amp; &quot;][/sup]&quot;; &quot;&quot;)" office:value-type="string" office:string-value="[b]426. [url=https://doomwiki.org/wiki/The_Evil_Unleashed]The Evil Unleashed﻿[/url][/b] (Doom, 1994) [sup][[b]1[/b]: Ragu: 1][/sup]" calcext:value-type="string">
            <text:p>[b]426. [url=https://doomwiki.org/wiki/The_Evil_Unleashed]The Evil Unleashed﻿[/url][/b] (Doom, 1994) [sup][[b]1[/b]: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3] &gt; 0; &quot;[b]&quot; &amp; [Numbers.B463] &amp; &quot;. &quot; &amp; &quot;[url=&quot; &amp; [Numbers.E463] &amp; &quot;]&quot; &amp; [Numbers.D463] &amp; &quot;[/url][/b] (&quot; &amp; [Numbers.G463] &amp; &quot;, &quot;  &amp; [Numbers.F463] &amp; &quot;) [sup][[b]&quot; &amp; [Numbers.C463] &amp; &quot;[/b]: &quot; &amp; [Numbers.H463] &amp; &quot;][/sup]&quot;; &quot;&quot;)" office:value-type="string" office:string-value="[b]426. [url=https://www.doomworld.com/forum/topic/119490-a-boom-compatible-slaughter-mapthe-mucus-empire-final-version/]The Mucus Empire[/url][/b] (Doom II, 2021) [sup][[b]1[/b]: Maribo: 1][/sup]" calcext:value-type="string">
            <text:p>[b]426. [url=https://www.doomworld.com/forum/topic/119490-a-boom-compatible-slaughter-mapthe-mucus-empire-final-version/]The Mucus Empire[/url][/b] (Doom II, 2021) [sup][[b]1[/b]: Marib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4] &gt; 0; &quot;[b]&quot; &amp; [Numbers.B464] &amp; &quot;. &quot; &amp; &quot;[url=&quot; &amp; [Numbers.E464] &amp; &quot;]&quot; &amp; [Numbers.D464] &amp; &quot;[/url][/b] (&quot; &amp; [Numbers.G464] &amp; &quot;, &quot;  &amp; [Numbers.F464] &amp; &quot;) [sup][[b]&quot; &amp; [Numbers.C464] &amp; &quot;[/b]: &quot; &amp; [Numbers.H464] &amp; &quot;][/sup]&quot;; &quot;&quot;)" office:value-type="string" office:string-value="[b]426. [url=https://www.doomworld.com/idgames/levels/doom2/megawads/rebirth]The Rebirth[/url][/b] (Doom II, 2003) [sup][[b]1[/b]: Malrionn: 1][/sup]" calcext:value-type="string">
            <text:p>[b]426. [url=https://www.doomworld.com/idgames/levels/doom2/megawads/rebirth]The Rebirth[/url][/b] (Doom II, 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5] &gt; 0; &quot;[b]&quot; &amp; [Numbers.B465] &amp; &quot;. &quot; &amp; &quot;[url=&quot; &amp; [Numbers.E465] &amp; &quot;]&quot; &amp; [Numbers.D465] &amp; &quot;[/url][/b] (&quot; &amp; [Numbers.G465] &amp; &quot;, &quot;  &amp; [Numbers.F465] &amp; &quot;) [sup][[b]&quot; &amp; [Numbers.C465] &amp; &quot;[/b]: &quot; &amp; [Numbers.H465] &amp; &quot;][/sup]&quot;; &quot;&quot;)" office:value-type="string" office:string-value="[b]426. [url=https://www.doomworld.com/forum/topic/106310-the-slaughter-spectrum-rc1-release/]The Slaughter Spectrum[/url][/b] (Doom II, 2019) [sup][[b]1[/b]: nikitsune: 1][/sup]" calcext:value-type="string">
            <text:p>[b]426. [url=https://www.doomworld.com/forum/topic/106310-the-slaughter-spectrum-rc1-release/]The Slaughter Spectrum[/url][/b] (Doom II, 2019) [sup][[b]1[/b]: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6] &gt; 0; &quot;[b]&quot; &amp; [Numbers.B466] &amp; &quot;. &quot; &amp; &quot;[url=&quot; &amp; [Numbers.E466] &amp; &quot;]&quot; &amp; [Numbers.D466] &amp; &quot;[/url][/b] (&quot; &amp; [Numbers.G466] &amp; &quot;, &quot;  &amp; [Numbers.F466] &amp; &quot;) [sup][[b]&quot; &amp; [Numbers.C466] &amp; &quot;[/b]: &quot; &amp; [Numbers.H466] &amp; &quot;][/sup]&quot;; &quot;&quot;)" office:value-type="string" office:string-value="[b]426. [url=https://www.doomworld.com/idgames/levels/doom2/s-u/ttp-rp]The Troopers' Playground[/url][/b] (Doom II, 1996) [sup][[b]1[/b]: T-Rex: 1][/sup]" calcext:value-type="string">
            <text:p>[b]426. [url=https://www.doomworld.com/idgames/levels/doom2/s-u/ttp-rp]The Troopers' Playground[/url][/b] (Doom II, 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7] &gt; 0; &quot;[b]&quot; &amp; [Numbers.B467] &amp; &quot;. &quot; &amp; &quot;[url=&quot; &amp; [Numbers.E467] &amp; &quot;]&quot; &amp; [Numbers.D467] &amp; &quot;[/url][/b] (&quot; &amp; [Numbers.G467] &amp; &quot;, &quot;  &amp; [Numbers.F467] &amp; &quot;) [sup][[b]&quot; &amp; [Numbers.C467] &amp; &quot;[/b]: &quot; &amp; [Numbers.H467] &amp; &quot;][/sup]&quot;; &quot;&quot;)" office:value-type="string" office:string-value="[b]426. [url=https://www.doomworld.com/idgames/levels/doom2/megawads/twzone]The Twilight Zone[/url][/b] (Doom II, 1998) [sup][[b]1[/b]: T-Rex: 1][/sup]" calcext:value-type="string">
            <text:p>[b]426. [url=https://www.doomworld.com/idgames/levels/doom2/megawads/twzone]The Twilight Zone[/url][/b] (Doom II, 1998) [sup][[b]1[/b]: T-Rex: 1][/sup]</text:p>
          </table:table-cell>
          <table:table-cell table:number-columns-repeated="4"/>
        </table:table-row>
        <table:table-row table:style-name="ro5">
          <table:table-cell table:formula="of:=IF([Numbers.C468] &gt; 0; &quot;[b]&quot; &amp; [Numbers.B468] &amp; &quot;. &quot; &amp; &quot;[url=&quot; &amp; [Numbers.E468] &amp; &quot;]&quot; &amp; [Numbers.D468] &amp; &quot;[/url][/b] (&quot; &amp; [Numbers.G468] &amp; &quot;, &quot;  &amp; [Numbers.F468] &amp; &quot;) [sup][[b]&quot; &amp; [Numbers.C468] &amp; &quot;[/b]: &quot; &amp; [Numbers.H468] &amp; &quot;][/sup]&quot;; &quot;&quot;)" office:value-type="string" office:string-value="[b]426. [url=https://www.doomworld.com/forum/topic/65009-zdoom-the-ultimate-icon-of-sin/]The Ultimate Icon of Sin[/url][/b] (Doom II, 2013) [sup][[b]1[/b]: Soundblock: 1][/sup]" calcext:value-type="string">
            <text:p>[b]426. [url=https://www.doomworld.com/forum/topic/65009-zdoom-the-ultimate-icon-of-sin/]The Ultimate Icon of Sin[/url][/b] (Doom II, 2013) [sup][[b]1[/b]: Soundblock: 1][/sup]</text:p>
          </table:table-cell>
          <table:table-cell table:number-columns-repeated="4"/>
        </table:table-row>
        <table:table-row table:style-name="ro5">
          <table:table-cell table:formula="of:=IF([Numbers.C469] &gt; 0; &quot;[b]&quot; &amp; [Numbers.B469] &amp; &quot;. &quot; &amp; &quot;[url=&quot; &amp; [Numbers.E469] &amp; &quot;]&quot; &amp; [Numbers.D469] &amp; &quot;[/url][/b] (&quot; &amp; [Numbers.G469] &amp; &quot;, &quot;  &amp; [Numbers.F469] &amp; &quot;) [sup][[b]&quot; &amp; [Numbers.C469] &amp; &quot;[/b]: &quot; &amp; [Numbers.H469] &amp; &quot;][/sup]&quot;; &quot;&quot;)" office:value-type="string" office:string-value="[b]426. [url=https://www.doomworld.com/idgames/levels/doom/megawads/unalign]UnAligned[/url][/b] (Doom, 2016) [sup][[b]1[/b]: yakfak: 1][/sup]" calcext:value-type="string">
            <text:p>[b]426. [url=https://www.doomworld.com/idgames/levels/doom/megawads/unalign]UnAligned[/url][/b] (Doom, 2016) [sup][[b]1[/b]: yakfak: 1][/sup]</text:p>
          </table:table-cell>
          <table:table-cell table:number-columns-repeated="4"/>
        </table:table-row>
        <table:table-row table:style-name="ro5">
          <table:table-cell table:formula="of:=IF([Numbers.C470] &gt; 0; &quot;[b]&quot; &amp; [Numbers.B470] &amp; &quot;. &quot; &amp; &quot;[url=&quot; &amp; [Numbers.E470] &amp; &quot;]&quot; &amp; [Numbers.D470] &amp; &quot;[/url][/b] (&quot; &amp; [Numbers.G470] &amp; &quot;, &quot;  &amp; [Numbers.F470] &amp; &quot;) [sup][[b]&quot; &amp; [Numbers.C470] &amp; &quot;[/b]: &quot; &amp; [Numbers.H470] &amp; &quot;][/sup]&quot;; &quot;&quot;)" office:value-type="string" office:string-value="[b]426. [url=https://www.doomworld.com/files/file/18387-vispire/]Vispire[/url][/b] (Doom II, 2016) [sup][[b]1[/b]: NoisyVelvet: 1][/sup]" calcext:value-type="string">
            <text:p>[b]426. [url=https://www.doomworld.com/files/file/18387-vispire/]Vispire[/url][/b] (Doom II, 2016) [sup][[b]1[/b]: NoisyVelvet: 1][/sup]</text:p>
          </table:table-cell>
          <table:table-cell table:number-columns-repeated="4"/>
        </table:table-row>
        <table:table-row table:style-name="ro5">
          <table:table-cell table:formula="of:=IF([Numbers.C471] &gt; 0; &quot;[b]&quot; &amp; [Numbers.B471] &amp; &quot;. &quot; &amp; &quot;[url=&quot; &amp; [Numbers.E471] &amp; &quot;]&quot; &amp; [Numbers.D471] &amp; &quot;[/url][/b] (&quot; &amp; [Numbers.G471] &amp; &quot;, &quot;  &amp; [Numbers.F471] &amp; &quot;) [sup][[b]&quot; &amp; [Numbers.C471] &amp; &quot;[/b]: &quot; &amp; [Numbers.H471] &amp; &quot;][/sup]&quot;; &quot;&quot;)" office:value-type="string" office:string-value="[b]426. [url=https://doomwiki.org/wiki/Void]Void[/url][/b] (Doom II, 2003) [sup][[b]1[/b]: TJG1289: 1][/sup]" calcext:value-type="string">
            <text:p>[b]426. [url=https://doomwiki.org/wiki/Void]Void[/url][/b] (Doom II, 2003) [sup][[b]1[/b]: TJG1289: 1][/sup]</text:p>
          </table:table-cell>
          <table:table-cell table:number-columns-repeated="4"/>
        </table:table-row>
        <table:table-row table:style-name="ro5">
          <table:table-cell table:formula="of:=IF([Numbers.C472] &gt; 0; &quot;[b]&quot; &amp; [Numbers.B472] &amp; &quot;. &quot; &amp; &quot;[url=&quot; &amp; [Numbers.E472] &amp; &quot;]&quot; &amp; [Numbers.D472] &amp; &quot;[/url][/b] (&quot; &amp; [Numbers.G472] &amp; &quot;, &quot;  &amp; [Numbers.F472] &amp; &quot;) [sup][[b]&quot; &amp; [Numbers.C472] &amp; &quot;[/b]: &quot; &amp; [Numbers.H472] &amp; &quot;][/sup]&quot;; &quot;&quot;)" office:value-type="string" office:string-value="[b]426. [url=https://www.doomworld.com/idgames/levels/doom2/Ports/v-z/whitemar]Whitemare[/url][/b] (Doom II, 2011) [sup][[b]1[/b]: Pierrot: 1][/sup]" calcext:value-type="string">
            <text:p>[b]426. [url=https://www.doomworld.com/idgames/levels/doom2/Ports/v-z/whitemar]Whitemare[/url][/b] (Doom II, 2011) [sup][[b]1[/b]: Pierrot: 1][/sup]</text:p>
          </table:table-cell>
          <table:table-cell table:number-columns-repeated="4"/>
        </table:table-row>
        <table:table-row table:style-name="ro5">
          <table:table-cell table:formula="of:=IF([Numbers.C473] &gt; 0; &quot;[b]&quot; &amp; [Numbers.B473] &amp; &quot;. &quot; &amp; &quot;[url=&quot; &amp; [Numbers.E473] &amp; &quot;]&quot; &amp; [Numbers.D473] &amp; &quot;[/url][/b] (&quot; &amp; [Numbers.G473] &amp; &quot;, &quot;  &amp; [Numbers.F473] &amp; &quot;) [sup][[b]&quot; &amp; [Numbers.C473] &amp; &quot;[/b]: &quot; &amp; [Numbers.H4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4] &gt; 0; &quot;[b]&quot; &amp; [Numbers.B474] &amp; &quot;. &quot; &amp; &quot;[url=&quot; &amp; [Numbers.E474] &amp; &quot;]&quot; &amp; [Numbers.D474] &amp; &quot;[/url][/b] (&quot; &amp; [Numbers.G474] &amp; &quot;, &quot;  &amp; [Numbers.F474] &amp; &quot;) [sup][[b]&quot; &amp; [Numbers.C474] &amp; &quot;[/b]: &quot; &amp; [Numbers.H4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5] &gt; 0; &quot;[b]&quot; &amp; [Numbers.B475] &amp; &quot;. &quot; &amp; &quot;[url=&quot; &amp; [Numbers.E475] &amp; &quot;]&quot; &amp; [Numbers.D475] &amp; &quot;[/url][/b] (&quot; &amp; [Numbers.G475] &amp; &quot;, &quot;  &amp; [Numbers.F475] &amp; &quot;) [sup][[b]&quot; &amp; [Numbers.C475] &amp; &quot;[/b]: &quot; &amp; [Numbers.H4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6] &gt; 0; &quot;[b]&quot; &amp; [Numbers.B476] &amp; &quot;. &quot; &amp; &quot;[url=&quot; &amp; [Numbers.E476] &amp; &quot;]&quot; &amp; [Numbers.D476] &amp; &quot;[/url][/b] (&quot; &amp; [Numbers.G476] &amp; &quot;, &quot;  &amp; [Numbers.F476] &amp; &quot;) [sup][[b]&quot; &amp; [Numbers.C476] &amp; &quot;[/b]: &quot; &amp; [Numbers.H4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7] &gt; 0; &quot;[b]&quot; &amp; [Numbers.B477] &amp; &quot;. &quot; &amp; &quot;[url=&quot; &amp; [Numbers.E477] &amp; &quot;]&quot; &amp; [Numbers.D477] &amp; &quot;[/url][/b] (&quot; &amp; [Numbers.G477] &amp; &quot;, &quot;  &amp; [Numbers.F477] &amp; &quot;) [sup][[b]&quot; &amp; [Numbers.C477] &amp; &quot;[/b]: &quot; &amp; [Numbers.H4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H4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H4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H4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H4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H4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H4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H4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H4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H4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H4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H4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H4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H4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H4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H4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H4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H4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H4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H4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H4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H4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H4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H5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H5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H5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H5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H5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H5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H5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H5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H5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H5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H5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H5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H5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H5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H5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H5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H5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H5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H5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H5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H5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H5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H5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H5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H5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H5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H5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H5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H5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H5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H5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H5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H5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H5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H5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H5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H5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H5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H5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H5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H5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H5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H5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H5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H5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H5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H5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H5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H5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H5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H5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H5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H5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H5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H5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H5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H5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H5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H5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H5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H5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H5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H5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H5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H5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H5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H5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H5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H5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H5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H5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H5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H5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H5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H5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H5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H5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H5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H5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H5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H5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H5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H5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H5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H5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H5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H5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H5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H5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H5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H5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H5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H5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H5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H5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H5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H5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H5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H5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H5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H6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H6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H6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H6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H6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H6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H6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H6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H6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H6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H6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H6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H6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H6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H6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H6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H6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H6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H6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H6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H6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H6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H6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H6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H6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H6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H6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H6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H6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H6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H6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H6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H6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H6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H6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H6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H6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H6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H6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H6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H6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H6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H6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H6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H6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H6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H6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H6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H6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H6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H6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H6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H6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H6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H6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H6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H6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H6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H6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H6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H6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H6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H6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H6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H6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H6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H6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H6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H6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H6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H6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H6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H6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H6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H6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H6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H6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H6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H6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H6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H6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H6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H6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H6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H6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H6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H6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H6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H6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H6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H6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H6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H6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H6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H6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H6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H6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H6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H6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H6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H7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H7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H7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H7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H7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H7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H7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H7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H7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H7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H7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H7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H7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H7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H7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H7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H7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H7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H7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H7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H7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H7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H7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H7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H7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H7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H7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H7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H7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H7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H7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H7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H7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H7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H7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H7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H7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H7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H7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H7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H7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H7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H7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H7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H7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H7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H7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H7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H7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H7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H7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H7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H7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H7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H7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H7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H7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H7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H7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H7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H7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H7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H7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H7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H7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H7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H7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H7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H7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H7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H7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H7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H7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H7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H7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H7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H7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H7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H7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H7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H7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H7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H7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H7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H7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H7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H7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H7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H7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H7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H7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H7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H7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H7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H7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H7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H7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H7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H7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H7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H8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H8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H8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H8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H8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H8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H8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H8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H8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H8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H8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H8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H8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H8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H8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H8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H8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H8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H8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H8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H8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H8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H8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H8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H8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H8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H8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H8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H8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H8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H8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H8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H8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H8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H8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H8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H8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H8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H8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H8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H8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H8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H8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H8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H8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H8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H8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H8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H8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H8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H8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H8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H8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H8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H8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H8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H8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H8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H8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H8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H8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H8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H8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H8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H8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H8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H8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H8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H8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H8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H8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H8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H8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H8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H8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H8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H8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H8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H8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H8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H8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H8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H8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H8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H8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H8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H8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H8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H8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H8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H8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H8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H8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H8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H8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H8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H8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H8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H8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H8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H9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H9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H9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H9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H9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H9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H9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H9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H9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H9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H9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H9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H9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H9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H9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H9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H9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H9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H9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H9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H9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H9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H9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H9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H9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H9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H9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H9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H9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H9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H9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H9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H9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H9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H9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H9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H9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H9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H9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H9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H9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H9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H9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H9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H9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H9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H9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H9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H9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H9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H9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H9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H9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H9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H9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H9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H9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H9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H9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H9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H9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H9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H9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H9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H9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H9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H9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H9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H9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H9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H9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H9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H9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H9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H9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H9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H9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H9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H9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H9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H9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H9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H9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H9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H9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H9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H9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H9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H9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H9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H9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H9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H9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H9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H9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H9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H9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H9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H9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H9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H10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H10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H10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H1003] &amp; &quot;[/sup]]&quot;; &quot;&quot;)">
            <text:p/>
          </table:table-cell>
          <table:table-cell table:number-columns-repeated="4"/>
        </table:table-row>
        <table:table-row table:style-name="ro5" table:number-rows-repeated="104757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Years" table:style-name="ta1">
        <table:shapes>
          <draw:frame draw:z-index="0" draw:style-name="gr1" draw:text-style-name="P1" svg:width="11.1063in" svg:height="5.1555in" svg:x="3.9866in" svg:y="0.2303in">
            <draw:object draw:notify-on-update-of-ranges="Years.A2:Years.A29 Years.B2:Years.B29 Years.C2:Years.C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3" table:default-cell-style-name="Default"/>
        <table:table-column table:style-name="co14" table:default-cell-style-name="ce148"/>
        <table:table-column table:style-name="co15" table:default-cell-style-name="ce47"/>
        <table:table-column table:style-name="co16" table:default-cell-style-name="Default"/>
        <table:table-column table:style-name="co17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 table:style-name="ce146" office:value-type="string" calcext:value-type="string">
            <text:p>Sum of Points</text:p>
          </table:table-cell>
          <table:table-cell table:style-name="ce145"/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COM.MICROSOFT.MAXIFS([$Numbers.C$1:$Numbers.C$1048576];[$Numbers.F$1:$Numbers.F$1048576];&quot;=&quot;&amp;[.A2])" office:value-type="float" office:value="18" calcext:value-type="float">
            <text:p>18</text:p>
          </table:table-cell>
          <table:table-cell table:formula="of:=[.D2]-[.B2]" office:value-type="float" office:value="59" calcext:value-type="float">
            <text:p>59</text:p>
          </table:table-cell>
          <table:table-cell table:formula="of:=SUMIF([$Numbers.$F$4:$Numbers.$F$1048576]; &quot;=&quot;&amp;[.A2]; [$Numbers.$C$4:$Numbers.$C$1048576])"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COM.MICROSOFT.MAXIFS([$Numbers.C$1:$Numbers.C$1048576];[$Numbers.F$1:$Numbers.F$1048576];&quot;=&quot;&amp;[.A3])" office:value-type="float" office:value="117" calcext:value-type="float">
            <text:p>117</text:p>
          </table:table-cell>
          <table:table-cell table:formula="of:=[.D3]-[.B3]" office:value-type="float" office:value="127" calcext:value-type="float">
            <text:p>127</text:p>
          </table:table-cell>
          <table:table-cell table:formula="of:=SUMIF([$Numbers.$F$4:$Numbers.$F$1048576]; &quot;=&quot;&amp;[.A3]; [$Numbers.$C$4:$Numbers.$C$1048576])" office:value-type="float" office:value="244" calcext:value-type="float">
            <text:p>244</text:p>
          </table:table-cell>
          <table:table-cell table:number-columns-repeated="2"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COM.MICROSOFT.MAXIFS([$Numbers.C$1:$Numbers.C$1048576];[$Numbers.F$1:$Numbers.F$1048576];&quot;=&quot;&amp;[.A4])" office:value-type="float" office:value="108" calcext:value-type="float">
            <text:p>108</text:p>
          </table:table-cell>
          <table:table-cell table:formula="of:=[.D4]-[.B4]" office:value-type="float" office:value="321" calcext:value-type="float">
            <text:p>321</text:p>
          </table:table-cell>
          <table:table-cell table:formula="of:=SUMIF([$Numbers.$F$4:$Numbers.$F$1048576]; &quot;=&quot;&amp;[.A4]; [$Numbers.$C$4:$Numbers.$C$1048576])" office:value-type="float" office:value="429" calcext:value-type="float">
            <text:p>429</text:p>
          </table:table-cell>
          <table:table-cell table:number-columns-repeated="2"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COM.MICROSOFT.MAXIFS([$Numbers.C$1:$Numbers.C$1048576];[$Numbers.F$1:$Numbers.F$1048576];&quot;=&quot;&amp;[.A5])" office:value-type="float" office:value="145" calcext:value-type="float">
            <text:p>145</text:p>
          </table:table-cell>
          <table:table-cell table:formula="of:=[.D5]-[.B5]" office:value-type="float" office:value="179" calcext:value-type="float">
            <text:p>179</text:p>
          </table:table-cell>
          <table:table-cell table:formula="of:=SUMIF([$Numbers.$F$4:$Numbers.$F$1048576]; &quot;=&quot;&amp;[.A5]; [$Numbers.$C$4:$Numbers.$C$1048576])" office:value-type="float" office:value="324" calcext:value-type="float">
            <text:p>324</text:p>
          </table:table-cell>
          <table:table-cell table:number-columns-repeated="2"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D6]-[.B6]" office:value-type="float" office:value="18" calcext:value-type="float">
            <text:p>1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COM.MICROSOFT.MAXIFS([$Numbers.C$1:$Numbers.C$1048576];[$Numbers.F$1:$Numbers.F$1048576];&quot;=&quot;&amp;[.A7])" office:value-type="float" office:value="26" calcext:value-type="float">
            <text:p>26</text:p>
          </table:table-cell>
          <table:table-cell table:formula="of:=[.D7]-[.B7]" office:value-type="float" office:value="35" calcext:value-type="float">
            <text:p>35</text:p>
          </table:table-cell>
          <table:table-cell table:formula="of:=SUMIF([$Numbers.$F$4:$Numbers.$F$1048576]; &quot;=&quot;&amp;[.A7]; [$Numbers.$C$4:$Numbers.$C$1048576])" office:value-type="float" office:value="61" calcext:value-type="float">
            <text:p>61</text:p>
          </table:table-cell>
          <table:table-cell table:number-columns-repeated="2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D8]-[.B8]" office:value-type="float" office:value="46" calcext:value-type="float">
            <text:p>46</text:p>
          </table:table-cell>
          <table:table-cell table:formula="of:=SUMIF([$Numbers.$F$4:$Numbers.$F$1048576]; &quot;=&quot;&amp;[.A8]; [$Numbers.$C$4:$Numbers.$C$1048576])"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COM.MICROSOFT.MAXIFS([$Numbers.C$1:$Numbers.C$1048576];[$Numbers.F$1:$Numbers.F$1048576];&quot;=&quot;&amp;[.A9])" office:value-type="float" office:value="437" calcext:value-type="float">
            <text:p>437</text:p>
          </table:table-cell>
          <table:table-cell table:formula="of:=[.D9]-[.B9]" office:value-type="float" office:value="95" calcext:value-type="float">
            <text:p>95</text:p>
          </table:table-cell>
          <table:table-cell table:formula="of:=SUMIF([$Numbers.$F$4:$Numbers.$F$1048576]; &quot;=&quot;&amp;[.A9]; [$Numbers.$C$4:$Numbers.$C$1048576])" office:value-type="float" office:value="532" calcext:value-type="float">
            <text:p>532</text:p>
          </table:table-cell>
          <table:table-cell table:number-columns-repeated="2"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COM.MICROSOFT.MAXIFS([$Numbers.C$1:$Numbers.C$1048576];[$Numbers.F$1:$Numbers.F$1048576];&quot;=&quot;&amp;[.A10])" office:value-type="float" office:value="30" calcext:value-type="float">
            <text:p>30</text:p>
          </table:table-cell>
          <table:table-cell table:formula="of:=[.D10]-[.B10]" office:value-type="float" office:value="43" calcext:value-type="float">
            <text:p>43</text:p>
          </table:table-cell>
          <table:table-cell table:formula="of:=SUMIF([$Numbers.$F$4:$Numbers.$F$1048576]; &quot;=&quot;&amp;[.A10]; [$Numbers.$C$4:$Numbers.$C$1048576])" office:value-type="float" office:value="73" calcext:value-type="float">
            <text:p>73</text:p>
          </table:table-cell>
          <table:table-cell table:number-columns-repeated="2"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COM.MICROSOFT.MAXIFS([$Numbers.C$1:$Numbers.C$1048576];[$Numbers.F$1:$Numbers.F$1048576];&quot;=&quot;&amp;[.A11])" office:value-type="float" office:value="310" calcext:value-type="float">
            <text:p>310</text:p>
          </table:table-cell>
          <table:table-cell table:formula="of:=[.D11]-[.B11]" office:value-type="float" office:value="192" calcext:value-type="float">
            <text:p>192</text:p>
          </table:table-cell>
          <table:table-cell table:formula="of:=SUMIF([$Numbers.$F$4:$Numbers.$F$1048576]; &quot;=&quot;&amp;[.A11]; [$Numbers.$C$4:$Numbers.$C$1048576])" office:value-type="float" office:value="502" calcext:value-type="float">
            <text:p>502</text:p>
          </table:table-cell>
          <table:table-cell table:number-columns-repeated="2"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COM.MICROSOFT.MAXIFS([$Numbers.C$1:$Numbers.C$1048576];[$Numbers.F$1:$Numbers.F$1048576];&quot;=&quot;&amp;[.A12])" office:value-type="float" office:value="25" calcext:value-type="float">
            <text:p>25</text:p>
          </table:table-cell>
          <table:table-cell table:formula="of:=[.D12]-[.B12]" office:value-type="float" office:value="99" calcext:value-type="float">
            <text:p>99</text:p>
          </table:table-cell>
          <table:table-cell table:formula="of:=SUMIF([$Numbers.$F$4:$Numbers.$F$1048576]; &quot;=&quot;&amp;[.A12]; [$Numbers.$C$4:$Numbers.$C$1048576])" office:value-type="float" office:value="124" calcext:value-type="float">
            <text:p>124</text:p>
          </table:table-cell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COM.MICROSOFT.MAXIFS([$Numbers.C$1:$Numbers.C$1048576];[$Numbers.F$1:$Numbers.F$1048576];&quot;=&quot;&amp;[.A13])" office:value-type="float" office:value="388" calcext:value-type="float">
            <text:p>388</text:p>
          </table:table-cell>
          <table:table-cell table:formula="of:=[.D13]-[.B13]" office:value-type="float" office:value="229" calcext:value-type="float">
            <text:p>229</text:p>
          </table:table-cell>
          <table:table-cell table:formula="of:=SUMIF([$Numbers.$F$4:$Numbers.$F$1048576]; &quot;=&quot;&amp;[.A13]; [$Numbers.$C$4:$Numbers.$C$1048576])" office:value-type="float" office:value="617" calcext:value-type="float">
            <text:p>617</text:p>
          </table:table-cell>
          <table:table-cell table:number-columns-repeated="2"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D14]-[.B14]" office:value-type="float" office:value="48" calcext:value-type="float">
            <text:p>48</text:p>
          </table:table-cell>
          <table:table-cell table:formula="of:=SUMIF([$Numbers.$F$4:$Numbers.$F$1048576]; &quot;=&quot;&amp;[.A14]; [$Numbers.$C$4:$Numbers.$C$1048576])"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COM.MICROSOFT.MAXIFS([$Numbers.C$1:$Numbers.C$1048576];[$Numbers.F$1:$Numbers.F$1048576];&quot;=&quot;&amp;[.A15])" office:value-type="float" office:value="43" calcext:value-type="float">
            <text:p>43</text:p>
          </table:table-cell>
          <table:table-cell table:formula="of:=[.D15]-[.B15]" office:value-type="float" office:value="97" calcext:value-type="float">
            <text:p>97</text:p>
          </table:table-cell>
          <table:table-cell table:formula="of:=SUMIF([$Numbers.$F$4:$Numbers.$F$1048576]; &quot;=&quot;&amp;[.A15]; [$Numbers.$C$4:$Numbers.$C$1048576])" office:value-type="float" office:value="140" calcext:value-type="float">
            <text:p>140</text:p>
          </table:table-cell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COM.MICROSOFT.MAXIFS([$Numbers.C$1:$Numbers.C$1048576];[$Numbers.F$1:$Numbers.F$1048576];&quot;=&quot;&amp;[.A16])" office:value-type="float" office:value="204" calcext:value-type="float">
            <text:p>204</text:p>
          </table:table-cell>
          <table:table-cell table:formula="of:=[.D16]-[.B16]" office:value-type="float" office:value="197" calcext:value-type="float">
            <text:p>197</text:p>
          </table:table-cell>
          <table:table-cell table:formula="of:=SUMIF([$Numbers.$F$4:$Numbers.$F$1048576]; &quot;=&quot;&amp;[.A16]; [$Numbers.$C$4:$Numbers.$C$1048576])" office:value-type="float" office:value="401" calcext:value-type="float">
            <text:p>401</text:p>
          </table:table-cell>
          <table:table-cell table:number-columns-repeated="2"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COM.MICROSOFT.MAXIFS([$Numbers.C$1:$Numbers.C$1048576];[$Numbers.F$1:$Numbers.F$1048576];&quot;=&quot;&amp;[.A17])" office:value-type="float" office:value="137" calcext:value-type="float">
            <text:p>137</text:p>
          </table:table-cell>
          <table:table-cell table:formula="of:=[.D17]-[.B17]" office:value-type="float" office:value="173" calcext:value-type="float">
            <text:p>173</text:p>
          </table:table-cell>
          <table:table-cell table:formula="of:=SUMIF([$Numbers.$F$4:$Numbers.$F$1048576]; &quot;=&quot;&amp;[.A17]; [$Numbers.$C$4:$Numbers.$C$1048576])" office:value-type="float" office:value="310" calcext:value-type="float">
            <text:p>310</text:p>
          </table:table-cell>
          <table:table-cell table:number-columns-repeated="2"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COM.MICROSOFT.MAXIFS([$Numbers.C$1:$Numbers.C$1048576];[$Numbers.F$1:$Numbers.F$1048576];&quot;=&quot;&amp;[.A18])" office:value-type="float" office:value="167" calcext:value-type="float">
            <text:p>167</text:p>
          </table:table-cell>
          <table:table-cell table:formula="of:=[.D18]-[.B18]" office:value-type="float" office:value="336" calcext:value-type="float">
            <text:p>336</text:p>
          </table:table-cell>
          <table:table-cell table:formula="of:=SUMIF([$Numbers.$F$4:$Numbers.$F$1048576]; &quot;=&quot;&amp;[.A18]; [$Numbers.$C$4:$Numbers.$C$1048576])" office:value-type="float" office:value="503" calcext:value-type="float">
            <text:p>503</text:p>
          </table:table-cell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COM.MICROSOFT.MAXIFS([$Numbers.C$1:$Numbers.C$1048576];[$Numbers.F$1:$Numbers.F$1048576];&quot;=&quot;&amp;[.A19])" office:value-type="float" office:value="71" calcext:value-type="float">
            <text:p>71</text:p>
          </table:table-cell>
          <table:table-cell table:formula="of:=[.D19]-[.B19]" office:value-type="float" office:value="259" calcext:value-type="float">
            <text:p>259</text:p>
          </table:table-cell>
          <table:table-cell table:formula="of:=SUMIF([$Numbers.$F$4:$Numbers.$F$1048576]; &quot;=&quot;&amp;[.A19]; [$Numbers.$C$4:$Numbers.$C$1048576])" office:value-type="float" office:value="330" calcext:value-type="float">
            <text:p>330</text:p>
          </table:table-cell>
          <table:table-cell table:number-columns-repeated="2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COM.MICROSOFT.MAXIFS([$Numbers.C$1:$Numbers.C$1048576];[$Numbers.F$1:$Numbers.F$1048576];&quot;=&quot;&amp;[.A20])" office:value-type="float" office:value="292" calcext:value-type="float">
            <text:p>292</text:p>
          </table:table-cell>
          <table:table-cell table:formula="of:=[.D20]-[.B20]" office:value-type="float" office:value="260" calcext:value-type="float">
            <text:p>260</text:p>
          </table:table-cell>
          <table:table-cell table:formula="of:=SUMIF([$Numbers.$F$4:$Numbers.$F$1048576]; &quot;=&quot;&amp;[.A20]; [$Numbers.$C$4:$Numbers.$C$1048576])" office:value-type="float" office:value="552" calcext:value-type="float">
            <text:p>552</text:p>
          </table:table-cell>
          <table:table-cell table:number-columns-repeated="2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COM.MICROSOFT.MAXIFS([$Numbers.C$1:$Numbers.C$1048576];[$Numbers.F$1:$Numbers.F$1048576];&quot;=&quot;&amp;[.A21])" office:value-type="float" office:value="76" calcext:value-type="float">
            <text:p>76</text:p>
          </table:table-cell>
          <table:table-cell table:formula="of:=[.D21]-[.B21]" office:value-type="float" office:value="376" calcext:value-type="float">
            <text:p>376</text:p>
          </table:table-cell>
          <table:table-cell table:formula="of:=SUMIF([$Numbers.$F$4:$Numbers.$F$1048576]; &quot;=&quot;&amp;[.A21]; [$Numbers.$C$4:$Numbers.$C$1048576])" office:value-type="float" office:value="452" calcext:value-type="float">
            <text:p>452</text:p>
          </table:table-cell>
          <table:table-cell table:number-columns-repeated="2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COM.MICROSOFT.MAXIFS([$Numbers.C$1:$Numbers.C$1048576];[$Numbers.F$1:$Numbers.F$1048576];&quot;=&quot;&amp;[.A22])" office:value-type="float" office:value="250" calcext:value-type="float">
            <text:p>250</text:p>
          </table:table-cell>
          <table:table-cell table:formula="of:=[.D22]-[.B22]" office:value-type="float" office:value="436" calcext:value-type="float">
            <text:p>436</text:p>
          </table:table-cell>
          <table:table-cell table:formula="of:=SUMIF([$Numbers.$F$4:$Numbers.$F$1048576]; &quot;=&quot;&amp;[.A22]; [$Numbers.$C$4:$Numbers.$C$1048576])" office:value-type="float" office:value="686" calcext:value-type="float">
            <text:p>686</text:p>
          </table:table-cell>
          <table:table-cell table:number-columns-repeated="2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COM.MICROSOFT.MAXIFS([$Numbers.C$1:$Numbers.C$1048576];[$Numbers.F$1:$Numbers.F$1048576];&quot;=&quot;&amp;[.A23])" office:value-type="float" office:value="401" calcext:value-type="float">
            <text:p>401</text:p>
          </table:table-cell>
          <table:table-cell table:formula="of:=[.D23]-[.B23]" office:value-type="float" office:value="540" calcext:value-type="float">
            <text:p>540</text:p>
          </table:table-cell>
          <table:table-cell table:formula="of:=SUMIF([$Numbers.$F$4:$Numbers.$F$1048576]; &quot;=&quot;&amp;[.A23]; [$Numbers.$C$4:$Numbers.$C$1048576])" office:value-type="float" office:value="941" calcext:value-type="float">
            <text:p>941</text:p>
          </table:table-cell>
          <table:table-cell table:number-columns-repeated="2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COM.MICROSOFT.MAXIFS([$Numbers.C$1:$Numbers.C$1048576];[$Numbers.F$1:$Numbers.F$1048576];&quot;=&quot;&amp;[.A24])" office:value-type="float" office:value="450" calcext:value-type="float">
            <text:p>450</text:p>
          </table:table-cell>
          <table:table-cell table:formula="of:=[.D24]-[.B24]" office:value-type="float" office:value="518" calcext:value-type="float">
            <text:p>518</text:p>
          </table:table-cell>
          <table:table-cell table:formula="of:=SUMIF([$Numbers.$F$4:$Numbers.$F$1048576]; &quot;=&quot;&amp;[.A24]; [$Numbers.$C$4:$Numbers.$C$1048576])" office:value-type="float" office:value="968" calcext:value-type="float">
            <text:p>968</text:p>
          </table:table-cell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COM.MICROSOFT.MAXIFS([$Numbers.C$1:$Numbers.C$1048576];[$Numbers.F$1:$Numbers.F$1048576];&quot;=&quot;&amp;[.A25])" office:value-type="float" office:value="95" calcext:value-type="float">
            <text:p>95</text:p>
          </table:table-cell>
          <table:table-cell table:formula="of:=[.D25]-[.B25]" office:value-type="float" office:value="227" calcext:value-type="float">
            <text:p>227</text:p>
          </table:table-cell>
          <table:table-cell table:formula="of:=SUMIF([$Numbers.$F$4:$Numbers.$F$1048576]; &quot;=&quot;&amp;[.A25]; [$Numbers.$C$4:$Numbers.$C$1048576])" office:value-type="float" office:value="322" calcext:value-type="float">
            <text:p>322</text:p>
          </table:table-cell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COM.MICROSOFT.MAXIFS([$Numbers.C$1:$Numbers.C$1048576];[$Numbers.F$1:$Numbers.F$1048576];&quot;=&quot;&amp;[.A26])" office:value-type="float" office:value="320" calcext:value-type="float">
            <text:p>320</text:p>
          </table:table-cell>
          <table:table-cell table:formula="of:=[.D26]-[.B26]" office:value-type="float" office:value="243" calcext:value-type="float">
            <text:p>243</text:p>
          </table:table-cell>
          <table:table-cell table:formula="of:=SUMIF([$Numbers.$F$4:$Numbers.$F$1048576]; &quot;=&quot;&amp;[.A26]; [$Numbers.$C$4:$Numbers.$C$1048576])" office:value-type="float" office:value="563" calcext:value-type="float">
            <text:p>563</text:p>
          </table:table-cell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COM.MICROSOFT.MAXIFS([$Numbers.C$1:$Numbers.C$1048576];[$Numbers.F$1:$Numbers.F$1048576];&quot;=&quot;&amp;[.A27])" office:value-type="float" office:value="83" calcext:value-type="float">
            <text:p>83</text:p>
          </table:table-cell>
          <table:table-cell table:formula="of:=[.D27]-[.B27]" office:value-type="float" office:value="210" calcext:value-type="float">
            <text:p>210</text:p>
          </table:table-cell>
          <table:table-cell table:formula="of:=SUMIF([$Numbers.$F$4:$Numbers.$F$1048576]; &quot;=&quot;&amp;[.A27]; [$Numbers.$C$4:$Numbers.$C$1048576])" office:value-type="float" office:value="293" calcext:value-type="float">
            <text:p>293</text:p>
          </table:table-cell>
          <table:table-cell table:number-columns-repeated="2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COM.MICROSOFT.MAXIFS([$Numbers.C$1:$Numbers.C$1048576];[$Numbers.F$1:$Numbers.F$1048576];&quot;=&quot;&amp;[.A28])" office:value-type="float" office:value="27" calcext:value-type="float">
            <text:p>27</text:p>
          </table:table-cell>
          <table:table-cell table:formula="of:=[.D28]-[.B28]" office:value-type="float" office:value="138" calcext:value-type="float">
            <text:p>138</text:p>
          </table:table-cell>
          <table:table-cell table:formula="of:=SUMIF([$Numbers.$F$4:$Numbers.$F$1048576]; &quot;=&quot;&amp;[.A28]; [$Numbers.$C$4:$Numbers.$C$1048576])" office:value-type="float" office:value="165" calcext:value-type="float">
            <text:p>165</text:p>
          </table:table-cell>
          <table:table-cell table:number-columns-repeated="2"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COM.MICROSOFT.MAXIFS([$Numbers.C$1:$Numbers.C$1048576];[$Numbers.F$1:$Numbers.F$1048576];&quot;=&quot;&amp;[.A29])" office:value-type="float" office:value="30" calcext:value-type="float">
            <text:p>30</text:p>
          </table:table-cell>
          <table:table-cell table:formula="of:=[.D29]-[.B29]" office:value-type="float" office:value="101" calcext:value-type="float">
            <text:p>101</text:p>
          </table:table-cell>
          <table:table-cell table:formula="of:=SUMIF([$Numbers.$F$4:$Numbers.$F$1048576]; &quot;=&quot;&amp;[.A29]; [$Numbers.$C$4:$Numbers.$C$1048576])" office:value-type="float" office:value="131" calcext:value-type="float">
            <text:p>131</text:p>
          </table:table-cell>
          <table:table-cell table:number-columns-repeated="2"/>
        </table:table-row>
      </table:table>
      <table:table table:name="Years-By-Voters" table:style-name="ta1">
        <table:shapes>
          <draw:frame draw:z-index="0" draw:style-name="gr1" draw:text-style-name="P1" svg:width="9.3173in" svg:height="5.2291in" svg:x="1.7118in" svg:y="0.2299in">
            <draw:object draw:notify-on-update-of-ranges="'Years-By-Voters'.A2:'Years-By-Voters'.A29 'Years-By-Voters'.B1:'Years-By-Voters'.B1 'Years-By-Voters'.B2:'Years-By-Voters'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8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I$4:$Numbers.$I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I$4:$Numbers.$I$1048576])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I$4:$Numbers.$I$1048576])" office:value-type="float" office:value="86" calcext:value-type="float">
            <text:p>86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I$4:$Numbers.$I$1048576])" office:value-type="float" office:value="69" calcext:value-type="float">
            <text:p>69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I$4:$Numbers.$I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I$4:$Numbers.$I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I$4:$Numbers.$I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I$4:$Numbers.$I$1048576])" office:value-type="float" office:value="96" calcext:value-type="float">
            <text:p>96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I$4:$Numbers.$I$1048576])"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I$4:$Numbers.$I$1048576])" office:value-type="float" office:value="101" calcext:value-type="float">
            <text:p>101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I$4:$Numbers.$I$1048576])" office:value-type="float" office:value="29" calcext:value-type="float">
            <text:p>29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I$4:$Numbers.$I$1048576])" office:value-type="float" office:value="109" calcext:value-type="float">
            <text:p>109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I$4:$Numbers.$I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I$4:$Numbers.$I$1048576])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I$4:$Numbers.$I$1048576])" office:value-type="float" office:value="76" calcext:value-type="float">
            <text:p>76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I$4:$Numbers.$I$1048576])" office:value-type="float" office:value="66" calcext:value-type="float">
            <text:p>66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I$4:$Numbers.$I$1048576])" office:value-type="float" office:value="101" calcext:value-type="float">
            <text:p>101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I$4:$Numbers.$I$1048576])" office:value-type="float" office:value="79" calcext:value-type="float">
            <text:p>79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I$4:$Numbers.$I$1048576])"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I$4:$Numbers.$I$1048576])" office:value-type="float" office:value="97" calcext:value-type="float">
            <text:p>97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I$4:$Numbers.$I$1048576])" office:value-type="float" office:value="136" calcext:value-type="float">
            <text:p>136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I$4:$Numbers.$I$1048576])" office:value-type="float" office:value="179" calcext:value-type="float">
            <text:p>179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I$4:$Numbers.$I$1048576])" office:value-type="float" office:value="185" calcext:value-type="float">
            <text:p>185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I$4:$Numbers.$I$1048576])" office:value-type="float" office:value="67" calcext:value-type="float">
            <text:p>67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I$4:$Numbers.$I$1048576])" office:value-type="float" office:value="96" calcext:value-type="float">
            <text:p>96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I$4:$Numbers.$I$1048576])" office:value-type="float" office:value="56" calcext:value-type="float">
            <text:p>56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I$4:$Numbers.$I$1048576])" office:value-type="float" office:value="30" calcext:value-type="float">
            <text:p>30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I$4:$Numbers.$I$1048576])" office:value-type="float" office:value="23" calcext:value-type="float">
            <text:p>23</text:p>
          </table:table-cell>
        </table:table-row>
      </table:table>
      <table:table table:name="Old Mentions" table:style-name="ta1">
        <office:forms form:automatic-focus="false" form:apply-design-mode="false"/>
        <table:table-column table:style-name="co19" table:default-cell-style-name="ce176"/>
        <table:table-column table:style-name="co12" table:default-cell-style-name="ce67"/>
        <table:table-column table:style-name="co4" table:default-cell-style-name="ce67"/>
        <table:table-column table:style-name="co20" table:default-cell-style-name="Default"/>
        <table:table-row table:style-name="ro3"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3"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3"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/>
        </table:table-row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3"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3"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/>
        </table:table-row>
        <table:table-row table:style-name="ro3"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3">
          <table:table-cell table:style-name="ce83"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3">
          <table:table-cell office:value-type="string" calcext:value-type="string">
            <text:p>The Ledge</text:p>
          </table:table-cell>
          <table:table-cell office:value-type="string" calcext:value-type="string">
            <text:p><text:a xlink:href="https://www.doomworld.com/forum/topic/95673-the-ledge-single-map-for-doom-2/" xlink:type="simple">https://www.doomworld.com/forum/topic/95673-the-ledge-single-map-for-doom-2/</text:a></text:p>
          </table:table-cell>
          <table:table-cell office:value-type="float" office:value="2017" calcext:value-type="float">
            <text:p>2017</text:p>
          </table:table-cell>
          <table:table-cell table:style-name="ce67" office:value-type="string" calcext:value-type="string">
            <text:p>Doom II</text:p>
          </table:table-cell>
        </table:table-row>
        <table:table-row table:style-name="ro3">
          <table:table-cell office:value-type="string" calcext:value-type="string">
            <text:p>Waste Abandonment</text:p>
          </table:table-cell>
          <table:table-cell office:value-type="string" calcext:value-type="string">
            <text:p><text:a xlink:href="https://www.doomworld.com/forum/topic/96922-waste-abandonment-single-level-for-doom-2/" xlink:type="simple">https://www.doomworld.com/forum/topic/96922-waste-abandonment-single-level-for-doom-2/</text:a>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3"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table:style-name="ce67" office:value-type="string" calcext:value-type="string">
            <text:p>Doom II</text:p>
          </table:table-cell>
        </table:table-row>
        <calcext:conditional-formats>
          <calcext:conditional-format calcext:target-range-address="'Old Mentions'.A1:'Old Mentions'.A7 'Old Mentions'.A9:'Old Mentions'.A12">
            <calcext:condition calcext:apply-style-name="Result2" calcext:value="duplicate" calcext:base-cell-address="'Old Mentions'.A1"/>
          </calcext:conditional-format>
        </calcext:conditional-formats>
      </table:table>
      <table:table table:name="By Game" table:style-name="ta1">
        <table:table-column table:style-name="co21" table:default-cell-style-name="Default"/>
        <table:table-column table:style-name="co21" table:number-columns-repeated="2" table:default-cell-style-name="ce83"/>
        <table:table-column table:style-name="co21" table:default-cell-style-name="Default"/>
        <table:table-column table:style-name="co21" table:default-cell-style-name="ce67"/>
        <table:table-column table:style-name="co22" table:default-cell-style-name="Default"/>
        <table:table-column table:style-name="co12" table:number-columns-repeated="3" table:default-cell-style-name="Default"/>
        <table:table-row table:style-name="ro3">
          <table:table-cell table:style-name="ce175" office:value-type="string" calcext:value-type="string" table:number-columns-spanned="5" table:number-rows-spanned="1">
            <text:p>(at 05.11.2021)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3">
          <table:table-cell table:style-name="ce147" office:value-type="string" calcext:value-type="string">
            <text:p>Doom</text:p>
          </table:table-cell>
          <table:table-cell table:style-name="ce147" office:value-type="string" calcext:value-type="string">
            <text:p>Doom II</text:p>
          </table:table-cell>
          <table:table-cell table:style-name="ce147" office:value-type="string" calcext:value-type="string">
            <text:p>Final Doom</text:p>
          </table:table-cell>
          <table:table-cell table:style-name="ce147" office:value-type="string" calcext:value-type="string">
            <text:p>Heretic/Hexen</text:p>
          </table:table-cell>
          <table:table-cell table:style-name="ce147" office:value-type="string" calcext:value-type="string">
            <text:p>Standalone</text:p>
          </table:table-cell>
          <table:table-cell table:number-columns-repeated="4"/>
        </table:table-row>
        <table:table-row table:style-name="ro3">
          <table:table-cell table:style-name="ce147" table:formula="of:=COUNTA([.A4:.A1048576])" office:value-type="float" office:value="59" calcext:value-type="float">
            <text:p>59</text:p>
          </table:table-cell>
          <table:table-cell table:style-name="ce147" table:formula="of:=COUNTA([.B4:.B1048576])" office:value-type="float" office:value="373" calcext:value-type="float">
            <text:p>373</text:p>
          </table:table-cell>
          <table:table-cell table:style-name="ce147" table:formula="of:=COUNTA([.C4:.C1048576])" office:value-type="float" office:value="12" calcext:value-type="float">
            <text:p>12</text:p>
          </table:table-cell>
          <table:table-cell table:style-name="ce147" table:formula="of:=COUNTA([.D4:.D1048576])" office:value-type="float" office:value="5" calcext:value-type="float">
            <text:p>5</text:p>
          </table:table-cell>
          <table:table-cell table:style-name="ce147" table:formula="of:=COUNTA([.E4:.E1048576])" office:value-type="float" office:value="11" calcext:value-type="float">
            <text:p>11</text:p>
          </table:table-cell>
          <table:table-cell table:number-columns-repeated="4"/>
        </table:table-row>
        <table:table-row table:style-name="ro3">
          <table:table-cell table:style-name="ce83" office:value-type="string" calcext:value-type="string">
            <text:p>SIGIL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Plutonia 2</text:p>
          </table:table-cell>
          <table:table-cell table:style-name="ce83" office:value-type="string" calcext:value-type="string">
            <text:p>Faithless</text:p>
          </table:table-cell>
          <table:table-cell table:style-name="ce83" office:value-type="string" calcext:value-type="string">
            <text:p>The Adventures of Square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No End in Sight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TNT: Revilution</text:p>
          </table:table-cell>
          <table:table-cell table:style-name="ce83" office:value-type="string" calcext:value-type="string">
            <text:p>Shadows of Chronos</text:p>
          </table:table-cell>
          <table:table-cell table:style-name="ce83" office:value-type="string" calcext:value-type="string">
            <text:p>REKKR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om the Way id Did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The Plutonia Experiment</text:p>
          </table:table-cell>
          <table:table-cell table:style-name="ce83" office:value-type="string" calcext:value-type="string">
            <text:p>Elf Gets Pissed</text:p>
          </table:table-cell>
          <table:table-cell table:style-name="ce83" office:value-type="string" calcext:value-type="string">
            <text:p>Urban Brawl: Action Doom 2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Knee-Deep in ZDoom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Plutonia: Revisited Community Project</text:p>
          </table:table-cell>
          <table:table-cell table:style-name="ce83" office:value-type="string" calcext:value-type="string">
            <text:p>Heretic - Curse of D'sparil</text:p>
          </table:table-cell>
          <table:table-cell table:style-name="ce83" office:value-type="string" calcext:value-type="string">
            <text:p>Harmony</text:p>
          </table:table-cell>
          <table:table-cell/>
          <table:table-cell table:style-name="ce67" table:number-columns-repeated="3"/>
        </table:table-row>
        <table:table-row table:style-name="ro4">
          <table:table-cell table:style-name="ce83" office:value-type="string" calcext:value-type="string">
            <text:p>2002: A Doom Odyssey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Plutonia AD﻿</text:p>
          </table:table-cell>
          <table:table-cell table:style-name="ce83" office:value-type="string" calcext:value-type="string">
            <text:p>Serpent: Resurrection</text:p>
          </table:table-cell>
          <table:table-cell table:style-name="ce83" office:value-type="string" calcext:value-type="string">
            <text:p>Rise of the Wool Ball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Tech Gone Bad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TNT: Evilution</text:p>
          </table:table-cell>
          <table:table-cell table:style-name="ce67"/>
          <table:table-cell table:style-name="ce83" office:value-type="string" calcext:value-type="string">
            <text:p>Freedoom: Phase 1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Phobos: Anomaly Reborn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Plutonium Winds</text:p>
          </table:table-cell>
          <table:table-cell table:style-name="ce67"/>
          <table:table-cell table:style-name="ce83" office:value-type="string" calcext:value-type="string">
            <text:p>Freedoom: Phase 2</text:p>
          </table:table-cell>
          <table:table-cell/>
          <table:table-cell table:style-name="ce67" table:number-columns-repeated="3"/>
        </table:table-row>
        <table:table-row table:style-name="ro4">
          <table:table-cell table:style-name="ce83" office:value-type="string" calcext:value-type="string">
            <text:p>Nihility: Infinite ﻿Teeth﻿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Urania</text:p>
          </table:table-cell>
          <table:table-cell table:style-name="ce67"/>
          <table:table-cell table:style-name="ce83" office:value-type="string" calcext:value-type="string">
            <text:p>Urban Brawl: Dead of Winter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67" office:value-type="string" calcext:value-type="string">
            <text:p>Phobos Mission Control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Lunar Outpost 359</text:p>
          </table:table-cell>
          <table:table-cell table:style-name="ce67"/>
          <table:table-cell table:style-name="ce83" office:value-type="string" calcext:value-type="string">
            <text:p>Action Doom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177" office:value-type="string" calcext:value-type="string">
            <text:p>Castle of Evil</text:p>
          </table:table-cell>
          <table:table-cell table:style-name="ce177" office:value-type="string" calcext:value-type="string">
            <text:p>Speed of Doom</text:p>
          </table:table-cell>
          <table:table-cell table:style-name="ce177" office:value-type="string" calcext:value-type="string">
            <text:p>SkePLand</text:p>
          </table:table-cell>
          <table:table-cell table:style-name="ce183"/>
          <table:table-cell table:style-name="ce83" office:value-type="string" calcext:value-type="string">
            <text:p>Return of the Triad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Wow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TNT Goes Boom! Episode 1</text:p>
          </table:table-cell>
          <table:table-cell/>
          <table:table-cell table:style-name="ce83" office:value-type="string" calcext:value-type="string">
            <text:p>Grezzo 2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eathless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Plutonia MIDI Pack</text:p>
          </table:table-cell>
          <table:table-cell table:number-columns-repeated="3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Lunar Catastrophe</text:p>
          </table:table-cell>
          <table:table-cell office:value-type="string" calcext:value-type="string">
            <text:p>Memento Mori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Back to Basics</text:p>
          </table:table-cell>
          <table:table-cell office:value-type="string" calcext:value-type="string">
            <text:p>Hell Revealed II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omsday of UAC</text:p>
          </table:table-cell>
          <table:table-cell office:value-type="string" calcext:value-type="string">
            <text:p>Back to Saturn X E2: Tower in the Fountain of Sparks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007: Licence to Spell DooM</text:p>
          </table:table-cell>
          <table:table-cell office:value-type="string" calcext:value-type="string">
            <text:p>Resurgence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Base Ganymede</text:p>
          </table:table-cell>
          <table:table-cell office:value-type="string" calcext:value-type="string">
            <text:p>Eternal Doom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om: Damnation</text:p>
          </table:table-cell>
          <table:table-cell office:value-type="string" calcext:value-type="string">
            <text:p>Kama Sutra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The Sky May Be</text:p>
          </table:table-cell>
          <table:table-cell office:value-type="string" calcext:value-type="string">
            <text:p>Memento Mori 2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Crusades</text:p>
          </table:table-cell>
          <table:table-cell office:value-type="string" calcext:value-type="string">
            <text:p>Struggle - Antaresian Legacy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om: One</text:p>
          </table:table-cell>
          <table:table-cell office:value-type="string" calcext:value-type="string">
            <text:p>Requiem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Favillesco Alpha Episode: Apostasy on Amalthea</text:p>
          </table:table-cell>
          <table:table-cell office:value-type="string" calcext:value-type="string">
            <text:p>Japanese Community Project (JPCP)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office:value-type="string" calcext:value-type="string">
            <text:p>Galaxia</text:p>
          </table:table-cell>
          <table:table-cell office:value-type="string" calcext:value-type="string">
            <text:p>Community Chest 4</text:p>
          </table:table-cell>
          <table:table-cell table:number-columns-repeated="7"/>
        </table:table-row>
        <table:table-row table:style-name="ro3">
          <table:table-cell table:style-name="ce83" office:value-type="string" calcext:value-type="string">
            <text:p>The Classic Episode</text:p>
          </table:table-cell>
          <table:table-cell office:value-type="string" calcext:value-type="string">
            <text:p>Doom II the Way id Di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Thy Flesh - Turned into a draft-excluder</text:p>
          </table:table-cell>
          <table:table-cell office:value-type="string" calcext:value-type="string">
            <text:p>Hellboun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Crossing Acheron</text:p>
          </table:table-cell>
          <table:table-cell office:value-type="string" calcext:value-type="string">
            <text:p>Pirate Doom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om U.H.S.</text:p>
          </table:table-cell>
          <table:table-cell office:value-type="string" calcext:value-type="string">
            <text:p>Deus Vult II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uble Impact</text:p>
          </table:table-cell>
          <table:table-cell office:value-type="string" calcext:value-type="string">
            <text:p>Epic 2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Endless Torture</text:p>
          </table:table-cell>
          <table:table-cell office:value-type="string" calcext:value-type="string">
            <text:p>No Rest for the Living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Fava Beans</text:p>
          </table:table-cell>
          <table:table-cell office:value-type="string" calcext:value-type="string">
            <text:p>Vanguar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Incineration</text:p>
          </table:table-cell>
          <table:table-cell office:value-type="string" calcext:value-type="string">
            <text:p>A.L.T.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Nuke Mine (Come Get Some)</text:p>
          </table:table-cell>
          <table:table-cell office:value-type="string" calcext:value-type="string">
            <text:p>Suspended in Dusk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Strange Aeons</text:p>
          </table:table-cell>
          <table:table-cell office:value-type="string" calcext:value-type="string">
            <text:p>Hell Groun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Ultimate Doom the Way id Did</text:p>
          </table:table-cell>
          <table:table-cell office:value-type="string" calcext:value-type="string">
            <text:p>Congestion 1024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Alpha Accident: Terra Nova</text:p>
          </table:table-cell>
          <table:table-cell office:value-type="string" calcext:value-type="string">
            <text:p>Lunatic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CH Retro Episode</text:p>
          </table:table-cell>
          <table:table-cell table:style-name="ce180" office:value-type="string" calcext:value-type="string">
            <text:p>Stardate 20X6</text:p>
          </table:table-cell>
          <table:table-cell table:style-name="ce180"/>
          <table:table-cell table:number-columns-repeated="3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ante's Gate</text:p>
          </table:table-cell>
          <table:table-cell office:value-type="string" calcext:value-type="string">
            <text:p>STRAIN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om the Way id Did: The Lost Episodes</text:p>
          </table:table-cell>
          <table:table-cell office:value-type="string" calcext:value-type="string">
            <text:p>Icarus: Alien Vanguar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om: The Lost Episode</text:p>
          </table:table-cell>
          <table:table-cell office:value-type="string" calcext:value-type="string">
            <text:p>Winter's Fury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E1 Contest</text:p>
          </table:table-cell>
          <table:table-cell office:value-type="string" calcext:value-type="string">
            <text:p>Jenesis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No Sleep for the Dead</text:p>
          </table:table-cell>
          <table:table-cell office:value-type="string" calcext:value-type="string">
            <text:p>Equinox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Return to Hadron Episode 1</text:p>
          </table:table-cell>
          <table:table-cell office:value-type="string" calcext:value-type="string">
            <text:p>Cyberdreams</text:p>
          </table:table-cell>
          <table:table-cell table:number-columns-repeated="5"/>
          <table:table-cell table:style-name="ce67" table:number-columns-repeated="2"/>
        </table:table-row>
        <table:table-row table:style-name="ro3">
          <table:table-cell table:style-name="ce83" office:value-type="string" calcext:value-type="string">
            <text:p>Simply Phobos</text:p>
          </table:table-cell>
          <table:table-cell office:value-type="string" calcext:value-type="string">
            <text:p>Disturbia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Mapgame</text:p>
          </table:table-cell>
          <table:table-cell office:value-type="string" calcext:value-type="string">
            <text:p>Swim With the Whales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67" office:value-type="string" calcext:value-type="string">
            <text:p>The Ultimate NMD </text:p>
          </table:table-cell>
          <table:table-cell office:value-type="string" calcext:value-type="string">
            <text:p>Breach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office:value-type="string" calcext:value-type="string">
            <text:p><text:s/>SINERGY</text:p>
          </table:table-cell>
          <table:table-cell office:value-type="string" calcext:value-type="string">
            <text:p>Dwango5</text:p>
          </table:table-cell>
          <table:table-cell table:number-columns-repeated="7"/>
        </table:table-row>
        <table:table-row table:style-name="ro3">
          <table:table-cell table:style-name="ce83" office:value-type="string" calcext:value-type="string">
            <text:p>Absolutely Killed</text:p>
          </table:table-cell>
          <table:table-cell office:value-type="string" calcext:value-type="string">
            <text:p>Brutal Doom: Hell on Earth Starter Pack (Extermination Day)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Awakening</text:p>
          </table:table-cell>
          <table:table-cell office:value-type="string" calcext:value-type="string">
            <text:p>Chillax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Favillesco Alpha Episode 2: Desecration on Thebe</text:p>
          </table:table-cell>
          <table:table-cell office:value-type="string" calcext:value-type="string">
            <text:p>The Ultimate Torment &amp; Torture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The Lost Episodes of Doom</text:p>
          </table:table-cell>
          <table:table-cell table:style-name="ce67" office:value-type="string" calcext:value-type="string">
            <text:p>Counterattack</text:p>
          </table:table-cell>
          <table:table-cell table:style-name="ce67"/>
          <table:table-cell table:number-columns-repeated="3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The Unholy Trinity</text:p>
          </table:table-cell>
          <table:table-cell office:value-type="string" calcext:value-type="string">
            <text:p>Heartlan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Cleimos</text:p>
          </table:table-cell>
          <table:table-cell office:value-type="string" calcext:value-type="string">
            <text:p>Lost Civilization</text:p>
          </table:table-cell>
          <table:table-cell table:number-columns-repeated="4"/>
          <table:table-cell table:style-name="ce67" table:number-columns-repeated="3"/>
        </table:table-row>
        <table:table-row table:style-name="ro4">
          <table:table-cell table:style-name="ce83" office:value-type="string" calcext:value-type="string">
            <text:p>dtwidmus.wad﻿</text:p>
          </table:table-cell>
          <table:table-cell office:value-type="string" calcext:value-type="string">
            <text:p>Miasma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Eternity</text:p>
          </table:table-cell>
          <table:table-cell office:value-type="string" calcext:value-type="string">
            <text:p>Unlove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Extremal Doom</text:p>
          </table:table-cell>
          <table:table-cell office:value-type="string" calcext:value-type="string">
            <text:p>Doom Zero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LithE2M1</text:p>
          </table:table-cell>
          <table:table-cell office:value-type="string" calcext:value-type="string">
            <text:p>Dimension of the Boome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SQUARES</text:p>
          </table:table-cell>
          <table:table-cell office:value-type="string" calcext:value-type="string">
            <text:p>Rowdy Rudy II: POWERTRIP!</text:p>
          </table:table-cell>
          <table:table-cell table:number-columns-repeated="4"/>
          <table:table-cell table:style-name="ce67" table:number-columns-repeated="3"/>
        </table:table-row>
        <table:table-row table:style-name="ro4">
          <table:table-cell table:style-name="ce83" office:value-type="string" calcext:value-type="string">
            <text:p>The Evil Unleashed﻿</text:p>
          </table:table-cell>
          <table:table-cell office:value-type="string" calcext:value-type="string">
            <text:p>Batman Doom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UnAligned</text:p>
          </table:table-cell>
          <table:table-cell office:value-type="string" calcext:value-type="string">
            <text:p>Violence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/>
          <table:table-cell office:value-type="string" calcext:value-type="string">
            <text:p>Zone 3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umpe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laughterfest 201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Doom Community Map Project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band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wgothic Movement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erdition's Gat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ternal Slumber Par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uhau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P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Chest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ur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volution!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ntaresian Reliquar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loodst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64: Retribu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u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reshold of P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cadia Demad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fe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rdate 20X7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liens T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us Vul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laughterfest 201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igandi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utin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Ultr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Encounte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gacy of Hero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ch-Vile Jump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riva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gnoli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Brotherhood of Ruin</text:p>
          </table:table-cell>
          <table:table-cell table:number-columns-repeated="7"/>
        </table:table-row>
        <table:table-row table:style-name="ro3">
          <table:table-cell/>
          <table:table-cell table:style-name="ce67" office:value-type="string" calcext:value-type="string">
            <text:p>The Ultimate Doom II </text:p>
          </table:table-cell>
          <table:table-cell table:style-name="ce67"/>
          <table:table-cell table:number-columns-repeated="6"/>
        </table:table-row>
        <table:table-row table:style-name="ro3">
          <table:table-cell/>
          <table:table-cell office:value-type="string" calcext:value-type="string">
            <text:p>Doom 64 for Doom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aradi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veri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rvive in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arkening Episod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Enigma Episod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ltimate Simplic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ela Pa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0 Shades of Grayta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Chest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lys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oursit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 to Pa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acra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ile Fle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hispers of Sat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Doom Community Map Project: Take 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UGER﻿;﻿ZENI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leimo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treme Terr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wgothic Movement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Journe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T: Threnod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laustrophobia 102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ato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va I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unning Lat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per Sonic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 Monster Mega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vact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ainworm Kommando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the Damned: Apocalyp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edalus: Alien Defen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nely Crafted Fetish Fil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i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udg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siris TC</text:p>
          </table:table-cell>
          <table:table-cell table:number-columns-repeated="7"/>
        </table:table-row>
        <table:table-row table:style-name="ro3">
          <table:table-cell/>
          <table:table-cell table:style-name="ce67" office:value-type="string" calcext:value-type="string">
            <text:p>Redemption Of The Slain</text:p>
          </table:table-cell>
          <table:table-cell table:style-name="ce67"/>
          <table:table-cell table:number-columns-repeated="6"/>
        </table:table-row>
        <table:table-row table:style-name="ro3">
          <table:table-cell/>
          <table:table-cell office:value-type="string" calcext:value-type="string">
            <text:p>Skullda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angerine Nightma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Alfon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holy Realm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80 Minutes Pour Vivre</text:p>
          </table:table-cell>
          <table:table-cell table:number-columns-repeated="7"/>
        </table:table-row>
        <table:table-row table:style-name="ro4">
          <table:table-cell/>
          <table:table-cell table:style-name="Default" office:value-type="string" calcext:value-type="string">
            <text:p>Back to Saturn X Episode﻿ 3: Instructions to the﻿ Rusty Time Machine﻿﻿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Beyond Reality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Death in Excess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Doom 2 In Name Onl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ump Episode 1: Fuck Time Limi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ump Episode 3: BFG Edi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ystopia 3: Re-Birth of Anarch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ternal DOOM IV: Return from Oblivion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Eternal Slumber Party﻿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ru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i-Tech Hell 2: Alien Tec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bituar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hadow Of The Wool Ba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rment and Tortu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0 Monste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madosia The Mad Corrid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e eat The Mapwic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C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: The Golden Sou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guy's Pimp Ventur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oly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talo-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ng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nster Hunter Ltd Part 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nster Hunter Ltd Part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imrod: Ixnay on the Hombre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ool﻿ Doom﻿﻿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cythe 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wift Dea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Beesong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The Final Gathering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ree Is A Crow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lienat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stle Hen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verns of Darknes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ld as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is Falling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P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chel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de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lashback to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ac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SF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nsanity's Ed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rs W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ck 2: The Speed of Stupi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 Chanc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dessa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f 102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omewhere in Ti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ronghold: On the Edge of Cha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aterlab GZ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20 Monsters Community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sault on Tei Tenga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Bourgeois Megawad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Castle of the Damn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ffee Break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 Eclip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: The Golden Soul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ed in SPAC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nd Ga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ve Rooms of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ragpor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unnelcake Apparition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uda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skim Xul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Mass Extinction﻿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onbloo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o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Reason's Speedmap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zoni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hmlsp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ign of Tor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SL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emple of the Lizard Men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Adventures of MassMou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Slay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Military Nightma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idoom Deathmatch 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alhall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000 Line 2 Community Project</text:p>
          </table:table-cell>
          <table:table-cell table:number-columns-repeated="7"/>
        </table:table-row>
        <table:table-row table:style-name="ro3">
          <table:table-cell/>
          <table:table-cell table:style-name="ce67" office:value-type="string" calcext:value-type="string">
            <text:p>2048 Unleashed</text:p>
          </table:table-cell>
          <table:table-cell table:style-name="ce67"/>
          <table:table-cell table:number-columns-repeated="6"/>
        </table:table-row>
        <table:table-row table:style-name="ro3">
          <table:table-cell/>
          <table:table-cell office:value-type="string" calcext:value-type="string">
            <text:p>Army of Darkness T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irthday Bash 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loody Ste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otherhood of Ruin: The Lost Temp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e Eat The Mapwich 2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Cydonia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Dawn of Real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BP26: The City of Damned Childre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Barracks 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Cent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ish Den of Desig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rip Fe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ecu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retop Mount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ateway to Shangri-L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ing To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od Morning Phob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eenwar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ov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evat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nnocence X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slan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li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rde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ne Doom's Day</text:p>
          </table:table-cell>
          <table:table-cell table:number-columns-repeated="7"/>
        </table:table-row>
        <table:table-row table:style-name="ro3">
          <table:table-cell/>
          <table:table-cell table:style-name="ce67" office:value-type="string" calcext:value-type="string">
            <text:p>Paranoid</text:p>
          </table:table-cell>
          <table:table-cell table:style-name="ce67"/>
          <table:table-cell table:number-columns-repeated="6"/>
        </table:table-row>
        <table:table-row table:style-name="ro3">
          <table:table-cell/>
          <table:table-cell office:value-type="string" calcext:value-type="string">
            <text:p>Planispher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reac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roject Ub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aturnine Chap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ELFISH5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hadows of The Nightmare Real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paceDM9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The Artifact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e Egg of Human Endeavo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Event Horiz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Ghoul's Forest 3</text:p>
          </table:table-cell>
          <table:table-cell table:number-columns-repeated="7"/>
        </table:table-row>
        <table:table-row table:style-name="ro4">
          <table:table-cell/>
          <table:table-cell table:style-name="Default" office:value-type="string" calcext:value-type="string">
            <text:p>TRITON﻿ II﻿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UNWELCO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ulkan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ay 2 Many Dead Guy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OOO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Bloodp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en Dynamic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ea 5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DooM (Part I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bat Shock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imson Horiz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ucified Dream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zechBo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ned City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7 (with Mission Pack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ad.ai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2 Reload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mpyr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thic D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ish Rogu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mp Encount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iffy Ba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Khoru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teralis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ighborhood From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stromo's Ru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va II: New Dawn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Robocop Doom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Sine Die</text:p>
          </table:table-cell>
          <table:table-cell table:number-columns-repeated="7"/>
        </table:table-row>
        <table:table-row table:style-name="ro3">
          <table:table-cell/>
          <table:table-cell table:style-name="ce67" office:value-type="string" calcext:value-type="string">
            <text:p>Slaughterfest 3</text:p>
          </table:table-cell>
          <table:table-cell table:style-name="ce67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e DOOM Tribute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wn Infec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wnhous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Ultra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 Boy and His Barr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l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tman Doom: Rebor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ermuda Triang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otanic Biosphe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Assaul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Covena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 DRIVER!!!!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isciples of Darknes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isjunc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urop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rog_and_toad.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-Forged</text:p>
          </table:table-cell>
          <table:table-cell table:number-columns-repeated="7"/>
        </table:table-row>
        <table:table-row table:style-name="ro3">
          <table:table-cell/>
          <table:table-cell table:style-name="ce67" office:value-type="string" calcext:value-type="string">
            <text:p>Invasion UAC</text:p>
          </table:table-cell>
          <table:table-cell table:style-name="ce67"/>
          <table:table-cell table:number-columns-repeated="6"/>
        </table:table-row>
        <table:table-row table:style-name="ro3">
          <table:table-cell/>
          <table:table-cell office:value-type="string" calcext:value-type="string">
            <text:p>Khorus' Speedy Shi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gacy of Sufferin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ps of Cha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rine Assault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Nilla DooM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Phobo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Pleiade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Ru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yrin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3S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idoom DM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OOO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3 Heures d'agonie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30,000 Leve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keldama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tmospheric﻿﻿﻿﻿﻿﻿ ﻿Extinction﻿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the Damn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II: 25 Years on 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II: Hell on 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ntrop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ce Ra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agermorder: Chemical Lab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ne Bloody Nigh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main 1</text:p>
          </table:table-cell>
          <table:table-cell table:number-columns-repeated="7"/>
        </table:table-row>
        <table:table-row table:style-name="ro3">
          <table:table-cell/>
          <table:table-cell table:style-name="ce67" office:value-type="string" calcext:value-type="string">
            <text:p>Rocket Space Jumping</text:p>
          </table:table-cell>
          <table:table-cell table:style-name="ce67"/>
          <table:table-cell table:number-columns-repeated="6"/>
        </table:table-row>
        <table:table-row table:style-name="ro3">
          <table:table-cell/>
          <table:table-cell office:value-type="string" calcext:value-type="string">
            <text:p>Sector 666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per MAYhem 17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ystem Vic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4 Seasons of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till L1 Comple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etern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xolot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n't Run From Evil 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stle of Eternal Carrot in the Sk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bat Sho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ngestion: 6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ygnus IV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Demonastery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Exomo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periencing Nirvan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een W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kusok(Kurashiki's kuso map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li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icro Slaughter Community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ini-Level Mega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fertit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rder of the Odonat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inochestein 3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olygon Ba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elis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picy Evil Spaghett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arkening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evilz Wor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Rebi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Slaughter Spectr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Troopers' Playgroun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Twilight 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Ultimate Icon of S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ispi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hitemare</text:p>
          </table:table-cell>
          <table:table-cell table:number-columns-repeated="7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  <table:database-range table:name="__Anonymous_Sheet_DB__4" table:target-range-address="'Old Mentions'.A1:'Old Mentions'.D11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By Game'.F4:'By Game'.I6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00:36:19.692529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1-11-16T00:49:48.951236914</dc:date>
    <meta:editing-duration>P5DT18H9M39S</meta:editing-duration>
    <meta:editing-cycles>556</meta:editing-cycles>
    <meta:generator>LibreOffice/7.1.6.2.0$Linux_X86_64 LibreOffice_project/10$Build-2</meta:generator>
    <meta:document-statistic meta:table-count="6" meta:cell-count="876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origin="0" chart:interval-major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style:rotation-angle="90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svg:stroke-color="#3465a4"/>
    </style:style>
    <style:style style:name="ch13" style:family="chart" style:data-style-name="N0">
      <style:chart-properties loext:label-stroke-color="#3465a4" chart:link-data-style-to-source="true" chart:label-position="inside"/>
      <style:graphic-properties draw:stroke="none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211cm" svg:height="13.096cm" xlink:href=".." xlink:type="simple" chart:class="chart:bar" chart:style-name="ch1">
        <chart:legend chart:legend-position="end" svg:x="3.103cm" svg:y="0.968cm" style:legend-expansion="custom" svg:width="2.661cm" svg:height="1.178cm" style:legend-expansion-aspect-ratio="2.25891341256367" chart:style-name="ch2"/>
        <chart:plot-area chart:style-name="ch3" table:cell-range-address="Years.A2:Years.C29" chart:data-source-has-labels="both" svg:x="1.127cm" svg:y="0.369cm" svg:width="26.716cm" svg:height="12.418cm">
          <chart:coordinate-region svg:x="2.225cm" svg:y="0.568cm" svg:width="24.519cm" svg:height="11.122cm"/>
          <chart:axis chart:dimension="x" chart:name="primary-x" chart:style-name="ch4" chartooo:axis-type="auto">
            <chartooo:date-scale/>
            <chart:categories table:cell-range-address="Years.A2:Years.A29"/>
          </chart:axis>
          <chart:axis chart:dimension="x" chart:name="secondary-x" chart:style-name="ch5"/>
          <chart:axis chart:dimension="y" chart:name="primary-y" chart:style-name="ch6">
            <chart:title svg:x="0.357cm" svg:y="5.564cm" chart:style-name="ch7">
              <text:p>poi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Years.B2:Years.B29" loext:label-string="&quot;Most Voted&quot;" chart:class="chart:bar">
            <chart:data-point chart:style-name="ch11" chart:repeated="28"/>
            <chart:data-label chart:style-name="ch12"/>
          </chart:series>
          <chart:series chart:attached-axis="primary-y" chart:style-name="ch13" chart:values-cell-range-address="Years.C2:Years.C29" loext:label-string="&quot;The Rest&quot;" chart:class="chart:bar">
            <chart:data-point chart:style-name="ch11" chart:repeated="2"/>
            <chart:data-point/>
            <chart:data-point chart:style-name="ch11"/>
            <chart:data-point chart:repeated="3"/>
            <chart:data-point chart:style-name="ch11"/>
            <chart:data-point chart:repeated="20"/>
            <chart:data-label chart:style-name="ch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Voted</text:p>
              </table:table-cell>
              <table:table-cell office:value-type="string">
                <text:p>The Rest</text:p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Years.A2:Years.A29</svg:desc>
                </draw:g>
              </table:table-cell>
              <table:table-cell office:value-type="float" office:value="18">
                <text:p>18</text:p>
                <draw:g>
                  <svg:desc>Years.B2:Years.B29</svg:desc>
                </draw:g>
              </table:table-cell>
              <table:table-cell office:value-type="float" office:value="59">
                <text:p>59</text:p>
                <draw:g>
                  <svg:desc>Years.C2:Years.C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08">
                <text:p>10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45">
                <text:p>14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37">
                <text:p>4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10">
                <text:p>3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88">
                <text:p>38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3">
                <text:p>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04">
                <text:p>20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37">
                <text:p>13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67">
                <text:p>16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1">
                <text:p>7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92">
                <text:p>29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6">
                <text:p>7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50">
                <text:p>25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01">
                <text:p>40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50">
                <text:p>45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95">
                <text:p>9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20">
                <text:p>32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83">
                <text:p>8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7">
                <text:p>2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30">
                <text:p>30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.0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bar" chart:style-name="ch1">
        <chart:plot-area chart:style-name="ch2" table:cell-range-address="'Years-By-Voters'.A1:'Years-By-Voters'.B29" chart:data-source-has-labels="both" svg:x="1.484cm" svg:y="0.265cm" svg:width="21.71cm" svg:height="12.753cm">
          <chart:coordinate-region svg:x="2.37cm" svg:y="0.464cm" svg:width="20.824cm" svg:height="11.457cm"/>
          <chart:axis chart:dimension="x" chart:name="primary-x" chart:style-name="ch3" chartooo:axis-type="auto">
            <chartooo:date-scale/>
            <chart:categories table:cell-range-address="'Years-By-Voters'.A2:'Years-By-Voters'.A29"/>
          </chart:axis>
          <chart:axis chart:dimension="y" chart:name="primary-y" chart:style-name="ch4">
            <chart:title svg:x="0.258cm" svg:y="1.265cm" chart:style-name="ch5">
              <text:p>voters</text:p>
            </chart:title>
            <chart:grid chart:style-name="ch6" chart:class="major"/>
          </chart:axis>
          <chart:series chart:style-name="ch7" chart:values-cell-range-address="'Years-By-Voters'.B2:'Years-By-Voters'.B29" chart:label-cell-address="'Years-By-Voters'.B1:'Years-By-Voters'.B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Years-By-Voters'.A2:'Years-By-Voters'.A29</svg:desc>
                </draw:g>
              </table:table-cell>
              <table:table-cell office:value-type="float" office:value="21">
                <text:p>21</text:p>
                <draw:g>
                  <svg:desc>'Years-By-Voters'.B2:'Years-By-Voters'.B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.0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